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17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4591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1.1228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5134in"/>
    </style:style>
    <style:style style:name="co8" style:family="table-column">
      <style:table-column-properties fo:break-before="auto" style:column-width="0.3827in"/>
    </style:style>
    <style:style style:name="co9" style:family="table-column">
      <style:table-column-properties fo:break-before="auto" style:column-width="1.3516in"/>
    </style:style>
    <style:style style:name="co10" style:family="table-column">
      <style:table-column-properties fo:break-before="auto" style:column-width="0.4701in"/>
    </style:style>
    <style:style style:name="co11" style:family="table-column">
      <style:table-column-properties fo:break-before="auto" style:column-width="0.252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1.7327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4.7642in" svg:height="3.2173in" svg:x="0.3413in" svg:y="3.0854in">
            <draw:object draw:notify-on-update-of-ranges="Sheet1.B1:Sheet1.B1 Sheet1.B2:Sheet1.B386 Sheet1.I1:Sheet1.I1 Sheet1.I2:Sheet1.I38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4.3008in" svg:height="3.1331in" svg:x="0.4268in" svg:y="6.374in">
            <draw:object draw:notify-on-update-of-ranges="Sheet1.B1:Sheet1.B1 Sheet1.B2:Sheet1.B386 Sheet1.C1:Sheet1.C1 Sheet1.C2:Sheet1.C38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4.2764in" svg:height="2.9531in" svg:x="0.439in" svg:y="0.0358in">
            <draw:object draw:notify-on-update-of-ranges="Sheet1.B1:Sheet1.B1 Sheet1.B2:Sheet1.B386 Sheet1.G1:Sheet1.G1 Sheet1.G2:Sheet1.G38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reltime</text:p>
          </table:table-cell>
          <table:table-cell office:value-type="string">
            <text:p>adxlx</text:p>
          </table:table-cell>
          <table:table-cell office:value-type="string">
            <text:p>adxly</text:p>
          </table:table-cell>
          <table:table-cell office:value-type="string">
            <text:p>adxlz</text:p>
          </table:table-cell>
          <table:table-cell office:value-type="string">
            <text:p>gyrox</text:p>
          </table:table-cell>
          <table:table-cell office:value-type="string">
            <text:p>gyroy</text:p>
          </table:table-cell>
          <table:table-cell office:value-type="string">
            <text:p>gyroz</text:p>
          </table:table-cell>
          <table:table-cell office:value-type="string">
            <text:p>mpu_accelx</text:p>
          </table:table-cell>
          <table:table-cell office:value-type="string">
            <text:p>mpu_accely</text:p>
          </table:table-cell>
          <table:table-cell office:value-type="string">
            <text:p>mpu_accelz</text:p>
          </table:table-cell>
          <table:table-cell office:value-type="string">
            <text:p>distance</text:p>
          </table:table-cell>
          <table:table-cell office:value-type="string">
            <text:p>atan</text:p>
          </table:table-cell>
          <table:table-cell office:value-type="string">
            <text:p>asin</text:p>
          </table:table-cell>
          <table:table-cell office:value-type="string">
            <text:p>angle</text:p>
          </table:table-cell>
          <table:table-cell office:value-type="string">
            <text:p>angle_rad</text:p>
          </table:table-cell>
          <table:table-cell office:value-type="string">
            <text:p>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dt</text:p>
          </table:table-cell>
          <table:table-cell office:value-type="string">
            <text:p>diff_speed</text:p>
          </table:table-cell>
          <table:table-cell office:value-type="string">
            <text:p>Motor0</text:p>
          </table:table-cell>
          <table:table-cell office:value-type="string">
            <text:p>Motor1</text:p>
          </table:table-cell>
        </table:table-row>
        <table:table-row table:style-name="ro1">
          <table:table-cell office:value-type="string">
            <text:p>2014-03-04_20:11:27_035400</text:p>
          </table:table-cell>
          <table:table-cell office:value-type="float" office:value="2041884">
            <text:p>2041884</text:p>
          </table:table-cell>
          <table:table-cell office:value-type="float" office:value="-217">
            <text:p>-217</text:p>
          </table:table-cell>
          <table:table-cell office:value-type="float" office:value="92">
            <text:p>92</text:p>
          </table:table-cell>
          <table:table-cell office:value-type="float" office:value="-117">
            <text:p>-117</text:p>
          </table:table-cell>
          <table:table-cell office:value-type="float" office:value="-2.37156488549618">
            <text:p>-2.3715648855</text:p>
          </table:table-cell>
          <table:table-cell office:value-type="float" office:value="-5.40954198473283">
            <text:p>-5.4095419847</text:p>
          </table:table-cell>
          <table:table-cell office:value-type="float" office:value="-4.03034351145038">
            <text:p>-4.0303435115</text:p>
          </table:table-cell>
          <table:table-cell office:value-type="float" office:value="-0.85146484375">
            <text:p>-0.8514648438</text:p>
          </table:table-cell>
          <table:table-cell office:value-type="float" office:value="-0.306396484375">
            <text:p>-0.3063964844</text:p>
          </table:table-cell>
          <table:table-cell office:value-type="float" office:value="-0.871337890625">
            <text:p>-0.8713378906</text:p>
          </table:table-cell>
          <table:table-cell table:number-columns-repeated="4" office:value-type="float" office:value="0">
            <text:p>0</text:p>
          </table:table-cell>
          <table:table-cell office:value-type="float" office:value="-0.0447462314546156">
            <text:p>-0.044746231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0">
            <text:p>220</text:p>
          </table:table-cell>
        </table:table-row>
        <table:table-row table:style-name="ro1">
          <table:table-cell office:value-type="string">
            <text:p>2014-03-04_20:11:27_077671</text:p>
          </table:table-cell>
          <table:table-cell office:value-type="float" office:value="2083992">
            <text:p>2083992</text:p>
          </table:table-cell>
          <table:table-cell office:value-type="float" office:value="-175">
            <text:p>-175</text:p>
          </table:table-cell>
          <table:table-cell office:value-type="float" office:value="-55">
            <text:p>-55</text:p>
          </table:table-cell>
          <table:table-cell office:value-type="float" office:value="-221">
            <text:p>-221</text:p>
          </table:table-cell>
          <table:table-cell office:value-type="float" office:value="-4.31812977099237">
            <text:p>-4.318129771</text:p>
          </table:table-cell>
          <table:table-cell office:value-type="float" office:value="-0.646183206106871">
            <text:p>-0.6461832061</text:p>
          </table:table-cell>
          <table:table-cell office:value-type="float" office:value="-3.57996183206107">
            <text:p>-3.5799618321</text:p>
          </table:table-cell>
          <table:table-cell office:value-type="float" office:value="-0.863916015625">
            <text:p>-0.8639160156</text:p>
          </table:table-cell>
          <table:table-cell office:value-type="float" office:value="0.428466796875">
            <text:p>0.4284667969</text:p>
          </table:table-cell>
          <table:table-cell office:value-type="float" office:value="-0.54248046875">
            <text:p>-0.5424804688</text:p>
          </table:table-cell>
          <table:table-cell office:value-type="float" office:value="0">
            <text:p>0</text:p>
          </table:table-cell>
          <table:table-cell office:value-type="float" office:value="38.38">
            <text:p>38.38</text:p>
          </table:table-cell>
          <table:table-cell office:value-type="float" office:value="0">
            <text:p>0</text:p>
          </table:table-cell>
          <table:table-cell office:value-type="float" office:value="-1.71658015578175">
            <text:p>-1.7165801558</text:p>
          </table:table-cell>
          <table:table-cell office:value-type="float" office:value="-0.0299577688618107">
            <text:p>-0.0299577689</text:p>
          </table:table-cell>
          <table:table-cell office:value-type="float" office:value="1.71658015578175">
            <text:p>1.7165801558</text:p>
          </table:table-cell>
          <table:table-cell office:value-type="float" office:value="77.4196090083463">
            <text:p>77.4196090083</text:p>
          </table:table-cell>
          <table:table-cell office:value-type="float" office:value="-0.646183206106871">
            <text:p>-0.646183206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5.10107421875">
            <text:p>45.1010742188</text:p>
          </table:table-cell>
          <table:table-cell office:value-type="float" office:value="0.000424213743568011">
            <text:p>0.0004242137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127568</text:p>
          </table:table-cell>
          <table:table-cell office:value-type="float" office:value="2133890">
            <text:p>2133890</text:p>
          </table:table-cell>
          <table:table-cell office:value-type="float" office:value="-150">
            <text:p>-150</text:p>
          </table:table-cell>
          <table:table-cell office:value-type="float" office:value="-79">
            <text:p>-79</text:p>
          </table:table-cell>
          <table:table-cell office:value-type="float" office:value="-245">
            <text:p>-245</text:p>
          </table:table-cell>
          <table:table-cell office:value-type="float" office:value="1.03301526717557">
            <text:p>1.0330152672</text:p>
          </table:table-cell>
          <table:table-cell office:value-type="float" office:value="-4.67671755725191">
            <text:p>-4.6767175573</text:p>
          </table:table-cell>
          <table:table-cell office:value-type="float" office:value="0.794083969465649">
            <text:p>0.7940839695</text:p>
          </table:table-cell>
          <table:table-cell office:value-type="float" office:value="-0.489404296875">
            <text:p>-0.4894042969</text:p>
          </table:table-cell>
          <table:table-cell office:value-type="float" office:value="0.2568359375">
            <text:p>0.2568359375</text:p>
          </table:table-cell>
          <table:table-cell office:value-type="float" office:value="-0.38134765625">
            <text:p>-0.3813476563</text:p>
          </table:table-cell>
          <table:table-cell office:value-type="float" office:value="0">
            <text:p>0</text:p>
          </table:table-cell>
          <table:table-cell office:value-type="float" office:value="31.48">
            <text:p>31.48</text:p>
          </table:table-cell>
          <table:table-cell office:value-type="float" office:value="0">
            <text:p>0</text:p>
          </table:table-cell>
          <table:table-cell office:value-type="float" office:value="-0.823922478943599">
            <text:p>-0.8239224789</text:p>
          </table:table-cell>
          <table:table-cell office:value-type="float" office:value="-0.014379100854164">
            <text:p>-0.0143791009</text:p>
          </table:table-cell>
          <table:table-cell office:value-type="float" office:value="0.823922478943599">
            <text:p>0.8239224789</text:p>
          </table:table-cell>
          <table:table-cell office:value-type="float" office:value="118.540904058513">
            <text:p>118.5409040585</text:p>
          </table:table-cell>
          <table:table-cell office:value-type="float" office:value="-4.67671755725191">
            <text:p>-4.676717557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091796875">
            <text:p>49.9091796875</text:p>
          </table:table-cell>
          <table:table-cell office:value-type="float" office:value="-0.00852951263556022">
            <text:p>-0.0085295126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177680</text:p>
          </table:table-cell>
          <table:table-cell office:value-type="float" office:value="2184005">
            <text:p>2184005</text:p>
          </table:table-cell>
          <table:table-cell office:value-type="float" office:value="-198">
            <text:p>-198</text:p>
          </table:table-cell>
          <table:table-cell office:value-type="float" office:value="42">
            <text:p>42</text:p>
          </table:table-cell>
          <table:table-cell office:value-type="float" office:value="-155">
            <text:p>-155</text:p>
          </table:table-cell>
          <table:table-cell office:value-type="float" office:value="0.552099236641223">
            <text:p>0.5520992366</text:p>
          </table:table-cell>
          <table:table-cell office:value-type="float" office:value="-2.01259541984733">
            <text:p>-2.0125954198</text:p>
          </table:table-cell>
          <table:table-cell office:value-type="float" office:value="1.42767175572519">
            <text:p>1.4276717557</text:p>
          </table:table-cell>
          <table:table-cell office:value-type="float" office:value="-0.341455078125">
            <text:p>-0.3414550781</text:p>
          </table:table-cell>
          <table:table-cell office:value-type="float" office:value="-0.53125">
            <text:p>-0.53125</text:p>
          </table:table-cell>
          <table:table-cell office:value-type="float" office:value="-0.76416015625">
            <text:p>-0.7641601563</text:p>
          </table:table-cell>
          <table:table-cell office:value-type="float" office:value="0">
            <text:p>0</text:p>
          </table:table-cell>
          <table:table-cell office:value-type="float" office:value="51.95">
            <text:p>51.95</text:p>
          </table:table-cell>
          <table:table-cell office:value-type="float" office:value="0">
            <text:p>0</text:p>
          </table:table-cell>
          <table:table-cell office:value-type="float" office:value="0.330270763013206">
            <text:p>0.330270763</text:p>
          </table:table-cell>
          <table:table-cell office:value-type="float" office:value="0.00576388766166154">
            <text:p>0.0057638877</text:p>
          </table:table-cell>
          <table:table-cell office:value-type="float" office:value="-0.330270763013206">
            <text:p>-0.330270763</text:p>
          </table:table-cell>
          <table:table-cell office:value-type="float" office:value="102.00761094278">
            <text:p>102.0076109428</text:p>
          </table:table-cell>
          <table:table-cell office:value-type="float" office:value="-2.01259541984733">
            <text:p>-2.01259541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9814453125">
            <text:p>50.0598144531</text:p>
          </table:table-cell>
          <table:table-cell office:value-type="float" office:value="-0.00435546160270786">
            <text:p>-0.0043554616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228567</text:p>
          </table:table-cell>
          <table:table-cell office:value-type="float" office:value="2234883">
            <text:p>2234883</text:p>
          </table:table-cell>
          <table:table-cell office:value-type="float" office:value="-258">
            <text:p>-258</text:p>
          </table:table-cell>
          <table:table-cell office:value-type="float" office:value="145">
            <text:p>145</text:p>
          </table:table-cell>
          <table:table-cell office:value-type="float" office:value="-108">
            <text:p>-108</text:p>
          </table:table-cell>
          <table:table-cell office:value-type="float" office:value="0.559732824427482">
            <text:p>0.5597328244</text:p>
          </table:table-cell>
          <table:table-cell office:value-type="float" office:value="13.3309160305344">
            <text:p>13.3309160305</text:p>
          </table:table-cell>
          <table:table-cell office:value-type="float" office:value="-1.99217557251908">
            <text:p>-1.9921755725</text:p>
          </table:table-cell>
          <table:table-cell office:value-type="float" office:value="-0.176416015625">
            <text:p>-0.1764160156</text:p>
          </table:table-cell>
          <table:table-cell office:value-type="float" office:value="-0.97509765625">
            <text:p>-0.9750976563</text:p>
          </table:table-cell>
          <table:table-cell office:value-type="float" office:value="-1.009521484375">
            <text:p>-1.0095214844</text:p>
          </table:table-cell>
          <table:table-cell office:value-type="float" office:value="0">
            <text:p>0</text:p>
          </table:table-cell>
          <table:table-cell office:value-type="float" office:value="67.29">
            <text:p>67.29</text:p>
          </table:table-cell>
          <table:table-cell office:value-type="float" office:value="0">
            <text:p>0</text:p>
          </table:table-cell>
          <table:table-cell office:value-type="float" office:value="1.01666960149881">
            <text:p>1.0166696015</text:p>
          </table:table-cell>
          <table:table-cell office:value-type="float" office:value="0.0177429249825273">
            <text:p>0.017742925</text:p>
          </table:table-cell>
          <table:table-cell office:value-type="float" office:value="-1.01666960149881">
            <text:p>-1.0166696015</text:p>
          </table:table-cell>
          <table:table-cell office:value-type="float" office:value="51.2059017928859">
            <text:p>51.2059017929</text:p>
          </table:table-cell>
          <table:table-cell office:value-type="float" office:value="13.3309160305344">
            <text:p>13.33091603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6875">
            <text:p>49.96875</text:p>
          </table:table-cell>
          <table:table-cell office:value-type="float" office:value="0.0256451624595699">
            <text:p>0.0256451625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278202</text:p>
          </table:table-cell>
          <table:table-cell office:value-type="float" office:value="2284524">
            <text:p>2284524</text:p>
          </table:table-cell>
          <table:table-cell office:value-type="float" office:value="-145">
            <text:p>-145</text:p>
          </table:table-cell>
          <table:table-cell office:value-type="float" office:value="-103">
            <text:p>-103</text:p>
          </table:table-cell>
          <table:table-cell office:value-type="float" office:value="-221">
            <text:p>-221</text:p>
          </table:table-cell>
          <table:table-cell office:value-type="float" office:value="-1.69217557251908">
            <text:p>-1.6921755725</text:p>
          </table:table-cell>
          <table:table-cell office:value-type="float" office:value="-1.41717557251908">
            <text:p>-1.4171755725</text:p>
          </table:table-cell>
          <table:table-cell office:value-type="float" office:value="-4.74790076335878">
            <text:p>-4.7479007634</text:p>
          </table:table-cell>
          <table:table-cell office:value-type="float" office:value="-0.885400390625">
            <text:p>-0.8854003906</text:p>
          </table:table-cell>
          <table:table-cell office:value-type="float" office:value="-0.404052734375">
            <text:p>-0.4040527344</text:p>
          </table:table-cell>
          <table:table-cell office:value-type="float" office:value="-0.678955078125">
            <text:p>-0.6789550781</text:p>
          </table:table-cell>
          <table:table-cell office:value-type="float" office:value="0">
            <text:p>0</text:p>
          </table:table-cell>
          <table:table-cell office:value-type="float" office:value="33.27">
            <text:p>33.27</text:p>
          </table:table-cell>
          <table:table-cell office:value-type="float" office:value="0">
            <text:p>0</text:p>
          </table:table-cell>
          <table:table-cell office:value-type="float" office:value="1.7313099884903">
            <text:p>1.7313099885</text:p>
          </table:table-cell>
          <table:table-cell office:value-type="float" office:value="0.0302148340050662">
            <text:p>0.030214834</text:p>
          </table:table-cell>
          <table:table-cell office:value-type="float" office:value="-1.7313099884903">
            <text:p>-1.7313099885</text:p>
          </table:table-cell>
          <table:table-cell office:value-type="float" office:value="-35.4825984145026">
            <text:p>-35.4825984145</text:p>
          </table:table-cell>
          <table:table-cell office:value-type="float" office:value="-1.41717557251908">
            <text:p>-1.417175572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1044921875">
            <text:p>50.0710449219</text:p>
          </table:table-cell>
          <table:table-cell office:value-type="float" office:value="-0.00456566113352847">
            <text:p>-0.0045656611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328014</text:p>
          </table:table-cell>
          <table:table-cell office:value-type="float" office:value="2334332">
            <text:p>2334332</text:p>
          </table:table-cell>
          <table:table-cell office:value-type="float" office:value="-162">
            <text:p>-162</text:p>
          </table:table-cell>
          <table:table-cell office:value-type="float" office:value="-68">
            <text:p>-68</text:p>
          </table:table-cell>
          <table:table-cell office:value-type="float" office:value="-213">
            <text:p>-213</text:p>
          </table:table-cell>
          <table:table-cell office:value-type="float" office:value="-4.40209923664122">
            <text:p>-4.4020992366</text:p>
          </table:table-cell>
          <table:table-cell office:value-type="float" office:value="0.598091603053434">
            <text:p>0.5980916031</text:p>
          </table:table-cell>
          <table:table-cell office:value-type="float" office:value="-4.77080152671756">
            <text:p>-4.7708015267</text:p>
          </table:table-cell>
          <table:table-cell office:value-type="float" office:value="-1.101953125">
            <text:p>-1.101953125</text:p>
          </table:table-cell>
          <table:table-cell office:value-type="float" office:value="0.511474609375">
            <text:p>0.5114746094</text:p>
          </table:table-cell>
          <table:table-cell office:value-type="float" office:value="-0.57568359375">
            <text:p>-0.5756835938</text:p>
          </table:table-cell>
          <table:table-cell office:value-type="float" office:value="0">
            <text:p>0</text:p>
          </table:table-cell>
          <table:table-cell office:value-type="float" office:value="37.26">
            <text:p>37.26</text:p>
          </table:table-cell>
          <table:table-cell office:value-type="float" office:value="0">
            <text:p>0</text:p>
          </table:table-cell>
          <table:table-cell office:value-type="float" office:value="2.41252452355225">
            <text:p>2.4125245236</text:p>
          </table:table-cell>
          <table:table-cell office:value-type="float" office:value="0.0421033948263919">
            <text:p>0.0421033948</text:p>
          </table:table-cell>
          <table:table-cell office:value-type="float" office:value="-2.41252452355225">
            <text:p>-2.4125245236</text:p>
          </table:table-cell>
          <table:table-cell office:value-type="float" office:value="-156.164190145146">
            <text:p>-156.1641901451</text:p>
          </table:table-cell>
          <table:table-cell office:value-type="float" office:value="0.598091603053434">
            <text:p>0.59809160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294921875">
            <text:p>50.0229492188</text:p>
          </table:table-cell>
          <table:table-cell office:value-type="float" office:value="-0.00121634131744538">
            <text:p>-0.0012163413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378840</text:p>
          </table:table-cell>
          <table:table-cell office:value-type="float" office:value="2385192">
            <text:p>2385192</text:p>
          </table:table-cell>
          <table:table-cell office:value-type="float" office:value="-147">
            <text:p>-147</text:p>
          </table:table-cell>
          <table:table-cell office:value-type="float" office:value="-118">
            <text:p>-118</text:p>
          </table:table-cell>
          <table:table-cell office:value-type="float" office:value="-237">
            <text:p>-237</text:p>
          </table:table-cell>
          <table:table-cell office:value-type="float" office:value="-5.71507633587786">
            <text:p>-5.7150763359</text:p>
          </table:table-cell>
          <table:table-cell office:value-type="float" office:value="11.231679389313">
            <text:p>11.2316793893</text:p>
          </table:table-cell>
          <table:table-cell office:value-type="float" office:value="-3.4425572519084">
            <text:p>-3.4425572519</text:p>
          </table:table-cell>
          <table:table-cell office:value-type="float" office:value="-1.036767578125">
            <text:p>-1.0367675781</text:p>
          </table:table-cell>
          <table:table-cell office:value-type="float" office:value="0.15234375">
            <text:p>0.15234375</text:p>
          </table:table-cell>
          <table:table-cell office:value-type="float" office:value="-0.614013671875">
            <text:p>-0.6140136719</text:p>
          </table:table-cell>
          <table:table-cell office:value-type="float" office:value="0">
            <text:p>0</text:p>
          </table:table-cell>
          <table:table-cell office:value-type="float" office:value="31.81">
            <text:p>31.81</text:p>
          </table:table-cell>
          <table:table-cell office:value-type="float" office:value="0">
            <text:p>0</text:p>
          </table:table-cell>
          <table:table-cell office:value-type="float" office:value="2.4496377487001">
            <text:p>2.4496377487</text:p>
          </table:table-cell>
          <table:table-cell office:value-type="float" office:value="0.0427510950907522">
            <text:p>0.0427510951</text:p>
          </table:table-cell>
          <table:table-cell office:value-type="float" office:value="-2.4496377487001">
            <text:p>-2.4496377487</text:p>
          </table:table-cell>
          <table:table-cell office:value-type="float" office:value="-278.761502405712">
            <text:p>-278.7615024057</text:p>
          </table:table-cell>
          <table:table-cell office:value-type="float" office:value="11.231679389313">
            <text:p>11.231679389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7119140625">
            <text:p>50.0471191406</text:p>
          </table:table-cell>
          <table:table-cell office:value-type="float" office:value="0.0200137210299259">
            <text:p>0.020013721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428821</text:p>
          </table:table-cell>
          <table:table-cell office:value-type="float" office:value="2435144">
            <text:p>2435144</text:p>
          </table:table-cell>
          <table:table-cell office:value-type="float" office:value="-230">
            <text:p>-230</text:p>
          </table:table-cell>
          <table:table-cell office:value-type="float" office:value="99">
            <text:p>99</text:p>
          </table:table-cell>
          <table:table-cell office:value-type="float" office:value="-149">
            <text:p>-149</text:p>
          </table:table-cell>
          <table:table-cell office:value-type="float" office:value="-0.295229007633587">
            <text:p>-0.2952290076</text:p>
          </table:table-cell>
          <table:table-cell office:value-type="float" office:value="8.43015267175572">
            <text:p>8.4301526718</text:p>
          </table:table-cell>
          <table:table-cell office:value-type="float" office:value="-1.13721374045802">
            <text:p>-1.1372137405</text:p>
          </table:table-cell>
          <table:table-cell office:value-type="float" office:value="-0.6673828125">
            <text:p>-0.6673828125</text:p>
          </table:table-cell>
          <table:table-cell office:value-type="float" office:value="-0.712646484375">
            <text:p>-0.7126464844</text:p>
          </table:table-cell>
          <table:table-cell office:value-type="float" office:value="-1.183837890625">
            <text:p>-1.1838378906</text:p>
          </table:table-cell>
          <table:table-cell office:value-type="float" office:value="0">
            <text:p>0</text:p>
          </table:table-cell>
          <table:table-cell office:value-type="float" office:value="57.07">
            <text:p>57.07</text:p>
          </table:table-cell>
          <table:table-cell office:value-type="float" office:value="0">
            <text:p>0</text:p>
          </table:table-cell>
          <table:table-cell office:value-type="float" office:value="3.12923982878581">
            <text:p>3.1292398288</text:p>
          </table:table-cell>
          <table:table-cell office:value-type="float" office:value="0.0546115153365761">
            <text:p>0.0546115153</text:p>
          </table:table-cell>
          <table:table-cell office:value-type="float" office:value="-3.12923982878581">
            <text:p>-3.1292398288</text:p>
          </table:table-cell>
          <table:table-cell office:value-type="float" office:value="-435.105077787029">
            <text:p>-435.105077787</text:p>
          </table:table-cell>
          <table:table-cell office:value-type="float" office:value="8.43015267175572">
            <text:p>8.430152671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62158203125">
            <text:p>49.9621582031</text:p>
          </table:table-cell>
          <table:table-cell office:value-type="float" office:value="0.0137310655147256">
            <text:p>0.0137310655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479111</text:p>
          </table:table-cell>
          <table:table-cell office:value-type="float" office:value="2485431">
            <text:p>2485431</text:p>
          </table:table-cell>
          <table:table-cell office:value-type="float" office:value="-226">
            <text:p>-226</text:p>
          </table:table-cell>
          <table:table-cell office:value-type="float" office:value="107">
            <text:p>107</text:p>
          </table:table-cell>
          <table:table-cell office:value-type="float" office:value="-137">
            <text:p>-137</text:p>
          </table:table-cell>
          <table:table-cell office:value-type="float" office:value="-0.226526717557251">
            <text:p>-0.2265267176</text:p>
          </table:table-cell>
          <table:table-cell office:value-type="float" office:value="-1.60038167938931">
            <text:p>-1.6003816794</text:p>
          </table:table-cell>
          <table:table-cell office:value-type="float" office:value="-0.427290076335878">
            <text:p>-0.4272900763</text:p>
          </table:table-cell>
          <table:table-cell office:value-type="float" office:value="-0.4583984375">
            <text:p>-0.4583984375</text:p>
          </table:table-cell>
          <table:table-cell office:value-type="float" office:value="-0.686279296875">
            <text:p>-0.6862792969</text:p>
          </table:table-cell>
          <table:table-cell office:value-type="float" office:value="-0.974853515625">
            <text:p>-0.9748535156</text:p>
          </table:table-cell>
          <table:table-cell office:value-type="float" office:value="0">
            <text:p>0</text:p>
          </table:table-cell>
          <table:table-cell office:value-type="float" office:value="58.78">
            <text:p>58.78</text:p>
          </table:table-cell>
          <table:table-cell office:value-type="float" office:value="0">
            <text:p>0</text:p>
          </table:table-cell>
          <table:table-cell office:value-type="float" office:value="4.32075839820759">
            <text:p>4.3207583982</text:p>
          </table:table-cell>
          <table:table-cell office:value-type="float" office:value="0.0754059057278811">
            <text:p>0.0754059057</text:p>
          </table:table-cell>
          <table:table-cell office:value-type="float" office:value="-4.32075839820759">
            <text:p>-4.3207583982</text:p>
          </table:table-cell>
          <table:table-cell office:value-type="float" office:value="-651.35924659185">
            <text:p>-651.3592465919</text:p>
          </table:table-cell>
          <table:table-cell office:value-type="float" office:value="-1.60038167938931">
            <text:p>-1.600381679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0048828125">
            <text:p>50.0500488281</text:p>
          </table:table-cell>
          <table:table-cell office:value-type="float" office:value="-0.00752152175698621">
            <text:p>-0.0075215218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529388</text:p>
          </table:table-cell>
          <table:table-cell office:value-type="float" office:value="2535700">
            <text:p>2535700</text:p>
          </table:table-cell>
          <table:table-cell office:value-type="float" office:value="-187">
            <text:p>-187</text:p>
          </table:table-cell>
          <table:table-cell office:value-type="float" office:value="-101">
            <text:p>-101</text:p>
          </table:table-cell>
          <table:table-cell office:value-type="float" office:value="-203">
            <text:p>-203</text:p>
          </table:table-cell>
          <table:table-cell office:value-type="float" office:value="2.27729007633588">
            <text:p>2.2772900763</text:p>
          </table:table-cell>
          <table:table-cell office:value-type="float" office:value="-3.42480916030534">
            <text:p>-3.4248091603</text:p>
          </table:table-cell>
          <table:table-cell office:value-type="float" office:value="1.58034351145038">
            <text:p>1.5803435115</text:p>
          </table:table-cell>
          <table:table-cell office:value-type="float" office:value="-0.79287109375">
            <text:p>-0.7928710938</text:p>
          </table:table-cell>
          <table:table-cell office:value-type="float" office:value="0.10498046875">
            <text:p>0.1049804688</text:p>
          </table:table-cell>
          <table:table-cell office:value-type="float" office:value="-0.649658203125">
            <text:p>-0.6496582031</text:p>
          </table:table-cell>
          <table:table-cell office:value-type="float" office:value="0">
            <text:p>0</text:p>
          </table:table-cell>
          <table:table-cell office:value-type="float" office:value="42.65">
            <text:p>42.65</text:p>
          </table:table-cell>
          <table:table-cell office:value-type="float" office:value="0">
            <text:p>0</text:p>
          </table:table-cell>
          <table:table-cell office:value-type="float" office:value="5.25537052400459">
            <text:p>5.255370524</text:p>
          </table:table-cell>
          <table:table-cell office:value-type="float" office:value="0.0917167630716333">
            <text:p>0.0917167631</text:p>
          </table:table-cell>
          <table:table-cell office:value-type="float" office:value="-5.25537052400459">
            <text:p>-5.255370524</text:p>
          </table:table-cell>
          <table:table-cell office:value-type="float" office:value="-914.33819290095">
            <text:p>-914.338192901</text:p>
          </table:table-cell>
          <table:table-cell office:value-type="float" office:value="-3.42480916030534">
            <text:p>-3.424809160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00390625">
            <text:p>50.0400390625</text:p>
          </table:table-cell>
          <table:table-cell office:value-type="float" office:value="-0.0121049888446153">
            <text:p>-0.0121049888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579281</text:p>
          </table:table-cell>
          <table:table-cell office:value-type="float" office:value="2585600">
            <text:p>2585600</text:p>
          </table:table-cell>
          <table:table-cell office:value-type="float" office:value="-121">
            <text:p>-121</text:p>
          </table:table-cell>
          <table:table-cell office:value-type="float" office:value="-97">
            <text:p>-97</text:p>
          </table:table-cell>
          <table:table-cell office:value-type="float" office:value="-240">
            <text:p>-240</text:p>
          </table:table-cell>
          <table:table-cell office:value-type="float" office:value="-3.05858778625954">
            <text:p>-3.0585877863</text:p>
          </table:table-cell>
          <table:table-cell office:value-type="float" office:value="4.74312977099237">
            <text:p>4.743129771</text:p>
          </table:table-cell>
          <table:table-cell office:value-type="float" office:value="-2.57996183206107">
            <text:p>-2.5799618321</text:p>
          </table:table-cell>
          <table:table-cell office:value-type="float" office:value="-1.098046875">
            <text:p>-1.098046875</text:p>
          </table:table-cell>
          <table:table-cell office:value-type="float" office:value="0.79541015625">
            <text:p>0.7954101563</text:p>
          </table:table-cell>
          <table:table-cell office:value-type="float" office:value="-0.361083984375">
            <text:p>-0.3610839844</text:p>
          </table:table-cell>
          <table:table-cell office:value-type="float" office:value="0">
            <text:p>0</text:p>
          </table:table-cell>
          <table:table-cell office:value-type="float" office:value="26.76">
            <text:p>26.76</text:p>
          </table:table-cell>
          <table:table-cell office:value-type="float" office:value="0">
            <text:p>0</text:p>
          </table:table-cell>
          <table:table-cell office:value-type="float" office:value="5.4530409939282">
            <text:p>5.4530409939</text:p>
          </table:table-cell>
          <table:table-cell office:value-type="float" office:value="0.0951665094926387">
            <text:p>0.0951665095</text:p>
          </table:table-cell>
          <table:table-cell office:value-type="float" office:value="-5.4530409939282">
            <text:p>-5.4530409939</text:p>
          </table:table-cell>
          <table:table-cell office:value-type="float" office:value="-1186.94630940576">
            <text:p>-1186.9463094058</text:p>
          </table:table-cell>
          <table:table-cell office:value-type="float" office:value="4.74312977099237">
            <text:p>4.74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1943359375">
            <text:p>49.9919433594</text:p>
          </table:table-cell>
          <table:table-cell office:value-type="float" office:value="0.00403321854805654">
            <text:p>0.0040332185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629763</text:p>
          </table:table-cell>
          <table:table-cell office:value-type="float" office:value="2636084">
            <text:p>2636084</text:p>
          </table:table-cell>
          <table:table-cell office:value-type="float" office:value="-142">
            <text:p>-142</text:p>
          </table:table-cell>
          <table:table-cell office:value-type="float" office:value="-133">
            <text:p>-133</text:p>
          </table:table-cell>
          <table:table-cell office:value-type="float" office:value="-245">
            <text:p>-245</text:p>
          </table:table-cell>
          <table:table-cell office:value-type="float" office:value="-3.39446564885496">
            <text:p>-3.3944656489</text:p>
          </table:table-cell>
          <table:table-cell office:value-type="float" office:value="-3.66908396946565">
            <text:p>-3.6690839695</text:p>
          </table:table-cell>
          <table:table-cell office:value-type="float" office:value="-0.900572519083969">
            <text:p>-0.9005725191</text:p>
          </table:table-cell>
          <table:table-cell office:value-type="float" office:value="-0.6478515625">
            <text:p>-0.6478515625</text:p>
          </table:table-cell>
          <table:table-cell office:value-type="float" office:value="0.410400390625">
            <text:p>0.4104003906</text:p>
          </table:table-cell>
          <table:table-cell office:value-type="float" office:value="-0.377197265625">
            <text:p>-0.3771972656</text:p>
          </table:table-cell>
          <table:table-cell office:value-type="float" office:value="0">
            <text:p>0</text:p>
          </table:table-cell>
          <table:table-cell office:value-type="float" office:value="30.1">
            <text:p>30.1</text:p>
          </table:table-cell>
          <table:table-cell office:value-type="float" office:value="0">
            <text:p>0</text:p>
          </table:table-cell>
          <table:table-cell office:value-type="float" office:value="6.12638912398599">
            <text:p>6.126389124</text:p>
          </table:table-cell>
          <table:table-cell office:value-type="float" office:value="0.106917785758918">
            <text:p>0.1069177858</text:p>
          </table:table-cell>
          <table:table-cell office:value-type="float" office:value="-6.12638912398599">
            <text:p>-6.126389124</text:p>
          </table:table-cell>
          <table:table-cell office:value-type="float" office:value="-1494.38155815547">
            <text:p>-1494.3815581555</text:p>
          </table:table-cell>
          <table:table-cell office:value-type="float" office:value="-3.66908396946565">
            <text:p>-3.669083969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8212890625">
            <text:p>50.1821289063</text:p>
          </table:table-cell>
          <table:table-cell office:value-type="float" office:value="-0.0134645570629173">
            <text:p>-0.0134645571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679848</text:p>
          </table:table-cell>
          <table:table-cell office:value-type="float" office:value="2686171">
            <text:p>2686171</text:p>
          </table:table-cell>
          <table:table-cell office:value-type="float" office:value="-208">
            <text:p>-208</text:p>
          </table:table-cell>
          <table:table-cell office:value-type="float" office:value="139">
            <text:p>139</text:p>
          </table:table-cell>
          <table:table-cell office:value-type="float" office:value="-165">
            <text:p>-165</text:p>
          </table:table-cell>
          <table:table-cell office:value-type="float" office:value="0.910877862595421">
            <text:p>0.9108778626</text:p>
          </table:table-cell>
          <table:table-cell office:value-type="float" office:value="7.59809160305343">
            <text:p>7.5980916031</text:p>
          </table:table-cell>
          <table:table-cell office:value-type="float" office:value="-0.702099236641221">
            <text:p>-0.7020992366</text:p>
          </table:table-cell>
          <table:table-cell office:value-type="float" office:value="-0.578515625">
            <text:p>-0.578515625</text:p>
          </table:table-cell>
          <table:table-cell office:value-type="float" office:value="-0.48779296875">
            <text:p>-0.4877929688</text:p>
          </table:table-cell>
          <table:table-cell office:value-type="float" office:value="-0.80322265625">
            <text:p>-0.8032226563</text:p>
          </table:table-cell>
          <table:table-cell office:value-type="float" office:value="0">
            <text:p>0</text:p>
          </table:table-cell>
          <table:table-cell office:value-type="float" office:value="51.58">
            <text:p>51.58</text:p>
          </table:table-cell>
          <table:table-cell office:value-type="float" office:value="0">
            <text:p>0</text:p>
          </table:table-cell>
          <table:table-cell office:value-type="float" office:value="6.66367304072982">
            <text:p>6.6636730407</text:p>
          </table:table-cell>
          <table:table-cell office:value-type="float" office:value="0.116294468424604">
            <text:p>0.1162944684</text:p>
          </table:table-cell>
          <table:table-cell office:value-type="float" office:value="-6.66367304072982">
            <text:p>-6.6636730407</text:p>
          </table:table-cell>
          <table:table-cell office:value-type="float" office:value="-1827.09992442789">
            <text:p>-1827.0999244279</text:p>
          </table:table-cell>
          <table:table-cell office:value-type="float" office:value="7.59809160305343">
            <text:p>7.59809160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3017578125">
            <text:p>49.9301757813</text:p>
          </table:table-cell>
          <table:table-cell office:value-type="float" office:value="0.00853251016537704">
            <text:p>0.0085325102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729845</text:p>
          </table:table-cell>
          <table:table-cell office:value-type="float" office:value="2736161">
            <text:p>2736161</text:p>
          </table:table-cell>
          <table:table-cell office:value-type="float" office:value="-216">
            <text:p>-216</text:p>
          </table:table-cell>
          <table:table-cell office:value-type="float" office:value="42">
            <text:p>42</text:p>
          </table:table-cell>
          <table:table-cell office:value-type="float" office:value="-160">
            <text:p>-160</text:p>
          </table:table-cell>
          <table:table-cell office:value-type="float" office:value="-0.493702290076334">
            <text:p>-0.4937022901</text:p>
          </table:table-cell>
          <table:table-cell office:value-type="float" office:value="-7.18053435114504">
            <text:p>-7.1805343511</text:p>
          </table:table-cell>
          <table:table-cell office:value-type="float" office:value="0.923854961832061">
            <text:p>0.9238549618</text:p>
          </table:table-cell>
          <table:table-cell office:value-type="float" office:value="-0.5228515625">
            <text:p>-0.5228515625</text:p>
          </table:table-cell>
          <table:table-cell office:value-type="float" office:value="-0.3642578125">
            <text:p>-0.3642578125</text:p>
          </table:table-cell>
          <table:table-cell office:value-type="float" office:value="-0.770751953125">
            <text:p>-0.7707519531</text:p>
          </table:table-cell>
          <table:table-cell office:value-type="float" office:value="0">
            <text:p>0</text:p>
          </table:table-cell>
          <table:table-cell office:value-type="float" office:value="53.48">
            <text:p>53.48</text:p>
          </table:table-cell>
          <table:table-cell office:value-type="float" office:value="0">
            <text:p>0</text:p>
          </table:table-cell>
          <table:table-cell office:value-type="float" office:value="7.95205495277186">
            <text:p>7.9520549528</text:p>
          </table:table-cell>
          <table:table-cell office:value-type="float" office:value="0.138779318547502">
            <text:p>0.1387793185</text:p>
          </table:table-cell>
          <table:table-cell office:value-type="float" office:value="-7.95205495277186">
            <text:p>-7.9520549528</text:p>
          </table:table-cell>
          <table:table-cell office:value-type="float" office:value="-2225.05018618673">
            <text:p>-2225.0501861867</text:p>
          </table:table-cell>
          <table:table-cell office:value-type="float" office:value="-7.18053435114504">
            <text:p>-7.180534351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3701171875">
            <text:p>50.0437011719</text:p>
          </table:table-cell>
          <table:table-cell office:value-type="float" office:value="-0.0223131236550619">
            <text:p>-0.0223131237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779684</text:p>
          </table:table-cell>
          <table:table-cell office:value-type="float" office:value="2786006">
            <text:p>2786006</text:p>
          </table:table-cell>
          <table:table-cell office:value-type="float" office:value="-160">
            <text:p>-160</text:p>
          </table:table-cell>
          <table:table-cell office:value-type="float" office:value="-100">
            <text:p>-100</text:p>
          </table:table-cell>
          <table:table-cell office:value-type="float" office:value="-207">
            <text:p>-207</text:p>
          </table:table-cell>
          <table:table-cell office:value-type="float" office:value="-0.363931297709922">
            <text:p>-0.3639312977</text:p>
          </table:table-cell>
          <table:table-cell office:value-type="float" office:value="2.91870229007633">
            <text:p>2.9187022901</text:p>
          </table:table-cell>
          <table:table-cell office:value-type="float" office:value="4.72538167938931">
            <text:p>4.7253816794</text:p>
          </table:table-cell>
          <table:table-cell office:value-type="float" office:value="-0.681298828125">
            <text:p>-0.6812988281</text:p>
          </table:table-cell>
          <table:table-cell office:value-type="float" office:value="0.377197265625">
            <text:p>0.3771972656</text:p>
          </table:table-cell>
          <table:table-cell office:value-type="float" office:value="-0.778564453125">
            <text:p>-0.7785644531</text:p>
          </table:table-cell>
          <table:table-cell office:value-type="float" office:value="0">
            <text:p>0</text:p>
          </table:table-cell>
          <table:table-cell office:value-type="float" office:value="37.7">
            <text:p>37.7</text:p>
          </table:table-cell>
          <table:table-cell office:value-type="float" office:value="0">
            <text:p>0</text:p>
          </table:table-cell>
          <table:table-cell office:value-type="float" office:value="8.40380901831635">
            <text:p>8.4038090183</text:p>
          </table:table-cell>
          <table:table-cell office:value-type="float" office:value="0.14666333365299">
            <text:p>0.1466633337</text:p>
          </table:table-cell>
          <table:table-cell office:value-type="float" office:value="-8.40380901831635">
            <text:p>-8.4038090183</text:p>
          </table:table-cell>
          <table:table-cell office:value-type="float" office:value="-2646.08183868886">
            <text:p>-2646.0818386889</text:p>
          </table:table-cell>
          <table:table-cell office:value-type="float" office:value="2.91870229007633">
            <text:p>2.91870229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0009765625">
            <text:p>50.1000976563</text:p>
          </table:table-cell>
          <table:table-cell office:value-type="float" office:value="-0.00256640443816368">
            <text:p>-0.0025664044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830541</text:p>
          </table:table-cell>
          <table:table-cell office:value-type="float" office:value="2836860">
            <text:p>2836860</text:p>
          </table:table-cell>
          <table:table-cell office:value-type="float" office:value="-157">
            <text:p>-157</text:p>
          </table:table-cell>
          <table:table-cell office:value-type="float" office:value="-143">
            <text:p>-143</text:p>
          </table:table-cell>
          <table:table-cell office:value-type="float" office:value="-211">
            <text:p>-211</text:p>
          </table:table-cell>
          <table:table-cell office:value-type="float" office:value="0.819274809160306">
            <text:p>0.8192748092</text:p>
          </table:table-cell>
          <table:table-cell office:value-type="float" office:value="-9.96679389312977">
            <text:p>-9.9667938931</text:p>
          </table:table-cell>
          <table:table-cell office:value-type="float" office:value="1.84751908396947">
            <text:p>1.847519084</text:p>
          </table:table-cell>
          <table:table-cell office:value-type="float" office:value="-1.158837890625">
            <text:p>-1.1588378906</text:p>
          </table:table-cell>
          <table:table-cell office:value-type="float" office:value="0.97021484375">
            <text:p>0.9702148438</text:p>
          </table:table-cell>
          <table:table-cell office:value-type="float" office:value="-0.566650390625">
            <text:p>-0.5666503906</text:p>
          </table:table-cell>
          <table:table-cell office:value-type="float" office:value="0">
            <text:p>0</text:p>
          </table:table-cell>
          <table:table-cell office:value-type="float" office:value="36.65">
            <text:p>36.65</text:p>
          </table:table-cell>
          <table:table-cell office:value-type="float" office:value="0">
            <text:p>0</text:p>
          </table:table-cell>
          <table:table-cell office:value-type="float" office:value="9.45829516262728">
            <text:p>9.4582951626</text:p>
          </table:table-cell>
          <table:table-cell office:value-type="float" office:value="0.165066233204665">
            <text:p>0.1650662332</text:p>
          </table:table-cell>
          <table:table-cell office:value-type="float" office:value="-9.45829516262728">
            <text:p>-9.4582951626</text:p>
          </table:table-cell>
          <table:table-cell office:value-type="float" office:value="-3120.05649854865">
            <text:p>-3120.0564985487</text:p>
          </table:table-cell>
          <table:table-cell office:value-type="float" office:value="-9.96679389312977">
            <text:p>-9.96679389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12060546875">
            <text:p>50.1120605469</text:p>
          </table:table-cell>
          <table:table-cell office:value-type="float" office:value="-0.0293918829488868">
            <text:p>-0.0293918829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880628</text:p>
          </table:table-cell>
          <table:table-cell office:value-type="float" office:value="2886940">
            <text:p>2886940</text:p>
          </table:table-cell>
          <table:table-cell office:value-type="float" office:value="-239">
            <text:p>-239</text:p>
          </table:table-cell>
          <table:table-cell office:value-type="float" office:value="122">
            <text:p>122</text:p>
          </table:table-cell>
          <table:table-cell office:value-type="float" office:value="-142">
            <text:p>-142</text:p>
          </table:table-cell>
          <table:table-cell office:value-type="float" office:value="-4.425">
            <text:p>-4.425</text:p>
          </table:table-cell>
          <table:table-cell office:value-type="float" office:value="15.1095419847328">
            <text:p>15.1095419847</text:p>
          </table:table-cell>
          <table:table-cell office:value-type="float" office:value="-2.95400763358779">
            <text:p>-2.9540076336</text:p>
          </table:table-cell>
          <table:table-cell office:value-type="float" office:value="-1.02529296875">
            <text:p>-1.0252929688</text:p>
          </table:table-cell>
          <table:table-cell office:value-type="float" office:value="0.662109375">
            <text:p>0.662109375</text:p>
          </table:table-cell>
          <table:table-cell office:value-type="float" office:value="-0.515869140625">
            <text:p>-0.5158691406</text:p>
          </table:table-cell>
          <table:table-cell office:value-type="float" office:value="0">
            <text:p>0</text:p>
          </table:table-cell>
          <table:table-cell office:value-type="float" office:value="59.29">
            <text:p>59.29</text:p>
          </table:table-cell>
          <table:table-cell office:value-type="float" office:value="0">
            <text:p>0</text:p>
          </table:table-cell>
          <table:table-cell office:value-type="float" office:value="9.71392943913938">
            <text:p>9.7139294391</text:p>
          </table:table-cell>
          <table:table-cell office:value-type="float" office:value="0.169527564382886">
            <text:p>0.1695275644</text:p>
          </table:table-cell>
          <table:table-cell office:value-type="float" office:value="-9.71392943913938">
            <text:p>-9.7139294391</text:p>
          </table:table-cell>
          <table:table-cell office:value-type="float" office:value="-3606.14190713355">
            <text:p>-3606.1419071336</text:p>
          </table:table-cell>
          <table:table-cell office:value-type="float" office:value="15.1095419847328">
            <text:p>15.10954198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00390625">
            <text:p>50.0400390625</text:p>
          </table:table-cell>
          <table:table-cell office:value-type="float" office:value="0.0205051545303263">
            <text:p>0.0205051545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930680</text:p>
          </table:table-cell>
          <table:table-cell office:value-type="float" office:value="2936997">
            <text:p>2936997</text:p>
          </table:table-cell>
          <table:table-cell office:value-type="float" office:value="-196">
            <text:p>-196</text:p>
          </table:table-cell>
          <table:table-cell office:value-type="float" office:value="1">
            <text:p>1</text:p>
          </table:table-cell>
          <table:table-cell office:value-type="float" office:value="-183">
            <text:p>-183</text:p>
          </table:table-cell>
          <table:table-cell office:value-type="float" office:value="0.651335877862597">
            <text:p>0.6513358779</text:p>
          </table:table-cell>
          <table:table-cell office:value-type="float" office:value="2.04083969465649">
            <text:p>2.0408396947</text:p>
          </table:table-cell>
          <table:table-cell office:value-type="float" office:value="-0.55706106870229">
            <text:p>-0.5570610687</text:p>
          </table:table-cell>
          <table:table-cell office:value-type="float" office:value="-0.52822265625">
            <text:p>-0.5282226563</text:p>
          </table:table-cell>
          <table:table-cell office:value-type="float" office:value="-0.068359375">
            <text:p>-0.068359375</text:p>
          </table:table-cell>
          <table:table-cell office:value-type="float" office:value="-0.630126953125">
            <text:p>-0.6301269531</text:p>
          </table:table-cell>
          <table:table-cell office:value-type="float" office:value="0">
            <text:p>0</text:p>
          </table:table-cell>
          <table:table-cell office:value-type="float" office:value="46.97">
            <text:p>46.97</text:p>
          </table:table-cell>
          <table:table-cell office:value-type="float" office:value="0">
            <text:p>0</text:p>
          </table:table-cell>
          <table:table-cell office:value-type="float" office:value="10.3590771742952">
            <text:p>10.3590771743</text:p>
          </table:table-cell>
          <table:table-cell office:value-type="float" office:value="0.180786687160475">
            <text:p>0.1807866872</text:p>
          </table:table-cell>
          <table:table-cell office:value-type="float" office:value="-10.3590771742952">
            <text:p>-10.3590771743</text:p>
          </table:table-cell>
          <table:table-cell office:value-type="float" office:value="-4123.74422489928">
            <text:p>-4123.7442248993</text:p>
          </table:table-cell>
          <table:table-cell office:value-type="float" office:value="2.04083969465649">
            <text:p>2.04083969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66064453125">
            <text:p>49.9660644531</text:p>
          </table:table-cell>
          <table:table-cell office:value-type="float" office:value="-0.00627739778498224">
            <text:p>-0.0062773978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7_982593</text:p>
          </table:table-cell>
          <table:table-cell office:value-type="float" office:value="2988912">
            <text:p>2988912</text:p>
          </table:table-cell>
          <table:table-cell office:value-type="float" office:value="-178">
            <text:p>-178</text:p>
          </table:table-cell>
          <table:table-cell office:value-type="float" office:value="35">
            <text:p>35</text:p>
          </table:table-cell>
          <table:table-cell office:value-type="float" office:value="-198">
            <text:p>-198</text:p>
          </table:table-cell>
          <table:table-cell office:value-type="float" office:value="5.06354961832061">
            <text:p>5.0635496183</text:p>
          </table:table-cell>
          <table:table-cell office:value-type="float" office:value="1.7736641221374">
            <text:p>1.7736641221</text:p>
          </table:table-cell>
          <table:table-cell office:value-type="float" office:value="-0.770801526717557">
            <text:p>-0.7708015267</text:p>
          </table:table-cell>
          <table:table-cell office:value-type="float" office:value="-0.450341796875">
            <text:p>-0.4503417969</text:p>
          </table:table-cell>
          <table:table-cell office:value-type="float" office:value="-0.51611328125">
            <text:p>-0.5161132813</text:p>
          </table:table-cell>
          <table:table-cell office:value-type="float" office:value="-1.025146484375">
            <text:p>-1.0251464844</text:p>
          </table:table-cell>
          <table:table-cell office:value-type="float" office:value="0">
            <text:p>0</text:p>
          </table:table-cell>
          <table:table-cell office:value-type="float" office:value="41.96">
            <text:p>41.96</text:p>
          </table:table-cell>
          <table:table-cell office:value-type="float" office:value="0">
            <text:p>0</text:p>
          </table:table-cell>
          <table:table-cell office:value-type="float" office:value="10.9040186551974">
            <text:p>10.9040186552</text:p>
          </table:table-cell>
          <table:table-cell office:value-type="float" office:value="0.190297009689309">
            <text:p>0.1902970097</text:p>
          </table:table-cell>
          <table:table-cell office:value-type="float" office:value="-10.9040186551974">
            <text:p>-10.9040186552</text:p>
          </table:table-cell>
          <table:table-cell office:value-type="float" office:value="-4669.78372354694">
            <text:p>-4669.783723547</text:p>
          </table:table-cell>
          <table:table-cell office:value-type="float" office:value="1.7736641221374">
            <text:p>1.773664122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6904296875">
            <text:p>50.0769042969</text:p>
          </table:table-cell>
          <table:table-cell office:value-type="float" office:value="-0.00735669041092259">
            <text:p>-0.0073566904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8_031238</text:p>
          </table:table-cell>
          <table:table-cell office:value-type="float" office:value="3037586">
            <text:p>3037586</text:p>
          </table:table-cell>
          <table:table-cell office:value-type="float" office:value="-155">
            <text:p>-155</text:p>
          </table:table-cell>
          <table:table-cell office:value-type="float" office:value="-106">
            <text:p>-106</text:p>
          </table:table-cell>
          <table:table-cell office:value-type="float" office:value="-203">
            <text:p>-203</text:p>
          </table:table-cell>
          <table:table-cell office:value-type="float" office:value="0.651335877862597">
            <text:p>0.6513358779</text:p>
          </table:table-cell>
          <table:table-cell office:value-type="float" office:value="-7.00496183206107">
            <text:p>-7.0049618321</text:p>
          </table:table-cell>
          <table:table-cell office:value-type="float" office:value="-0.22118320610687">
            <text:p>-0.2211832061</text:p>
          </table:table-cell>
          <table:table-cell office:value-type="float" office:value="-0.2142578125">
            <text:p>-0.2142578125</text:p>
          </table:table-cell>
          <table:table-cell office:value-type="float" office:value="-0.180419921875">
            <text:p>-0.1804199219</text:p>
          </table:table-cell>
          <table:table-cell office:value-type="float" office:value="-1.511962890625">
            <text:p>-1.5119628906</text:p>
          </table:table-cell>
          <table:table-cell office:value-type="float" office:value="0">
            <text:p>0</text:p>
          </table:table-cell>
          <table:table-cell office:value-type="float" office:value="37.37">
            <text:p>37.37</text:p>
          </table:table-cell>
          <table:table-cell office:value-type="float" office:value="0">
            <text:p>0</text:p>
          </table:table-cell>
          <table:table-cell office:value-type="float" office:value="11.7770530617304">
            <text:p>11.7770530617</text:p>
          </table:table-cell>
          <table:table-cell office:value-type="float" office:value="0.205533212246604">
            <text:p>0.2055332122</text:p>
          </table:table-cell>
          <table:table-cell office:value-type="float" office:value="-11.7770530617304">
            <text:p>-11.7770530617</text:p>
          </table:table-cell>
          <table:table-cell office:value-type="float" office:value="-5259.57658570358">
            <text:p>-5259.5765857036</text:p>
          </table:table-cell>
          <table:table-cell office:value-type="float" office:value="-7.00496183206107">
            <text:p>-7.004961832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9833984375">
            <text:p>50.0798339844</text:p>
          </table:table-cell>
          <table:table-cell office:value-type="float" office:value="-0.0257869767258526">
            <text:p>-0.0257869767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8_081288</text:p>
          </table:table-cell>
          <table:table-cell office:value-type="float" office:value="3087610">
            <text:p>3087610</text:p>
          </table:table-cell>
          <table:table-cell office:value-type="float" office:value="-197">
            <text:p>-197</text:p>
          </table:table-cell>
          <table:table-cell office:value-type="float" office:value="48">
            <text:p>48</text:p>
          </table:table-cell>
          <table:table-cell office:value-type="float" office:value="-158">
            <text:p>-158</text:p>
          </table:table-cell>
          <table:table-cell office:value-type="float" office:value="-2.30286259541985">
            <text:p>-2.3028625954</text:p>
          </table:table-cell>
          <table:table-cell office:value-type="float" office:value="-1.8293893129771">
            <text:p>-1.829389313</text:p>
          </table:table-cell>
          <table:table-cell office:value-type="float" office:value="-2.91583969465649">
            <text:p>-2.9158396947</text:p>
          </table:table-cell>
          <table:table-cell office:value-type="float" office:value="-0.69814453125">
            <text:p>-0.6981445313</text:p>
          </table:table-cell>
          <table:table-cell office:value-type="float" office:value="0.485595703125">
            <text:p>0.4855957031</text:p>
          </table:table-cell>
          <table:table-cell office:value-type="float" office:value="-0.672607421875">
            <text:p>-0.6726074219</text:p>
          </table:table-cell>
          <table:table-cell office:value-type="float" office:value="0">
            <text:p>0</text:p>
          </table:table-cell>
          <table:table-cell office:value-type="float" office:value="51.27">
            <text:p>51.27</text:p>
          </table:table-cell>
          <table:table-cell office:value-type="float" office:value="0">
            <text:p>0</text:p>
          </table:table-cell>
          <table:table-cell office:value-type="float" office:value="12.6565974761341">
            <text:p>12.6565974761</text:p>
          </table:table-cell>
          <table:table-cell office:value-type="float" office:value="0.220883027506703">
            <text:p>0.2208830275</text:p>
          </table:table-cell>
          <table:table-cell office:value-type="float" office:value="-12.6565974761341">
            <text:p>-12.6565974761</text:p>
          </table:table-cell>
          <table:table-cell office:value-type="float" office:value="-5892.28903990479">
            <text:p>-5892.2890399048</text:p>
          </table:table-cell>
          <table:table-cell office:value-type="float" office:value="-1.8293893129771">
            <text:p>-1.82938931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072265625">
            <text:p>49.9907226563</text:p>
          </table:table-cell>
          <table:table-cell office:value-type="float" office:value="-0.0163153761020883">
            <text:p>-0.0163153761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8_131486</text:p>
          </table:table-cell>
          <table:table-cell office:value-type="float" office:value="3137806">
            <text:p>3137806</text:p>
          </table:table-cell>
          <table:table-cell office:value-type="float" office:value="-149">
            <text:p>-149</text:p>
          </table:table-cell>
          <table:table-cell office:value-type="float" office:value="3">
            <text:p>3</text:p>
          </table:table-cell>
          <table:table-cell office:value-type="float" office:value="-246">
            <text:p>-246</text:p>
          </table:table-cell>
          <table:table-cell office:value-type="float" office:value="-3.17309160305343">
            <text:p>-3.1730916031</text:p>
          </table:table-cell>
          <table:table-cell office:value-type="float" office:value="-12.2492366412214">
            <text:p>-12.2492366412</text:p>
          </table:table-cell>
          <table:table-cell office:value-type="float" office:value="-4.51125954198473">
            <text:p>-4.511259542</text:p>
          </table:table-cell>
          <table:table-cell office:value-type="float" office:value="-0.90126953125">
            <text:p>-0.9012695313</text:p>
          </table:table-cell>
          <table:table-cell office:value-type="float" office:value="0.36962890625">
            <text:p>0.3696289063</text:p>
          </table:table-cell>
          <table:table-cell office:value-type="float" office:value="-0.539306640625">
            <text:p>-0.5393066406</text:p>
          </table:table-cell>
          <table:table-cell office:value-type="float" office:value="0">
            <text:p>0</text:p>
          </table:table-cell>
          <table:table-cell office:value-type="float" office:value="31.21">
            <text:p>31.21</text:p>
          </table:table-cell>
          <table:table-cell office:value-type="float" office:value="0">
            <text:p>0</text:p>
          </table:table-cell>
          <table:table-cell office:value-type="float" office:value="13.628623501836">
            <text:p>13.6286235018</text:p>
          </table:table-cell>
          <table:table-cell office:value-type="float" office:value="0.237846832492776">
            <text:p>0.2378468325</text:p>
          </table:table-cell>
          <table:table-cell office:value-type="float" office:value="-13.628623501836">
            <text:p>-13.6286235018</text:p>
          </table:table-cell>
          <table:table-cell office:value-type="float" office:value="-6574.6751502859">
            <text:p>-6574.6751502859</text:p>
          </table:table-cell>
          <table:table-cell office:value-type="float" office:value="-12.2492366412214">
            <text:p>-12.249236641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0068359375">
            <text:p>50.0700683594</text:p>
          </table:table-cell>
          <table:table-cell office:value-type="float" office:value="-0.0381270967842788">
            <text:p>-0.0381270968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8_181718</text:p>
          </table:table-cell>
          <table:table-cell office:value-type="float" office:value="3188029">
            <text:p>3188029</text:p>
          </table:table-cell>
          <table:table-cell office:value-type="float" office:value="-223">
            <text:p>-223</text:p>
          </table:table-cell>
          <table:table-cell office:value-type="float" office:value="-48">
            <text:p>-48</text:p>
          </table:table-cell>
          <table:table-cell office:value-type="float" office:value="-177">
            <text:p>-177</text:p>
          </table:table-cell>
          <table:table-cell office:value-type="float" office:value="-4.15782442748091">
            <text:p>-4.1578244275</text:p>
          </table:table-cell>
          <table:table-cell office:value-type="float" office:value="-4.45534351145038">
            <text:p>-4.4553435115</text:p>
          </table:table-cell>
          <table:table-cell office:value-type="float" office:value="-4.95400763358779">
            <text:p>-4.9540076336</text:p>
          </table:table-cell>
          <table:table-cell office:value-type="float" office:value="-0.863427734375">
            <text:p>-0.8634277344</text:p>
          </table:table-cell>
          <table:table-cell office:value-type="float" office:value="-0.132568359375">
            <text:p>-0.1325683594</text:p>
          </table:table-cell>
          <table:table-cell office:value-type="float" office:value="-0.50146484375">
            <text:p>-0.5014648438</text:p>
          </table:table-cell>
          <table:table-cell office:value-type="float" office:value="0">
            <text:p>0</text:p>
          </table:table-cell>
          <table:table-cell office:value-type="float" office:value="51.56">
            <text:p>51.56</text:p>
          </table:table-cell>
          <table:table-cell office:value-type="float" office:value="0">
            <text:p>0</text:p>
          </table:table-cell>
          <table:table-cell office:value-type="float" office:value="14.6063761431002">
            <text:p>14.6063761431</text:p>
          </table:table-cell>
          <table:table-cell office:value-type="float" office:value="0.254910578413616">
            <text:p>0.2549105784</text:p>
          </table:table-cell>
          <table:table-cell office:value-type="float" office:value="-14.6063761431002">
            <text:p>-14.6063761431</text:p>
          </table:table-cell>
          <table:table-cell office:value-type="float" office:value="-7307.4473721837">
            <text:p>-7307.4473721837</text:p>
          </table:table-cell>
          <table:table-cell office:value-type="float" office:value="-4.45534351145038">
            <text:p>-4.455343511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6796875">
            <text:p>50.16796875</text:p>
          </table:table-cell>
          <table:table-cell office:value-type="float" office:value="-0.023517063166001">
            <text:p>-0.0235170632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3-04_20:11:28_231981</text:p>
          </table:table-cell>
          <table:table-cell office:value-type="float" office:value="3238299">
            <text:p>3238299</text:p>
          </table:table-cell>
          <table:table-cell office:value-type="float" office:value="-176">
            <text:p>-176</text:p>
          </table:table-cell>
          <table:table-cell office:value-type="float" office:value="-74">
            <text:p>-74</text:p>
          </table:table-cell>
          <table:table-cell office:value-type="float" office:value="-190">
            <text:p>-190</text:p>
          </table:table-cell>
          <table:table-cell office:value-type="float" office:value="3.01774809160305">
            <text:p>3.0177480916</text:p>
          </table:table-cell>
          <table:table-cell office:value-type="float" office:value="-6.96679389312977">
            <text:p>-6.9667938931</text:p>
          </table:table-cell>
          <table:table-cell office:value-type="float" office:value="1.84751908396947">
            <text:p>1.847519084</text:p>
          </table:table-cell>
          <table:table-cell office:value-type="float" office:value="-0.482568359375">
            <text:p>-0.4825683594</text:p>
          </table:table-cell>
          <table:table-cell office:value-type="float" office:value="-0.885498046875">
            <text:p>-0.8854980469</text:p>
          </table:table-cell>
          <table:table-cell office:value-type="float" office:value="-0.978759765625">
            <text:p>-0.9787597656</text:p>
          </table:table-cell>
          <table:table-cell office:value-type="float" office:value="0">
            <text:p>0</text:p>
          </table:table-cell>
          <table:table-cell office:value-type="float" office:value="42.81">
            <text:p>42.81</text:p>
          </table:table-cell>
          <table:table-cell office:value-type="float" office:value="0">
            <text:p>0</text:p>
          </table:table-cell>
          <table:table-cell office:value-type="float" office:value="15.511946453594">
            <text:p>15.5119464536</text:p>
          </table:table-cell>
          <table:table-cell office:value-type="float" office:value="0.270714597793961">
            <text:p>0.2707145978</text:p>
          </table:table-cell>
          <table:table-cell office:value-type="float" office:value="-15.511946453594">
            <text:p>-15.5119464536</text:p>
          </table:table-cell>
          <table:table-cell office:value-type="float" office:value="-8083.21132710069">
            <text:p>-8083.2113271007</text:p>
          </table:table-cell>
          <table:table-cell office:value-type="float" office:value="-6.96679389312977">
            <text:p>-6.96679389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07421875">
            <text:p>50.0107421875</text:p>
          </table:table-cell>
          <table:table-cell office:value-type="float" office:value="-0.0294455342398535">
            <text:p>-0.0294455342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282020</text:p>
          </table:table-cell>
          <table:table-cell office:value-type="float" office:value="3288377">
            <text:p>3288377</text:p>
          </table:table-cell>
          <table:table-cell office:value-type="float" office:value="-213">
            <text:p>-213</text:p>
          </table:table-cell>
          <table:table-cell office:value-type="float" office:value="40">
            <text:p>40</text:p>
          </table:table-cell>
          <table:table-cell office:value-type="float" office:value="-146">
            <text:p>-146</text:p>
          </table:table-cell>
          <table:table-cell office:value-type="float" office:value="4.39942748091603">
            <text:p>4.3994274809</text:p>
          </table:table-cell>
          <table:table-cell office:value-type="float" office:value="-0.730152671755726">
            <text:p>-0.7301526718</text:p>
          </table:table-cell>
          <table:table-cell office:value-type="float" office:value="3.06125954198473">
            <text:p>3.061259542</text:p>
          </table:table-cell>
          <table:table-cell office:value-type="float" office:value="-0.553369140625">
            <text:p>-0.5533691406</text:p>
          </table:table-cell>
          <table:table-cell office:value-type="float" office:value="-0.699951171875">
            <text:p>-0.6999511719</text:p>
          </table:table-cell>
          <table:table-cell office:value-type="float" office:value="-1.1865234375">
            <text:p>-1.1865234375</text:p>
          </table:table-cell>
          <table:table-cell office:value-type="float" office:value="0">
            <text:p>0</text:p>
          </table:table-cell>
          <table:table-cell office:value-type="float" office:value="55.58">
            <text:p>55.58</text:p>
          </table:table-cell>
          <table:table-cell office:value-type="float" office:value="0">
            <text:p>0</text:p>
          </table:table-cell>
          <table:table-cell office:value-type="float" office:value="16.3489927225637">
            <text:p>16.3489927226</text:p>
          </table:table-cell>
          <table:table-cell office:value-type="float" office:value="0.285322735123276">
            <text:p>0.2853227351</text:p>
          </table:table-cell>
          <table:table-cell office:value-type="float" office:value="-16.3489927225637">
            <text:p>-16.3489927226</text:p>
          </table:table-cell>
          <table:table-cell office:value-type="float" office:value="-8900.58113416285">
            <text:p>-8900.5811341629</text:p>
          </table:table-cell>
          <table:table-cell office:value-type="float" office:value="-0.730152671755726">
            <text:p>-0.730152671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51171875">
            <text:p>49.9951171875</text:p>
          </table:table-cell>
          <table:table-cell office:value-type="float" office:value="-0.0178092980660752">
            <text:p>-0.0178092981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332316</text:p>
          </table:table-cell>
          <table:table-cell office:value-type="float" office:value="3338631">
            <text:p>3338631</text:p>
          </table:table-cell>
          <table:table-cell office:value-type="float" office:value="-182">
            <text:p>-182</text:p>
          </table:table-cell>
          <table:table-cell office:value-type="float" office:value="101">
            <text:p>101</text:p>
          </table:table-cell>
          <table:table-cell office:value-type="float" office:value="-145">
            <text:p>-145</text:p>
          </table:table-cell>
          <table:table-cell office:value-type="float" office:value="0.559732824427482">
            <text:p>0.5597328244</text:p>
          </table:table-cell>
          <table:table-cell office:value-type="float" office:value="-2.23396946564886">
            <text:p>-2.2339694656</text:p>
          </table:table-cell>
          <table:table-cell office:value-type="float" office:value="4.30553435114504">
            <text:p>4.3055343511</text:p>
          </table:table-cell>
          <table:table-cell office:value-type="float" office:value="-0.41005859375">
            <text:p>-0.4100585938</text:p>
          </table:table-cell>
          <table:table-cell office:value-type="float" office:value="-0.254638671875">
            <text:p>-0.2546386719</text:p>
          </table:table-cell>
          <table:table-cell office:value-type="float" office:value="-0.202392578125">
            <text:p>-0.2023925781</text:p>
          </table:table-cell>
          <table:table-cell office:value-type="float" office:value="0">
            <text:p>0</text:p>
          </table:table-cell>
          <table:table-cell office:value-type="float" office:value="51.46">
            <text:p>51.46</text:p>
          </table:table-cell>
          <table:table-cell office:value-type="float" office:value="0">
            <text:p>0</text:p>
          </table:table-cell>
          <table:table-cell office:value-type="float" office:value="17.1607427927936">
            <text:p>17.1607427928</text:p>
          </table:table-cell>
          <table:table-cell office:value-type="float" office:value="0.299489403015595">
            <text:p>0.299489403</text:p>
          </table:table-cell>
          <table:table-cell office:value-type="float" office:value="-17.1607427927936">
            <text:p>-17.1607427928</text:p>
          </table:table-cell>
          <table:table-cell office:value-type="float" office:value="-9759.23415006975">
            <text:p>-9759.2341500698</text:p>
          </table:table-cell>
          <table:table-cell office:value-type="float" office:value="-2.23396946564886">
            <text:p>-2.23396946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5888671875">
            <text:p>50.0358886719</text:p>
          </table:table-cell>
          <table:table-cell office:value-type="float" office:value="-0.0216286817240913">
            <text:p>-0.0216286817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382602</text:p>
          </table:table-cell>
          <table:table-cell office:value-type="float" office:value="3388919">
            <text:p>3388919</text:p>
          </table:table-cell>
          <table:table-cell office:value-type="float" office:value="-164">
            <text:p>-164</text:p>
          </table:table-cell>
          <table:table-cell office:value-type="float" office:value="-78">
            <text:p>-78</text:p>
          </table:table-cell>
          <table:table-cell office:value-type="float" office:value="-201">
            <text:p>-201</text:p>
          </table:table-cell>
          <table:table-cell office:value-type="float" office:value="0.147519083969467">
            <text:p>0.147519084</text:p>
          </table:table-cell>
          <table:table-cell office:value-type="float" office:value="3.62099236641221">
            <text:p>3.6209923664</text:p>
          </table:table-cell>
          <table:table-cell office:value-type="float" office:value="-0.488358778625954">
            <text:p>-0.4883587786</text:p>
          </table:table-cell>
          <table:table-cell office:value-type="float" office:value="-0.862939453125">
            <text:p>-0.8629394531</text:p>
          </table:table-cell>
          <table:table-cell office:value-type="float" office:value="0.198974609375">
            <text:p>0.1989746094</text:p>
          </table:table-cell>
          <table:table-cell office:value-type="float" office:value="-0.880859375">
            <text:p>-0.880859375</text:p>
          </table:table-cell>
          <table:table-cell office:value-type="float" office:value="0">
            <text:p>0</text:p>
          </table:table-cell>
          <table:table-cell office:value-type="float" office:value="39.21">
            <text:p>39.21</text:p>
          </table:table-cell>
          <table:table-cell office:value-type="float" office:value="0">
            <text:p>0</text:p>
          </table:table-cell>
          <table:table-cell office:value-type="float" office:value="17.4239190612647">
            <text:p>17.4239190613</text:p>
          </table:table-cell>
          <table:table-cell office:value-type="float" office:value="0.304082357090134">
            <text:p>0.3040823571</text:p>
          </table:table-cell>
          <table:table-cell office:value-type="float" office:value="-17.4239190612647">
            <text:p>-17.4239190613</text:p>
          </table:table-cell>
          <table:table-cell office:value-type="float" office:value="-10632.7484712698">
            <text:p>-10632.7484712698</text:p>
          </table:table-cell>
          <table:table-cell office:value-type="float" office:value="3.62099236641221">
            <text:p>3.620992366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33056640625">
            <text:p>50.1330566406</text:p>
          </table:table-cell>
          <table:table-cell office:value-type="float" office:value="-0.0101819343284403">
            <text:p>-0.0101819343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432827</text:p>
          </table:table-cell>
          <table:table-cell office:value-type="float" office:value="3439145">
            <text:p>3439145</text:p>
          </table:table-cell>
          <table:table-cell office:value-type="float" office:value="-152">
            <text:p>-152</text:p>
          </table:table-cell>
          <table:table-cell office:value-type="float" office:value="-84">
            <text:p>-84</text:p>
          </table:table-cell>
          <table:table-cell office:value-type="float" office:value="-224">
            <text:p>-224</text:p>
          </table:table-cell>
          <table:table-cell office:value-type="float" office:value="-4.19599236641221">
            <text:p>-4.1959923664</text:p>
          </table:table-cell>
          <table:table-cell office:value-type="float" office:value="1.36145038167939">
            <text:p>1.3614503817</text:p>
          </table:table-cell>
          <table:table-cell office:value-type="float" office:value="-3.51125954198473">
            <text:p>-3.511259542</text:p>
          </table:table-cell>
          <table:table-cell office:value-type="float" office:value="-0.938623046875">
            <text:p>-0.9386230469</text:p>
          </table:table-cell>
          <table:table-cell office:value-type="float" office:value="0.13037109375">
            <text:p>0.1303710938</text:p>
          </table:table-cell>
          <table:table-cell office:value-type="float" office:value="-0.73974609375">
            <text:p>-0.7397460938</text:p>
          </table:table-cell>
          <table:table-cell office:value-type="float" office:value="0">
            <text:p>0</text:p>
          </table:table-cell>
          <table:table-cell office:value-type="float" office:value="34.16">
            <text:p>34.16</text:p>
          </table:table-cell>
          <table:table-cell office:value-type="float" office:value="0">
            <text:p>0</text:p>
          </table:table-cell>
          <table:table-cell office:value-type="float" office:value="17.6920301798758">
            <text:p>17.6920301799</text:p>
          </table:table-cell>
          <table:table-cell office:value-type="float" office:value="0.308761434203765">
            <text:p>0.3087614342</text:p>
          </table:table-cell>
          <table:table-cell office:value-type="float" office:value="-17.6920301798758">
            <text:p>-17.6920301799</text:p>
          </table:table-cell>
          <table:table-cell office:value-type="float" office:value="-11516.6027338717">
            <text:p>-11516.6027338717</text:p>
          </table:table-cell>
          <table:table-cell office:value-type="float" office:value="1.36145038167939">
            <text:p>1.36145038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7763671875">
            <text:p>49.9577636719</text:p>
          </table:table-cell>
          <table:table-cell office:value-type="float" office:value="-0.014969129416517">
            <text:p>-0.0149691294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482618</text:p>
          </table:table-cell>
          <table:table-cell office:value-type="float" office:value="3488937">
            <text:p>3488937</text:p>
          </table:table-cell>
          <table:table-cell office:value-type="float" office:value="-226">
            <text:p>-226</text:p>
          </table:table-cell>
          <table:table-cell office:value-type="float" office:value="66">
            <text:p>66</text:p>
          </table:table-cell>
          <table:table-cell office:value-type="float" office:value="-149">
            <text:p>-149</text:p>
          </table:table-cell>
          <table:table-cell office:value-type="float" office:value="-4.11202290076336">
            <text:p>-4.1120229008</text:p>
          </table:table-cell>
          <table:table-cell office:value-type="float" office:value="-1.66908396946565">
            <text:p>-1.6690839695</text:p>
          </table:table-cell>
          <table:table-cell office:value-type="float" office:value="-3.32041984732824">
            <text:p>-3.3204198473</text:p>
          </table:table-cell>
          <table:table-cell office:value-type="float" office:value="-0.739892578125">
            <text:p>-0.7398925781</text:p>
          </table:table-cell>
          <table:table-cell office:value-type="float" office:value="-0.155029296875">
            <text:p>-0.1550292969</text:p>
          </table:table-cell>
          <table:table-cell office:value-type="float" office:value="-0.556884765625">
            <text:p>-0.5568847656</text:p>
          </table:table-cell>
          <table:table-cell office:value-type="float" office:value="0">
            <text:p>0</text:p>
          </table:table-cell>
          <table:table-cell office:value-type="float" office:value="56.61">
            <text:p>56.61</text:p>
          </table:table-cell>
          <table:table-cell office:value-type="float" office:value="0">
            <text:p>0</text:p>
          </table:table-cell>
          <table:table-cell office:value-type="float" office:value="18.5522150030073">
            <text:p>18.552215003</text:p>
          </table:table-cell>
          <table:table-cell office:value-type="float" office:value="0.323773385741837">
            <text:p>0.3237733857</text:p>
          </table:table-cell>
          <table:table-cell office:value-type="float" office:value="-18.5522150030073">
            <text:p>-18.552215003</text:p>
          </table:table-cell>
          <table:table-cell office:value-type="float" office:value="-12445.2099408826">
            <text:p>-12445.2099408826</text:p>
          </table:table-cell>
          <table:table-cell office:value-type="float" office:value="-1.66908396946565">
            <text:p>-1.669083969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37109375">
            <text:p>50.0537109375</text:p>
          </table:table-cell>
          <table:table-cell office:value-type="float" office:value="-0.0218903829419385">
            <text:p>-0.0218903829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533098</text:p>
          </table:table-cell>
          <table:table-cell office:value-type="float" office:value="3539449">
            <text:p>3539449</text:p>
          </table:table-cell>
          <table:table-cell office:value-type="float" office:value="-155">
            <text:p>-155</text:p>
          </table:table-cell>
          <table:table-cell office:value-type="float" office:value="106">
            <text:p>106</text:p>
          </table:table-cell>
          <table:table-cell office:value-type="float" office:value="-214">
            <text:p>-214</text:p>
          </table:table-cell>
          <table:table-cell office:value-type="float" office:value="-1.7456106870229">
            <text:p>-1.745610687</text:p>
          </table:table-cell>
          <table:table-cell office:value-type="float" office:value="-3.05076335877863">
            <text:p>-3.0507633588</text:p>
          </table:table-cell>
          <table:table-cell office:value-type="float" office:value="-1.725">
            <text:p>-1.725</text:p>
          </table:table-cell>
          <table:table-cell office:value-type="float" office:value="-0.865625">
            <text:p>-0.865625</text:p>
          </table:table-cell>
          <table:table-cell office:value-type="float" office:value="-0.718017578125">
            <text:p>-0.7180175781</text:p>
          </table:table-cell>
          <table:table-cell office:value-type="float" office:value="-0.584716796875">
            <text:p>-0.5847167969</text:p>
          </table:table-cell>
          <table:table-cell office:value-type="float" office:value="0">
            <text:p>0</text:p>
          </table:table-cell>
          <table:table-cell office:value-type="float" office:value="35.92">
            <text:p>35.92</text:p>
          </table:table-cell>
          <table:table-cell office:value-type="float" office:value="0">
            <text:p>0</text:p>
          </table:table-cell>
          <table:table-cell office:value-type="float" office:value="19.0492083509823">
            <text:p>19.049208351</text:p>
          </table:table-cell>
          <table:table-cell office:value-type="float" office:value="0.332446917120111">
            <text:p>0.3324469171</text:p>
          </table:table-cell>
          <table:table-cell office:value-type="float" office:value="-19.0492083509823">
            <text:p>-19.049208351</text:p>
          </table:table-cell>
          <table:table-cell office:value-type="float" office:value="-13398.8283791542">
            <text:p>-13398.8283791542</text:p>
          </table:table-cell>
          <table:table-cell office:value-type="float" office:value="-3.05076335877863">
            <text:p>-3.050763358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0791015625">
            <text:p>50.0607910156</text:p>
          </table:table-cell>
          <table:table-cell office:value-type="float" office:value="-0.0251507350685396">
            <text:p>-0.0251507351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583359</text:p>
          </table:table-cell>
          <table:table-cell office:value-type="float" office:value="3589675">
            <text:p>3589675</text:p>
          </table:table-cell>
          <table:table-cell office:value-type="float" office:value="-175">
            <text:p>-175</text:p>
          </table:table-cell>
          <table:table-cell office:value-type="float" office:value="-89">
            <text:p>-89</text:p>
          </table:table-cell>
          <table:table-cell office:value-type="float" office:value="-226">
            <text:p>-226</text:p>
          </table:table-cell>
          <table:table-cell office:value-type="float" office:value="0.185687022900765">
            <text:p>0.1856870229</text:p>
          </table:table-cell>
          <table:table-cell office:value-type="float" office:value="-4.04312977099237">
            <text:p>-4.043129771</text:p>
          </table:table-cell>
          <table:table-cell office:value-type="float" office:value="2.33606870229008">
            <text:p>2.3360687023</text:p>
          </table:table-cell>
          <table:table-cell office:value-type="float" office:value="-0.550439453125">
            <text:p>-0.5504394531</text:p>
          </table:table-cell>
          <table:table-cell office:value-type="float" office:value="-0.830078125">
            <text:p>-0.830078125</text:p>
          </table:table-cell>
          <table:table-cell office:value-type="float" office:value="-0.60791015625">
            <text:p>-0.6079101563</text:p>
          </table:table-cell>
          <table:table-cell office:value-type="float" office:value="0">
            <text:p>0</text:p>
          </table:table-cell>
          <table:table-cell office:value-type="float" office:value="37.75">
            <text:p>37.75</text:p>
          </table:table-cell>
          <table:table-cell office:value-type="float" office:value="0">
            <text:p>0</text:p>
          </table:table-cell>
          <table:table-cell office:value-type="float" office:value="19.6220100023046">
            <text:p>19.6220100023</text:p>
          </table:table-cell>
          <table:table-cell office:value-type="float" office:value="0.342443455537602">
            <text:p>0.3424434555</text:p>
          </table:table-cell>
          <table:table-cell office:value-type="float" office:value="-19.6220100023046">
            <text:p>-19.6220100023</text:p>
          </table:table-cell>
          <table:table-cell office:value-type="float" office:value="-14382.7936160813">
            <text:p>-14382.7936160813</text:p>
          </table:table-cell>
          <table:table-cell office:value-type="float" office:value="-4.04312977099237">
            <text:p>-4.04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4599609375">
            <text:p>50.1459960938</text:p>
          </table:table-cell>
          <table:table-cell office:value-type="float" office:value="-0.0277082695442893">
            <text:p>-0.0277082695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633216</text:p>
          </table:table-cell>
          <table:table-cell office:value-type="float" office:value="3639534">
            <text:p>3639534</text:p>
          </table:table-cell>
          <table:table-cell office:value-type="float" office:value="-187">
            <text:p>-187</text:p>
          </table:table-cell>
          <table:table-cell office:value-type="float" office:value="30">
            <text:p>30</text:p>
          </table:table-cell>
          <table:table-cell office:value-type="float" office:value="-172">
            <text:p>-172</text:p>
          </table:table-cell>
          <table:table-cell office:value-type="float" office:value="7.35362595419847">
            <text:p>7.3536259542</text:p>
          </table:table-cell>
          <table:table-cell office:value-type="float" office:value="-7.31030534351145">
            <text:p>-7.3103053435</text:p>
          </table:table-cell>
          <table:table-cell office:value-type="float" office:value="6.64141221374046">
            <text:p>6.6414122137</text:p>
          </table:table-cell>
          <table:table-cell office:value-type="float" office:value="-0.531396484375">
            <text:p>-0.5313964844</text:p>
          </table:table-cell>
          <table:table-cell office:value-type="float" office:value="-0.4091796875">
            <text:p>-0.4091796875</text:p>
          </table:table-cell>
          <table:table-cell office:value-type="float" office:value="-0.6396484375">
            <text:p>-0.6396484375</text:p>
          </table:table-cell>
          <table:table-cell office:value-type="float" office:value="0">
            <text:p>0</text:p>
          </table:table-cell>
          <table:table-cell office:value-type="float" office:value="47.4">
            <text:p>47.4</text:p>
          </table:table-cell>
          <table:table-cell office:value-type="float" office:value="0">
            <text:p>0</text:p>
          </table:table-cell>
          <table:table-cell office:value-type="float" office:value="20.5362471822034">
            <text:p>20.5362471822</text:p>
          </table:table-cell>
          <table:table-cell office:value-type="float" office:value="0.358398729183306">
            <text:p>0.3583987292</text:p>
          </table:table-cell>
          <table:table-cell office:value-type="float" office:value="-20.5362471822034">
            <text:p>-20.5362471822</text:p>
          </table:table-cell>
          <table:table-cell office:value-type="float" office:value="-15411.1853008415">
            <text:p>-15411.1853008415</text:p>
          </table:table-cell>
          <table:table-cell office:value-type="float" office:value="-7.31030534351145">
            <text:p>-7.310305343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6904296875">
            <text:p>50.0769042969</text:p>
          </table:table-cell>
          <table:table-cell office:value-type="float" office:value="-0.0351568578692263">
            <text:p>-0.0351568579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683652</text:p>
          </table:table-cell>
          <table:table-cell office:value-type="float" office:value="3689971">
            <text:p>3689971</text:p>
          </table:table-cell>
          <table:table-cell office:value-type="float" office:value="-214">
            <text:p>-214</text:p>
          </table:table-cell>
          <table:table-cell office:value-type="float" office:value="17">
            <text:p>17</text:p>
          </table:table-cell>
          <table:table-cell office:value-type="float" office:value="-173">
            <text:p>-173</text:p>
          </table:table-cell>
          <table:table-cell office:value-type="float" office:value="3.27729007633588">
            <text:p>3.2772900763</text:p>
          </table:table-cell>
          <table:table-cell office:value-type="float" office:value="-7.4706106870229">
            <text:p>-7.470610687</text:p>
          </table:table-cell>
          <table:table-cell office:value-type="float" office:value="3.90095419847328">
            <text:p>3.9009541985</text:p>
          </table:table-cell>
          <table:table-cell office:value-type="float" office:value="-0.5619140625">
            <text:p>-0.5619140625</text:p>
          </table:table-cell>
          <table:table-cell office:value-type="float" office:value="-0.15185546875">
            <text:p>-0.1518554688</text:p>
          </table:table-cell>
          <table:table-cell office:value-type="float" office:value="-0.5419921875">
            <text:p>-0.5419921875</text:p>
          </table:table-cell>
          <table:table-cell office:value-type="float" office:value="0">
            <text:p>0</text:p>
          </table:table-cell>
          <table:table-cell office:value-type="float" office:value="51.05">
            <text:p>51.05</text:p>
          </table:table-cell>
          <table:table-cell office:value-type="float" office:value="0">
            <text:p>0</text:p>
          </table:table-cell>
          <table:table-cell office:value-type="float" office:value="21.5143937229346">
            <text:p>21.5143937229</text:p>
          </table:table-cell>
          <table:table-cell office:value-type="float" office:value="0.375469349440394">
            <text:p>0.3754693494</text:p>
          </table:table-cell>
          <table:table-cell office:value-type="float" office:value="-21.5143937229346">
            <text:p>-21.5143937229</text:p>
          </table:table-cell>
          <table:table-cell office:value-type="float" office:value="-16492.1522719807">
            <text:p>-16492.1522719807</text:p>
          </table:table-cell>
          <table:table-cell office:value-type="float" office:value="-7.4706106870229">
            <text:p>-7.47061068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43896484375">
            <text:p>50.2438964844</text:p>
          </table:table-cell>
          <table:table-cell office:value-type="float" office:value="-0.0364556150969804">
            <text:p>-0.0364556151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733997</text:p>
          </table:table-cell>
          <table:table-cell office:value-type="float" office:value="3740318">
            <text:p>3740318</text:p>
          </table:table-cell>
          <table:table-cell office:value-type="float" office:value="-170">
            <text:p>-170</text:p>
          </table:table-cell>
          <table:table-cell office:value-type="float" office:value="-50">
            <text:p>-50</text:p>
          </table:table-cell>
          <table:table-cell office:value-type="float" office:value="-187">
            <text:p>-187</text:p>
          </table:table-cell>
          <table:table-cell office:value-type="float" office:value="1.575">
            <text:p>1.575</text:p>
          </table:table-cell>
          <table:table-cell office:value-type="float" office:value="-0.0507633587786267">
            <text:p>-0.0507633588</text:p>
          </table:table-cell>
          <table:table-cell office:value-type="float" office:value="3.28263358778626">
            <text:p>3.2826335878</text:p>
          </table:table-cell>
          <table:table-cell office:value-type="float" office:value="-0.664453125">
            <text:p>-0.664453125</text:p>
          </table:table-cell>
          <table:table-cell office:value-type="float" office:value="0.24853515625">
            <text:p>0.2485351563</text:p>
          </table:table-cell>
          <table:table-cell office:value-type="float" office:value="-0.525146484375">
            <text:p>-0.5251464844</text:p>
          </table:table-cell>
          <table:table-cell office:value-type="float" office:value="0">
            <text:p>0</text:p>
          </table:table-cell>
          <table:table-cell office:value-type="float" office:value="42.28">
            <text:p>42.28</text:p>
          </table:table-cell>
          <table:table-cell office:value-type="float" office:value="0">
            <text:p>0</text:p>
          </table:table-cell>
          <table:table-cell office:value-type="float" office:value="21.9321242351225">
            <text:p>21.9321242351</text:p>
          </table:table-cell>
          <table:table-cell office:value-type="float" office:value="0.382759585255192">
            <text:p>0.3827595853</text:p>
          </table:table-cell>
          <table:table-cell office:value-type="float" office:value="-21.9321242351225">
            <text:p>-21.9321242351</text:p>
          </table:table-cell>
          <table:table-cell office:value-type="float" office:value="-17586.5202933241">
            <text:p>-17586.5202933241</text:p>
          </table:table-cell>
          <table:table-cell office:value-type="float" office:value="-0.0507633587786267">
            <text:p>-0.050763358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9794921875">
            <text:p>49.8979492188</text:p>
          </table:table-cell>
          <table:table-cell office:value-type="float" office:value="-0.0220336509526797">
            <text:p>-0.022033651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784346</text:p>
          </table:table-cell>
          <table:table-cell office:value-type="float" office:value="3790665">
            <text:p>3790665</text:p>
          </table:table-cell>
          <table:table-cell office:value-type="float" office:value="-159">
            <text:p>-159</text:p>
          </table:table-cell>
          <table:table-cell office:value-type="float" office:value="-73">
            <text:p>-73</text:p>
          </table:table-cell>
          <table:table-cell office:value-type="float" office:value="-193">
            <text:p>-193</text:p>
          </table:table-cell>
          <table:table-cell office:value-type="float" office:value="-5.98988549618321">
            <text:p>-5.9898854962</text:p>
          </table:table-cell>
          <table:table-cell office:value-type="float" office:value="2.71259541984733">
            <text:p>2.7125954198</text:p>
          </table:table-cell>
          <table:table-cell office:value-type="float" office:value="-1.46545801526718">
            <text:p>-1.4654580153</text:p>
          </table:table-cell>
          <table:table-cell office:value-type="float" office:value="-0.695947265625">
            <text:p>-0.6959472656</text:p>
          </table:table-cell>
          <table:table-cell office:value-type="float" office:value="0.48828125">
            <text:p>0.48828125</text:p>
          </table:table-cell>
          <table:table-cell office:value-type="float" office:value="-0.326904296875">
            <text:p>-0.3269042969</text:p>
          </table:table-cell>
          <table:table-cell office:value-type="float" office:value="0">
            <text:p>0</text:p>
          </table:table-cell>
          <table:table-cell office:value-type="float" office:value="39.49">
            <text:p>39.49</text:p>
          </table:table-cell>
          <table:table-cell office:value-type="float" office:value="0">
            <text:p>0</text:p>
          </table:table-cell>
          <table:table-cell office:value-type="float" office:value="22.1495570257768">
            <text:p>22.1495570258</text:p>
          </table:table-cell>
          <table:table-cell office:value-type="float" office:value="0.386554223835546">
            <text:p>0.3865542238</text:p>
          </table:table-cell>
          <table:table-cell office:value-type="float" office:value="-22.1495570257768">
            <text:p>-22.1495570258</text:p>
          </table:table-cell>
          <table:table-cell office:value-type="float" office:value="-18700.022218472">
            <text:p>-18700.022218472</text:p>
          </table:table-cell>
          <table:table-cell office:value-type="float" office:value="2.71259541984733">
            <text:p>2.71259541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7197265625">
            <text:p>50.2719726563</text:p>
          </table:table-cell>
          <table:table-cell office:value-type="float" office:value="-0.0167243661860821">
            <text:p>-0.0167243662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834171</text:p>
          </table:table-cell>
          <table:table-cell office:value-type="float" office:value="3840483">
            <text:p>3840483</text:p>
          </table:table-cell>
          <table:table-cell office:value-type="float" office:value="-230">
            <text:p>-230</text:p>
          </table:table-cell>
          <table:table-cell office:value-type="float" office:value="84">
            <text:p>84</text:p>
          </table:table-cell>
          <table:table-cell office:value-type="float" office:value="-144">
            <text:p>-144</text:p>
          </table:table-cell>
          <table:table-cell office:value-type="float" office:value="-7.51660305343511">
            <text:p>-7.5166030534</text:p>
          </table:table-cell>
          <table:table-cell office:value-type="float" office:value="5.76603053435114">
            <text:p>5.7660305344</text:p>
          </table:table-cell>
          <table:table-cell office:value-type="float" office:value="-2.06851145038168">
            <text:p>-2.0685114504</text:p>
          </table:table-cell>
          <table:table-cell office:value-type="float" office:value="-0.730859375">
            <text:p>-0.730859375</text:p>
          </table:table-cell>
          <table:table-cell office:value-type="float" office:value="0.422119140625">
            <text:p>0.4221191406</text:p>
          </table:table-cell>
          <table:table-cell office:value-type="float" office:value="-0.453857421875">
            <text:p>-0.4538574219</text:p>
          </table:table-cell>
          <table:table-cell office:value-type="float" office:value="0">
            <text:p>0</text:p>
          </table:table-cell>
          <table:table-cell office:value-type="float" office:value="57.95">
            <text:p>57.95</text:p>
          </table:table-cell>
          <table:table-cell office:value-type="float" office:value="0">
            <text:p>0</text:p>
          </table:table-cell>
          <table:table-cell office:value-type="float" office:value="22.5847172892958">
            <text:p>22.5847172893</text:p>
          </table:table-cell>
          <table:table-cell office:value-type="float" office:value="0.394148643792248">
            <text:p>0.3941486438</text:p>
          </table:table-cell>
          <table:table-cell office:value-type="float" office:value="-22.5847172892958">
            <text:p>-22.5847172893</text:p>
          </table:table-cell>
          <table:table-cell office:value-type="float" office:value="-19822.8454788823">
            <text:p>-19822.8454788823</text:p>
          </table:table-cell>
          <table:table-cell office:value-type="float" office:value="5.76603053435114">
            <text:p>5.76603053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716064453125">
            <text:p>49.7160644531</text:p>
          </table:table-cell>
          <table:table-cell office:value-type="float" office:value="-0.0110526562205935">
            <text:p>-0.0110526562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3-04_20:11:28_884379</text:p>
          </table:table-cell>
          <table:table-cell office:value-type="float" office:value="3890703">
            <text:p>3890703</text:p>
          </table:table-cell>
          <table:table-cell office:value-type="float" office:value="-144">
            <text:p>-144</text:p>
          </table:table-cell>
          <table:table-cell office:value-type="float" office:value="-10">
            <text:p>-10</text:p>
          </table:table-cell>
          <table:table-cell office:value-type="float" office:value="-212">
            <text:p>-212</text:p>
          </table:table-cell>
          <table:table-cell office:value-type="float" office:value="-4.65400763358779">
            <text:p>-4.6540076336</text:p>
          </table:table-cell>
          <table:table-cell office:value-type="float" office:value="-3.89809160305344">
            <text:p>-3.8980916031</text:p>
          </table:table-cell>
          <table:table-cell office:value-type="float" office:value="-1.18301526717557">
            <text:p>-1.1830152672</text:p>
          </table:table-cell>
          <table:table-cell office:value-type="float" office:value="-0.648828125">
            <text:p>-0.648828125</text:p>
          </table:table-cell>
          <table:table-cell office:value-type="float" office:value="0.759765625">
            <text:p>0.759765625</text:p>
          </table:table-cell>
          <table:table-cell office:value-type="float" office:value="-0.366943359375">
            <text:p>-0.3669433594</text:p>
          </table:table-cell>
          <table:table-cell office:value-type="float" office:value="0">
            <text:p>0</text:p>
          </table:table-cell>
          <table:table-cell office:value-type="float" office:value="34.19">
            <text:p>34.19</text:p>
          </table:table-cell>
          <table:table-cell office:value-type="float" office:value="0">
            <text:p>0</text:p>
          </table:table-cell>
          <table:table-cell office:value-type="float" office:value="23.0088831857751">
            <text:p>23.0088831858</text:p>
          </table:table-cell>
          <table:table-cell office:value-type="float" office:value="0.401551189978623">
            <text:p>0.40155119</text:p>
          </table:table-cell>
          <table:table-cell office:value-type="float" office:value="-23.0088831857751">
            <text:p>-23.0088831858</text:p>
          </table:table-cell>
          <table:table-cell office:value-type="float" office:value="-20979.8002083889">
            <text:p>-20979.8002083889</text:p>
          </table:table-cell>
          <table:table-cell office:value-type="float" office:value="-3.89809160305344">
            <text:p>-3.89809160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82958984375">
            <text:p>50.2829589844</text:p>
          </table:table-cell>
          <table:table-cell office:value-type="float" office:value="-0.030805066391882">
            <text:p>-0.0308050664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3-04_20:11:28_934757</text:p>
          </table:table-cell>
          <table:table-cell office:value-type="float" office:value="3941078">
            <text:p>3941078</text:p>
          </table:table-cell>
          <table:table-cell office:value-type="float" office:value="-186">
            <text:p>-186</text:p>
          </table:table-cell>
          <table:table-cell office:value-type="float" office:value="-141">
            <text:p>-141</text:p>
          </table:table-cell>
          <table:table-cell office:value-type="float" office:value="-230">
            <text:p>-230</text:p>
          </table:table-cell>
          <table:table-cell office:value-type="float" office:value="-3.1043893129771">
            <text:p>-3.104389313</text:p>
          </table:table-cell>
          <table:table-cell office:value-type="float" office:value="-2.13473282442748">
            <text:p>-2.1347328244</text:p>
          </table:table-cell>
          <table:table-cell office:value-type="float" office:value="-1.96164122137405">
            <text:p>-1.9616412214</text:p>
          </table:table-cell>
          <table:table-cell office:value-type="float" office:value="-0.627099609375">
            <text:p>-0.6270996094</text:p>
          </table:table-cell>
          <table:table-cell office:value-type="float" office:value="0.509521484375">
            <text:p>0.5095214844</text:p>
          </table:table-cell>
          <table:table-cell office:value-type="float" office:value="-0.474365234375">
            <text:p>-0.4743652344</text:p>
          </table:table-cell>
          <table:table-cell office:value-type="float" office:value="0">
            <text:p>0</text:p>
          </table:table-cell>
          <table:table-cell office:value-type="float" office:value="38.97">
            <text:p>38.97</text:p>
          </table:table-cell>
          <table:table-cell office:value-type="float" office:value="0">
            <text:p>0</text:p>
          </table:table-cell>
          <table:table-cell office:value-type="float" office:value="23.4322367995457">
            <text:p>23.4322367995</text:p>
          </table:table-cell>
          <table:table-cell office:value-type="float" office:value="0.408939560201496">
            <text:p>0.4089395602</text:p>
          </table:table-cell>
          <table:table-cell office:value-type="float" office:value="-23.4322367995457">
            <text:p>-23.4322367995</text:p>
          </table:table-cell>
          <table:table-cell office:value-type="float" office:value="-22147.2187305991">
            <text:p>-22147.2187305991</text:p>
          </table:table-cell>
          <table:table-cell office:value-type="float" office:value="-2.13473282442748">
            <text:p>-2.13473282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21044921875">
            <text:p>49.8210449219</text:p>
          </table:table-cell>
          <table:table-cell office:value-type="float" office:value="-0.0277017024484007">
            <text:p>-0.0277017024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3-04_20:11:28_986870</text:p>
          </table:table-cell>
          <table:table-cell office:value-type="float" office:value="3993191">
            <text:p>3993191</text:p>
          </table:table-cell>
          <table:table-cell office:value-type="float" office:value="-225">
            <text:p>-225</text:p>
          </table:table-cell>
          <table:table-cell office:value-type="float" office:value="110">
            <text:p>110</text:p>
          </table:table-cell>
          <table:table-cell office:value-type="float" office:value="-155">
            <text:p>-155</text:p>
          </table:table-cell>
          <table:table-cell office:value-type="float" office:value="0.109351145038169">
            <text:p>0.109351145</text:p>
          </table:table-cell>
          <table:table-cell office:value-type="float" office:value="-3.78358778625954">
            <text:p>-3.7835877863</text:p>
          </table:table-cell>
          <table:table-cell office:value-type="float" office:value="0.656679389312977">
            <text:p>0.6566793893</text:p>
          </table:table-cell>
          <table:table-cell office:value-type="float" office:value="-0.589501953125">
            <text:p>-0.5895019531</text:p>
          </table:table-cell>
          <table:table-cell office:value-type="float" office:value="0.2880859375">
            <text:p>0.2880859375</text:p>
          </table:table-cell>
          <table:table-cell office:value-type="float" office:value="-0.497802734375">
            <text:p>-0.4978027344</text:p>
          </table:table-cell>
          <table:table-cell office:value-type="float" office:value="0">
            <text:p>0</text:p>
          </table:table-cell>
          <table:table-cell office:value-type="float" office:value="55.44">
            <text:p>55.44</text:p>
          </table:table-cell>
          <table:table-cell office:value-type="float" office:value="0">
            <text:p>0</text:p>
          </table:table-cell>
          <table:table-cell office:value-type="float" office:value="24.259098166537">
            <text:p>24.2590981665</text:p>
          </table:table-cell>
          <table:table-cell office:value-type="float" office:value="0.423369950550384">
            <text:p>0.4233699506</text:p>
          </table:table-cell>
          <table:table-cell office:value-type="float" office:value="-24.259098166537">
            <text:p>-24.2590981665</text:p>
          </table:table-cell>
          <table:table-cell office:value-type="float" office:value="-23368.5423170776">
            <text:p>-23368.5423170776</text:p>
          </table:table-cell>
          <table:table-cell office:value-type="float" office:value="-3.78358778625954">
            <text:p>-3.783587786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344970703125">
            <text:p>50.3449707031</text:p>
          </table:table-cell>
          <table:table-cell office:value-type="float" office:value="-0.0318262737390561">
            <text:p>-0.0318262737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3-04_20:11:29_034862</text:p>
          </table:table-cell>
          <table:table-cell office:value-type="float" office:value="4041215">
            <text:p>4041215</text:p>
          </table:table-cell>
          <table:table-cell office:value-type="float" office:value="-197">
            <text:p>-197</text:p>
          </table:table-cell>
          <table:table-cell office:value-type="float" office:value="-29">
            <text:p>-29</text:p>
          </table:table-cell>
          <table:table-cell office:value-type="float" office:value="-204">
            <text:p>-204</text:p>
          </table:table-cell>
          <table:table-cell office:value-type="float" office:value="2.18568702290076">
            <text:p>2.1856870229</text:p>
          </table:table-cell>
          <table:table-cell office:value-type="float" office:value="3.39961832061069">
            <text:p>3.3996183206</text:p>
          </table:table-cell>
          <table:table-cell office:value-type="float" office:value="1.48110687022901">
            <text:p>1.4811068702</text:p>
          </table:table-cell>
          <table:table-cell office:value-type="float" office:value="-0.56337890625">
            <text:p>-0.5633789063</text:p>
          </table:table-cell>
          <table:table-cell office:value-type="float" office:value="0.095703125">
            <text:p>0.095703125</text:p>
          </table:table-cell>
          <table:table-cell office:value-type="float" office:value="-0.46728515625">
            <text:p>-0.467285156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4.488188041921">
            <text:p>24.4881880419</text:p>
          </table:table-cell>
          <table:table-cell office:value-type="float" office:value="0.427368028654816">
            <text:p>0.4273680287</text:p>
          </table:table-cell>
          <table:table-cell office:value-type="float" office:value="-24.488188041921">
            <text:p>-24.4881880419</text:p>
          </table:table-cell>
          <table:table-cell office:value-type="float" office:value="-24587.1465359245">
            <text:p>-24587.1465359245</text:p>
          </table:table-cell>
          <table:table-cell office:value-type="float" office:value="3.39961832061069">
            <text:p>3.399618320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762939453125">
            <text:p>49.7629394531</text:p>
          </table:table-cell>
          <table:table-cell office:value-type="float" office:value="-0.0176889514006996">
            <text:p>-0.0176889514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3-04_20:11:29_085531</text:p>
          </table:table-cell>
          <table:table-cell office:value-type="float" office:value="4091849">
            <text:p>4091849</text:p>
          </table:table-cell>
          <table:table-cell office:value-type="float" office:value="-172">
            <text:p>-172</text:p>
          </table:table-cell>
          <table:table-cell office:value-type="float" office:value="15">
            <text:p>15</text:p>
          </table:table-cell>
          <table:table-cell office:value-type="float" office:value="-173">
            <text:p>-173</text:p>
          </table:table-cell>
          <table:table-cell office:value-type="float" office:value="2.08645038167939">
            <text:p>2.0864503817</text:p>
          </table:table-cell>
          <table:table-cell office:value-type="float" office:value="3.5675572519084">
            <text:p>3.5675572519</text:p>
          </table:table-cell>
          <table:table-cell office:value-type="float" office:value="2.44293893129771">
            <text:p>2.4429389313</text:p>
          </table:table-cell>
          <table:table-cell office:value-type="float" office:value="-0.506494140625">
            <text:p>-0.5064941406</text:p>
          </table:table-cell>
          <table:table-cell office:value-type="float" office:value="-0.302978515625">
            <text:p>-0.3029785156</text:p>
          </table:table-cell>
          <table:table-cell office:value-type="float" office:value="-0.81884765625">
            <text:p>-0.8188476563</text:p>
          </table:table-cell>
          <table:table-cell office:value-type="float" office:value="0">
            <text:p>0</text:p>
          </table:table-cell>
          <table:table-cell office:value-type="float" office:value="44.84">
            <text:p>44.84</text:p>
          </table:table-cell>
          <table:table-cell office:value-type="float" office:value="0">
            <text:p>0</text:p>
          </table:table-cell>
          <table:table-cell office:value-type="float" office:value="24.7193513333507">
            <text:p>24.7193513334</text:p>
          </table:table-cell>
          <table:table-cell office:value-type="float" office:value="0.431402292030553">
            <text:p>0.431402292</text:p>
          </table:table-cell>
          <table:table-cell office:value-type="float" office:value="-24.7193513333507">
            <text:p>-24.7193513334</text:p>
          </table:table-cell>
          <table:table-cell office:value-type="float" office:value="-25830.2354000952">
            <text:p>-25830.2354000952</text:p>
          </table:table-cell>
          <table:table-cell office:value-type="float" office:value="3.5675572519084">
            <text:p>3.567557251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880859375">
            <text:p>50.2880859375</text:p>
          </table:table-cell>
          <table:table-cell office:value-type="float" office:value="-0.0175842368295339">
            <text:p>-0.0175842368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3-04_20:11:29_135011</text:p>
          </table:table-cell>
          <table:table-cell office:value-type="float" office:value="4141329">
            <text:p>4141329</text:p>
          </table:table-cell>
          <table:table-cell office:value-type="float" office:value="-212">
            <text:p>-212</text:p>
          </table:table-cell>
          <table:table-cell office:value-type="float" office:value="113">
            <text:p>113</text:p>
          </table:table-cell>
          <table:table-cell office:value-type="float" office:value="-170">
            <text:p>-170</text:p>
          </table:table-cell>
          <table:table-cell office:value-type="float" office:value="3.78874045801527">
            <text:p>3.788740458</text:p>
          </table:table-cell>
          <table:table-cell office:value-type="float" office:value="-5.27213740458015">
            <text:p>-5.2721374046</text:p>
          </table:table-cell>
          <table:table-cell office:value-type="float" office:value="2.39713740458015">
            <text:p>2.3971374046</text:p>
          </table:table-cell>
          <table:table-cell office:value-type="float" office:value="-0.54677734375">
            <text:p>-0.5467773438</text:p>
          </table:table-cell>
          <table:table-cell office:value-type="float" office:value="-0.65380859375">
            <text:p>-0.6538085938</text:p>
          </table:table-cell>
          <table:table-cell office:value-type="float" office:value="-0.79833984375">
            <text:p>-0.7983398438</text:p>
          </table:table-cell>
          <table:table-cell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0">
            <text:p>0</text:p>
          </table:table-cell>
          <table:table-cell office:value-type="float" office:value="25.5080148699856">
            <text:p>25.50801487</text:p>
          </table:table-cell>
          <table:table-cell office:value-type="float" office:value="0.445166053577411">
            <text:p>0.4451660536</text:p>
          </table:table-cell>
          <table:table-cell office:value-type="float" office:value="-25.5080148699856">
            <text:p>-25.50801487</text:p>
          </table:table-cell>
          <table:table-cell office:value-type="float" office:value="-27101.4574624476">
            <text:p>-27101.4574624476</text:p>
          </table:table-cell>
          <table:table-cell office:value-type="float" office:value="-5.27213740458015">
            <text:p>-5.272137404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36181640625">
            <text:p>49.8361816406</text:p>
          </table:table-cell>
          <table:table-cell office:value-type="float" office:value="-0.0360522896791459">
            <text:p>-0.0360522897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3-04_20:11:29_185882</text:p>
          </table:table-cell>
          <table:table-cell office:value-type="float" office:value="4192199">
            <text:p>4192199</text:p>
          </table:table-cell>
          <table:table-cell office:value-type="float" office:value="-160">
            <text:p>-160</text:p>
          </table:table-cell>
          <table:table-cell office:value-type="float" office:value="-93">
            <text:p>-93</text:p>
          </table:table-cell>
          <table:table-cell office:value-type="float" office:value="-223">
            <text:p>-223</text:p>
          </table:table-cell>
          <table:table-cell office:value-type="float" office:value="0.345992366412215">
            <text:p>0.3459923664</text:p>
          </table:table-cell>
          <table:table-cell office:value-type="float" office:value="-0.508778625954199">
            <text:p>-0.508778626</text:p>
          </table:table-cell>
          <table:table-cell office:value-type="float" office:value="-0.373854961832061">
            <text:p>-0.3738549618</text:p>
          </table:table-cell>
          <table:table-cell office:value-type="float" office:value="-0.691796875">
            <text:p>-0.691796875</text:p>
          </table:table-cell>
          <table:table-cell office:value-type="float" office:value="-0.637451171875">
            <text:p>-0.6374511719</text:p>
          </table:table-cell>
          <table:table-cell office:value-type="float" office:value="-0.82763671875">
            <text:p>-0.8276367188</text:p>
          </table:table-cell>
          <table:table-cell office:value-type="float" office:value="0">
            <text:p>0</text:p>
          </table:table-cell>
          <table:table-cell office:value-type="float" office:value="35.66">
            <text:p>35.66</text:p>
          </table:table-cell>
          <table:table-cell office:value-type="float" office:value="0">
            <text:p>0</text:p>
          </table:table-cell>
          <table:table-cell office:value-type="float" office:value="25.7360122142166">
            <text:p>25.7360122142</text:p>
          </table:table-cell>
          <table:table-cell office:value-type="float" office:value="0.449145064820534">
            <text:p>0.4491450648</text:p>
          </table:table-cell>
          <table:table-cell office:value-type="float" office:value="-25.7360122142166">
            <text:p>-25.7360122142</text:p>
          </table:table-cell>
          <table:table-cell office:value-type="float" office:value="-28387.9816120897">
            <text:p>-28387.9816120897</text:p>
          </table:table-cell>
          <table:table-cell office:value-type="float" office:value="-0.508778625954199">
            <text:p>-0.5087786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92578125">
            <text:p>49.9892578125</text:p>
          </table:table-cell>
          <table:table-cell office:value-type="float" office:value="-0.026753569466125">
            <text:p>-0.0267535695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3-04_20:11:29_235682</text:p>
          </table:table-cell>
          <table:table-cell office:value-type="float" office:value="4242000">
            <text:p>4242000</text:p>
          </table:table-cell>
          <table:table-cell office:value-type="float" office:value="-158">
            <text:p>-158</text:p>
          </table:table-cell>
          <table:table-cell office:value-type="float" office:value="-5">
            <text:p>-5</text:p>
          </table:table-cell>
          <table:table-cell office:value-type="float" office:value="-200">
            <text:p>-200</text:p>
          </table:table-cell>
          <table:table-cell office:value-type="float" office:value="1.49866412213741">
            <text:p>1.4986641221</text:p>
          </table:table-cell>
          <table:table-cell office:value-type="float" office:value="1.62862595419847">
            <text:p>1.6286259542</text:p>
          </table:table-cell>
          <table:table-cell office:value-type="float" office:value="-1.6868320610687">
            <text:p>-1.6868320611</text:p>
          </table:table-cell>
          <table:table-cell office:value-type="float" office:value="-0.780908203125">
            <text:p>-0.7809082031</text:p>
          </table:table-cell>
          <table:table-cell office:value-type="float" office:value="-0.454345703125">
            <text:p>-0.4543457031</text:p>
          </table:table-cell>
          <table:table-cell office:value-type="float" office:value="-0.88720703125">
            <text:p>-0.8872070313</text:p>
          </table:table-cell>
          <table:table-cell office:value-type="float" office:value="0">
            <text:p>0</text:p>
          </table:table-cell>
          <table:table-cell office:value-type="float" office:value="38.31">
            <text:p>38.31</text:p>
          </table:table-cell>
          <table:table-cell office:value-type="float" office:value="0">
            <text:p>0</text:p>
          </table:table-cell>
          <table:table-cell office:value-type="float" office:value="25.9076370594644">
            <text:p>25.9076370595</text:p>
          </table:table-cell>
          <table:table-cell office:value-type="float" office:value="0.452140262817878">
            <text:p>0.4521402628</text:p>
          </table:table-cell>
          <table:table-cell office:value-type="float" office:value="-25.9076370594644">
            <text:p>-25.9076370595</text:p>
          </table:table-cell>
          <table:table-cell office:value-type="float" office:value="-29684.7170378976">
            <text:p>-29684.7170378976</text:p>
          </table:table-cell>
          <table:table-cell office:value-type="float" office:value="1.62862595419847">
            <text:p>1.628625954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224609375">
            <text:p>50.0522460938</text:p>
          </table:table-cell>
          <table:table-cell office:value-type="float" office:value="-0.0226503851510675">
            <text:p>-0.0226503852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3-04_20:11:29_286468</text:p>
          </table:table-cell>
          <table:table-cell office:value-type="float" office:value="4292793">
            <text:p>4292793</text:p>
          </table:table-cell>
          <table:table-cell office:value-type="float" office:value="-224">
            <text:p>-224</text:p>
          </table:table-cell>
          <table:table-cell office:value-type="float" office:value="30">
            <text:p>30</text:p>
          </table:table-cell>
          <table:table-cell office:value-type="float" office:value="-182">
            <text:p>-182</text:p>
          </table:table-cell>
          <table:table-cell office:value-type="float" office:value="0.628435114503818">
            <text:p>0.6284351145</text:p>
          </table:table-cell>
          <table:table-cell office:value-type="float" office:value="2.85">
            <text:p>2.85</text:p>
          </table:table-cell>
          <table:table-cell office:value-type="float" office:value="-2.10667938931298">
            <text:p>-2.1066793893</text:p>
          </table:table-cell>
          <table:table-cell office:value-type="float" office:value="-0.6751953125">
            <text:p>-0.6751953125</text:p>
          </table:table-cell>
          <table:table-cell office:value-type="float" office:value="-0.3076171875">
            <text:p>-0.3076171875</text:p>
          </table:table-cell>
          <table:table-cell office:value-type="float" office:value="-0.8017578125">
            <text:p>-0.8017578125</text:p>
          </table:table-cell>
          <table:table-cell office:value-type="float" office:value="0">
            <text:p>0</text:p>
          </table:table-cell>
          <table:table-cell office:value-type="float" office:value="50.91">
            <text:p>50.91</text:p>
          </table:table-cell>
          <table:table-cell office:value-type="float" office:value="0">
            <text:p>0</text:p>
          </table:table-cell>
          <table:table-cell office:value-type="float" office:value="26.2676127777648">
            <text:p>26.2676127778</text:p>
          </table:table-cell>
          <table:table-cell office:value-type="float" office:value="0.458422561566575">
            <text:p>0.4584225616</text:p>
          </table:table-cell>
          <table:table-cell office:value-type="float" office:value="-26.2676127777648">
            <text:p>-26.2676127778</text:p>
          </table:table-cell>
          <table:table-cell office:value-type="float" office:value="-31002.0416664974">
            <text:p>-31002.0416664974</text:p>
          </table:table-cell>
          <table:table-cell office:value-type="float" office:value="2.85">
            <text:p>2.8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50146484375">
            <text:p>50.1501464844</text:p>
          </table:table-cell>
          <table:table-cell office:value-type="float" office:value="-0.0205676127777648">
            <text:p>-0.0205676128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3-04_20:11:29_336087</text:p>
          </table:table-cell>
          <table:table-cell office:value-type="float" office:value="4342403">
            <text:p>4342403</text:p>
          </table:table-cell>
          <table:table-cell office:value-type="float" office:value="-180">
            <text:p>-180</text:p>
          </table:table-cell>
          <table:table-cell office:value-type="float" office:value="-43">
            <text:p>-43</text:p>
          </table:table-cell>
          <table:table-cell office:value-type="float" office:value="-210">
            <text:p>-210</text:p>
          </table:table-cell>
          <table:table-cell office:value-type="float" office:value="-2.40973282442748">
            <text:p>-2.4097328244</text:p>
          </table:table-cell>
          <table:table-cell office:value-type="float" office:value="3.26221374045801">
            <text:p>3.2622137405</text:p>
          </table:table-cell>
          <table:table-cell office:value-type="float" office:value="-3.3662213740458">
            <text:p>-3.366221374</text:p>
          </table:table-cell>
          <table:table-cell office:value-type="float" office:value="-0.755517578125">
            <text:p>-0.7555175781</text:p>
          </table:table-cell>
          <table:table-cell office:value-type="float" office:value="-0.033447265625">
            <text:p>-0.0334472656</text:p>
          </table:table-cell>
          <table:table-cell office:value-type="float" office:value="-0.593505859375">
            <text:p>-0.5935058594</text:p>
          </table:table-cell>
          <table:table-cell office:value-type="float" office:value="0">
            <text:p>0</text:p>
          </table:table-cell>
          <table:table-cell office:value-type="float" office:value="40.6">
            <text:p>40.6</text:p>
          </table:table-cell>
          <table:table-cell office:value-type="float" office:value="0">
            <text:p>0</text:p>
          </table:table-cell>
          <table:table-cell office:value-type="float" office:value="26.3947600081868">
            <text:p>26.3947600082</text:p>
          </table:table-cell>
          <table:table-cell office:value-type="float" office:value="0.460641535919491">
            <text:p>0.4606415359</text:p>
          </table:table-cell>
          <table:table-cell office:value-type="float" office:value="-26.3947600081868">
            <text:p>-26.3947600082</text:p>
          </table:table-cell>
          <table:table-cell office:value-type="float" office:value="-32319.6144717498">
            <text:p>-32319.6144717498</text:p>
          </table:table-cell>
          <table:table-cell office:value-type="float" office:value="3.26221374045801">
            <text:p>3.26221374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1796875">
            <text:p>49.91796875</text:p>
          </table:table-cell>
          <table:table-cell office:value-type="float" office:value="-0.0198703325272708">
            <text:p>-0.0198703325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3-04_20:11:29_386311</text:p>
          </table:table-cell>
          <table:table-cell office:value-type="float" office:value="4392627">
            <text:p>4392627</text:p>
          </table:table-cell>
          <table:table-cell office:value-type="float" office:value="-141">
            <text:p>-141</text:p>
          </table:table-cell>
          <table:table-cell office:value-type="float" office:value="-26">
            <text:p>-26</text:p>
          </table:table-cell>
          <table:table-cell office:value-type="float" office:value="-196">
            <text:p>-196</text:p>
          </table:table-cell>
          <table:table-cell office:value-type="float" office:value="-3.18835877862595">
            <text:p>-3.1883587786</text:p>
          </table:table-cell>
          <table:table-cell office:value-type="float" office:value="-1.27977099236641">
            <text:p>-1.2797709924</text:p>
          </table:table-cell>
          <table:table-cell office:value-type="float" office:value="-3.4043893129771">
            <text:p>-3.404389313</text:p>
          </table:table-cell>
          <table:table-cell office:value-type="float" office:value="-0.8666015625">
            <text:p>-0.8666015625</text:p>
          </table:table-cell>
          <table:table-cell office:value-type="float" office:value="0.185302734375">
            <text:p>0.1853027344</text:p>
          </table:table-cell>
          <table:table-cell office:value-type="float" office:value="-0.681396484375">
            <text:p>-0.6813964844</text:p>
          </table:table-cell>
          <table:table-cell office:value-type="float" office:value="0">
            <text:p>0</text:p>
          </table:table-cell>
          <table:table-cell office:value-type="float" office:value="35.73">
            <text:p>35.73</text:p>
          </table:table-cell>
          <table:table-cell office:value-type="float" office:value="0">
            <text:p>0</text:p>
          </table:table-cell>
          <table:table-cell office:value-type="float" office:value="26.6443624252703">
            <text:p>26.6443624253</text:p>
          </table:table-cell>
          <table:table-cell office:value-type="float" office:value="0.464997599044857">
            <text:p>0.464997599</text:p>
          </table:table-cell>
          <table:table-cell office:value-type="float" office:value="-26.6443624252703">
            <text:p>-26.6443624253</text:p>
          </table:table-cell>
          <table:table-cell office:value-type="float" office:value="-33654.3955517036">
            <text:p>-33654.3955517036</text:p>
          </table:table-cell>
          <table:table-cell office:value-type="float" office:value="-1.27977099236641">
            <text:p>-1.279770992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9619140625">
            <text:p>50.0961914063</text:p>
          </table:table-cell>
          <table:table-cell office:value-type="float" office:value="-0.0292039044100031">
            <text:p>-0.029203904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436509</text:p>
          </table:table-cell>
          <table:table-cell office:value-type="float" office:value="4442832">
            <text:p>4442832</text:p>
          </table:table-cell>
          <table:table-cell office:value-type="float" office:value="-209">
            <text:p>-209</text:p>
          </table:table-cell>
          <table:table-cell office:value-type="float" office:value="5">
            <text:p>5</text:p>
          </table:table-cell>
          <table:table-cell office:value-type="float" office:value="-189">
            <text:p>-189</text:p>
          </table:table-cell>
          <table:table-cell office:value-type="float" office:value="-4.40209923664122">
            <text:p>-4.4020992366</text:p>
          </table:table-cell>
          <table:table-cell office:value-type="float" office:value="-1.19580152671756">
            <text:p>-1.1958015267</text:p>
          </table:table-cell>
          <table:table-cell office:value-type="float" office:value="-4.24408396946565">
            <text:p>-4.2440839695</text:p>
          </table:table-cell>
          <table:table-cell office:value-type="float" office:value="-0.815576171875">
            <text:p>-0.8155761719</text:p>
          </table:table-cell>
          <table:table-cell office:value-type="float" office:value="0.081298828125">
            <text:p>0.0812988281</text:p>
          </table:table-cell>
          <table:table-cell office:value-type="float" office:value="-0.688232421875">
            <text:p>-0.6882324219</text:p>
          </table:table-cell>
          <table:table-cell office:value-type="float" office:value="0">
            <text:p>0</text:p>
          </table:table-cell>
          <table:table-cell office:value-type="float" office:value="47.88">
            <text:p>47.88</text:p>
          </table:table-cell>
          <table:table-cell office:value-type="float" office:value="0">
            <text:p>0</text:p>
          </table:table-cell>
          <table:table-cell office:value-type="float" office:value="27.1276658449037">
            <text:p>27.1276658449</text:p>
          </table:table-cell>
          <table:table-cell office:value-type="float" office:value="0.473432213698145">
            <text:p>0.4734322137</text:p>
          </table:table-cell>
          <table:table-cell office:value-type="float" office:value="-27.1276658449037">
            <text:p>-27.1276658449</text:p>
          </table:table-cell>
          <table:table-cell office:value-type="float" office:value="-35010.5602860941">
            <text:p>-35010.5602860941</text:p>
          </table:table-cell>
          <table:table-cell office:value-type="float" office:value="-1.19580152671756">
            <text:p>-1.195801526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1943359375">
            <text:p>49.9919433594</text:p>
          </table:table-cell>
          <table:table-cell office:value-type="float" office:value="-0.0295192688983388">
            <text:p>-0.029519268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487162</text:p>
          </table:table-cell>
          <table:table-cell office:value-type="float" office:value="4493583">
            <text:p>4493583</text:p>
          </table:table-cell>
          <table:table-cell office:value-type="float" office:value="-165">
            <text:p>-165</text:p>
          </table:table-cell>
          <table:table-cell office:value-type="float" office:value="32">
            <text:p>32</text:p>
          </table:table-cell>
          <table:table-cell office:value-type="float" office:value="-186">
            <text:p>-186</text:p>
          </table:table-cell>
          <table:table-cell office:value-type="float" office:value="-3.75324427480916">
            <text:p>-3.7532442748</text:p>
          </table:table-cell>
          <table:table-cell office:value-type="float" office:value="0.231679389312977">
            <text:p>0.2316793893</text:p>
          </table:table-cell>
          <table:table-cell office:value-type="float" office:value="-3.12958015267176">
            <text:p>-3.1295801527</text:p>
          </table:table-cell>
          <table:table-cell office:value-type="float" office:value="-0.781884765625">
            <text:p>-0.7818847656</text:p>
          </table:table-cell>
          <table:table-cell office:value-type="float" office:value="-0.141845703125">
            <text:p>-0.1418457031</text:p>
          </table:table-cell>
          <table:table-cell office:value-type="float" office:value="-0.736572265625">
            <text:p>-0.7365722656</text:p>
          </table:table-cell>
          <table:table-cell office:value-type="float" office:value="0">
            <text:p>0</text:p>
          </table:table-cell>
          <table:table-cell office:value-type="float" office:value="41.58">
            <text:p>41.58</text:p>
          </table:table-cell>
          <table:table-cell office:value-type="float" office:value="0">
            <text:p>0</text:p>
          </table:table-cell>
          <table:table-cell office:value-type="float" office:value="27.405315461692">
            <text:p>27.4053154617</text:p>
          </table:table-cell>
          <table:table-cell office:value-type="float" office:value="0.478277756748552">
            <text:p>0.4782777567</text:p>
          </table:table-cell>
          <table:table-cell office:value-type="float" office:value="-27.405315461692">
            <text:p>-27.4053154617</text:p>
          </table:table-cell>
          <table:table-cell office:value-type="float" office:value="-36384.2784866148">
            <text:p>-36384.2784866148</text:p>
          </table:table-cell>
          <table:table-cell office:value-type="float" office:value="0.231679389312977">
            <text:p>0.231679389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259765625">
            <text:p>50.1259765625</text:p>
          </table:table-cell>
          <table:table-cell office:value-type="float" office:value="-0.0269419566830661">
            <text:p>-0.026941956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536630</text:p>
          </table:table-cell>
          <table:table-cell office:value-type="float" office:value="4542951">
            <text:p>4542951</text:p>
          </table:table-cell>
          <table:table-cell office:value-type="float" office:value="-167">
            <text:p>-167</text:p>
          </table:table-cell>
          <table:table-cell office:value-type="float" office:value="-48">
            <text:p>-48</text:p>
          </table:table-cell>
          <table:table-cell office:value-type="float" office:value="-211">
            <text:p>-211</text:p>
          </table:table-cell>
          <table:table-cell office:value-type="float" office:value="0.353625954198475">
            <text:p>0.3536259542</text:p>
          </table:table-cell>
          <table:table-cell office:value-type="float" office:value="0.361450381679389">
            <text:p>0.3614503817</text:p>
          </table:table-cell>
          <table:table-cell office:value-type="float" office:value="0.0383587786259543">
            <text:p>0.0383587786</text:p>
          </table:table-cell>
          <table:table-cell office:value-type="float" office:value="-0.668359375">
            <text:p>-0.668359375</text:p>
          </table:table-cell>
          <table:table-cell office:value-type="float" office:value="-0.427734375">
            <text:p>-0.427734375</text:p>
          </table:table-cell>
          <table:table-cell office:value-type="float" office:value="-0.867919921875">
            <text:p>-0.8679199219</text:p>
          </table:table-cell>
          <table:table-cell office:value-type="float" office:value="0">
            <text:p>0</text:p>
          </table:table-cell>
          <table:table-cell office:value-type="float" office:value="38.36">
            <text:p>38.36</text:p>
          </table:table-cell>
          <table:table-cell office:value-type="float" office:value="0">
            <text:p>0</text:p>
          </table:table-cell>
          <table:table-cell office:value-type="float" office:value="27.6067680410129">
            <text:p>27.606768041</text:p>
          </table:table-cell>
          <table:table-cell office:value-type="float" office:value="0.481793508569161">
            <text:p>0.4817935086</text:p>
          </table:table-cell>
          <table:table-cell office:value-type="float" office:value="-27.6067680410129">
            <text:p>-27.606768041</text:p>
          </table:table-cell>
          <table:table-cell office:value-type="float" office:value="-37764.3944708565">
            <text:p>-37764.3944708565</text:p>
          </table:table-cell>
          <table:table-cell office:value-type="float" office:value="0.361450381679389">
            <text:p>0.36145038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1943359375">
            <text:p>49.9919433594</text:p>
          </table:table-cell>
          <table:table-cell office:value-type="float" office:value="-0.0268838672776541">
            <text:p>-0.026883867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586747</text:p>
          </table:table-cell>
          <table:table-cell office:value-type="float" office:value="4593328">
            <text:p>4593328</text:p>
          </table:table-cell>
          <table:table-cell office:value-type="float" office:value="-190">
            <text:p>-190</text:p>
          </table:table-cell>
          <table:table-cell office:value-type="float" office:value="-24">
            <text:p>-24</text:p>
          </table:table-cell>
          <table:table-cell office:value-type="float" office:value="-169">
            <text:p>-169</text:p>
          </table:table-cell>
          <table:table-cell office:value-type="float" office:value="1.73530534351145">
            <text:p>1.7353053435</text:p>
          </table:table-cell>
          <table:table-cell office:value-type="float" office:value="2.33854961832061">
            <text:p>2.3385496183</text:p>
          </table:table-cell>
          <table:table-cell office:value-type="float" office:value="-0.00744274809160295">
            <text:p>-0.0074427481</text:p>
          </table:table-cell>
          <table:table-cell office:value-type="float" office:value="-0.562646484375">
            <text:p>-0.5626464844</text:p>
          </table:table-cell>
          <table:table-cell office:value-type="float" office:value="-0.53125">
            <text:p>-0.53125</text:p>
          </table:table-cell>
          <table:table-cell office:value-type="float" office:value="-0.6962890625">
            <text:p>-0.6962890625</text:p>
          </table:table-cell>
          <table:table-cell office:value-type="float" office:value="0">
            <text:p>0</text:p>
          </table:table-cell>
          <table:table-cell office:value-type="float" office:value="48.35">
            <text:p>48.35</text:p>
          </table:table-cell>
          <table:table-cell office:value-type="float" office:value="0">
            <text:p>0</text:p>
          </table:table-cell>
          <table:table-cell office:value-type="float" office:value="27.9074364349621">
            <text:p>27.907436435</text:p>
          </table:table-cell>
          <table:table-cell office:value-type="float" office:value="0.487040775479269">
            <text:p>0.4870407755</text:p>
          </table:table-cell>
          <table:table-cell office:value-type="float" office:value="-27.9074364349621">
            <text:p>-27.907436435</text:p>
          </table:table-cell>
          <table:table-cell office:value-type="float" office:value="-39155.3035555771">
            <text:p>-39155.3035555771</text:p>
          </table:table-cell>
          <table:table-cell office:value-type="float" office:value="2.33854961832061">
            <text:p>2.338549618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40087890625">
            <text:p>49.8400878906</text:p>
          </table:table-cell>
          <table:table-cell office:value-type="float" office:value="-0.0232303371983209">
            <text:p>-0.023230337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637063</text:p>
          </table:table-cell>
          <table:table-cell office:value-type="float" office:value="4643382">
            <text:p>4643382</text:p>
          </table:table-cell>
          <table:table-cell office:value-type="float" office:value="-235">
            <text:p>-235</text:p>
          </table:table-cell>
          <table:table-cell office:value-type="float" office:value="30">
            <text:p>30</text:p>
          </table:table-cell>
          <table:table-cell office:value-type="float" office:value="-165">
            <text:p>-165</text:p>
          </table:table-cell>
          <table:table-cell office:value-type="float" office:value="0.971946564885497">
            <text:p>0.9719465649</text:p>
          </table:table-cell>
          <table:table-cell office:value-type="float" office:value="1.94160305343511">
            <text:p>1.9416030534</text:p>
          </table:table-cell>
          <table:table-cell office:value-type="float" office:value="0.427671755725191">
            <text:p>0.4276717557</text:p>
          </table:table-cell>
          <table:table-cell office:value-type="float" office:value="-0.558984375">
            <text:p>-0.558984375</text:p>
          </table:table-cell>
          <table:table-cell office:value-type="float" office:value="-0.467041015625">
            <text:p>-0.4670410156</text:p>
          </table:table-cell>
          <table:table-cell office:value-type="float" office:value="-0.701904296875">
            <text:p>-0.7019042969</text:p>
          </table:table-cell>
          <table:table-cell office:value-type="float" office:value="0">
            <text:p>0</text:p>
          </table:table-cell>
          <table:table-cell office:value-type="float" office:value="54.93">
            <text:p>54.93</text:p>
          </table:table-cell>
          <table:table-cell office:value-type="float" office:value="0">
            <text:p>0</text:p>
          </table:table-cell>
          <table:table-cell office:value-type="float" office:value="28.352749411128">
            <text:p>28.3527494111</text:p>
          </table:table-cell>
          <table:table-cell office:value-type="float" office:value="0.494812380647959">
            <text:p>0.4948123806</text:p>
          </table:table-cell>
          <table:table-cell office:value-type="float" office:value="-28.352749411128">
            <text:p>-28.3527494111</text:p>
          </table:table-cell>
          <table:table-cell office:value-type="float" office:value="-40573.024090829">
            <text:p>-40573.024090829</text:p>
          </table:table-cell>
          <table:table-cell office:value-type="float" office:value="1.94160305343511">
            <text:p>1.941603053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029296875">
            <text:p>50.0029296875</text:p>
          </table:table-cell>
          <table:table-cell office:value-type="float" office:value="-0.0244695433042578">
            <text:p>-0.024469543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687183</text:p>
          </table:table-cell>
          <table:table-cell office:value-type="float" office:value="4693583">
            <text:p>4693583</text:p>
          </table:table-cell>
          <table:table-cell office:value-type="float" office:value="-182">
            <text:p>-182</text:p>
          </table:table-cell>
          <table:table-cell office:value-type="float" office:value="-84">
            <text:p>-84</text:p>
          </table:table-cell>
          <table:table-cell office:value-type="float" office:value="-194">
            <text:p>-194</text:p>
          </table:table-cell>
          <table:table-cell office:value-type="float" office:value="0.10171755725191">
            <text:p>0.1017175573</text:p>
          </table:table-cell>
          <table:table-cell office:value-type="float" office:value="3.71259541984733">
            <text:p>3.7125954198</text:p>
          </table:table-cell>
          <table:table-cell office:value-type="float" office:value="1.11469465648855">
            <text:p>1.1146946565</text:p>
          </table:table-cell>
          <table:table-cell office:value-type="float" office:value="-0.608056640625">
            <text:p>-0.6080566406</text:p>
          </table:table-cell>
          <table:table-cell office:value-type="float" office:value="-0.36474609375">
            <text:p>-0.3647460938</text:p>
          </table:table-cell>
          <table:table-cell office:value-type="float" office:value="-0.76904296875">
            <text:p>-0.7690429688</text:p>
          </table:table-cell>
          <table:table-cell office:value-type="float" office:value="0">
            <text:p>0</text:p>
          </table:table-cell>
          <table:table-cell office:value-type="float" office:value="43.18">
            <text:p>43.18</text:p>
          </table:table-cell>
          <table:table-cell office:value-type="float" office:value="0">
            <text:p>0</text:p>
          </table:table-cell>
          <table:table-cell office:value-type="float" office:value="28.4668968648769">
            <text:p>28.4668968649</text:p>
          </table:table-cell>
          <table:table-cell office:value-type="float" office:value="0.496804482807625">
            <text:p>0.4968044828</text:p>
          </table:table-cell>
          <table:table-cell office:value-type="float" office:value="-28.4668968648769">
            <text:p>-28.4668968649</text:p>
          </table:table-cell>
          <table:table-cell office:value-type="float" office:value="-41999.3782520276">
            <text:p>-41999.3782520276</text:p>
          </table:table-cell>
          <table:table-cell office:value-type="float" office:value="3.71259541984733">
            <text:p>3.71259541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05712890625">
            <text:p>50.1057128906</text:p>
          </table:table-cell>
          <table:table-cell office:value-type="float" office:value="-0.0210417060251822">
            <text:p>-0.02104170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737694</text:p>
          </table:table-cell>
          <table:table-cell office:value-type="float" office:value="4744015">
            <text:p>4744015</text:p>
          </table:table-cell>
          <table:table-cell office:value-type="float" office:value="-181">
            <text:p>-181</text:p>
          </table:table-cell>
          <table:table-cell office:value-type="float" office:value="48">
            <text:p>48</text:p>
          </table:table-cell>
          <table:table-cell office:value-type="float" office:value="-182">
            <text:p>-182</text:p>
          </table:table-cell>
          <table:table-cell office:value-type="float" office:value="0.903244274809162">
            <text:p>0.9032442748</text:p>
          </table:table-cell>
          <table:table-cell office:value-type="float" office:value="5.29274809160305">
            <text:p>5.2927480916</text:p>
          </table:table-cell>
          <table:table-cell office:value-type="float" office:value="-1.61049618320611">
            <text:p>-1.6104961832</text:p>
          </table:table-cell>
          <table:table-cell office:value-type="float" office:value="-0.691064453125">
            <text:p>-0.6910644531</text:p>
          </table:table-cell>
          <table:table-cell office:value-type="float" office:value="-0.39501953125">
            <text:p>-0.3950195313</text:p>
          </table:table-cell>
          <table:table-cell office:value-type="float" office:value="-0.87939453125">
            <text:p>-0.8793945313</text:p>
          </table:table-cell>
          <table:table-cell office:value-type="float" office:value="0">
            <text:p>0</text:p>
          </table:table-cell>
          <table:table-cell office:value-type="float" office:value="44.85">
            <text:p>44.85</text:p>
          </table:table-cell>
          <table:table-cell office:value-type="float" office:value="0">
            <text:p>0</text:p>
          </table:table-cell>
          <table:table-cell office:value-type="float" office:value="28.5351286148625">
            <text:p>28.5351286149</text:p>
          </table:table-cell>
          <table:table-cell office:value-type="float" office:value="0.497995263784685">
            <text:p>0.4979952638</text:p>
          </table:table-cell>
          <table:table-cell office:value-type="float" office:value="-28.5351286148625">
            <text:p>-28.5351286149</text:p>
          </table:table-cell>
          <table:table-cell office:value-type="float" office:value="-43426.1068164341">
            <text:p>-43426.1068164341</text:p>
          </table:table-cell>
          <table:table-cell office:value-type="float" office:value="5.29274809160305">
            <text:p>5.29274809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90234375">
            <text:p>49.9990234375</text:p>
          </table:table-cell>
          <table:table-cell office:value-type="float" office:value="-0.0179496324316563">
            <text:p>-0.017949632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787350</text:p>
          </table:table-cell>
          <table:table-cell office:value-type="float" office:value="4793737">
            <text:p>4793737</text:p>
          </table:table-cell>
          <table:table-cell office:value-type="float" office:value="-165">
            <text:p>-165</text:p>
          </table:table-cell>
          <table:table-cell office:value-type="float" office:value="-28">
            <text:p>-28</text:p>
          </table:table-cell>
          <table:table-cell office:value-type="float" office:value="-215">
            <text:p>-215</text:p>
          </table:table-cell>
          <table:table-cell office:value-type="float" office:value="2.43759541984733">
            <text:p>2.4375954198</text:p>
          </table:table-cell>
          <table:table-cell office:value-type="float" office:value="3.55992366412214">
            <text:p>3.5599236641</text:p>
          </table:table-cell>
          <table:table-cell office:value-type="float" office:value="-0.663931297709924">
            <text:p>-0.6639312977</text:p>
          </table:table-cell>
          <table:table-cell office:value-type="float" office:value="-0.64443359375">
            <text:p>-0.6444335938</text:p>
          </table:table-cell>
          <table:table-cell office:value-type="float" office:value="-0.460693359375">
            <text:p>-0.4606933594</text:p>
          </table:table-cell>
          <table:table-cell office:value-type="float" office:value="-0.85693359375">
            <text:p>-0.8569335938</text:p>
          </table:table-cell>
          <table:table-cell office:value-type="float" office:value="0">
            <text:p>0</text:p>
          </table:table-cell>
          <table:table-cell office:value-type="float" office:value="37.51">
            <text:p>37.51</text:p>
          </table:table-cell>
          <table:table-cell office:value-type="float" office:value="0">
            <text:p>0</text:p>
          </table:table-cell>
          <table:table-cell office:value-type="float" office:value="28.5398459565853">
            <text:p>28.5398459566</text:p>
          </table:table-cell>
          <table:table-cell office:value-type="float" office:value="0.498077590865362">
            <text:p>0.4980775909</text:p>
          </table:table-cell>
          <table:table-cell office:value-type="float" office:value="-28.5398459565853">
            <text:p>-28.5398459566</text:p>
          </table:table-cell>
          <table:table-cell office:value-type="float" office:value="-44855.4054348229">
            <text:p>-44855.4054348229</text:p>
          </table:table-cell>
          <table:table-cell office:value-type="float" office:value="3.55992366412214">
            <text:p>3.559923664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0810546875">
            <text:p>50.0808105469</text:p>
          </table:table-cell>
          <table:table-cell office:value-type="float" office:value="-0.021419998628341">
            <text:p>-0.021419998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838044</text:p>
          </table:table-cell>
          <table:table-cell office:value-type="float" office:value="4844360">
            <text:p>4844360</text:p>
          </table:table-cell>
          <table:table-cell office:value-type="float" office:value="-166">
            <text:p>-166</text:p>
          </table:table-cell>
          <table:table-cell office:value-type="float" office:value="-29">
            <text:p>-29</text:p>
          </table:table-cell>
          <table:table-cell office:value-type="float" office:value="-182">
            <text:p>-182</text:p>
          </table:table-cell>
          <table:table-cell office:value-type="float" office:value="2.77347328244275">
            <text:p>2.7734732824</text:p>
          </table:table-cell>
          <table:table-cell office:value-type="float" office:value="5.35381679389313">
            <text:p>5.3538167939</text:p>
          </table:table-cell>
          <table:table-cell office:value-type="float" office:value="-1.02270992366412">
            <text:p>-1.0227099237</text:p>
          </table:table-cell>
          <table:table-cell office:value-type="float" office:value="-0.512841796875">
            <text:p>-0.5128417969</text:p>
          </table:table-cell>
          <table:table-cell office:value-type="float" office:value="-0.466796875">
            <text:p>-0.466796875</text:p>
          </table:table-cell>
          <table:table-cell office:value-type="float" office:value="-0.767822265625">
            <text:p>-0.7678222656</text:p>
          </table:table-cell>
          <table:table-cell office:value-type="float" office:value="0">
            <text:p>0</text:p>
          </table:table-cell>
          <table:table-cell office:value-type="float" office:value="42.37">
            <text:p>42.37</text:p>
          </table:table-cell>
          <table:table-cell office:value-type="float" office:value="0">
            <text:p>0</text:p>
          </table:table-cell>
          <table:table-cell office:value-type="float" office:value="28.5533648544083">
            <text:p>28.5533648544</text:p>
          </table:table-cell>
          <table:table-cell office:value-type="float" office:value="0.498313522764544">
            <text:p>0.4983135228</text:p>
          </table:table-cell>
          <table:table-cell office:value-type="float" office:value="-28.5533648544083">
            <text:p>-28.5533648544</text:p>
          </table:table-cell>
          <table:table-cell office:value-type="float" office:value="-46287.2144731301">
            <text:p>-46287.2144731301</text:p>
          </table:table-cell>
          <table:table-cell office:value-type="float" office:value="5.35381679389313">
            <text:p>5.353816793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4501953125">
            <text:p>50.1450195313</text:p>
          </table:table-cell>
          <table:table-cell office:value-type="float" office:value="-0.0178457312666221">
            <text:p>-0.0178457313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888017</text:p>
          </table:table-cell>
          <table:table-cell office:value-type="float" office:value="4894335">
            <text:p>4894335</text:p>
          </table:table-cell>
          <table:table-cell office:value-type="float" office:value="-234">
            <text:p>-234</text:p>
          </table:table-cell>
          <table:table-cell office:value-type="float" office:value="102">
            <text:p>102</text:p>
          </table:table-cell>
          <table:table-cell office:value-type="float" office:value="-177">
            <text:p>-177</text:p>
          </table:table-cell>
          <table:table-cell office:value-type="float" office:value="4.10171755725191">
            <text:p>4.1017175573</text:p>
          </table:table-cell>
          <table:table-cell office:value-type="float" office:value="5.34618320610687">
            <text:p>5.3461832061</text:p>
          </table:table-cell>
          <table:table-cell office:value-type="float" office:value="-0.251717557251908">
            <text:p>-0.2517175573</text:p>
          </table:table-cell>
          <table:table-cell office:value-type="float" office:value="-0.44619140625">
            <text:p>-0.4461914063</text:p>
          </table:table-cell>
          <table:table-cell office:value-type="float" office:value="-0.37890625">
            <text:p>-0.37890625</text:p>
          </table:table-cell>
          <table:table-cell office:value-type="float" office:value="-0.8681640625">
            <text:p>-0.8681640625</text:p>
          </table:table-cell>
          <table:table-cell office:value-type="float" office:value="0">
            <text:p>0</text:p>
          </table:table-cell>
          <table:table-cell office:value-type="float" office:value="52.9">
            <text:p>52.9</text:p>
          </table:table-cell>
          <table:table-cell office:value-type="float" office:value="0">
            <text:p>0</text:p>
          </table:table-cell>
          <table:table-cell office:value-type="float" office:value="28.7785478175904">
            <text:p>28.7785478176</text:p>
          </table:table-cell>
          <table:table-cell office:value-type="float" office:value="0.502243417409955">
            <text:p>0.5022434174</text:p>
          </table:table-cell>
          <table:table-cell office:value-type="float" office:value="-28.7785478175904">
            <text:p>-28.7785478176</text:p>
          </table:table-cell>
          <table:table-cell office:value-type="float" office:value="-47724.9333898337">
            <text:p>-47724.9333898337</text:p>
          </table:table-cell>
          <table:table-cell office:value-type="float" office:value="5.34618320610687">
            <text:p>5.346183206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80078125">
            <text:p>49.9580078125</text:p>
          </table:table-cell>
          <table:table-cell office:value-type="float" office:value="-0.0180861814053767">
            <text:p>-0.0180861814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938107</text:p>
          </table:table-cell>
          <table:table-cell office:value-type="float" office:value="4944460">
            <text:p>4944460</text:p>
          </table:table-cell>
          <table:table-cell office:value-type="float" office:value="-237">
            <text:p>-237</text:p>
          </table:table-cell>
          <table:table-cell office:value-type="float" office:value="-36">
            <text:p>-36</text:p>
          </table:table-cell>
          <table:table-cell office:value-type="float" office:value="-230">
            <text:p>-230</text:p>
          </table:table-cell>
          <table:table-cell office:value-type="float" office:value="0.826908396946566">
            <text:p>0.8269083969</text:p>
          </table:table-cell>
          <table:table-cell office:value-type="float" office:value="7.14007633587786">
            <text:p>7.1400763359</text:p>
          </table:table-cell>
          <table:table-cell office:value-type="float" office:value="-0.518893129770992">
            <text:p>-0.5188931298</text:p>
          </table:table-cell>
          <table:table-cell office:value-type="float" office:value="-0.449853515625">
            <text:p>-0.4498535156</text:p>
          </table:table-cell>
          <table:table-cell office:value-type="float" office:value="-0.27392578125">
            <text:p>-0.2739257813</text:p>
          </table:table-cell>
          <table:table-cell office:value-type="float" office:value="-0.927490234375">
            <text:p>-0.9274902344</text:p>
          </table:table-cell>
          <table:table-cell office:value-type="float" office:value="0">
            <text:p>0</text:p>
          </table:table-cell>
          <table:table-cell office:value-type="float" office:value="45.86">
            <text:p>45.86</text:p>
          </table:table-cell>
          <table:table-cell office:value-type="float" office:value="0">
            <text:p>0</text:p>
          </table:table-cell>
          <table:table-cell office:value-type="float" office:value="28.7699561132524">
            <text:p>28.7699561133</text:p>
          </table:table-cell>
          <table:table-cell office:value-type="float" office:value="0.50209347492587">
            <text:p>0.5020934749</text:p>
          </table:table-cell>
          <table:table-cell office:value-type="float" office:value="-28.7699561132524">
            <text:p>-28.7699561133</text:p>
          </table:table-cell>
          <table:table-cell office:value-type="float" office:value="-49165.0747916219">
            <text:p>-49165.0747916219</text:p>
          </table:table-cell>
          <table:table-cell office:value-type="float" office:value="7.14007633587786">
            <text:p>7.140076335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712890625">
            <text:p>50.0571289063</text:p>
          </table:table-cell>
          <table:table-cell office:value-type="float" office:value="-0.0144898034414966">
            <text:p>-0.0144898034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29_989917</text:p>
          </table:table-cell>
          <table:table-cell office:value-type="float" office:value="4996566">
            <text:p>4996566</text:p>
          </table:table-cell>
          <table:table-cell office:value-type="float" office:value="-263">
            <text:p>-263</text:p>
          </table:table-cell>
          <table:table-cell office:value-type="float" office:value="90">
            <text:p>90</text:p>
          </table:table-cell>
          <table:table-cell office:value-type="float" office:value="-161">
            <text:p>-161</text:p>
          </table:table-cell>
          <table:table-cell office:value-type="float" office:value="3.76583969465649">
            <text:p>3.7658396947</text:p>
          </table:table-cell>
          <table:table-cell office:value-type="float" office:value="4.34618320610687">
            <text:p>4.3461832061</text:p>
          </table:table-cell>
          <table:table-cell office:value-type="float" office:value="-0.236450381679389">
            <text:p>-0.2364503817</text:p>
          </table:table-cell>
          <table:table-cell office:value-type="float" office:value="-0.53359375">
            <text:p>-0.53359375</text:p>
          </table:table-cell>
          <table:table-cell office:value-type="float" office:value="-0.169189453125">
            <text:p>-0.1691894531</text:p>
          </table:table-cell>
          <table:table-cell office:value-type="float" office:value="-1.081298828125">
            <text:p>-1.0812988281</text:p>
          </table:table-cell>
          <table:table-cell office:value-type="float" office:value="0">
            <text:p>0</text:p>
          </table:table-cell>
          <table:table-cell office:value-type="float" office:value="58.53">
            <text:p>58.53</text:p>
          </table:table-cell>
          <table:table-cell office:value-type="float" office:value="0">
            <text:p>0</text:p>
          </table:table-cell>
          <table:table-cell office:value-type="float" office:value="29.1520979035056">
            <text:p>29.1520979035</text:p>
          </table:table-cell>
          <table:table-cell office:value-type="float" office:value="0.508762616117026">
            <text:p>0.5087626161</text:p>
          </table:table-cell>
          <table:table-cell office:value-type="float" office:value="-29.1520979035056">
            <text:p>-29.1520979035</text:p>
          </table:table-cell>
          <table:table-cell office:value-type="float" office:value="-50623.4341112058">
            <text:p>-50623.4341112058</text:p>
          </table:table-cell>
          <table:table-cell office:value-type="float" office:value="4.34618320610687">
            <text:p>4.346183206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587890625">
            <text:p>50.0258789063</text:p>
          </table:table-cell>
          <table:table-cell office:value-type="float" office:value="-0.0204597314912918">
            <text:p>-0.0204597315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038999</text:p>
          </table:table-cell>
          <table:table-cell office:value-type="float" office:value="5045320">
            <text:p>5045320</text:p>
          </table:table-cell>
          <table:table-cell office:value-type="float" office:value="-166">
            <text:p>-166</text:p>
          </table:table-cell>
          <table:table-cell office:value-type="float" office:value="-132">
            <text:p>-132</text:p>
          </table:table-cell>
          <table:table-cell office:value-type="float" office:value="-197">
            <text:p>-197</text:p>
          </table:table-cell>
          <table:table-cell office:value-type="float" office:value="2.2162213740458">
            <text:p>2.216221374</text:p>
          </table:table-cell>
          <table:table-cell office:value-type="float" office:value="2.82709923664122">
            <text:p>2.8270992366</text:p>
          </table:table-cell>
          <table:table-cell office:value-type="float" office:value="-0.0761450381679388">
            <text:p>-0.0761450382</text:p>
          </table:table-cell>
          <table:table-cell office:value-type="float" office:value="-0.552392578125">
            <text:p>-0.5523925781</text:p>
          </table:table-cell>
          <table:table-cell office:value-type="float" office:value="0.057373046875">
            <text:p>0.0573730469</text:p>
          </table:table-cell>
          <table:table-cell office:value-type="float" office:value="-0.922607421875">
            <text:p>-0.9226074219</text:p>
          </table:table-cell>
          <table:table-cell office:value-type="float" office:value="0">
            <text:p>0</text:p>
          </table:table-cell>
          <table:table-cell office:value-type="float" office:value="40.12">
            <text:p>40.12</text:p>
          </table:table-cell>
          <table:table-cell office:value-type="float" office:value="0">
            <text:p>0</text:p>
          </table:table-cell>
          <table:table-cell office:value-type="float" office:value="29.2326672268488">
            <text:p>29.2326672268</text:p>
          </table:table-cell>
          <table:table-cell office:value-type="float" office:value="0.51016871251045">
            <text:p>0.5101687125</text:p>
          </table:table-cell>
          <table:table-cell office:value-type="float" office:value="-29.2326672268488">
            <text:p>-29.2326672268</text:p>
          </table:table-cell>
          <table:table-cell office:value-type="float" office:value="-52088.1934267097">
            <text:p>-52088.1934267097</text:p>
          </table:table-cell>
          <table:table-cell office:value-type="float" office:value="2.82709923664122">
            <text:p>2.82709923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0693359375">
            <text:p>50.1069335938</text:p>
          </table:table-cell>
          <table:table-cell office:value-type="float" office:value="-0.0235784687535663">
            <text:p>-0.0235784688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089177</text:p>
          </table:table-cell>
          <table:table-cell office:value-type="float" office:value="5095502">
            <text:p>5095502</text:p>
          </table:table-cell>
          <table:table-cell office:value-type="float" office:value="-225">
            <text:p>-225</text:p>
          </table:table-cell>
          <table:table-cell office:value-type="float" office:value="-4">
            <text:p>-4</text:p>
          </table:table-cell>
          <table:table-cell office:value-type="float" office:value="-206">
            <text:p>-206</text:p>
          </table:table-cell>
          <table:table-cell office:value-type="float" office:value="0.887977099236642">
            <text:p>0.8879770992</text:p>
          </table:table-cell>
          <table:table-cell office:value-type="float" office:value="3.5675572519084">
            <text:p>3.5675572519</text:p>
          </table:table-cell>
          <table:table-cell office:value-type="float" office:value="1.37423664122137">
            <text:p>1.3742366412</text:p>
          </table:table-cell>
          <table:table-cell office:value-type="float" office:value="-0.63466796875">
            <text:p>-0.6346679688</text:p>
          </table:table-cell>
          <table:table-cell office:value-type="float" office:value="0.220947265625">
            <text:p>0.2209472656</text:p>
          </table:table-cell>
          <table:table-cell office:value-type="float" office:value="-0.752685546875">
            <text:p>-0.7526855469</text:p>
          </table:table-cell>
          <table:table-cell office:value-type="float" office:value="0">
            <text:p>0</text:p>
          </table:table-cell>
          <table:table-cell office:value-type="float" office:value="47.53">
            <text:p>47.53</text:p>
          </table:table-cell>
          <table:table-cell office:value-type="float" office:value="0">
            <text:p>0</text:p>
          </table:table-cell>
          <table:table-cell office:value-type="float" office:value="29.4237671487399">
            <text:p>29.4237671487</text:p>
          </table:table-cell>
          <table:table-cell office:value-type="float" office:value="0.513503789681324">
            <text:p>0.5135037897</text:p>
          </table:table-cell>
          <table:table-cell office:value-type="float" office:value="-29.4237671487399">
            <text:p>-29.4237671487</text:p>
          </table:table-cell>
          <table:table-cell office:value-type="float" office:value="-53559.2955817039">
            <text:p>-53559.2955817039</text:p>
          </table:table-cell>
          <table:table-cell office:value-type="float" office:value="3.5675572519084">
            <text:p>3.567557251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70703125">
            <text:p>49.9970703125</text:p>
          </table:table-cell>
          <table:table-cell office:value-type="float" office:value="-0.0222886526449231">
            <text:p>-0.0222886526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138503</text:p>
          </table:table-cell>
          <table:table-cell office:value-type="float" office:value="5144815">
            <text:p>5144815</text:p>
          </table:table-cell>
          <table:table-cell office:value-type="float" office:value="-216">
            <text:p>-216</text:p>
          </table:table-cell>
          <table:table-cell office:value-type="float" office:value="41">
            <text:p>41</text:p>
          </table:table-cell>
          <table:table-cell office:value-type="float" office:value="-198">
            <text:p>-198</text:p>
          </table:table-cell>
          <table:table-cell office:value-type="float" office:value="0.582633587786261">
            <text:p>0.5826335878</text:p>
          </table:table-cell>
          <table:table-cell office:value-type="float" office:value="6.36145038167939">
            <text:p>6.3614503817</text:p>
          </table:table-cell>
          <table:table-cell office:value-type="float" office:value="2.37423664122137">
            <text:p>2.3742366412</text:p>
          </table:table-cell>
          <table:table-cell office:value-type="float" office:value="-0.73232421875">
            <text:p>-0.7323242188</text:p>
          </table:table-cell>
          <table:table-cell office:value-type="float" office:value="0.34033203125">
            <text:p>0.3403320313</text:p>
          </table:table-cell>
          <table:table-cell office:value-type="float" office:value="-0.78515625">
            <text:p>-0.78515625</text:p>
          </table:table-cell>
          <table:table-cell office:value-type="float" office:value="0">
            <text:p>0</text:p>
          </table:table-cell>
          <table:table-cell office:value-type="float" office:value="47.49">
            <text:p>47.49</text:p>
          </table:table-cell>
          <table:table-cell office:value-type="float" office:value="0">
            <text:p>0</text:p>
          </table:table-cell>
          <table:table-cell office:value-type="float" office:value="29.4734615447821">
            <text:p>29.4734615448</text:p>
          </table:table-cell>
          <table:table-cell office:value-type="float" office:value="0.51437105662796">
            <text:p>0.5143710566</text:p>
          </table:table-cell>
          <table:table-cell office:value-type="float" office:value="-29.4734615447821">
            <text:p>-29.4734615448</text:p>
          </table:table-cell>
          <table:table-cell office:value-type="float" office:value="-55032.8751152418">
            <text:p>-55032.8751152418</text:p>
          </table:table-cell>
          <table:table-cell office:value-type="float" office:value="6.36145038167939">
            <text:p>6.36145038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6826171875">
            <text:p>49.9968261719</text:p>
          </table:table-cell>
          <table:table-cell office:value-type="float" office:value="-0.0167505607814233">
            <text:p>-0.0167505608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189375</text:p>
          </table:table-cell>
          <table:table-cell office:value-type="float" office:value="5195695">
            <text:p>5195695</text:p>
          </table:table-cell>
          <table:table-cell office:value-type="float" office:value="-157">
            <text:p>-157</text:p>
          </table:table-cell>
          <table:table-cell office:value-type="float" office:value="-60">
            <text:p>-60</text:p>
          </table:table-cell>
          <table:table-cell office:value-type="float" office:value="-190">
            <text:p>-190</text:p>
          </table:table-cell>
          <table:table-cell office:value-type="float" office:value="0.292557251908398">
            <text:p>0.2925572519</text:p>
          </table:table-cell>
          <table:table-cell office:value-type="float" office:value="6.23931297709924">
            <text:p>6.2393129771</text:p>
          </table:table-cell>
          <table:table-cell office:value-type="float" office:value="3.9925572519084">
            <text:p>3.9925572519</text:p>
          </table:table-cell>
          <table:table-cell office:value-type="float" office:value="-0.7142578125">
            <text:p>-0.7142578125</text:p>
          </table:table-cell>
          <table:table-cell office:value-type="float" office:value="0.166015625">
            <text:p>0.166015625</text:p>
          </table:table-cell>
          <table:table-cell office:value-type="float" office:value="-0.773193359375">
            <text:p>-0.7731933594</text:p>
          </table:table-cell>
          <table:table-cell office:value-type="float" office:value="0">
            <text:p>0</text:p>
          </table:table-cell>
          <table:table-cell office:value-type="float" office:value="39.57">
            <text:p>39.57</text:p>
          </table:table-cell>
          <table:table-cell office:value-type="float" office:value="0">
            <text:p>0</text:p>
          </table:table-cell>
          <table:table-cell office:value-type="float" office:value="29.3693181851043">
            <text:p>29.3693181851</text:p>
          </table:table-cell>
          <table:table-cell office:value-type="float" office:value="0.512553545987859">
            <text:p>0.512553546</text:p>
          </table:table-cell>
          <table:table-cell office:value-type="float" office:value="-29.3693181851043">
            <text:p>-29.3693181851</text:p>
          </table:table-cell>
          <table:table-cell office:value-type="float" office:value="-56503.0475424971">
            <text:p>-56503.0475424971</text:p>
          </table:table-cell>
          <table:table-cell office:value-type="float" office:value="6.23931297709924">
            <text:p>6.239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810546875">
            <text:p>50.0581054688</text:p>
          </table:table-cell>
          <table:table-cell office:value-type="float" office:value="-0.0168906922309059">
            <text:p>-0.0168906922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239653</text:p>
          </table:table-cell>
          <table:table-cell office:value-type="float" office:value="5245974">
            <text:p>5245974</text:p>
          </table:table-cell>
          <table:table-cell office:value-type="float" office:value="-136">
            <text:p>-136</text:p>
          </table:table-cell>
          <table:table-cell office:value-type="float" office:value="-50">
            <text:p>-50</text:p>
          </table:table-cell>
          <table:table-cell office:value-type="float" office:value="-212">
            <text:p>-212</text:p>
          </table:table-cell>
          <table:table-cell office:value-type="float" office:value="0.42232824427481">
            <text:p>0.4223282443</text:p>
          </table:table-cell>
          <table:table-cell office:value-type="float" office:value="9.83473282442748">
            <text:p>9.8347328244</text:p>
          </table:table-cell>
          <table:table-cell office:value-type="float" office:value="3.52690839694656">
            <text:p>3.5269083969</text:p>
          </table:table-cell>
          <table:table-cell office:value-type="float" office:value="-0.60634765625">
            <text:p>-0.6063476563</text:p>
          </table:table-cell>
          <table:table-cell office:value-type="float" office:value="-0.219482421875">
            <text:p>-0.2194824219</text:p>
          </table:table-cell>
          <table:table-cell office:value-type="float" office:value="-0.943115234375">
            <text:p>-0.9431152344</text:p>
          </table:table-cell>
          <table:table-cell office:value-type="float" office:value="0">
            <text:p>0</text:p>
          </table:table-cell>
          <table:table-cell office:value-type="float" office:value="32.68">
            <text:p>32.68</text:p>
          </table:table-cell>
          <table:table-cell office:value-type="float" office:value="0">
            <text:p>0</text:p>
          </table:table-cell>
          <table:table-cell office:value-type="float" office:value="28.9526961723047">
            <text:p>28.9526961723</text:p>
          </table:table-cell>
          <table:table-cell office:value-type="float" office:value="0.505282655712125">
            <text:p>0.5052826557</text:p>
          </table:table-cell>
          <table:table-cell office:value-type="float" office:value="-28.9526961723047">
            <text:p>-28.9526961723</text:p>
          </table:table-cell>
          <table:table-cell office:value-type="float" office:value="-57953.6652704933">
            <text:p>-57953.6652704933</text:p>
          </table:table-cell>
          <table:table-cell office:value-type="float" office:value="9.83473282442748">
            <text:p>9.83473282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0302734375">
            <text:p>50.1030273438</text:p>
          </table:table-cell>
          <table:table-cell office:value-type="float" office:value="-0.00928323052344978">
            <text:p>-0.0092832305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290135</text:p>
          </table:table-cell>
          <table:table-cell office:value-type="float" office:value="5296455">
            <text:p>5296455</text:p>
          </table:table-cell>
          <table:table-cell office:value-type="float" office:value="-173">
            <text:p>-173</text:p>
          </table:table-cell>
          <table:table-cell office:value-type="float" office:value="-10">
            <text:p>-10</text:p>
          </table:table-cell>
          <table:table-cell office:value-type="float" office:value="-178">
            <text:p>-178</text:p>
          </table:table-cell>
          <table:table-cell office:value-type="float" office:value="0.651335877862597">
            <text:p>0.6513358779</text:p>
          </table:table-cell>
          <table:table-cell office:value-type="float" office:value="7.07900763358779">
            <text:p>7.0790076336</text:p>
          </table:table-cell>
          <table:table-cell office:value-type="float" office:value="1.49637404580153">
            <text:p>1.4963740458</text:p>
          </table:table-cell>
          <table:table-cell office:value-type="float" office:value="-0.48232421875">
            <text:p>-0.4823242188</text:p>
          </table:table-cell>
          <table:table-cell office:value-type="float" office:value="-0.66455078125">
            <text:p>-0.6645507813</text:p>
          </table:table-cell>
          <table:table-cell office:value-type="float" office:value="-0.95849609375">
            <text:p>-0.9584960938</text:p>
          </table:table-cell>
          <table:table-cell office:value-type="float" office:value="0">
            <text:p>0</text:p>
          </table:table-cell>
          <table:table-cell office:value-type="float" office:value="44.19">
            <text:p>44.19</text:p>
          </table:table-cell>
          <table:table-cell office:value-type="float" office:value="0">
            <text:p>0</text:p>
          </table:table-cell>
          <table:table-cell office:value-type="float" office:value="28.9108810224282">
            <text:p>28.9108810224</text:p>
          </table:table-cell>
          <table:table-cell office:value-type="float" office:value="0.504552897424576">
            <text:p>0.5045528974</text:p>
          </table:table-cell>
          <table:table-cell office:value-type="float" office:value="-28.9108810224282">
            <text:p>-28.9108810224</text:p>
          </table:table-cell>
          <table:table-cell office:value-type="float" office:value="-59397.6776660528">
            <text:p>-59397.6776660528</text:p>
          </table:table-cell>
          <table:table-cell office:value-type="float" office:value="7.07900763358779">
            <text:p>7.07900763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47021484375">
            <text:p>49.9470214844</text:p>
          </table:table-cell>
          <table:table-cell office:value-type="float" office:value="-0.0147528657552526">
            <text:p>-0.0147528658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340152</text:p>
          </table:table-cell>
          <table:table-cell office:value-type="float" office:value="5346569">
            <text:p>5346569</text:p>
          </table:table-cell>
          <table:table-cell office:value-type="float" office:value="-182">
            <text:p>-182</text:p>
          </table:table-cell>
          <table:table-cell office:value-type="float" office:value="81">
            <text:p>81</text:p>
          </table:table-cell>
          <table:table-cell office:value-type="float" office:value="-155">
            <text:p>-155</text:p>
          </table:table-cell>
          <table:table-cell office:value-type="float" office:value="1.84980916030534">
            <text:p>1.8498091603</text:p>
          </table:table-cell>
          <table:table-cell office:value-type="float" office:value="9.27748091603053">
            <text:p>9.277480916</text:p>
          </table:table-cell>
          <table:table-cell office:value-type="float" office:value="0.473473282442748">
            <text:p>0.4734732824</text:p>
          </table:table-cell>
          <table:table-cell office:value-type="float" office:value="-0.36904296875">
            <text:p>-0.3690429688</text:p>
          </table:table-cell>
          <table:table-cell office:value-type="float" office:value="-0.67236328125">
            <text:p>-0.6723632813</text:p>
          </table:table-cell>
          <table:table-cell office:value-type="float" office:value="-1.237060546875">
            <text:p>-1.2370605469</text:p>
          </table:table-cell>
          <table:table-cell office:value-type="float" office:value="0">
            <text:p>0</text:p>
          </table:table-cell>
          <table:table-cell office:value-type="float" office:value="49.58">
            <text:p>49.58</text:p>
          </table:table-cell>
          <table:table-cell office:value-type="float" office:value="0">
            <text:p>0</text:p>
          </table:table-cell>
          <table:table-cell office:value-type="float" office:value="28.8686058634599">
            <text:p>28.8686058635</text:p>
          </table:table-cell>
          <table:table-cell office:value-type="float" office:value="0.503815111055146">
            <text:p>0.5038151111</text:p>
          </table:table-cell>
          <table:table-cell office:value-type="float" office:value="-28.8686058634599">
            <text:p>-28.8686058635</text:p>
          </table:table-cell>
          <table:table-cell office:value-type="float" office:value="-60844.7517749561">
            <text:p>-60844.7517749561</text:p>
          </table:table-cell>
          <table:table-cell office:value-type="float" office:value="9.27748091603053">
            <text:p>9.2774809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26220703125">
            <text:p>50.1262207031</text:p>
          </table:table-cell>
          <table:table-cell office:value-type="float" office:value="-0.0103136440313988">
            <text:p>-0.010313644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390164</text:p>
          </table:table-cell>
          <table:table-cell office:value-type="float" office:value="5396483">
            <text:p>5396483</text:p>
          </table:table-cell>
          <table:table-cell office:value-type="float" office:value="-75">
            <text:p>-75</text:p>
          </table:table-cell>
          <table:table-cell office:value-type="float" office:value="-163">
            <text:p>-163</text:p>
          </table:table-cell>
          <table:table-cell office:value-type="float" office:value="-257">
            <text:p>-257</text:p>
          </table:table-cell>
          <table:table-cell office:value-type="float" office:value="0.781106870229009">
            <text:p>0.7811068702</text:p>
          </table:table-cell>
          <table:table-cell office:value-type="float" office:value="17.4988549618321">
            <text:p>17.4988549618</text:p>
          </table:table-cell>
          <table:table-cell office:value-type="float" office:value="0.404770992366412">
            <text:p>0.4047709924</text:p>
          </table:table-cell>
          <table:table-cell office:value-type="float" office:value="-0.3734375">
            <text:p>-0.3734375</text:p>
          </table:table-cell>
          <table:table-cell office:value-type="float" office:value="-0.216796875">
            <text:p>-0.216796875</text:p>
          </table:table-cell>
          <table:table-cell office:value-type="float" office:value="-0.925048828125">
            <text:p>-0.9250488281</text:p>
          </table:table-cell>
          <table:table-cell office:value-type="float" office:value="0">
            <text:p>0</text:p>
          </table:table-cell>
          <table:table-cell office:value-type="float" office:value="16.27">
            <text:p>16.27</text:p>
          </table:table-cell>
          <table:table-cell office:value-type="float" office:value="0">
            <text:p>0</text:p>
          </table:table-cell>
          <table:table-cell office:value-type="float" office:value="27.7574934970863">
            <text:p>27.7574934971</text:p>
          </table:table-cell>
          <table:table-cell office:value-type="float" office:value="0.484423970280738">
            <text:p>0.4844239703</text:p>
          </table:table-cell>
          <table:table-cell office:value-type="float" office:value="-27.7574934970863">
            <text:p>-27.7574934971</text:p>
          </table:table-cell>
          <table:table-cell office:value-type="float" office:value="-62235.3710261938">
            <text:p>-62235.3710261938</text:p>
          </table:table-cell>
          <table:table-cell office:value-type="float" office:value="17.4988549618321">
            <text:p>17.498854961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98876953125">
            <text:p>50.0988769531</text:p>
          </table:table-cell>
          <table:table-cell office:value-type="float" office:value="0.00724021642657782">
            <text:p>0.0072402164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440275</text:p>
          </table:table-cell>
          <table:table-cell office:value-type="float" office:value="5446594">
            <text:p>5446594</text:p>
          </table:table-cell>
          <table:table-cell office:value-type="float" office:value="-160">
            <text:p>-160</text:p>
          </table:table-cell>
          <table:table-cell office:value-type="float" office:value="-70">
            <text:p>-70</text:p>
          </table:table-cell>
          <table:table-cell office:value-type="float" office:value="-213">
            <text:p>-213</text:p>
          </table:table-cell>
          <table:table-cell office:value-type="float" office:value="0.750572519083971">
            <text:p>0.7505725191</text:p>
          </table:table-cell>
          <table:table-cell office:value-type="float" office:value="18.9950381679389">
            <text:p>18.9950381679</text:p>
          </table:table-cell>
          <table:table-cell office:value-type="float" office:value="-0.251717557251908">
            <text:p>-0.2517175573</text:p>
          </table:table-cell>
          <table:table-cell office:value-type="float" office:value="-0.611474609375">
            <text:p>-0.6114746094</text:p>
          </table:table-cell>
          <table:table-cell office:value-type="float" office:value="0.378173828125">
            <text:p>0.3781738281</text:p>
          </table:table-cell>
          <table:table-cell office:value-type="float" office:value="-0.824951171875">
            <text:p>-0.8249511719</text:p>
          </table:table-cell>
          <table:table-cell office:value-type="float" office:value="0">
            <text:p>0</text:p>
          </table:table-cell>
          <table:table-cell office:value-type="float" office:value="36.92">
            <text:p>36.92</text:p>
          </table:table-cell>
          <table:table-cell office:value-type="float" office:value="0">
            <text:p>0</text:p>
          </table:table-cell>
          <table:table-cell office:value-type="float" office:value="27.0103856718984">
            <text:p>27.0103856719</text:p>
          </table:table-cell>
          <table:table-cell office:value-type="float" office:value="0.471385439300147">
            <text:p>0.4713854393</text:p>
          </table:table-cell>
          <table:table-cell office:value-type="float" office:value="-27.0103856718984">
            <text:p>-27.0103856719</text:p>
          </table:table-cell>
          <table:table-cell office:value-type="float" office:value="-63585.1847162177">
            <text:p>-63585.1847162177</text:p>
          </table:table-cell>
          <table:table-cell office:value-type="float" office:value="18.9950381679389">
            <text:p>18.995038167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73876953125">
            <text:p>49.9738769531</text:p>
          </table:table-cell>
          <table:table-cell office:value-type="float" office:value="0.0109796906639795">
            <text:p>0.0109796907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490494</text:p>
          </table:table-cell>
          <table:table-cell office:value-type="float" office:value="5496806">
            <text:p>5496806</text:p>
          </table:table-cell>
          <table:table-cell office:value-type="float" office:value="-197">
            <text:p>-197</text:p>
          </table:table-cell>
          <table:table-cell office:value-type="float" office:value="172">
            <text:p>172</text:p>
          </table:table-cell>
          <table:table-cell office:value-type="float" office:value="-179">
            <text:p>-179</text:p>
          </table:table-cell>
          <table:table-cell office:value-type="float" office:value="-1.24179389312977">
            <text:p>-1.2417938931</text:p>
          </table:table-cell>
          <table:table-cell office:value-type="float" office:value="19.3996183206107">
            <text:p>19.3996183206</text:p>
          </table:table-cell>
          <table:table-cell office:value-type="float" office:value="2.34370229007634">
            <text:p>2.3437022901</text:p>
          </table:table-cell>
          <table:table-cell office:value-type="float" office:value="-0.812158203125">
            <text:p>-0.8121582031</text:p>
          </table:table-cell>
          <table:table-cell office:value-type="float" office:value="0.64892578125">
            <text:p>0.6489257813</text:p>
          </table:table-cell>
          <table:table-cell office:value-type="float" office:value="-0.721435546875">
            <text:p>-0.7214355469</text:p>
          </table:table-cell>
          <table:table-cell office:value-type="float" office:value="0">
            <text:p>0</text:p>
          </table:table-cell>
          <table:table-cell office:value-type="float" office:value="47.74">
            <text:p>47.74</text:p>
          </table:table-cell>
          <table:table-cell office:value-type="float" office:value="0">
            <text:p>0</text:p>
          </table:table-cell>
          <table:table-cell office:value-type="float" office:value="26.4738747678549">
            <text:p>26.4738747679</text:p>
          </table:table-cell>
          <table:table-cell office:value-type="float" office:value="0.462022247257502">
            <text:p>0.4620222473</text:p>
          </table:table-cell>
          <table:table-cell office:value-type="float" office:value="-26.4738747678549">
            <text:p>-26.4738747679</text:p>
          </table:table-cell>
          <table:table-cell office:value-type="float" office:value="-64909.7251532419">
            <text:p>-64909.7251532419</text:p>
          </table:table-cell>
          <table:table-cell office:value-type="float" office:value="19.3996183206107">
            <text:p>19.399618320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1982421875">
            <text:p>50.0319824219</text:p>
          </table:table-cell>
          <table:table-cell office:value-type="float" office:value="0.0123253618733665">
            <text:p>0.0123253619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540464</text:p>
          </table:table-cell>
          <table:table-cell office:value-type="float" office:value="5546784">
            <text:p>5546784</text:p>
          </table:table-cell>
          <table:table-cell office:value-type="float" office:value="-130">
            <text:p>-130</text:p>
          </table:table-cell>
          <table:table-cell office:value-type="float" office:value="-124">
            <text:p>-124</text:p>
          </table:table-cell>
          <table:table-cell office:value-type="float" office:value="-238">
            <text:p>-238</text:p>
          </table:table-cell>
          <table:table-cell office:value-type="float" office:value="1.67423664122138">
            <text:p>1.6742366412</text:p>
          </table:table-cell>
          <table:table-cell office:value-type="float" office:value="19.7049618320611">
            <text:p>19.7049618321</text:p>
          </table:table-cell>
          <table:table-cell office:value-type="float" office:value="2.13759541984733">
            <text:p>2.1375954198</text:p>
          </table:table-cell>
          <table:table-cell office:value-type="float" office:value="-0.842431640625">
            <text:p>-0.8424316406</text:p>
          </table:table-cell>
          <table:table-cell office:value-type="float" office:value="0.699462890625">
            <text:p>0.6994628906</text:p>
          </table:table-cell>
          <table:table-cell office:value-type="float" office:value="-0.86181640625">
            <text:p>-0.8618164063</text:p>
          </table:table-cell>
          <table:table-cell office:value-type="float" office:value="0">
            <text:p>0</text:p>
          </table:table-cell>
          <table:table-cell office:value-type="float" office:value="28.65">
            <text:p>28.65</text:p>
          </table:table-cell>
          <table:table-cell office:value-type="float" office:value="0">
            <text:p>0</text:p>
          </table:table-cell>
          <table:table-cell office:value-type="float" office:value="25.5513604037349">
            <text:p>25.5513604037</text:p>
          </table:table-cell>
          <table:table-cell office:value-type="float" office:value="0.44592252013499">
            <text:p>0.4459225201</text:p>
          </table:table-cell>
          <table:table-cell office:value-type="float" office:value="-25.5513604037349">
            <text:p>-25.5513604037</text:p>
          </table:table-cell>
          <table:table-cell office:value-type="float" office:value="-66187.8483665624">
            <text:p>-66187.8483665624</text:p>
          </table:table-cell>
          <table:table-cell office:value-type="float" office:value="19.7049618320611">
            <text:p>19.704961832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1728515625">
            <text:p>50.0217285156</text:p>
          </table:table-cell>
          <table:table-cell office:value-type="float" office:value="0.0138585632603872">
            <text:p>0.0138585633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590822</text:p>
          </table:table-cell>
          <table:table-cell office:value-type="float" office:value="5597144">
            <text:p>5597144</text:p>
          </table:table-cell>
          <table:table-cell office:value-type="float" office:value="-103">
            <text:p>-103</text:p>
          </table:table-cell>
          <table:table-cell office:value-type="float" office:value="-113">
            <text:p>-113</text:p>
          </table:table-cell>
          <table:table-cell office:value-type="float" office:value="-228">
            <text:p>-228</text:p>
          </table:table-cell>
          <table:table-cell office:value-type="float" office:value="0.887977099236642">
            <text:p>0.8879770992</text:p>
          </table:table-cell>
          <table:table-cell office:value-type="float" office:value="19.9339694656489">
            <text:p>19.9339694656</text:p>
          </table:table-cell>
          <table:table-cell office:value-type="float" office:value="2.5574427480916">
            <text:p>2.5574427481</text:p>
          </table:table-cell>
          <table:table-cell office:value-type="float" office:value="-0.812158203125">
            <text:p>-0.8121582031</text:p>
          </table:table-cell>
          <table:table-cell office:value-type="float" office:value="0.363037109375">
            <text:p>0.3630371094</text:p>
          </table:table-cell>
          <table:table-cell office:value-type="float" office:value="-0.801025390625">
            <text:p>-0.8010253906</text:p>
          </table:table-cell>
          <table:table-cell office:value-type="float" office:value="0">
            <text:p>0</text:p>
          </table:table-cell>
          <table:table-cell office:value-type="float" office:value="24.31">
            <text:p>24.31</text:p>
          </table:table-cell>
          <table:table-cell office:value-type="float" office:value="0">
            <text:p>0</text:p>
          </table:table-cell>
          <table:table-cell office:value-type="float" office:value="24.5485996540548">
            <text:p>24.5485996541</text:p>
          </table:table-cell>
          <table:table-cell office:value-type="float" office:value="0.428422332531498">
            <text:p>0.4284223325</text:p>
          </table:table-cell>
          <table:table-cell office:value-type="float" office:value="-24.5485996540548">
            <text:p>-24.5485996541</text:p>
          </table:table-cell>
          <table:table-cell office:value-type="float" office:value="-67416.8246233645">
            <text:p>-67416.8246233645</text:p>
          </table:table-cell>
          <table:table-cell office:value-type="float" office:value="19.9339694656489">
            <text:p>19.93396946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298828125">
            <text:p>50.0629882813</text:p>
          </table:table-cell>
          <table:table-cell office:value-type="float" office:value="0.0153193392772429">
            <text:p>0.0153193393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641011</text:p>
          </table:table-cell>
          <table:table-cell office:value-type="float" office:value="5647326">
            <text:p>5647326</text:p>
          </table:table-cell>
          <table:table-cell office:value-type="float" office:value="-169">
            <text:p>-169</text:p>
          </table:table-cell>
          <table:table-cell office:value-type="float" office:value="34">
            <text:p>34</text:p>
          </table:table-cell>
          <table:table-cell office:value-type="float" office:value="-202">
            <text:p>-202</text:p>
          </table:table-cell>
          <table:table-cell office:value-type="float" office:value="-0.00515267175572376">
            <text:p>-0.0051526718</text:p>
          </table:table-cell>
          <table:table-cell office:value-type="float" office:value="23.1935114503817">
            <text:p>23.1935114504</text:p>
          </table:table-cell>
          <table:table-cell office:value-type="float" office:value="1.71011450381679">
            <text:p>1.7101145038</text:p>
          </table:table-cell>
          <table:table-cell office:value-type="float" office:value="-0.62734375">
            <text:p>-0.62734375</text:p>
          </table:table-cell>
          <table:table-cell office:value-type="float" office:value="0.046630859375">
            <text:p>0.0466308594</text:p>
          </table:table-cell>
          <table:table-cell office:value-type="float" office:value="-0.7646484375">
            <text:p>-0.7646484375</text:p>
          </table:table-cell>
          <table:table-cell office:value-type="float" office:value="0">
            <text:p>0</text:p>
          </table:table-cell>
          <table:table-cell office:value-type="float" office:value="39.92">
            <text:p>39.92</text:p>
          </table:table-cell>
          <table:table-cell office:value-type="float" office:value="0">
            <text:p>0</text:p>
          </table:table-cell>
          <table:table-cell office:value-type="float" office:value="23.7178183395459">
            <text:p>23.7178183395</text:p>
          </table:table-cell>
          <table:table-cell office:value-type="float" office:value="0.413923531231167">
            <text:p>0.4139235312</text:p>
          </table:table-cell>
          <table:table-cell office:value-type="float" office:value="-23.7178183395459">
            <text:p>-23.7178183395</text:p>
          </table:table-cell>
          <table:table-cell office:value-type="float" office:value="-68604.5163805526">
            <text:p>-68604.5163805526</text:p>
          </table:table-cell>
          <table:table-cell office:value-type="float" office:value="23.1935114503817">
            <text:p>23.19351145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5927734375">
            <text:p>50.0759277344</text:p>
          </table:table-cell>
          <table:table-cell office:value-type="float" office:value="0.0226692045612175">
            <text:p>0.0226692046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691080</text:p>
          </table:table-cell>
          <table:table-cell office:value-type="float" office:value="5697402">
            <text:p>5697402</text:p>
          </table:table-cell>
          <table:table-cell office:value-type="float" office:value="-149">
            <text:p>-149</text:p>
          </table:table-cell>
          <table:table-cell office:value-type="float" office:value="11">
            <text:p>11</text:p>
          </table:table-cell>
          <table:table-cell office:value-type="float" office:value="-221">
            <text:p>-221</text:p>
          </table:table-cell>
          <table:table-cell office:value-type="float" office:value="0.849809160305345">
            <text:p>0.8498091603</text:p>
          </table:table-cell>
          <table:table-cell office:value-type="float" office:value="24.3614503816794">
            <text:p>24.3614503817</text:p>
          </table:table-cell>
          <table:table-cell office:value-type="float" office:value="0.11469465648855">
            <text:p>0.1146946565</text:p>
          </table:table-cell>
          <table:table-cell office:value-type="float" office:value="-0.499658203125">
            <text:p>-0.4996582031</text:p>
          </table:table-cell>
          <table:table-cell office:value-type="float" office:value="-0.1591796875">
            <text:p>-0.1591796875</text:p>
          </table:table-cell>
          <table:table-cell office:value-type="float" office:value="-0.967041015625">
            <text:p>-0.9670410156</text:p>
          </table:table-cell>
          <table:table-cell office:value-type="float" office:value="0">
            <text:p>0</text:p>
          </table:table-cell>
          <table:table-cell office:value-type="float" office:value="33.99">
            <text:p>33.99</text:p>
          </table:table-cell>
          <table:table-cell office:value-type="float" office:value="0">
            <text:p>0</text:p>
          </table:table-cell>
          <table:table-cell office:value-type="float" office:value="22.7313246304713">
            <text:p>22.7313246305</text:p>
          </table:table-cell>
          <table:table-cell office:value-type="float" office:value="0.396707236133879">
            <text:p>0.3967072361</text:p>
          </table:table-cell>
          <table:table-cell office:value-type="float" office:value="-22.7313246304713">
            <text:p>-22.7313246305</text:p>
          </table:table-cell>
          <table:table-cell office:value-type="float" office:value="-69739.4066208559">
            <text:p>-69739.4066208559</text:p>
          </table:table-cell>
          <table:table-cell office:value-type="float" office:value="24.3614503816794">
            <text:p>24.36145038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2626953125">
            <text:p>49.9262695313</text:p>
          </table:table-cell>
          <table:table-cell office:value-type="float" office:value="0.0259915761328875">
            <text:p>0.0259915761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0_741244</text:p>
          </table:table-cell>
          <table:table-cell office:value-type="float" office:value="5747565">
            <text:p>5747565</text:p>
          </table:table-cell>
          <table:table-cell office:value-type="float" office:value="-98">
            <text:p>-98</text:p>
          </table:table-cell>
          <table:table-cell office:value-type="float" office:value="-100">
            <text:p>-100</text:p>
          </table:table-cell>
          <table:table-cell office:value-type="float" office:value="-252">
            <text:p>-252</text:p>
          </table:table-cell>
          <table:table-cell office:value-type="float" office:value="-1.71507633587786">
            <text:p>-1.7150763359</text:p>
          </table:table-cell>
          <table:table-cell office:value-type="float" office:value="23.2393129770992">
            <text:p>23.2393129771</text:p>
          </table:table-cell>
          <table:table-cell office:value-type="float" office:value="-2.90057251908397">
            <text:p>-2.9005725191</text:p>
          </table:table-cell>
          <table:table-cell office:value-type="float" office:value="-0.39541015625">
            <text:p>-0.3954101563</text:p>
          </table:table-cell>
          <table:table-cell office:value-type="float" office:value="-0.175537109375">
            <text:p>-0.1755371094</text:p>
          </table:table-cell>
          <table:table-cell office:value-type="float" office:value="-1.056396484375">
            <text:p>-1.0563964844</text:p>
          </table:table-cell>
          <table:table-cell office:value-type="float" office:value="0">
            <text:p>0</text:p>
          </table:table-cell>
          <table:table-cell office:value-type="float" office:value="21.25">
            <text:p>21.25</text:p>
          </table:table-cell>
          <table:table-cell office:value-type="float" office:value="0">
            <text:p>0</text:p>
          </table:table-cell>
          <table:table-cell office:value-type="float" office:value="21.5622570335059">
            <text:p>21.5622570335</text:p>
          </table:table-cell>
          <table:table-cell office:value-type="float" office:value="0.376304660270608">
            <text:p>0.3763046603</text:p>
          </table:table-cell>
          <table:table-cell office:value-type="float" office:value="-21.5622570335059">
            <text:p>-21.5622570335</text:p>
          </table:table-cell>
          <table:table-cell office:value-type="float" office:value="-70818.2354068467">
            <text:p>-70818.2354068467</text:p>
          </table:table-cell>
          <table:table-cell office:value-type="float" office:value="23.2393129770992">
            <text:p>23.239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3203125">
            <text:p>50.033203125</text:p>
          </table:table-cell>
          <table:table-cell office:value-type="float" office:value="0.0249163689206926">
            <text:p>0.0249163689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0_791702</text:p>
          </table:table-cell>
          <table:table-cell office:value-type="float" office:value="5798023">
            <text:p>5798023</text:p>
          </table:table-cell>
          <table:table-cell office:value-type="float" office:value="-108">
            <text:p>-108</text:p>
          </table:table-cell>
          <table:table-cell office:value-type="float" office:value="-79">
            <text:p>-79</text:p>
          </table:table-cell>
          <table:table-cell office:value-type="float" office:value="-222">
            <text:p>-222</text:p>
          </table:table-cell>
          <table:table-cell office:value-type="float" office:value="0.124618320610688">
            <text:p>0.1246183206</text:p>
          </table:table-cell>
          <table:table-cell office:value-type="float" office:value="21.4072519083969">
            <text:p>21.4072519084</text:p>
          </table:table-cell>
          <table:table-cell office:value-type="float" office:value="-1.7631679389313">
            <text:p>-1.7631679389</text:p>
          </table:table-cell>
          <table:table-cell office:value-type="float" office:value="-0.46767578125">
            <text:p>-0.4676757813</text:p>
          </table:table-cell>
          <table:table-cell office:value-type="float" office:value="0.115966796875">
            <text:p>0.1159667969</text:p>
          </table:table-cell>
          <table:table-cell office:value-type="float" office:value="-0.986328125">
            <text:p>-0.986328125</text:p>
          </table:table-cell>
          <table:table-cell office:value-type="float" office:value="0">
            <text:p>0</text:p>
          </table:table-cell>
          <table:table-cell office:value-type="float" office:value="25.94">
            <text:p>25.94</text:p>
          </table:table-cell>
          <table:table-cell office:value-type="float" office:value="0">
            <text:p>0</text:p>
          </table:table-cell>
          <table:table-cell office:value-type="float" office:value="20.5978778103806">
            <text:p>20.5978778104</text:p>
          </table:table-cell>
          <table:table-cell office:value-type="float" office:value="0.359474307336486">
            <text:p>0.3594743073</text:p>
          </table:table-cell>
          <table:table-cell office:value-type="float" office:value="-20.5978778103806">
            <text:p>-20.5978778104</text:p>
          </table:table-cell>
          <table:table-cell office:value-type="float" office:value="-71851.1365070656">
            <text:p>-71851.1365070656</text:p>
          </table:table-cell>
          <table:table-cell office:value-type="float" office:value="21.4072519083969">
            <text:p>21.407251908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4599609375">
            <text:p>50.1459960938</text:p>
          </table:table-cell>
          <table:table-cell office:value-type="float" office:value="0.0222166260064132">
            <text:p>0.022216626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0_842515</text:p>
          </table:table-cell>
          <table:table-cell office:value-type="float" office:value="5848869">
            <text:p>5848869</text:p>
          </table:table-cell>
          <table:table-cell office:value-type="float" office:value="-195">
            <text:p>-195</text:p>
          </table:table-cell>
          <table:table-cell office:value-type="float" office:value="65">
            <text:p>65</text:p>
          </table:table-cell>
          <table:table-cell office:value-type="float" office:value="-181">
            <text:p>-181</text:p>
          </table:table-cell>
          <table:table-cell office:value-type="float" office:value="-0.470801526717556">
            <text:p>-0.4708015267</text:p>
          </table:table-cell>
          <table:table-cell office:value-type="float" office:value="19.819465648855">
            <text:p>19.8194656489</text:p>
          </table:table-cell>
          <table:table-cell office:value-type="float" office:value="-2.99980916030534">
            <text:p>-2.9998091603</text:p>
          </table:table-cell>
          <table:table-cell office:value-type="float" office:value="-0.63466796875">
            <text:p>-0.6346679688</text:p>
          </table:table-cell>
          <table:table-cell office:value-type="float" office:value="0.6416015625">
            <text:p>0.6416015625</text:p>
          </table:table-cell>
          <table:table-cell office:value-type="float" office:value="-1.004150390625">
            <text:p>-1.0041503906</text:p>
          </table:table-cell>
          <table:table-cell office:value-type="float" office:value="0">
            <text:p>0</text:p>
          </table:table-cell>
          <table:table-cell office:value-type="float" office:value="47.14">
            <text:p>47.14</text:p>
          </table:table-cell>
          <table:table-cell office:value-type="float" office:value="0">
            <text:p>0</text:p>
          </table:table-cell>
          <table:table-cell office:value-type="float" office:value="20.1583699897215">
            <text:p>20.1583699897</text:p>
          </table:table-cell>
          <table:table-cell office:value-type="float" office:value="0.351804013782226">
            <text:p>0.3518040138</text:p>
          </table:table-cell>
          <table:table-cell office:value-type="float" office:value="-20.1583699897215">
            <text:p>-20.1583699897</text:p>
          </table:table-cell>
          <table:table-cell office:value-type="float" office:value="-72858.1346903437">
            <text:p>-72858.1346903437</text:p>
          </table:table-cell>
          <table:table-cell office:value-type="float" office:value="19.819465648855">
            <text:p>19.819465648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4345703125">
            <text:p>49.9543457031</text:p>
          </table:table-cell>
          <table:table-cell office:value-type="float" office:value="0.0194805613079884">
            <text:p>0.0194805613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0_891674</text:p>
          </table:table-cell>
          <table:table-cell office:value-type="float" office:value="5897994">
            <text:p>5897994</text:p>
          </table:table-cell>
          <table:table-cell office:value-type="float" office:value="-37">
            <text:p>-37</text:p>
          </table:table-cell>
          <table:table-cell office:value-type="float" office:value="-158">
            <text:p>-158</text:p>
          </table:table-cell>
          <table:table-cell office:value-type="float" office:value="-279">
            <text:p>-279</text:p>
          </table:table-cell>
          <table:table-cell office:value-type="float" office:value="0.407061068702291">
            <text:p>0.4070610687</text:p>
          </table:table-cell>
          <table:table-cell office:value-type="float" office:value="18.8958015267176">
            <text:p>18.8958015267</text:p>
          </table:table-cell>
          <table:table-cell office:value-type="float" office:value="-0.725">
            <text:p>-0.725</text:p>
          </table:table-cell>
          <table:table-cell office:value-type="float" office:value="-0.8998046875">
            <text:p>-0.8998046875</text:p>
          </table:table-cell>
          <table:table-cell office:value-type="float" office:value="0.968505859375">
            <text:p>0.9685058594</text:p>
          </table:table-cell>
          <table:table-cell office:value-type="float" office:value="-0.911376953125">
            <text:p>-0.9113769531</text:p>
          </table:table-cell>
          <table:table-cell office:value-type="float" office:value="0">
            <text:p>0</text:p>
          </table:table-cell>
          <table:table-cell office:value-type="float" office:value="7.55">
            <text:p>7.55</text:p>
          </table:table-cell>
          <table:table-cell office:value-type="float" office:value="0">
            <text:p>0</text:p>
          </table:table-cell>
          <table:table-cell office:value-type="float" office:value="18.9788499264792">
            <text:p>18.9788499265</text:p>
          </table:table-cell>
          <table:table-cell office:value-type="float" office:value="0.331219021404523">
            <text:p>0.3312190214</text:p>
          </table:table-cell>
          <table:table-cell office:value-type="float" office:value="-18.9788499264792">
            <text:p>-18.9788499265</text:p>
          </table:table-cell>
          <table:table-cell office:value-type="float" office:value="-73808.6711135169">
            <text:p>-73808.6711135169</text:p>
          </table:table-cell>
          <table:table-cell office:value-type="float" office:value="18.8958015267176">
            <text:p>18.895801526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3984375">
            <text:p>50.083984375</text:p>
          </table:table-cell>
          <table:table-cell office:value-type="float" office:value="0.0188127531269559">
            <text:p>0.018812753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0_942095</text:p>
          </table:table-cell>
          <table:table-cell office:value-type="float" office:value="5948415">
            <text:p>5948415</text:p>
          </table:table-cell>
          <table:table-cell office:value-type="float" office:value="-126">
            <text:p>-126</text:p>
          </table:table-cell>
          <table:table-cell office:value-type="float" office:value="-84">
            <text:p>-84</text:p>
          </table:table-cell>
          <table:table-cell office:value-type="float" office:value="-230">
            <text:p>-230</text:p>
          </table:table-cell>
          <table:table-cell office:value-type="float" office:value="-1.11965648854962">
            <text:p>-1.1196564885</text:p>
          </table:table-cell>
          <table:table-cell office:value-type="float" office:value="23.6820610687023">
            <text:p>23.6820610687</text:p>
          </table:table-cell>
          <table:table-cell office:value-type="float" office:value="-0.473091603053435">
            <text:p>-0.4730916031</text:p>
          </table:table-cell>
          <table:table-cell office:value-type="float" office:value="-0.893212890625">
            <text:p>-0.8932128906</text:p>
          </table:table-cell>
          <table:table-cell office:value-type="float" office:value="0.552734375">
            <text:p>0.552734375</text:p>
          </table:table-cell>
          <table:table-cell office:value-type="float" office:value="-0.701904296875">
            <text:p>-0.7019042969</text:p>
          </table:table-cell>
          <table:table-cell office:value-type="float" office:value="0">
            <text:p>0</text:p>
          </table:table-cell>
          <table:table-cell office:value-type="float" office:value="28.72">
            <text:p>28.72</text:p>
          </table:table-cell>
          <table:table-cell office:value-type="float" office:value="0">
            <text:p>0</text:p>
          </table:table-cell>
          <table:table-cell office:value-type="float" office:value="18.0111786519445">
            <text:p>18.0111786519</text:p>
          </table:table-cell>
          <table:table-cell office:value-type="float" office:value="0.314331215566221">
            <text:p>0.3143312156</text:p>
          </table:table-cell>
          <table:table-cell office:value-type="float" office:value="-18.0111786519445">
            <text:p>-18.0111786519</text:p>
          </table:table-cell>
          <table:table-cell office:value-type="float" office:value="-74710.7954708212">
            <text:p>-74710.7954708212</text:p>
          </table:table-cell>
          <table:table-cell office:value-type="float" office:value="23.6820610687023">
            <text:p>23.682061068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69140625">
            <text:p>50.0869140625</text:p>
          </table:table-cell>
          <table:table-cell office:value-type="float" office:value="0.0293529434854601">
            <text:p>0.029352943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0_993929</text:p>
          </table:table-cell>
          <table:table-cell office:value-type="float" office:value="6000241">
            <text:p>6000241</text:p>
          </table:table-cell>
          <table:table-cell office:value-type="float" office:value="-158">
            <text:p>-158</text:p>
          </table:table-cell>
          <table:table-cell office:value-type="float" office:value="79">
            <text:p>79</text:p>
          </table:table-cell>
          <table:table-cell office:value-type="float" office:value="-212">
            <text:p>-212</text:p>
          </table:table-cell>
          <table:table-cell office:value-type="float" office:value="-0.333396946564884">
            <text:p>-0.3333969466</text:p>
          </table:table-cell>
          <table:table-cell office:value-type="float" office:value="21.5141221374046">
            <text:p>21.5141221374</text:p>
          </table:table-cell>
          <table:table-cell office:value-type="float" office:value="0.717748091603054">
            <text:p>0.7177480916</text:p>
          </table:table-cell>
          <table:table-cell office:value-type="float" office:value="-0.789697265625">
            <text:p>-0.7896972656</text:p>
          </table:table-cell>
          <table:table-cell office:value-type="float" office:value="0.81201171875">
            <text:p>0.8120117188</text:p>
          </table:table-cell>
          <table:table-cell office:value-type="float" office:value="-0.71875">
            <text:p>-0.71875</text:p>
          </table:table-cell>
          <table:table-cell office:value-type="float" office:value="0">
            <text:p>0</text:p>
          </table:table-cell>
          <table:table-cell office:value-type="float" office:value="36.7">
            <text:p>36.7</text:p>
          </table:table-cell>
          <table:table-cell office:value-type="float" office:value="0">
            <text:p>0</text:p>
          </table:table-cell>
          <table:table-cell office:value-type="float" office:value="17.3322046222759">
            <text:p>17.3322046223</text:p>
          </table:table-cell>
          <table:table-cell office:value-type="float" office:value="0.302481756060661">
            <text:p>0.3024817561</text:p>
          </table:table-cell>
          <table:table-cell office:value-type="float" office:value="-17.3322046222759">
            <text:p>-17.3322046223</text:p>
          </table:table-cell>
          <table:table-cell office:value-type="float" office:value="-75576.2081887738">
            <text:p>-75576.2081887738</text:p>
          </table:table-cell>
          <table:table-cell office:value-type="float" office:value="21.5141221374046">
            <text:p>21.514122137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30908203125">
            <text:p>49.9309082031</text:p>
          </table:table-cell>
          <table:table-cell office:value-type="float" office:value="0.0256960396525333">
            <text:p>0.025696039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042478</text:p>
          </table:table-cell>
          <table:table-cell office:value-type="float" office:value="6048799">
            <text:p>6048799</text:p>
          </table:table-cell>
          <table:table-cell office:value-type="float" office:value="-43">
            <text:p>-43</text:p>
          </table:table-cell>
          <table:table-cell office:value-type="float" office:value="-25">
            <text:p>-25</text:p>
          </table:table-cell>
          <table:table-cell office:value-type="float" office:value="-283">
            <text:p>-283</text:p>
          </table:table-cell>
          <table:table-cell office:value-type="float" office:value="-2.63110687022901">
            <text:p>-2.6311068702</text:p>
          </table:table-cell>
          <table:table-cell office:value-type="float" office:value="15.9721374045802">
            <text:p>15.9721374046</text:p>
          </table:table-cell>
          <table:table-cell office:value-type="float" office:value="0.43530534351145">
            <text:p>0.4353053435</text:p>
          </table:table-cell>
          <table:table-cell office:value-type="float" office:value="-0.736474609375">
            <text:p>-0.7364746094</text:p>
          </table:table-cell>
          <table:table-cell office:value-type="float" office:value="0.904541015625">
            <text:p>0.9045410156</text:p>
          </table:table-cell>
          <table:table-cell office:value-type="float" office:value="-0.7236328125">
            <text:p>-0.7236328125</text:p>
          </table:table-cell>
          <table:table-cell office:value-type="float" office:value="0">
            <text:p>0</text:p>
          </table:table-cell>
          <table:table-cell office:value-type="float" office:value="8.64">
            <text:p>8.64</text:p>
          </table:table-cell>
          <table:table-cell office:value-type="float" office:value="0">
            <text:p>0</text:p>
          </table:table-cell>
          <table:table-cell office:value-type="float" office:value="16.3745122071998">
            <text:p>16.3745122072</text:p>
          </table:table-cell>
          <table:table-cell office:value-type="float" office:value="0.285768101347291">
            <text:p>0.2857681013</text:p>
          </table:table-cell>
          <table:table-cell office:value-type="float" office:value="-16.3745122071998">
            <text:p>-16.3745122072</text:p>
          </table:table-cell>
          <table:table-cell office:value-type="float" office:value="-76396.2090602164">
            <text:p>-76396.2090602164</text:p>
          </table:table-cell>
          <table:table-cell office:value-type="float" office:value="15.9721374045802">
            <text:p>15.972137404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7880859375">
            <text:p>50.0778808594</text:p>
          </table:table-cell>
          <table:table-cell office:value-type="float" office:value="0.0155697626019605">
            <text:p>0.015569762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092615</text:p>
          </table:table-cell>
          <table:table-cell office:value-type="float" office:value="6098937">
            <text:p>6098937</text:p>
          </table:table-cell>
          <table:table-cell office:value-type="float" office:value="-103">
            <text:p>-103</text:p>
          </table:table-cell>
          <table:table-cell office:value-type="float" office:value="-73">
            <text:p>-73</text:p>
          </table:table-cell>
          <table:table-cell office:value-type="float" office:value="-241">
            <text:p>-241</text:p>
          </table:table-cell>
          <table:table-cell office:value-type="float" office:value="-1.85248091603053">
            <text:p>-1.852480916</text:p>
          </table:table-cell>
          <table:table-cell office:value-type="float" office:value="17.8958015267176">
            <text:p>17.8958015267</text:p>
          </table:table-cell>
          <table:table-cell office:value-type="float" office:value="-0.923473282442748">
            <text:p>-0.9234732824</text:p>
          </table:table-cell>
          <table:table-cell office:value-type="float" office:value="-0.711328125">
            <text:p>-0.711328125</text:p>
          </table:table-cell>
          <table:table-cell office:value-type="float" office:value="0.80419921875">
            <text:p>0.8041992188</text:p>
          </table:table-cell>
          <table:table-cell office:value-type="float" office:value="-0.757568359375">
            <text:p>-0.7575683594</text:p>
          </table:table-cell>
          <table:table-cell office:value-type="float" office:value="0">
            <text:p>0</text:p>
          </table:table-cell>
          <table:table-cell office:value-type="float" office:value="23.14">
            <text:p>23.14</text:p>
          </table:table-cell>
          <table:table-cell office:value-type="float" office:value="0">
            <text:p>0</text:p>
          </table:table-cell>
          <table:table-cell office:value-type="float" office:value="15.6332123097677">
            <text:p>15.6332123098</text:p>
          </table:table-cell>
          <table:table-cell office:value-type="float" office:value="0.272830930362438">
            <text:p>0.2728309304</text:p>
          </table:table-cell>
          <table:table-cell office:value-type="float" office:value="-15.6332123097677">
            <text:p>-15.6332123098</text:p>
          </table:table-cell>
          <table:table-cell office:value-type="float" office:value="-77177.6673904869">
            <text:p>-77177.6673904869</text:p>
          </table:table-cell>
          <table:table-cell office:value-type="float" office:value="17.8958015267176">
            <text:p>17.895801526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7060546875">
            <text:p>49.9870605469</text:p>
          </table:table-cell>
          <table:table-cell office:value-type="float" office:value="0.0201583907436674">
            <text:p>0.020158390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143043</text:p>
          </table:table-cell>
          <table:table-cell office:value-type="float" office:value="6149358">
            <text:p>6149358</text:p>
          </table:table-cell>
          <table:table-cell office:value-type="float" office:value="-96">
            <text:p>-96</text:p>
          </table:table-cell>
          <table:table-cell office:value-type="float" office:value="-66">
            <text:p>-66</text:p>
          </table:table-cell>
          <table:table-cell office:value-type="float" office:value="-248">
            <text:p>-248</text:p>
          </table:table-cell>
          <table:table-cell office:value-type="float" office:value="-1.98225190839695">
            <text:p>-1.9822519084</text:p>
          </table:table-cell>
          <table:table-cell office:value-type="float" office:value="15.5141221374046">
            <text:p>15.5141221374</text:p>
          </table:table-cell>
          <table:table-cell office:value-type="float" office:value="-0.71736641221374">
            <text:p>-0.7173664122</text:p>
          </table:table-cell>
          <table:table-cell office:value-type="float" office:value="-0.5609375">
            <text:p>-0.5609375</text:p>
          </table:table-cell>
          <table:table-cell office:value-type="float" office:value="0.757568359375">
            <text:p>0.7575683594</text:p>
          </table:table-cell>
          <table:table-cell office:value-type="float" office:value="-0.81396484375">
            <text:p>-0.8139648438</text:p>
          </table:table-cell>
          <table:table-cell office:value-type="float" office:value="0">
            <text:p>0</text:p>
          </table:table-cell>
          <table:table-cell office:value-type="float" office:value="21.16">
            <text:p>21.16</text:p>
          </table:table-cell>
          <table:table-cell office:value-type="float" office:value="0">
            <text:p>0</text:p>
          </table:table-cell>
          <table:table-cell office:value-type="float" office:value="14.9805241705955">
            <text:p>14.9805241706</text:p>
          </table:table-cell>
          <table:table-cell office:value-type="float" office:value="0.261440212401318">
            <text:p>0.2614402124</text:p>
          </table:table-cell>
          <table:table-cell office:value-type="float" office:value="-14.9805241705955">
            <text:p>-14.9805241706</text:p>
          </table:table-cell>
          <table:table-cell office:value-type="float" office:value="-77929.7365179888">
            <text:p>-77929.7365179888</text:p>
          </table:table-cell>
          <table:table-cell office:value-type="float" office:value="15.5141221374046">
            <text:p>15.514122137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03125">
            <text:p>50.203125</text:p>
          </table:table-cell>
          <table:table-cell office:value-type="float" office:value="0.0160477201042136">
            <text:p>0.016047720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193072</text:p>
          </table:table-cell>
          <table:table-cell office:value-type="float" office:value="6199388">
            <text:p>6199388</text:p>
          </table:table-cell>
          <table:table-cell office:value-type="float" office:value="-27">
            <text:p>-27</text:p>
          </table:table-cell>
          <table:table-cell office:value-type="float" office:value="-100">
            <text:p>-100</text:p>
          </table:table-cell>
          <table:table-cell office:value-type="float" office:value="-272">
            <text:p>-272</text:p>
          </table:table-cell>
          <table:table-cell office:value-type="float" office:value="-0.921183206106869">
            <text:p>-0.9211832061</text:p>
          </table:table-cell>
          <table:table-cell office:value-type="float" office:value="10.1782442748092">
            <text:p>10.1782442748</text:p>
          </table:table-cell>
          <table:table-cell office:value-type="float" office:value="-1.28988549618321">
            <text:p>-1.2898854962</text:p>
          </table:table-cell>
          <table:table-cell office:value-type="float" office:value="-0.55166015625">
            <text:p>-0.5516601563</text:p>
          </table:table-cell>
          <table:table-cell office:value-type="float" office:value="0.6162109375">
            <text:p>0.6162109375</text:p>
          </table:table-cell>
          <table:table-cell office:value-type="float" office:value="-0.751708984375">
            <text:p>-0.7517089844</text:p>
          </table:table-cell>
          <table:table-cell office:value-type="float" office:value="0">
            <text:p>0</text:p>
          </table:table-cell>
          <table:table-cell office:value-type="float" office:value="5.67">
            <text:p>5.67</text:p>
          </table:table-cell>
          <table:table-cell office:value-type="float" office:value="0">
            <text:p>0</text:p>
          </table:table-cell>
          <table:table-cell office:value-type="float" office:value="14.2960745907709">
            <text:p>14.2960745908</text:p>
          </table:table-cell>
          <table:table-cell office:value-type="float" office:value="0.249495193556212">
            <text:p>0.2494951936</text:p>
          </table:table-cell>
          <table:table-cell office:value-type="float" office:value="-14.2960745907709">
            <text:p>-14.2960745908</text:p>
          </table:table-cell>
          <table:table-cell office:value-type="float" office:value="-78643.810784737">
            <text:p>-78643.810784737</text:p>
          </table:table-cell>
          <table:table-cell office:value-type="float" office:value="10.1782442748092">
            <text:p>10.178244274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48974609375">
            <text:p>49.9489746094</text:p>
          </table:table-cell>
          <table:table-cell office:value-type="float" office:value="0.0060604139588474">
            <text:p>0.00606041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243538</text:p>
          </table:table-cell>
          <table:table-cell office:value-type="float" office:value="6249856">
            <text:p>6249856</text:p>
          </table:table-cell>
          <table:table-cell office:value-type="float" office:value="-175">
            <text:p>-175</text:p>
          </table:table-cell>
          <table:table-cell office:value-type="float" office:value="184">
            <text:p>184</text:p>
          </table:table-cell>
          <table:table-cell office:value-type="float" office:value="-214">
            <text:p>-214</text:p>
          </table:table-cell>
          <table:table-cell office:value-type="float" office:value="-3.68454198473282">
            <text:p>-3.6845419847</text:p>
          </table:table-cell>
          <table:table-cell office:value-type="float" office:value="4.78893129770992">
            <text:p>4.7889312977</text:p>
          </table:table-cell>
          <table:table-cell office:value-type="float" office:value="-0.89293893129771">
            <text:p>-0.8929389313</text:p>
          </table:table-cell>
          <table:table-cell office:value-type="float" office:value="-0.738916015625">
            <text:p>-0.7389160156</text:p>
          </table:table-cell>
          <table:table-cell office:value-type="float" office:value="0.52001953125">
            <text:p>0.5200195313</text:p>
          </table:table-cell>
          <table:table-cell office:value-type="float" office:value="-0.833251953125">
            <text:p>-0.8332519531</text:p>
          </table:table-cell>
          <table:table-cell office:value-type="float" office:value="0">
            <text:p>0</text:p>
          </table:table-cell>
          <table:table-cell office:value-type="float" office:value="39.28">
            <text:p>39.28</text:p>
          </table:table-cell>
          <table:table-cell office:value-type="float" office:value="0">
            <text:p>0</text:p>
          </table:table-cell>
          <table:table-cell office:value-type="float" office:value="14.5596336121171">
            <text:p>14.5596336121</text:p>
          </table:table-cell>
          <table:table-cell office:value-type="float" office:value="0.254094827436598">
            <text:p>0.2540948274</text:p>
          </table:table-cell>
          <table:table-cell office:value-type="float" office:value="-14.5596336121171">
            <text:p>-14.5596336121</text:p>
          </table:table-cell>
          <table:table-cell office:value-type="float" office:value="-79376.1859485324">
            <text:p>-79376.1859485324</text:p>
          </table:table-cell>
          <table:table-cell office:value-type="float" office:value="4.78893129770992">
            <text:p>4.788931297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3017578125">
            <text:p>50.3017578125</text:p>
          </table:table-cell>
          <table:table-cell office:value-type="float" office:value="-0.00498177101669724">
            <text:p>-0.00498177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294045</text:p>
          </table:table-cell>
          <table:table-cell office:value-type="float" office:value="6300394">
            <text:p>6300394</text:p>
          </table:table-cell>
          <table:table-cell office:value-type="float" office:value="-59">
            <text:p>-59</text:p>
          </table:table-cell>
          <table:table-cell office:value-type="float" office:value="-91">
            <text:p>-91</text:p>
          </table:table-cell>
          <table:table-cell office:value-type="float" office:value="-260">
            <text:p>-260</text:p>
          </table:table-cell>
          <table:table-cell office:value-type="float" office:value="-2.90591603053435">
            <text:p>-2.9059160305</text:p>
          </table:table-cell>
          <table:table-cell office:value-type="float" office:value="2.29274809160305">
            <text:p>2.2927480916</text:p>
          </table:table-cell>
          <table:table-cell office:value-type="float" office:value="-1.28988549618321">
            <text:p>-1.2898854962</text:p>
          </table:table-cell>
          <table:table-cell office:value-type="float" office:value="-0.29287109375">
            <text:p>-0.2928710938</text:p>
          </table:table-cell>
          <table:table-cell office:value-type="float" office:value="0.350341796875">
            <text:p>0.3503417969</text:p>
          </table:table-cell>
          <table:table-cell office:value-type="float" office:value="-0.693359375">
            <text:p>-0.693359375</text:p>
          </table:table-cell>
          <table:table-cell office:value-type="float" office:value="0">
            <text:p>0</text:p>
          </table:table-cell>
          <table:table-cell office:value-type="float" office:value="12.79">
            <text:p>12.79</text:p>
          </table:table-cell>
          <table:table-cell office:value-type="float" office:value="0">
            <text:p>0</text:p>
          </table:table-cell>
          <table:table-cell office:value-type="float" office:value="14.4124820788606">
            <text:p>14.4124820789</text:p>
          </table:table-cell>
          <table:table-cell office:value-type="float" office:value="0.251526737850971">
            <text:p>0.2515267379</text:p>
          </table:table-cell>
          <table:table-cell office:value-type="float" office:value="-14.4124820788606">
            <text:p>-14.4124820789</text:p>
          </table:table-cell>
          <table:table-cell office:value-type="float" office:value="-80092.5594962373">
            <text:p>-80092.5594962373</text:p>
          </table:table-cell>
          <table:table-cell office:value-type="float" office:value="2.29274809160305">
            <text:p>2.29274809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705078125">
            <text:p>49.705078125</text:p>
          </table:table-cell>
          <table:table-cell office:value-type="float" office:value="-0.00982698589565452">
            <text:p>-0.009826985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343921</text:p>
          </table:table-cell>
          <table:table-cell office:value-type="float" office:value="6350243">
            <text:p>6350243</text:p>
          </table:table-cell>
          <table:table-cell office:value-type="float" office:value="-122">
            <text:p>-122</text:p>
          </table:table-cell>
          <table:table-cell office:value-type="float" office:value="10">
            <text:p>10</text:p>
          </table:table-cell>
          <table:table-cell office:value-type="float" office:value="-212">
            <text:p>-212</text:p>
          </table:table-cell>
          <table:table-cell office:value-type="float" office:value="-0.829580152671754">
            <text:p>-0.8295801527</text:p>
          </table:table-cell>
          <table:table-cell office:value-type="float" office:value="-0.279770992366413">
            <text:p>-0.2797709924</text:p>
          </table:table-cell>
          <table:table-cell office:value-type="float" office:value="-1.54942748091603">
            <text:p>-1.5494274809</text:p>
          </table:table-cell>
          <table:table-cell office:value-type="float" office:value="-0.70546875">
            <text:p>-0.70546875</text:p>
          </table:table-cell>
          <table:table-cell office:value-type="float" office:value="0.193359375">
            <text:p>0.193359375</text:p>
          </table:table-cell>
          <table:table-cell office:value-type="float" office:value="-0.728759765625">
            <text:p>-0.7287597656</text:p>
          </table:table-cell>
          <table:table-cell office:value-type="float" office:value="0">
            <text:p>0</text:p>
          </table:table-cell>
          <table:table-cell office:value-type="float" office:value="29.92">
            <text:p>29.92</text:p>
          </table:table-cell>
          <table:table-cell office:value-type="float" office:value="0">
            <text:p>0</text:p>
          </table:table-cell>
          <table:table-cell office:value-type="float" office:value="14.7365030075964">
            <text:p>14.7365030076</text:p>
          </table:table-cell>
          <table:table-cell office:value-type="float" office:value="0.257181553361195">
            <text:p>0.2571815534</text:p>
          </table:table-cell>
          <table:table-cell office:value-type="float" office:value="-14.7365030075964">
            <text:p>-14.7365030076</text:p>
          </table:table-cell>
          <table:table-cell office:value-type="float" office:value="-80836.5622158311">
            <text:p>-80836.5622158311</text:p>
          </table:table-cell>
          <table:table-cell office:value-type="float" office:value="-0.279770992366413">
            <text:p>-0.279770992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487060546875">
            <text:p>50.4870605469</text:p>
          </table:table-cell>
          <table:table-cell office:value-type="float" office:value="-0.0152960449923293">
            <text:p>-0.01529604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393716</text:p>
          </table:table-cell>
          <table:table-cell office:value-type="float" office:value="6400032">
            <text:p>6400032</text:p>
          </table:table-cell>
          <table:table-cell office:value-type="float" office:value="-77">
            <text:p>-77</text:p>
          </table:table-cell>
          <table:table-cell office:value-type="float" office:value="69">
            <text:p>69</text:p>
          </table:table-cell>
          <table:table-cell office:value-type="float" office:value="-236">
            <text:p>-236</text:p>
          </table:table-cell>
          <table:table-cell office:value-type="float" office:value="0.9337786259542">
            <text:p>0.933778626</text:p>
          </table:table-cell>
          <table:table-cell office:value-type="float" office:value="-0.401908396946566">
            <text:p>-0.4019083969</text:p>
          </table:table-cell>
          <table:table-cell office:value-type="float" office:value="-1.10667938931298">
            <text:p>-1.1066793893</text:p>
          </table:table-cell>
          <table:table-cell office:value-type="float" office:value="-0.665185546875">
            <text:p>-0.6651855469</text:p>
          </table:table-cell>
          <table:table-cell office:value-type="float" office:value="0.089111328125">
            <text:p>0.0891113281</text:p>
          </table:table-cell>
          <table:table-cell office:value-type="float" office:value="-0.73046875">
            <text:p>-0.73046875</text:p>
          </table:table-cell>
          <table:table-cell office:value-type="float" office:value="0">
            <text:p>0</text:p>
          </table:table-cell>
          <table:table-cell office:value-type="float" office:value="18.07">
            <text:p>18.07</text:p>
          </table:table-cell>
          <table:table-cell office:value-type="float" office:value="0">
            <text:p>0</text:p>
          </table:table-cell>
          <table:table-cell office:value-type="float" office:value="14.8227551483612">
            <text:p>14.8227551484</text:p>
          </table:table-cell>
          <table:table-cell office:value-type="float" office:value="0.258686826323931">
            <text:p>0.2586868263</text:p>
          </table:table-cell>
          <table:table-cell office:value-type="float" office:value="-14.8227551483612">
            <text:p>-14.8227551484</text:p>
          </table:table-cell>
          <table:table-cell office:value-type="float" office:value="-81572.4997049024">
            <text:p>-81572.4997049024</text:p>
          </table:table-cell>
          <table:table-cell office:value-type="float" office:value="-0.401908396946566">
            <text:p>-0.401908396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649169921875">
            <text:p>49.6491699219</text:p>
          </table:table-cell>
          <table:table-cell office:value-type="float" office:value="-0.0156265719422544">
            <text:p>-0.015626571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443853</text:p>
          </table:table-cell>
          <table:table-cell office:value-type="float" office:value="6450172">
            <text:p>6450172</text:p>
          </table:table-cell>
          <table:table-cell office:value-type="float" office:value="-7">
            <text:p>-7</text:p>
          </table:table-cell>
          <table:table-cell office:value-type="float" office:value="-113">
            <text:p>-113</text:p>
          </table:table-cell>
          <table:table-cell office:value-type="float" office:value="-283">
            <text:p>-283</text:p>
          </table:table-cell>
          <table:table-cell office:value-type="float" office:value="0.399427480916032">
            <text:p>0.3994274809</text:p>
          </table:table-cell>
          <table:table-cell office:value-type="float" office:value="-2.51641221374046">
            <text:p>-2.5164122137</text:p>
          </table:table-cell>
          <table:table-cell office:value-type="float" office:value="-0.366221374045802">
            <text:p>-0.366221374</text:p>
          </table:table-cell>
          <table:table-cell office:value-type="float" office:value="-0.613916015625">
            <text:p>-0.6139160156</text:p>
          </table:table-cell>
          <table:table-cell office:value-type="float" office:value="-0.04052734375">
            <text:p>-0.0405273438</text:p>
          </table:table-cell>
          <table:table-cell office:value-type="float" office:value="-0.809326171875">
            <text:p>-0.8093261719</text:p>
          </table:table-cell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  <table:table-cell office:value-type="float" office:value="0">
            <text:p>0</text:p>
          </table:table-cell>
          <table:table-cell office:value-type="float" office:value="14.6787117936177">
            <text:p>14.6787117936</text:p>
          </table:table-cell>
          <table:table-cell office:value-type="float" office:value="0.256172980691409">
            <text:p>0.2561729807</text:p>
          </table:table-cell>
          <table:table-cell office:value-type="float" office:value="-14.6787117936177">
            <text:p>-14.6787117936</text:p>
          </table:table-cell>
          <table:table-cell office:value-type="float" office:value="-82311.0008899996">
            <text:p>-82311.0008899996</text:p>
          </table:table-cell>
          <table:table-cell office:value-type="float" office:value="-2.51641221374046">
            <text:p>-2.516412213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31103515625">
            <text:p>50.3110351563</text:p>
          </table:table-cell>
          <table:table-cell office:value-type="float" office:value="-0.0197115362210986">
            <text:p>-0.019711536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494135</text:p>
          </table:table-cell>
          <table:table-cell office:value-type="float" office:value="6500446">
            <text:p>6500446</text:p>
          </table:table-cell>
          <table:table-cell office:value-type="float" office:value="-145">
            <text:p>-145</text:p>
          </table:table-cell>
          <table:table-cell office:value-type="float" office:value="94">
            <text:p>94</text:p>
          </table:table-cell>
          <table:table-cell office:value-type="float" office:value="-212">
            <text:p>-212</text:p>
          </table:table-cell>
          <table:table-cell office:value-type="float" office:value="2.20095419847328">
            <text:p>2.2009541985</text:p>
          </table:table-cell>
          <table:table-cell office:value-type="float" office:value="-1.7912213740458">
            <text:p>-1.791221374</text:p>
          </table:table-cell>
          <table:table-cell office:value-type="float" office:value="0.992557251908397">
            <text:p>0.9925572519</text:p>
          </table:table-cell>
          <table:table-cell office:value-type="float" office:value="-0.583642578125">
            <text:p>-0.5836425781</text:p>
          </table:table-cell>
          <table:table-cell office:value-type="float" office:value="-0.170654296875">
            <text:p>-0.1706542969</text:p>
          </table:table-cell>
          <table:table-cell office:value-type="float" office:value="-0.907470703125">
            <text:p>-0.9074707031</text:p>
          </table:table-cell>
          <table:table-cell office:value-type="float" office:value="0">
            <text:p>0</text:p>
          </table:table-cell>
          <table:table-cell office:value-type="float" office:value="34.37">
            <text:p>34.37</text:p>
          </table:table-cell>
          <table:table-cell office:value-type="float" office:value="0">
            <text:p>0</text:p>
          </table:table-cell>
          <table:table-cell office:value-type="float" office:value="15.160169285879">
            <text:p>15.1601692859</text:p>
          </table:table-cell>
          <table:table-cell office:value-type="float" office:value="0.264575380207312">
            <text:p>0.2645753802</text:p>
          </table:table-cell>
          <table:table-cell office:value-type="float" office:value="-15.160169285879">
            <text:p>-15.1601692859</text:p>
          </table:table-cell>
          <table:table-cell office:value-type="float" office:value="-83067.2660828742">
            <text:p>-83067.2660828742</text:p>
          </table:table-cell>
          <table:table-cell office:value-type="float" office:value="-1.7912213740458">
            <text:p>-1.79122137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85009765625">
            <text:p>49.8850097656</text:p>
          </table:table-cell>
          <table:table-cell office:value-type="float" office:value="-0.0187426120339706">
            <text:p>-0.01874261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544469</text:p>
          </table:table-cell>
          <table:table-cell office:value-type="float" office:value="6550785">
            <text:p>6550785</text:p>
          </table:table-cell>
          <table:table-cell office:value-type="float" office:value="-50">
            <text:p>-50</text:p>
          </table:table-cell>
          <table:table-cell office:value-type="float" office:value="-72">
            <text:p>-72</text:p>
          </table:table-cell>
          <table:table-cell office:value-type="float" office:value="-272">
            <text:p>-272</text:p>
          </table:table-cell>
          <table:table-cell office:value-type="float" office:value="-0.791412213740457">
            <text:p>-0.7914122137</text:p>
          </table:table-cell>
          <table:table-cell office:value-type="float" office:value="-1.83702290076336">
            <text:p>-1.8370229008</text:p>
          </table:table-cell>
          <table:table-cell office:value-type="float" office:value="0.61087786259542">
            <text:p>0.6108778626</text:p>
          </table:table-cell>
          <table:table-cell office:value-type="float" office:value="-0.53994140625">
            <text:p>-0.5399414063</text:p>
          </table:table-cell>
          <table:table-cell office:value-type="float" office:value="-0.153564453125">
            <text:p>-0.1535644531</text:p>
          </table:table-cell>
          <table:table-cell office:value-type="float" office:value="-0.754150390625">
            <text:p>-0.7541503906</text:p>
          </table:table-cell>
          <table:table-cell office:value-type="float" office:value="0">
            <text:p>0</text:p>
          </table:table-cell>
          <table:table-cell office:value-type="float" office:value="10.42">
            <text:p>10.42</text:p>
          </table:table-cell>
          <table:table-cell office:value-type="float" office:value="0">
            <text:p>0</text:p>
          </table:table-cell>
          <table:table-cell office:value-type="float" office:value="15.1558851147278">
            <text:p>15.1558851147</text:p>
          </table:table-cell>
          <table:table-cell office:value-type="float" office:value="0.264500612822475">
            <text:p>0.2645006128</text:p>
          </table:table-cell>
          <table:table-cell office:value-type="float" office:value="-15.1558851147278">
            <text:p>-15.1558851147</text:p>
          </table:table-cell>
          <table:table-cell office:value-type="float" office:value="-83829.8520552179">
            <text:p>-83829.8520552179</text:p>
          </table:table-cell>
          <table:table-cell office:value-type="float" office:value="-1.83702290076336">
            <text:p>-1.837022900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316162109375">
            <text:p>50.3161621094</text:p>
          </table:table-cell>
          <table:table-cell office:value-type="float" office:value="-0.0188299309162545">
            <text:p>-0.018829930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594341</text:p>
          </table:table-cell>
          <table:table-cell office:value-type="float" office:value="6600659">
            <text:p>6600659</text:p>
          </table:table-cell>
          <table:table-cell office:value-type="float" office:value="-131">
            <text:p>-131</text:p>
          </table:table-cell>
          <table:table-cell office:value-type="float" office:value="8">
            <text:p>8</text:p>
          </table:table-cell>
          <table:table-cell office:value-type="float" office:value="-212">
            <text:p>-212</text:p>
          </table:table-cell>
          <table:table-cell office:value-type="float" office:value="1.33835877862596">
            <text:p>1.3383587786</text:p>
          </table:table-cell>
          <table:table-cell office:value-type="float" office:value="-0.714885496183207">
            <text:p>-0.7148854962</text:p>
          </table:table-cell>
          <table:table-cell office:value-type="float" office:value="0.0994274809160306">
            <text:p>0.0994274809</text:p>
          </table:table-cell>
          <table:table-cell office:value-type="float" office:value="-0.506982421875">
            <text:p>-0.5069824219</text:p>
          </table:table-cell>
          <table:table-cell office:value-type="float" office:value="-0.245361328125">
            <text:p>-0.2453613281</text:p>
          </table:table-cell>
          <table:table-cell office:value-type="float" office:value="-0.755859375">
            <text:p>-0.755859375</text:p>
          </table:table-cell>
          <table:table-cell office:value-type="float" office:value="0">
            <text:p>0</text:p>
          </table:table-cell>
          <table:table-cell office:value-type="float" office:value="31.72">
            <text:p>31.72</text:p>
          </table:table-cell>
          <table:table-cell office:value-type="float" office:value="0">
            <text:p>0</text:p>
          </table:table-cell>
          <table:table-cell office:value-type="float" office:value="15.5218956234877">
            <text:p>15.5218956235</text:p>
          </table:table-cell>
          <table:table-cell office:value-type="float" office:value="0.270888230776399">
            <text:p>0.2708882308</text:p>
          </table:table-cell>
          <table:table-cell office:value-type="float" office:value="-15.5218956234877">
            <text:p>-15.5218956235</text:p>
          </table:table-cell>
          <table:table-cell office:value-type="float" office:value="-84601.3690898314">
            <text:p>-84601.3690898314</text:p>
          </table:table-cell>
          <table:table-cell office:value-type="float" office:value="-0.714885496183207">
            <text:p>-0.714885496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705078125">
            <text:p>49.705078125</text:p>
          </table:table-cell>
          <table:table-cell office:value-type="float" office:value="-0.0169516666158541">
            <text:p>-0.016951666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645096</text:p>
          </table:table-cell>
          <table:table-cell office:value-type="float" office:value="6651438">
            <text:p>6651438</text:p>
          </table:table-cell>
          <table:table-cell office:value-type="float" office:value="-153">
            <text:p>-153</text:p>
          </table:table-cell>
          <table:table-cell office:value-type="float" office:value="77">
            <text:p>77</text:p>
          </table:table-cell>
          <table:table-cell office:value-type="float" office:value="-209">
            <text:p>-209</text:p>
          </table:table-cell>
          <table:table-cell office:value-type="float" office:value="-0.684541984732824">
            <text:p>-0.6845419847</text:p>
          </table:table-cell>
          <table:table-cell office:value-type="float" office:value="-1.14236641221374">
            <text:p>-1.1423664122</text:p>
          </table:table-cell>
          <table:table-cell office:value-type="float" office:value="-0.610496183206107">
            <text:p>-0.6104961832</text:p>
          </table:table-cell>
          <table:table-cell office:value-type="float" office:value="-0.44765625">
            <text:p>-0.44765625</text:p>
          </table:table-cell>
          <table:table-cell office:value-type="float" office:value="-0.23291015625">
            <text:p>-0.2329101563</text:p>
          </table:table-cell>
          <table:table-cell office:value-type="float" office:value="-0.6806640625">
            <text:p>-0.6806640625</text:p>
          </table:table-cell>
          <table:table-cell office:value-type="float" office:value="0">
            <text:p>0</text:p>
          </table:table-cell>
          <table:table-cell office:value-type="float" office:value="36.21">
            <text:p>36.21</text:p>
          </table:table-cell>
          <table:table-cell office:value-type="float" office:value="0">
            <text:p>0</text:p>
          </table:table-cell>
          <table:table-cell office:value-type="float" office:value="15.9918821651457">
            <text:p>15.9918821651</text:p>
          </table:table-cell>
          <table:table-cell office:value-type="float" office:value="0.279090439182298">
            <text:p>0.2790904392</text:p>
          </table:table-cell>
          <table:table-cell office:value-type="float" office:value="-15.9918821651457">
            <text:p>-15.9918821651</text:p>
          </table:table-cell>
          <table:table-cell office:value-type="float" office:value="-85404.8167107101">
            <text:p>-85404.8167107101</text:p>
          </table:table-cell>
          <table:table-cell office:value-type="float" office:value="-1.14236641221374">
            <text:p>-1.142366412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40966796875">
            <text:p>50.2409667969</text:p>
          </table:table-cell>
          <table:table-cell office:value-type="float" office:value="-0.0182766149895732">
            <text:p>-0.018276615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694664</text:p>
          </table:table-cell>
          <table:table-cell office:value-type="float" office:value="6700981">
            <text:p>6700981</text:p>
          </table:table-cell>
          <table:table-cell office:value-type="float" office:value="-132">
            <text:p>-132</text:p>
          </table:table-cell>
          <table:table-cell office:value-type="float" office:value="25">
            <text:p>25</text:p>
          </table:table-cell>
          <table:table-cell office:value-type="float" office:value="-232">
            <text:p>-232</text:p>
          </table:table-cell>
          <table:table-cell office:value-type="float" office:value="-0.24179389312977">
            <text:p>-0.2417938931</text:p>
          </table:table-cell>
          <table:table-cell office:value-type="float" office:value="-2.89809160305344">
            <text:p>-2.8980916031</text:p>
          </table:table-cell>
          <table:table-cell office:value-type="float" office:value="1.16049618320611">
            <text:p>1.1604961832</text:p>
          </table:table-cell>
          <table:table-cell office:value-type="float" office:value="-0.418603515625">
            <text:p>-0.4186035156</text:p>
          </table:table-cell>
          <table:table-cell office:value-type="float" office:value="-0.223876953125">
            <text:p>-0.2238769531</text:p>
          </table:table-cell>
          <table:table-cell office:value-type="float" office:value="-0.697998046875">
            <text:p>-0.6979980469</text:p>
          </table:table-cell>
          <table:table-cell office:value-type="float" office:value="0">
            <text:p>0</text:p>
          </table:table-cell>
          <table:table-cell office:value-type="float" office:value="29.64">
            <text:p>29.64</text:p>
          </table:table-cell>
          <table:table-cell office:value-type="float" office:value="0">
            <text:p>0</text:p>
          </table:table-cell>
          <table:table-cell office:value-type="float" office:value="16.4065350676688">
            <text:p>16.4065350677</text:p>
          </table:table-cell>
          <table:table-cell office:value-type="float" office:value="0.286326964531741">
            <text:p>0.2863269645</text:p>
          </table:table-cell>
          <table:table-cell office:value-type="float" office:value="-16.4065350676688">
            <text:p>-16.4065350677</text:p>
          </table:table-cell>
          <table:table-cell office:value-type="float" office:value="-86223.2528672791">
            <text:p>-86223.2528672791</text:p>
          </table:table-cell>
          <table:table-cell office:value-type="float" office:value="-2.89809160305344">
            <text:p>-2.89809160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84765625">
            <text:p>49.884765625</text:p>
          </table:table-cell>
          <table:table-cell office:value-type="float" office:value="-0.0222027182737756">
            <text:p>-0.0222027183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1_745427</text:p>
          </table:table-cell>
          <table:table-cell office:value-type="float" office:value="6751744">
            <text:p>6751744</text:p>
          </table:table-cell>
          <table:table-cell office:value-type="float" office:value="-125">
            <text:p>-125</text:p>
          </table:table-cell>
          <table:table-cell office:value-type="float" office:value="7">
            <text:p>7</text:p>
          </table:table-cell>
          <table:table-cell office:value-type="float" office:value="-225">
            <text:p>-225</text:p>
          </table:table-cell>
          <table:table-cell office:value-type="float" office:value="0.300190839694658">
            <text:p>0.3001908397</text:p>
          </table:table-cell>
          <table:table-cell office:value-type="float" office:value="-2.21106870229008">
            <text:p>-2.2110687023</text:p>
          </table:table-cell>
          <table:table-cell office:value-type="float" office:value="1.8780534351145">
            <text:p>1.8780534351</text:p>
          </table:table-cell>
          <table:table-cell office:value-type="float" office:value="-0.407861328125">
            <text:p>-0.4078613281</text:p>
          </table:table-cell>
          <table:table-cell office:value-type="float" office:value="-0.252685546875">
            <text:p>-0.2526855469</text:p>
          </table:table-cell>
          <table:table-cell office:value-type="float" office:value="-0.785888671875">
            <text:p>-0.7858886719</text:p>
          </table:table-cell>
          <table:table-cell office:value-type="float" office:value="0">
            <text:p>0</text:p>
          </table:table-cell>
          <table:table-cell office:value-type="float" office:value="29.06">
            <text:p>29.06</text:p>
          </table:table-cell>
          <table:table-cell office:value-type="float" office:value="0">
            <text:p>0</text:p>
          </table:table-cell>
          <table:table-cell office:value-type="float" office:value="16.767924998029">
            <text:p>16.767924998</text:p>
          </table:table-cell>
          <table:table-cell office:value-type="float" office:value="0.29263394411918">
            <text:p>0.2926339441</text:p>
          </table:table-cell>
          <table:table-cell office:value-type="float" office:value="-16.767924998029">
            <text:p>-16.767924998</text:p>
          </table:table-cell>
          <table:table-cell office:value-type="float" office:value="-87061.984803179">
            <text:p>-87061.984803179</text:p>
          </table:table-cell>
          <table:table-cell office:value-type="float" office:value="-2.21106870229008">
            <text:p>-2.211068702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001953125">
            <text:p>50.0200195313</text:p>
          </table:table-cell>
          <table:table-cell office:value-type="float" office:value="-0.0211900624026092">
            <text:p>-0.0211900624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1_794753</text:p>
          </table:table-cell>
          <table:table-cell office:value-type="float" office:value="6801062">
            <text:p>6801062</text:p>
          </table:table-cell>
          <table:table-cell office:value-type="float" office:value="-90">
            <text:p>-90</text:p>
          </table:table-cell>
          <table:table-cell office:value-type="float" office:value="5">
            <text:p>5</text:p>
          </table:table-cell>
          <table:table-cell office:value-type="float" office:value="-268">
            <text:p>-268</text:p>
          </table:table-cell>
          <table:table-cell office:value-type="float" office:value="0.910877862595421">
            <text:p>0.9108778626</text:p>
          </table:table-cell>
          <table:table-cell office:value-type="float" office:value="-1.95916030534351">
            <text:p>-1.9591603053</text:p>
          </table:table-cell>
          <table:table-cell office:value-type="float" office:value="2.12232824427481">
            <text:p>2.1223282443</text:p>
          </table:table-cell>
          <table:table-cell office:value-type="float" office:value="-0.381005859375">
            <text:p>-0.3810058594</text:p>
          </table:table-cell>
          <table:table-cell office:value-type="float" office:value="-0.264892578125">
            <text:p>-0.2648925781</text:p>
          </table:table-cell>
          <table:table-cell office:value-type="float" office:value="-0.86083984375">
            <text:p>-0.8608398438</text:p>
          </table:table-cell>
          <table:table-cell office:value-type="float" office:value="0">
            <text:p>0</text:p>
          </table:table-cell>
          <table:table-cell office:value-type="float" office:value="18.56">
            <text:p>18.56</text:p>
          </table:table-cell>
          <table:table-cell office:value-type="float" office:value="0">
            <text:p>0</text:p>
          </table:table-cell>
          <table:table-cell office:value-type="float" office:value="16.9000188342798">
            <text:p>16.9000188343</text:p>
          </table:table-cell>
          <table:table-cell office:value-type="float" office:value="0.29493924667155">
            <text:p>0.2949392467</text:p>
          </table:table-cell>
          <table:table-cell office:value-type="float" office:value="-16.9000188342798">
            <text:p>-16.9000188343</text:p>
          </table:table-cell>
          <table:table-cell office:value-type="float" office:value="-87908.4257123181">
            <text:p>-87908.4257123181</text:p>
          </table:table-cell>
          <table:table-cell office:value-type="float" office:value="-1.95916030534351">
            <text:p>-1.959160305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5205078125">
            <text:p>50.0852050781</text:p>
          </table:table-cell>
          <table:table-cell office:value-type="float" office:value="-0.0208183394449669">
            <text:p>-0.0208183394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1_846033</text:p>
          </table:table-cell>
          <table:table-cell office:value-type="float" office:value="6852346">
            <text:p>6852346</text:p>
          </table:table-cell>
          <table:table-cell office:value-type="float" office:value="-67">
            <text:p>-67</text:p>
          </table:table-cell>
          <table:table-cell office:value-type="float" office:value="-21">
            <text:p>-21</text:p>
          </table:table-cell>
          <table:table-cell office:value-type="float" office:value="-212">
            <text:p>-212</text:p>
          </table:table-cell>
          <table:table-cell office:value-type="float" office:value="-1.45553435114504">
            <text:p>-1.4555343511</text:p>
          </table:table-cell>
          <table:table-cell office:value-type="float" office:value="2.31564885496183">
            <text:p>2.315648855</text:p>
          </table:table-cell>
          <table:table-cell office:value-type="float" office:value="1.94675572519084">
            <text:p>1.9467557252</text:p>
          </table:table-cell>
          <table:table-cell office:value-type="float" office:value="-0.35830078125">
            <text:p>-0.3583007813</text:p>
          </table:table-cell>
          <table:table-cell office:value-type="float" office:value="-0.260009765625">
            <text:p>-0.2600097656</text:p>
          </table:table-cell>
          <table:table-cell office:value-type="float" office:value="-0.8076171875">
            <text:p>-0.8076171875</text:p>
          </table:table-cell>
          <table:table-cell office:value-type="float" office:value="0">
            <text:p>0</text:p>
          </table:table-cell>
          <table:table-cell office:value-type="float" office:value="17.54">
            <text:p>17.54</text:p>
          </table:table-cell>
          <table:table-cell office:value-type="float" office:value="0">
            <text:p>0</text:p>
          </table:table-cell>
          <table:table-cell office:value-type="float" office:value="16.7994539161909">
            <text:p>16.7994539162</text:p>
          </table:table-cell>
          <table:table-cell office:value-type="float" office:value="0.293184187019038">
            <text:p>0.293184187</text:p>
          </table:table-cell>
          <table:table-cell office:value-type="float" office:value="-16.7994539161909">
            <text:p>-16.7994539162</text:p>
          </table:table-cell>
          <table:table-cell office:value-type="float" office:value="-88747.6109337253">
            <text:p>-88747.6109337253</text:p>
          </table:table-cell>
          <table:table-cell office:value-type="float" office:value="2.31564885496183">
            <text:p>2.31564885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3125">
            <text:p>49.953125</text:p>
          </table:table-cell>
          <table:table-cell office:value-type="float" office:value="-0.0121681562062672">
            <text:p>-0.0121681562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1_895271</text:p>
          </table:table-cell>
          <table:table-cell office:value-type="float" office:value="6901588">
            <text:p>6901588</text:p>
          </table:table-cell>
          <table:table-cell office:value-type="float" office:value="-90">
            <text:p>-90</text:p>
          </table:table-cell>
          <table:table-cell office:value-type="float" office:value="20">
            <text:p>20</text:p>
          </table:table-cell>
          <table:table-cell office:value-type="float" office:value="-250">
            <text:p>-250</text:p>
          </table:table-cell>
          <table:table-cell office:value-type="float" office:value="1.42996183206107">
            <text:p>1.4299618321</text:p>
          </table:table-cell>
          <table:table-cell office:value-type="float" office:value="4.79656488549618">
            <text:p>4.7965648855</text:p>
          </table:table-cell>
          <table:table-cell office:value-type="float" office:value="2.03835877862595">
            <text:p>2.0383587786</text:p>
          </table:table-cell>
          <table:table-cell office:value-type="float" office:value="-0.365869140625">
            <text:p>-0.3658691406</text:p>
          </table:table-cell>
          <table:table-cell office:value-type="float" office:value="-0.38134765625">
            <text:p>-0.3813476563</text:p>
          </table:table-cell>
          <table:table-cell office:value-type="float" office:value="-0.8701171875">
            <text:p>-0.8701171875</text:p>
          </table:table-cell>
          <table:table-cell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  <table:table-cell office:value-type="float" office:value="16.6239463791069">
            <text:p>16.6239463791</text:p>
          </table:table-cell>
          <table:table-cell office:value-type="float" office:value="0.290121228256665">
            <text:p>0.2901212283</text:p>
          </table:table-cell>
          <table:table-cell office:value-type="float" office:value="-16.6239463791069">
            <text:p>-16.6239463791</text:p>
          </table:table-cell>
          <table:table-cell office:value-type="float" office:value="-89580.553442364">
            <text:p>-89580.553442364</text:p>
          </table:table-cell>
          <table:table-cell office:value-type="float" office:value="4.79656488549618">
            <text:p>4.796564885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0498046875">
            <text:p>50.1049804688</text:p>
          </table:table-cell>
          <table:table-cell office:value-type="float" office:value="-0.00703081660811454">
            <text:p>-0.0070308166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1_945997</text:p>
          </table:table-cell>
          <table:table-cell office:value-type="float" office:value="6952309">
            <text:p>6952309</text:p>
          </table:table-cell>
          <table:table-cell office:value-type="float" office:value="-127">
            <text:p>-127</text:p>
          </table:table-cell>
          <table:table-cell office:value-type="float" office:value="14">
            <text:p>14</text:p>
          </table:table-cell>
          <table:table-cell office:value-type="float" office:value="-231">
            <text:p>-231</text:p>
          </table:table-cell>
          <table:table-cell office:value-type="float" office:value="0.903244274809162">
            <text:p>0.9032442748</text:p>
          </table:table-cell>
          <table:table-cell office:value-type="float" office:value="4.80419847328244">
            <text:p>4.8041984733</text:p>
          </table:table-cell>
          <table:table-cell office:value-type="float" office:value="2.32080152671756">
            <text:p>2.3208015267</text:p>
          </table:table-cell>
          <table:table-cell office:value-type="float" office:value="-0.240625">
            <text:p>-0.240625</text:p>
          </table:table-cell>
          <table:table-cell office:value-type="float" office:value="-0.462158203125">
            <text:p>-0.4621582031</text:p>
          </table:table-cell>
          <table:table-cell office:value-type="float" office:value="-1.040283203125">
            <text:p>-1.0402832031</text:p>
          </table:table-cell>
          <table:table-cell office:value-type="float" office:value="0">
            <text:p>0</text:p>
          </table:table-cell>
          <table:table-cell office:value-type="float" office:value="28.8">
            <text:p>28.8</text:p>
          </table:table-cell>
          <table:table-cell office:value-type="float" office:value="0">
            <text:p>0</text:p>
          </table:table-cell>
          <table:table-cell office:value-type="float" office:value="16.6323548763321">
            <text:p>16.6323548763</text:p>
          </table:table-cell>
          <table:table-cell office:value-type="float" office:value="0.290267973408938">
            <text:p>0.2902679734</text:p>
          </table:table-cell>
          <table:table-cell office:value-type="float" office:value="-16.6323548763321">
            <text:p>-16.6323548763</text:p>
          </table:table-cell>
          <table:table-cell office:value-type="float" office:value="-90411.3753020118">
            <text:p>-90411.3753020118</text:p>
          </table:table-cell>
          <table:table-cell office:value-type="float" office:value="4.80419847328244">
            <text:p>4.804198473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21484375">
            <text:p>49.9521484375</text:p>
          </table:table-cell>
          <table:table-cell office:value-type="float" office:value="-0.00702395792976725">
            <text:p>-0.0070239579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1_997509</text:p>
          </table:table-cell>
          <table:table-cell office:value-type="float" office:value="7003824">
            <text:p>7003824</text:p>
          </table:table-cell>
          <table:table-cell office:value-type="float" office:value="-140">
            <text:p>-140</text:p>
          </table:table-cell>
          <table:table-cell office:value-type="float" office:value="133">
            <text:p>133</text:p>
          </table:table-cell>
          <table:table-cell office:value-type="float" office:value="-224">
            <text:p>-224</text:p>
          </table:table-cell>
          <table:table-cell office:value-type="float" office:value="0.407061068702291">
            <text:p>0.4070610687</text:p>
          </table:table-cell>
          <table:table-cell office:value-type="float" office:value="1.48358778625954">
            <text:p>1.4835877863</text:p>
          </table:table-cell>
          <table:table-cell office:value-type="float" office:value="2.19103053435115">
            <text:p>2.1910305344</text:p>
          </table:table-cell>
          <table:table-cell office:value-type="float" office:value="-0.129052734375">
            <text:p>-0.1290527344</text:p>
          </table:table-cell>
          <table:table-cell office:value-type="float" office:value="-0.62890625">
            <text:p>-0.62890625</text:p>
          </table:table-cell>
          <table:table-cell office:value-type="float" office:value="-1.186767578125">
            <text:p>-1.1867675781</text:p>
          </table:table-cell>
          <table:table-cell office:value-type="float" office:value="0">
            <text:p>0</text:p>
          </table:table-cell>
          <table:table-cell office:value-type="float" office:value="32.01">
            <text:p>32.01</text:p>
          </table:table-cell>
          <table:table-cell office:value-type="float" office:value="0">
            <text:p>0</text:p>
          </table:table-cell>
          <table:table-cell office:value-type="float" office:value="16.8671245524263">
            <text:p>16.8671245524</text:p>
          </table:table-cell>
          <table:table-cell office:value-type="float" office:value="0.294365175435013">
            <text:p>0.2943651754</text:p>
          </table:table-cell>
          <table:table-cell office:value-type="float" office:value="-16.8671245524263">
            <text:p>-16.8671245524</text:p>
          </table:table-cell>
          <table:table-cell office:value-type="float" office:value="-91255.2215657224">
            <text:p>-91255.2215657224</text:p>
          </table:table-cell>
          <table:table-cell office:value-type="float" office:value="1.48358778625954">
            <text:p>1.483587786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9052734375">
            <text:p>50.0290527344</text:p>
          </table:table-cell>
          <table:table-cell office:value-type="float" office:value="-0.0138999489799072">
            <text:p>-0.013899949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045948</text:p>
          </table:table-cell>
          <table:table-cell office:value-type="float" office:value="7052268">
            <text:p>7052268</text:p>
          </table:table-cell>
          <table:table-cell office:value-type="float" office:value="-90">
            <text:p>-90</text:p>
          </table:table-cell>
          <table:table-cell office:value-type="float" office:value="1">
            <text:p>1</text:p>
          </table:table-cell>
          <table:table-cell office:value-type="float" office:value="-261">
            <text:p>-261</text:p>
          </table:table-cell>
          <table:table-cell office:value-type="float" office:value="0.91851145038168">
            <text:p>0.9185114504</text:p>
          </table:table-cell>
          <table:table-cell office:value-type="float" office:value="1.58282442748092">
            <text:p>1.5828244275</text:p>
          </table:table-cell>
          <table:table-cell office:value-type="float" office:value="1.34370229007634">
            <text:p>1.3437022901</text:p>
          </table:table-cell>
          <table:table-cell office:value-type="float" office:value="-0.071435546875">
            <text:p>-0.0714355469</text:p>
          </table:table-cell>
          <table:table-cell office:value-type="float" office:value="-0.693603515625">
            <text:p>-0.6936035156</text:p>
          </table:table-cell>
          <table:table-cell office:value-type="float" office:value="-1.055419921875">
            <text:p>-1.0554199219</text:p>
          </table:table-cell>
          <table:table-cell office:value-type="float" office:value="0">
            <text:p>0</text:p>
          </table:table-cell>
          <table:table-cell office:value-type="float" office:value="19.03">
            <text:p>19.03</text:p>
          </table:table-cell>
          <table:table-cell office:value-type="float" office:value="0">
            <text:p>0</text:p>
          </table:table-cell>
          <table:table-cell office:value-type="float" office:value="16.8325634802901">
            <text:p>16.8325634803</text:p>
          </table:table-cell>
          <table:table-cell office:value-type="float" office:value="0.293762015362829">
            <text:p>0.2937620154</text:p>
          </table:table-cell>
          <table:table-cell office:value-type="float" office:value="-16.8325634802901">
            <text:p>-16.8325634803</text:p>
          </table:table-cell>
          <table:table-cell office:value-type="float" office:value="-92099.0236718856">
            <text:p>-92099.0236718856</text:p>
          </table:table-cell>
          <table:table-cell office:value-type="float" office:value="1.58282442748092">
            <text:p>1.582824427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29150390625">
            <text:p>50.1291503906</text:p>
          </table:table-cell>
          <table:table-cell office:value-type="float" office:value="-0.0136669146253283">
            <text:p>-0.0136669146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095759</text:p>
          </table:table-cell>
          <table:table-cell office:value-type="float" office:value="7102076">
            <text:p>7102076</text:p>
          </table:table-cell>
          <table:table-cell office:value-type="float" office:value="-116">
            <text:p>-116</text:p>
          </table:table-cell>
          <table:table-cell office:value-type="float" office:value="-19">
            <text:p>-19</text:p>
          </table:table-cell>
          <table:table-cell office:value-type="float" office:value="-231">
            <text:p>-231</text:p>
          </table:table-cell>
          <table:table-cell office:value-type="float" office:value="0.338358778625955">
            <text:p>0.3383587786</text:p>
          </table:table-cell>
          <table:table-cell office:value-type="float" office:value="6.22404580152672">
            <text:p>6.2240458015</text:p>
          </table:table-cell>
          <table:table-cell office:value-type="float" office:value="1.08416030534351">
            <text:p>1.0841603053</text:p>
          </table:table-cell>
          <table:table-cell office:value-type="float" office:value="-0.02529296875">
            <text:p>-0.0252929688</text:p>
          </table:table-cell>
          <table:table-cell office:value-type="float" office:value="-0.690673828125">
            <text:p>-0.6906738281</text:p>
          </table:table-cell>
          <table:table-cell office:value-type="float" office:value="-1.0908203125">
            <text:p>-1.0908203125</text:p>
          </table:table-cell>
          <table:table-cell office:value-type="float" office:value="0">
            <text:p>0</text:p>
          </table:table-cell>
          <table:table-cell office:value-type="float" office:value="26.67">
            <text:p>26.67</text:p>
          </table:table-cell>
          <table:table-cell office:value-type="float" office:value="0">
            <text:p>0</text:p>
          </table:table-cell>
          <table:table-cell office:value-type="float" office:value="16.724085570876">
            <text:p>16.7240855709</text:p>
          </table:table-cell>
          <table:table-cell office:value-type="float" office:value="0.291868858130471">
            <text:p>0.2918688581</text:p>
          </table:table-cell>
          <table:table-cell office:value-type="float" office:value="-16.724085570876">
            <text:p>-16.7240855709</text:p>
          </table:table-cell>
          <table:table-cell office:value-type="float" office:value="-92935.6974987303">
            <text:p>-92935.6974987303</text:p>
          </table:table-cell>
          <table:table-cell office:value-type="float" office:value="6.22404580152672">
            <text:p>6.224045801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8076171875">
            <text:p>50.0280761719</text:p>
          </table:table-cell>
          <table:table-cell office:value-type="float" office:value="-0.00427599396782257">
            <text:p>-0.004275994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145986</text:p>
          </table:table-cell>
          <table:table-cell office:value-type="float" office:value="7152336">
            <text:p>7152336</text:p>
          </table:table-cell>
          <table:table-cell office:value-type="float" office:value="-165">
            <text:p>-165</text:p>
          </table:table-cell>
          <table:table-cell office:value-type="float" office:value="203">
            <text:p>203</text:p>
          </table:table-cell>
          <table:table-cell office:value-type="float" office:value="-227">
            <text:p>-227</text:p>
          </table:table-cell>
          <table:table-cell office:value-type="float" office:value="-0.180725190839694">
            <text:p>-0.1807251908</text:p>
          </table:table-cell>
          <table:table-cell office:value-type="float" office:value="4.97213740458015">
            <text:p>4.9721374046</text:p>
          </table:table-cell>
          <table:table-cell office:value-type="float" office:value="0.313167938931298">
            <text:p>0.3131679389</text:p>
          </table:table-cell>
          <table:table-cell office:value-type="float" office:value="-0.01845703125">
            <text:p>-0.0184570313</text:p>
          </table:table-cell>
          <table:table-cell office:value-type="float" office:value="-0.481689453125">
            <text:p>-0.4816894531</text:p>
          </table:table-cell>
          <table:table-cell office:value-type="float" office:value="-1.10595703125">
            <text:p>-1.1059570313</text:p>
          </table:table-cell>
          <table:table-cell office:value-type="float" office:value="0">
            <text:p>0</text:p>
          </table:table-cell>
          <table:table-cell office:value-type="float" office:value="36.02">
            <text:p>36.02</text:p>
          </table:table-cell>
          <table:table-cell office:value-type="float" office:value="0">
            <text:p>0</text:p>
          </table:table-cell>
          <table:table-cell office:value-type="float" office:value="16.8663086926355">
            <text:p>16.8663086926</text:p>
          </table:table-cell>
          <table:table-cell office:value-type="float" office:value="0.294350937044249">
            <text:p>0.294350937</text:p>
          </table:table-cell>
          <table:table-cell office:value-type="float" office:value="-16.8663086926355">
            <text:p>-16.8663086926</text:p>
          </table:table-cell>
          <table:table-cell office:value-type="float" office:value="-93778.8770475743">
            <text:p>-93778.8770475743</text:p>
          </table:table-cell>
          <table:table-cell office:value-type="float" office:value="4.97213740458015">
            <text:p>4.972137404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1943359375">
            <text:p>49.9919433594</text:p>
          </table:table-cell>
          <table:table-cell office:value-type="float" office:value="-0.00692203388347517">
            <text:p>-0.0069220339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196040</text:p>
          </table:table-cell>
          <table:table-cell office:value-type="float" office:value="7202355">
            <text:p>7202355</text:p>
          </table:table-cell>
          <table:table-cell office:value-type="float" office:value="-93">
            <text:p>-93</text:p>
          </table:table-cell>
          <table:table-cell office:value-type="float" office:value="-64">
            <text:p>-64</text:p>
          </table:table-cell>
          <table:table-cell office:value-type="float" office:value="-266">
            <text:p>-266</text:p>
          </table:table-cell>
          <table:table-cell office:value-type="float" office:value="-0.661641221374045">
            <text:p>-0.6616412214</text:p>
          </table:table-cell>
          <table:table-cell office:value-type="float" office:value="7.42251908396947">
            <text:p>7.422519084</text:p>
          </table:table-cell>
          <table:table-cell office:value-type="float" office:value="0.366603053435115">
            <text:p>0.3666030534</text:p>
          </table:table-cell>
          <table:table-cell office:value-type="float" office:value="-0.05703125">
            <text:p>-0.05703125</text:p>
          </table:table-cell>
          <table:table-cell office:value-type="float" office:value="-0.24267578125">
            <text:p>-0.2426757813</text:p>
          </table:table-cell>
          <table:table-cell office:value-type="float" office:value="-0.965087890625">
            <text:p>-0.9650878906</text:p>
          </table:table-cell>
          <table:table-cell office:value-type="float" office:value="0">
            <text:p>0</text:p>
          </table:table-cell>
          <table:table-cell office:value-type="float" office:value="19.27">
            <text:p>19.27</text:p>
          </table:table-cell>
          <table:table-cell office:value-type="float" office:value="0">
            <text:p>0</text:p>
          </table:table-cell>
          <table:table-cell office:value-type="float" office:value="16.5500408515627">
            <text:p>16.5500408516</text:p>
          </table:table-cell>
          <table:table-cell office:value-type="float" office:value="0.288831428474043">
            <text:p>0.2888314285</text:p>
          </table:table-cell>
          <table:table-cell office:value-type="float" office:value="-16.5500408515627">
            <text:p>-16.5500408516</text:p>
          </table:table-cell>
          <table:table-cell office:value-type="float" office:value="-94607.9346970195">
            <text:p>-94607.9346970195</text:p>
          </table:table-cell>
          <table:table-cell office:value-type="float" office:value="7.42251908396947">
            <text:p>7.42251908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93994140625">
            <text:p>50.0939941406</text:p>
          </table:table-cell>
          <table:table-cell office:value-type="float" office:value="-0.00170500268362373">
            <text:p>-0.0017050027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246589</text:p>
          </table:table-cell>
          <table:table-cell office:value-type="float" office:value="7252906">
            <text:p>7252906</text:p>
          </table:table-cell>
          <table:table-cell office:value-type="float" office:value="-179">
            <text:p>-179</text:p>
          </table:table-cell>
          <table:table-cell office:value-type="float" office:value="22">
            <text:p>22</text:p>
          </table:table-cell>
          <table:table-cell office:value-type="float" office:value="-229">
            <text:p>-229</text:p>
          </table:table-cell>
          <table:table-cell office:value-type="float" office:value="1.17805343511451">
            <text:p>1.1780534351</text:p>
          </table:table-cell>
          <table:table-cell office:value-type="float" office:value="4.93396946564886">
            <text:p>4.9339694656</text:p>
          </table:table-cell>
          <table:table-cell office:value-type="float" office:value="0.717748091603054">
            <text:p>0.7177480916</text:p>
          </table:table-cell>
          <table:table-cell office:value-type="float" office:value="-0.23232421875">
            <text:p>-0.2323242188</text:p>
          </table:table-cell>
          <table:table-cell office:value-type="float" office:value="0.18310546875">
            <text:p>0.1831054688</text:p>
          </table:table-cell>
          <table:table-cell office:value-type="float" office:value="-0.931884765625">
            <text:p>-0.9318847656</text:p>
          </table:table-cell>
          <table:table-cell office:value-type="float" office:value="0">
            <text:p>0</text:p>
          </table:table-cell>
          <table:table-cell office:value-type="float" office:value="38.02">
            <text:p>38.02</text:p>
          </table:table-cell>
          <table:table-cell office:value-type="float" office:value="0">
            <text:p>0</text:p>
          </table:table-cell>
          <table:table-cell office:value-type="float" office:value="16.7357830279577">
            <text:p>16.735783028</text:p>
          </table:table-cell>
          <table:table-cell office:value-type="float" office:value="0.292073002233118">
            <text:p>0.2920730022</text:p>
          </table:table-cell>
          <table:table-cell office:value-type="float" office:value="-16.7357830279577">
            <text:p>-16.735783028</text:p>
          </table:table-cell>
          <table:table-cell office:value-type="float" office:value="-95451.0038529375">
            <text:p>-95451.0038529375</text:p>
          </table:table-cell>
          <table:table-cell office:value-type="float" office:value="4.93396946564886">
            <text:p>4.93396946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375244140625">
            <text:p>50.3752441406</text:p>
          </table:table-cell>
          <table:table-cell office:value-type="float" office:value="-0.00686784409665994">
            <text:p>-0.0068678441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296552</text:p>
          </table:table-cell>
          <table:table-cell office:value-type="float" office:value="7302862">
            <text:p>7302862</text:p>
          </table:table-cell>
          <table:table-cell office:value-type="float" office:value="-57">
            <text:p>-57</text:p>
          </table:table-cell>
          <table:table-cell office:value-type="float" office:value="-88">
            <text:p>-88</text:p>
          </table:table-cell>
          <table:table-cell office:value-type="float" office:value="-272">
            <text:p>-272</text:p>
          </table:table-cell>
          <table:table-cell office:value-type="float" office:value="-1.21889312977099">
            <text:p>-1.2188931298</text:p>
          </table:table-cell>
          <table:table-cell office:value-type="float" office:value="7.33854961832061">
            <text:p>7.3385496183</text:p>
          </table:table-cell>
          <table:table-cell office:value-type="float" office:value="0.549809160305343">
            <text:p>0.5498091603</text:p>
          </table:table-cell>
          <table:table-cell office:value-type="float" office:value="-0.45205078125">
            <text:p>-0.4520507813</text:p>
          </table:table-cell>
          <table:table-cell office:value-type="float" office:value="0.466796875">
            <text:p>0.466796875</text:p>
          </table:table-cell>
          <table:table-cell office:value-type="float" office:value="-0.862548828125">
            <text:p>-0.8625488281</text:p>
          </table:table-cell>
          <table:table-cell office:value-type="float" office:value="0">
            <text:p>0</text:p>
          </table:table-cell>
          <table:table-cell office:value-type="float" office:value="11.84">
            <text:p>11.84</text:p>
          </table:table-cell>
          <table:table-cell office:value-type="float" office:value="0">
            <text:p>0</text:p>
          </table:table-cell>
          <table:table-cell office:value-type="float" office:value="16.2793221505811">
            <text:p>16.2793221506</text:p>
          </table:table-cell>
          <table:table-cell office:value-type="float" office:value="0.284106843814679">
            <text:p>0.2841068438</text:p>
          </table:table-cell>
          <table:table-cell office:value-type="float" office:value="-16.2793221505811">
            <text:p>-16.2793221506</text:p>
          </table:table-cell>
          <table:table-cell office:value-type="float" office:value="-96262.4461885999">
            <text:p>-96262.4461885999</text:p>
          </table:table-cell>
          <table:table-cell office:value-type="float" office:value="7.33854961832061">
            <text:p>7.338549618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44970703125">
            <text:p>49.8449707031</text:p>
          </table:table-cell>
          <table:table-cell office:value-type="float" office:value="-0.00160222291393989">
            <text:p>-0.0016022229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346339</text:p>
          </table:table-cell>
          <table:table-cell office:value-type="float" office:value="7352653">
            <text:p>7352653</text:p>
          </table:table-cell>
          <table:table-cell office:value-type="float" office:value="-53">
            <text:p>-53</text:p>
          </table:table-cell>
          <table:table-cell office:value-type="float" office:value="-143">
            <text:p>-143</text:p>
          </table:table-cell>
          <table:table-cell office:value-type="float" office:value="-259">
            <text:p>-259</text:p>
          </table:table-cell>
          <table:table-cell office:value-type="float" office:value="0.307824427480917">
            <text:p>0.3078244275</text:p>
          </table:table-cell>
          <table:table-cell office:value-type="float" office:value="8.48358778625954">
            <text:p>8.4835877863</text:p>
          </table:table-cell>
          <table:table-cell office:value-type="float" office:value="2.30553435114504">
            <text:p>2.3055343511</text:p>
          </table:table-cell>
          <table:table-cell office:value-type="float" office:value="-0.63173828125">
            <text:p>-0.6317382813</text:p>
          </table:table-cell>
          <table:table-cell office:value-type="float" office:value="0.7021484375">
            <text:p>0.7021484375</text:p>
          </table:table-cell>
          <table:table-cell office:value-type="float" office:value="-0.86865234375">
            <text:p>-0.8686523438</text:p>
          </table:table-cell>
          <table:table-cell office:value-type="float" office:value="0">
            <text:p>0</text:p>
          </table:table-cell>
          <table:table-cell office:value-type="float" office:value="11.57">
            <text:p>11.57</text:p>
          </table:table-cell>
          <table:table-cell office:value-type="float" office:value="0">
            <text:p>0</text:p>
          </table:table-cell>
          <table:table-cell office:value-type="float" office:value="15.7697315806143">
            <text:p>15.7697315806</text:p>
          </table:table-cell>
          <table:table-cell office:value-type="float" office:value="0.275213465630268">
            <text:p>0.2752134656</text:p>
          </table:table-cell>
          <table:table-cell office:value-type="float" office:value="-15.7697315806143">
            <text:p>-15.7697315806</text:p>
          </table:table-cell>
          <table:table-cell office:value-type="float" office:value="-97050.2205116876">
            <text:p>-97050.2205116876</text:p>
          </table:table-cell>
          <table:table-cell office:value-type="float" office:value="8.48358778625954">
            <text:p>8.483587786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4833984375">
            <text:p>49.9548339844</text:p>
          </table:table-cell>
          <table:table-cell office:value-type="float" office:value="0.00119744399190473">
            <text:p>0.001197444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396999</text:p>
          </table:table-cell>
          <table:table-cell office:value-type="float" office:value="7403314">
            <text:p>7403314</text:p>
          </table:table-cell>
          <table:table-cell office:value-type="float" office:value="-156">
            <text:p>-156</text:p>
          </table:table-cell>
          <table:table-cell office:value-type="float" office:value="117">
            <text:p>117</text:p>
          </table:table-cell>
          <table:table-cell office:value-type="float" office:value="-240">
            <text:p>-240</text:p>
          </table:table-cell>
          <table:table-cell office:value-type="float" office:value="-1.61583969465649">
            <text:p>-1.6158396947</text:p>
          </table:table-cell>
          <table:table-cell office:value-type="float" office:value="8.95687022900763">
            <text:p>8.956870229</text:p>
          </table:table-cell>
          <table:table-cell office:value-type="float" office:value="0.534541984732824">
            <text:p>0.5345419847</text:p>
          </table:table-cell>
          <table:table-cell office:value-type="float" office:value="-0.698388671875">
            <text:p>-0.6983886719</text:p>
          </table:table-cell>
          <table:table-cell office:value-type="float" office:value="0.882080078125">
            <text:p>0.8820800781</text:p>
          </table:table-cell>
          <table:table-cell office:value-type="float" office:value="-0.765380859375">
            <text:p>-0.7653808594</text:p>
          </table:table-cell>
          <table:table-cell office:value-type="float" office:value="0">
            <text:p>0</text:p>
          </table:table-cell>
          <table:table-cell office:value-type="float" office:value="33.03">
            <text:p>33.03</text:p>
          </table:table-cell>
          <table:table-cell office:value-type="float" office:value="0">
            <text:p>0</text:p>
          </table:table-cell>
          <table:table-cell office:value-type="float" office:value="15.6757834404722">
            <text:p>15.6757834405</text:p>
          </table:table-cell>
          <table:table-cell office:value-type="float" office:value="0.273573882032673">
            <text:p>0.273573882</text:p>
          </table:table-cell>
          <table:table-cell office:value-type="float" office:value="-15.6757834404722">
            <text:p>-15.6757834405</text:p>
          </table:table-cell>
          <table:table-cell office:value-type="float" office:value="-97834.3541223122">
            <text:p>-97834.3541223122</text:p>
          </table:table-cell>
          <table:table-cell office:value-type="float" office:value="8.95687022900763">
            <text:p>8.95687022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197265625">
            <text:p>50.0219726563</text:p>
          </table:table-cell>
          <table:table-cell office:value-type="float" office:value="0.00223795701754309">
            <text:p>0.002237957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447051</text:p>
          </table:table-cell>
          <table:table-cell office:value-type="float" office:value="7453363">
            <text:p>7453363</text:p>
          </table:table-cell>
          <table:table-cell office:value-type="float" office:value="-8">
            <text:p>-8</text:p>
          </table:table-cell>
          <table:table-cell office:value-type="float" office:value="-128">
            <text:p>-128</text:p>
          </table:table-cell>
          <table:table-cell office:value-type="float" office:value="-267">
            <text:p>-267</text:p>
          </table:table-cell>
          <table:table-cell office:value-type="float" office:value="-1.68454198473282">
            <text:p>-1.6845419847</text:p>
          </table:table-cell>
          <table:table-cell office:value-type="float" office:value="6.95687022900763">
            <text:p>6.956870229</text:p>
          </table:table-cell>
          <table:table-cell office:value-type="float" office:value="2.3131679389313">
            <text:p>2.3131679389</text:p>
          </table:table-cell>
          <table:table-cell office:value-type="float" office:value="-0.736962890625">
            <text:p>-0.7369628906</text:p>
          </table:table-cell>
          <table:table-cell office:value-type="float" office:value="0.8251953125">
            <text:p>0.8251953125</text:p>
          </table:table-cell>
          <table:table-cell office:value-type="float" office:value="-0.803466796875">
            <text:p>-0.8034667969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office:value-type="float" office:value="15.0546443329371">
            <text:p>15.0546443329</text:p>
          </table:table-cell>
          <table:table-cell office:value-type="float" office:value="0.262733757991922">
            <text:p>0.262733758</text:p>
          </table:table-cell>
          <table:table-cell office:value-type="float" office:value="-15.0546443329371">
            <text:p>-15.0546443329</text:p>
          </table:table-cell>
          <table:table-cell office:value-type="float" office:value="-98589.4349516858">
            <text:p>-98589.4349516858</text:p>
          </table:table-cell>
          <table:table-cell office:value-type="float" office:value="6.95687022900763">
            <text:p>6.95687022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56005859375">
            <text:p>50.1560058594</text:p>
          </table:table-cell>
          <table:table-cell office:value-type="float" office:value="-0.00114090387492186">
            <text:p>-0.0011409039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497276</text:p>
          </table:table-cell>
          <table:table-cell office:value-type="float" office:value="7503720">
            <text:p>7503720</text:p>
          </table:table-cell>
          <table:table-cell office:value-type="float" office:value="-44">
            <text:p>-44</text:p>
          </table:table-cell>
          <table:table-cell office:value-type="float" office:value="-80">
            <text:p>-80</text:p>
          </table:table-cell>
          <table:table-cell office:value-type="float" office:value="-278">
            <text:p>-278</text:p>
          </table:table-cell>
          <table:table-cell office:value-type="float" office:value="-3.50133587786259">
            <text:p>-3.5013358779</text:p>
          </table:table-cell>
          <table:table-cell office:value-type="float" office:value="7.23931297709924">
            <text:p>7.2393129771</text:p>
          </table:table-cell>
          <table:table-cell office:value-type="float" office:value="0.542175572519084">
            <text:p>0.5421755725</text:p>
          </table:table-cell>
          <table:table-cell office:value-type="float" office:value="-0.718408203125">
            <text:p>-0.7184082031</text:p>
          </table:table-cell>
          <table:table-cell office:value-type="float" office:value="0.65185546875">
            <text:p>0.6518554688</text:p>
          </table:table-cell>
          <table:table-cell office:value-type="float" office:value="-0.90576171875">
            <text:p>-0.9057617188</text:p>
          </table:table-cell>
          <table:table-cell office:value-type="float" office:value="0">
            <text:p>0</text:p>
          </table:table-cell>
          <table:table-cell office:value-type="float" office:value="8.99">
            <text:p>8.99</text:p>
          </table:table-cell>
          <table:table-cell office:value-type="float" office:value="0">
            <text:p>0</text:p>
          </table:table-cell>
          <table:table-cell office:value-type="float" office:value="14.5790987260866">
            <text:p>14.5790987261</text:p>
          </table:table-cell>
          <table:table-cell office:value-type="float" office:value="0.254434532741477">
            <text:p>0.2544345327</text:p>
          </table:table-cell>
          <table:table-cell office:value-type="float" office:value="-14.5790987260866">
            <text:p>-14.5790987261</text:p>
          </table:table-cell>
          <table:table-cell office:value-type="float" office:value="-99317.5997122291">
            <text:p>-99317.5997122291</text:p>
          </table:table-cell>
          <table:table-cell office:value-type="float" office:value="7.23931297709924">
            <text:p>7.239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4580078125">
            <text:p>49.9458007813</text:p>
          </table:table-cell>
          <table:table-cell office:value-type="float" office:value="-0.000100472771888132">
            <text:p>-0.0001004728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547305</text:p>
          </table:table-cell>
          <table:table-cell office:value-type="float" office:value="7553696">
            <text:p>7553696</text:p>
          </table:table-cell>
          <table:table-cell office:value-type="float" office:value="-100">
            <text:p>-100</text:p>
          </table:table-cell>
          <table:table-cell office:value-type="float" office:value="118">
            <text:p>118</text:p>
          </table:table-cell>
          <table:table-cell office:value-type="float" office:value="-219">
            <text:p>-219</text:p>
          </table:table-cell>
          <table:table-cell office:value-type="float" office:value="-2.39446564885496">
            <text:p>-2.3944656489</text:p>
          </table:table-cell>
          <table:table-cell office:value-type="float" office:value="6.86526717557252">
            <text:p>6.8652671756</text:p>
          </table:table-cell>
          <table:table-cell office:value-type="float" office:value="0.389503816793893">
            <text:p>0.3895038168</text:p>
          </table:table-cell>
          <table:table-cell office:value-type="float" office:value="-0.61123046875">
            <text:p>-0.6112304688</text:p>
          </table:table-cell>
          <table:table-cell office:value-type="float" office:value="0.3759765625">
            <text:p>0.3759765625</text:p>
          </table:table-cell>
          <table:table-cell office:value-type="float" office:value="-0.896240234375">
            <text:p>-0.8962402344</text:p>
          </table:table-cell>
          <table:table-cell office:value-type="float" office:value="0">
            <text:p>0</text:p>
          </table:table-cell>
          <table:table-cell office:value-type="float" office:value="24.54">
            <text:p>24.54</text:p>
          </table:table-cell>
          <table:table-cell office:value-type="float" office:value="0">
            <text:p>0</text:p>
          </table:table-cell>
          <table:table-cell office:value-type="float" office:value="14.4416799281452">
            <text:p>14.4416799281</text:p>
          </table:table-cell>
          <table:table-cell office:value-type="float" office:value="0.25203629892051">
            <text:p>0.2520362989</text:p>
          </table:table-cell>
          <table:table-cell office:value-type="float" office:value="-14.4416799281452">
            <text:p>-14.4416799281</text:p>
          </table:table-cell>
          <table:table-cell office:value-type="float" office:value="-100040.378291387">
            <text:p>-100040.378291387</text:p>
          </table:table-cell>
          <table:table-cell office:value-type="float" office:value="6.86526717557252">
            <text:p>6.86526717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8095703125">
            <text:p>50.0480957031</text:p>
          </table:table-cell>
          <table:table-cell office:value-type="float" office:value="-0.000711145577000201">
            <text:p>-0.0007111456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597735</text:p>
          </table:table-cell>
          <table:table-cell office:value-type="float" office:value="7604090">
            <text:p>7604090</text:p>
          </table:table-cell>
          <table:table-cell office:value-type="float" office:value="-69">
            <text:p>-69</text:p>
          </table:table-cell>
          <table:table-cell office:value-type="float" office:value="-36">
            <text:p>-36</text:p>
          </table:table-cell>
          <table:table-cell office:value-type="float" office:value="-267">
            <text:p>-267</text:p>
          </table:table-cell>
          <table:table-cell office:value-type="float" office:value="-2.08148854961832">
            <text:p>-2.0814885496</text:p>
          </table:table-cell>
          <table:table-cell office:value-type="float" office:value="6.40725190839695">
            <text:p>6.4072519084</text:p>
          </table:table-cell>
          <table:table-cell office:value-type="float" office:value="-0.954007633587786">
            <text:p>-0.9540076336</text:p>
          </table:table-cell>
          <table:table-cell office:value-type="float" office:value="-0.46474609375">
            <text:p>-0.4647460938</text:p>
          </table:table-cell>
          <table:table-cell office:value-type="float" office:value="0.056640625">
            <text:p>0.056640625</text:p>
          </table:table-cell>
          <table:table-cell office:value-type="float" office:value="-0.930419921875">
            <text:p>-0.9304199219</text:p>
          </table:table-cell>
          <table:table-cell office:value-type="float" office:value="0">
            <text:p>0</text:p>
          </table:table-cell>
          <table:table-cell office:value-type="float" office:value="14.49">
            <text:p>14.49</text:p>
          </table:table-cell>
          <table:table-cell office:value-type="float" office:value="0">
            <text:p>0</text:p>
          </table:table-cell>
          <table:table-cell office:value-type="float" office:value="14.1279410921326">
            <text:p>14.1279410921</text:p>
          </table:table-cell>
          <table:table-cell office:value-type="float" office:value="0.246560926564268">
            <text:p>0.2465609266</text:p>
          </table:table-cell>
          <table:table-cell office:value-type="float" office:value="-14.1279410921326">
            <text:p>-14.1279410921</text:p>
          </table:table-cell>
          <table:table-cell office:value-type="float" office:value="-100748.499948178">
            <text:p>-100748.499948178</text:p>
          </table:table-cell>
          <table:table-cell office:value-type="float" office:value="6.40725190839695">
            <text:p>6.407251908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220703125">
            <text:p>50.1220703125</text:p>
          </table:table-cell>
          <table:table-cell office:value-type="float" office:value="-0.00131343727533868">
            <text:p>-0.0013134373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648067</text:p>
          </table:table-cell>
          <table:table-cell office:value-type="float" office:value="7654383">
            <text:p>7654383</text:p>
          </table:table-cell>
          <table:table-cell office:value-type="float" office:value="-112">
            <text:p>-112</text:p>
          </table:table-cell>
          <table:table-cell office:value-type="float" office:value="32">
            <text:p>32</text:p>
          </table:table-cell>
          <table:table-cell office:value-type="float" office:value="-255">
            <text:p>-255</text:p>
          </table:table-cell>
          <table:table-cell office:value-type="float" office:value="-1.19599236641221">
            <text:p>-1.1959923664</text:p>
          </table:table-cell>
          <table:table-cell office:value-type="float" office:value="6.15534351145038">
            <text:p>6.1553435115</text:p>
          </table:table-cell>
          <table:table-cell office:value-type="float" office:value="-1.35095419847328">
            <text:p>-1.3509541985</text:p>
          </table:table-cell>
          <table:table-cell office:value-type="float" office:value="-0.300927734375">
            <text:p>-0.3009277344</text:p>
          </table:table-cell>
          <table:table-cell office:value-type="float" office:value="-0.21875">
            <text:p>-0.21875</text:p>
          </table:table-cell>
          <table:table-cell office:value-type="float" office:value="-1.05126953125">
            <text:p>-1.0512695313</text:p>
          </table:table-cell>
          <table:table-cell office:value-type="float" office:value="0">
            <text:p>0</text:p>
          </table:table-cell>
          <table:table-cell office:value-type="float" office:value="23.71">
            <text:p>23.71</text:p>
          </table:table-cell>
          <table:table-cell office:value-type="float" office:value="0">
            <text:p>0</text:p>
          </table:table-cell>
          <table:table-cell office:value-type="float" office:value="14.0184396958157">
            <text:p>14.0184396958</text:p>
          </table:table-cell>
          <table:table-cell office:value-type="float" office:value="0.244649907431338">
            <text:p>0.2446499074</text:p>
          </table:table-cell>
          <table:table-cell office:value-type="float" office:value="-14.0184396958157">
            <text:p>-14.0184396958</text:p>
          </table:table-cell>
          <table:table-cell office:value-type="float" office:value="-101448.497865899">
            <text:p>-101448.497865899</text:p>
          </table:table-cell>
          <table:table-cell office:value-type="float" office:value="6.15534351145038">
            <text:p>6.155343511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3408203125">
            <text:p>49.9340820313</text:p>
          </table:table-cell>
          <table:table-cell office:value-type="float" office:value="-0.00170775267291491">
            <text:p>-0.0017077527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697963</text:p>
          </table:table-cell>
          <table:table-cell office:value-type="float" office:value="7704280">
            <text:p>7704280</text:p>
          </table:table-cell>
          <table:table-cell office:value-type="float" office:value="-145">
            <text:p>-145</text:p>
          </table:table-cell>
          <table:table-cell office:value-type="float" office:value="45">
            <text:p>45</text:p>
          </table:table-cell>
          <table:table-cell office:value-type="float" office:value="-249">
            <text:p>-249</text:p>
          </table:table-cell>
          <table:table-cell office:value-type="float" office:value="-0.631106870229006">
            <text:p>-0.6311068702</text:p>
          </table:table-cell>
          <table:table-cell office:value-type="float" office:value="5.75839694656489">
            <text:p>5.7583969466</text:p>
          </table:table-cell>
          <table:table-cell office:value-type="float" office:value="-3.54942748091603">
            <text:p>-3.5494274809</text:p>
          </table:table-cell>
          <table:table-cell office:value-type="float" office:value="-0.271630859375">
            <text:p>-0.2716308594</text:p>
          </table:table-cell>
          <table:table-cell office:value-type="float" office:value="-0.241455078125">
            <text:p>-0.2414550781</text:p>
          </table:table-cell>
          <table:table-cell office:value-type="float" office:value="-1.017578125">
            <text:p>-1.017578125</text:p>
          </table:table-cell>
          <table:table-cell office:value-type="float" office:value="0">
            <text:p>0</text:p>
          </table:table-cell>
          <table:table-cell office:value-type="float" office:value="30.22">
            <text:p>30.22</text:p>
          </table:table-cell>
          <table:table-cell office:value-type="float" office:value="0">
            <text:p>0</text:p>
          </table:table-cell>
          <table:table-cell office:value-type="float" office:value="14.0598684564211">
            <text:p>14.0598684564</text:p>
          </table:table-cell>
          <table:table-cell office:value-type="float" office:value="0.24537292245063">
            <text:p>0.2453729225</text:p>
          </table:table-cell>
          <table:table-cell office:value-type="float" office:value="-14.0598684564211">
            <text:p>-14.0598684564</text:p>
          </table:table-cell>
          <table:table-cell office:value-type="float" office:value="-102152.376895668">
            <text:p>-102152.376895668</text:p>
          </table:table-cell>
          <table:table-cell office:value-type="float" office:value="5.75839694656489">
            <text:p>5.75839694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298828125">
            <text:p>50.0629882813</text:p>
          </table:table-cell>
          <table:table-cell office:value-type="float" office:value="-0.00254307456329131">
            <text:p>-0.0025430746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748739</text:p>
          </table:table-cell>
          <table:table-cell office:value-type="float" office:value="7755059">
            <text:p>7755059</text:p>
          </table:table-cell>
          <table:table-cell office:value-type="float" office:value="-99">
            <text:p>-99</text:p>
          </table:table-cell>
          <table:table-cell office:value-type="float" office:value="-39">
            <text:p>-39</text:p>
          </table:table-cell>
          <table:table-cell office:value-type="float" office:value="-234">
            <text:p>-234</text:p>
          </table:table-cell>
          <table:table-cell office:value-type="float" office:value="1.06354961832061">
            <text:p>1.0635496183</text:p>
          </table:table-cell>
          <table:table-cell office:value-type="float" office:value="2.93396946564885">
            <text:p>2.9339694656</text:p>
          </table:table-cell>
          <table:table-cell office:value-type="float" office:value="-2.78606870229008">
            <text:p>-2.7860687023</text:p>
          </table:table-cell>
          <table:table-cell office:value-type="float" office:value="-0.25625">
            <text:p>-0.25625</text:p>
          </table:table-cell>
          <table:table-cell office:value-type="float" office:value="-0.104248046875">
            <text:p>-0.1042480469</text:p>
          </table:table-cell>
          <table:table-cell office:value-type="float" office:value="-1.1181640625">
            <text:p>-1.1181640625</text:p>
          </table:table-cell>
          <table:table-cell office:value-type="float" office:value="0">
            <text:p>0</text:p>
          </table:table-cell>
          <table:table-cell office:value-type="float" office:value="22.93">
            <text:p>22.93</text:p>
          </table:table-cell>
          <table:table-cell office:value-type="float" office:value="0">
            <text:p>0</text:p>
          </table:table-cell>
          <table:table-cell office:value-type="float" office:value="14.0932201572768">
            <text:p>14.0932201573</text:p>
          </table:table-cell>
          <table:table-cell office:value-type="float" office:value="0.245954976566785">
            <text:p>0.2459549766</text:p>
          </table:table-cell>
          <table:table-cell office:value-type="float" office:value="-14.0932201572768">
            <text:p>-14.0932201573</text:p>
          </table:table-cell>
          <table:table-cell office:value-type="float" office:value="-102858.813318962">
            <text:p>-102858.813318962</text:p>
          </table:table-cell>
          <table:table-cell office:value-type="float" office:value="2.93396946564885">
            <text:p>2.93396946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259765625">
            <text:p>50.1259765625</text:p>
          </table:table-cell>
          <table:table-cell office:value-type="float" office:value="-0.00822528122597909">
            <text:p>-0.0082252812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798906</text:p>
          </table:table-cell>
          <table:table-cell office:value-type="float" office:value="7805226">
            <text:p>7805226</text:p>
          </table:table-cell>
          <table:table-cell office:value-type="float" office:value="-78">
            <text:p>-78</text:p>
          </table:table-cell>
          <table:table-cell office:value-type="float" office:value="-46">
            <text:p>-46</text:p>
          </table:table-cell>
          <table:table-cell office:value-type="float" office:value="-269">
            <text:p>-269</text:p>
          </table:table-cell>
          <table:table-cell office:value-type="float" office:value="-0.333396946564884">
            <text:p>-0.3333969466</text:p>
          </table:table-cell>
          <table:table-cell office:value-type="float" office:value="1.80419847328244">
            <text:p>1.8041984733</text:p>
          </table:table-cell>
          <table:table-cell office:value-type="float" office:value="-2.84713740458015">
            <text:p>-2.8471374046</text:p>
          </table:table-cell>
          <table:table-cell office:value-type="float" office:value="-0.3314453125">
            <text:p>-0.3314453125</text:p>
          </table:table-cell>
          <table:table-cell office:value-type="float" office:value="0.214111328125">
            <text:p>0.2141113281</text:p>
          </table:table-cell>
          <table:table-cell office:value-type="float" office:value="-0.98583984375">
            <text:p>-0.9858398438</text:p>
          </table:table-cell>
          <table:table-cell office:value-type="float" office:value="0">
            <text:p>0</text:p>
          </table:table-cell>
          <table:table-cell office:value-type="float" office:value="16.17">
            <text:p>16.17</text:p>
          </table:table-cell>
          <table:table-cell office:value-type="float" office:value="0">
            <text:p>0</text:p>
          </table:table-cell>
          <table:table-cell office:value-type="float" office:value="14.0462314011664">
            <text:p>14.0462314012</text:p>
          </table:table-cell>
          <table:table-cell office:value-type="float" office:value="0.245134928467127">
            <text:p>0.2451349285</text:p>
          </table:table-cell>
          <table:table-cell office:value-type="float" office:value="-14.0462314011664">
            <text:p>-14.0462314012</text:p>
          </table:table-cell>
          <table:table-cell office:value-type="float" office:value="-103562.287406707">
            <text:p>-103562.287406707</text:p>
          </table:table-cell>
          <table:table-cell office:value-type="float" office:value="1.80419847328244">
            <text:p>1.804198473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2763671875">
            <text:p>50.0827636719</text:p>
          </table:table-cell>
          <table:table-cell office:value-type="float" office:value="-0.0104378344546015">
            <text:p>-0.0104378345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848861</text:p>
          </table:table-cell>
          <table:table-cell office:value-type="float" office:value="7855181">
            <text:p>7855181</text:p>
          </table:table-cell>
          <table:table-cell office:value-type="float" office:value="-68">
            <text:p>-68</text:p>
          </table:table-cell>
          <table:table-cell office:value-type="float" office:value="40">
            <text:p>40</text:p>
          </table:table-cell>
          <table:table-cell office:value-type="float" office:value="-246">
            <text:p>-246</text:p>
          </table:table-cell>
          <table:table-cell office:value-type="float" office:value="-0.73034351145038">
            <text:p>-0.7303435115</text:p>
          </table:table-cell>
          <table:table-cell office:value-type="float" office:value="5.82709923664122">
            <text:p>5.8270992366</text:p>
          </table:table-cell>
          <table:table-cell office:value-type="float" office:value="-1.96164122137405">
            <text:p>-1.9616412214</text:p>
          </table:table-cell>
          <table:table-cell office:value-type="float" office:value="-0.563623046875">
            <text:p>-0.5636230469</text:p>
          </table:table-cell>
          <table:table-cell office:value-type="float" office:value="0.501953125">
            <text:p>0.501953125</text:p>
          </table:table-cell>
          <table:table-cell office:value-type="float" office:value="-0.9755859375">
            <text:p>-0.9755859375</text:p>
          </table:table-cell>
          <table:table-cell office:value-type="float" office:value="0">
            <text:p>0</text:p>
          </table:table-cell>
          <table:table-cell office:value-type="float" office:value="15.45">
            <text:p>15.45</text:p>
          </table:table-cell>
          <table:table-cell office:value-type="float" office:value="0">
            <text:p>0</text:p>
          </table:table-cell>
          <table:table-cell office:value-type="float" office:value="13.7888934723263">
            <text:p>13.7888934723</text:p>
          </table:table-cell>
          <table:table-cell office:value-type="float" office:value="0.240643865136585">
            <text:p>0.2406438651</text:p>
          </table:table-cell>
          <table:table-cell office:value-type="float" office:value="-13.7888934723263">
            <text:p>-13.7888934723</text:p>
          </table:table-cell>
          <table:table-cell office:value-type="float" office:value="-104251.607522448">
            <text:p>-104251.607522448</text:p>
          </table:table-cell>
          <table:table-cell office:value-type="float" office:value="5.82709923664122">
            <text:p>5.82709923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0966796875">
            <text:p>49.9909667969</text:p>
          </table:table-cell>
          <table:table-cell office:value-type="float" office:value="-0.0021346949990439">
            <text:p>-0.002134695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899066</text:p>
          </table:table-cell>
          <table:table-cell office:value-type="float" office:value="7905387">
            <text:p>7905387</text:p>
          </table:table-cell>
          <table:table-cell office:value-type="float" office:value="-83">
            <text:p>-83</text:p>
          </table:table-cell>
          <table:table-cell office:value-type="float" office:value="-16">
            <text:p>-16</text:p>
          </table:table-cell>
          <table:table-cell office:value-type="float" office:value="-249">
            <text:p>-249</text:p>
          </table:table-cell>
          <table:table-cell office:value-type="float" office:value="-0.638740458015266">
            <text:p>-0.638740458</text:p>
          </table:table-cell>
          <table:table-cell office:value-type="float" office:value="0.50648854961832">
            <text:p>0.5064885496</text:p>
          </table:table-cell>
          <table:table-cell office:value-type="float" office:value="-1.64103053435114">
            <text:p>-1.6410305344</text:p>
          </table:table-cell>
          <table:table-cell office:value-type="float" office:value="-0.737451171875">
            <text:p>-0.7374511719</text:p>
          </table:table-cell>
          <table:table-cell office:value-type="float" office:value="0.708984375">
            <text:p>0.708984375</text:p>
          </table:table-cell>
          <table:table-cell office:value-type="float" office:value="-1.019775390625">
            <text:p>-1.0197753906</text:p>
          </table:table-cell>
          <table:table-cell office:value-type="float" office:value="0">
            <text:p>0</text:p>
          </table:table-cell>
          <table:table-cell office:value-type="float" office:value="18.44">
            <text:p>18.44</text:p>
          </table:table-cell>
          <table:table-cell office:value-type="float" office:value="0">
            <text:p>0</text:p>
          </table:table-cell>
          <table:table-cell office:value-type="float" office:value="13.8570069550805">
            <text:p>13.8570069551</text:p>
          </table:table-cell>
          <table:table-cell office:value-type="float" office:value="0.241832582113097">
            <text:p>0.2418325821</text:p>
          </table:table-cell>
          <table:table-cell office:value-type="float" office:value="-13.8570069550805">
            <text:p>-13.8570069551</text:p>
          </table:table-cell>
          <table:table-cell office:value-type="float" office:value="-104944.928115311">
            <text:p>-104944.928115311</text:p>
          </table:table-cell>
          <table:table-cell office:value-type="float" office:value="0.50648854961832">
            <text:p>0.506488549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3935546875">
            <text:p>50.0339355469</text:p>
          </table:table-cell>
          <table:table-cell office:value-type="float" office:value="-0.0128440298558438">
            <text:p>-0.0128440299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2_948970</text:p>
          </table:table-cell>
          <table:table-cell office:value-type="float" office:value="7955285">
            <text:p>7955285</text:p>
          </table:table-cell>
          <table:table-cell office:value-type="float" office:value="-59">
            <text:p>-59</text:p>
          </table:table-cell>
          <table:table-cell office:value-type="float" office:value="-128">
            <text:p>-128</text:p>
          </table:table-cell>
          <table:table-cell office:value-type="float" office:value="-301">
            <text:p>-301</text:p>
          </table:table-cell>
          <table:table-cell office:value-type="float" office:value="-1.62347328244275">
            <text:p>-1.6234732824</text:p>
          </table:table-cell>
          <table:table-cell office:value-type="float" office:value="5.58282442748092">
            <text:p>5.5828244275</text:p>
          </table:table-cell>
          <table:table-cell office:value-type="float" office:value="-0.694465648854962">
            <text:p>-0.6944656489</text:p>
          </table:table-cell>
          <table:table-cell office:value-type="float" office:value="-0.72744140625">
            <text:p>-0.7274414063</text:p>
          </table:table-cell>
          <table:table-cell office:value-type="float" office:value="0.715576171875">
            <text:p>0.7155761719</text:p>
          </table:table-cell>
          <table:table-cell office:value-type="float" office:value="-0.943359375">
            <text:p>-0.943359375</text:p>
          </table:table-cell>
          <table:table-cell office:value-type="float" office:value="0">
            <text:p>0</text:p>
          </table:table-cell>
          <table:table-cell office:value-type="float" office:value="11.09">
            <text:p>11.09</text:p>
          </table:table-cell>
          <table:table-cell office:value-type="float" office:value="0">
            <text:p>0</text:p>
          </table:table-cell>
          <table:table-cell office:value-type="float" office:value="13.5277332911144">
            <text:p>13.5277332911</text:p>
          </table:table-cell>
          <table:table-cell office:value-type="float" office:value="0.236086095830966">
            <text:p>0.2360860958</text:p>
          </table:table-cell>
          <table:table-cell office:value-type="float" office:value="-13.5277332911144">
            <text:p>-13.5277332911</text:p>
          </table:table-cell>
          <table:table-cell office:value-type="float" office:value="-105622.289067299">
            <text:p>-105622.289067299</text:p>
          </table:table-cell>
          <table:table-cell office:value-type="float" office:value="5.58282442748092">
            <text:p>5.582824427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2021484375">
            <text:p>50.0720214844</text:p>
          </table:table-cell>
          <table:table-cell office:value-type="float" office:value="-0.00236208443615252">
            <text:p>-0.0023620844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000287</text:p>
          </table:table-cell>
          <table:table-cell office:value-type="float" office:value="8006612">
            <text:p>8006612</text:p>
          </table:table-cell>
          <table:table-cell office:value-type="float" office:value="-76">
            <text:p>-76</text:p>
          </table:table-cell>
          <table:table-cell office:value-type="float" office:value="-65">
            <text:p>-65</text:p>
          </table:table-cell>
          <table:table-cell office:value-type="float" office:value="-253">
            <text:p>-253</text:p>
          </table:table-cell>
          <table:table-cell office:value-type="float" office:value="-3.67690839694656">
            <text:p>-3.6769083969</text:p>
          </table:table-cell>
          <table:table-cell office:value-type="float" office:value="4.30038167938931">
            <text:p>4.3003816794</text:p>
          </table:table-cell>
          <table:table-cell office:value-type="float" office:value="-1.39675572519084">
            <text:p>-1.3967557252</text:p>
          </table:table-cell>
          <table:table-cell office:value-type="float" office:value="-0.708642578125">
            <text:p>-0.7086425781</text:p>
          </table:table-cell>
          <table:table-cell office:value-type="float" office:value="1.009521484375">
            <text:p>1.0095214844</text:p>
          </table:table-cell>
          <table:table-cell office:value-type="float" office:value="-0.800537109375">
            <text:p>-0.8005371094</text:p>
          </table:table-cell>
          <table:table-cell office:value-type="float" office:value="0">
            <text:p>0</text:p>
          </table:table-cell>
          <table:table-cell office:value-type="float" office:value="16.72">
            <text:p>16.72</text:p>
          </table:table-cell>
          <table:table-cell office:value-type="float" office:value="0">
            <text:p>0</text:p>
          </table:table-cell>
          <table:table-cell office:value-type="float" office:value="13.3807336796598">
            <text:p>13.3807336797</text:p>
          </table:table-cell>
          <table:table-cell office:value-type="float" office:value="0.233520657585686">
            <text:p>0.2335206576</text:p>
          </table:table-cell>
          <table:table-cell office:value-type="float" office:value="-13.3807336796598">
            <text:p>-13.3807336797</text:p>
          </table:table-cell>
          <table:table-cell office:value-type="float" office:value="-106291.805968042">
            <text:p>-106291.805968042</text:p>
          </table:table-cell>
          <table:table-cell office:value-type="float" office:value="4.30038167938931">
            <text:p>4.300381679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5888671875">
            <text:p>50.0358886719</text:p>
          </table:table-cell>
          <table:table-cell office:value-type="float" office:value="-0.00477997032088117">
            <text:p>-0.0047799703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049963</text:p>
          </table:table-cell>
          <table:table-cell office:value-type="float" office:value="8056287">
            <text:p>8056287</text:p>
          </table:table-cell>
          <table:table-cell office:value-type="float" office:value="-69">
            <text:p>-69</text:p>
          </table:table-cell>
          <table:table-cell office:value-type="float" office:value="34">
            <text:p>34</text:p>
          </table:table-cell>
          <table:table-cell office:value-type="float" office:value="-257">
            <text:p>-257</text:p>
          </table:table-cell>
          <table:table-cell office:value-type="float" office:value="-3.48606870229008">
            <text:p>-3.4860687023</text:p>
          </table:table-cell>
          <table:table-cell office:value-type="float" office:value="2.41488549618321">
            <text:p>2.4148854962</text:p>
          </table:table-cell>
          <table:table-cell office:value-type="float" office:value="-1.74026717557252">
            <text:p>-1.7402671756</text:p>
          </table:table-cell>
          <table:table-cell office:value-type="float" office:value="-0.567529296875">
            <text:p>-0.5675292969</text:p>
          </table:table-cell>
          <table:table-cell office:value-type="float" office:value="0.94482421875">
            <text:p>0.9448242188</text:p>
          </table:table-cell>
          <table:table-cell office:value-type="float" office:value="-0.893310546875">
            <text:p>-0.8933105469</text:p>
          </table:table-cell>
          <table:table-cell office:value-type="float" office:value="0">
            <text:p>0</text:p>
          </table:table-cell>
          <table:table-cell office:value-type="float" office:value="15.03">
            <text:p>15.03</text:p>
          </table:table-cell>
          <table:table-cell office:value-type="float" office:value="0">
            <text:p>0</text:p>
          </table:table-cell>
          <table:table-cell office:value-type="float" office:value="13.2952443468318">
            <text:p>13.2952443468</text:p>
          </table:table-cell>
          <table:table-cell office:value-type="float" office:value="0.232028697152387">
            <text:p>0.2320286972</text:p>
          </table:table-cell>
          <table:table-cell office:value-type="float" office:value="-13.2952443468318">
            <text:p>-13.2952443468</text:p>
          </table:table-cell>
          <table:table-cell office:value-type="float" office:value="-106957.340711789">
            <text:p>-106957.340711789</text:p>
          </table:table-cell>
          <table:table-cell office:value-type="float" office:value="2.41488549618321">
            <text:p>2.414885496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810546875">
            <text:p>50.0581054688</text:p>
          </table:table-cell>
          <table:table-cell office:value-type="float" office:value="-0.00846547335446538">
            <text:p>-0.0084654734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099505</text:p>
          </table:table-cell>
          <table:table-cell office:value-type="float" office:value="8105826">
            <text:p>8105826</text:p>
          </table:table-cell>
          <table:table-cell office:value-type="float" office:value="-12">
            <text:p>-12</text:p>
          </table:table-cell>
          <table:table-cell office:value-type="float" office:value="-102">
            <text:p>-102</text:p>
          </table:table-cell>
          <table:table-cell office:value-type="float" office:value="-281">
            <text:p>-281</text:p>
          </table:table-cell>
          <table:table-cell office:value-type="float" office:value="-2.02041984732824">
            <text:p>-2.0204198473</text:p>
          </table:table-cell>
          <table:table-cell office:value-type="float" office:value="4.94923664122137">
            <text:p>4.9492366412</text:p>
          </table:table-cell>
          <table:table-cell office:value-type="float" office:value="-3.1219465648855">
            <text:p>-3.1219465649</text:p>
          </table:table-cell>
          <table:table-cell office:value-type="float" office:value="-0.360009765625">
            <text:p>-0.3600097656</text:p>
          </table:table-cell>
          <table:table-cell office:value-type="float" office:value="0.619873046875">
            <text:p>0.6198730469</text:p>
          </table:table-cell>
          <table:table-cell office:value-type="float" office:value="-0.904296875">
            <text:p>-0.904296875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0">
            <text:p>0</text:p>
          </table:table-cell>
          <table:table-cell office:value-type="float" office:value="12.8354998199785">
            <text:p>12.83549982</text:p>
          </table:table-cell>
          <table:table-cell office:value-type="float" office:value="0.224005232460358">
            <text:p>0.2240052325</text:p>
          </table:table-cell>
          <table:table-cell office:value-type="float" office:value="-12.8354998199785">
            <text:p>-12.83549982</text:p>
          </table:table-cell>
          <table:table-cell office:value-type="float" office:value="-107599.742436177">
            <text:p>-107599.742436177</text:p>
          </table:table-cell>
          <table:table-cell office:value-type="float" office:value="4.94923664122137">
            <text:p>4.949236641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8828125">
            <text:p>50.048828125</text:p>
          </table:table-cell>
          <table:table-cell office:value-type="float" office:value="-0.00293702653753574">
            <text:p>-0.0029370265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150073</text:p>
          </table:table-cell>
          <table:table-cell office:value-type="float" office:value="8156399">
            <text:p>8156399</text:p>
          </table:table-cell>
          <table:table-cell office:value-type="float" office:value="-125">
            <text:p>-125</text:p>
          </table:table-cell>
          <table:table-cell office:value-type="float" office:value="79">
            <text:p>79</text:p>
          </table:table-cell>
          <table:table-cell office:value-type="float" office:value="-226">
            <text:p>-226</text:p>
          </table:table-cell>
          <table:table-cell office:value-type="float" office:value="-3.25706106870229">
            <text:p>-3.2570610687</text:p>
          </table:table-cell>
          <table:table-cell office:value-type="float" office:value="0.956870229007633">
            <text:p>0.956870229</text:p>
          </table:table-cell>
          <table:table-cell office:value-type="float" office:value="-3.06087786259542">
            <text:p>-3.0608778626</text:p>
          </table:table-cell>
          <table:table-cell office:value-type="float" office:value="-0.182275390625">
            <text:p>-0.1822753906</text:p>
          </table:table-cell>
          <table:table-cell office:value-type="float" office:value="0.353271484375">
            <text:p>0.3532714844</text:p>
          </table:table-cell>
          <table:table-cell office:value-type="float" office:value="-0.939453125">
            <text:p>-0.939453125</text:p>
          </table:table-cell>
          <table:table-cell office:value-type="float" office:value="0">
            <text:p>0</text:p>
          </table:table-cell>
          <table:table-cell office:value-type="float" office:value="28.95">
            <text:p>28.95</text:p>
          </table:table-cell>
          <table:table-cell office:value-type="float" office:value="0">
            <text:p>0</text:p>
          </table:table-cell>
          <table:table-cell office:value-type="float" office:value="13.1108174200623">
            <text:p>13.1108174201</text:p>
          </table:table-cell>
          <table:table-cell office:value-type="float" office:value="0.228810077138958">
            <text:p>0.2288100771</text:p>
          </table:table-cell>
          <table:table-cell office:value-type="float" office:value="-13.1108174200623">
            <text:p>-13.1108174201</text:p>
          </table:table-cell>
          <table:table-cell office:value-type="float" office:value="-108256.201960647">
            <text:p>-108256.201960647</text:p>
          </table:table-cell>
          <table:table-cell office:value-type="float" office:value="0.956870229007633">
            <text:p>0.95687022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0068359375">
            <text:p>50.0700683594</text:p>
          </table:table-cell>
          <table:table-cell office:value-type="float" office:value="-0.011197076962047">
            <text:p>-0.011197077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199874</text:p>
          </table:table-cell>
          <table:table-cell office:value-type="float" office:value="8206194">
            <text:p>8206194</text:p>
          </table:table-cell>
          <table:table-cell office:value-type="float" office:value="-79">
            <text:p>-79</text:p>
          </table:table-cell>
          <table:table-cell office:value-type="float" office:value="1">
            <text:p>1</text:p>
          </table:table-cell>
          <table:table-cell office:value-type="float" office:value="-244">
            <text:p>-244</text:p>
          </table:table-cell>
          <table:table-cell office:value-type="float" office:value="-0.867748091603052">
            <text:p>-0.8677480916</text:p>
          </table:table-cell>
          <table:table-cell office:value-type="float" office:value="2.99503816793893">
            <text:p>2.9950381679</text:p>
          </table:table-cell>
          <table:table-cell office:value-type="float" office:value="-3.77080152671756">
            <text:p>-3.7708015267</text:p>
          </table:table-cell>
          <table:table-cell office:value-type="float" office:value="-0.1283203125">
            <text:p>-0.1283203125</text:p>
          </table:table-cell>
          <table:table-cell office:value-type="float" office:value="0.032958984375">
            <text:p>0.0329589844</text:p>
          </table:table-cell>
          <table:table-cell office:value-type="float" office:value="-0.828857421875">
            <text:p>-0.8288574219</text:p>
          </table:table-cell>
          <table:table-cell office:value-type="float" office:value="0">
            <text:p>0</text:p>
          </table:table-cell>
          <table:table-cell office:value-type="float" office:value="17.94">
            <text:p>17.94</text:p>
          </table:table-cell>
          <table:table-cell office:value-type="float" office:value="0">
            <text:p>0</text:p>
          </table:table-cell>
          <table:table-cell office:value-type="float" office:value="13.0608933497099">
            <text:p>13.0608933497</text:p>
          </table:table-cell>
          <table:table-cell office:value-type="float" office:value="0.227938801914658">
            <text:p>0.2279388019</text:p>
          </table:table-cell>
          <table:table-cell office:value-type="float" office:value="-13.0608933497099">
            <text:p>-13.0608933497</text:p>
          </table:table-cell>
          <table:table-cell office:value-type="float" office:value="-108908.293208427">
            <text:p>-108908.293208427</text:p>
          </table:table-cell>
          <table:table-cell office:value-type="float" office:value="2.99503816793893">
            <text:p>2.995038167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27001953125">
            <text:p>49.9270019531</text:p>
          </table:table-cell>
          <table:table-cell office:value-type="float" office:value="-0.00707081701383205">
            <text:p>-0.007070817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250751</text:p>
          </table:table-cell>
          <table:table-cell office:value-type="float" office:value="8257067">
            <text:p>8257067</text:p>
          </table:table-cell>
          <table:table-cell office:value-type="float" office:value="-119">
            <text:p>-119</text:p>
          </table:table-cell>
          <table:table-cell office:value-type="float" office:value="-36">
            <text:p>-36</text:p>
          </table:table-cell>
          <table:table-cell office:value-type="float" office:value="-256">
            <text:p>-256</text:p>
          </table:table-cell>
          <table:table-cell office:value-type="float" office:value="-1.02041984732824">
            <text:p>-1.0204198473</text:p>
          </table:table-cell>
          <table:table-cell office:value-type="float" office:value="3.63625954198473">
            <text:p>3.636259542</text:p>
          </table:table-cell>
          <table:table-cell office:value-type="float" office:value="-3.51125954198473">
            <text:p>-3.511259542</text:p>
          </table:table-cell>
          <table:table-cell office:value-type="float" office:value="-0.074365234375">
            <text:p>-0.0743652344</text:p>
          </table:table-cell>
          <table:table-cell office:value-type="float" office:value="-0.213623046875">
            <text:p>-0.2136230469</text:p>
          </table:table-cell>
          <table:table-cell office:value-type="float" office:value="-0.9580078125">
            <text:p>-0.9580078125</text:p>
          </table:table-cell>
          <table:table-cell office:value-type="float" office:value="0">
            <text:p>0</text:p>
          </table:table-cell>
          <table:table-cell office:value-type="float" office:value="24.93">
            <text:p>24.93</text:p>
          </table:table-cell>
          <table:table-cell office:value-type="float" office:value="0">
            <text:p>0</text:p>
          </table:table-cell>
          <table:table-cell office:value-type="float" office:value="13.11968614946">
            <text:p>13.1196861495</text:p>
          </table:table-cell>
          <table:table-cell office:value-type="float" office:value="0.228964854266318">
            <text:p>0.2289648543</text:p>
          </table:table-cell>
          <table:table-cell office:value-type="float" office:value="-13.11968614946">
            <text:p>-13.1196861495</text:p>
          </table:table-cell>
          <table:table-cell office:value-type="float" office:value="-109566.010365072">
            <text:p>-109566.010365072</text:p>
          </table:table-cell>
          <table:table-cell office:value-type="float" office:value="3.63625954198473">
            <text:p>3.63625954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32080078125">
            <text:p>50.1320800781</text:p>
          </table:table-cell>
          <table:table-cell office:value-type="float" office:value="-0.00584716706549057">
            <text:p>-0.0058471671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300921</text:p>
          </table:table-cell>
          <table:table-cell office:value-type="float" office:value="8307245">
            <text:p>8307245</text:p>
          </table:table-cell>
          <table:table-cell office:value-type="float" office:value="-71">
            <text:p>-71</text:p>
          </table:table-cell>
          <table:table-cell office:value-type="float" office:value="42">
            <text:p>42</text:p>
          </table:table-cell>
          <table:table-cell office:value-type="float" office:value="-260">
            <text:p>-260</text:p>
          </table:table-cell>
          <table:table-cell office:value-type="float" office:value="-0.623473282442747">
            <text:p>-0.6234732824</text:p>
          </table:table-cell>
          <table:table-cell office:value-type="float" office:value="2.27748091603053">
            <text:p>2.277480916</text:p>
          </table:table-cell>
          <table:table-cell office:value-type="float" office:value="-2.42729007633588">
            <text:p>-2.4272900763</text:p>
          </table:table-cell>
          <table:table-cell office:value-type="float" office:value="-0.242822265625">
            <text:p>-0.2428222656</text:p>
          </table:table-cell>
          <table:table-cell office:value-type="float" office:value="-0.22509765625">
            <text:p>-0.2250976563</text:p>
          </table:table-cell>
          <table:table-cell office:value-type="float" office:value="-1.0302734375">
            <text:p>-1.0302734375</text:p>
          </table:table-cell>
          <table:table-cell office:value-type="float" office:value="0">
            <text:p>0</text:p>
          </table:table-cell>
          <table:table-cell office:value-type="float" office:value="15.27">
            <text:p>15.27</text:p>
          </table:table-cell>
          <table:table-cell office:value-type="float" office:value="0">
            <text:p>0</text:p>
          </table:table-cell>
          <table:table-cell office:value-type="float" office:value="13.0511865516128">
            <text:p>13.0511865516</text:p>
          </table:table-cell>
          <table:table-cell office:value-type="float" office:value="0.227769398806506">
            <text:p>0.2277693988</text:p>
          </table:table-cell>
          <table:table-cell office:value-type="float" office:value="-13.0511865516128">
            <text:p>-13.0511865516</text:p>
          </table:table-cell>
          <table:table-cell office:value-type="float" office:value="-110218.611114876">
            <text:p>-110218.611114876</text:p>
          </table:table-cell>
          <table:table-cell office:value-type="float" office:value="2.27748091603053">
            <text:p>2.2774809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03173828125">
            <text:p>50.0031738281</text:p>
          </table:table-cell>
          <table:table-cell office:value-type="float" office:value="-0.00849622471955173">
            <text:p>-0.0084962247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350647</text:p>
          </table:table-cell>
          <table:table-cell office:value-type="float" office:value="8356964">
            <text:p>8356964</text:p>
          </table:table-cell>
          <table:table-cell office:value-type="float" office:value="-116">
            <text:p>-116</text:p>
          </table:table-cell>
          <table:table-cell office:value-type="float" office:value="-9">
            <text:p>-9</text:p>
          </table:table-cell>
          <table:table-cell office:value-type="float" office:value="-229">
            <text:p>-229</text:p>
          </table:table-cell>
          <table:table-cell office:value-type="float" office:value="-1.16545801526717">
            <text:p>-1.1654580153</text:p>
          </table:table-cell>
          <table:table-cell office:value-type="float" office:value="3.16297709923664">
            <text:p>3.1629770992</text:p>
          </table:table-cell>
          <table:table-cell office:value-type="float" office:value="-2.99217557251908">
            <text:p>-2.9921755725</text:p>
          </table:table-cell>
          <table:table-cell office:value-type="float" office:value="-0.47841796875">
            <text:p>-0.4784179688</text:p>
          </table:table-cell>
          <table:table-cell office:value-type="float" office:value="-0.070068359375">
            <text:p>-0.0700683594</text:p>
          </table:table-cell>
          <table:table-cell office:value-type="float" office:value="-0.929931640625">
            <text:p>-0.9299316406</text:p>
          </table:table-cell>
          <table:table-cell office:value-type="float" office:value="0">
            <text:p>0</text:p>
          </table:table-cell>
          <table:table-cell office:value-type="float" office:value="26.87">
            <text:p>26.87</text:p>
          </table:table-cell>
          <table:table-cell office:value-type="float" office:value="0">
            <text:p>0</text:p>
          </table:table-cell>
          <table:table-cell office:value-type="float" office:value="13.172259132332">
            <text:p>13.1722591323</text:p>
          </table:table-cell>
          <table:table-cell office:value-type="float" office:value="0.229882358330402">
            <text:p>0.2298823583</text:p>
          </table:table-cell>
          <table:table-cell office:value-type="float" office:value="-13.172259132332">
            <text:p>-13.1722591323</text:p>
          </table:table-cell>
          <table:table-cell office:value-type="float" office:value="-110878.275665422">
            <text:p>-110878.275665422</text:p>
          </table:table-cell>
          <table:table-cell office:value-type="float" office:value="3.16297709923664">
            <text:p>3.162977099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9833984375">
            <text:p>50.0798339844</text:p>
          </table:table-cell>
          <table:table-cell office:value-type="float" office:value="-0.00684630493385875">
            <text:p>-0.0068463049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400819</text:p>
          </table:table-cell>
          <table:table-cell office:value-type="float" office:value="8407138">
            <text:p>8407138</text:p>
          </table:table-cell>
          <table:table-cell office:value-type="float" office:value="-37">
            <text:p>-37</text:p>
          </table:table-cell>
          <table:table-cell office:value-type="float" office:value="-100">
            <text:p>-100</text:p>
          </table:table-cell>
          <table:table-cell office:value-type="float" office:value="-277">
            <text:p>-277</text:p>
          </table:table-cell>
          <table:table-cell office:value-type="float" office:value="-0.173091603053434">
            <text:p>-0.1730916031</text:p>
          </table:table-cell>
          <table:table-cell office:value-type="float" office:value="-3.27977099236641">
            <text:p>-3.2797709924</text:p>
          </table:table-cell>
          <table:table-cell office:value-type="float" office:value="-0.106679389312977">
            <text:p>-0.1066793893</text:p>
          </table:table-cell>
          <table:table-cell office:value-type="float" office:value="-0.37001953125">
            <text:p>-0.3700195313</text:p>
          </table:table-cell>
          <table:table-cell office:value-type="float" office:value="0.248046875">
            <text:p>0.248046875</text:p>
          </table:table-cell>
          <table:table-cell office:value-type="float" office:value="-0.922119140625">
            <text:p>-0.9221191406</text:p>
          </table:table-cell>
          <table:table-cell office:value-type="float" office:value="0">
            <text:p>0</text:p>
          </table:table-cell>
          <table:table-cell office:value-type="float" office:value="7.61">
            <text:p>7.61</text:p>
          </table:table-cell>
          <table:table-cell office:value-type="float" office:value="0">
            <text:p>0</text:p>
          </table:table-cell>
          <table:table-cell office:value-type="float" office:value="13.2218492195578">
            <text:p>13.2218492196</text:p>
          </table:table-cell>
          <table:table-cell office:value-type="float" office:value="0.230747804878844">
            <text:p>0.2307478049</text:p>
          </table:table-cell>
          <table:table-cell office:value-type="float" office:value="-13.2218492195578">
            <text:p>-13.2218492196</text:p>
          </table:table-cell>
          <table:table-cell office:value-type="float" office:value="-111539.991128573">
            <text:p>-111539.991128573</text:p>
          </table:table-cell>
          <table:table-cell office:value-type="float" office:value="-3.27977099236641">
            <text:p>-3.279770992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7119140625">
            <text:p>50.0471191406</text:p>
          </table:table-cell>
          <table:table-cell office:value-type="float" office:value="-0.0197813912042906">
            <text:p>-0.0197813912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451071</text:p>
          </table:table-cell>
          <table:table-cell office:value-type="float" office:value="8457424">
            <text:p>8457424</text:p>
          </table:table-cell>
          <table:table-cell office:value-type="float" office:value="-46">
            <text:p>-46</text:p>
          </table:table-cell>
          <table:table-cell office:value-type="float" office:value="-90">
            <text:p>-90</text:p>
          </table:table-cell>
          <table:table-cell office:value-type="float" office:value="-259">
            <text:p>-259</text:p>
          </table:table-cell>
          <table:table-cell office:value-type="float" office:value="-0.150190839694655">
            <text:p>-0.1501908397</text:p>
          </table:table-cell>
          <table:table-cell office:value-type="float" office:value="3.91870229007633">
            <text:p>3.9187022901</text:p>
          </table:table-cell>
          <table:table-cell office:value-type="float" office:value="-0.419656488549618">
            <text:p>-0.4196564885</text:p>
          </table:table-cell>
          <table:table-cell office:value-type="float" office:value="-0.582421875">
            <text:p>-0.582421875</text:p>
          </table:table-cell>
          <table:table-cell office:value-type="float" office:value="0.65966796875">
            <text:p>0.6596679688</text:p>
          </table:table-cell>
          <table:table-cell office:value-type="float" office:value="-0.661376953125">
            <text:p>-0.6613769531</text:p>
          </table:table-cell>
          <table:table-cell office:value-type="float" office:value="0">
            <text:p>0</text:p>
          </table:table-cell>
          <table:table-cell office:value-type="float" office:value="10.07">
            <text:p>10.07</text:p>
          </table:table-cell>
          <table:table-cell office:value-type="float" office:value="0">
            <text:p>0</text:p>
          </table:table-cell>
          <table:table-cell office:value-type="float" office:value="12.9667504296343">
            <text:p>12.9667504296</text:p>
          </table:table-cell>
          <table:table-cell office:value-type="float" office:value="0.226295819016305">
            <text:p>0.226295819</text:p>
          </table:table-cell>
          <table:table-cell office:value-type="float" office:value="-12.9667504296343">
            <text:p>-12.9667504296</text:p>
          </table:table-cell>
          <table:table-cell office:value-type="float" office:value="-112188.604066872">
            <text:p>-112188.604066872</text:p>
          </table:table-cell>
          <table:table-cell office:value-type="float" office:value="3.91870229007633">
            <text:p>3.91870229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1240234375">
            <text:p>50.0212402344</text:p>
          </table:table-cell>
          <table:table-cell office:value-type="float" office:value="-0.00512934584948161">
            <text:p>-0.0051293458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501362</text:p>
          </table:table-cell>
          <table:table-cell office:value-type="float" office:value="8507685">
            <text:p>8507685</text:p>
          </table:table-cell>
          <table:table-cell office:value-type="float" office:value="-90">
            <text:p>-90</text:p>
          </table:table-cell>
          <table:table-cell office:value-type="float" office:value="67">
            <text:p>67</text:p>
          </table:table-cell>
          <table:table-cell office:value-type="float" office:value="-225">
            <text:p>-225</text:p>
          </table:table-cell>
          <table:table-cell office:value-type="float" office:value="-1.16545801526717">
            <text:p>-1.1654580153</text:p>
          </table:table-cell>
          <table:table-cell office:value-type="float" office:value="1.91870229007634">
            <text:p>1.9187022901</text:p>
          </table:table-cell>
          <table:table-cell office:value-type="float" office:value="0.519274809160305">
            <text:p>0.5192748092</text:p>
          </table:table-cell>
          <table:table-cell office:value-type="float" office:value="-0.712548828125">
            <text:p>-0.7125488281</text:p>
          </table:table-cell>
          <table:table-cell office:value-type="float" office:value="0.95166015625">
            <text:p>0.9516601563</text:p>
          </table:table-cell>
          <table:table-cell office:value-type="float" office:value="-0.766357421875">
            <text:p>-0.7663574219</text:p>
          </table:table-cell>
          <table:table-cell office:value-type="float" office:value="0">
            <text:p>0</text:p>
          </table:table-cell>
          <table:table-cell office:value-type="float" office:value="21.8">
            <text:p>21.8</text:p>
          </table:table-cell>
          <table:table-cell office:value-type="float" office:value="0">
            <text:p>0</text:p>
          </table:table-cell>
          <table:table-cell office:value-type="float" office:value="13.0493574046768">
            <text:p>13.0493574047</text:p>
          </table:table-cell>
          <table:table-cell office:value-type="float" office:value="0.22773747652141">
            <text:p>0.2277374765</text:p>
          </table:table-cell>
          <table:table-cell office:value-type="float" office:value="-13.0493574046768">
            <text:p>-13.0493574047</text:p>
          </table:table-cell>
          <table:table-cell office:value-type="float" office:value="-112841.779202083">
            <text:p>-112841.779202083</text:p>
          </table:table-cell>
          <table:table-cell office:value-type="float" office:value="1.91870229007634">
            <text:p>1.91870229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419921875">
            <text:p>50.0541992188</text:p>
          </table:table-cell>
          <table:table-cell office:value-type="float" office:value="-0.00921195282452412">
            <text:p>-0.0092119528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551180</text:p>
          </table:table-cell>
          <table:table-cell office:value-type="float" office:value="8557504">
            <text:p>8557504</text:p>
          </table:table-cell>
          <table:table-cell office:value-type="float" office:value="8">
            <text:p>8</text:p>
          </table:table-cell>
          <table:table-cell office:value-type="float" office:value="-96">
            <text:p>-96</text:p>
          </table:table-cell>
          <table:table-cell office:value-type="float" office:value="-314">
            <text:p>-314</text:p>
          </table:table-cell>
          <table:table-cell office:value-type="float" office:value="-1.11202290076336">
            <text:p>-1.1120229008</text:p>
          </table:table-cell>
          <table:table-cell office:value-type="float" office:value="5.81946564885496">
            <text:p>5.8194656489</text:p>
          </table:table-cell>
          <table:table-cell office:value-type="float" office:value="0.458206106870229">
            <text:p>0.4582061069</text:p>
          </table:table-cell>
          <table:table-cell office:value-type="float" office:value="-0.714501953125">
            <text:p>-0.7145019531</text:p>
          </table:table-cell>
          <table:table-cell office:value-type="float" office:value="0.9404296875">
            <text:p>0.9404296875</text:p>
          </table:table-cell>
          <table:table-cell office:value-type="float" office:value="-0.666259765625">
            <text:p>-0.6662597656</text:p>
          </table:table-cell>
          <table:table-cell office:value-type="float" office:value="0">
            <text:p>0</text:p>
          </table:table-cell>
          <table:table-cell office:value-type="float" office:value="-1.46">
            <text:p>-1.46</text:p>
          </table:table-cell>
          <table:table-cell office:value-type="float" office:value="0">
            <text:p>0</text:p>
          </table:table-cell>
          <table:table-cell office:value-type="float" office:value="12.4737343008903">
            <text:p>12.4737343009</text:p>
          </table:table-cell>
          <table:table-cell office:value-type="float" office:value="0.217691698095816">
            <text:p>0.2176916981</text:p>
          </table:table-cell>
          <table:table-cell office:value-type="float" office:value="-12.4737343008903">
            <text:p>-12.4737343009</text:p>
          </table:table-cell>
          <table:table-cell office:value-type="float" office:value="-113466.102394293">
            <text:p>-113466.102394293</text:p>
          </table:table-cell>
          <table:table-cell office:value-type="float" office:value="5.81946564885496">
            <text:p>5.819465648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1025390625">
            <text:p>50.0510253906</text:p>
          </table:table-cell>
          <table:table-cell office:value-type="float" office:value="-0.000834803003180347">
            <text:p>-0.000834803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601711</text:p>
          </table:table-cell>
          <table:table-cell office:value-type="float" office:value="8608031">
            <text:p>8608031</text:p>
          </table:table-cell>
          <table:table-cell office:value-type="float" office:value="-106">
            <text:p>-106</text:p>
          </table:table-cell>
          <table:table-cell office:value-type="float" office:value="132">
            <text:p>132</text:p>
          </table:table-cell>
          <table:table-cell office:value-type="float" office:value="-238">
            <text:p>-238</text:p>
          </table:table-cell>
          <table:table-cell office:value-type="float" office:value="-0.951717557251907">
            <text:p>-0.9517175573</text:p>
          </table:table-cell>
          <table:table-cell office:value-type="float" office:value="0.460687022900763">
            <text:p>0.4606870229</text:p>
          </table:table-cell>
          <table:table-cell office:value-type="float" office:value="0.519274809160305">
            <text:p>0.5192748092</text:p>
          </table:table-cell>
          <table:table-cell office:value-type="float" office:value="-0.73720703125">
            <text:p>-0.7372070313</text:p>
          </table:table-cell>
          <table:table-cell office:value-type="float" office:value="0.664794921875">
            <text:p>0.6647949219</text:p>
          </table:table-cell>
          <table:table-cell office:value-type="float" office:value="-0.89111328125">
            <text:p>-0.8911132813</text:p>
          </table:table-cell>
          <table:table-cell office:value-type="float" office:value="0">
            <text:p>0</text:p>
          </table:table-cell>
          <table:table-cell office:value-type="float" office:value="24.01">
            <text:p>24.01</text:p>
          </table:table-cell>
          <table:table-cell office:value-type="float" office:value="0">
            <text:p>0</text:p>
          </table:table-cell>
          <table:table-cell office:value-type="float" office:value="12.6818403329008">
            <text:p>12.6818403329</text:p>
          </table:table-cell>
          <table:table-cell office:value-type="float" office:value="0.221323566019212">
            <text:p>0.221323566</text:p>
          </table:table-cell>
          <table:table-cell office:value-type="float" office:value="-12.6818403329008">
            <text:p>-12.6818403329</text:p>
          </table:table-cell>
          <table:table-cell office:value-type="float" office:value="-114100.866276014">
            <text:p>-114100.866276014</text:p>
          </table:table-cell>
          <table:table-cell office:value-type="float" office:value="0.460687022900763">
            <text:p>0.460687022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2978515625">
            <text:p>50.0529785156</text:p>
          </table:table-cell>
          <table:table-cell office:value-type="float" office:value="-0.0117604662870993">
            <text:p>-0.0117604663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651900</text:p>
          </table:table-cell>
          <table:table-cell office:value-type="float" office:value="8658222">
            <text:p>8658222</text:p>
          </table:table-cell>
          <table:table-cell office:value-type="float" office:value="-98">
            <text:p>-98</text:p>
          </table:table-cell>
          <table:table-cell office:value-type="float" office:value="111">
            <text:p>111</text:p>
          </table:table-cell>
          <table:table-cell office:value-type="float" office:value="-239">
            <text:p>-239</text:p>
          </table:table-cell>
          <table:table-cell office:value-type="float" office:value="-1.8219465648855">
            <text:p>-1.8219465649</text:p>
          </table:table-cell>
          <table:table-cell office:value-type="float" office:value="2.04083969465649">
            <text:p>2.0408396947</text:p>
          </table:table-cell>
          <table:table-cell office:value-type="float" office:value="0.160496183206107">
            <text:p>0.1604961832</text:p>
          </table:table-cell>
          <table:table-cell office:value-type="float" office:value="-0.6498046875">
            <text:p>-0.6498046875</text:p>
          </table:table-cell>
          <table:table-cell office:value-type="float" office:value="0.40185546875">
            <text:p>0.4018554688</text:p>
          </table:table-cell>
          <table:table-cell office:value-type="float" office:value="-0.687255859375">
            <text:p>-0.6872558594</text:p>
          </table:table-cell>
          <table:table-cell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  <table:table-cell office:value-type="float" office:value="12.7739784446722">
            <text:p>12.7739784447</text:p>
          </table:table-cell>
          <table:table-cell office:value-type="float" office:value="0.222931560989043">
            <text:p>0.222931561</text:p>
          </table:table-cell>
          <table:table-cell office:value-type="float" office:value="-12.7739784446722">
            <text:p>-12.7739784447</text:p>
          </table:table-cell>
          <table:table-cell office:value-type="float" office:value="-114740.653606079">
            <text:p>-114740.653606079</text:p>
          </table:table-cell>
          <table:table-cell office:value-type="float" office:value="2.04083969465649">
            <text:p>2.04083969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5205078125">
            <text:p>50.0852050781</text:p>
          </table:table-cell>
          <table:table-cell office:value-type="float" office:value="-0.00869229905535921">
            <text:p>-0.0086922991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3_702276</text:p>
          </table:table-cell>
          <table:table-cell office:value-type="float" office:value="8708598">
            <text:p>8708598</text:p>
          </table:table-cell>
          <table:table-cell office:value-type="float" office:value="-45">
            <text:p>-45</text:p>
          </table:table-cell>
          <table:table-cell office:value-type="float" office:value="-79">
            <text:p>-79</text:p>
          </table:table-cell>
          <table:table-cell office:value-type="float" office:value="-296">
            <text:p>-296</text:p>
          </table:table-cell>
          <table:table-cell office:value-type="float" office:value="-0.341030534351144">
            <text:p>-0.3410305344</text:p>
          </table:table-cell>
          <table:table-cell office:value-type="float" office:value="-0.379007633587787">
            <text:p>-0.3790076336</text:p>
          </table:table-cell>
          <table:table-cell office:value-type="float" office:value="-0.205916030534351">
            <text:p>-0.2059160305</text:p>
          </table:table-cell>
          <table:table-cell office:value-type="float" office:value="-0.45205078125">
            <text:p>-0.4520507813</text:p>
          </table:table-cell>
          <table:table-cell office:value-type="float" office:value="0.05029296875">
            <text:p>0.0502929688</text:p>
          </table:table-cell>
          <table:table-cell office:value-type="float" office:value="-0.7861328125">
            <text:p>-0.7861328125</text:p>
          </table:table-cell>
          <table:table-cell office:value-type="float" office:value="0">
            <text:p>0</text:p>
          </table:table-cell>
          <table:table-cell office:value-type="float" office:value="8.64">
            <text:p>8.64</text:p>
          </table:table-cell>
          <table:table-cell office:value-type="float" office:value="0">
            <text:p>0</text:p>
          </table:table-cell>
          <table:table-cell office:value-type="float" office:value="12.7099868089975">
            <text:p>12.709986809</text:p>
          </table:table-cell>
          <table:table-cell office:value-type="float" office:value="0.221814778516537">
            <text:p>0.2218147785</text:p>
          </table:table-cell>
          <table:table-cell office:value-type="float" office:value="-12.7099868089975">
            <text:p>-12.709986809</text:p>
          </table:table-cell>
          <table:table-cell office:value-type="float" office:value="-115376.751830185">
            <text:p>-115376.751830185</text:p>
          </table:table-cell>
          <table:table-cell office:value-type="float" office:value="-0.379007633587787">
            <text:p>-0.37900763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7119140625">
            <text:p>50.0471191406</text:p>
          </table:table-cell>
          <table:table-cell office:value-type="float" office:value="-0.0134680020761731">
            <text:p>-0.0134680021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3-04_20:11:33_752472</text:p>
          </table:table-cell>
          <table:table-cell office:value-type="float" office:value="8758791">
            <text:p>8758791</text:p>
          </table:table-cell>
          <table:table-cell office:value-type="float" office:value="-127">
            <text:p>-127</text:p>
          </table:table-cell>
          <table:table-cell office:value-type="float" office:value="71">
            <text:p>71</text:p>
          </table:table-cell>
          <table:table-cell office:value-type="float" office:value="-243">
            <text:p>-243</text:p>
          </table:table-cell>
          <table:table-cell office:value-type="float" office:value="0.92614503816794">
            <text:p>0.9261450382</text:p>
          </table:table-cell>
          <table:table-cell office:value-type="float" office:value="3.72786259541985">
            <text:p>3.7278625954</text:p>
          </table:table-cell>
          <table:table-cell office:value-type="float" office:value="-2.98454198473282">
            <text:p>-2.9845419847</text:p>
          </table:table-cell>
          <table:table-cell office:value-type="float" office:value="-0.340234375">
            <text:p>-0.340234375</text:p>
          </table:table-cell>
          <table:table-cell office:value-type="float" office:value="-0.232421875">
            <text:p>-0.232421875</text:p>
          </table:table-cell>
          <table:table-cell office:value-type="float" office:value="-1.025390625">
            <text:p>-1.025390625</text:p>
          </table:table-cell>
          <table:table-cell office:value-type="float" office:value="0">
            <text:p>0</text:p>
          </table:table-cell>
          <table:table-cell office:value-type="float" office:value="27.6">
            <text:p>27.6</text:p>
          </table:table-cell>
          <table:table-cell office:value-type="float" office:value="0">
            <text:p>0</text:p>
          </table:table-cell>
          <table:table-cell office:value-type="float" office:value="12.8252025799344">
            <text:p>12.8252025799</text:p>
          </table:table-cell>
          <table:table-cell office:value-type="float" office:value="0.223825524955225">
            <text:p>0.223825525</text:p>
          </table:table-cell>
          <table:table-cell office:value-type="float" office:value="-12.8252025799344">
            <text:p>-12.8252025799</text:p>
          </table:table-cell>
          <table:table-cell office:value-type="float" office:value="-116017.385728586">
            <text:p>-116017.385728586</text:p>
          </table:table-cell>
          <table:table-cell office:value-type="float" office:value="3.72786259541985">
            <text:p>3.727862595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1171875">
            <text:p>49.951171875</text:p>
          </table:table-cell>
          <table:table-cell office:value-type="float" office:value="-0.00536947738909467">
            <text:p>-0.0053694774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3-04_20:11:33_802693</text:p>
          </table:table-cell>
          <table:table-cell office:value-type="float" office:value="8809014">
            <text:p>8809014</text:p>
          </table:table-cell>
          <table:table-cell office:value-type="float" office:value="-84">
            <text:p>-84</text:p>
          </table:table-cell>
          <table:table-cell office:value-type="float" office:value="29">
            <text:p>29</text:p>
          </table:table-cell>
          <table:table-cell office:value-type="float" office:value="-239">
            <text:p>-239</text:p>
          </table:table-cell>
          <table:table-cell office:value-type="float" office:value="0.666603053435116">
            <text:p>0.6666030534</text:p>
          </table:table-cell>
          <table:table-cell office:value-type="float" office:value="-1.82175572519084">
            <text:p>-1.8217557252</text:p>
          </table:table-cell>
          <table:table-cell office:value-type="float" office:value="-3.30515267175573">
            <text:p>-3.3051526718</text:p>
          </table:table-cell>
          <table:table-cell office:value-type="float" office:value="-0.21181640625">
            <text:p>-0.2118164063</text:p>
          </table:table-cell>
          <table:table-cell office:value-type="float" office:value="-0.3564453125">
            <text:p>-0.3564453125</text:p>
          </table:table-cell>
          <table:table-cell office:value-type="float" office:value="-1.086669921875">
            <text:p>-1.0866699219</text:p>
          </table:table-cell>
          <table:table-cell office:value-type="float" office:value="0">
            <text:p>0</text:p>
          </table:table-cell>
          <table:table-cell office:value-type="float" office:value="19.37">
            <text:p>19.37</text:p>
          </table:table-cell>
          <table:table-cell office:value-type="float" office:value="0">
            <text:p>0</text:p>
          </table:table-cell>
          <table:table-cell office:value-type="float" office:value="13.0458972217643">
            <text:p>13.0458972218</text:p>
          </table:table-cell>
          <table:table-cell office:value-type="float" office:value="0.227677089385066">
            <text:p>0.2276770894</text:p>
          </table:table-cell>
          <table:table-cell office:value-type="float" office:value="-13.0458972217643">
            <text:p>-13.0458972218</text:p>
          </table:table-cell>
          <table:table-cell office:value-type="float" office:value="-116674.130081476">
            <text:p>-116674.130081476</text:p>
          </table:table-cell>
          <table:table-cell office:value-type="float" office:value="-1.82175572519084">
            <text:p>-1.821755725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341064453125">
            <text:p>50.3410644531</text:p>
          </table:table-cell>
          <table:table-cell office:value-type="float" office:value="-0.0166894086721459">
            <text:p>-0.0166894087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3-04_20:11:33_852604</text:p>
          </table:table-cell>
          <table:table-cell office:value-type="float" office:value="8858957">
            <text:p>8858957</text:p>
          </table:table-cell>
          <table:table-cell office:value-type="float" office:value="-88">
            <text:p>-88</text:p>
          </table:table-cell>
          <table:table-cell office:value-type="float" office:value="-5">
            <text:p>-5</text:p>
          </table:table-cell>
          <table:table-cell office:value-type="float" office:value="-262">
            <text:p>-262</text:p>
          </table:table-cell>
          <table:table-cell office:value-type="float" office:value="1.27729007633588">
            <text:p>1.2772900763</text:p>
          </table:table-cell>
          <table:table-cell office:value-type="float" office:value="-0.379007633587787">
            <text:p>-0.3790076336</text:p>
          </table:table-cell>
          <table:table-cell office:value-type="float" office:value="-3.70209923664122">
            <text:p>-3.7020992366</text:p>
          </table:table-cell>
          <table:table-cell office:value-type="float" office:value="-0.155419921875">
            <text:p>-0.1554199219</text:p>
          </table:table-cell>
          <table:table-cell office:value-type="float" office:value="-0.406494140625">
            <text:p>-0.4064941406</text:p>
          </table:table-cell>
          <table:table-cell office:value-type="float" office:value="-1.075927734375">
            <text:p>-1.0759277344</text:p>
          </table:table-cell>
          <table:table-cell office:value-type="float" office:value="0">
            <text:p>0</text:p>
          </table:table-cell>
          <table:table-cell office:value-type="float" office:value="18.57">
            <text:p>18.57</text:p>
          </table:table-cell>
          <table:table-cell office:value-type="float" office:value="0">
            <text:p>0</text:p>
          </table:table-cell>
          <table:table-cell office:value-type="float" office:value="13.1748040838816">
            <text:p>13.1748040839</text:p>
          </table:table-cell>
          <table:table-cell office:value-type="float" office:value="0.22992677284261">
            <text:p>0.2299267728</text:p>
          </table:table-cell>
          <table:table-cell office:value-type="float" office:value="-13.1748040838816">
            <text:p>-13.1748040839</text:p>
          </table:table-cell>
          <table:table-cell office:value-type="float" office:value="-117329.496172027">
            <text:p>-117329.496172027</text:p>
          </table:table-cell>
          <table:table-cell office:value-type="float" office:value="-0.379007633587787">
            <text:p>-0.37900763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743896484375">
            <text:p>49.7438964844</text:p>
          </table:table-cell>
          <table:table-cell office:value-type="float" office:value="-0.0139328193510571">
            <text:p>-0.0139328194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3-04_20:11:33_902964</text:p>
          </table:table-cell>
          <table:table-cell office:value-type="float" office:value="8909283">
            <text:p>8909283</text:p>
          </table:table-cell>
          <table:table-cell office:value-type="float" office:value="-73">
            <text:p>-73</text:p>
          </table:table-cell>
          <table:table-cell office:value-type="float" office:value="-6">
            <text:p>-6</text:p>
          </table:table-cell>
          <table:table-cell office:value-type="float" office:value="-253">
            <text:p>-253</text:p>
          </table:table-cell>
          <table:table-cell office:value-type="float" office:value="0.910877862595421">
            <text:p>0.9108778626</text:p>
          </table:table-cell>
          <table:table-cell office:value-type="float" office:value="-0.462977099236642">
            <text:p>-0.4629770992</text:p>
          </table:table-cell>
          <table:table-cell office:value-type="float" office:value="-3.56469465648855">
            <text:p>-3.5646946565</text:p>
          </table:table-cell>
          <table:table-cell office:value-type="float" office:value="-0.228173828125">
            <text:p>-0.2281738281</text:p>
          </table:table-cell>
          <table:table-cell office:value-type="float" office:value="-0.158447265625">
            <text:p>-0.1584472656</text:p>
          </table:table-cell>
          <table:table-cell office:value-type="float" office:value="-0.98681640625">
            <text:p>-0.9868164063</text:p>
          </table:table-cell>
          <table:table-cell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  <table:table-cell office:value-type="float" office:value="13.2561143801155">
            <text:p>13.2561143801</text:p>
          </table:table-cell>
          <table:table-cell office:value-type="float" office:value="0.231345800700096">
            <text:p>0.2313458007</text:p>
          </table:table-cell>
          <table:table-cell office:value-type="float" office:value="-13.2561143801155">
            <text:p>-13.2561143801</text:p>
          </table:table-cell>
          <table:table-cell office:value-type="float" office:value="-117998.146750058">
            <text:p>-117998.146750058</text:p>
          </table:table-cell>
          <table:table-cell office:value-type="float" office:value="-0.462977099236642">
            <text:p>-0.462977099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44091796875">
            <text:p>50.4409179688</text:p>
          </table:table-cell>
          <table:table-cell office:value-type="float" office:value="-0.0141820685785888">
            <text:p>-0.0141820686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3-04_20:11:33_953205</text:p>
          </table:table-cell>
          <table:table-cell office:value-type="float" office:value="8959560">
            <text:p>8959560</text:p>
          </table:table-cell>
          <table:table-cell office:value-type="float" office:value="-133">
            <text:p>-133</text:p>
          </table:table-cell>
          <table:table-cell office:value-type="float" office:value="59">
            <text:p>59</text:p>
          </table:table-cell>
          <table:table-cell office:value-type="float" office:value="-223">
            <text:p>-223</text:p>
          </table:table-cell>
          <table:table-cell office:value-type="float" office:value="-0.203625954198472">
            <text:p>-0.2036259542</text:p>
          </table:table-cell>
          <table:table-cell office:value-type="float" office:value="4.37671755725191">
            <text:p>4.3767175573</text:p>
          </table:table-cell>
          <table:table-cell office:value-type="float" office:value="-2.24408396946565">
            <text:p>-2.2440839695</text:p>
          </table:table-cell>
          <table:table-cell office:value-type="float" office:value="-0.361962890625">
            <text:p>-0.3619628906</text:p>
          </table:table-cell>
          <table:table-cell office:value-type="float" office:value="0.2880859375">
            <text:p>0.2880859375</text:p>
          </table:table-cell>
          <table:table-cell office:value-type="float" office:value="-0.93408203125">
            <text:p>-0.9340820313</text:p>
          </table:table-cell>
          <table:table-cell office:value-type="float" office:value="0">
            <text:p>0</text:p>
          </table:table-cell>
          <table:table-cell office:value-type="float" office:value="30.81">
            <text:p>30.81</text:p>
          </table:table-cell>
          <table:table-cell office:value-type="float" office:value="0">
            <text:p>0</text:p>
          </table:table-cell>
          <table:table-cell office:value-type="float" office:value="13.3942333337189">
            <text:p>13.3942333337</text:p>
          </table:table-cell>
          <table:table-cell office:value-type="float" office:value="0.233756253642564">
            <text:p>0.2337562536</text:p>
          </table:table-cell>
          <table:table-cell office:value-type="float" office:value="-13.3942333337189">
            <text:p>-13.3942333337</text:p>
          </table:table-cell>
          <table:table-cell office:value-type="float" office:value="-118663.463433932">
            <text:p>-118663.463433932</text:p>
          </table:table-cell>
          <table:table-cell office:value-type="float" office:value="4.37671755725191">
            <text:p>4.376717557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671875">
            <text:p>49.671875</text:p>
          </table:table-cell>
          <table:table-cell office:value-type="float" office:value="-0.0046407982192151">
            <text:p>-0.0046407982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3-04_20:11:34_003955</text:p>
          </table:table-cell>
          <table:table-cell office:value-type="float" office:value="9010279">
            <text:p>9010279</text:p>
          </table:table-cell>
          <table:table-cell office:value-type="float" office:value="-18">
            <text:p>-18</text:p>
          </table:table-cell>
          <table:table-cell office:value-type="float" office:value="-80">
            <text:p>-80</text:p>
          </table:table-cell>
          <table:table-cell office:value-type="float" office:value="-298">
            <text:p>-298</text:p>
          </table:table-cell>
          <table:table-cell office:value-type="float" office:value="-1.71507633587786">
            <text:p>-1.7150763359</text:p>
          </table:table-cell>
          <table:table-cell office:value-type="float" office:value="5.11717557251908">
            <text:p>5.1171755725</text:p>
          </table:table-cell>
          <table:table-cell office:value-type="float" office:value="-1.74026717557252">
            <text:p>-1.7402671756</text:p>
          </table:table-cell>
          <table:table-cell office:value-type="float" office:value="-0.541162109375">
            <text:p>-0.5411621094</text:p>
          </table:table-cell>
          <table:table-cell office:value-type="float" office:value="0.75927734375">
            <text:p>0.7592773438</text:p>
          </table:table-cell>
          <table:table-cell office:value-type="float" office:value="-0.666259765625">
            <text:p>-0.6662597656</text:p>
          </table:table-cell>
          <table:table-cell office:value-type="float" office:value="0">
            <text:p>0</text:p>
          </table:table-cell>
          <table:table-cell office:value-type="float" office:value="3.46">
            <text:p>3.46</text:p>
          </table:table-cell>
          <table:table-cell office:value-type="float" office:value="0">
            <text:p>0</text:p>
          </table:table-cell>
          <table:table-cell office:value-type="float" office:value="12.9431994426367">
            <text:p>12.9431994426</text:p>
          </table:table-cell>
          <table:table-cell office:value-type="float" office:value="0.225884807026819">
            <text:p>0.225884807</text:p>
          </table:table-cell>
          <table:table-cell office:value-type="float" office:value="-12.9431994426367">
            <text:p>-12.9431994426</text:p>
          </table:table-cell>
          <table:table-cell office:value-type="float" office:value="-119314.611276595">
            <text:p>-119314.611276595</text:p>
          </table:table-cell>
          <table:table-cell office:value-type="float" office:value="5.11717557251908">
            <text:p>5.117175572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30810546875">
            <text:p>50.3081054688</text:p>
          </table:table-cell>
          <table:table-cell office:value-type="float" office:value="-0.00270884829759855">
            <text:p>-0.0027088483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3-04_20:11:34_053148</text:p>
          </table:table-cell>
          <table:table-cell office:value-type="float" office:value="9059472">
            <text:p>9059472</text:p>
          </table:table-cell>
          <table:table-cell office:value-type="float" office:value="-75">
            <text:p>-75</text:p>
          </table:table-cell>
          <table:table-cell office:value-type="float" office:value="-49">
            <text:p>-49</text:p>
          </table:table-cell>
          <table:table-cell office:value-type="float" office:value="-261">
            <text:p>-261</text:p>
          </table:table-cell>
          <table:table-cell office:value-type="float" office:value="-2.07385496183206">
            <text:p>-2.0738549618</text:p>
          </table:table-cell>
          <table:table-cell office:value-type="float" office:value="7.23931297709924">
            <text:p>7.2393129771</text:p>
          </table:table-cell>
          <table:table-cell office:value-type="float" office:value="-0.931106870229008">
            <text:p>-0.9311068702</text:p>
          </table:table-cell>
          <table:table-cell office:value-type="float" office:value="-0.64150390625">
            <text:p>-0.6415039063</text:p>
          </table:table-cell>
          <table:table-cell office:value-type="float" office:value="0.93798828125">
            <text:p>0.9379882813</text:p>
          </table:table-cell>
          <table:table-cell office:value-type="float" office:value="-0.885009765625">
            <text:p>-0.8850097656</text:p>
          </table:table-cell>
          <table:table-cell office:value-type="float" office:value="0">
            <text:p>0</text:p>
          </table:table-cell>
          <table:table-cell office:value-type="float" office:value="16.03">
            <text:p>16.03</text:p>
          </table:table-cell>
          <table:table-cell office:value-type="float" office:value="0">
            <text:p>0</text:p>
          </table:table-cell>
          <table:table-cell office:value-type="float" office:value="12.651727528262">
            <text:p>12.6517275283</text:p>
          </table:table-cell>
          <table:table-cell office:value-type="float" office:value="0.220798037142443">
            <text:p>0.2207980371</text:p>
          </table:table-cell>
          <table:table-cell office:value-type="float" office:value="-12.651727528262">
            <text:p>-12.6517275283</text:p>
          </table:table-cell>
          <table:table-cell office:value-type="float" office:value="-119944.615415651">
            <text:p>-119944.615415651</text:p>
          </table:table-cell>
          <table:table-cell office:value-type="float" office:value="7.23931297709924">
            <text:p>7.239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7958984375">
            <text:p>49.7958984375</text:p>
          </table:table-cell>
          <table:table-cell office:value-type="float" office:value="0.00182689842593646">
            <text:p>0.0018268984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3-04_20:11:34_104420</text:p>
          </table:table-cell>
          <table:table-cell office:value-type="float" office:value="9110739">
            <text:p>9110739</text:p>
          </table:table-cell>
          <table:table-cell office:value-type="float" office:value="-62">
            <text:p>-62</text:p>
          </table:table-cell>
          <table:table-cell office:value-type="float" office:value="36">
            <text:p>36</text:p>
          </table:table-cell>
          <table:table-cell office:value-type="float" office:value="-246">
            <text:p>-246</text:p>
          </table:table-cell>
          <table:table-cell office:value-type="float" office:value="-1.21125954198473">
            <text:p>-1.211259542</text:p>
          </table:table-cell>
          <table:table-cell office:value-type="float" office:value="5.43015267175573">
            <text:p>5.4301526718</text:p>
          </table:table-cell>
          <table:table-cell office:value-type="float" office:value="0.702480916030534">
            <text:p>0.702480916</text:p>
          </table:table-cell>
          <table:table-cell office:value-type="float" office:value="-0.6458984375">
            <text:p>-0.6458984375</text:p>
          </table:table-cell>
          <table:table-cell office:value-type="float" office:value="0.78515625">
            <text:p>0.78515625</text:p>
          </table:table-cell>
          <table:table-cell office:value-type="float" office:value="-0.950439453125">
            <text:p>-0.9504394531</text:p>
          </table:table-cell>
          <table:table-cell office:value-type="float" office:value="0">
            <text:p>0</text:p>
          </table:table-cell>
          <table:table-cell office:value-type="float" office:value="14.15">
            <text:p>14.15</text:p>
          </table:table-cell>
          <table:table-cell office:value-type="float" office:value="0">
            <text:p>0</text:p>
          </table:table-cell>
          <table:table-cell office:value-type="float" office:value="12.4125510797437">
            <text:p>12.4125510797</text:p>
          </table:table-cell>
          <table:table-cell office:value-type="float" office:value="0.216623928093259">
            <text:p>0.2166239281</text:p>
          </table:table-cell>
          <table:table-cell office:value-type="float" office:value="-12.4125510797437">
            <text:p>-12.4125510797</text:p>
          </table:table-cell>
          <table:table-cell office:value-type="float" office:value="-120572.243212069">
            <text:p>-120572.243212069</text:p>
          </table:table-cell>
          <table:table-cell office:value-type="float" office:value="5.43015267175573">
            <text:p>5.430152671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56396484375">
            <text:p>50.5639648438</text:p>
          </table:table-cell>
          <table:table-cell office:value-type="float" office:value="-0.0015522457362323">
            <text:p>-0.0015522457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3-04_20:11:34_153875</text:p>
          </table:table-cell>
          <table:table-cell office:value-type="float" office:value="9160196">
            <text:p>9160196</text:p>
          </table:table-cell>
          <table:table-cell office:value-type="float" office:value="-42">
            <text:p>-42</text:p>
          </table:table-cell>
          <table:table-cell office:value-type="float" office:value="-115">
            <text:p>-115</text:p>
          </table:table-cell>
          <table:table-cell office:value-type="float" office:value="-269">
            <text:p>-269</text:p>
          </table:table-cell>
          <table:table-cell office:value-type="float" office:value="-1.05858778625954">
            <text:p>-1.0585877863</text:p>
          </table:table-cell>
          <table:table-cell office:value-type="float" office:value="11.1095419847328">
            <text:p>11.1095419847</text:p>
          </table:table-cell>
          <table:table-cell office:value-type="float" office:value="1.21393129770992">
            <text:p>1.2139312977</text:p>
          </table:table-cell>
          <table:table-cell office:value-type="float" office:value="-0.557275390625">
            <text:p>-0.5572753906</text:p>
          </table:table-cell>
          <table:table-cell office:value-type="float" office:value="0.552001953125">
            <text:p>0.5520019531</text:p>
          </table:table-cell>
          <table:table-cell office:value-type="float" office:value="-0.777099609375">
            <text:p>-0.7770996094</text:p>
          </table:table-cell>
          <table:table-cell office:value-type="float" office:value="0">
            <text:p>0</text:p>
          </table:table-cell>
          <table:table-cell office:value-type="float" office:value="8.87">
            <text:p>8.87</text:p>
          </table:table-cell>
          <table:table-cell office:value-type="float" office:value="0">
            <text:p>0</text:p>
          </table:table-cell>
          <table:table-cell office:value-type="float" office:value="11.802144177021">
            <text:p>11.802144177</text:p>
          </table:table-cell>
          <table:table-cell office:value-type="float" office:value="0.205971102565811">
            <text:p>0.2059711026</text:p>
          </table:table-cell>
          <table:table-cell office:value-type="float" office:value="-11.802144177021">
            <text:p>-11.802144177</text:p>
          </table:table-cell>
          <table:table-cell office:value-type="float" office:value="-121157.238847734">
            <text:p>-121157.238847734</text:p>
          </table:table-cell>
          <table:table-cell office:value-type="float" office:value="11.1095419847328">
            <text:p>11.10954198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56689453125">
            <text:p>49.5668945313</text:p>
          </table:table-cell>
          <table:table-cell office:value-type="float" office:value="0.0104169397924447">
            <text:p>0.0104169398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3-04_20:11:34_204359</text:p>
          </table:table-cell>
          <table:table-cell office:value-type="float" office:value="9210748">
            <text:p>9210748</text:p>
          </table:table-cell>
          <table:table-cell office:value-type="float" office:value="-107">
            <text:p>-107</text:p>
          </table:table-cell>
          <table:table-cell office:value-type="float" office:value="48">
            <text:p>48</text:p>
          </table:table-cell>
          <table:table-cell office:value-type="float" office:value="-254">
            <text:p>-254</text:p>
          </table:table-cell>
          <table:table-cell office:value-type="float" office:value="-0.974618320610686">
            <text:p>-0.9746183206</text:p>
          </table:table-cell>
          <table:table-cell office:value-type="float" office:value="15.6973282442748">
            <text:p>15.6973282443</text:p>
          </table:table-cell>
          <table:table-cell office:value-type="float" office:value="2.75591603053435">
            <text:p>2.7559160305</text:p>
          </table:table-cell>
          <table:table-cell office:value-type="float" office:value="-0.40810546875">
            <text:p>-0.4081054688</text:p>
          </table:table-cell>
          <table:table-cell office:value-type="float" office:value="0.260498046875">
            <text:p>0.2604980469</text:p>
          </table:table-cell>
          <table:table-cell office:value-type="float" office:value="-0.941650390625">
            <text:p>-0.9416503906</text:p>
          </table:table-cell>
          <table:table-cell office:value-type="float" office:value="0">
            <text:p>0</text:p>
          </table:table-cell>
          <table:table-cell office:value-type="float" office:value="22.85">
            <text:p>22.85</text:p>
          </table:table-cell>
          <table:table-cell office:value-type="float" office:value="0">
            <text:p>0</text:p>
          </table:table-cell>
          <table:table-cell office:value-type="float" office:value="11.2536227907004">
            <text:p>11.2536227907</text:p>
          </table:table-cell>
          <table:table-cell office:value-type="float" office:value="0.196398303502625">
            <text:p>0.1963983035</text:p>
          </table:table-cell>
          <table:table-cell office:value-type="float" office:value="-11.2536227907004">
            <text:p>-11.2536227907</text:p>
          </table:table-cell>
          <table:table-cell office:value-type="float" office:value="-121720.079340326">
            <text:p>-121720.079340326</text:p>
          </table:table-cell>
          <table:table-cell office:value-type="float" office:value="15.6973282442748">
            <text:p>15.697328244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416015625">
            <text:p>50.0141601563</text:p>
          </table:table-cell>
          <table:table-cell office:value-type="float" office:value="0.0201410336978492">
            <text:p>0.0201410337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3-04_20:11:34_254323</text:p>
          </table:table-cell>
          <table:table-cell office:value-type="float" office:value="9260642">
            <text:p>9260642</text:p>
          </table:table-cell>
          <table:table-cell office:value-type="float" office:value="-97">
            <text:p>-97</text:p>
          </table:table-cell>
          <table:table-cell office:value-type="float" office:value="-8">
            <text:p>-8</text:p>
          </table:table-cell>
          <table:table-cell office:value-type="float" office:value="-265">
            <text:p>-265</text:p>
          </table:table-cell>
          <table:table-cell office:value-type="float" office:value="-1.01278625954198">
            <text:p>-1.0127862595</text:p>
          </table:table-cell>
          <table:table-cell office:value-type="float" office:value="20.2851145038168">
            <text:p>20.2851145038</text:p>
          </table:table-cell>
          <table:table-cell office:value-type="float" office:value="2.43530534351145">
            <text:p>2.4353053435</text:p>
          </table:table-cell>
          <table:table-cell office:value-type="float" office:value="-0.22890625">
            <text:p>-0.22890625</text:p>
          </table:table-cell>
          <table:table-cell office:value-type="float" office:value="-0.052001953125">
            <text:p>-0.0520019531</text:p>
          </table:table-cell>
          <table:table-cell office:value-type="float" office:value="-0.95703125">
            <text:p>-0.95703125</text:p>
          </table:table-cell>
          <table:table-cell office:value-type="float" office:value="0">
            <text:p>0</text:p>
          </table:table-cell>
          <table:table-cell office:value-type="float" office:value="20.11">
            <text:p>20.11</text:p>
          </table:table-cell>
          <table:table-cell office:value-type="float" office:value="0">
            <text:p>0</text:p>
          </table:table-cell>
          <table:table-cell office:value-type="float" office:value="10.4328609745023">
            <text:p>10.4328609745</text:p>
          </table:table-cell>
          <table:table-cell office:value-type="float" office:value="0.18207436255676">
            <text:p>0.1820743626</text:p>
          </table:table-cell>
          <table:table-cell office:value-type="float" office:value="-10.4328609745023">
            <text:p>-10.4328609745</text:p>
          </table:table-cell>
          <table:table-cell office:value-type="float" office:value="-122243.737133443">
            <text:p>-122243.737133443</text:p>
          </table:table-cell>
          <table:table-cell office:value-type="float" office:value="20.2851145038168">
            <text:p>20.285114503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93115234375">
            <text:p>50.1931152344</text:p>
          </table:table-cell>
          <table:table-cell office:value-type="float" office:value="0.0301373680331312">
            <text:p>0.030137368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4_304729</text:p>
          </table:table-cell>
          <table:table-cell office:value-type="float" office:value="9311049">
            <text:p>9311049</text:p>
          </table:table-cell>
          <table:table-cell office:value-type="float" office:value="-42">
            <text:p>-42</text:p>
          </table:table-cell>
          <table:table-cell office:value-type="float" office:value="-44">
            <text:p>-44</text:p>
          </table:table-cell>
          <table:table-cell office:value-type="float" office:value="-277">
            <text:p>-277</text:p>
          </table:table-cell>
          <table:table-cell office:value-type="float" office:value="0.338358778625955">
            <text:p>0.3383587786</text:p>
          </table:table-cell>
          <table:table-cell office:value-type="float" office:value="14.7125954198473">
            <text:p>14.7125954198</text:p>
          </table:table-cell>
          <table:table-cell office:value-type="float" office:value="1.69484732824427">
            <text:p>1.6948473282</text:p>
          </table:table-cell>
          <table:table-cell office:value-type="float" office:value="-0.0521484375">
            <text:p>-0.0521484375</text:p>
          </table:table-cell>
          <table:table-cell office:value-type="float" office:value="-0.42578125">
            <text:p>-0.42578125</text:p>
          </table:table-cell>
          <table:table-cell office:value-type="float" office:value="-0.98583984375">
            <text:p>-0.9858398438</text:p>
          </table:table-cell>
          <table:table-cell office:value-type="float" office:value="0">
            <text:p>0</text:p>
          </table:table-cell>
          <table:table-cell office:value-type="float" office:value="8.62">
            <text:p>8.62</text:p>
          </table:table-cell>
          <table:table-cell office:value-type="float" office:value="0">
            <text:p>0</text:p>
          </table:table-cell>
          <table:table-cell office:value-type="float" office:value="9.67713227072141">
            <text:p>9.6771322707</text:p>
          </table:table-cell>
          <table:table-cell office:value-type="float" office:value="0.168885379942782">
            <text:p>0.1688853799</text:p>
          </table:table-cell>
          <table:table-cell office:value-type="float" office:value="-9.67713227072141">
            <text:p>-9.6771322707</text:p>
          </table:table-cell>
          <table:table-cell office:value-type="float" office:value="-122726.655802274">
            <text:p>-122726.655802274</text:p>
          </table:table-cell>
          <table:table-cell office:value-type="float" office:value="14.7125954198473">
            <text:p>14.71259541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03076171875">
            <text:p>49.9030761719</text:p>
          </table:table-cell>
          <table:table-cell office:value-type="float" office:value="0.0197480585689733">
            <text:p>0.0197480586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4_354431</text:p>
          </table:table-cell>
          <table:table-cell office:value-type="float" office:value="9360757">
            <text:p>9360757</text:p>
          </table:table-cell>
          <table:table-cell office:value-type="float" office:value="-79">
            <text:p>-79</text:p>
          </table:table-cell>
          <table:table-cell office:value-type="float" office:value="36">
            <text:p>36</text:p>
          </table:table-cell>
          <table:table-cell office:value-type="float" office:value="-236">
            <text:p>-236</text:p>
          </table:table-cell>
          <table:table-cell office:value-type="float" office:value="1.92614503816794">
            <text:p>1.9261450382</text:p>
          </table:table-cell>
          <table:table-cell office:value-type="float" office:value="22.2469465648855">
            <text:p>22.2469465649</text:p>
          </table:table-cell>
          <table:table-cell office:value-type="float" office:value="0.862786259541985">
            <text:p>0.8627862595</text:p>
          </table:table-cell>
          <table:table-cell office:value-type="float" office:value="0.161474609375">
            <text:p>0.1614746094</text:p>
          </table:table-cell>
          <table:table-cell office:value-type="float" office:value="-0.721435546875">
            <text:p>-0.7214355469</text:p>
          </table:table-cell>
          <table:table-cell office:value-type="float" office:value="-1.072021484375">
            <text:p>-1.0720214844</text:p>
          </table:table-cell>
          <table:table-cell office:value-type="float" office:value="0">
            <text:p>0</text:p>
          </table:table-cell>
          <table:table-cell office:value-type="float" office:value="18.51">
            <text:p>18.51</text:p>
          </table:table-cell>
          <table:table-cell office:value-type="float" office:value="0">
            <text:p>0</text:p>
          </table:table-cell>
          <table:table-cell office:value-type="float" office:value="8.7632829796542">
            <text:p>8.7632829797</text:p>
          </table:table-cell>
          <table:table-cell office:value-type="float" office:value="0.152936875735675">
            <text:p>0.1529368757</text:p>
          </table:table-cell>
          <table:table-cell office:value-type="float" office:value="-8.7632829796542">
            <text:p>-8.7632829797</text:p>
          </table:table-cell>
          <table:table-cell office:value-type="float" office:value="-123164.976132814">
            <text:p>-123164.976132814</text:p>
          </table:table-cell>
          <table:table-cell office:value-type="float" office:value="22.2469465648855">
            <text:p>22.246946564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7822265625">
            <text:p>50.0178222656</text:p>
          </table:table-cell>
          <table:table-cell office:value-type="float" office:value="0.0357306101501168">
            <text:p>0.0357306102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4_405334</text:p>
          </table:table-cell>
          <table:table-cell office:value-type="float" office:value="9411747">
            <text:p>9411747</text:p>
          </table:table-cell>
          <table:table-cell office:value-type="float" office:value="-107">
            <text:p>-107</text:p>
          </table:table-cell>
          <table:table-cell office:value-type="float" office:value="91">
            <text:p>91</text:p>
          </table:table-cell>
          <table:table-cell office:value-type="float" office:value="-249">
            <text:p>-249</text:p>
          </table:table-cell>
          <table:table-cell office:value-type="float" office:value="2.79637404580153">
            <text:p>2.7963740458</text:p>
          </table:table-cell>
          <table:table-cell office:value-type="float" office:value="21.3232824427481">
            <text:p>21.3232824427</text:p>
          </table:table-cell>
          <table:table-cell office:value-type="float" office:value="-0.71736641221374">
            <text:p>-0.7173664122</text:p>
          </table:table-cell>
          <table:table-cell office:value-type="float" office:value="0.28720703125">
            <text:p>0.2872070313</text:p>
          </table:table-cell>
          <table:table-cell office:value-type="float" office:value="-0.79296875">
            <text:p>-0.79296875</text:p>
          </table:table-cell>
          <table:table-cell office:value-type="float" office:value="-1.137451171875">
            <text:p>-1.1374511719</text:p>
          </table:table-cell>
          <table:table-cell office:value-type="float" office:value="0">
            <text:p>0</text:p>
          </table:table-cell>
          <table:table-cell office:value-type="float" office:value="23.26">
            <text:p>23.26</text:p>
          </table:table-cell>
          <table:table-cell office:value-type="float" office:value="0">
            <text:p>0</text:p>
          </table:table-cell>
          <table:table-cell office:value-type="float" office:value="8.00620631159565">
            <text:p>8.0062063116</text:p>
          </table:table-cell>
          <table:table-cell office:value-type="float" office:value="0.139724368439715">
            <text:p>0.1397243684</text:p>
          </table:table-cell>
          <table:table-cell office:value-type="float" office:value="-8.00620631159565">
            <text:p>-8.0062063116</text:p>
          </table:table-cell>
          <table:table-cell office:value-type="float" office:value="-123566.085896241">
            <text:p>-123566.085896241</text:p>
          </table:table-cell>
          <table:table-cell office:value-type="float" office:value="21.3232824427481">
            <text:p>21.323282442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99853515625">
            <text:p>50.0998535156</text:p>
          </table:table-cell>
          <table:table-cell office:value-type="float" office:value="0.0346403585739005">
            <text:p>0.0346403586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4_454545</text:p>
          </table:table-cell>
          <table:table-cell office:value-type="float" office:value="9460866">
            <text:p>9460866</text:p>
          </table:table-cell>
          <table:table-cell office:value-type="float" office:value="-48">
            <text:p>-48</text:p>
          </table:table-cell>
          <table:table-cell office:value-type="float" office:value="-145">
            <text:p>-145</text:p>
          </table:table-cell>
          <table:table-cell office:value-type="float" office:value="-258">
            <text:p>-258</text:p>
          </table:table-cell>
          <table:table-cell office:value-type="float" office:value="0.842175572519085">
            <text:p>0.8421755725</text:p>
          </table:table-cell>
          <table:table-cell office:value-type="float" office:value="23.9339694656489">
            <text:p>23.9339694656</text:p>
          </table:table-cell>
          <table:table-cell office:value-type="float" office:value="-0.259351145038168">
            <text:p>-0.259351145</text:p>
          </table:table-cell>
          <table:table-cell office:value-type="float" office:value="0.2642578125">
            <text:p>0.2642578125</text:p>
          </table:table-cell>
          <table:table-cell office:value-type="float" office:value="-0.697021484375">
            <text:p>-0.6970214844</text:p>
          </table:table-cell>
          <table:table-cell office:value-type="float" office:value="-1.0546875">
            <text:p>-1.0546875</text:p>
          </table:table-cell>
          <table:table-cell office:value-type="float" office:value="0">
            <text:p>0</text:p>
          </table:table-cell>
          <table:table-cell office:value-type="float" office:value="10.54">
            <text:p>10.54</text:p>
          </table:table-cell>
          <table:table-cell office:value-type="float" office:value="0">
            <text:p>0</text:p>
          </table:table-cell>
          <table:table-cell office:value-type="float" office:value="6.88437457025159">
            <text:p>6.8843745703</text:p>
          </table:table-cell>
          <table:table-cell office:value-type="float" office:value="0.120146153058492">
            <text:p>0.1201461531</text:p>
          </table:table-cell>
          <table:table-cell office:value-type="float" office:value="-6.88437457025159">
            <text:p>-6.8843745703</text:p>
          </table:table-cell>
          <table:table-cell office:value-type="float" office:value="-123910.228990755">
            <text:p>-123910.228990755</text:p>
          </table:table-cell>
          <table:table-cell office:value-type="float" office:value="23.9339694656489">
            <text:p>23.93396946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9013671875">
            <text:p>49.9890136719</text:p>
          </table:table-cell>
          <table:table-cell office:value-type="float" office:value="0.0409835643610461">
            <text:p>0.0409835644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4_505567</text:p>
          </table:table-cell>
          <table:table-cell office:value-type="float" office:value="9511887">
            <text:p>9511887</text:p>
          </table:table-cell>
          <table:table-cell office:value-type="float" office:value="-101">
            <text:p>-101</text:p>
          </table:table-cell>
          <table:table-cell office:value-type="float" office:value="67">
            <text:p>67</text:p>
          </table:table-cell>
          <table:table-cell office:value-type="float" office:value="-255">
            <text:p>-255</text:p>
          </table:table-cell>
          <table:table-cell office:value-type="float" office:value="0.658969465648856">
            <text:p>0.6589694656</text:p>
          </table:table-cell>
          <table:table-cell office:value-type="float" office:value="21.5828244274809">
            <text:p>21.5828244275</text:p>
          </table:table-cell>
          <table:table-cell office:value-type="float" office:value="-0.847137404580153">
            <text:p>-0.8471374046</text:p>
          </table:table-cell>
          <table:table-cell office:value-type="float" office:value="0.202978515625">
            <text:p>0.2029785156</text:p>
          </table:table-cell>
          <table:table-cell office:value-type="float" office:value="-0.44287109375">
            <text:p>-0.4428710938</text:p>
          </table:table-cell>
          <table:table-cell office:value-type="float" office:value="-1.027587890625">
            <text:p>-1.0275878906</text:p>
          </table:table-cell>
          <table:table-cell office:value-type="float" office:value="0">
            <text:p>0</text:p>
          </table:table-cell>
          <table:table-cell office:value-type="float" office:value="21.61">
            <text:p>21.61</text:p>
          </table:table-cell>
          <table:table-cell office:value-type="float" office:value="0">
            <text:p>0</text:p>
          </table:table-cell>
          <table:table-cell office:value-type="float" office:value="6.11783940595666">
            <text:p>6.117839406</text:p>
          </table:table-cell>
          <table:table-cell office:value-type="float" office:value="0.106768576020186">
            <text:p>0.106768576</text:p>
          </table:table-cell>
          <table:table-cell office:value-type="float" office:value="-6.11783940595666">
            <text:p>-6.117839406</text:p>
          </table:table-cell>
          <table:table-cell office:value-type="float" office:value="-124217.124669081">
            <text:p>-124217.124669081</text:p>
          </table:table-cell>
          <table:table-cell office:value-type="float" office:value="21.5828244274809">
            <text:p>21.582824427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640625">
            <text:p>50.1640625</text:p>
          </table:table-cell>
          <table:table-cell office:value-type="float" office:value="0.0370478094490052">
            <text:p>0.0370478094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4_555059</text:p>
          </table:table-cell>
          <table:table-cell office:value-type="float" office:value="9561381">
            <text:p>9561381</text:p>
          </table:table-cell>
          <table:table-cell office:value-type="float" office:value="12">
            <text:p>12</text:p>
          </table:table-cell>
          <table:table-cell office:value-type="float" office:value="-42">
            <text:p>-42</text:p>
          </table:table-cell>
          <table:table-cell office:value-type="float" office:value="-291">
            <text:p>-291</text:p>
          </table:table-cell>
          <table:table-cell office:value-type="float" office:value="1.07118320610687">
            <text:p>1.0711832061</text:p>
          </table:table-cell>
          <table:table-cell office:value-type="float" office:value="20.1019083969466">
            <text:p>20.1019083969</text:p>
          </table:table-cell>
          <table:table-cell office:value-type="float" office:value="-0.808969465648855">
            <text:p>-0.8089694656</text:p>
          </table:table-cell>
          <table:table-cell office:value-type="float" office:value="0.138525390625">
            <text:p>0.1385253906</text:p>
          </table:table-cell>
          <table:table-cell office:value-type="float" office:value="-0.22119140625">
            <text:p>-0.2211914063</text:p>
          </table:table-cell>
          <table:table-cell office:value-type="float" office:value="-0.91064453125">
            <text:p>-0.9106445313</text:p>
          </table:table-cell>
          <table:table-cell office:value-type="float" office:value="0">
            <text:p>0</text:p>
          </table:table-cell>
          <table:table-cell office:value-type="float" office:value="-2.36">
            <text:p>-2.36</text:p>
          </table:table-cell>
          <table:table-cell office:value-type="float" office:value="0">
            <text:p>0</text:p>
          </table:table-cell>
          <table:table-cell office:value-type="float" office:value="4.96372946916646">
            <text:p>4.9637294692</text:p>
          </table:table-cell>
          <table:table-cell office:value-type="float" office:value="0.0866270413467097">
            <text:p>0.0866270413</text:p>
          </table:table-cell>
          <table:table-cell office:value-type="float" office:value="-4.96372946916646">
            <text:p>-4.9637294692</text:p>
          </table:table-cell>
          <table:table-cell office:value-type="float" office:value="-124465.192381434">
            <text:p>-124465.192381434</text:p>
          </table:table-cell>
          <table:table-cell office:value-type="float" office:value="20.1019083969466">
            <text:p>20.101908396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7607421875">
            <text:p>49.9760742188</text:p>
          </table:table-cell>
          <table:table-cell office:value-type="float" office:value="0.0352400873247267">
            <text:p>0.0352400873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4_605426</text:p>
          </table:table-cell>
          <table:table-cell office:value-type="float" office:value="9611988">
            <text:p>9611988</text:p>
          </table:table-cell>
          <table:table-cell office:value-type="float" office:value="-41">
            <text:p>-41</text:p>
          </table:table-cell>
          <table:table-cell office:value-type="float" office:value="-33">
            <text:p>-33</text:p>
          </table:table-cell>
          <table:table-cell office:value-type="float" office:value="-266">
            <text:p>-266</text:p>
          </table:table-cell>
          <table:table-cell office:value-type="float" office:value="0.582633587786261">
            <text:p>0.5826335878</text:p>
          </table:table-cell>
          <table:table-cell office:value-type="float" office:value="21.1324427480916">
            <text:p>21.1324427481</text:p>
          </table:table-cell>
          <table:table-cell office:value-type="float" office:value="0.458206106870229">
            <text:p>0.4582061069</text:p>
          </table:table-cell>
          <table:table-cell office:value-type="float" office:value="-0.014794921875">
            <text:p>-0.0147949219</text:p>
          </table:table-cell>
          <table:table-cell office:value-type="float" office:value="0.019287109375">
            <text:p>0.0192871094</text:p>
          </table:table-cell>
          <table:table-cell office:value-type="float" office:value="-0.904052734375">
            <text:p>-0.9040527344</text:p>
          </table:table-cell>
          <table:table-cell office:value-type="float" office:value="0">
            <text:p>0</text:p>
          </table:table-cell>
          <table:table-cell office:value-type="float" office:value="8.76">
            <text:p>8.76</text:p>
          </table:table-cell>
          <table:table-cell office:value-type="float" office:value="0">
            <text:p>0</text:p>
          </table:table-cell>
          <table:table-cell office:value-type="float" office:value="4.00391662204906">
            <text:p>4.003916622</text:p>
          </table:table-cell>
          <table:table-cell office:value-type="float" office:value="0.0698763808385526">
            <text:p>0.0698763808</text:p>
          </table:table-cell>
          <table:table-cell office:value-type="float" office:value="-4.00391662204906">
            <text:p>-4.003916622</text:p>
          </table:table-cell>
          <table:table-cell office:value-type="float" office:value="-124665.447841177">
            <text:p>-124665.447841177</text:p>
          </table:table-cell>
          <table:table-cell office:value-type="float" office:value="21.1324427480916">
            <text:p>21.132442748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4892578125">
            <text:p>50.0148925781</text:p>
          </table:table-cell>
          <table:table-cell office:value-type="float" office:value="0.0382609688741342">
            <text:p>0.0382609689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3-04_20:11:34_655706</text:p>
          </table:table-cell>
          <table:table-cell office:value-type="float" office:value="9662029">
            <text:p>9662029</text:p>
          </table:table-cell>
          <table:table-cell office:value-type="float" office:value="-93">
            <text:p>-93</text:p>
          </table:table-cell>
          <table:table-cell office:value-type="float" office:value="118">
            <text:p>118</text:p>
          </table:table-cell>
          <table:table-cell office:value-type="float" office:value="-259">
            <text:p>-259</text:p>
          </table:table-cell>
          <table:table-cell office:value-type="float" office:value="-0.249427480916029">
            <text:p>-0.2494274809</text:p>
          </table:table-cell>
          <table:table-cell office:value-type="float" office:value="21.8576335877863">
            <text:p>21.8576335878</text:p>
          </table:table-cell>
          <table:table-cell office:value-type="float" office:value="1.28263358778626">
            <text:p>1.2826335878</text:p>
          </table:table-cell>
          <table:table-cell office:value-type="float" office:value="-0.08974609375">
            <text:p>-0.0897460938</text:p>
          </table:table-cell>
          <table:table-cell office:value-type="float" office:value="0.22216796875">
            <text:p>0.2221679688</text:p>
          </table:table-cell>
          <table:table-cell office:value-type="float" office:value="-0.920654296875">
            <text:p>-0.9206542969</text:p>
          </table:table-cell>
          <table:table-cell office:value-type="float" office:value="0">
            <text:p>0</text:p>
          </table:table-cell>
          <table:table-cell office:value-type="float" office:value="19.75">
            <text:p>19.75</text:p>
          </table:table-cell>
          <table:table-cell office:value-type="float" office:value="0">
            <text:p>0</text:p>
          </table:table-cell>
          <table:table-cell office:value-type="float" office:value="3.24509318545693">
            <text:p>3.2450931855</text:p>
          </table:table-cell>
          <table:table-cell office:value-type="float" office:value="0.05663338892595">
            <text:p>0.0566333889</text:p>
          </table:table-cell>
          <table:table-cell office:value-type="float" office:value="-3.24509318545693">
            <text:p>-3.2450931855</text:p>
          </table:table-cell>
          <table:table-cell office:value-type="float" office:value="-124828.124774539">
            <text:p>-124828.124774539</text:p>
          </table:table-cell>
          <table:table-cell office:value-type="float" office:value="21.8576335877863">
            <text:p>21.857633587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30126953125">
            <text:p>50.1301269531</text:p>
          </table:table-cell>
          <table:table-cell office:value-type="float" office:value="0.0404701739901156">
            <text:p>0.040470174</text:p>
          </table:table-cell>
          <table:table-cell office:value-type="float" office:value="227">
            <text:p>22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4_705267</text:p>
          </table:table-cell>
          <table:table-cell office:value-type="float" office:value="9711588">
            <text:p>9711588</text:p>
          </table:table-cell>
          <table:table-cell office:value-type="float" office:value="17">
            <text:p>17</text:p>
          </table:table-cell>
          <table:table-cell office:value-type="float" office:value="-71">
            <text:p>-71</text:p>
          </table:table-cell>
          <table:table-cell office:value-type="float" office:value="-272">
            <text:p>-272</text:p>
          </table:table-cell>
          <table:table-cell office:value-type="float" office:value="0.506297709923665">
            <text:p>0.5062977099</text:p>
          </table:table-cell>
          <table:table-cell office:value-type="float" office:value="19.0942748091603">
            <text:p>19.0942748092</text:p>
          </table:table-cell>
          <table:table-cell office:value-type="float" office:value="2.9543893129771">
            <text:p>2.954389313</text:p>
          </table:table-cell>
          <table:table-cell office:value-type="float" office:value="-0.18154296875">
            <text:p>-0.1815429688</text:p>
          </table:table-cell>
          <table:table-cell office:value-type="float" office:value="0.23388671875">
            <text:p>0.2338867188</text:p>
          </table:table-cell>
          <table:table-cell office:value-type="float" office:value="-0.8994140625">
            <text:p>-0.8994140625</text:p>
          </table:table-cell>
          <table:table-cell office:value-type="float" office:value="0">
            <text:p>0</text:p>
          </table:table-cell>
          <table:table-cell office:value-type="float" office:value="-3.58">
            <text:p>-3.58</text:p>
          </table:table-cell>
          <table:table-cell office:value-type="float" office:value="0">
            <text:p>0</text:p>
          </table:table-cell>
          <table:table-cell office:value-type="float" office:value="2.17536067469001">
            <text:p>2.1753606747</text:p>
          </table:table-cell>
          <table:table-cell office:value-type="float" office:value="0.0379644096804539">
            <text:p>0.0379644097</text:p>
          </table:table-cell>
          <table:table-cell office:value-type="float" office:value="-2.17536067469001">
            <text:p>-2.1753606747</text:p>
          </table:table-cell>
          <table:table-cell office:value-type="float" office:value="-124936.623012565">
            <text:p>-124936.623012565</text:p>
          </table:table-cell>
          <table:table-cell office:value-type="float" office:value="19.0942748091603">
            <text:p>19.094274809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759765625">
            <text:p>49.8759765625</text:p>
          </table:table-cell>
          <table:table-cell office:value-type="float" office:value="0.0360131889436306">
            <text:p>0.036013188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4_756099</text:p>
          </table:table-cell>
          <table:table-cell office:value-type="float" office:value="9762420">
            <text:p>9762420</text:p>
          </table:table-cell>
          <table:table-cell office:value-type="float" office:value="-36">
            <text:p>-36</text:p>
          </table:table-cell>
          <table:table-cell office:value-type="float" office:value="31">
            <text:p>31</text:p>
          </table:table-cell>
          <table:table-cell office:value-type="float" office:value="-274">
            <text:p>-274</text:p>
          </table:table-cell>
          <table:table-cell office:value-type="float" office:value="-0.432633587786258">
            <text:p>-0.4326335878</text:p>
          </table:table-cell>
          <table:table-cell office:value-type="float" office:value="17.9263358778626">
            <text:p>17.9263358779</text:p>
          </table:table-cell>
          <table:table-cell office:value-type="float" office:value="3.01545801526718">
            <text:p>3.0154580153</text:p>
          </table:table-cell>
          <table:table-cell office:value-type="float" office:value="-0.188134765625">
            <text:p>-0.1881347656</text:p>
          </table:table-cell>
          <table:table-cell office:value-type="float" office:value="0.1982421875">
            <text:p>0.1982421875</text:p>
          </table:table-cell>
          <table:table-cell office:value-type="float" office:value="-0.8876953125">
            <text:p>-0.8876953125</text:p>
          </table:table-cell>
          <table:table-cell office:value-type="float" office:value="0">
            <text:p>0</text:p>
          </table:table-cell>
          <table:table-cell office:value-type="float" office:value="7.49">
            <text:p>7.49</text:p>
          </table:table-cell>
          <table:table-cell office:value-type="float" office:value="0">
            <text:p>0</text:p>
          </table:table-cell>
          <table:table-cell office:value-type="float" office:value="1.40008671790232">
            <text:p>1.4000867179</text:p>
          </table:table-cell>
          <table:table-cell office:value-type="float" office:value="0.0244343231745606">
            <text:p>0.0244343232</text:p>
          </table:table-cell>
          <table:table-cell office:value-type="float" office:value="-1.40008671790232">
            <text:p>-1.4000867179</text:p>
          </table:table-cell>
          <table:table-cell office:value-type="float" office:value="-125006.873457453">
            <text:p>-125006.873457453</text:p>
          </table:table-cell>
          <table:table-cell office:value-type="float" office:value="17.9263358778626">
            <text:p>17.926335877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7578125">
            <text:p>50.17578125</text:p>
          </table:table-cell>
          <table:table-cell office:value-type="float" office:value="0.0344525850378229">
            <text:p>0.03445258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4_806236</text:p>
          </table:table-cell>
          <table:table-cell office:value-type="float" office:value="9812558">
            <text:p>9812558</text:p>
          </table:table-cell>
          <table:table-cell office:value-type="float" office:value="-26">
            <text:p>-26</text:p>
          </table:table-cell>
          <table:table-cell office:value-type="float" office:value="-63">
            <text:p>-63</text:p>
          </table:table-cell>
          <table:table-cell office:value-type="float" office:value="-259">
            <text:p>-259</text:p>
          </table:table-cell>
          <table:table-cell office:value-type="float" office:value="0.567366412213742">
            <text:p>0.5673664122</text:p>
          </table:table-cell>
          <table:table-cell office:value-type="float" office:value="19.1706106870229">
            <text:p>19.170610687</text:p>
          </table:table-cell>
          <table:table-cell office:value-type="float" office:value="3.64904580152672">
            <text:p>3.6490458015</text:p>
          </table:table-cell>
          <table:table-cell office:value-type="float" office:value="-0.096826171875">
            <text:p>-0.0968261719</text:p>
          </table:table-cell>
          <table:table-cell office:value-type="float" office:value="0.04833984375">
            <text:p>0.0483398438</text:p>
          </table:table-cell>
          <table:table-cell office:value-type="float" office:value="-0.872802734375">
            <text:p>-0.8728027344</text:p>
          </table:table-cell>
          <table:table-cell office:value-type="float" office:value="0">
            <text:p>0</text:p>
          </table:table-cell>
          <table:table-cell office:value-type="float" office:value="5.73">
            <text:p>5.73</text:p>
          </table:table-cell>
          <table:table-cell office:value-type="float" office:value="0">
            <text:p>0</text:p>
          </table:table-cell>
          <table:table-cell office:value-type="float" office:value="0.544672658447221">
            <text:p>0.5446726584</text:p>
          </table:table-cell>
          <table:table-cell office:value-type="float" office:value="0.00950563103747331">
            <text:p>0.009505631</text:p>
          </table:table-cell>
          <table:table-cell office:value-type="float" office:value="-0.544672658447221">
            <text:p>-0.5446726584</text:p>
          </table:table-cell>
          <table:table-cell office:value-type="float" office:value="-125034.185679619">
            <text:p>-125034.185679619</text:p>
          </table:table-cell>
          <table:table-cell office:value-type="float" office:value="19.1706106870229">
            <text:p>19.17061068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44287109375">
            <text:p>50.1442871094</text:p>
          </table:table-cell>
          <table:table-cell office:value-type="float" office:value="0.0377965487155986">
            <text:p>0.037796548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4_856541</text:p>
          </table:table-cell>
          <table:table-cell office:value-type="float" office:value="9862896">
            <text:p>986289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-264">
            <text:p>-264</text:p>
          </table:table-cell>
          <table:table-cell office:value-type="float" office:value="-1.15782442748091">
            <text:p>-1.1578244275</text:p>
          </table:table-cell>
          <table:table-cell office:value-type="float" office:value="17.643893129771">
            <text:p>17.6438931298</text:p>
          </table:table-cell>
          <table:table-cell office:value-type="float" office:value="2.83988549618321">
            <text:p>2.8398854962</text:p>
          </table:table-cell>
          <table:table-cell office:value-type="float" office:value="0.02255859375">
            <text:p>0.0225585938</text:p>
          </table:table-cell>
          <table:table-cell office:value-type="float" office:value="-0.088623046875">
            <text:p>-0.0886230469</text:p>
          </table:table-cell>
          <table:table-cell office:value-type="float" office:value="-0.99365234375">
            <text:p>-0.9936523438</text:p>
          </table:table-cell>
          <table:table-cell office:value-type="float" office:value="0">
            <text:p>0</text:p>
          </table:table-cell>
          <table:table-cell office:value-type="float" office:value="-3.68">
            <text:p>-3.68</text:p>
          </table:table-cell>
          <table:table-cell office:value-type="float" office:value="0">
            <text:p>0</text:p>
          </table:table-cell>
          <table:table-cell office:value-type="float" office:value="-0.403650528295121">
            <text:p>-0.4036505283</text:p>
          </table:table-cell>
          <table:table-cell office:value-type="float" office:value="-0.00704451183761118">
            <text:p>-0.0070445118</text:p>
          </table:table-cell>
          <table:table-cell office:value-type="float" office:value="0.403650528295121">
            <text:p>0.4036505283</text:p>
          </table:table-cell>
          <table:table-cell office:value-type="float" office:value="-125014.02217287">
            <text:p>-125014.02217287</text:p>
          </table:table-cell>
          <table:table-cell office:value-type="float" office:value="17.643893129771">
            <text:p>17.64389312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2880859375">
            <text:p>49.9528808594</text:p>
          </table:table-cell>
          <table:table-cell office:value-type="float" office:value="0.0356914367878371">
            <text:p>0.035691436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4_906792</text:p>
          </table:table-cell>
          <table:table-cell office:value-type="float" office:value="9913108">
            <text:p>9913108</text:p>
          </table:table-cell>
          <table:table-cell office:value-type="float" office:value="1">
            <text:p>1</text:p>
          </table:table-cell>
          <table:table-cell office:value-type="float" office:value="-74">
            <text:p>-74</text:p>
          </table:table-cell>
          <table:table-cell office:value-type="float" office:value="-271">
            <text:p>-271</text:p>
          </table:table-cell>
          <table:table-cell office:value-type="float" office:value="0.139885496183207">
            <text:p>0.1398854962</text:p>
          </table:table-cell>
          <table:table-cell office:value-type="float" office:value="11.6896946564885">
            <text:p>11.6896946565</text:p>
          </table:table-cell>
          <table:table-cell office:value-type="float" office:value="1.53454198473282">
            <text:p>1.5345419847</text:p>
          </table:table-cell>
          <table:table-cell office:value-type="float" office:value="0.07724609375">
            <text:p>0.0772460938</text:p>
          </table:table-cell>
          <table:table-cell office:value-type="float" office:value="-0.196044921875">
            <text:p>-0.1960449219</text:p>
          </table:table-cell>
          <table:table-cell office:value-type="float" office:value="-0.980224609375">
            <text:p>-0.9802246094</text:p>
          </table:table-cell>
          <table:table-cell office:value-type="float" office:value="0">
            <text:p>0</text:p>
          </table:table-cell>
          <table:table-cell office:value-type="float" office:value="-0.21">
            <text:p>-0.21</text:p>
          </table:table-cell>
          <table:table-cell office:value-type="float" office:value="0">
            <text:p>0</text:p>
          </table:table-cell>
          <table:table-cell office:value-type="float" office:value="-0.973429186820181">
            <text:p>-0.9734291868</text:p>
          </table:table-cell>
          <table:table-cell office:value-type="float" office:value="-0.016988292963703">
            <text:p>-0.016988293</text:p>
          </table:table-cell>
          <table:table-cell office:value-type="float" office:value="0.973429186820181">
            <text:p>0.9734291868</text:p>
          </table:table-cell>
          <table:table-cell office:value-type="float" office:value="-124965.280368061">
            <text:p>-124965.280368061</text:p>
          </table:table-cell>
          <table:table-cell office:value-type="float" office:value="11.6896946564885">
            <text:p>11.689694656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2265625">
            <text:p>50.072265625</text:p>
          </table:table-cell>
          <table:table-cell office:value-type="float" office:value="0.0243528184997973">
            <text:p>0.024352818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4_956730</text:p>
          </table:table-cell>
          <table:table-cell office:value-type="float" office:value="9963084">
            <text:p>9963084</text:p>
          </table:table-cell>
          <table:table-cell office:value-type="float" office:value="-32">
            <text:p>-32</text:p>
          </table:table-cell>
          <table:table-cell office:value-type="float" office:value="101">
            <text:p>101</text:p>
          </table:table-cell>
          <table:table-cell office:value-type="float" office:value="-260">
            <text:p>-260</text:p>
          </table:table-cell>
          <table:table-cell office:value-type="float" office:value="-0.921183206106869">
            <text:p>-0.9211832061</text:p>
          </table:table-cell>
          <table:table-cell office:value-type="float" office:value="9.61335877862595">
            <text:p>9.6133587786</text:p>
          </table:table-cell>
          <table:table-cell office:value-type="float" office:value="1.80171755725191">
            <text:p>1.8017175573</text:p>
          </table:table-cell>
          <table:table-cell office:value-type="float" office:value="0.166845703125">
            <text:p>0.1668457031</text:p>
          </table:table-cell>
          <table:table-cell office:value-type="float" office:value="-0.108642578125">
            <text:p>-0.1086425781</text:p>
          </table:table-cell>
          <table:table-cell office:value-type="float" office:value="-0.99267578125">
            <text:p>-0.9926757813</text:p>
          </table:table-cell>
          <table:table-cell office:value-type="float" office:value="0">
            <text:p>0</text:p>
          </table:table-cell>
          <table:table-cell office:value-type="float" office:value="7.02">
            <text:p>7.02</text:p>
          </table:table-cell>
          <table:table-cell office:value-type="float" office:value="0">
            <text:p>0</text:p>
          </table:table-cell>
          <table:table-cell office:value-type="float" office:value="-1.28478981499578">
            <text:p>-1.284789815</text:p>
          </table:table-cell>
          <table:table-cell office:value-type="float" office:value="-0.0224221608201707">
            <text:p>-0.0224221608</text:p>
          </table:table-cell>
          <table:table-cell office:value-type="float" office:value="1.28478981499578">
            <text:p>1.284789815</text:p>
          </table:table-cell>
          <table:table-cell office:value-type="float" office:value="-124901.025193842">
            <text:p>-124901.025193842</text:p>
          </table:table-cell>
          <table:table-cell office:value-type="float" office:value="9.61335877862595">
            <text:p>9.613358778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220703125">
            <text:p>50.0122070313</text:p>
          </table:table-cell>
          <table:table-cell office:value-type="float" office:value="0.0205115073722477">
            <text:p>0.020511507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008026</text:p>
          </table:table-cell>
          <table:table-cell office:value-type="float" office:value="10014350">
            <text:p>10014350</text:p>
          </table:table-cell>
          <table:table-cell office:value-type="float" office:value="11">
            <text:p>11</text:p>
          </table:table-cell>
          <table:table-cell office:value-type="float" office:value="-36">
            <text:p>-36</text:p>
          </table:table-cell>
          <table:table-cell office:value-type="float" office:value="-269">
            <text:p>-269</text:p>
          </table:table-cell>
          <table:table-cell office:value-type="float" office:value="0.284923664122139">
            <text:p>0.2849236641</text:p>
          </table:table-cell>
          <table:table-cell office:value-type="float" office:value="7.05610687022901">
            <text:p>7.0561068702</text:p>
          </table:table-cell>
          <table:table-cell office:value-type="float" office:value="1.00019083969466">
            <text:p>1.0001908397</text:p>
          </table:table-cell>
          <table:table-cell office:value-type="float" office:value="0.160009765625">
            <text:p>0.1600097656</text:p>
          </table:table-cell>
          <table:table-cell office:value-type="float" office:value="-0.198974609375">
            <text:p>-0.1989746094</text:p>
          </table:table-cell>
          <table:table-cell office:value-type="float" office:value="-0.8818359375">
            <text:p>-0.8818359375</text:p>
          </table:table-cell>
          <table:table-cell office:value-type="float" office:value="0">
            <text:p>0</text:p>
          </table:table-cell>
          <table:table-cell office:value-type="float" office:value="-2.34">
            <text:p>-2.34</text:p>
          </table:table-cell>
          <table:table-cell office:value-type="float" office:value="0">
            <text:p>0</text:p>
          </table:table-cell>
          <table:table-cell office:value-type="float" office:value="-1.65241061738313">
            <text:p>-1.6524106174</text:p>
          </table:table-cell>
          <table:table-cell office:value-type="float" office:value="-0.028837881629723">
            <text:p>-0.0288378816</text:p>
          </table:table-cell>
          <table:table-cell office:value-type="float" office:value="1.65241061738313">
            <text:p>1.6524106174</text:p>
          </table:table-cell>
          <table:table-cell office:value-type="float" office:value="-124818.22998187">
            <text:p>-124818.22998187</text:p>
          </table:table-cell>
          <table:table-cell office:value-type="float" office:value="7.05610687022901">
            <text:p>7.05610687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05712890625">
            <text:p>50.1057128906</text:p>
          </table:table-cell>
          <table:table-cell office:value-type="float" office:value="0.0157646243578411">
            <text:p>0.015764624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057149</text:p>
          </table:table-cell>
          <table:table-cell office:value-type="float" office:value="10063548">
            <text:p>10063548</text:p>
          </table:table-cell>
          <table:table-cell office:value-type="float" office:value="-49">
            <text:p>-49</text:p>
          </table:table-cell>
          <table:table-cell office:value-type="float" office:value="21">
            <text:p>21</text:p>
          </table:table-cell>
          <table:table-cell office:value-type="float" office:value="-271">
            <text:p>-271</text:p>
          </table:table-cell>
          <table:table-cell office:value-type="float" office:value="-0.0814885496183195">
            <text:p>-0.0814885496</text:p>
          </table:table-cell>
          <table:table-cell office:value-type="float" office:value="3.8118320610687">
            <text:p>3.8118320611</text:p>
          </table:table-cell>
          <table:table-cell office:value-type="float" office:value="0.206297709923664">
            <text:p>0.2062977099</text:p>
          </table:table-cell>
          <table:table-cell office:value-type="float" office:value="0.132421875">
            <text:p>0.132421875</text:p>
          </table:table-cell>
          <table:table-cell office:value-type="float" office:value="-0.203125">
            <text:p>-0.203125</text:p>
          </table:table-cell>
          <table:table-cell office:value-type="float" office:value="-1.008056640625">
            <text:p>-1.0080566406</text:p>
          </table:table-cell>
          <table:table-cell office:value-type="float" office:value="0">
            <text:p>0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-1.60116125337942">
            <text:p>-1.6011612534</text:p>
          </table:table-cell>
          <table:table-cell office:value-type="float" office:value="-0.0279434773713685">
            <text:p>-0.0279434774</text:p>
          </table:table-cell>
          <table:table-cell office:value-type="float" office:value="1.60116125337942">
            <text:p>1.6011612534</text:p>
          </table:table-cell>
          <table:table-cell office:value-type="float" office:value="-124738.165664664">
            <text:p>-124738.165664664</text:p>
          </table:table-cell>
          <table:table-cell office:value-type="float" office:value="3.8118320610687">
            <text:p>3.811832061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0390625">
            <text:p>50.00390625</text:p>
          </table:table-cell>
          <table:table-cell office:value-type="float" office:value="0.00922482537551682">
            <text:p>0.009224825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106939</text:p>
          </table:table-cell>
          <table:table-cell office:value-type="float" office:value="10113262">
            <text:p>10113262</text:p>
          </table:table-cell>
          <table:table-cell office:value-type="float" office:value="-58">
            <text:p>-58</text:p>
          </table:table-cell>
          <table:table-cell office:value-type="float" office:value="29">
            <text:p>29</text:p>
          </table:table-cell>
          <table:table-cell office:value-type="float" office:value="-262">
            <text:p>-262</text:p>
          </table:table-cell>
          <table:table-cell office:value-type="float" office:value="-0.524236641221373">
            <text:p>-0.5242366412</text:p>
          </table:table-cell>
          <table:table-cell office:value-type="float" office:value="0.628625954198473">
            <text:p>0.6286259542</text:p>
          </table:table-cell>
          <table:table-cell office:value-type="float" office:value="-0.320419847328244">
            <text:p>-0.3204198473</text:p>
          </table:table-cell>
          <table:table-cell office:value-type="float" office:value="0.047705078125">
            <text:p>0.0477050781</text:p>
          </table:table-cell>
          <table:table-cell office:value-type="float" office:value="-0.196044921875">
            <text:p>-0.1960449219</text:p>
          </table:table-cell>
          <table:table-cell office:value-type="float" office:value="-1.17626953125">
            <text:p>-1.1762695313</text:p>
          </table:table-cell>
          <table:table-cell office:value-type="float" office:value="0">
            <text:p>0</text:p>
          </table:table-cell>
          <table:table-cell office:value-type="float" office:value="12.48">
            <text:p>12.48</text:p>
          </table:table-cell>
          <table:table-cell office:value-type="float" office:value="0">
            <text:p>0</text:p>
          </table:table-cell>
          <table:table-cell office:value-type="float" office:value="-1.35027748613853">
            <text:p>-1.3502774861</text:p>
          </table:table-cell>
          <table:table-cell office:value-type="float" office:value="-0.0235650521141105">
            <text:p>-0.0235650521</text:p>
          </table:table-cell>
          <table:table-cell office:value-type="float" office:value="1.35027748613853">
            <text:p>1.3502774861</text:p>
          </table:table-cell>
          <table:table-cell office:value-type="float" office:value="-124670.640911657">
            <text:p>-124670.640911657</text:p>
          </table:table-cell>
          <table:table-cell office:value-type="float" office:value="0.628625954198473">
            <text:p>0.628625954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08056640625">
            <text:p>50.0080566406</text:p>
          </table:table-cell>
          <table:table-cell office:value-type="float" office:value="0.00260752939453548">
            <text:p>0.002607529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157293</text:p>
          </table:table-cell>
          <table:table-cell office:value-type="float" office:value="10163694">
            <text:p>10163694</text:p>
          </table:table-cell>
          <table:table-cell office:value-type="float" office:value="45">
            <text:p>45</text:p>
          </table:table-cell>
          <table:table-cell office:value-type="float" office:value="-44">
            <text:p>-44</text:p>
          </table:table-cell>
          <table:table-cell office:value-type="float" office:value="-279">
            <text:p>-279</text:p>
          </table:table-cell>
          <table:table-cell office:value-type="float" office:value="-1.44790076335878">
            <text:p>-1.4479007634</text:p>
          </table:table-cell>
          <table:table-cell office:value-type="float" office:value="0.155343511450381">
            <text:p>0.1553435115</text:p>
          </table:table-cell>
          <table:table-cell office:value-type="float" office:value="-0.595229007633588">
            <text:p>-0.5952290076</text:p>
          </table:table-cell>
          <table:table-cell office:value-type="float" office:value="0.00375976562499999">
            <text:p>0.0037597656</text:p>
          </table:table-cell>
          <table:table-cell office:value-type="float" office:value="-0.168212890625">
            <text:p>-0.1682128906</text:p>
          </table:table-cell>
          <table:table-cell office:value-type="float" office:value="-1.010009765625">
            <text:p>-1.0100097656</text:p>
          </table:table-cell>
          <table:table-cell office:value-type="float" office:value="0">
            <text:p>0</text:p>
          </table:table-cell>
          <table:table-cell office:value-type="float" office:value="-9.16">
            <text:p>-9.16</text:p>
          </table:table-cell>
          <table:table-cell office:value-type="float" office:value="0">
            <text:p>0</text:p>
          </table:table-cell>
          <table:table-cell office:value-type="float" office:value="-1.51414316693599">
            <text:p>-1.5141431669</text:p>
          </table:table-cell>
          <table:table-cell office:value-type="float" office:value="-0.0264248371193017">
            <text:p>-0.0264248371</text:p>
          </table:table-cell>
          <table:table-cell office:value-type="float" office:value="1.51414316693599">
            <text:p>1.5141431669</text:p>
          </table:table-cell>
          <table:table-cell office:value-type="float" office:value="-124594.944103898">
            <text:p>-124594.944103898</text:p>
          </table:table-cell>
          <table:table-cell office:value-type="float" office:value="0.155343511450381">
            <text:p>0.155343511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31640625">
            <text:p>49.9931640625</text:p>
          </table:table-cell>
          <table:table-cell office:value-type="float" office:value="0.00182483018983675">
            <text:p>0.001824830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207229</text:p>
          </table:table-cell>
          <table:table-cell office:value-type="float" office:value="10213639">
            <text:p>10213639</text:p>
          </table:table-cell>
          <table:table-cell office:value-type="float" office:value="-6">
            <text:p>-6</text:p>
          </table:table-cell>
          <table:table-cell office:value-type="float" office:value="29">
            <text:p>29</text:p>
          </table:table-cell>
          <table:table-cell office:value-type="float" office:value="-262">
            <text:p>-262</text:p>
          </table:table-cell>
          <table:table-cell office:value-type="float" office:value="-0.516603053435113">
            <text:p>-0.5166030534</text:p>
          </table:table-cell>
          <table:table-cell office:value-type="float" office:value="-0.82175572519084">
            <text:p>-0.8217557252</text:p>
          </table:table-cell>
          <table:table-cell office:value-type="float" office:value="-1.62576335877863">
            <text:p>-1.6257633588</text:p>
          </table:table-cell>
          <table:table-cell office:value-type="float" office:value="0.014990234375">
            <text:p>0.0149902344</text:p>
          </table:table-cell>
          <table:table-cell office:value-type="float" office:value="-0.107666015625">
            <text:p>-0.1076660156</text:p>
          </table:table-cell>
          <table:table-cell office:value-type="float" office:value="-0.94287109375">
            <text:p>-0.9428710938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float" office:value="-1.41729402836823">
            <text:p>-1.4172940284</text:p>
          </table:table-cell>
          <table:table-cell office:value-type="float" office:value="-0.0247346252769324">
            <text:p>-0.0247346253</text:p>
          </table:table-cell>
          <table:table-cell office:value-type="float" office:value="1.41729402836823">
            <text:p>1.4172940284</text:p>
          </table:table-cell>
          <table:table-cell office:value-type="float" office:value="-124523.972828613">
            <text:p>-124523.972828613</text:p>
          </table:table-cell>
          <table:table-cell office:value-type="float" office:value="-0.82175572519084">
            <text:p>-0.821755725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51953125">
            <text:p>50.0751953125</text:p>
          </table:table-cell>
          <table:table-cell office:value-type="float" office:value="-0.000226217422013455">
            <text:p>-0.000226217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257779</text:p>
          </table:table-cell>
          <table:table-cell office:value-type="float" office:value="10264133">
            <text:p>10264133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-273">
            <text:p>-273</text:p>
          </table:table-cell>
          <table:table-cell office:value-type="float" office:value="1.09408396946565">
            <text:p>1.0940839695</text:p>
          </table:table-cell>
          <table:table-cell office:value-type="float" office:value="-3.02786259541985">
            <text:p>-3.0278625954</text:p>
          </table:table-cell>
          <table:table-cell office:value-type="float" office:value="-1.89293893129771">
            <text:p>-1.8929389313</text:p>
          </table:table-cell>
          <table:table-cell office:value-type="float" office:value="-0.00185546875000001">
            <text:p>-0.0018554688</text:p>
          </table:table-cell>
          <table:table-cell office:value-type="float" office:value="-0.063720703125">
            <text:p>-0.0637207031</text:p>
          </table:table-cell>
          <table:table-cell office:value-type="float" office:value="-0.910888671875">
            <text:p>-0.9108886719</text:p>
          </table:table-cell>
          <table:table-cell office:value-type="float" office:value="0">
            <text:p>0</text:p>
          </table:table-cell>
          <table:table-cell office:value-type="float" office:value="-0.63">
            <text:p>-0.63</text:p>
          </table:table-cell>
          <table:table-cell office:value-type="float" office:value="0">
            <text:p>0</text:p>
          </table:table-cell>
          <table:table-cell office:value-type="float" office:value="-1.25305986997072">
            <text:p>-1.25305987</text:p>
          </table:table-cell>
          <table:table-cell office:value-type="float" office:value="-0.0218684095980928">
            <text:p>-0.0218684096</text:p>
          </table:table-cell>
          <table:table-cell office:value-type="float" office:value="1.25305986997072">
            <text:p>1.25305987</text:p>
          </table:table-cell>
          <table:table-cell office:value-type="float" office:value="-124461.270887463">
            <text:p>-124461.270887463</text:p>
          </table:table-cell>
          <table:table-cell office:value-type="float" office:value="-3.02786259541985">
            <text:p>-3.027862595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90625">
            <text:p>50.0390625</text:p>
          </table:table-cell>
          <table:table-cell office:value-type="float" office:value="-0.00480266532086898">
            <text:p>-0.004802665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308178</text:p>
          </table:table-cell>
          <table:table-cell office:value-type="float" office:value="10314501">
            <text:p>10314501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-274">
            <text:p>-274</text:p>
          </table:table-cell>
          <table:table-cell office:value-type="float" office:value="1.32309160305344">
            <text:p>1.3230916031</text:p>
          </table:table-cell>
          <table:table-cell office:value-type="float" office:value="-1.44770992366412">
            <text:p>-1.4477099237</text:p>
          </table:table-cell>
          <table:table-cell office:value-type="float" office:value="-1.03034351145038">
            <text:p>-1.0303435115</text:p>
          </table:table-cell>
          <table:table-cell office:value-type="float" office:value="-0.013330078125">
            <text:p>-0.0133300781</text:p>
          </table:table-cell>
          <table:table-cell office:value-type="float" office:value="-0.0146484375">
            <text:p>-0.0146484375</text:p>
          </table:table-cell>
          <table:table-cell office:value-type="float" office:value="-1.008056640625">
            <text:p>-1.0080566406</text:p>
          </table:table-cell>
          <table:table-cell office:value-type="float" office:value="0">
            <text:p>0</text:p>
          </table:table-cell>
          <table:table-cell office:value-type="float" office:value="-10.54">
            <text:p>-10.54</text:p>
          </table:table-cell>
          <table:table-cell office:value-type="float" office:value="0">
            <text:p>0</text:p>
          </table:table-cell>
          <table:table-cell office:value-type="float" office:value="-1.36793019905023">
            <text:p>-1.3679301991</text:p>
          </table:table-cell>
          <table:table-cell office:value-type="float" office:value="-0.0238731273830755">
            <text:p>-0.0238731274</text:p>
          </table:table-cell>
          <table:table-cell office:value-type="float" office:value="1.36793019905023">
            <text:p>1.3679301991</text:p>
          </table:table-cell>
          <table:table-cell office:value-type="float" office:value="-124392.851333764">
            <text:p>-124392.851333764</text:p>
          </table:table-cell>
          <table:table-cell office:value-type="float" office:value="-1.44770992366412">
            <text:p>-1.447709923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6845703125">
            <text:p>50.0168457031</text:p>
          </table:table-cell>
          <table:table-cell office:value-type="float" office:value="-0.00152748964827802">
            <text:p>-0.001527489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358325</text:p>
          </table:table-cell>
          <table:table-cell office:value-type="float" office:value="10364646">
            <text:p>10364646</text:p>
          </table:table-cell>
          <table:table-cell office:value-type="float" office:value="-12">
            <text:p>-12</text:p>
          </table:table-cell>
          <table:table-cell office:value-type="float" office:value="21">
            <text:p>21</text:p>
          </table:table-cell>
          <table:table-cell office:value-type="float" office:value="-271">
            <text:p>-271</text:p>
          </table:table-cell>
          <table:table-cell office:value-type="float" office:value="1.2162213740458">
            <text:p>1.216221374</text:p>
          </table:table-cell>
          <table:table-cell office:value-type="float" office:value="0.109541984732824">
            <text:p>0.1095419847</text:p>
          </table:table-cell>
          <table:table-cell office:value-type="float" office:value="-2.725">
            <text:p>-2.725</text:p>
          </table:table-cell>
          <table:table-cell office:value-type="float" office:value="-0.041650390625">
            <text:p>-0.0416503906</text:p>
          </table:table-cell>
          <table:table-cell office:value-type="float" office:value="0.027587890625">
            <text:p>0.0275878906</text:p>
          </table:table-cell>
          <table:table-cell office:value-type="float" office:value="-1.024169921875">
            <text:p>-1.0241699219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office:value-type="float" office:value="-1.2952453695581">
            <text:p>-1.2952453696</text:p>
          </table:table-cell>
          <table:table-cell office:value-type="float" office:value="-0.0226046312313804">
            <text:p>-0.0226046312</text:p>
          </table:table-cell>
          <table:table-cell office:value-type="float" office:value="1.2952453695581">
            <text:p>1.2952453696</text:p>
          </table:table-cell>
          <table:table-cell office:value-type="float" office:value="-124327.866128766">
            <text:p>-124327.866128766</text:p>
          </table:table-cell>
          <table:table-cell office:value-type="float" office:value="0.109541984732824">
            <text:p>0.10954198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72119140625">
            <text:p>50.1721191406</text:p>
          </table:table-cell>
          <table:table-cell office:value-type="float" office:value="0.00151432933902374">
            <text:p>0.001514329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408246</text:p>
          </table:table-cell>
          <table:table-cell office:value-type="float" office:value="10414568">
            <text:p>10414568</text:p>
          </table:table-cell>
          <table:table-cell office:value-type="float" office:value="-52">
            <text:p>-52</text:p>
          </table:table-cell>
          <table:table-cell office:value-type="float" office:value="45">
            <text:p>45</text:p>
          </table:table-cell>
          <table:table-cell office:value-type="float" office:value="-264">
            <text:p>-264</text:p>
          </table:table-cell>
          <table:table-cell office:value-type="float" office:value="0.376526717557253">
            <text:p>0.3765267176</text:p>
          </table:table-cell>
          <table:table-cell office:value-type="float" office:value="-0.65381679389313">
            <text:p>-0.6538167939</text:p>
          </table:table-cell>
          <table:table-cell office:value-type="float" office:value="-2.70209923664122">
            <text:p>-2.7020992366</text:p>
          </table:table-cell>
          <table:table-cell office:value-type="float" office:value="-0.043603515625">
            <text:p>-0.0436035156</text:p>
          </table:table-cell>
          <table:table-cell office:value-type="float" office:value="0.02734375">
            <text:p>0.02734375</text:p>
          </table:table-cell>
          <table:table-cell office:value-type="float" office:value="-1.133544921875">
            <text:p>-1.1335449219</text:p>
          </table:table-cell>
          <table:table-cell office:value-type="float" office:value="0">
            <text:p>0</text:p>
          </table:table-cell>
          <table:table-cell office:value-type="float" office:value="11.14">
            <text:p>11.14</text:p>
          </table:table-cell>
          <table:table-cell office:value-type="float" office:value="0">
            <text:p>0</text:p>
          </table:table-cell>
          <table:table-cell office:value-type="float" office:value="-1.01448037894737">
            <text:p>-1.0144803789</text:p>
          </table:table-cell>
          <table:table-cell office:value-type="float" office:value="-0.017704718655277">
            <text:p>-0.0177047187</text:p>
          </table:table-cell>
          <table:table-cell office:value-type="float" office:value="1.01448037894737">
            <text:p>1.0144803789</text:p>
          </table:table-cell>
          <table:table-cell office:value-type="float" office:value="-124277.22309983">
            <text:p>-124277.22309983</text:p>
          </table:table-cell>
          <table:table-cell office:value-type="float" office:value="-0.65381679389313">
            <text:p>-0.653816793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20166015625">
            <text:p>49.9201660156</text:p>
          </table:table-cell>
          <table:table-cell office:value-type="float" office:value="-0.000293153208838886">
            <text:p>-0.000293153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458731</text:p>
          </table:table-cell>
          <table:table-cell office:value-type="float" office:value="10465051">
            <text:p>10465051</text:p>
          </table:table-cell>
          <table:table-cell office:value-type="float" office:value="-34">
            <text:p>-34</text:p>
          </table:table-cell>
          <table:table-cell office:value-type="float" office:value="18">
            <text:p>18</text:p>
          </table:table-cell>
          <table:table-cell office:value-type="float" office:value="-251">
            <text:p>-251</text:p>
          </table:table-cell>
          <table:table-cell office:value-type="float" office:value="-0.692175572519083">
            <text:p>-0.6921755725</text:p>
          </table:table-cell>
          <table:table-cell office:value-type="float" office:value="-2.13473282442748">
            <text:p>-2.1347328244</text:p>
          </table:table-cell>
          <table:table-cell office:value-type="float" office:value="-2.9692748091603">
            <text:p>-2.9692748092</text:p>
          </table:table-cell>
          <table:table-cell office:value-type="float" office:value="-0.113427734375">
            <text:p>-0.1134277344</text:p>
          </table:table-cell>
          <table:table-cell office:value-type="float" office:value="0.125">
            <text:p>0.125</text:p>
          </table:table-cell>
          <table:table-cell office:value-type="float" office:value="-1.056884765625">
            <text:p>-1.0568847656</text:p>
          </table:table-cell>
          <table:table-cell office:value-type="float" office:value="0">
            <text:p>0</text:p>
          </table:table-cell>
          <table:table-cell office:value-type="float" office:value="7.71">
            <text:p>7.71</text:p>
          </table:table-cell>
          <table:table-cell office:value-type="float" office:value="0">
            <text:p>0</text:p>
          </table:table-cell>
          <table:table-cell office:value-type="float" office:value="-0.73477862350444">
            <text:p>-0.7347786235</text:p>
          </table:table-cell>
          <table:table-cell office:value-type="float" office:value="-0.0128233616667442">
            <text:p>-0.0128233617</text:p>
          </table:table-cell>
          <table:table-cell office:value-type="float" office:value="0.73477862350444">
            <text:p>0.7347786235</text:p>
          </table:table-cell>
          <table:table-cell office:value-type="float" office:value="-124240.303523617">
            <text:p>-124240.303523617</text:p>
          </table:table-cell>
          <table:table-cell office:value-type="float" office:value="-2.13473282442748">
            <text:p>-2.13473282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45849609375">
            <text:p>50.2458496094</text:p>
          </table:table-cell>
          <table:table-cell office:value-type="float" office:value="-0.00353468702535052">
            <text:p>-0.00353468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508321</text:p>
          </table:table-cell>
          <table:table-cell office:value-type="float" office:value="10514641">
            <text:p>10514641</text:p>
          </table:table-cell>
          <table:table-cell office:value-type="float" office:value="28">
            <text:p>28</text:p>
          </table:table-cell>
          <table:table-cell office:value-type="float" office:value="-37">
            <text:p>-37</text:p>
          </table:table-cell>
          <table:table-cell office:value-type="float" office:value="-269">
            <text:p>-269</text:p>
          </table:table-cell>
          <table:table-cell office:value-type="float" office:value="-0.783778625954198">
            <text:p>-0.783778626</text:p>
          </table:table-cell>
          <table:table-cell office:value-type="float" office:value="-2.47824427480916">
            <text:p>-2.4782442748</text:p>
          </table:table-cell>
          <table:table-cell office:value-type="float" office:value="-2.67156488549618">
            <text:p>-2.6715648855</text:p>
          </table:table-cell>
          <table:table-cell office:value-type="float" office:value="-0.156396484375">
            <text:p>-0.1563964844</text:p>
          </table:table-cell>
          <table:table-cell office:value-type="float" office:value="0.13916015625">
            <text:p>0.1391601563</text:p>
          </table:table-cell>
          <table:table-cell office:value-type="float" office:value="-1.003173828125">
            <text:p>-1.0031738281</text:p>
          </table:table-cell>
          <table:table-cell office:value-type="float" office:value="0">
            <text:p>0</text:p>
          </table:table-cell>
          <table:table-cell office:value-type="float" office:value="-5.94">
            <text:p>-5.94</text:p>
          </table:table-cell>
          <table:table-cell office:value-type="float" office:value="0">
            <text:p>0</text:p>
          </table:table-cell>
          <table:table-cell office:value-type="float" office:value="-0.717820373049563">
            <text:p>-0.717820373</text:p>
          </table:table-cell>
          <table:table-cell office:value-type="float" office:value="-0.0125274061614234">
            <text:p>-0.0125274062</text:p>
          </table:table-cell>
          <table:table-cell office:value-type="float" office:value="0.717820373049563">
            <text:p>0.717820373</text:p>
          </table:table-cell>
          <table:table-cell office:value-type="float" office:value="-124204.505036497">
            <text:p>-124204.505036497</text:p>
          </table:table-cell>
          <table:table-cell office:value-type="float" office:value="-2.47824427480916">
            <text:p>-2.478244274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7109375">
            <text:p>49.87109375</text:p>
          </table:table-cell>
          <table:table-cell office:value-type="float" office:value="-0.00423866817656876">
            <text:p>-0.004238668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558751</text:p>
          </table:table-cell>
          <table:table-cell office:value-type="float" office:value="10565069">
            <text:p>10565069</text:p>
          </table:table-cell>
          <table:table-cell office:value-type="float" office:value="-47">
            <text:p>-47</text:p>
          </table:table-cell>
          <table:table-cell office:value-type="float" office:value="-53">
            <text:p>-53</text:p>
          </table:table-cell>
          <table:table-cell office:value-type="float" office:value="-262">
            <text:p>-262</text:p>
          </table:table-cell>
          <table:table-cell office:value-type="float" office:value="-0.165458015267174">
            <text:p>-0.1654580153</text:p>
          </table:table-cell>
          <table:table-cell office:value-type="float" office:value="0.246946564885496">
            <text:p>0.2469465649</text:p>
          </table:table-cell>
          <table:table-cell office:value-type="float" office:value="-2.95400763358779">
            <text:p>-2.9540076336</text:p>
          </table:table-cell>
          <table:table-cell office:value-type="float" office:value="-0.1478515625">
            <text:p>-0.1478515625</text:p>
          </table:table-cell>
          <table:table-cell office:value-type="float" office:value="0.165283203125">
            <text:p>0.1652832031</text:p>
          </table:table-cell>
          <table:table-cell office:value-type="float" office:value="-0.9365234375">
            <text:p>-0.9365234375</text:p>
          </table:table-cell>
          <table:table-cell office:value-type="float" office:value="0">
            <text:p>0</text:p>
          </table:table-cell>
          <table:table-cell office:value-type="float" office:value="10.17">
            <text:p>10.17</text:p>
          </table:table-cell>
          <table:table-cell office:value-type="float" office:value="0">
            <text:p>0</text:p>
          </table:table-cell>
          <table:table-cell office:value-type="float" office:value="-0.512162094353325">
            <text:p>-0.5121620944</text:p>
          </table:table-cell>
          <table:table-cell office:value-type="float" office:value="-0.00893825644595682">
            <text:p>-0.0089382564</text:p>
          </table:table-cell>
          <table:table-cell office:value-type="float" office:value="0.512162094353325">
            <text:p>0.5121620944</text:p>
          </table:table-cell>
          <table:table-cell office:value-type="float" office:value="-124178.866672202">
            <text:p>-124178.866672202</text:p>
          </table:table-cell>
          <table:table-cell office:value-type="float" office:value="0.246946564885496">
            <text:p>0.246946564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908203125">
            <text:p>50.0590820313</text:p>
          </table:table-cell>
          <table:table-cell office:value-type="float" office:value="0.00100605522412432">
            <text:p>0.001006055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609620</text:p>
          </table:table-cell>
          <table:table-cell office:value-type="float" office:value="10615944">
            <text:p>1061594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-278">
            <text:p>-278</text:p>
          </table:table-cell>
          <table:table-cell office:value-type="float" office:value="-0.0738549618320596">
            <text:p>-0.0738549618</text:p>
          </table:table-cell>
          <table:table-cell office:value-type="float" office:value="2.89580152671756">
            <text:p>2.8958015267</text:p>
          </table:table-cell>
          <table:table-cell office:value-type="float" office:value="-4.16011450381679">
            <text:p>-4.1601145038</text:p>
          </table:table-cell>
          <table:table-cell office:value-type="float" office:value="-0.1732421875">
            <text:p>-0.1732421875</text:p>
          </table:table-cell>
          <table:table-cell office:value-type="float" office:value="0.16357421875">
            <text:p>0.1635742188</text:p>
          </table:table-cell>
          <table:table-cell office:value-type="float" office:value="-0.90625">
            <text:p>-0.90625</text:p>
          </table:table-cell>
          <table:table-cell office:value-type="float" office:value="0">
            <text:p>0</text:p>
          </table:table-cell>
          <table:table-cell office:value-type="float" office:value="-5.14">
            <text:p>-5.14</text:p>
          </table:table-cell>
          <table:table-cell office:value-type="float" office:value="0">
            <text:p>0</text:p>
          </table:table-cell>
          <table:table-cell office:value-type="float" office:value="-0.746528390677743">
            <text:p>-0.7465283907</text:p>
          </table:table-cell>
          <table:table-cell office:value-type="float" office:value="-0.0130284186854755">
            <text:p>-0.0130284187</text:p>
          </table:table-cell>
          <table:table-cell office:value-type="float" office:value="0.746528390677743">
            <text:p>0.7465283907</text:p>
          </table:table-cell>
          <table:table-cell office:value-type="float" office:value="-124141.55756717">
            <text:p>-124141.55756717</text:p>
          </table:table-cell>
          <table:table-cell office:value-type="float" office:value="2.89580152671756">
            <text:p>2.895801526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76806640625">
            <text:p>49.9768066406</text:p>
          </table:table-cell>
          <table:table-cell office:value-type="float" office:value="0.00653813144411286">
            <text:p>0.006538131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659539</text:p>
          </table:table-cell>
          <table:table-cell office:value-type="float" office:value="10665861">
            <text:p>10665861</text:p>
          </table:table-cell>
          <table:table-cell office:value-type="float" office:value="-49">
            <text:p>-49</text:p>
          </table:table-cell>
          <table:table-cell office:value-type="float" office:value="28">
            <text:p>28</text:p>
          </table:table-cell>
          <table:table-cell office:value-type="float" office:value="-270">
            <text:p>-270</text:p>
          </table:table-cell>
          <table:table-cell office:value-type="float" office:value="0.506297709923665">
            <text:p>0.5062977099</text:p>
          </table:table-cell>
          <table:table-cell office:value-type="float" office:value="0.0790076335877856">
            <text:p>0.0790076336</text:p>
          </table:table-cell>
          <table:table-cell office:value-type="float" office:value="-3.83187022900763">
            <text:p>-3.831870229</text:p>
          </table:table-cell>
          <table:table-cell office:value-type="float" office:value="-0.159814453125">
            <text:p>-0.1598144531</text:p>
          </table:table-cell>
          <table:table-cell office:value-type="float" office:value="0.052490234375">
            <text:p>0.0524902344</text:p>
          </table:table-cell>
          <table:table-cell office:value-type="float" office:value="-0.87890625">
            <text:p>-0.87890625</text:p>
          </table:table-cell>
          <table:table-cell office:value-type="float" office:value="0">
            <text:p>0</text:p>
          </table:table-cell>
          <table:table-cell office:value-type="float" office:value="10.29">
            <text:p>10.29</text:p>
          </table:table-cell>
          <table:table-cell office:value-type="float" office:value="0">
            <text:p>0</text:p>
          </table:table-cell>
          <table:table-cell office:value-type="float" office:value="-0.529732396281193">
            <text:p>-0.5297323963</text:p>
          </table:table-cell>
          <table:table-cell office:value-type="float" office:value="-0.00924489347785677">
            <text:p>-0.0092448935</text:p>
          </table:table-cell>
          <table:table-cell office:value-type="float" office:value="0.529732396281193">
            <text:p>0.5297323963</text:p>
          </table:table-cell>
          <table:table-cell office:value-type="float" office:value="-124115.058790411">
            <text:p>-124115.058790411</text:p>
          </table:table-cell>
          <table:table-cell office:value-type="float" office:value="0.0790076335877856">
            <text:p>0.07900763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294921875">
            <text:p>50.0229492188</text:p>
          </table:table-cell>
          <table:table-cell office:value-type="float" office:value="0.000687747663456764">
            <text:p>0.000687747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710302</text:p>
          </table:table-cell>
          <table:table-cell office:value-type="float" office:value="10716656">
            <text:p>10716656</text:p>
          </table:table-cell>
          <table:table-cell office:value-type="float" office:value="-24">
            <text:p>-24</text:p>
          </table:table-cell>
          <table:table-cell office:value-type="float" office:value="46">
            <text:p>46</text:p>
          </table:table-cell>
          <table:table-cell office:value-type="float" office:value="-247">
            <text:p>-247</text:p>
          </table:table-cell>
          <table:table-cell office:value-type="float" office:value="0.681870229007635">
            <text:p>0.681870229</text:p>
          </table:table-cell>
          <table:table-cell office:value-type="float" office:value="-1.60801526717557">
            <text:p>-1.6080152672</text:p>
          </table:table-cell>
          <table:table-cell office:value-type="float" office:value="-3.95400763358779">
            <text:p>-3.9540076336</text:p>
          </table:table-cell>
          <table:table-cell office:value-type="float" office:value="-0.123681640625">
            <text:p>-0.1236816406</text:p>
          </table:table-cell>
          <table:table-cell office:value-type="float" office:value="-0.029052734375">
            <text:p>-0.0290527344</text:p>
          </table:table-cell>
          <table:table-cell office:value-type="float" office:value="-0.93359375">
            <text:p>-0.93359375</text:p>
          </table:table-cell>
          <table:table-cell office:value-type="float" office:value="0">
            <text:p>0</text:p>
          </table:table-cell>
          <table:table-cell office:value-type="float" office:value="5.55">
            <text:p>5.55</text:p>
          </table:table-cell>
          <table:table-cell office:value-type="float" office:value="0">
            <text:p>0</text:p>
          </table:table-cell>
          <table:table-cell office:value-type="float" office:value="-0.329377400350193">
            <text:p>-0.3293774004</text:p>
          </table:table-cell>
          <table:table-cell office:value-type="float" office:value="-0.00574829669023024">
            <text:p>-0.0057482967</text:p>
          </table:table-cell>
          <table:table-cell office:value-type="float" office:value="0.329377400350193">
            <text:p>0.3293774004</text:p>
          </table:table-cell>
          <table:table-cell office:value-type="float" office:value="-124098.597479348">
            <text:p>-124098.597479348</text:p>
          </table:table-cell>
          <table:table-cell office:value-type="float" office:value="-1.60801526717557">
            <text:p>-1.608015267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7705078125">
            <text:p>49.9770507813</text:p>
          </table:table-cell>
          <table:table-cell office:value-type="float" office:value="-0.00288665313400095">
            <text:p>-0.002886653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759469</text:p>
          </table:table-cell>
          <table:table-cell office:value-type="float" office:value="10765784">
            <text:p>10765784</text:p>
          </table:table-cell>
          <table:table-cell office:value-type="float" office:value="11">
            <text:p>11</text:p>
          </table:table-cell>
          <table:table-cell office:value-type="float" office:value="-25">
            <text:p>-25</text:p>
          </table:table-cell>
          <table:table-cell office:value-type="float" office:value="-256">
            <text:p>-256</text:p>
          </table:table-cell>
          <table:table-cell office:value-type="float" office:value="1.16278625954199">
            <text:p>1.1627862595</text:p>
          </table:table-cell>
          <table:table-cell office:value-type="float" office:value="-2.17290076335878">
            <text:p>-2.1729007634</text:p>
          </table:table-cell>
          <table:table-cell office:value-type="float" office:value="-1.97690839694656">
            <text:p>-1.9769083969</text:p>
          </table:table-cell>
          <table:table-cell office:value-type="float" office:value="-0.085595703125">
            <text:p>-0.0855957031</text:p>
          </table:table-cell>
          <table:table-cell office:value-type="float" office:value="-0.1171875">
            <text:p>-0.1171875</text:p>
          </table:table-cell>
          <table:table-cell office:value-type="float" office:value="-0.97314453125">
            <text:p>-0.9731445313</text:p>
          </table:table-cell>
          <table:table-cell office:value-type="float" office:value="0">
            <text:p>0</text:p>
          </table:table-cell>
          <table:table-cell office:value-type="float" office:value="-2.46">
            <text:p>-2.46</text:p>
          </table:table-cell>
          <table:table-cell office:value-type="float" office:value="0">
            <text:p>0</text:p>
          </table:table-cell>
          <table:table-cell office:value-type="float" office:value="-0.265154794470129">
            <text:p>-0.2651547945</text:p>
          </table:table-cell>
          <table:table-cell office:value-type="float" office:value="-0.00462748332408603">
            <text:p>-0.0046274833</text:p>
          </table:table-cell>
          <table:table-cell office:value-type="float" office:value="0.265154794470129">
            <text:p>0.2651547945</text:p>
          </table:table-cell>
          <table:table-cell office:value-type="float" office:value="-124085.293065648">
            <text:p>-124085.293065648</text:p>
          </table:table-cell>
          <table:table-cell office:value-type="float" office:value="-2.17290076335878">
            <text:p>-2.172900763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76025390625">
            <text:p>50.1760253906</text:p>
          </table:table-cell>
          <table:table-cell office:value-type="float" office:value="-0.00408064673224743">
            <text:p>-0.004080646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809775</text:p>
          </table:table-cell>
          <table:table-cell office:value-type="float" office:value="10816101">
            <text:p>10816101</text:p>
          </table:table-cell>
          <table:table-cell office:value-type="float" office:value="-34">
            <text:p>-34</text:p>
          </table:table-cell>
          <table:table-cell office:value-type="float" office:value="14">
            <text:p>14</text:p>
          </table:table-cell>
          <table:table-cell office:value-type="float" office:value="-277">
            <text:p>-277</text:p>
          </table:table-cell>
          <table:table-cell office:value-type="float" office:value="1.70477099236641">
            <text:p>1.7047709924</text:p>
          </table:table-cell>
          <table:table-cell office:value-type="float" office:value="0.0637404580152667">
            <text:p>0.063740458</text:p>
          </table:table-cell>
          <table:table-cell office:value-type="float" office:value="-2.70973282442748">
            <text:p>-2.7097328244</text:p>
          </table:table-cell>
          <table:table-cell office:value-type="float" office:value="-0.04580078125">
            <text:p>-0.0458007813</text:p>
          </table:table-cell>
          <table:table-cell office:value-type="float" office:value="-0.22607421875">
            <text:p>-0.2260742188</text:p>
          </table:table-cell>
          <table:table-cell office:value-type="float" office:value="-1.12744140625">
            <text:p>-1.127441406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0.123009706468135">
            <text:p>-0.1230097065</text:p>
          </table:table-cell>
          <table:table-cell office:value-type="float" office:value="-0.0021467662559884">
            <text:p>-0.0021467663</text:p>
          </table:table-cell>
          <table:table-cell office:value-type="float" office:value="0.123009706468135">
            <text:p>0.1230097065</text:p>
          </table:table-cell>
          <table:table-cell office:value-type="float" office:value="-124079.144772636">
            <text:p>-124079.144772636</text:p>
          </table:table-cell>
          <table:table-cell office:value-type="float" office:value="0.0637404580152667">
            <text:p>0.06374045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2177734375">
            <text:p>49.9821777344</text:p>
          </table:table-cell>
          <table:table-cell office:value-type="float" office:value="0.000250490622498668">
            <text:p>0.000250490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859747</text:p>
          </table:table-cell>
          <table:table-cell office:value-type="float" office:value="10866069">
            <text:p>10866069</text:p>
          </table:table-cell>
          <table:table-cell office:value-type="float" office:value="7">
            <text:p>7</text:p>
          </table:table-cell>
          <table:table-cell office:value-type="float" office:value="-52">
            <text:p>-52</text:p>
          </table:table-cell>
          <table:table-cell office:value-type="float" office:value="-249">
            <text:p>-249</text:p>
          </table:table-cell>
          <table:table-cell office:value-type="float" office:value="1.44522900763359">
            <text:p>1.4452290076</text:p>
          </table:table-cell>
          <table:table-cell office:value-type="float" office:value="0.552290076335877">
            <text:p>0.5522900763</text:p>
          </table:table-cell>
          <table:table-cell office:value-type="float" office:value="-2.77080152671756">
            <text:p>-2.7708015267</text:p>
          </table:table-cell>
          <table:table-cell office:value-type="float" office:value="-0.00502929687500001">
            <text:p>-0.0050292969</text:p>
          </table:table-cell>
          <table:table-cell office:value-type="float" office:value="-0.286376953125">
            <text:p>-0.2863769531</text:p>
          </table:table-cell>
          <table:table-cell office:value-type="float" office:value="-1.07373046875">
            <text:p>-1.0737304688</text:p>
          </table:table-cell>
          <table:table-cell office:value-type="float" office:value="0">
            <text:p>0</text:p>
          </table:table-cell>
          <table:table-cell office:value-type="float" office:value="-1.61">
            <text:p>-1.61</text:p>
          </table:table-cell>
          <table:table-cell office:value-type="float" office:value="0">
            <text:p>0</text:p>
          </table:table-cell>
          <table:table-cell office:value-type="float" office:value="-0.179849313346045">
            <text:p>-0.1798493133</text:p>
          </table:table-cell>
          <table:table-cell office:value-type="float" office:value="-0.00313873147200776">
            <text:p>-0.0031387315</text:p>
          </table:table-cell>
          <table:table-cell office:value-type="float" office:value="0.179849313346045">
            <text:p>0.1798493133</text:p>
          </table:table-cell>
          <table:table-cell office:value-type="float" office:value="-124070.142603185">
            <text:p>-124070.142603185</text:p>
          </table:table-cell>
          <table:table-cell office:value-type="float" office:value="0.552290076335877">
            <text:p>0.552290076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3955078125">
            <text:p>50.0539550781</text:p>
          </table:table-cell>
          <table:table-cell office:value-type="float" office:value="0.0012844294660178">
            <text:p>0.001284429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910543</text:p>
          </table:table-cell>
          <table:table-cell office:value-type="float" office:value="10916863">
            <text:p>10916863</text:p>
          </table:table-cell>
          <table:table-cell office:value-type="float" office:value="-81">
            <text:p>-81</text:p>
          </table:table-cell>
          <table:table-cell office:value-type="float" office:value="34">
            <text:p>34</text:p>
          </table:table-cell>
          <table:table-cell office:value-type="float" office:value="-265">
            <text:p>-265</text:p>
          </table:table-cell>
          <table:table-cell office:value-type="float" office:value="1.3307251908397">
            <text:p>1.3307251908</text:p>
          </table:table-cell>
          <table:table-cell office:value-type="float" office:value="-3.36374045801527">
            <text:p>-3.363740458</text:p>
          </table:table-cell>
          <table:table-cell office:value-type="float" office:value="-2.4043893129771">
            <text:p>-2.404389313</text:p>
          </table:table-cell>
          <table:table-cell office:value-type="float" office:value="-0.00527343750000001">
            <text:p>-0.0052734375</text:p>
          </table:table-cell>
          <table:table-cell office:value-type="float" office:value="-0.37060546875">
            <text:p>-0.3706054688</text:p>
          </table:table-cell>
          <table:table-cell office:value-type="float" office:value="-1.082275390625">
            <text:p>-1.082275390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329073606194069">
            <text:p>0.3290736062</text:p>
          </table:table-cell>
          <table:table-cell office:value-type="float" office:value="0.00574299487249684">
            <text:p>0.0057429949</text:p>
          </table:table-cell>
          <table:table-cell office:value-type="float" office:value="-0.329073606194069">
            <text:p>-0.3290736062</text:p>
          </table:table-cell>
          <table:table-cell office:value-type="float" office:value="-124086.651316556">
            <text:p>-124086.651316556</text:p>
          </table:table-cell>
          <table:table-cell office:value-type="float" office:value="-3.36374045801527">
            <text:p>-3.36374045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67236328125">
            <text:p>50.1672363281</text:p>
          </table:table-cell>
          <table:table-cell office:value-type="float" office:value="-0.0070565545222246">
            <text:p>-0.007056554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5_960055</text:p>
          </table:table-cell>
          <table:table-cell office:value-type="float" office:value="10966378">
            <text:p>10966378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-297">
            <text:p>-297</text:p>
          </table:table-cell>
          <table:table-cell office:value-type="float" office:value="0.971946564885497">
            <text:p>0.9719465649</text:p>
          </table:table-cell>
          <table:table-cell office:value-type="float" office:value="-0.852290076335878">
            <text:p>-0.8522900763</text:p>
          </table:table-cell>
          <table:table-cell office:value-type="float" office:value="-2.32041984732824">
            <text:p>-2.3204198473</text:p>
          </table:table-cell>
          <table:table-cell office:value-type="float" office:value="0.00327148437499999">
            <text:p>0.0032714844</text:p>
          </table:table-cell>
          <table:table-cell office:value-type="float" office:value="-0.4541015625">
            <text:p>-0.4541015625</text:p>
          </table:table-cell>
          <table:table-cell office:value-type="float" office:value="-1.03173828125">
            <text:p>-1.0317382813</text:p>
          </table:table-cell>
          <table:table-cell office:value-type="float" office:value="0">
            <text:p>0</text:p>
          </table:table-cell>
          <table:table-cell office:value-type="float" office:value="-9.56">
            <text:p>-9.56</text:p>
          </table:table-cell>
          <table:table-cell office:value-type="float" office:value="0">
            <text:p>0</text:p>
          </table:table-cell>
          <table:table-cell office:value-type="float" office:value="0.173079806877442">
            <text:p>0.1730798069</text:p>
          </table:table-cell>
          <table:table-cell office:value-type="float" office:value="0.00302058999786112">
            <text:p>0.00302059</text:p>
          </table:table-cell>
          <table:table-cell office:value-type="float" office:value="-0.173079806877442">
            <text:p>-0.1730798069</text:p>
          </table:table-cell>
          <table:table-cell office:value-type="float" office:value="-124095.297531831">
            <text:p>-124095.297531831</text:p>
          </table:table-cell>
          <table:table-cell office:value-type="float" office:value="-0.852290076335878">
            <text:p>-0.852290076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5078125">
            <text:p>49.955078125</text:p>
          </table:table-cell>
          <table:table-cell office:value-type="float" office:value="-0.0018776599595492">
            <text:p>-0.0018776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011126</text:p>
          </table:table-cell>
          <table:table-cell office:value-type="float" office:value="11017449">
            <text:p>11017449</text:p>
          </table:table-cell>
          <table:table-cell office:value-type="float" office:value="-22">
            <text:p>-22</text:p>
          </table:table-cell>
          <table:table-cell office:value-type="float" office:value="71">
            <text:p>71</text:p>
          </table:table-cell>
          <table:table-cell office:value-type="float" office:value="-273">
            <text:p>-273</text:p>
          </table:table-cell>
          <table:table-cell office:value-type="float" office:value="1.24675572519084">
            <text:p>1.2467557252</text:p>
          </table:table-cell>
          <table:table-cell office:value-type="float" office:value="-1.9057251908397">
            <text:p>-1.9057251908</text:p>
          </table:table-cell>
          <table:table-cell office:value-type="float" office:value="-2.33568702290076">
            <text:p>-2.3356870229</text:p>
          </table:table-cell>
          <table:table-cell office:value-type="float" office:value="0.034521484375">
            <text:p>0.0345214844</text:p>
          </table:table-cell>
          <table:table-cell office:value-type="float" office:value="-0.515380859375">
            <text:p>-0.5153808594</text:p>
          </table:table-cell>
          <table:table-cell office:value-type="float" office:value="-0.977294921875">
            <text:p>-0.9772949219</text:p>
          </table:table-cell>
          <table:table-cell office:value-type="float" office:value="0">
            <text:p>0</text:p>
          </table:table-cell>
          <table:table-cell office:value-type="float" office:value="4.61">
            <text:p>4.61</text:p>
          </table:table-cell>
          <table:table-cell office:value-type="float" office:value="0">
            <text:p>0</text:p>
          </table:table-cell>
          <table:table-cell office:value-type="float" office:value="0.355328622989399">
            <text:p>0.355328623</text:p>
          </table:table-cell>
          <table:table-cell office:value-type="float" office:value="0.00620119760889003">
            <text:p>0.0062011976</text:p>
          </table:table-cell>
          <table:table-cell office:value-type="float" office:value="-0.355328622989399">
            <text:p>-0.355328623</text:p>
          </table:table-cell>
          <table:table-cell office:value-type="float" office:value="-124113.097708789">
            <text:p>-124113.097708789</text:p>
          </table:table-cell>
          <table:table-cell office:value-type="float" office:value="-1.9057251908397">
            <text:p>-1.905725190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94970703125">
            <text:p>50.0949707031</text:p>
          </table:table-cell>
          <table:table-cell office:value-type="float" office:value="-0.00416677900466879">
            <text:p>-0.00416677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061533</text:p>
          </table:table-cell>
          <table:table-cell office:value-type="float" office:value="11067855">
            <text:p>11067855</text:p>
          </table:table-cell>
          <table:table-cell office:value-type="float" office:value="-35">
            <text:p>-35</text:p>
          </table:table-cell>
          <table:table-cell office:value-type="float" office:value="31">
            <text:p>31</text:p>
          </table:table-cell>
          <table:table-cell office:value-type="float" office:value="-256">
            <text:p>-256</text:p>
          </table:table-cell>
          <table:table-cell office:value-type="float" office:value="1.16278625954199">
            <text:p>1.1627862595</text:p>
          </table:table-cell>
          <table:table-cell office:value-type="float" office:value="-4.44007633587786">
            <text:p>-4.4400763359</text:p>
          </table:table-cell>
          <table:table-cell office:value-type="float" office:value="-1.96164122137405">
            <text:p>-1.9616412214</text:p>
          </table:table-cell>
          <table:table-cell office:value-type="float" office:value="0.0904296875">
            <text:p>0.0904296875</text:p>
          </table:table-cell>
          <table:table-cell office:value-type="float" office:value="-0.56201171875">
            <text:p>-0.5620117188</text:p>
          </table:table-cell>
          <table:table-cell office:value-type="float" office:value="-0.986328125">
            <text:p>-0.986328125</text:p>
          </table:table-cell>
          <table:table-cell office:value-type="float" office:value="0">
            <text:p>0</text:p>
          </table:table-cell>
          <table:table-cell office:value-type="float" office:value="7.79">
            <text:p>7.79</text:p>
          </table:table-cell>
          <table:table-cell office:value-type="float" office:value="0">
            <text:p>0</text:p>
          </table:table-cell>
          <table:table-cell office:value-type="float" office:value="0.722674992323174">
            <text:p>0.7226749923</text:p>
          </table:table-cell>
          <table:table-cell office:value-type="float" office:value="0.0126121290108756">
            <text:p>0.012612129</text:p>
          </table:table-cell>
          <table:table-cell office:value-type="float" office:value="-0.722674992323174">
            <text:p>-0.7226749923</text:p>
          </table:table-cell>
          <table:table-cell office:value-type="float" office:value="-124149.426594768">
            <text:p>-124149.426594768</text:p>
          </table:table-cell>
          <table:table-cell office:value-type="float" office:value="-4.44007633587786">
            <text:p>-4.440076335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7001953125">
            <text:p>50.2700195313</text:p>
          </table:table-cell>
          <table:table-cell office:value-type="float" office:value="-0.0096028276640789">
            <text:p>-0.009602827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111205</text:p>
          </table:table-cell>
          <table:table-cell office:value-type="float" office:value="11117529">
            <text:p>11117529</text:p>
          </table:table-cell>
          <table:table-cell office:value-type="float" office:value="-1">
            <text:p>-1</text:p>
          </table:table-cell>
          <table:table-cell office:value-type="float" office:value="-122">
            <text:p>-122</text:p>
          </table:table-cell>
          <table:table-cell office:value-type="float" office:value="-284">
            <text:p>-284</text:p>
          </table:table-cell>
          <table:table-cell office:value-type="float" office:value="0.681870229007635">
            <text:p>0.681870229</text:p>
          </table:table-cell>
          <table:table-cell office:value-type="float" office:value="-5.74541984732825">
            <text:p>-5.7454198473</text:p>
          </table:table-cell>
          <table:table-cell office:value-type="float" office:value="-2.07614503816794">
            <text:p>-2.0761450382</text:p>
          </table:table-cell>
          <table:table-cell office:value-type="float" office:value="0.128759765625">
            <text:p>0.1287597656</text:p>
          </table:table-cell>
          <table:table-cell office:value-type="float" office:value="-0.636474609375">
            <text:p>-0.6364746094</text:p>
          </table:table-cell>
          <table:table-cell office:value-type="float" office:value="-0.89111328125">
            <text:p>-0.891113281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9301108846295">
            <text:p>0.9930110885</text:p>
          </table:table-cell>
          <table:table-cell office:value-type="float" office:value="0.01733003644787">
            <text:p>0.0173300364</text:p>
          </table:table-cell>
          <table:table-cell office:value-type="float" office:value="-0.99301108846295">
            <text:p>-0.9930110885</text:p>
          </table:table-cell>
          <table:table-cell office:value-type="float" office:value="-124198.941143522">
            <text:p>-124198.941143522</text:p>
          </table:table-cell>
          <table:table-cell office:value-type="float" office:value="-5.74541984732825">
            <text:p>-5.745419847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63037109375">
            <text:p>49.8630371094</text:p>
          </table:table-cell>
          <table:table-cell office:value-type="float" office:value="-0.0124838507831194">
            <text:p>-0.012483850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161152</text:p>
          </table:table-cell>
          <table:table-cell office:value-type="float" office:value="11167473">
            <text:p>11167473</text:p>
          </table:table-cell>
          <table:table-cell office:value-type="float" office:value="-48">
            <text:p>-48</text:p>
          </table:table-cell>
          <table:table-cell office:value-type="float" office:value="99">
            <text:p>99</text:p>
          </table:table-cell>
          <table:table-cell office:value-type="float" office:value="-269">
            <text:p>-269</text:p>
          </table:table-cell>
          <table:table-cell office:value-type="float" office:value="1.00248091603054">
            <text:p>1.002480916</text:p>
          </table:table-cell>
          <table:table-cell office:value-type="float" office:value="-3.49351145038168">
            <text:p>-3.4935114504</text:p>
          </table:table-cell>
          <table:table-cell office:value-type="float" office:value="-1.47309160305344">
            <text:p>-1.4730916031</text:p>
          </table:table-cell>
          <table:table-cell office:value-type="float" office:value="0.210302734375">
            <text:p>0.2103027344</text:p>
          </table:table-cell>
          <table:table-cell office:value-type="float" office:value="-0.654052734375">
            <text:p>-0.6540527344</text:p>
          </table:table-cell>
          <table:table-cell office:value-type="float" office:value="-0.782958984375">
            <text:p>-0.7829589844</text:p>
          </table:table-cell>
          <table:table-cell office:value-type="float" office:value="0">
            <text:p>0</text:p>
          </table:table-cell>
          <table:table-cell office:value-type="float" office:value="10.12">
            <text:p>10.12</text:p>
          </table:table-cell>
          <table:table-cell office:value-type="float" office:value="0">
            <text:p>0</text:p>
          </table:table-cell>
          <table:table-cell office:value-type="float" office:value="1.34677323016748">
            <text:p>1.3467732302</text:p>
          </table:table-cell>
          <table:table-cell office:value-type="float" office:value="0.0235038958144412">
            <text:p>0.0235038958</text:p>
          </table:table-cell>
          <table:table-cell office:value-type="float" office:value="-1.34677323016748">
            <text:p>-1.3467732302</text:p>
          </table:table-cell>
          <table:table-cell office:value-type="float" office:value="-124266.311041226">
            <text:p>-124266.311041226</text:p>
          </table:table-cell>
          <table:table-cell office:value-type="float" office:value="-3.49351145038168">
            <text:p>-3.49351145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3193359375">
            <text:p>50.0231933594</text:p>
          </table:table-cell>
          <table:table-cell office:value-type="float" office:value="-0.00833379613093084">
            <text:p>-0.008333796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211178</text:p>
          </table:table-cell>
          <table:table-cell office:value-type="float" office:value="11217499">
            <text:p>11217499</text:p>
          </table:table-cell>
          <table:table-cell office:value-type="float" office:value="-5">
            <text:p>-5</text:p>
          </table:table-cell>
          <table:table-cell office:value-type="float" office:value="28">
            <text:p>28</text:p>
          </table:table-cell>
          <table:table-cell office:value-type="float" office:value="-251">
            <text:p>-251</text:p>
          </table:table-cell>
          <table:table-cell office:value-type="float" office:value="1.79637404580153">
            <text:p>1.7963740458</text:p>
          </table:table-cell>
          <table:table-cell office:value-type="float" office:value="-0.730152671755726">
            <text:p>-0.7301526718</text:p>
          </table:table-cell>
          <table:table-cell office:value-type="float" office:value="-1.12958015267176">
            <text:p>-1.1295801527</text:p>
          </table:table-cell>
          <table:table-cell office:value-type="float" office:value="0.25302734375">
            <text:p>0.2530273438</text:p>
          </table:table-cell>
          <table:table-cell office:value-type="float" office:value="-0.696044921875">
            <text:p>-0.6960449219</text:p>
          </table:table-cell>
          <table:table-cell office:value-type="float" office:value="-0.847412109375">
            <text:p>-0.8474121094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float" office:value="1.37841732904975">
            <text:p>1.378417329</text:p>
          </table:table-cell>
          <table:table-cell office:value-type="float" office:value="0.0240561488490357">
            <text:p>0.0240561488</text:p>
          </table:table-cell>
          <table:table-cell office:value-type="float" office:value="-1.37841732904975">
            <text:p>-1.378417329</text:p>
          </table:table-cell>
          <table:table-cell office:value-type="float" office:value="-124335.186476443">
            <text:p>-124335.186476443</text:p>
          </table:table-cell>
          <table:table-cell office:value-type="float" office:value="-0.730152671755726">
            <text:p>-0.730152671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67041015625">
            <text:p>49.9670410156</text:p>
          </table:table-cell>
          <table:table-cell office:value-type="float" office:value="-0.0028387226725612">
            <text:p>-0.002838722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262030</text:p>
          </table:table-cell>
          <table:table-cell office:value-type="float" office:value="11268353">
            <text:p>11268353</text:p>
          </table:table-cell>
          <table:table-cell office:value-type="float" office:value="-84">
            <text:p>-84</text:p>
          </table:table-cell>
          <table:table-cell office:value-type="float" office:value="58">
            <text:p>58</text:p>
          </table:table-cell>
          <table:table-cell office:value-type="float" office:value="-276">
            <text:p>-276</text:p>
          </table:table-cell>
          <table:table-cell office:value-type="float" office:value="3.06354961832061">
            <text:p>3.0635496183</text:p>
          </table:table-cell>
          <table:table-cell office:value-type="float" office:value="-3.1118320610687">
            <text:p>-3.1118320611</text:p>
          </table:table-cell>
          <table:table-cell office:value-type="float" office:value="-1.94637404580153">
            <text:p>-1.9463740458</text:p>
          </table:table-cell>
          <table:table-cell office:value-type="float" office:value="0.305029296875">
            <text:p>0.3050292969</text:p>
          </table:table-cell>
          <table:table-cell office:value-type="float" office:value="-0.76611328125">
            <text:p>-0.7661132813</text:p>
          </table:table-cell>
          <table:table-cell office:value-type="float" office:value="-0.998046875">
            <text:p>-0.998046875</text:p>
          </table:table-cell>
          <table:table-cell office:value-type="float" office:value="0">
            <text:p>0</text:p>
          </table:table-cell>
          <table:table-cell office:value-type="float" office:value="16.93">
            <text:p>16.93</text:p>
          </table:table-cell>
          <table:table-cell office:value-type="float" office:value="0">
            <text:p>0</text:p>
          </table:table-cell>
          <table:table-cell office:value-type="float" office:value="1.84358435733529">
            <text:p>1.8435843573</text:p>
          </table:table-cell>
          <table:table-cell office:value-type="float" office:value="0.0321742470739143">
            <text:p>0.0321742471</text:p>
          </table:table-cell>
          <table:table-cell office:value-type="float" office:value="-1.84358435733529">
            <text:p>-1.8435843573</text:p>
          </table:table-cell>
          <table:table-cell office:value-type="float" office:value="-124428.381556101">
            <text:p>-124428.381556101</text:p>
          </table:table-cell>
          <table:table-cell office:value-type="float" office:value="-3.1118320610687">
            <text:p>-3.111832061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551025390625">
            <text:p>50.5510253906</text:p>
          </table:table-cell>
          <table:table-cell office:value-type="float" office:value="-0.0080672484794727">
            <text:p>-0.008067248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312117</text:p>
          </table:table-cell>
          <table:table-cell office:value-type="float" office:value="11318437">
            <text:p>11318437</text:p>
          </table:table-cell>
          <table:table-cell office:value-type="float" office:value="-51">
            <text:p>-51</text:p>
          </table:table-cell>
          <table:table-cell office:value-type="float" office:value="107">
            <text:p>107</text:p>
          </table:table-cell>
          <table:table-cell office:value-type="float" office:value="-264">
            <text:p>-264</text:p>
          </table:table-cell>
          <table:table-cell office:value-type="float" office:value="1.91851145038168">
            <text:p>1.9185114504</text:p>
          </table:table-cell>
          <table:table-cell office:value-type="float" office:value="-1.63091603053435">
            <text:p>-1.6309160305</text:p>
          </table:table-cell>
          <table:table-cell office:value-type="float" office:value="-0.22118320610687">
            <text:p>-0.2211832061</text:p>
          </table:table-cell>
          <table:table-cell office:value-type="float" office:value="0.366064453125">
            <text:p>0.3660644531</text:p>
          </table:table-cell>
          <table:table-cell office:value-type="float" office:value="-0.851806640625">
            <text:p>-0.8518066406</text:p>
          </table:table-cell>
          <table:table-cell office:value-type="float" office:value="-1.107666015625">
            <text:p>-1.1076660156</text:p>
          </table:table-cell>
          <table:table-cell office:value-type="float" office:value="0">
            <text:p>0</text:p>
          </table:table-cell>
          <table:table-cell office:value-type="float" office:value="10.93">
            <text:p>10.93</text:p>
          </table:table-cell>
          <table:table-cell office:value-type="float" office:value="0">
            <text:p>0</text:p>
          </table:table-cell>
          <table:table-cell office:value-type="float" office:value="2.10489935366815">
            <text:p>2.1048993537</text:p>
          </table:table-cell>
          <table:table-cell office:value-type="float" office:value="0.0367347182141039">
            <text:p>0.0367347182</text:p>
          </table:table-cell>
          <table:table-cell office:value-type="float" office:value="-2.10489935366815">
            <text:p>-2.1048993537</text:p>
          </table:table-cell>
          <table:table-cell office:value-type="float" office:value="-124533.072548808">
            <text:p>-124533.072548808</text:p>
          </table:table-cell>
          <table:table-cell office:value-type="float" office:value="-1.63091603053435">
            <text:p>-1.63091603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73681640625">
            <text:p>49.7368164063</text:p>
          </table:table-cell>
          <table:table-cell office:value-type="float" office:value="-0.00536673141473686">
            <text:p>-0.005366731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362858</text:p>
          </table:table-cell>
          <table:table-cell office:value-type="float" office:value="11369176">
            <text:p>11369176</text:p>
          </table:table-cell>
          <table:table-cell office:value-type="float" office:value="4">
            <text:p>4</text:p>
          </table:table-cell>
          <table:table-cell office:value-type="float" office:value="-101">
            <text:p>-101</text:p>
          </table:table-cell>
          <table:table-cell office:value-type="float" office:value="-286">
            <text:p>-286</text:p>
          </table:table-cell>
          <table:table-cell office:value-type="float" office:value="0.819274809160306">
            <text:p>0.8192748092</text:p>
          </table:table-cell>
          <table:table-cell office:value-type="float" office:value="-2.52404580152672">
            <text:p>-2.5240458015</text:p>
          </table:table-cell>
          <table:table-cell office:value-type="float" office:value="-0.976908396946565">
            <text:p>-0.9769083969</text:p>
          </table:table-cell>
          <table:table-cell office:value-type="float" office:value="0.35361328125">
            <text:p>0.3536132813</text:p>
          </table:table-cell>
          <table:table-cell office:value-type="float" office:value="-0.9072265625">
            <text:p>-0.9072265625</text:p>
          </table:table-cell>
          <table:table-cell office:value-type="float" office:value="-1.009521484375">
            <text:p>-1.009521484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  <table:table-cell office:value-type="float" office:value="2.17193947986972">
            <text:p>2.1719394799</text:p>
          </table:table-cell>
          <table:table-cell office:value-type="float" office:value="0.0379047029645676">
            <text:p>0.037904703</text:p>
          </table:table-cell>
          <table:table-cell office:value-type="float" office:value="-2.17193947986972">
            <text:p>-2.1719394799</text:p>
          </table:table-cell>
          <table:table-cell office:value-type="float" office:value="-124642.975019627">
            <text:p>-124642.975019627</text:p>
          </table:table-cell>
          <table:table-cell office:value-type="float" office:value="-2.52404580152672">
            <text:p>-2.524045801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60107421875">
            <text:p>50.6010742188</text:p>
          </table:table-cell>
          <table:table-cell office:value-type="float" office:value="-0.00722003108292316">
            <text:p>-0.007220031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411884</text:p>
          </table:table-cell>
          <table:table-cell office:value-type="float" office:value="11418205">
            <text:p>11418205</text:p>
          </table:table-cell>
          <table:table-cell office:value-type="float" office:value="-66">
            <text:p>-66</text:p>
          </table:table-cell>
          <table:table-cell office:value-type="float" office:value="51">
            <text:p>51</text:p>
          </table:table-cell>
          <table:table-cell office:value-type="float" office:value="-258">
            <text:p>-258</text:p>
          </table:table-cell>
          <table:table-cell office:value-type="float" office:value="0.788740458015269">
            <text:p>0.788740458</text:p>
          </table:table-cell>
          <table:table-cell office:value-type="float" office:value="-2.46297709923664">
            <text:p>-2.4629770992</text:p>
          </table:table-cell>
          <table:table-cell office:value-type="float" office:value="-0.534160305343511">
            <text:p>-0.5341603053</text:p>
          </table:table-cell>
          <table:table-cell office:value-type="float" office:value="0.391455078125">
            <text:p>0.3914550781</text:p>
          </table:table-cell>
          <table:table-cell office:value-type="float" office:value="-0.8994140625">
            <text:p>-0.8994140625</text:p>
          </table:table-cell>
          <table:table-cell office:value-type="float" office:value="-0.9716796875">
            <text:p>-0.9716796875</text:p>
          </table:table-cell>
          <table:table-cell office:value-type="float" office:value="0">
            <text:p>0</text:p>
          </table:table-cell>
          <table:table-cell office:value-type="float" office:value="14.35">
            <text:p>14.35</text:p>
          </table:table-cell>
          <table:table-cell office:value-type="float" office:value="0">
            <text:p>0</text:p>
          </table:table-cell>
          <table:table-cell office:value-type="float" office:value="2.53503286511241">
            <text:p>2.5350328651</text:p>
          </table:table-cell>
          <table:table-cell office:value-type="float" office:value="0.0442414112585063">
            <text:p>0.0442414113</text:p>
          </table:table-cell>
          <table:table-cell office:value-type="float" office:value="-2.53503286511241">
            <text:p>-2.5350328651</text:p>
          </table:table-cell>
          <table:table-cell office:value-type="float" office:value="-124768.506802098">
            <text:p>-124768.506802098</text:p>
          </table:table-cell>
          <table:table-cell office:value-type="float" office:value="-2.46297709923664">
            <text:p>-2.462977099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518798828125">
            <text:p>49.5187988281</text:p>
          </table:table-cell>
          <table:table-cell office:value-type="float" office:value="-0.00746098706358569">
            <text:p>-0.007460987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463185</text:p>
          </table:table-cell>
          <table:table-cell office:value-type="float" office:value="11469508">
            <text:p>11469508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-278">
            <text:p>-278</text:p>
          </table:table-cell>
          <table:table-cell office:value-type="float" office:value="0.0864503816793905">
            <text:p>0.0864503817</text:p>
          </table:table-cell>
          <table:table-cell office:value-type="float" office:value="0.0484732824427474">
            <text:p>0.0484732824</text:p>
          </table:table-cell>
          <table:table-cell office:value-type="float" office:value="0.183396946564886">
            <text:p>0.1833969466</text:p>
          </table:table-cell>
          <table:table-cell office:value-type="float" office:value="0.405615234375">
            <text:p>0.4056152344</text:p>
          </table:table-cell>
          <table:table-cell office:value-type="float" office:value="-0.811767578125">
            <text:p>-0.8117675781</text:p>
          </table:table-cell>
          <table:table-cell office:value-type="float" office:value="-0.940673828125">
            <text:p>-0.9406738281</text:p>
          </table:table-cell>
          <table:table-cell office:value-type="float" office:value="0">
            <text:p>0</text:p>
          </table:table-cell>
          <table:table-cell office:value-type="float" office:value="-8.59">
            <text:p>-8.59</text:p>
          </table:table-cell>
          <table:table-cell office:value-type="float" office:value="0">
            <text:p>0</text:p>
          </table:table-cell>
          <table:table-cell office:value-type="float" office:value="2.31009638952519">
            <text:p>2.3100963895</text:p>
          </table:table-cell>
          <table:table-cell office:value-type="float" office:value="0.0403158183163209">
            <text:p>0.0403158183</text:p>
          </table:table-cell>
          <table:table-cell office:value-type="float" office:value="-2.31009638952519">
            <text:p>-2.3100963895</text:p>
          </table:table-cell>
          <table:table-cell office:value-type="float" office:value="-124885.152570059">
            <text:p>-124885.152570059</text:p>
          </table:table-cell>
          <table:table-cell office:value-type="float" office:value="0.0484732824427474">
            <text:p>0.048473282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493896484375">
            <text:p>50.4938964844</text:p>
          </table:table-cell>
          <table:table-cell office:value-type="float" office:value="-0.00221314982463969">
            <text:p>-0.002213149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513023</text:p>
          </table:table-cell>
          <table:table-cell office:value-type="float" office:value="11519343">
            <text:p>11519343</text:p>
          </table:table-cell>
          <table:table-cell office:value-type="float" office:value="-76">
            <text:p>-76</text:p>
          </table:table-cell>
          <table:table-cell office:value-type="float" office:value="-28">
            <text:p>-28</text:p>
          </table:table-cell>
          <table:table-cell office:value-type="float" office:value="-257">
            <text:p>-257</text:p>
          </table:table-cell>
          <table:table-cell office:value-type="float" office:value="3.47576335877863">
            <text:p>3.4757633588</text:p>
          </table:table-cell>
          <table:table-cell office:value-type="float" office:value="2.39198473282443">
            <text:p>2.3919847328</text:p>
          </table:table-cell>
          <table:table-cell office:value-type="float" office:value="-0.0150763358778625">
            <text:p>-0.0150763359</text:p>
          </table:table-cell>
          <table:table-cell office:value-type="float" office:value="0.4751953125">
            <text:p>0.4751953125</text:p>
          </table:table-cell>
          <table:table-cell office:value-type="float" office:value="-0.7529296875">
            <text:p>-0.7529296875</text:p>
          </table:table-cell>
          <table:table-cell office:value-type="float" office:value="-0.86376953125">
            <text:p>-0.8637695313</text:p>
          </table:table-cell>
          <table:table-cell office:value-type="float" office:value="0">
            <text:p>0</text:p>
          </table:table-cell>
          <table:table-cell office:value-type="float" office:value="16.48">
            <text:p>16.48</text:p>
          </table:table-cell>
          <table:table-cell office:value-type="float" office:value="0">
            <text:p>0</text:p>
          </table:table-cell>
          <table:table-cell office:value-type="float" office:value="2.47718544543411">
            <text:p>2.4771854454</text:p>
          </table:table-cell>
          <table:table-cell office:value-type="float" office:value="0.0432318576864592">
            <text:p>0.0432318577</text:p>
          </table:table-cell>
          <table:table-cell office:value-type="float" office:value="-2.47718544543411">
            <text:p>-2.4771854454</text:p>
          </table:table-cell>
          <table:table-cell office:value-type="float" office:value="-125007.961336687">
            <text:p>-125007.961336687</text:p>
          </table:table-cell>
          <table:table-cell office:value-type="float" office:value="2.39198473282443">
            <text:p>2.391984732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575927734375">
            <text:p>49.5759277344</text:p>
          </table:table-cell>
          <table:table-cell office:value-type="float" office:value="0.00230678402021474">
            <text:p>0.00230678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563068</text:p>
          </table:table-cell>
          <table:table-cell office:value-type="float" office:value="11569388">
            <text:p>11569388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-259">
            <text:p>-259</text:p>
          </table:table-cell>
          <table:table-cell office:value-type="float" office:value="1.05591603053435">
            <text:p>1.0559160305</text:p>
          </table:table-cell>
          <table:table-cell office:value-type="float" office:value="2.93396946564885">
            <text:p>2.9339694656</text:p>
          </table:table-cell>
          <table:table-cell office:value-type="float" office:value="-0.198282442748091">
            <text:p>-0.1982824427</text:p>
          </table:table-cell>
          <table:table-cell office:value-type="float" office:value="0.498388671875">
            <text:p>0.4983886719</text:p>
          </table:table-cell>
          <table:table-cell office:value-type="float" office:value="-0.709716796875">
            <text:p>-0.7097167969</text:p>
          </table:table-cell>
          <table:table-cell office:value-type="float" office:value="-0.904296875">
            <text:p>-0.904296875</text:p>
          </table:table-cell>
          <table:table-cell office:value-type="float" office:value="0">
            <text:p>0</text:p>
          </table:table-cell>
          <table:table-cell office:value-type="float" office:value="-5.51">
            <text:p>-5.51</text:p>
          </table:table-cell>
          <table:table-cell office:value-type="float" office:value="0">
            <text:p>0</text:p>
          </table:table-cell>
          <table:table-cell office:value-type="float" office:value="2.17207080388727">
            <text:p>2.1720708039</text:p>
          </table:table-cell>
          <table:table-cell office:value-type="float" office:value="0.0379069948322385">
            <text:p>0.0379069948</text:p>
          </table:table-cell>
          <table:table-cell office:value-type="float" office:value="-2.17207080388727">
            <text:p>-2.1720708039</text:p>
          </table:table-cell>
          <table:table-cell office:value-type="float" office:value="-125117.720910659">
            <text:p>-125117.720910659</text:p>
          </table:table-cell>
          <table:table-cell office:value-type="float" office:value="2.93396946564885">
            <text:p>2.93396946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5322265625">
            <text:p>50.5322265625</text:p>
          </table:table-cell>
          <table:table-cell office:value-type="float" office:value="0.00369586812741044">
            <text:p>0.003695868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612682</text:p>
          </table:table-cell>
          <table:table-cell office:value-type="float" office:value="11619107">
            <text:p>11619107</text:p>
          </table:table-cell>
          <table:table-cell office:value-type="float" office:value="-3">
            <text:p>-3</text:p>
          </table:table-cell>
          <table:table-cell office:value-type="float" office:value="-25">
            <text:p>-25</text:p>
          </table:table-cell>
          <table:table-cell office:value-type="float" office:value="-270">
            <text:p>-270</text:p>
          </table:table-cell>
          <table:table-cell office:value-type="float" office:value="1.70477099236641">
            <text:p>1.7047709924</text:p>
          </table:table-cell>
          <table:table-cell office:value-type="float" office:value="1.83473282442748">
            <text:p>1.8347328244</text:p>
          </table:table-cell>
          <table:table-cell office:value-type="float" office:value="0.129961832061069">
            <text:p>0.1299618321</text:p>
          </table:table-cell>
          <table:table-cell office:value-type="float" office:value="0.486669921875">
            <text:p>0.4866699219</text:p>
          </table:table-cell>
          <table:table-cell office:value-type="float" office:value="-0.5703125">
            <text:p>-0.5703125</text:p>
          </table:table-cell>
          <table:table-cell office:value-type="float" office:value="-0.967041015625">
            <text:p>-0.9670410156</text:p>
          </table:table-cell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2.05231453249867">
            <text:p>2.0523145325</text:p>
          </table:table-cell>
          <table:table-cell office:value-type="float" office:value="0.0358170075479698">
            <text:p>0.0358170075</text:p>
          </table:table-cell>
          <table:table-cell office:value-type="float" office:value="-2.05231453249867">
            <text:p>-2.0523145325</text:p>
          </table:table-cell>
          <table:table-cell office:value-type="float" office:value="-125219.361587459">
            <text:p>-125219.361587459</text:p>
          </table:table-cell>
          <table:table-cell office:value-type="float" office:value="1.83473282442748">
            <text:p>1.83473282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52490234375">
            <text:p>49.5249023438</text:p>
          </table:table-cell>
          <table:table-cell office:value-type="float" office:value="0.00161715111635629">
            <text:p>0.001617151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663296</text:p>
          </table:table-cell>
          <table:table-cell office:value-type="float" office:value="11669617">
            <text:p>11669617</text:p>
          </table:table-cell>
          <table:table-cell office:value-type="float" office:value="-77">
            <text:p>-77</text:p>
          </table:table-cell>
          <table:table-cell office:value-type="float" office:value="85">
            <text:p>85</text:p>
          </table:table-cell>
          <table:table-cell office:value-type="float" office:value="-275">
            <text:p>-275</text:p>
          </table:table-cell>
          <table:table-cell office:value-type="float" office:value="2.71240458015267">
            <text:p>2.7124045802</text:p>
          </table:table-cell>
          <table:table-cell office:value-type="float" office:value="0.132442748091603">
            <text:p>0.1324427481</text:p>
          </table:table-cell>
          <table:table-cell office:value-type="float" office:value="-0.106679389312977">
            <text:p>-0.1066793893</text:p>
          </table:table-cell>
          <table:table-cell office:value-type="float" office:value="0.421484375">
            <text:p>0.421484375</text:p>
          </table:table-cell>
          <table:table-cell office:value-type="float" office:value="-0.41259765625">
            <text:p>-0.4125976563</text:p>
          </table:table-cell>
          <table:table-cell office:value-type="float" office:value="-1.003173828125">
            <text:p>-1.0031738281</text:p>
          </table:table-cell>
          <table:table-cell office:value-type="float" office:value="0">
            <text:p>0</text:p>
          </table:table-cell>
          <table:table-cell office:value-type="float" office:value="15.64">
            <text:p>15.64</text:p>
          </table:table-cell>
          <table:table-cell office:value-type="float" office:value="0">
            <text:p>0</text:p>
          </table:table-cell>
          <table:table-cell office:value-type="float" office:value="2.3175736703045">
            <text:p>2.3175736703</text:p>
          </table:table-cell>
          <table:table-cell office:value-type="float" office:value="0.040446311872679">
            <text:p>0.0404463119</text:p>
          </table:table-cell>
          <table:table-cell office:value-type="float" office:value="-2.3175736703045">
            <text:p>-2.3175736703</text:p>
          </table:table-cell>
          <table:table-cell office:value-type="float" office:value="-125336.541077095">
            <text:p>-125336.541077095</text:p>
          </table:table-cell>
          <table:table-cell office:value-type="float" office:value="0.132442748091603">
            <text:p>0.132442748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561279296875">
            <text:p>50.5612792969</text:p>
          </table:table-cell>
          <table:table-cell office:value-type="float" office:value="-0.0020526881741213">
            <text:p>-0.002052688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713637</text:p>
          </table:table-cell>
          <table:table-cell office:value-type="float" office:value="11719992">
            <text:p>11719992</text:p>
          </table:table-cell>
          <table:table-cell office:value-type="float" office:value="54">
            <text:p>54</text:p>
          </table:table-cell>
          <table:table-cell office:value-type="float" office:value="-86">
            <text:p>-86</text:p>
          </table:table-cell>
          <table:table-cell office:value-type="float" office:value="-270">
            <text:p>-270</text:p>
          </table:table-cell>
          <table:table-cell office:value-type="float" office:value="1.84980916030534">
            <text:p>1.8498091603</text:p>
          </table:table-cell>
          <table:table-cell office:value-type="float" office:value="0.277480916030534">
            <text:p>0.277480916</text:p>
          </table:table-cell>
          <table:table-cell office:value-type="float" office:value="-0.274618320610687">
            <text:p>-0.2746183206</text:p>
          </table:table-cell>
          <table:table-cell office:value-type="float" office:value="0.35556640625">
            <text:p>0.3555664063</text:p>
          </table:table-cell>
          <table:table-cell office:value-type="float" office:value="-0.283935546875">
            <text:p>-0.2839355469</text:p>
          </table:table-cell>
          <table:table-cell office:value-type="float" office:value="-0.990966796875">
            <text:p>-0.9909667969</text:p>
          </table:table-cell>
          <table:table-cell office:value-type="float" office:value="0">
            <text:p>0</text:p>
          </table:table-cell>
          <table:table-cell office:value-type="float" office:value="-11.31">
            <text:p>-11.31</text:p>
          </table:table-cell>
          <table:table-cell office:value-type="float" office:value="0">
            <text:p>0</text:p>
          </table:table-cell>
          <table:table-cell office:value-type="float" office:value="2.03151780498818">
            <text:p>2.031517805</text:p>
          </table:table-cell>
          <table:table-cell office:value-type="float" office:value="0.035454062914279">
            <text:p>0.0354540629</text:p>
          </table:table-cell>
          <table:table-cell office:value-type="float" office:value="-2.03151780498818">
            <text:p>-2.031517805</text:p>
          </table:table-cell>
          <table:table-cell office:value-type="float" office:value="-125437.313982157">
            <text:p>-125437.313982157</text:p>
          </table:table-cell>
          <table:table-cell office:value-type="float" office:value="0.277480916030534">
            <text:p>0.2774809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604736328125">
            <text:p>49.6047363281</text:p>
          </table:table-cell>
          <table:table-cell office:value-type="float" office:value="-0.00147655597292712">
            <text:p>-0.00147655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763751</text:p>
          </table:table-cell>
          <table:table-cell office:value-type="float" office:value="11770070">
            <text:p>11770070</text:p>
          </table:table-cell>
          <table:table-cell office:value-type="float" office:value="-53">
            <text:p>-53</text:p>
          </table:table-cell>
          <table:table-cell office:value-type="float" office:value="63">
            <text:p>63</text:p>
          </table:table-cell>
          <table:table-cell office:value-type="float" office:value="-276">
            <text:p>-276</text:p>
          </table:table-cell>
          <table:table-cell office:value-type="float" office:value="1.58263358778626">
            <text:p>1.5826335878</text:p>
          </table:table-cell>
          <table:table-cell office:value-type="float" office:value="0.101908396946564">
            <text:p>0.1019083969</text:p>
          </table:table-cell>
          <table:table-cell office:value-type="float" office:value="0.183396946564886">
            <text:p>0.1833969466</text:p>
          </table:table-cell>
          <table:table-cell office:value-type="float" office:value="0.28720703125">
            <text:p>0.2872070313</text:p>
          </table:table-cell>
          <table:table-cell office:value-type="float" office:value="-0.199462890625">
            <text:p>-0.1994628906</text:p>
          </table:table-cell>
          <table:table-cell office:value-type="float" office:value="-0.99755859375">
            <text:p>-0.9975585938</text:p>
          </table:table-cell>
          <table:table-cell office:value-type="float" office:value="0">
            <text:p>0</text:p>
          </table:table-cell>
          <table:table-cell office:value-type="float" office:value="10.87">
            <text:p>10.87</text:p>
          </table:table-cell>
          <table:table-cell office:value-type="float" office:value="0">
            <text:p>0</text:p>
          </table:table-cell>
          <table:table-cell office:value-type="float" office:value="2.20331088304804">
            <text:p>2.203310883</text:p>
          </table:table-cell>
          <table:table-cell office:value-type="float" office:value="0.0384521969118332">
            <text:p>0.0384521969</text:p>
          </table:table-cell>
          <table:table-cell office:value-type="float" office:value="-2.20331088304804">
            <text:p>-2.203310883</text:p>
          </table:table-cell>
          <table:table-cell office:value-type="float" office:value="-125547.515028877">
            <text:p>-125547.515028877</text:p>
          </table:table-cell>
          <table:table-cell office:value-type="float" office:value="0.101908396946564">
            <text:p>0.101908396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611328125">
            <text:p>50.0161132813</text:p>
          </table:table-cell>
          <table:table-cell office:value-type="float" office:value="-0.00199949408915492">
            <text:p>-0.001999494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813517</text:p>
          </table:table-cell>
          <table:table-cell office:value-type="float" office:value="11819840">
            <text:p>11819840</text:p>
          </table:table-cell>
          <table:table-cell office:value-type="float" office:value="-34">
            <text:p>-34</text:p>
          </table:table-cell>
          <table:table-cell office:value-type="float" office:value="95">
            <text:p>95</text:p>
          </table:table-cell>
          <table:table-cell office:value-type="float" office:value="-253">
            <text:p>-253</text:p>
          </table:table-cell>
          <table:table-cell office:value-type="float" office:value="1.04828244274809">
            <text:p>1.0482824427</text:p>
          </table:table-cell>
          <table:table-cell office:value-type="float" office:value="2.72022900763359">
            <text:p>2.7202290076</text:p>
          </table:table-cell>
          <table:table-cell office:value-type="float" office:value="-0.450190839694657">
            <text:p>-0.4501908397</text:p>
          </table:table-cell>
          <table:table-cell office:value-type="float" office:value="0.233984375">
            <text:p>0.233984375</text:p>
          </table:table-cell>
          <table:table-cell office:value-type="float" office:value="-0.08984375">
            <text:p>-0.08984375</text:p>
          </table:table-cell>
          <table:table-cell office:value-type="float" office:value="-0.923828125">
            <text:p>-0.923828125</text:p>
          </table:table-cell>
          <table:table-cell office:value-type="float" office:value="0">
            <text:p>0</text:p>
          </table:table-cell>
          <table:table-cell office:value-type="float" office:value="7.65">
            <text:p>7.65</text:p>
          </table:table-cell>
          <table:table-cell office:value-type="float" office:value="0">
            <text:p>0</text:p>
          </table:table-cell>
          <table:table-cell office:value-type="float" office:value="2.17878510936209">
            <text:p>2.1787851094</text:p>
          </table:table-cell>
          <table:table-cell office:value-type="float" office:value="0.0380241729382563">
            <text:p>0.0380241729</text:p>
          </table:table-cell>
          <table:table-cell office:value-type="float" office:value="-2.17878510936209">
            <text:p>-2.1787851094</text:p>
          </table:table-cell>
          <table:table-cell office:value-type="float" office:value="-125656.665992469">
            <text:p>-125656.665992469</text:p>
          </table:table-cell>
          <table:table-cell office:value-type="float" office:value="2.72022900763359">
            <text:p>2.720229007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9716796875">
            <text:p>50.0971679688</text:p>
          </table:table-cell>
          <table:table-cell office:value-type="float" office:value="0.00326167290590509">
            <text:p>0.003261672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864169</text:p>
          </table:table-cell>
          <table:table-cell office:value-type="float" office:value="11870485">
            <text:p>11870485</text:p>
          </table:table-cell>
          <table:table-cell office:value-type="float" office:value="10">
            <text:p>10</text:p>
          </table:table-cell>
          <table:table-cell office:value-type="float" office:value="-98">
            <text:p>-98</text:p>
          </table:table-cell>
          <table:table-cell office:value-type="float" office:value="-255">
            <text:p>-255</text:p>
          </table:table-cell>
          <table:table-cell office:value-type="float" office:value="2.72003816793893">
            <text:p>2.7200381679</text:p>
          </table:table-cell>
          <table:table-cell office:value-type="float" office:value="2.27748091603053">
            <text:p>2.277480916</text:p>
          </table:table-cell>
          <table:table-cell office:value-type="float" office:value="-0.740267175572519">
            <text:p>-0.7402671756</text:p>
          </table:table-cell>
          <table:table-cell office:value-type="float" office:value="0.112646484375">
            <text:p>0.1126464844</text:p>
          </table:table-cell>
          <table:table-cell office:value-type="float" office:value="0.058837890625">
            <text:p>0.0588378906</text:p>
          </table:table-cell>
          <table:table-cell office:value-type="float" office:value="-1.023681640625">
            <text:p>-1.0236816406</text:p>
          </table:table-cell>
          <table:table-cell office:value-type="float" office:value="0">
            <text:p>0</text:p>
          </table:table-cell>
          <table:table-cell office:value-type="float" office:value="-2.25">
            <text:p>-2.25</text:p>
          </table:table-cell>
          <table:table-cell office:value-type="float" office:value="0">
            <text:p>0</text:p>
          </table:table-cell>
          <table:table-cell office:value-type="float" office:value="1.97866089836462">
            <text:p>1.9786608984</text:p>
          </table:table-cell>
          <table:table-cell office:value-type="float" office:value="0.0345316038109009">
            <text:p>0.0345316038</text:p>
          </table:table-cell>
          <table:table-cell office:value-type="float" office:value="-1.97866089836462">
            <text:p>-1.9786608984</text:p>
          </table:table-cell>
          <table:table-cell office:value-type="float" office:value="-125755.62898782">
            <text:p>-125755.62898782</text:p>
          </table:table-cell>
          <table:table-cell office:value-type="float" office:value="2.27748091603053">
            <text:p>2.2774809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513671875">
            <text:p>50.0151367188</text:p>
          </table:table-cell>
          <table:table-cell office:value-type="float" office:value="0.00257630093369645">
            <text:p>0.002576300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913804</text:p>
          </table:table-cell>
          <table:table-cell office:value-type="float" office:value="11920124">
            <text:p>11920124</text:p>
          </table:table-cell>
          <table:table-cell office:value-type="float" office:value="-97">
            <text:p>-97</text:p>
          </table:table-cell>
          <table:table-cell office:value-type="float" office:value="91">
            <text:p>91</text:p>
          </table:table-cell>
          <table:table-cell office:value-type="float" office:value="-258">
            <text:p>-258</text:p>
          </table:table-cell>
          <table:table-cell office:value-type="float" office:value="1.96431297709924">
            <text:p>1.9643129771</text:p>
          </table:table-cell>
          <table:table-cell office:value-type="float" office:value="2.05610687022901">
            <text:p>2.0561068702</text:p>
          </table:table-cell>
          <table:table-cell office:value-type="float" office:value="-0.946374045801527">
            <text:p>-0.9463740458</text:p>
          </table:table-cell>
          <table:table-cell office:value-type="float" office:value="0.03671875">
            <text:p>0.03671875</text:p>
          </table:table-cell>
          <table:table-cell office:value-type="float" office:value="0.175048828125">
            <text:p>0.1750488281</text:p>
          </table:table-cell>
          <table:table-cell office:value-type="float" office:value="-1.058349609375">
            <text:p>-1.0583496094</text:p>
          </table:table-cell>
          <table:table-cell office:value-type="float" office:value="0">
            <text:p>0</text:p>
          </table:table-cell>
          <table:table-cell office:value-type="float" office:value="20.61">
            <text:p>20.61</text:p>
          </table:table-cell>
          <table:table-cell office:value-type="float" office:value="0">
            <text:p>0</text:p>
          </table:table-cell>
          <table:table-cell office:value-type="float" office:value="2.25053913070281">
            <text:p>2.2505391307</text:p>
          </table:table-cell>
          <table:table-cell office:value-type="float" office:value="0.0392764246195953">
            <text:p>0.0392764246</text:p>
          </table:table-cell>
          <table:table-cell office:value-type="float" office:value="-2.25053913070281">
            <text:p>-2.2505391307</text:p>
          </table:table-cell>
          <table:table-cell office:value-type="float" office:value="-125868.070779911">
            <text:p>-125868.070779911</text:p>
          </table:table-cell>
          <table:table-cell office:value-type="float" office:value="2.05610687022901">
            <text:p>2.05610687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62158203125">
            <text:p>49.9621582031</text:p>
          </table:table-cell>
          <table:table-cell office:value-type="float" office:value="0.0018616746097552">
            <text:p>0.001861674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6_964656</text:p>
          </table:table-cell>
          <table:table-cell office:value-type="float" office:value="11971047">
            <text:p>11971047</text:p>
          </table:table-cell>
          <table:table-cell office:value-type="float" office:value="76">
            <text:p>76</text:p>
          </table:table-cell>
          <table:table-cell office:value-type="float" office:value="-80">
            <text:p>-80</text:p>
          </table:table-cell>
          <table:table-cell office:value-type="float" office:value="-298">
            <text:p>-298</text:p>
          </table:table-cell>
          <table:table-cell office:value-type="float" office:value="1.10171755725191">
            <text:p>1.1017175573</text:p>
          </table:table-cell>
          <table:table-cell office:value-type="float" office:value="0.590458015267175">
            <text:p>0.5904580153</text:p>
          </table:table-cell>
          <table:table-cell office:value-type="float" office:value="-1.47309160305344">
            <text:p>-1.4730916031</text:p>
          </table:table-cell>
          <table:table-cell office:value-type="float" office:value="-0.019921875">
            <text:p>-0.019921875</text:p>
          </table:table-cell>
          <table:table-cell office:value-type="float" office:value="-0.318359375">
            <text:p>-0.318359375</text:p>
          </table:table-cell>
          <table:table-cell office:value-type="float" office:value="-1.037353515625">
            <text:p>-1.0373535156</text:p>
          </table:table-cell>
          <table:table-cell office:value-type="float" office:value="0">
            <text:p>0</text:p>
          </table:table-cell>
          <table:table-cell office:value-type="float" office:value="-14.31">
            <text:p>-14.31</text:p>
          </table:table-cell>
          <table:table-cell office:value-type="float" office:value="0">
            <text:p>0</text:p>
          </table:table-cell>
          <table:table-cell office:value-type="float" office:value="1.89043460724838">
            <text:p>1.8904346072</text:p>
          </table:table-cell>
          <table:table-cell office:value-type="float" office:value="0.0329918779624499">
            <text:p>0.032991878</text:p>
          </table:table-cell>
          <table:table-cell office:value-type="float" office:value="-1.89043460724838">
            <text:p>-1.8904346072</text:p>
          </table:table-cell>
          <table:table-cell office:value-type="float" office:value="-125962.569895211">
            <text:p>-125962.569895211</text:p>
          </table:table-cell>
          <table:table-cell office:value-type="float" office:value="0.590458015267175">
            <text:p>0.590458015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8037109375">
            <text:p>49.9880371094</text:p>
          </table:table-cell>
          <table:table-cell office:value-type="float" office:value="-0.000709518576714029">
            <text:p>-0.000709518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015057</text:p>
          </table:table-cell>
          <table:table-cell office:value-type="float" office:value="12021371">
            <text:p>12021371</text:p>
          </table:table-cell>
          <table:table-cell office:value-type="float" office:value="-16">
            <text:p>-16</text:p>
          </table:table-cell>
          <table:table-cell office:value-type="float" office:value="-34">
            <text:p>-34</text:p>
          </table:table-cell>
          <table:table-cell office:value-type="float" office:value="-273">
            <text:p>-273</text:p>
          </table:table-cell>
          <table:table-cell office:value-type="float" office:value="0.437595419847329">
            <text:p>0.4375954198</text:p>
          </table:table-cell>
          <table:table-cell office:value-type="float" office:value="0.811832061068702">
            <text:p>0.8118320611</text:p>
          </table:table-cell>
          <table:table-cell office:value-type="float" office:value="-2.3280534351145">
            <text:p>-2.3280534351</text:p>
          </table:table-cell>
          <table:table-cell office:value-type="float" office:value="-0.07314453125">
            <text:p>-0.0731445313</text:p>
          </table:table-cell>
          <table:table-cell office:value-type="float" office:value="-0.19921875">
            <text:p>-0.19921875</text:p>
          </table:table-cell>
          <table:table-cell office:value-type="float" office:value="-1.09765625">
            <text:p>-1.09765625</text:p>
          </table:table-cell>
          <table:table-cell office:value-type="float" office:value="0">
            <text:p>0</text:p>
          </table:table-cell>
          <table:table-cell office:value-type="float" office:value="3.35">
            <text:p>3.35</text:p>
          </table:table-cell>
          <table:table-cell office:value-type="float" office:value="0">
            <text:p>0</text:p>
          </table:table-cell>
          <table:table-cell office:value-type="float" office:value="1.87981885890406">
            <text:p>1.8798188589</text:p>
          </table:table-cell>
          <table:table-cell office:value-type="float" office:value="0.0328066118482384">
            <text:p>0.0328066118</text:p>
          </table:table-cell>
          <table:table-cell office:value-type="float" office:value="-1.87981885890406">
            <text:p>-1.8798188589</text:p>
          </table:table-cell>
          <table:table-cell office:value-type="float" office:value="-126056.833448606">
            <text:p>-126056.833448606</text:p>
          </table:table-cell>
          <table:table-cell office:value-type="float" office:value="0.811832061068702">
            <text:p>0.811832061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4501953125">
            <text:p>50.1450195313</text:p>
          </table:table-cell>
          <table:table-cell office:value-type="float" office:value="-0.000256154736766657">
            <text:p>-0.000256154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065338</text:p>
          </table:table-cell>
          <table:table-cell office:value-type="float" office:value="12071691">
            <text:p>12071691</text:p>
          </table:table-cell>
          <table:table-cell office:value-type="float" office:value="30">
            <text:p>30</text:p>
          </table:table-cell>
          <table:table-cell office:value-type="float" office:value="-53">
            <text:p>-53</text:p>
          </table:table-cell>
          <table:table-cell office:value-type="float" office:value="-282">
            <text:p>-282</text:p>
          </table:table-cell>
          <table:table-cell office:value-type="float" office:value="0.437595419847329">
            <text:p>0.4375954198</text:p>
          </table:table-cell>
          <table:table-cell office:value-type="float" office:value="2.27748091603053">
            <text:p>2.277480916</text:p>
          </table:table-cell>
          <table:table-cell office:value-type="float" office:value="-3.19064885496183">
            <text:p>-3.190648855</text:p>
          </table:table-cell>
          <table:table-cell office:value-type="float" office:value="-0.160302734375">
            <text:p>-0.1603027344</text:p>
          </table:table-cell>
          <table:table-cell office:value-type="float" office:value="-0.109375">
            <text:p>-0.109375</text:p>
          </table:table-cell>
          <table:table-cell office:value-type="float" office:value="-1.026123046875">
            <text:p>-1.0261230469</text:p>
          </table:table-cell>
          <table:table-cell office:value-type="float" office:value="0">
            <text:p>0</text:p>
          </table:table-cell>
          <table:table-cell office:value-type="float" office:value="-6.07">
            <text:p>-6.07</text:p>
          </table:table-cell>
          <table:table-cell office:value-type="float" office:value="0">
            <text:p>0</text:p>
          </table:table-cell>
          <table:table-cell office:value-type="float" office:value="1.60919944708032">
            <text:p>1.6091994471</text:p>
          </table:table-cell>
          <table:table-cell office:value-type="float" office:value="0.0280837599839497">
            <text:p>0.02808376</text:p>
          </table:table-cell>
          <table:table-cell office:value-type="float" office:value="-1.60919944708032">
            <text:p>-1.6091994471</text:p>
          </table:table-cell>
          <table:table-cell office:value-type="float" office:value="-126137.270634444">
            <text:p>-126137.270634444</text:p>
          </table:table-cell>
          <table:table-cell office:value-type="float" office:value="2.27748091603053">
            <text:p>2.2774809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583984375">
            <text:p>49.9858398438</text:p>
          </table:table-cell>
          <table:table-cell office:value-type="float" office:value="0.00294576238498075">
            <text:p>0.002945762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114999</text:p>
          </table:table-cell>
          <table:table-cell office:value-type="float" office:value="12121314">
            <text:p>12121314</text:p>
          </table:table-cell>
          <table:table-cell office:value-type="float" office:value="-1">
            <text:p>-1</text:p>
          </table:table-cell>
          <table:table-cell office:value-type="float" office:value="-83">
            <text:p>-83</text:p>
          </table:table-cell>
          <table:table-cell office:value-type="float" office:value="-277">
            <text:p>-277</text:p>
          </table:table-cell>
          <table:table-cell office:value-type="float" office:value="0.353625954198475">
            <text:p>0.3536259542</text:p>
          </table:table-cell>
          <table:table-cell office:value-type="float" office:value="-1.40190839694657">
            <text:p>-1.4019083969</text:p>
          </table:table-cell>
          <table:table-cell office:value-type="float" office:value="-3.0456106870229">
            <text:p>-3.045610687</text:p>
          </table:table-cell>
          <table:table-cell office:value-type="float" office:value="-0.153466796875">
            <text:p>-0.1534667969</text:p>
          </table:table-cell>
          <table:table-cell office:value-type="float" office:value="0.048095703125">
            <text:p>0.0480957031</text:p>
          </table:table-cell>
          <table:table-cell office:value-type="float" office:value="-1.05078125">
            <text:p>-1.05078125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1.65003430496952">
            <text:p>1.650034305</text:p>
          </table:table-cell>
          <table:table-cell office:value-type="float" office:value="0.0287964102088922">
            <text:p>0.0287964102</text:p>
          </table:table-cell>
          <table:table-cell office:value-type="float" office:value="-1.65003430496952">
            <text:p>-1.650034305</text:p>
          </table:table-cell>
          <table:table-cell office:value-type="float" office:value="-126219.998343161">
            <text:p>-126219.998343161</text:p>
          </table:table-cell>
          <table:table-cell office:value-type="float" office:value="-1.40190839694657">
            <text:p>-1.401908396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36962890625">
            <text:p>50.1369628906</text:p>
          </table:table-cell>
          <table:table-cell office:value-type="float" office:value="-0.00445385109886265">
            <text:p>-0.004453851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165332</text:p>
          </table:table-cell>
          <table:table-cell office:value-type="float" office:value="12171647">
            <text:p>12171647</text:p>
          </table:table-cell>
          <table:table-cell office:value-type="float" office:value="25">
            <text:p>25</text:p>
          </table:table-cell>
          <table:table-cell office:value-type="float" office:value="-38">
            <text:p>-38</text:p>
          </table:table-cell>
          <table:table-cell office:value-type="float" office:value="-269">
            <text:p>-269</text:p>
          </table:table-cell>
          <table:table-cell office:value-type="float" office:value="0.826908396946566">
            <text:p>0.8269083969</text:p>
          </table:table-cell>
          <table:table-cell office:value-type="float" office:value="-2.85992366412214">
            <text:p>-2.8599236641</text:p>
          </table:table-cell>
          <table:table-cell office:value-type="float" office:value="-3.05324427480916">
            <text:p>-3.0532442748</text:p>
          </table:table-cell>
          <table:table-cell office:value-type="float" office:value="-0.116357421875">
            <text:p>-0.1163574219</text:p>
          </table:table-cell>
          <table:table-cell office:value-type="float" office:value="0.0908203125">
            <text:p>0.0908203125</text:p>
          </table:table-cell>
          <table:table-cell office:value-type="float" office:value="-1.128662109375">
            <text:p>-1.1286621094</text:p>
          </table:table-cell>
          <table:table-cell office:value-type="float" office:value="0">
            <text:p>0</text:p>
          </table:table-cell>
          <table:table-cell office:value-type="float" office:value="-5.31">
            <text:p>-5.31</text:p>
          </table:table-cell>
          <table:table-cell office:value-type="float" office:value="0">
            <text:p>0</text:p>
          </table:table-cell>
          <table:table-cell office:value-type="float" office:value="1.65103094455842">
            <text:p>1.6510309446</text:p>
          </table:table-cell>
          <table:table-cell office:value-type="float" office:value="0.028813803569955">
            <text:p>0.0288138036</text:p>
          </table:table-cell>
          <table:table-cell office:value-type="float" office:value="-1.65103094455842">
            <text:p>-1.6510309446</text:p>
          </table:table-cell>
          <table:table-cell office:value-type="float" office:value="-126302.586167924">
            <text:p>-126302.586167924</text:p>
          </table:table-cell>
          <table:table-cell office:value-type="float" office:value="-2.85992366412214">
            <text:p>-2.859923664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197265625">
            <text:p>50.0219726563</text:p>
          </table:table-cell>
          <table:table-cell office:value-type="float" office:value="-0.0073708782728027">
            <text:p>-0.007370878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214950</text:p>
          </table:table-cell>
          <table:table-cell office:value-type="float" office:value="12221267">
            <text:p>12221267</text:p>
          </table:table-cell>
          <table:table-cell office:value-type="float" office:value="-35">
            <text:p>-35</text:p>
          </table:table-cell>
          <table:table-cell office:value-type="float" office:value="43">
            <text:p>43</text:p>
          </table:table-cell>
          <table:table-cell office:value-type="float" office:value="-269">
            <text:p>-269</text:p>
          </table:table-cell>
          <table:table-cell office:value-type="float" office:value="-0.00515267175572376">
            <text:p>-0.0051526718</text:p>
          </table:table-cell>
          <table:table-cell office:value-type="float" office:value="-3.08893129770992">
            <text:p>-3.0889312977</text:p>
          </table:table-cell>
          <table:table-cell office:value-type="float" office:value="-3.57996183206107">
            <text:p>-3.5799618321</text:p>
          </table:table-cell>
          <table:table-cell office:value-type="float" office:value="-0.04384765625">
            <text:p>-0.0438476563</text:p>
          </table:table-cell>
          <table:table-cell office:value-type="float" office:value="0.167724609375">
            <text:p>0.1677246094</text:p>
          </table:table-cell>
          <table:table-cell office:value-type="float" office:value="-1.10595703125">
            <text:p>-1.1059570313</text:p>
          </table:table-cell>
          <table:table-cell office:value-type="float" office:value="0">
            <text:p>0</text:p>
          </table:table-cell>
          <table:table-cell office:value-type="float" office:value="7.41">
            <text:p>7.41</text:p>
          </table:table-cell>
          <table:table-cell office:value-type="float" office:value="0">
            <text:p>0</text:p>
          </table:table-cell>
          <table:table-cell office:value-type="float" office:value="1.91756667250908">
            <text:p>1.9175666725</text:p>
          </table:table-cell>
          <table:table-cell office:value-type="float" office:value="0.0334653869547832">
            <text:p>0.033465387</text:p>
          </table:table-cell>
          <table:table-cell office:value-type="float" office:value="-1.91756667250908">
            <text:p>-1.9175666725</text:p>
          </table:table-cell>
          <table:table-cell office:value-type="float" office:value="-126398.416281489">
            <text:p>-126398.416281489</text:p>
          </table:table-cell>
          <table:table-cell office:value-type="float" office:value="-3.08893129770992">
            <text:p>-3.088931297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74853515625">
            <text:p>49.9748535156</text:p>
          </table:table-cell>
          <table:table-cell office:value-type="float" office:value="-0.00809542926792892">
            <text:p>-0.008095429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265341</text:p>
          </table:table-cell>
          <table:table-cell office:value-type="float" office:value="12271658">
            <text:p>12271658</text:p>
          </table:table-cell>
          <table:table-cell office:value-type="float" office:value="34">
            <text:p>34</text:p>
          </table:table-cell>
          <table:table-cell office:value-type="float" office:value="-40">
            <text:p>-40</text:p>
          </table:table-cell>
          <table:table-cell office:value-type="float" office:value="-276">
            <text:p>-276</text:p>
          </table:table-cell>
          <table:table-cell office:value-type="float" office:value="0.506297709923665">
            <text:p>0.5062977099</text:p>
          </table:table-cell>
          <table:table-cell office:value-type="float" office:value="-4.35610687022901">
            <text:p>-4.3561068702</text:p>
          </table:table-cell>
          <table:table-cell office:value-type="float" office:value="-2.97690839694657">
            <text:p>-2.9769083969</text:p>
          </table:table-cell>
          <table:table-cell office:value-type="float" office:value="-0.027490234375">
            <text:p>-0.0274902344</text:p>
          </table:table-cell>
          <table:table-cell office:value-type="float" office:value="0.128173828125">
            <text:p>0.1281738281</text:p>
          </table:table-cell>
          <table:table-cell office:value-type="float" office:value="-1.0009765625">
            <text:p>-1.0009765625</text:p>
          </table:table-cell>
          <table:table-cell office:value-type="float" office:value="0">
            <text:p>0</text:p>
          </table:table-cell>
          <table:table-cell office:value-type="float" office:value="-7.02">
            <text:p>-7.02</text:p>
          </table:table-cell>
          <table:table-cell office:value-type="float" office:value="0">
            <text:p>0</text:p>
          </table:table-cell>
          <table:table-cell office:value-type="float" office:value="1.95267673757692">
            <text:p>1.9526767376</text:p>
          </table:table-cell>
          <table:table-cell office:value-type="float" office:value="0.0340781280554435">
            <text:p>0.0340781281</text:p>
          </table:table-cell>
          <table:table-cell office:value-type="float" office:value="-1.95267673757692">
            <text:p>-1.9526767376</text:p>
          </table:table-cell>
          <table:table-cell office:value-type="float" office:value="-126496.268936391">
            <text:p>-126496.268936391</text:p>
          </table:table-cell>
          <table:table-cell office:value-type="float" office:value="-4.35610687022901">
            <text:p>-4.35610687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12060546875">
            <text:p>50.1120605469</text:p>
          </table:table-cell>
          <table:table-cell office:value-type="float" office:value="-0.0106648904780349">
            <text:p>-0.010664890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315282</text:p>
          </table:table-cell>
          <table:table-cell office:value-type="float" office:value="12321605">
            <text:p>12321605</text:p>
          </table:table-cell>
          <table:table-cell office:value-type="float" office:value="-50">
            <text:p>-50</text:p>
          </table:table-cell>
          <table:table-cell office:value-type="float" office:value="47">
            <text:p>47</text:p>
          </table:table-cell>
          <table:table-cell office:value-type="float" office:value="-269">
            <text:p>-269</text:p>
          </table:table-cell>
          <table:table-cell office:value-type="float" office:value="1.07881679389313">
            <text:p>1.0788167939</text:p>
          </table:table-cell>
          <table:table-cell office:value-type="float" office:value="-3.09656488549618">
            <text:p>-3.0965648855</text:p>
          </table:table-cell>
          <table:table-cell office:value-type="float" office:value="-2.57232824427481">
            <text:p>-2.5723282443</text:p>
          </table:table-cell>
          <table:table-cell office:value-type="float" office:value="0.048193359375">
            <text:p>0.0481933594</text:p>
          </table:table-cell>
          <table:table-cell office:value-type="float" office:value="0.042724609375">
            <text:p>0.0427246094</text:p>
          </table:table-cell>
          <table:table-cell office:value-type="float" office:value="-1.081298828125">
            <text:p>-1.0812988281</text:p>
          </table:table-cell>
          <table:table-cell office:value-type="float" office:value="0">
            <text:p>0</text:p>
          </table:table-cell>
          <table:table-cell office:value-type="float" office:value="10.53">
            <text:p>10.53</text:p>
          </table:table-cell>
          <table:table-cell office:value-type="float" office:value="0">
            <text:p>0</text:p>
          </table:table-cell>
          <table:table-cell office:value-type="float" office:value="2.27602923567032">
            <text:p>2.2760292357</text:p>
          </table:table-cell>
          <table:table-cell office:value-type="float" office:value="0.0397212781094298">
            <text:p>0.0397212781</text:p>
          </table:table-cell>
          <table:table-cell office:value-type="float" office:value="-2.27602923567032">
            <text:p>-2.2760292357</text:p>
          </table:table-cell>
          <table:table-cell office:value-type="float" office:value="-126610.120408583">
            <text:p>-126610.120408583</text:p>
          </table:table-cell>
          <table:table-cell office:value-type="float" office:value="-3.09656488549618">
            <text:p>-3.096564885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197265625">
            <text:p>50.0219726563</text:p>
          </table:table-cell>
          <table:table-cell office:value-type="float" office:value="-0.00846915900666269">
            <text:p>-0.00846915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365655</text:p>
          </table:table-cell>
          <table:table-cell office:value-type="float" office:value="12371968">
            <text:p>1237196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-272">
            <text:p>-272</text:p>
          </table:table-cell>
          <table:table-cell office:value-type="float" office:value="1.78110687022901">
            <text:p>1.7811068702</text:p>
          </table:table-cell>
          <table:table-cell office:value-type="float" office:value="-0.0125954198473286">
            <text:p>-0.0125954198</text:p>
          </table:table-cell>
          <table:table-cell office:value-type="float" office:value="-2.43492366412214">
            <text:p>-2.4349236641</text:p>
          </table:table-cell>
          <table:table-cell office:value-type="float" office:value="-0.085107421875">
            <text:p>-0.0851074219</text:p>
          </table:table-cell>
          <table:table-cell office:value-type="float" office:value="-0.100830078125">
            <text:p>-0.1008300781</text:p>
          </table:table-cell>
          <table:table-cell office:value-type="float" office:value="-1.06201171875">
            <text:p>-1.0620117188</text:p>
          </table:table-cell>
          <table:table-cell office:value-type="float" office:value="0">
            <text:p>0</text:p>
          </table:table-cell>
          <table:table-cell office:value-type="float" office:value="-0.21">
            <text:p>-0.21</text:p>
          </table:table-cell>
          <table:table-cell office:value-type="float" office:value="0">
            <text:p>0</text:p>
          </table:table-cell>
          <table:table-cell office:value-type="float" office:value="2.22691389700477">
            <text:p>2.226913897</text:p>
          </table:table-cell>
          <table:table-cell office:value-type="float" office:value="0.038864116876174">
            <text:p>0.0388641169</text:p>
          </table:table-cell>
          <table:table-cell office:value-type="float" office:value="-2.22691389700477">
            <text:p>-2.226913897</text:p>
          </table:table-cell>
          <table:table-cell office:value-type="float" office:value="-126721.698254857">
            <text:p>-126721.698254857</text:p>
          </table:table-cell>
          <table:table-cell office:value-type="float" office:value="-0.0125954198473286">
            <text:p>-0.01259541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04248046875">
            <text:p>50.1042480469</text:p>
          </table:table-cell>
          <table:table-cell office:value-type="float" office:value="-0.00225210473669942">
            <text:p>-0.002252104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416130</text:p>
          </table:table-cell>
          <table:table-cell office:value-type="float" office:value="12422444">
            <text:p>12422444</text:p>
          </table:table-cell>
          <table:table-cell office:value-type="float" office:value="19">
            <text:p>19</text:p>
          </table:table-cell>
          <table:table-cell office:value-type="float" office:value="-85">
            <text:p>-85</text:p>
          </table:table-cell>
          <table:table-cell office:value-type="float" office:value="-271">
            <text:p>-271</text:p>
          </table:table-cell>
          <table:table-cell office:value-type="float" office:value="0.804007633587787">
            <text:p>0.8040076336</text:p>
          </table:table-cell>
          <table:table-cell office:value-type="float" office:value="2.43778625954198">
            <text:p>2.4377862595</text:p>
          </table:table-cell>
          <table:table-cell office:value-type="float" office:value="-2.28988549618321">
            <text:p>-2.2898854962</text:p>
          </table:table-cell>
          <table:table-cell office:value-type="float" office:value="-0.046044921875">
            <text:p>-0.0460449219</text:p>
          </table:table-cell>
          <table:table-cell office:value-type="float" office:value="-0.27099609375">
            <text:p>-0.2709960938</text:p>
          </table:table-cell>
          <table:table-cell office:value-type="float" office:value="-0.97021484375">
            <text:p>-0.9702148438</text:p>
          </table:table-cell>
          <table:table-cell office:value-type="float" office:value="0">
            <text:p>0</text:p>
          </table:table-cell>
          <table:table-cell office:value-type="float" office:value="-4.01">
            <text:p>-4.01</text:p>
          </table:table-cell>
          <table:table-cell office:value-type="float" office:value="0">
            <text:p>0</text:p>
          </table:table-cell>
          <table:table-cell office:value-type="float" office:value="1.9826221681867">
            <text:p>1.9826221682</text:p>
          </table:table-cell>
          <table:table-cell office:value-type="float" office:value="0.0346007359194886">
            <text:p>0.0346007359</text:p>
          </table:table-cell>
          <table:table-cell office:value-type="float" office:value="-1.9826221681867">
            <text:p>-1.9826221682</text:p>
          </table:table-cell>
          <table:table-cell office:value-type="float" office:value="-126820.901000982">
            <text:p>-126820.901000982</text:p>
          </table:table-cell>
          <table:table-cell office:value-type="float" office:value="2.43778625954198">
            <text:p>2.437786259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61328125">
            <text:p>50.0361328125</text:p>
          </table:table-cell>
          <table:table-cell office:value-type="float" office:value="0.00289295035089727">
            <text:p>0.002892950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465838</text:p>
          </table:table-cell>
          <table:table-cell office:value-type="float" office:value="12472153">
            <text:p>12472153</text:p>
          </table:table-cell>
          <table:table-cell office:value-type="float" office:value="-62">
            <text:p>-62</text:p>
          </table:table-cell>
          <table:table-cell office:value-type="float" office:value="37">
            <text:p>37</text:p>
          </table:table-cell>
          <table:table-cell office:value-type="float" office:value="-261">
            <text:p>-261</text:p>
          </table:table-cell>
          <table:table-cell office:value-type="float" office:value="1.73530534351145">
            <text:p>1.7353053435</text:p>
          </table:table-cell>
          <table:table-cell office:value-type="float" office:value="0.750763358778625">
            <text:p>0.7507633588</text:p>
          </table:table-cell>
          <table:table-cell office:value-type="float" office:value="-2.25935114503817">
            <text:p>-2.259351145</text:p>
          </table:table-cell>
          <table:table-cell office:value-type="float" office:value="0.00693359374999999">
            <text:p>0.0069335938</text:p>
          </table:table-cell>
          <table:table-cell office:value-type="float" office:value="-0.4599609375">
            <text:p>-0.4599609375</text:p>
          </table:table-cell>
          <table:table-cell office:value-type="float" office:value="-1.00244140625">
            <text:p>-1.0024414063</text:p>
          </table:table-cell>
          <table:table-cell office:value-type="float" office:value="0">
            <text:p>0</text:p>
          </table:table-cell>
          <table:table-cell office:value-type="float" office:value="13.36">
            <text:p>13.36</text:p>
          </table:table-cell>
          <table:table-cell office:value-type="float" office:value="0">
            <text:p>0</text:p>
          </table:table-cell>
          <table:table-cell office:value-type="float" office:value="2.1735150875393">
            <text:p>2.1735150875</text:p>
          </table:table-cell>
          <table:table-cell office:value-type="float" office:value="0.0379322004806161">
            <text:p>0.0379322005</text:p>
          </table:table-cell>
          <table:table-cell office:value-type="float" office:value="-2.1735150875393">
            <text:p>-2.1735150875</text:p>
          </table:table-cell>
          <table:table-cell office:value-type="float" office:value="-126929.409072066">
            <text:p>-126929.409072066</text:p>
          </table:table-cell>
          <table:table-cell office:value-type="float" office:value="0.750763358778625">
            <text:p>0.750763358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228515625">
            <text:p>49.9228515625</text:p>
          </table:table-cell>
          <table:table-cell office:value-type="float" office:value="-0.00067198836998205">
            <text:p>-0.000671988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516259</text:p>
          </table:table-cell>
          <table:table-cell office:value-type="float" office:value="12522639">
            <text:p>12522639</text:p>
          </table:table-cell>
          <table:table-cell office:value-type="float" office:value="33">
            <text:p>33</text:p>
          </table:table-cell>
          <table:table-cell office:value-type="float" office:value="-55">
            <text:p>-55</text:p>
          </table:table-cell>
          <table:table-cell office:value-type="float" office:value="-285">
            <text:p>-285</text:p>
          </table:table-cell>
          <table:table-cell office:value-type="float" office:value="0.437595419847329">
            <text:p>0.4375954198</text:p>
          </table:table-cell>
          <table:table-cell office:value-type="float" office:value="2.76603053435114">
            <text:p>2.7660305344</text:p>
          </table:table-cell>
          <table:table-cell office:value-type="float" office:value="-0.679198473282443">
            <text:p>-0.6791984733</text:p>
          </table:table-cell>
          <table:table-cell office:value-type="float" office:value="0.062109375">
            <text:p>0.062109375</text:p>
          </table:table-cell>
          <table:table-cell office:value-type="float" office:value="-0.539794921875">
            <text:p>-0.5397949219</text:p>
          </table:table-cell>
          <table:table-cell office:value-type="float" office:value="-1.026611328125">
            <text:p>-1.0266113281</text:p>
          </table:table-cell>
          <table:table-cell office:value-type="float" office:value="0">
            <text:p>0</text:p>
          </table:table-cell>
          <table:table-cell office:value-type="float" office:value="-6.61">
            <text:p>-6.61</text:p>
          </table:table-cell>
          <table:table-cell office:value-type="float" office:value="0">
            <text:p>0</text:p>
          </table:table-cell>
          <table:table-cell office:value-type="float" office:value="1.86183370604573">
            <text:p>1.861833706</text:p>
          </table:table-cell>
          <table:table-cell office:value-type="float" office:value="0.0324927348350041">
            <text:p>0.0324927348</text:p>
          </table:table-cell>
          <table:table-cell office:value-type="float" office:value="-1.86183370604573">
            <text:p>-1.861833706</text:p>
          </table:table-cell>
          <table:table-cell office:value-type="float" office:value="-127022.891669718">
            <text:p>-127022.891669718</text:p>
          </table:table-cell>
          <table:table-cell office:value-type="float" office:value="2.76603053435114">
            <text:p>2.76603053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099609375">
            <text:p>50.2099609375</text:p>
          </table:table-cell>
          <table:table-cell office:value-type="float" office:value="0.00367022736265655">
            <text:p>0.003670227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566591</text:p>
          </table:table-cell>
          <table:table-cell office:value-type="float" office:value="12572909">
            <text:p>12572909</text:p>
          </table:table-cell>
          <table:table-cell office:value-type="float" office:value="6">
            <text:p>6</text:p>
          </table:table-cell>
          <table:table-cell office:value-type="float" office:value="-43">
            <text:p>-43</text:p>
          </table:table-cell>
          <table:table-cell office:value-type="float" office:value="-278">
            <text:p>-278</text:p>
          </table:table-cell>
          <table:table-cell office:value-type="float" office:value="0.132251908396948">
            <text:p>0.1322519084</text:p>
          </table:table-cell>
          <table:table-cell office:value-type="float" office:value="0.704961832061068">
            <text:p>0.7049618321</text:p>
          </table:table-cell>
          <table:table-cell office:value-type="float" office:value="-1.18301526717557">
            <text:p>-1.1830152672</text:p>
          </table:table-cell>
          <table:table-cell office:value-type="float" office:value="0.088232421875">
            <text:p>0.0882324219</text:p>
          </table:table-cell>
          <table:table-cell office:value-type="float" office:value="-0.587890625">
            <text:p>-0.587890625</text:p>
          </table:table-cell>
          <table:table-cell office:value-type="float" office:value="-0.9052734375">
            <text:p>-0.9052734375</text:p>
          </table:table-cell>
          <table:table-cell office:value-type="float" office:value="0">
            <text:p>0</text:p>
          </table:table-cell>
          <table:table-cell office:value-type="float" office:value="-1.24">
            <text:p>-1.24</text:p>
          </table:table-cell>
          <table:table-cell office:value-type="float" office:value="0">
            <text:p>0</text:p>
          </table:table-cell>
          <table:table-cell office:value-type="float" office:value="1.76528108700962">
            <text:p>1.765281087</text:p>
          </table:table-cell>
          <table:table-cell office:value-type="float" office:value="0.0308076978535711">
            <text:p>0.0308076979</text:p>
          </table:table-cell>
          <table:table-cell office:value-type="float" office:value="-1.76528108700962">
            <text:p>-1.765281087</text:p>
          </table:table-cell>
          <table:table-cell office:value-type="float" office:value="-127111.265192183">
            <text:p>-127111.265192183</text:p>
          </table:table-cell>
          <table:table-cell office:value-type="float" office:value="0.704961832061068">
            <text:p>0.704961832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201171875">
            <text:p>50.0620117188</text:p>
          </table:table-cell>
          <table:table-cell office:value-type="float" office:value="-0.000355357422887486">
            <text:p>-0.000355357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616429</text:p>
          </table:table-cell>
          <table:table-cell office:value-type="float" office:value="12622750">
            <text:p>12622750</text:p>
          </table:table-cell>
          <table:table-cell office:value-type="float" office:value="-40">
            <text:p>-40</text:p>
          </table:table-cell>
          <table:table-cell office:value-type="float" office:value="59">
            <text:p>59</text:p>
          </table:table-cell>
          <table:table-cell office:value-type="float" office:value="-258">
            <text:p>-258</text:p>
          </table:table-cell>
          <table:table-cell office:value-type="float" office:value="1.31545801526718">
            <text:p>1.3154580153</text:p>
          </table:table-cell>
          <table:table-cell office:value-type="float" office:value="3.47595419847328">
            <text:p>3.4759541985</text:p>
          </table:table-cell>
          <table:table-cell office:value-type="float" office:value="0.687213740458015">
            <text:p>0.6872137405</text:p>
          </table:table-cell>
          <table:table-cell office:value-type="float" office:value="0.145361328125">
            <text:p>0.1453613281</text:p>
          </table:table-cell>
          <table:table-cell office:value-type="float" office:value="-0.63525390625">
            <text:p>-0.6352539063</text:p>
          </table:table-cell>
          <table:table-cell office:value-type="float" office:value="-0.86669921875">
            <text:p>-0.8666992188</text:p>
          </table:table-cell>
          <table:table-cell office:value-type="float" office:value="0">
            <text:p>0</text:p>
          </table:table-cell>
          <table:table-cell office:value-type="float" office:value="8.81">
            <text:p>8.81</text:p>
          </table:table-cell>
          <table:table-cell office:value-type="float" office:value="0">
            <text:p>0</text:p>
          </table:table-cell>
          <table:table-cell office:value-type="float" office:value="1.73598210950596">
            <text:p>1.7359821095</text:p>
          </table:table-cell>
          <table:table-cell office:value-type="float" office:value="0.0302963718936467">
            <text:p>0.0302963719</text:p>
          </table:table-cell>
          <table:table-cell office:value-type="float" office:value="-1.73598210950596">
            <text:p>-1.7359821095</text:p>
          </table:table-cell>
          <table:table-cell office:value-type="float" office:value="-127198.035053819">
            <text:p>-127198.035053819</text:p>
          </table:table-cell>
          <table:table-cell office:value-type="float" office:value="3.47595419847328">
            <text:p>3.475954198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3154296875">
            <text:p>49.9831542969</text:p>
          </table:table-cell>
          <table:table-cell office:value-type="float" office:value="0.00521592628744061">
            <text:p>0.005215926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667018</text:p>
          </table:table-cell>
          <table:table-cell office:value-type="float" office:value="12673336">
            <text:p>12673336</text:p>
          </table:table-cell>
          <table:table-cell office:value-type="float" office:value="-9">
            <text:p>-9</text:p>
          </table:table-cell>
          <table:table-cell office:value-type="float" office:value="-62">
            <text:p>-62</text:p>
          </table:table-cell>
          <table:table-cell office:value-type="float" office:value="-268">
            <text:p>-268</text:p>
          </table:table-cell>
          <table:table-cell office:value-type="float" office:value="0.880343511450383">
            <text:p>0.8803435115</text:p>
          </table:table-cell>
          <table:table-cell office:value-type="float" office:value="3.91870229007633">
            <text:p>3.9187022901</text:p>
          </table:table-cell>
          <table:table-cell office:value-type="float" office:value="0.091793893129771">
            <text:p>0.0917938931</text:p>
          </table:table-cell>
          <table:table-cell office:value-type="float" office:value="0.238134765625">
            <text:p>0.2381347656</text:p>
          </table:table-cell>
          <table:table-cell office:value-type="float" office:value="-0.73291015625">
            <text:p>-0.7329101563</text:p>
          </table:table-cell>
          <table:table-cell office:value-type="float" office:value="-0.876708984375">
            <text:p>-0.8767089844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 office:value-type="float" office:value="0">
            <text:p>0</text:p>
          </table:table-cell>
          <table:table-cell office:value-type="float" office:value="1.54743258546126">
            <text:p>1.5474325855</text:p>
          </table:table-cell>
          <table:table-cell office:value-type="float" office:value="0.0270058042837916">
            <text:p>0.0270058043</text:p>
          </table:table-cell>
          <table:table-cell office:value-type="float" office:value="-1.54743258546126">
            <text:p>-1.5474325855</text:p>
          </table:table-cell>
          <table:table-cell office:value-type="float" office:value="-127275.521153813">
            <text:p>-127275.521153813</text:p>
          </table:table-cell>
          <table:table-cell office:value-type="float" office:value="3.91870229007633">
            <text:p>3.91870229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3974609375">
            <text:p>50.0739746094</text:p>
          </table:table-cell>
          <table:table-cell office:value-type="float" office:value="0.00628997199469141">
            <text:p>0.00628997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717643</text:p>
          </table:table-cell>
          <table:table-cell office:value-type="float" office:value="12723959">
            <text:p>12723959</text:p>
          </table:table-cell>
          <table:table-cell office:value-type="float" office:value="-61">
            <text:p>-61</text:p>
          </table:table-cell>
          <table:table-cell office:value-type="float" office:value="149">
            <text:p>149</text:p>
          </table:table-cell>
          <table:table-cell office:value-type="float" office:value="-266">
            <text:p>-266</text:p>
          </table:table-cell>
          <table:table-cell office:value-type="float" office:value="1.23148854961832">
            <text:p>1.2314885496</text:p>
          </table:table-cell>
          <table:table-cell office:value-type="float" office:value="4.23167938931298">
            <text:p>4.2316793893</text:p>
          </table:table-cell>
          <table:table-cell office:value-type="float" office:value="-1.25171755725191">
            <text:p>-1.2517175573</text:p>
          </table:table-cell>
          <table:table-cell office:value-type="float" office:value="0.23154296875">
            <text:p>0.2315429688</text:p>
          </table:table-cell>
          <table:table-cell office:value-type="float" office:value="-0.7763671875">
            <text:p>-0.7763671875</text:p>
          </table:table-cell>
          <table:table-cell office:value-type="float" office:value="-0.83740234375">
            <text:p>-0.8374023438</text:p>
          </table:table-cell>
          <table:table-cell office:value-type="float" office:value="0">
            <text:p>0</text:p>
          </table:table-cell>
          <table:table-cell office:value-type="float" office:value="12.92">
            <text:p>12.92</text:p>
          </table:table-cell>
          <table:table-cell office:value-type="float" office:value="0">
            <text:p>0</text:p>
          </table:table-cell>
          <table:table-cell office:value-type="float" office:value="1.56730738708103">
            <text:p>1.5673073871</text:p>
          </table:table-cell>
          <table:table-cell office:value-type="float" office:value="0.0273526594604018">
            <text:p>0.0273526595</text:p>
          </table:table-cell>
          <table:table-cell office:value-type="float" office:value="-1.56730738708103">
            <text:p>-1.5673073871</text:p>
          </table:table-cell>
          <table:table-cell office:value-type="float" office:value="-127353.947746112">
            <text:p>-127353.947746112</text:p>
          </table:table-cell>
          <table:table-cell office:value-type="float" office:value="4.23167938931298">
            <text:p>4.231679389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90625">
            <text:p>50.0390625</text:p>
          </table:table-cell>
          <table:table-cell office:value-type="float" office:value="0.00689605139154493">
            <text:p>0.006896051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767058</text:p>
          </table:table-cell>
          <table:table-cell office:value-type="float" office:value="12773375">
            <text:p>12773375</text:p>
          </table:table-cell>
          <table:table-cell office:value-type="float" office:value="63">
            <text:p>63</text:p>
          </table:table-cell>
          <table:table-cell office:value-type="float" office:value="-66">
            <text:p>-66</text:p>
          </table:table-cell>
          <table:table-cell office:value-type="float" office:value="-263">
            <text:p>-263</text:p>
          </table:table-cell>
          <table:table-cell office:value-type="float" office:value="1.62080152671756">
            <text:p>1.6208015267</text:p>
          </table:table-cell>
          <table:table-cell office:value-type="float" office:value="3.39198473282443">
            <text:p>3.3919847328</text:p>
          </table:table-cell>
          <table:table-cell office:value-type="float" office:value="0.0536259541984734">
            <text:p>0.0536259542</text:p>
          </table:table-cell>
          <table:table-cell office:value-type="float" office:value="0.304052734375">
            <text:p>0.3040527344</text:p>
          </table:table-cell>
          <table:table-cell office:value-type="float" office:value="-0.79736328125">
            <text:p>-0.7973632813</text:p>
          </table:table-cell>
          <table:table-cell office:value-type="float" office:value="-0.9580078125">
            <text:p>-0.9580078125</text:p>
          </table:table-cell>
          <table:table-cell office:value-type="float" office:value="0">
            <text:p>0</text:p>
          </table:table-cell>
          <table:table-cell office:value-type="float" office:value="-13.47">
            <text:p>-13.47</text:p>
          </table:table-cell>
          <table:table-cell office:value-type="float" office:value="0">
            <text:p>0</text:p>
          </table:table-cell>
          <table:table-cell office:value-type="float" office:value="1.10076594059391">
            <text:p>1.1007659406</text:p>
          </table:table-cell>
          <table:table-cell office:value-type="float" office:value="0.0192105748794749">
            <text:p>0.0192105749</text:p>
          </table:table-cell>
          <table:table-cell office:value-type="float" office:value="-1.10076594059391">
            <text:p>-1.1007659406</text:p>
          </table:table-cell>
          <table:table-cell office:value-type="float" office:value="-127408.836354024">
            <text:p>-127408.836354024</text:p>
          </table:table-cell>
          <table:table-cell office:value-type="float" office:value="3.39198473282443">
            <text:p>3.391984732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64013671875">
            <text:p>49.8640136719</text:p>
          </table:table-cell>
          <table:table-cell office:value-type="float" office:value="0.00568320352505494">
            <text:p>0.005683203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817675</text:p>
          </table:table-cell>
          <table:table-cell office:value-type="float" office:value="12823994">
            <text:p>12823994</text:p>
          </table:table-cell>
          <table:table-cell office:value-type="float" office:value="-50">
            <text:p>-50</text:p>
          </table:table-cell>
          <table:table-cell office:value-type="float" office:value="-13">
            <text:p>-13</text:p>
          </table:table-cell>
          <table:table-cell office:value-type="float" office:value="-258">
            <text:p>-258</text:p>
          </table:table-cell>
          <table:table-cell office:value-type="float" office:value="2.35362595419847">
            <text:p>2.3536259542</text:p>
          </table:table-cell>
          <table:table-cell office:value-type="float" office:value="1.63625954198473">
            <text:p>1.636259542</text:p>
          </table:table-cell>
          <table:table-cell office:value-type="float" office:value="0.809351145038168">
            <text:p>0.809351145</text:p>
          </table:table-cell>
          <table:table-cell office:value-type="float" office:value="0.334326171875">
            <text:p>0.3343261719</text:p>
          </table:table-cell>
          <table:table-cell office:value-type="float" office:value="-0.841552734375">
            <text:p>-0.8415527344</text:p>
          </table:table-cell>
          <table:table-cell office:value-type="float" office:value="-0.8544921875">
            <text:p>-0.8544921875</text:p>
          </table:table-cell>
          <table:table-cell office:value-type="float" office:value="0">
            <text:p>0</text:p>
          </table:table-cell>
          <table:table-cell office:value-type="float" office:value="10.97">
            <text:p>10.97</text:p>
          </table:table-cell>
          <table:table-cell office:value-type="float" office:value="0">
            <text:p>0</text:p>
          </table:table-cell>
          <table:table-cell office:value-type="float" office:value="1.21790091899526">
            <text:p>1.217900919</text:p>
          </table:table-cell>
          <table:table-cell office:value-type="float" office:value="0.0212548153402314">
            <text:p>0.0212548153</text:p>
          </table:table-cell>
          <table:table-cell office:value-type="float" office:value="-1.21790091899526">
            <text:p>-1.217900919</text:p>
          </table:table-cell>
          <table:table-cell office:value-type="float" office:value="-127469.766783325">
            <text:p>-127469.766783325</text:p>
          </table:table-cell>
          <table:table-cell office:value-type="float" office:value="1.63625954198473">
            <text:p>1.63625954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9052734375">
            <text:p>50.0290527344</text:p>
          </table:table-cell>
          <table:table-cell office:value-type="float" office:value="0.0020546181649742">
            <text:p>0.002054618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867907</text:p>
          </table:table-cell>
          <table:table-cell office:value-type="float" office:value="12874219">
            <text:p>12874219</text:p>
          </table:table-cell>
          <table:table-cell office:value-type="float" office:value="-65">
            <text:p>-65</text:p>
          </table:table-cell>
          <table:table-cell office:value-type="float" office:value="98">
            <text:p>98</text:p>
          </table:table-cell>
          <table:table-cell office:value-type="float" office:value="-262">
            <text:p>-262</text:p>
          </table:table-cell>
          <table:table-cell office:value-type="float" office:value="1.46812977099237">
            <text:p>1.468129771</text:p>
          </table:table-cell>
          <table:table-cell office:value-type="float" office:value="5.74312977099237">
            <text:p>5.743129771</text:p>
          </table:table-cell>
          <table:table-cell office:value-type="float" office:value="1.38950381679389">
            <text:p>1.3895038168</text:p>
          </table:table-cell>
          <table:table-cell office:value-type="float" office:value="0.368994140625">
            <text:p>0.3689941406</text:p>
          </table:table-cell>
          <table:table-cell office:value-type="float" office:value="-0.804931640625">
            <text:p>-0.8049316406</text:p>
          </table:table-cell>
          <table:table-cell office:value-type="float" office:value="-0.7509765625">
            <text:p>-0.7509765625</text:p>
          </table:table-cell>
          <table:table-cell office:value-type="float" office:value="0">
            <text:p>0</text:p>
          </table:table-cell>
          <table:table-cell office:value-type="float" office:value="13.93">
            <text:p>13.93</text:p>
          </table:table-cell>
          <table:table-cell office:value-type="float" office:value="0">
            <text:p>0</text:p>
          </table:table-cell>
          <table:table-cell office:value-type="float" office:value="1.19063578719">
            <text:p>1.1906357872</text:p>
          </table:table-cell>
          <table:table-cell office:value-type="float" office:value="0.0207789840696336">
            <text:p>0.0207789841</text:p>
          </table:table-cell>
          <table:table-cell office:value-type="float" office:value="-1.19063578719">
            <text:p>-1.1906357872</text:p>
          </table:table-cell>
          <table:table-cell office:value-type="float" office:value="-127529.336652101">
            <text:p>-127529.336652101</text:p>
          </table:table-cell>
          <table:table-cell office:value-type="float" office:value="5.74312977099237">
            <text:p>5.74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1982421875">
            <text:p>50.0319824219</text:p>
          </table:table-cell>
          <table:table-cell office:value-type="float" office:value="0.0102956237547947">
            <text:p>0.010295623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917470</text:p>
          </table:table-cell>
          <table:table-cell office:value-type="float" office:value="12923791">
            <text:p>12923791</text:p>
          </table:table-cell>
          <table:table-cell office:value-type="float" office:value="-28">
            <text:p>-28</text:p>
          </table:table-cell>
          <table:table-cell office:value-type="float" office:value="-55">
            <text:p>-55</text:p>
          </table:table-cell>
          <table:table-cell office:value-type="float" office:value="-260">
            <text:p>-260</text:p>
          </table:table-cell>
          <table:table-cell office:value-type="float" office:value="0.284923664122139">
            <text:p>0.2849236641</text:p>
          </table:table-cell>
          <table:table-cell office:value-type="float" office:value="4.29274809160305">
            <text:p>4.2927480916</text:p>
          </table:table-cell>
          <table:table-cell office:value-type="float" office:value="1.02309160305344">
            <text:p>1.0230916031</text:p>
          </table:table-cell>
          <table:table-cell office:value-type="float" office:value="0.357275390625">
            <text:p>0.3572753906</text:p>
          </table:table-cell>
          <table:table-cell office:value-type="float" office:value="-0.755859375">
            <text:p>-0.755859375</text:p>
          </table:table-cell>
          <table:table-cell office:value-type="float" office:value="-0.7724609375">
            <text:p>-0.7724609375</text:p>
          </table:table-cell>
          <table:table-cell office:value-type="float" office:value="0">
            <text:p>0</text:p>
          </table:table-cell>
          <table:table-cell office:value-type="float" office:value="6.15">
            <text:p>6.15</text:p>
          </table:table-cell>
          <table:table-cell office:value-type="float" office:value="0">
            <text:p>0</text:p>
          </table:table-cell>
          <table:table-cell office:value-type="float" office:value="1.07920943345953">
            <text:p>1.0792094335</text:p>
          </table:table-cell>
          <table:table-cell office:value-type="float" office:value="0.018834370566484">
            <text:p>0.0188343706</text:p>
          </table:table-cell>
          <table:table-cell office:value-type="float" office:value="-1.07920943345953">
            <text:p>-1.0792094335</text:p>
          </table:table-cell>
          <table:table-cell office:value-type="float" office:value="-127583.351136941">
            <text:p>-127583.351136941</text:p>
          </table:table-cell>
          <table:table-cell office:value-type="float" office:value="4.29274809160305">
            <text:p>4.29274809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0048828125">
            <text:p>50.0500488281</text:p>
          </table:table-cell>
          <table:table-cell office:value-type="float" office:value="0.00750628674974657">
            <text:p>0.007506286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7_968149</text:p>
          </table:table-cell>
          <table:table-cell office:value-type="float" office:value="12974469">
            <text:p>12974469</text:p>
          </table:table-cell>
          <table:table-cell office:value-type="float" office:value="-63">
            <text:p>-63</text:p>
          </table:table-cell>
          <table:table-cell office:value-type="float" office:value="125">
            <text:p>125</text:p>
          </table:table-cell>
          <table:table-cell office:value-type="float" office:value="-226">
            <text:p>-226</text:p>
          </table:table-cell>
          <table:table-cell office:value-type="float" office:value="0.42996183206107">
            <text:p>0.4299618321</text:p>
          </table:table-cell>
          <table:table-cell office:value-type="float" office:value="4.2469465648855">
            <text:p>4.2469465649</text:p>
          </table:table-cell>
          <table:table-cell office:value-type="float" office:value="1.83988549618321">
            <text:p>1.8398854962</text:p>
          </table:table-cell>
          <table:table-cell office:value-type="float" office:value="0.338720703125">
            <text:p>0.3387207031</text:p>
          </table:table-cell>
          <table:table-cell office:value-type="float" office:value="-0.6689453125">
            <text:p>-0.6689453125</text:p>
          </table:table-cell>
          <table:table-cell office:value-type="float" office:value="-0.7392578125">
            <text:p>-0.7392578125</text:p>
          </table:table-cell>
          <table:table-cell office:value-type="float" office:value="0">
            <text:p>0</text:p>
          </table:table-cell>
          <table:table-cell office:value-type="float" office:value="15.58">
            <text:p>15.58</text:p>
          </table:table-cell>
          <table:table-cell office:value-type="float" office:value="0">
            <text:p>0</text:p>
          </table:table-cell>
          <table:table-cell office:value-type="float" office:value="1.16126684195636">
            <text:p>1.161266842</text:p>
          </table:table-cell>
          <table:table-cell office:value-type="float" office:value="0.0202664370323972">
            <text:p>0.020266437</text:p>
          </table:table-cell>
          <table:table-cell office:value-type="float" office:value="-1.16126684195636">
            <text:p>-1.161266842</text:p>
          </table:table-cell>
          <table:table-cell office:value-type="float" office:value="-127641.361178705">
            <text:p>-127641.361178705</text:p>
          </table:table-cell>
          <table:table-cell office:value-type="float" office:value="4.2469465648855">
            <text:p>4.246946564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41015625">
            <text:p>49.9541015625</text:p>
          </table:table-cell>
          <table:table-cell office:value-type="float" office:value="0.00733262628781464">
            <text:p>0.007332626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019327</text:p>
          </table:table-cell>
          <table:table-cell office:value-type="float" office:value="13025644">
            <text:p>13025644</text:p>
          </table:table-cell>
          <table:table-cell office:value-type="float" office:value="63">
            <text:p>63</text:p>
          </table:table-cell>
          <table:table-cell office:value-type="float" office:value="-85">
            <text:p>-85</text:p>
          </table:table-cell>
          <table:table-cell office:value-type="float" office:value="-288">
            <text:p>-288</text:p>
          </table:table-cell>
          <table:table-cell office:value-type="float" office:value="1.10171755725191">
            <text:p>1.1017175573</text:p>
          </table:table-cell>
          <table:table-cell office:value-type="float" office:value="3.81946564885496">
            <text:p>3.8194656489</text:p>
          </table:table-cell>
          <table:table-cell office:value-type="float" office:value="1.57270992366412">
            <text:p>1.5727099237</text:p>
          </table:table-cell>
          <table:table-cell office:value-type="float" office:value="0.340673828125">
            <text:p>0.3406738281</text:p>
          </table:table-cell>
          <table:table-cell office:value-type="float" office:value="-0.635986328125">
            <text:p>-0.6359863281</text:p>
          </table:table-cell>
          <table:table-cell office:value-type="float" office:value="-0.79296875">
            <text:p>-0.79296875</text:p>
          </table:table-cell>
          <table:table-cell office:value-type="float" office:value="0">
            <text:p>0</text:p>
          </table:table-cell>
          <table:table-cell office:value-type="float" office:value="-12.34">
            <text:p>-12.34</text:p>
          </table:table-cell>
          <table:table-cell office:value-type="float" office:value="0">
            <text:p>0</text:p>
          </table:table-cell>
          <table:table-cell office:value-type="float" office:value="0.703036851924255">
            <text:p>0.7030368519</text:p>
          </table:table-cell>
          <table:table-cell office:value-type="float" office:value="0.0122694040475437">
            <text:p>0.012269404</text:p>
          </table:table-cell>
          <table:table-cell office:value-type="float" office:value="-0.703036851924255">
            <text:p>-0.7030368519</text:p>
          </table:table-cell>
          <table:table-cell office:value-type="float" office:value="-127676.710407137">
            <text:p>-127676.710407137</text:p>
          </table:table-cell>
          <table:table-cell office:value-type="float" office:value="3.81946564885496">
            <text:p>3.819465648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8076171875">
            <text:p>50.2807617188</text:p>
          </table:table-cell>
          <table:table-cell office:value-type="float" office:value="0.00693589444578567">
            <text:p>0.006935894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068058</text:p>
          </table:table-cell>
          <table:table-cell office:value-type="float" office:value="13074374">
            <text:p>13074374</text:p>
          </table:table-cell>
          <table:table-cell office:value-type="float" office:value="3">
            <text:p>3</text:p>
          </table:table-cell>
          <table:table-cell office:value-type="float" office:value="-48">
            <text:p>-48</text:p>
          </table:table-cell>
          <table:table-cell office:value-type="float" office:value="-270">
            <text:p>-270</text:p>
          </table:table-cell>
          <table:table-cell office:value-type="float" office:value="2.49866412213741">
            <text:p>2.4986641221</text:p>
          </table:table-cell>
          <table:table-cell office:value-type="float" office:value="2.67442748091603">
            <text:p>2.6744274809</text:p>
          </table:table-cell>
          <table:table-cell office:value-type="float" office:value="1.29790076335878">
            <text:p>1.2979007634</text:p>
          </table:table-cell>
          <table:table-cell office:value-type="float" office:value="0.339453125">
            <text:p>0.339453125</text:p>
          </table:table-cell>
          <table:table-cell office:value-type="float" office:value="-0.5341796875">
            <text:p>-0.5341796875</text:p>
          </table:table-cell>
          <table:table-cell office:value-type="float" office:value="-0.838134765625">
            <text:p>-0.8381347656</text:p>
          </table:table-cell>
          <table:table-cell office:value-type="float" office:value="0">
            <text:p>0</text:p>
          </table:table-cell>
          <table:table-cell office:value-type="float" office:value="-0.64">
            <text:p>-0.64</text:p>
          </table:table-cell>
          <table:table-cell office:value-type="float" office:value="0">
            <text:p>0</text:p>
          </table:table-cell>
          <table:table-cell office:value-type="float" office:value="0.546669357347744">
            <text:p>0.5466693573</text:p>
          </table:table-cell>
          <table:table-cell office:value-type="float" office:value="0.0095404774406238">
            <text:p>0.0095404774</text:p>
          </table:table-cell>
          <table:table-cell office:value-type="float" office:value="-0.546669357347744">
            <text:p>-0.5466693573</text:p>
          </table:table-cell>
          <table:table-cell office:value-type="float" office:value="-127703.736640419">
            <text:p>-127703.736640419</text:p>
          </table:table-cell>
          <table:table-cell office:value-type="float" office:value="2.67442748091603">
            <text:p>2.674427480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43798828125">
            <text:p>49.4379882813</text:p>
          </table:table-cell>
          <table:table-cell office:value-type="float" office:value="0.00480218560448432">
            <text:p>0.004802185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118672</text:p>
          </table:table-cell>
          <table:table-cell office:value-type="float" office:value="13124992">
            <text:p>13124992</text:p>
          </table:table-cell>
          <table:table-cell office:value-type="float" office:value="-32">
            <text:p>-32</text:p>
          </table:table-cell>
          <table:table-cell office:value-type="float" office:value="27">
            <text:p>27</text:p>
          </table:table-cell>
          <table:table-cell office:value-type="float" office:value="-262">
            <text:p>-262</text:p>
          </table:table-cell>
          <table:table-cell office:value-type="float" office:value="1.94904580152672">
            <text:p>1.9490458015</text:p>
          </table:table-cell>
          <table:table-cell office:value-type="float" office:value="0.330916030534351">
            <text:p>0.3309160305</text:p>
          </table:table-cell>
          <table:table-cell office:value-type="float" office:value="0.847519083969466">
            <text:p>0.847519084</text:p>
          </table:table-cell>
          <table:table-cell office:value-type="float" office:value="0.33408203125">
            <text:p>0.3340820313</text:p>
          </table:table-cell>
          <table:table-cell office:value-type="float" office:value="-0.470703125">
            <text:p>-0.470703125</text:p>
          </table:table-cell>
          <table:table-cell office:value-type="float" office:value="-1.06005859375">
            <text:p>-1.0600585938</text:p>
          </table:table-cell>
          <table:table-cell office:value-type="float" office:value="0">
            <text:p>0</text:p>
          </table:table-cell>
          <table:table-cell office:value-type="float" office:value="6.96">
            <text:p>6.96</text:p>
          </table:table-cell>
          <table:table-cell office:value-type="float" office:value="0">
            <text:p>0</text:p>
          </table:table-cell>
          <table:table-cell office:value-type="float" office:value="0.658764373031443">
            <text:p>0.658764373</text:p>
          </table:table-cell>
          <table:table-cell office:value-type="float" office:value="0.0114967604368489">
            <text:p>0.0114967604</text:p>
          </table:table-cell>
          <table:table-cell office:value-type="float" office:value="-0.658764373031443">
            <text:p>-0.658764373</text:p>
          </table:table-cell>
          <table:table-cell office:value-type="float" office:value="-127736.748680566">
            <text:p>-127736.748680566</text:p>
          </table:table-cell>
          <table:table-cell office:value-type="float" office:value="0.330916030534351">
            <text:p>0.33091603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12060546875">
            <text:p>50.1120605469</text:p>
          </table:table-cell>
          <table:table-cell table:style-name="ce1" office:value-type="string">
            <text:p>3.0676880372585043e-0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168393</text:p>
          </table:table-cell>
          <table:table-cell office:value-type="float" office:value="13174708">
            <text:p>13174708</text:p>
          </table:table-cell>
          <table:table-cell office:value-type="float" office:value="22">
            <text:p>22</text:p>
          </table:table-cell>
          <table:table-cell office:value-type="float" office:value="-89">
            <text:p>-89</text:p>
          </table:table-cell>
          <table:table-cell office:value-type="float" office:value="-273">
            <text:p>-273</text:p>
          </table:table-cell>
          <table:table-cell office:value-type="float" office:value="0.0101145038167951">
            <text:p>0.0101145038</text:p>
          </table:table-cell>
          <table:table-cell office:value-type="float" office:value="0.83473282442748">
            <text:p>0.8347328244</text:p>
          </table:table-cell>
          <table:table-cell office:value-type="float" office:value="1.01545801526718">
            <text:p>1.0154580153</text:p>
          </table:table-cell>
          <table:table-cell office:value-type="float" office:value="0.233740234375">
            <text:p>0.2337402344</text:p>
          </table:table-cell>
          <table:table-cell office:value-type="float" office:value="-0.350830078125">
            <text:p>-0.3508300781</text:p>
          </table:table-cell>
          <table:table-cell office:value-type="float" office:value="-1.090087890625">
            <text:p>-1.0900878906</text:p>
          </table:table-cell>
          <table:table-cell office:value-type="float" office:value="0">
            <text:p>0</text:p>
          </table:table-cell>
          <table:table-cell office:value-type="float" office:value="-4.61">
            <text:p>-4.61</text:p>
          </table:table-cell>
          <table:table-cell office:value-type="float" office:value="0">
            <text:p>0</text:p>
          </table:table-cell>
          <table:table-cell office:value-type="float" office:value="0.512565623609804">
            <text:p>0.5125656236</text:p>
          </table:table-cell>
          <table:table-cell office:value-type="float" office:value="0.00894529884135784">
            <text:p>0.0089452988</text:p>
          </table:table-cell>
          <table:table-cell office:value-type="float" office:value="-0.512565623609804">
            <text:p>-0.5125656236</text:p>
          </table:table-cell>
          <table:table-cell office:value-type="float" office:value="-127762.357565343">
            <text:p>-127762.357565343</text:p>
          </table:table-cell>
          <table:table-cell office:value-type="float" office:value="0.83473282442748">
            <text:p>0.83473282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62158203125">
            <text:p>49.9621582031</text:p>
          </table:table-cell>
          <table:table-cell office:value-type="float" office:value="0.00115690002524516">
            <text:p>0.001156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218409</text:p>
          </table:table-cell>
          <table:table-cell office:value-type="float" office:value="13224725">
            <text:p>13224725</text:p>
          </table:table-cell>
          <table:table-cell office:value-type="float" office:value="-46">
            <text:p>-46</text:p>
          </table:table-cell>
          <table:table-cell office:value-type="float" office:value="42">
            <text:p>42</text:p>
          </table:table-cell>
          <table:table-cell office:value-type="float" office:value="-261">
            <text:p>-261</text:p>
          </table:table-cell>
          <table:table-cell office:value-type="float" office:value="0.292557251908398">
            <text:p>0.2925572519</text:p>
          </table:table-cell>
          <table:table-cell office:value-type="float" office:value="-1.35610687022901">
            <text:p>-1.3561068702</text:p>
          </table:table-cell>
          <table:table-cell office:value-type="float" office:value="0.229198473282443">
            <text:p>0.2291984733</text:p>
          </table:table-cell>
          <table:table-cell office:value-type="float" office:value="0.112646484375">
            <text:p>0.1126464844</text:p>
          </table:table-cell>
          <table:table-cell office:value-type="float" office:value="-0.20361328125">
            <text:p>-0.2036132813</text:p>
          </table:table-cell>
          <table:table-cell office:value-type="float" office:value="-1.105224609375">
            <text:p>-1.105224609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768633211362714">
            <text:p>0.7686332114</text:p>
          </table:table-cell>
          <table:table-cell office:value-type="float" office:value="0.013414192170379">
            <text:p>0.0134141922</text:p>
          </table:table-cell>
          <table:table-cell office:value-type="float" office:value="-0.768633211362714">
            <text:p>-0.7686332114</text:p>
          </table:table-cell>
          <table:table-cell office:value-type="float" office:value="-127800.757887594">
            <text:p>-127800.757887594</text:p>
          </table:table-cell>
          <table:table-cell office:value-type="float" office:value="-1.35610687022901">
            <text:p>-1.35610687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9228515625">
            <text:p>49.9592285156</text:p>
          </table:table-cell>
          <table:table-cell office:value-type="float" office:value="-0.00348084695182073">
            <text:p>-0.00348084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269148</text:p>
          </table:table-cell>
          <table:table-cell office:value-type="float" office:value="13275467">
            <text:p>13275467</text:p>
          </table:table-cell>
          <table:table-cell office:value-type="float" office:value="12">
            <text:p>12</text:p>
          </table:table-cell>
          <table:table-cell office:value-type="float" office:value="-60">
            <text:p>-60</text:p>
          </table:table-cell>
          <table:table-cell office:value-type="float" office:value="-278">
            <text:p>-278</text:p>
          </table:table-cell>
          <table:table-cell office:value-type="float" office:value="1.04064885496183">
            <text:p>1.040648855</text:p>
          </table:table-cell>
          <table:table-cell office:value-type="float" office:value="4.60572519083969">
            <text:p>4.6057251908</text:p>
          </table:table-cell>
          <table:table-cell office:value-type="float" office:value="-0.702099236641221">
            <text:p>-0.7020992366</text:p>
          </table:table-cell>
          <table:table-cell office:value-type="float" office:value="-0.02236328125">
            <text:p>-0.0223632813</text:p>
          </table:table-cell>
          <table:table-cell office:value-type="float" office:value="-0.0126953125">
            <text:p>-0.0126953125</text:p>
          </table:table-cell>
          <table:table-cell office:value-type="float" office:value="-0.973388671875">
            <text:p>-0.9733886719</text:p>
          </table:table-cell>
          <table:table-cell office:value-type="float" office:value="0">
            <text:p>0</text:p>
          </table:table-cell>
          <table:table-cell office:value-type="float" office:value="-2.47">
            <text:p>-2.47</text:p>
          </table:table-cell>
          <table:table-cell office:value-type="float" office:value="0">
            <text:p>0</text:p>
          </table:table-cell>
          <table:table-cell office:value-type="float" office:value="0.477637278544303">
            <text:p>0.4776372785</text:p>
          </table:table-cell>
          <table:table-cell office:value-type="float" office:value="0.00833572911944682">
            <text:p>0.0083357291</text:p>
          </table:table-cell>
          <table:table-cell office:value-type="float" office:value="-0.477637278544303">
            <text:p>-0.4776372785</text:p>
          </table:table-cell>
          <table:table-cell office:value-type="float" office:value="-127824.693275816">
            <text:p>-127824.693275816</text:p>
          </table:table-cell>
          <table:table-cell office:value-type="float" office:value="4.60572519083969">
            <text:p>4.605725190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12060546875">
            <text:p>50.1120605469</text:p>
          </table:table-cell>
          <table:table-cell office:value-type="float" office:value="0.00873381310313508">
            <text:p>0.008733813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319098</text:p>
          </table:table-cell>
          <table:table-cell office:value-type="float" office:value="13325412">
            <text:p>13325412</text:p>
          </table:table-cell>
          <table:table-cell office:value-type="float" office:value="24">
            <text:p>24</text:p>
          </table:table-cell>
          <table:table-cell office:value-type="float" office:value="-46">
            <text:p>-46</text:p>
          </table:table-cell>
          <table:table-cell office:value-type="float" office:value="-269">
            <text:p>-269</text:p>
          </table:table-cell>
          <table:table-cell office:value-type="float" office:value="-0.188358778625953">
            <text:p>-0.1883587786</text:p>
          </table:table-cell>
          <table:table-cell office:value-type="float" office:value="-0.394274809160306">
            <text:p>-0.3942748092</text:p>
          </table:table-cell>
          <table:table-cell office:value-type="float" office:value="-2.22881679389313">
            <text:p>-2.2288167939</text:p>
          </table:table-cell>
          <table:table-cell office:value-type="float" office:value="-0.106103515625">
            <text:p>-0.1061035156</text:p>
          </table:table-cell>
          <table:table-cell office:value-type="float" office:value="0.15869140625">
            <text:p>0.1586914063</text:p>
          </table:table-cell>
          <table:table-cell office:value-type="float" office:value="-1.04150390625">
            <text:p>-1.0415039063</text:p>
          </table:table-cell>
          <table:table-cell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0">
            <text:p>0</text:p>
          </table:table-cell>
          <table:table-cell office:value-type="float" office:value="0.385482704103531">
            <text:p>0.3854827041</text:p>
          </table:table-cell>
          <table:table-cell office:value-type="float" office:value="0.00672744684299356">
            <text:p>0.0067274468</text:p>
          </table:table-cell>
          <table:table-cell office:value-type="float" office:value="-0.385482704103531">
            <text:p>-0.3854827041</text:p>
          </table:table-cell>
          <table:table-cell office:value-type="float" office:value="-127844.02133719">
            <text:p>-127844.02133719</text:p>
          </table:table-cell>
          <table:table-cell office:value-type="float" office:value="-0.394274809160306">
            <text:p>-0.394274809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39892578125">
            <text:p>50.1398925781</text:p>
          </table:table-cell>
          <table:table-cell office:value-type="float" office:value="-0.00117403232242414">
            <text:p>-0.001174032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369217</text:p>
          </table:table-cell>
          <table:table-cell office:value-type="float" office:value="13375564">
            <text:p>13375564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-251">
            <text:p>-251</text:p>
          </table:table-cell>
          <table:table-cell office:value-type="float" office:value="0.559732824427482">
            <text:p>0.5597328244</text:p>
          </table:table-cell>
          <table:table-cell office:value-type="float" office:value="0.727862595419847">
            <text:p>0.7278625954</text:p>
          </table:table-cell>
          <table:table-cell office:value-type="float" office:value="-2.17538167938931">
            <text:p>-2.1753816794</text:p>
          </table:table-cell>
          <table:table-cell office:value-type="float" office:value="-0.15517578125">
            <text:p>-0.1551757813</text:p>
          </table:table-cell>
          <table:table-cell office:value-type="float" office:value="0.14599609375">
            <text:p>0.1459960938</text:p>
          </table:table-cell>
          <table:table-cell office:value-type="float" office:value="-1.026611328125">
            <text:p>-1.0266113281</text:p>
          </table:table-cell>
          <table:table-cell table:number-columns-repeated="3" office:value-type="float" office:value="0">
            <text:p>0</text:p>
          </table:table-cell>
          <table:table-cell office:value-type="float" office:value="0.342119798975942">
            <text:p>0.342119799</text:p>
          </table:table-cell>
          <table:table-cell office:value-type="float" office:value="0.005970677119999">
            <text:p>0.0059706771</text:p>
          </table:table-cell>
          <table:table-cell office:value-type="float" office:value="-0.342119798975942">
            <text:p>-0.342119799</text:p>
          </table:table-cell>
          <table:table-cell office:value-type="float" office:value="-127861.12156389">
            <text:p>-127861.12156389</text:p>
          </table:table-cell>
          <table:table-cell office:value-type="float" office:value="0.727862595419847">
            <text:p>0.727862595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3154296875">
            <text:p>49.9831542969</text:p>
          </table:table-cell>
          <table:table-cell office:value-type="float" office:value="0.00111360539186375">
            <text:p>0.001113605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419659</text:p>
          </table:table-cell>
          <table:table-cell office:value-type="float" office:value="13425978">
            <text:p>1342597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68">
            <text:p>-268</text:p>
          </table:table-cell>
          <table:table-cell office:value-type="float" office:value="-0.0433206106870219">
            <text:p>-0.0433206107</text:p>
          </table:table-cell>
          <table:table-cell office:value-type="float" office:value="-2.83702290076336">
            <text:p>-2.8370229008</text:p>
          </table:table-cell>
          <table:table-cell office:value-type="float" office:value="-3.10667938931298">
            <text:p>-3.1066793893</text:p>
          </table:table-cell>
          <table:table-cell office:value-type="float" office:value="-0.11123046875">
            <text:p>-0.1112304688</text:p>
          </table:table-cell>
          <table:table-cell office:value-type="float" office:value="0.05322265625">
            <text:p>0.0532226563</text:p>
          </table:table-cell>
          <table:table-cell office:value-type="float" office:value="-1.0751953125">
            <text:p>-1.0751953125</text:p>
          </table:table-cell>
          <table:table-cell office:value-type="float" office:value="0">
            <text:p>0</text:p>
          </table:table-cell>
          <table:table-cell office:value-type="float" office:value="-1.28">
            <text:p>-1.28</text:p>
          </table:table-cell>
          <table:table-cell office:value-type="float" office:value="0">
            <text:p>0</text:p>
          </table:table-cell>
          <table:table-cell office:value-type="float" office:value="0.448719190052405">
            <text:p>0.4487191901</text:p>
          </table:table-cell>
          <table:table-cell office:value-type="float" office:value="0.00783105043721475">
            <text:p>0.0078310504</text:p>
          </table:table-cell>
          <table:table-cell office:value-type="float" office:value="-0.448719190052405">
            <text:p>-0.4487191901</text:p>
          </table:table-cell>
          <table:table-cell office:value-type="float" office:value="-127883.570450362">
            <text:p>-127883.570450362</text:p>
          </table:table-cell>
          <table:table-cell office:value-type="float" office:value="-2.83702290076336">
            <text:p>-2.837022900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880859375">
            <text:p>50.0288085938</text:p>
          </table:table-cell>
          <table:table-cell office:value-type="float" office:value="-0.00612276499157912">
            <text:p>-0.00612276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470581</text:p>
          </table:table-cell>
          <table:table-cell office:value-type="float" office:value="13476901">
            <text:p>13476901</text:p>
          </table:table-cell>
          <table:table-cell office:value-type="float" office:value="69">
            <text:p>69</text:p>
          </table:table-cell>
          <table:table-cell office:value-type="float" office:value="-51">
            <text:p>-51</text:p>
          </table:table-cell>
          <table:table-cell office:value-type="float" office:value="-279">
            <text:p>-279</text:p>
          </table:table-cell>
          <table:table-cell office:value-type="float" office:value="0.292557251908398">
            <text:p>0.2925572519</text:p>
          </table:table-cell>
          <table:table-cell office:value-type="float" office:value="2.20114503816794">
            <text:p>2.2011450382</text:p>
          </table:table-cell>
          <table:table-cell office:value-type="float" office:value="-2.90820610687023">
            <text:p>-2.9082061069</text:p>
          </table:table-cell>
          <table:table-cell office:value-type="float" office:value="0.019140625">
            <text:p>0.019140625</text:p>
          </table:table-cell>
          <table:table-cell office:value-type="float" office:value="-0.239990234375">
            <text:p>-0.2399902344</text:p>
          </table:table-cell>
          <table:table-cell office:value-type="float" office:value="-1.019775390625">
            <text:p>-1.0197753906</text:p>
          </table:table-cell>
          <table:table-cell office:value-type="float" office:value="0">
            <text:p>0</text:p>
          </table:table-cell>
          <table:table-cell office:value-type="float" office:value="-13.89">
            <text:p>-13.89</text:p>
          </table:table-cell>
          <table:table-cell office:value-type="float" office:value="0">
            <text:p>0</text:p>
          </table:table-cell>
          <table:table-cell office:value-type="float" office:value="0.0524397354878746">
            <text:p>0.0524397355</text:p>
          </table:table-cell>
          <table:table-cell office:value-type="float" office:value="0.000915178629805838">
            <text:p>0.0009151786</text:p>
          </table:table-cell>
          <table:table-cell office:value-type="float" office:value="-0.0524397354878746">
            <text:p>-0.0524397355</text:p>
          </table:table-cell>
          <table:table-cell office:value-type="float" office:value="-127886.231446871">
            <text:p>-127886.231446871</text:p>
          </table:table-cell>
          <table:table-cell office:value-type="float" office:value="2.20114503816794">
            <text:p>2.201145038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743896484375">
            <text:p>50.7438964844</text:p>
          </table:table-cell>
          <table:table-cell office:value-type="float" office:value="0.004349850340848">
            <text:p>0.004349850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519746</text:p>
          </table:table-cell>
          <table:table-cell office:value-type="float" office:value="13526057">
            <text:p>13526057</text:p>
          </table:table-cell>
          <table:table-cell office:value-type="float" office:value="-48">
            <text:p>-48</text:p>
          </table:table-cell>
          <table:table-cell office:value-type="float" office:value="69">
            <text:p>69</text:p>
          </table:table-cell>
          <table:table-cell office:value-type="float" office:value="-271">
            <text:p>-271</text:p>
          </table:table-cell>
          <table:table-cell office:value-type="float" office:value="-0.035687022900762">
            <text:p>-0.0356870229</text:p>
          </table:table-cell>
          <table:table-cell office:value-type="float" office:value="1.65916030534351">
            <text:p>1.6591603053</text:p>
          </table:table-cell>
          <table:table-cell office:value-type="float" office:value="-2.90820610687023">
            <text:p>-2.9082061069</text:p>
          </table:table-cell>
          <table:table-cell office:value-type="float" office:value="0.195654296875">
            <text:p>0.1956542969</text:p>
          </table:table-cell>
          <table:table-cell office:value-type="float" office:value="-0.51416015625">
            <text:p>-0.5141601563</text:p>
          </table:table-cell>
          <table:table-cell office:value-type="float" office:value="-1.046875">
            <text:p>-1.046875</text:p>
          </table:table-cell>
          <table:table-cell office:value-type="float" office:value="0">
            <text:p>0</text:p>
          </table:table-cell>
          <table:table-cell office:value-type="float" office:value="10.04">
            <text:p>10.04</text:p>
          </table:table-cell>
          <table:table-cell office:value-type="float" office:value="0">
            <text:p>0</text:p>
          </table:table-cell>
          <table:table-cell office:value-type="float" office:value="0.171876490369264">
            <text:p>0.1718764904</text:p>
          </table:table-cell>
          <table:table-cell office:value-type="float" office:value="0.00299958970976029">
            <text:p>0.0029995897</text:p>
          </table:table-cell>
          <table:table-cell office:value-type="float" office:value="-0.171876490369264">
            <text:p>-0.1718764904</text:p>
          </table:table-cell>
          <table:table-cell office:value-type="float" office:value="-127894.731570168">
            <text:p>-127894.731570168</text:p>
          </table:table-cell>
          <table:table-cell office:value-type="float" office:value="1.65916030534351">
            <text:p>1.659160305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454833984375">
            <text:p>49.4548339844</text:p>
          </table:table-cell>
          <table:table-cell office:value-type="float" office:value="0.00314644412031776">
            <text:p>0.003146444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570104</text:p>
          </table:table-cell>
          <table:table-cell office:value-type="float" office:value="13576423">
            <text:p>13576423</text:p>
          </table:table-cell>
          <table:table-cell office:value-type="float" office:value="-28">
            <text:p>-28</text:p>
          </table:table-cell>
          <table:table-cell office:value-type="float" office:value="86">
            <text:p>86</text:p>
          </table:table-cell>
          <table:table-cell office:value-type="float" office:value="-279">
            <text:p>-279</text:p>
          </table:table-cell>
          <table:table-cell office:value-type="float" office:value="0.849809160305345">
            <text:p>0.8498091603</text:p>
          </table:table-cell>
          <table:table-cell office:value-type="float" office:value="-3.52404580152672">
            <text:p>-3.5240458015</text:p>
          </table:table-cell>
          <table:table-cell office:value-type="float" office:value="-1.56469465648855">
            <text:p>-1.5646946565</text:p>
          </table:table-cell>
          <table:table-cell office:value-type="float" office:value="0.301123046875">
            <text:p>0.3011230469</text:p>
          </table:table-cell>
          <table:table-cell office:value-type="float" office:value="-0.757080078125">
            <text:p>-0.7570800781</text:p>
          </table:table-cell>
          <table:table-cell office:value-type="float" office:value="-1.1044921875">
            <text:p>-1.1044921875</text:p>
          </table:table-cell>
          <table:table-cell office:value-type="float" office:value="0">
            <text:p>0</text:p>
          </table:table-cell>
          <table:table-cell office:value-type="float" office:value="5.73">
            <text:p>5.73</text:p>
          </table:table-cell>
          <table:table-cell office:value-type="float" office:value="0">
            <text:p>0</text:p>
          </table:table-cell>
          <table:table-cell office:value-type="float" office:value="0.455568775630803">
            <text:p>0.4555687756</text:p>
          </table:table-cell>
          <table:table-cell office:value-type="float" office:value="0.00795058945254455">
            <text:p>0.0079505895</text:p>
          </table:table-cell>
          <table:table-cell office:value-type="float" office:value="-0.455568775630803">
            <text:p>-0.4555687756</text:p>
          </table:table-cell>
          <table:table-cell office:value-type="float" office:value="-127917.486874598">
            <text:p>-127917.486874598</text:p>
          </table:table-cell>
          <table:table-cell office:value-type="float" office:value="-3.52404580152672">
            <text:p>-3.524045801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4921875">
            <text:p>49.94921875</text:p>
          </table:table-cell>
          <table:table-cell office:value-type="float" office:value="-0.00750366037868424">
            <text:p>-0.007503660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620205</text:p>
          </table:table-cell>
          <table:table-cell office:value-type="float" office:value="13626521">
            <text:p>13626521</text:p>
          </table:table-cell>
          <table:table-cell office:value-type="float" office:value="19">
            <text:p>19</text:p>
          </table:table-cell>
          <table:table-cell office:value-type="float" office:value="-104">
            <text:p>-104</text:p>
          </table:table-cell>
          <table:table-cell office:value-type="float" office:value="-271">
            <text:p>-271</text:p>
          </table:table-cell>
          <table:table-cell office:value-type="float" office:value="0.460496183206108">
            <text:p>0.4604961832</text:p>
          </table:table-cell>
          <table:table-cell office:value-type="float" office:value="-0.0583969465648861">
            <text:p>-0.0583969466</text:p>
          </table:table-cell>
          <table:table-cell office:value-type="float" office:value="-0.465458015267176">
            <text:p>-0.4654580153</text:p>
          </table:table-cell>
          <table:table-cell office:value-type="float" office:value="0.36044921875">
            <text:p>0.3604492188</text:p>
          </table:table-cell>
          <table:table-cell office:value-type="float" office:value="-0.86474609375">
            <text:p>-0.8647460938</text:p>
          </table:table-cell>
          <table:table-cell office:value-type="float" office:value="-1.01953125">
            <text:p>-1.01953125</text:p>
          </table:table-cell>
          <table:table-cell office:value-type="float" office:value="0">
            <text:p>0</text:p>
          </table:table-cell>
          <table:table-cell office:value-type="float" office:value="-4.01">
            <text:p>-4.01</text:p>
          </table:table-cell>
          <table:table-cell office:value-type="float" office:value="0">
            <text:p>0</text:p>
          </table:table-cell>
          <table:table-cell office:value-type="float" office:value="0.369109773621101">
            <text:p>0.3691097736</text:p>
          </table:table-cell>
          <table:table-cell office:value-type="float" office:value="0.00644170634591799">
            <text:p>0.0064417063</text:p>
          </table:table-cell>
          <table:table-cell office:value-type="float" office:value="-0.369109773621101">
            <text:p>-0.3691097736</text:p>
          </table:table-cell>
          <table:table-cell office:value-type="float" office:value="-127935.984446839">
            <text:p>-127935.984446839</text:p>
          </table:table-cell>
          <table:table-cell office:value-type="float" office:value="-0.0583969465648861">
            <text:p>-0.05839694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14013671875">
            <text:p>50.1140136719</text:p>
          </table:table-cell>
          <table:table-cell office:value-type="float" office:value="-0.000485903666750873">
            <text:p>-0.000485903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672821</text:p>
          </table:table-cell>
          <table:table-cell office:value-type="float" office:value="13679135">
            <text:p>13679135</text:p>
          </table:table-cell>
          <table:table-cell office:value-type="float" office:value="-88">
            <text:p>-88</text:p>
          </table:table-cell>
          <table:table-cell office:value-type="float" office:value="89">
            <text:p>89</text:p>
          </table:table-cell>
          <table:table-cell office:value-type="float" office:value="-260">
            <text:p>-260</text:p>
          </table:table-cell>
          <table:table-cell office:value-type="float" office:value="0.338358778625955">
            <text:p>0.3383587786</text:p>
          </table:table-cell>
          <table:table-cell office:value-type="float" office:value="0.101908396946564">
            <text:p>0.1019083969</text:p>
          </table:table-cell>
          <table:table-cell office:value-type="float" office:value="-0.22118320610687">
            <text:p>-0.2211832061</text:p>
          </table:table-cell>
          <table:table-cell office:value-type="float" office:value="0.492041015625">
            <text:p>0.4920410156</text:p>
          </table:table-cell>
          <table:table-cell office:value-type="float" office:value="-0.81201171875">
            <text:p>-0.8120117188</text:p>
          </table:table-cell>
          <table:table-cell office:value-type="float" office:value="-0.770751953125">
            <text:p>-0.7707519531</text:p>
          </table:table-cell>
          <table:table-cell office:value-type="float" office:value="0">
            <text:p>0</text:p>
          </table:table-cell>
          <table:table-cell office:value-type="float" office:value="18.7">
            <text:p>18.7</text:p>
          </table:table-cell>
          <table:table-cell office:value-type="float" office:value="0">
            <text:p>0</text:p>
          </table:table-cell>
          <table:table-cell office:value-type="float" office:value="0.73073417537163">
            <text:p>0.7307341754</text:p>
          </table:table-cell>
          <table:table-cell office:value-type="float" office:value="0.0127527779296969">
            <text:p>0.0127527779</text:p>
          </table:table-cell>
          <table:table-cell office:value-type="float" office:value="-0.73073417537163">
            <text:p>-0.7307341754</text:p>
          </table:table-cell>
          <table:table-cell office:value-type="float" office:value="-127972.57307056">
            <text:p>-127972.57307056</text:p>
          </table:table-cell>
          <table:table-cell office:value-type="float" office:value="0.101908396946564">
            <text:p>0.101908396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1044921875">
            <text:p>50.0710449219</text:p>
          </table:table-cell>
          <table:table-cell office:value-type="float" office:value="-0.000526917381478501">
            <text:p>-0.000526917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720820</text:p>
          </table:table-cell>
          <table:table-cell office:value-type="float" office:value="13727140">
            <text:p>13727140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-265">
            <text:p>-265</text:p>
          </table:table-cell>
          <table:table-cell office:value-type="float" office:value="1.35362595419847">
            <text:p>1.3536259542</text:p>
          </table:table-cell>
          <table:table-cell office:value-type="float" office:value="3.53702290076336">
            <text:p>3.5370229008</text:p>
          </table:table-cell>
          <table:table-cell office:value-type="float" office:value="-0.763167938931298">
            <text:p>-0.7631679389</text:p>
          </table:table-cell>
          <table:table-cell office:value-type="float" office:value="0.516455078125">
            <text:p>0.5164550781</text:p>
          </table:table-cell>
          <table:table-cell office:value-type="float" office:value="-0.751220703125">
            <text:p>-0.7512207031</text:p>
          </table:table-cell>
          <table:table-cell office:value-type="float" office:value="-0.813720703125">
            <text:p>-0.8137207031</text:p>
          </table:table-cell>
          <table:table-cell office:value-type="float" office:value="0">
            <text:p>0</text:p>
          </table:table-cell>
          <table:table-cell office:value-type="float" office:value="-6.25">
            <text:p>-6.25</text:p>
          </table:table-cell>
          <table:table-cell office:value-type="float" office:value="0">
            <text:p>0</text:p>
          </table:table-cell>
          <table:table-cell office:value-type="float" office:value="0.417939352313679">
            <text:p>0.4179393523</text:p>
          </table:table-cell>
          <table:table-cell office:value-type="float" office:value="0.00729388049413053">
            <text:p>0.0072938805</text:p>
          </table:table-cell>
          <table:table-cell office:value-type="float" office:value="-0.417939352313679">
            <text:p>-0.4179393523</text:p>
          </table:table-cell>
          <table:table-cell office:value-type="float" office:value="-127993.464222125">
            <text:p>-127993.464222125</text:p>
          </table:table-cell>
          <table:table-cell office:value-type="float" office:value="3.53702290076336">
            <text:p>3.537022900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6083984375">
            <text:p>49.9860839844</text:p>
          </table:table-cell>
          <table:table-cell office:value-type="float" office:value="0.00665610644921304">
            <text:p>0.006656106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770817</text:p>
          </table:table-cell>
          <table:table-cell office:value-type="float" office:value="13777170">
            <text:p>13777170</text:p>
          </table:table-cell>
          <table:table-cell office:value-type="float" office:value="-38">
            <text:p>-38</text:p>
          </table:table-cell>
          <table:table-cell office:value-type="float" office:value="-5">
            <text:p>-5</text:p>
          </table:table-cell>
          <table:table-cell office:value-type="float" office:value="-276">
            <text:p>-276</text:p>
          </table:table-cell>
          <table:table-cell office:value-type="float" office:value="0.727671755725192">
            <text:p>0.7276717557</text:p>
          </table:table-cell>
          <table:table-cell office:value-type="float" office:value="-2.62328244274809">
            <text:p>-2.6232824427</text:p>
          </table:table-cell>
          <table:table-cell office:value-type="float" office:value="-0.190648854961832">
            <text:p>-0.190648855</text:p>
          </table:table-cell>
          <table:table-cell office:value-type="float" office:value="0.452978515625">
            <text:p>0.4529785156</text:p>
          </table:table-cell>
          <table:table-cell office:value-type="float" office:value="-0.59912109375">
            <text:p>-0.5991210938</text:p>
          </table:table-cell>
          <table:table-cell office:value-type="float" office:value="-0.842529296875">
            <text:p>-0.8425292969</text:p>
          </table:table-cell>
          <table:table-cell office:value-type="float" office:value="0">
            <text:p>0</text:p>
          </table:table-cell>
          <table:table-cell office:value-type="float" office:value="7.84">
            <text:p>7.84</text:p>
          </table:table-cell>
          <table:table-cell office:value-type="float" office:value="0">
            <text:p>0</text:p>
          </table:table-cell>
          <table:table-cell office:value-type="float" office:value="0.695100864097551">
            <text:p>0.6951008641</text:p>
          </table:table-cell>
          <table:table-cell office:value-type="float" office:value="0.0121309051325925">
            <text:p>0.0121309051</text:p>
          </table:table-cell>
          <table:table-cell office:value-type="float" office:value="-0.695100864097551">
            <text:p>-0.6951008641</text:p>
          </table:table-cell>
          <table:table-cell office:value-type="float" office:value="-128028.268648717">
            <text:p>-128028.268648717</text:p>
          </table:table-cell>
          <table:table-cell office:value-type="float" office:value="-2.62328244274809">
            <text:p>-2.623282442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1044921875">
            <text:p>50.0710449219</text:p>
          </table:table-cell>
          <table:table-cell office:value-type="float" office:value="-0.00594166574959374">
            <text:p>-0.005941665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821232</text:p>
          </table:table-cell>
          <table:table-cell office:value-type="float" office:value="13827554">
            <text:p>13827554</text:p>
          </table:table-cell>
          <table:table-cell office:value-type="float" office:value="-77">
            <text:p>-77</text:p>
          </table:table-cell>
          <table:table-cell office:value-type="float" office:value="146">
            <text:p>146</text:p>
          </table:table-cell>
          <table:table-cell office:value-type="float" office:value="-263">
            <text:p>-263</text:p>
          </table:table-cell>
          <table:table-cell office:value-type="float" office:value="2.60553435114504">
            <text:p>2.6055343511</text:p>
          </table:table-cell>
          <table:table-cell office:value-type="float" office:value="1.2087786259542">
            <text:p>1.208778626</text:p>
          </table:table-cell>
          <table:table-cell office:value-type="float" office:value="-0.564694656488549">
            <text:p>-0.5646946565</text:p>
          </table:table-cell>
          <table:table-cell office:value-type="float" office:value="0.37021484375">
            <text:p>0.3702148438</text:p>
          </table:table-cell>
          <table:table-cell office:value-type="float" office:value="-0.382080078125">
            <text:p>-0.3820800781</text:p>
          </table:table-cell>
          <table:table-cell office:value-type="float" office:value="-1.09375">
            <text:p>-1.09375</text:p>
          </table:table-cell>
          <table:table-cell office:value-type="float" office:value="0">
            <text:p>0</text:p>
          </table:table-cell>
          <table:table-cell office:value-type="float" office:value="16.32">
            <text:p>16.32</text:p>
          </table:table-cell>
          <table:table-cell office:value-type="float" office:value="0">
            <text:p>0</text:p>
          </table:table-cell>
          <table:table-cell office:value-type="float" office:value="0.948133985380114">
            <text:p>0.9481339854</text:p>
          </table:table-cell>
          <table:table-cell office:value-type="float" office:value="0.0165468409315901">
            <text:p>0.0165468409</text:p>
          </table:table-cell>
          <table:table-cell office:value-type="float" office:value="-0.948133985380114">
            <text:p>-0.9481339854</text:p>
          </table:table-cell>
          <table:table-cell office:value-type="float" office:value="-128075.862382229">
            <text:p>-128075.862382229</text:p>
          </table:table-cell>
          <table:table-cell office:value-type="float" office:value="1.2087786259542">
            <text:p>1.2087786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97265625">
            <text:p>50.197265625</text:p>
          </table:table-cell>
          <table:table-cell office:value-type="float" office:value="0.00146942326652828">
            <text:p>0.001469423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871601</text:p>
          </table:table-cell>
          <table:table-cell office:value-type="float" office:value="13877924">
            <text:p>13877924</text:p>
          </table:table-cell>
          <table:table-cell office:value-type="float" office:value="66">
            <text:p>66</text:p>
          </table:table-cell>
          <table:table-cell office:value-type="float" office:value="-168">
            <text:p>-168</text:p>
          </table:table-cell>
          <table:table-cell office:value-type="float" office:value="-269">
            <text:p>-269</text:p>
          </table:table-cell>
          <table:table-cell office:value-type="float" office:value="1.48339694656489">
            <text:p>1.4833969466</text:p>
          </table:table-cell>
          <table:table-cell office:value-type="float" office:value="3.1706106870229">
            <text:p>3.170610687</text:p>
          </table:table-cell>
          <table:table-cell office:value-type="float" office:value="-0.121946564885496">
            <text:p>-0.1219465649</text:p>
          </table:table-cell>
          <table:table-cell office:value-type="float" office:value="0.3638671875">
            <text:p>0.3638671875</text:p>
          </table:table-cell>
          <table:table-cell office:value-type="float" office:value="-0.1650390625">
            <text:p>-0.1650390625</text:p>
          </table:table-cell>
          <table:table-cell office:value-type="float" office:value="-0.95849609375">
            <text:p>-0.9584960938</text:p>
          </table:table-cell>
          <table:table-cell office:value-type="float" office:value="0">
            <text:p>0</text:p>
          </table:table-cell>
          <table:table-cell office:value-type="float" office:value="-13.79">
            <text:p>-13.79</text:p>
          </table:table-cell>
          <table:table-cell office:value-type="float" office:value="0">
            <text:p>0</text:p>
          </table:table-cell>
          <table:table-cell office:value-type="float" office:value="0.498247929902237">
            <text:p>0.4982479299</text:p>
          </table:table-cell>
          <table:table-cell office:value-type="float" office:value="0.00869542635082438">
            <text:p>0.0086954264</text:p>
          </table:table-cell>
          <table:table-cell office:value-type="float" office:value="-0.498247929902237">
            <text:p>-0.4982479299</text:p>
          </table:table-cell>
          <table:table-cell office:value-type="float" office:value="-128100.748382288">
            <text:p>-128100.748382288</text:p>
          </table:table-cell>
          <table:table-cell office:value-type="float" office:value="3.1706106870229">
            <text:p>3.17061068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47021484375">
            <text:p>49.9470214844</text:p>
          </table:table-cell>
          <table:table-cell office:value-type="float" office:value="0.00584297344414356">
            <text:p>0.005842973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921491</text:p>
          </table:table-cell>
          <table:table-cell office:value-type="float" office:value="13927811">
            <text:p>13927811</text:p>
          </table:table-cell>
          <table:table-cell office:value-type="float" office:value="-97">
            <text:p>-97</text:p>
          </table:table-cell>
          <table:table-cell office:value-type="float" office:value="84">
            <text:p>84</text:p>
          </table:table-cell>
          <table:table-cell office:value-type="float" office:value="-263">
            <text:p>-263</text:p>
          </table:table-cell>
          <table:table-cell office:value-type="float" office:value="1.49103053435115">
            <text:p>1.4910305344</text:p>
          </table:table-cell>
          <table:table-cell office:value-type="float" office:value="-1.15763358778626">
            <text:p>-1.1576335878</text:p>
          </table:table-cell>
          <table:table-cell office:value-type="float" office:value="0.10706106870229">
            <text:p>0.1070610687</text:p>
          </table:table-cell>
          <table:table-cell office:value-type="float" office:value="0.21640625">
            <text:p>0.21640625</text:p>
          </table:table-cell>
          <table:table-cell office:value-type="float" office:value="-0.803466796875">
            <text:p>-0.8034667969</text:p>
          </table:table-cell>
          <table:table-cell office:value-type="float" office:value="-1.049560546875">
            <text:p>-1.0495605469</text:p>
          </table:table-cell>
          <table:table-cell office:value-type="float" office:value="0">
            <text:p>0</text:p>
          </table:table-cell>
          <table:table-cell office:value-type="float" office:value="20.25">
            <text:p>20.25</text:p>
          </table:table-cell>
          <table:table-cell office:value-type="float" office:value="0">
            <text:p>0</text:p>
          </table:table-cell>
          <table:table-cell office:value-type="float" office:value="0.949984338479297">
            <text:p>0.9499843385</text:p>
          </table:table-cell>
          <table:table-cell office:value-type="float" office:value="0.016579133306794">
            <text:p>0.0165791333</text:p>
          </table:table-cell>
          <table:table-cell office:value-type="float" office:value="-0.949984338479297">
            <text:p>-0.9499843385</text:p>
          </table:table-cell>
          <table:table-cell office:value-type="float" office:value="-128148.286563414">
            <text:p>-128148.286563414</text:p>
          </table:table-cell>
          <table:table-cell office:value-type="float" office:value="-1.15763358778626">
            <text:p>-1.157633587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1015625">
            <text:p>50.041015625</text:p>
          </table:table-cell>
          <table:table-cell office:value-type="float" office:value="-0.00326525151405182">
            <text:p>-0.003265251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8_970984</text:p>
          </table:table-cell>
          <table:table-cell office:value-type="float" office:value="13977300">
            <text:p>13977300</text:p>
          </table:table-cell>
          <table:table-cell office:value-type="float" office:value="-78">
            <text:p>-78</text:p>
          </table:table-cell>
          <table:table-cell office:value-type="float" office:value="72">
            <text:p>72</text:p>
          </table:table-cell>
          <table:table-cell office:value-type="float" office:value="-255">
            <text:p>-255</text:p>
          </table:table-cell>
          <table:table-cell office:value-type="float" office:value="0.59026717557252">
            <text:p>0.5902671756</text:p>
          </table:table-cell>
          <table:table-cell office:value-type="float" office:value="1.65916030534351">
            <text:p>1.6591603053</text:p>
          </table:table-cell>
          <table:table-cell office:value-type="float" office:value="-0.121946564885496">
            <text:p>-0.1219465649</text:p>
          </table:table-cell>
          <table:table-cell office:value-type="float" office:value="0.0826171875">
            <text:p>0.0826171875</text:p>
          </table:table-cell>
          <table:table-cell office:value-type="float" office:value="0.225341796875">
            <text:p>0.2253417969</text:p>
          </table:table-cell>
          <table:table-cell office:value-type="float" office:value="-1.12451171875">
            <text:p>-1.1245117188</text:p>
          </table:table-cell>
          <table:table-cell office:value-type="float" office:value="0">
            <text:p>0</text:p>
          </table:table-cell>
          <table:table-cell office:value-type="float" office:value="17.01">
            <text:p>17.01</text:p>
          </table:table-cell>
          <table:table-cell office:value-type="float" office:value="0">
            <text:p>0</text:p>
          </table:table-cell>
          <table:table-cell office:value-type="float" office:value="1.1901020181704">
            <text:p>1.1901020182</text:p>
          </table:table-cell>
          <table:table-cell office:value-type="float" office:value="0.0207696687289774">
            <text:p>0.0207696687</text:p>
          </table:table-cell>
          <table:table-cell office:value-type="float" office:value="-1.1901020181704">
            <text:p>-1.1901020182</text:p>
          </table:table-cell>
          <table:table-cell office:value-type="float" office:value="-128207.621691256">
            <text:p>-128207.621691256</text:p>
          </table:table-cell>
          <table:table-cell office:value-type="float" office:value="1.65916030534351">
            <text:p>1.659160305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57177734375">
            <text:p>49.8571777344</text:p>
          </table:table-cell>
          <table:table-cell office:value-type="float" office:value="0.00212821859251662">
            <text:p>0.002128218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023386</text:p>
          </table:table-cell>
          <table:table-cell office:value-type="float" office:value="14029706">
            <text:p>14029706</text:p>
          </table:table-cell>
          <table:table-cell office:value-type="float" office:value="42">
            <text:p>42</text:p>
          </table:table-cell>
          <table:table-cell office:value-type="float" office:value="-78">
            <text:p>-78</text:p>
          </table:table-cell>
          <table:table-cell office:value-type="float" office:value="-272">
            <text:p>-272</text:p>
          </table:table-cell>
          <table:table-cell office:value-type="float" office:value="-0.73034351145038">
            <text:p>-0.7303435115</text:p>
          </table:table-cell>
          <table:table-cell office:value-type="float" office:value="-0.65381679389313">
            <text:p>-0.6538167939</text:p>
          </table:table-cell>
          <table:table-cell office:value-type="float" office:value="-1.13721374045802">
            <text:p>-1.1372137405</text:p>
          </table:table-cell>
          <table:table-cell office:value-type="float" office:value="0.009375">
            <text:p>0.009375</text:p>
          </table:table-cell>
          <table:table-cell office:value-type="float" office:value="-0.444580078125">
            <text:p>-0.4445800781</text:p>
          </table:table-cell>
          <table:table-cell office:value-type="float" office:value="-1.11181640625">
            <text:p>-1.1118164063</text:p>
          </table:table-cell>
          <table:table-cell office:value-type="float" office:value="0">
            <text:p>0</text:p>
          </table:table-cell>
          <table:table-cell office:value-type="float" office:value="-8.78">
            <text:p>-8.78</text:p>
          </table:table-cell>
          <table:table-cell office:value-type="float" office:value="0">
            <text:p>0</text:p>
          </table:table-cell>
          <table:table-cell office:value-type="float" office:value="1.02394548857156">
            <text:p>1.0239454886</text:p>
          </table:table-cell>
          <table:table-cell office:value-type="float" office:value="0.0178699038145123">
            <text:p>0.0178699038</text:p>
          </table:table-cell>
          <table:table-cell office:value-type="float" office:value="-1.02394548857156">
            <text:p>-1.0239454886</text:p>
          </table:table-cell>
          <table:table-cell office:value-type="float" office:value="-128260.701115485">
            <text:p>-128260.701115485</text:p>
          </table:table-cell>
          <table:table-cell office:value-type="float" office:value="-0.65381679389313">
            <text:p>-0.653816793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1.838134765625">
            <text:p>51.8381347656</text:p>
          </table:table-cell>
          <table:table-cell office:value-type="float" office:value="-0.00233157907635782">
            <text:p>-0.002331579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071560</text:p>
          </table:table-cell>
          <table:table-cell office:value-type="float" office:value="14077885">
            <text:p>14077885</text:p>
          </table:table-cell>
          <table:table-cell office:value-type="float" office:value="-105">
            <text:p>-105</text:p>
          </table:table-cell>
          <table:table-cell office:value-type="float" office:value="148">
            <text:p>148</text:p>
          </table:table-cell>
          <table:table-cell office:value-type="float" office:value="-263">
            <text:p>-263</text:p>
          </table:table-cell>
          <table:table-cell office:value-type="float" office:value="1.40706106870229">
            <text:p>1.4070610687</text:p>
          </table:table-cell>
          <table:table-cell office:value-type="float" office:value="-1.5469465648855">
            <text:p>-1.5469465649</text:p>
          </table:table-cell>
          <table:table-cell office:value-type="float" office:value="-1.99217557251908">
            <text:p>-1.9921755725</text:p>
          </table:table-cell>
          <table:table-cell office:value-type="float" office:value="-0.145166015625">
            <text:p>-0.1451660156</text:p>
          </table:table-cell>
          <table:table-cell office:value-type="float" office:value="-0.3232421875">
            <text:p>-0.3232421875</text:p>
          </table:table-cell>
          <table:table-cell office:value-type="float" office:value="-0.925537109375">
            <text:p>-0.9255371094</text:p>
          </table:table-cell>
          <table:table-cell office:value-type="float" office:value="0">
            <text:p>0</text:p>
          </table:table-cell>
          <table:table-cell office:value-type="float" office:value="21.77">
            <text:p>21.77</text:p>
          </table:table-cell>
          <table:table-cell office:value-type="float" office:value="0">
            <text:p>0</text:p>
          </table:table-cell>
          <table:table-cell office:value-type="float" office:value="1.51154044700952">
            <text:p>1.511540447</text:p>
          </table:table-cell>
          <table:table-cell office:value-type="float" office:value="0.026379414432976">
            <text:p>0.0263794144</text:p>
          </table:table-cell>
          <table:table-cell office:value-type="float" office:value="-1.51154044700952">
            <text:p>-1.511540447</text:p>
          </table:table-cell>
          <table:table-cell office:value-type="float" office:value="-128333.251735686">
            <text:p>-128333.251735686</text:p>
          </table:table-cell>
          <table:table-cell office:value-type="float" office:value="-1.5469465648855">
            <text:p>-1.546946564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7.997802734375">
            <text:p>47.9978027344</text:p>
          </table:table-cell>
          <table:table-cell office:value-type="float" office:value="-0.00460543357678052">
            <text:p>-0.004605433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121586</text:p>
          </table:table-cell>
          <table:table-cell office:value-type="float" office:value="14128331">
            <text:p>14128331</text:p>
          </table:table-cell>
          <table:table-cell office:value-type="float" office:value="100">
            <text:p>100</text:p>
          </table:table-cell>
          <table:table-cell office:value-type="float" office:value="-177">
            <text:p>-177</text:p>
          </table:table-cell>
          <table:table-cell office:value-type="float" office:value="-282">
            <text:p>-282</text:p>
          </table:table-cell>
          <table:table-cell office:value-type="float" office:value="0.116984732824429">
            <text:p>0.1169847328</text:p>
          </table:table-cell>
          <table:table-cell office:value-type="float" office:value="-1.24923664122137">
            <text:p>-1.2492366412</text:p>
          </table:table-cell>
          <table:table-cell office:value-type="float" office:value="-2.90820610687023">
            <text:p>-2.9082061069</text:p>
          </table:table-cell>
          <table:table-cell office:value-type="float" office:value="-0.228662109375">
            <text:p>-0.2286621094</text:p>
          </table:table-cell>
          <table:table-cell office:value-type="float" office:value="-0.150390625">
            <text:p>-0.150390625</text:p>
          </table:table-cell>
          <table:table-cell office:value-type="float" office:value="-0.9228515625">
            <text:p>-0.9228515625</text:p>
          </table:table-cell>
          <table:table-cell office:value-type="float" office:value="0">
            <text:p>0</text:p>
          </table:table-cell>
          <table:table-cell office:value-type="float" office:value="-19.53">
            <text:p>-19.53</text:p>
          </table:table-cell>
          <table:table-cell office:value-type="float" office:value="0">
            <text:p>0</text:p>
          </table:table-cell>
          <table:table-cell office:value-type="float" office:value="1.1518488685858">
            <text:p>1.1518488686</text:p>
          </table:table-cell>
          <table:table-cell office:value-type="float" office:value="0.0201020744953892">
            <text:p>0.0201020745</text:p>
          </table:table-cell>
          <table:table-cell office:value-type="float" office:value="-1.1518488685858">
            <text:p>-1.1518488686</text:p>
          </table:table-cell>
          <table:table-cell office:value-type="float" office:value="-128390.708353186">
            <text:p>-128390.708353186</text:p>
          </table:table-cell>
          <table:table-cell office:value-type="float" office:value="-1.24923664122137">
            <text:p>-1.249236641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82080078125">
            <text:p>49.8820800781</text:p>
          </table:table-cell>
          <table:table-cell office:value-type="float" office:value="-0.00365032215102855">
            <text:p>-0.003650322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171237</text:p>
          </table:table-cell>
          <table:table-cell office:value-type="float" office:value="14177546">
            <text:p>14177546</text:p>
          </table:table-cell>
          <table:table-cell office:value-type="float" office:value="-13">
            <text:p>-13</text:p>
          </table:table-cell>
          <table:table-cell office:value-type="float" office:value="-21">
            <text:p>-21</text:p>
          </table:table-cell>
          <table:table-cell office:value-type="float" office:value="-266">
            <text:p>-266</text:p>
          </table:table-cell>
          <table:table-cell office:value-type="float" office:value="-0.127290076335877">
            <text:p>-0.1272900763</text:p>
          </table:table-cell>
          <table:table-cell office:value-type="float" office:value="-1.37900763358779">
            <text:p>-1.3790076336</text:p>
          </table:table-cell>
          <table:table-cell office:value-type="float" office:value="-1.96164122137405">
            <text:p>-1.9616412214</text:p>
          </table:table-cell>
          <table:table-cell office:value-type="float" office:value="-0.384423828125">
            <text:p>-0.3844238281</text:p>
          </table:table-cell>
          <table:table-cell office:value-type="float" office:value="0.01513671875">
            <text:p>0.0151367188</text:p>
          </table:table-cell>
          <table:table-cell office:value-type="float" office:value="-0.906005859375">
            <text:p>-0.9060058594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1.2520935239421">
            <text:p>1.2520935239</text:p>
          </table:table-cell>
          <table:table-cell office:value-type="float" office:value="0.0218515449204556">
            <text:p>0.0218515449</text:p>
          </table:table-cell>
          <table:table-cell office:value-type="float" office:value="-1.2520935239421">
            <text:p>-1.2520935239</text:p>
          </table:table-cell>
          <table:table-cell office:value-type="float" office:value="-128453.078873221">
            <text:p>-128453.078873221</text:p>
          </table:table-cell>
          <table:table-cell office:value-type="float" office:value="-1.37900763358779">
            <text:p>-1.37900763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1298828125">
            <text:p>49.8129882813</text:p>
          </table:table-cell>
          <table:table-cell office:value-type="float" office:value="-0.00401010879111768">
            <text:p>-0.004010108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222727</text:p>
          </table:table-cell>
          <table:table-cell office:value-type="float" office:value="14229049">
            <text:p>14229049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-274">
            <text:p>-274</text:p>
          </table:table-cell>
          <table:table-cell office:value-type="float" office:value="-0.455534351145037">
            <text:p>-0.4555343511</text:p>
          </table:table-cell>
          <table:table-cell office:value-type="float" office:value="-3.49351145038168">
            <text:p>-3.4935114504</text:p>
          </table:table-cell>
          <table:table-cell office:value-type="float" office:value="-1.3280534351145">
            <text:p>-1.3280534351</text:p>
          </table:table-cell>
          <table:table-cell office:value-type="float" office:value="-0.4525390625">
            <text:p>-0.4525390625</text:p>
          </table:table-cell>
          <table:table-cell office:value-type="float" office:value="0.20166015625">
            <text:p>0.2016601563</text:p>
          </table:table-cell>
          <table:table-cell office:value-type="float" office:value="-1.158447265625">
            <text:p>-1.1584472656</text:p>
          </table:table-cell>
          <table:table-cell office:value-type="float" office:value="0">
            <text:p>0</text:p>
          </table:table-cell>
          <table:table-cell office:value-type="float" office:value="-1.67">
            <text:p>-1.67</text:p>
          </table:table-cell>
          <table:table-cell office:value-type="float" office:value="0">
            <text:p>0</text:p>
          </table:table-cell>
          <table:table-cell office:value-type="float" office:value="1.36731682456204">
            <text:p>1.3673168246</text:p>
          </table:table-cell>
          <table:table-cell office:value-type="float" office:value="0.0238624227672259">
            <text:p>0.0238624228</text:p>
          </table:table-cell>
          <table:table-cell office:value-type="float" office:value="-1.36731682456204">
            <text:p>-1.3673168246</text:p>
          </table:table-cell>
          <table:table-cell office:value-type="float" office:value="-128522.456515547">
            <text:p>-128522.456515547</text:p>
          </table:table-cell>
          <table:table-cell office:value-type="float" office:value="-3.49351145038168">
            <text:p>-3.49351145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739990234375">
            <text:p>50.7399902344</text:p>
          </table:table-cell>
          <table:table-cell office:value-type="float" office:value="-0.0083543397253254">
            <text:p>-0.008354339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272349</text:p>
          </table:table-cell>
          <table:table-cell office:value-type="float" office:value="14278667">
            <text:p>14278667</text:p>
          </table:table-cell>
          <table:table-cell office:value-type="float" office:value="15">
            <text:p>15</text:p>
          </table:table-cell>
          <table:table-cell office:value-type="float" office:value="-66">
            <text:p>-66</text:p>
          </table:table-cell>
          <table:table-cell office:value-type="float" office:value="-280">
            <text:p>-280</text:p>
          </table:table-cell>
          <table:table-cell office:value-type="float" office:value="-0.57767175572519">
            <text:p>-0.5776717557</text:p>
          </table:table-cell>
          <table:table-cell office:value-type="float" office:value="-3.80648854961832">
            <text:p>-3.8064885496</text:p>
          </table:table-cell>
          <table:table-cell office:value-type="float" office:value="-0.984541984732824">
            <text:p>-0.9845419847</text:p>
          </table:table-cell>
          <table:table-cell office:value-type="float" office:value="-0.46669921875">
            <text:p>-0.4666992188</text:p>
          </table:table-cell>
          <table:table-cell office:value-type="float" office:value="0.431884765625">
            <text:p>0.4318847656</text:p>
          </table:table-cell>
          <table:table-cell office:value-type="float" office:value="-0.9619140625">
            <text:p>-0.9619140625</text:p>
          </table:table-cell>
          <table:table-cell office:value-type="float" office:value="0">
            <text:p>0</text:p>
          </table:table-cell>
          <table:table-cell office:value-type="float" office:value="-3.07">
            <text:p>-3.07</text:p>
          </table:table-cell>
          <table:table-cell office:value-type="float" office:value="0">
            <text:p>0</text:p>
          </table:table-cell>
          <table:table-cell office:value-type="float" office:value="1.46306589058811">
            <text:p>1.4630658906</text:p>
          </table:table-cell>
          <table:table-cell office:value-type="float" office:value="0.0255334361359181">
            <text:p>0.0255334361</text:p>
          </table:table-cell>
          <table:table-cell office:value-type="float" office:value="-1.46306589058811">
            <text:p>-1.4630658906</text:p>
          </table:table-cell>
          <table:table-cell office:value-type="float" office:value="-128594.790764645">
            <text:p>-128594.790764645</text:p>
          </table:table-cell>
          <table:table-cell office:value-type="float" office:value="-3.80648854961832">
            <text:p>-3.806488549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440185546875">
            <text:p>49.4401855469</text:p>
          </table:table-cell>
          <table:table-cell office:value-type="float" office:value="-0.00907604298982475">
            <text:p>-0.00907604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322743</text:p>
          </table:table-cell>
          <table:table-cell office:value-type="float" office:value="14329091">
            <text:p>14329091</text:p>
          </table:table-cell>
          <table:table-cell office:value-type="float" office:value="-34">
            <text:p>-34</text:p>
          </table:table-cell>
          <table:table-cell office:value-type="float" office:value="68">
            <text:p>68</text:p>
          </table:table-cell>
          <table:table-cell office:value-type="float" office:value="-261">
            <text:p>-261</text:p>
          </table:table-cell>
          <table:table-cell office:value-type="float" office:value="-1.98225190839695">
            <text:p>-1.9822519084</text:p>
          </table:table-cell>
          <table:table-cell office:value-type="float" office:value="-4.76832061068702">
            <text:p>-4.7683206107</text:p>
          </table:table-cell>
          <table:table-cell office:value-type="float" office:value="-0.335687022900763">
            <text:p>-0.3356870229</text:p>
          </table:table-cell>
          <table:table-cell office:value-type="float" office:value="-0.5052734375">
            <text:p>-0.5052734375</text:p>
          </table:table-cell>
          <table:table-cell office:value-type="float" office:value="0.65576171875">
            <text:p>0.6557617188</text:p>
          </table:table-cell>
          <table:table-cell office:value-type="float" office:value="-1.017333984375">
            <text:p>-1.0173339844</text:p>
          </table:table-cell>
          <table:table-cell office:value-type="float" office:value="0">
            <text:p>0</text:p>
          </table:table-cell>
          <table:table-cell office:value-type="float" office:value="7.42">
            <text:p>7.42</text:p>
          </table:table-cell>
          <table:table-cell office:value-type="float" office:value="0">
            <text:p>0</text:p>
          </table:table-cell>
          <table:table-cell office:value-type="float" office:value="1.81439774278928">
            <text:p>1.8143977428</text:p>
          </table:table-cell>
          <table:table-cell office:value-type="float" office:value="0.0316648820731114">
            <text:p>0.0316648821</text:p>
          </table:table-cell>
          <table:table-cell office:value-type="float" office:value="-1.81439774278928">
            <text:p>-1.8143977428</text:p>
          </table:table-cell>
          <table:table-cell office:value-type="float" office:value="-128684.925933762">
            <text:p>-128684.925933762</text:p>
          </table:table-cell>
          <table:table-cell office:value-type="float" office:value="-4.76832061068702">
            <text:p>-4.768320610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677734375">
            <text:p>49.677734375</text:p>
          </table:table-cell>
          <table:table-cell office:value-type="float" office:value="-0.0113510389641633">
            <text:p>-0.01135103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372231</text:p>
          </table:table-cell>
          <table:table-cell office:value-type="float" office:value="14378548">
            <text:p>14378548</text:p>
          </table:table-cell>
          <table:table-cell office:value-type="float" office:value="85">
            <text:p>85</text:p>
          </table:table-cell>
          <table:table-cell office:value-type="float" office:value="-70">
            <text:p>-70</text:p>
          </table:table-cell>
          <table:table-cell office:value-type="float" office:value="-292">
            <text:p>-292</text:p>
          </table:table-cell>
          <table:table-cell office:value-type="float" office:value="-0.699809160305342">
            <text:p>-0.6998091603</text:p>
          </table:table-cell>
          <table:table-cell office:value-type="float" office:value="-1.14236641221374">
            <text:p>-1.1423664122</text:p>
          </table:table-cell>
          <table:table-cell office:value-type="float" office:value="-0.625763358778626">
            <text:p>-0.6257633588</text:p>
          </table:table-cell>
          <table:table-cell office:value-type="float" office:value="-0.521875">
            <text:p>-0.521875</text:p>
          </table:table-cell>
          <table:table-cell office:value-type="float" office:value="0.7119140625">
            <text:p>0.7119140625</text:p>
          </table:table-cell>
          <table:table-cell office:value-type="float" office:value="-0.94921875">
            <text:p>-0.94921875</text:p>
          </table:table-cell>
          <table:table-cell office:value-type="float" office:value="0">
            <text:p>0</text:p>
          </table:table-cell>
          <table:table-cell office:value-type="float" office:value="-16.23">
            <text:p>-16.23</text:p>
          </table:table-cell>
          <table:table-cell office:value-type="float" office:value="0">
            <text:p>0</text:p>
          </table:table-cell>
          <table:table-cell office:value-type="float" office:value="1.50951664344185">
            <text:p>1.5095166434</text:p>
          </table:table-cell>
          <table:table-cell office:value-type="float" office:value="0.0263440949989852">
            <text:p>0.026344095</text:p>
          </table:table-cell>
          <table:table-cell office:value-type="float" office:value="-1.50951664344185">
            <text:p>-1.5095166434</text:p>
          </table:table-cell>
          <table:table-cell office:value-type="float" office:value="-128760.477315473">
            <text:p>-128760.477315473</text:p>
          </table:table-cell>
          <table:table-cell office:value-type="float" office:value="-1.14236641221374">
            <text:p>-1.142366412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0048828125">
            <text:p>50.0500488281</text:p>
          </table:table-cell>
          <table:table-cell office:value-type="float" office:value="-0.00379424946786933">
            <text:p>-0.003794249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422912</text:p>
          </table:table-cell>
          <table:table-cell office:value-type="float" office:value="14429231">
            <text:p>14429231</text:p>
          </table:table-cell>
          <table:table-cell office:value-type="float" office:value="22">
            <text:p>22</text:p>
          </table:table-cell>
          <table:table-cell office:value-type="float" office:value="-97">
            <text:p>-97</text:p>
          </table:table-cell>
          <table:table-cell office:value-type="float" office:value="-269">
            <text:p>-269</text:p>
          </table:table-cell>
          <table:table-cell office:value-type="float" office:value="-1.18835877862595">
            <text:p>-1.1883587786</text:p>
          </table:table-cell>
          <table:table-cell office:value-type="float" office:value="3.04083969465649">
            <text:p>3.0408396947</text:p>
          </table:table-cell>
          <table:table-cell office:value-type="float" office:value="-1.75553435114504">
            <text:p>-1.7555343511</text:p>
          </table:table-cell>
          <table:table-cell office:value-type="float" office:value="-0.37490234375">
            <text:p>-0.3749023438</text:p>
          </table:table-cell>
          <table:table-cell office:value-type="float" office:value="0.802734375">
            <text:p>0.802734375</text:p>
          </table:table-cell>
          <table:table-cell office:value-type="float" office:value="-0.906494140625">
            <text:p>-0.9064941406</text:p>
          </table:table-cell>
          <table:table-cell office:value-type="float" office:value="0">
            <text:p>0</text:p>
          </table:table-cell>
          <table:table-cell office:value-type="float" office:value="-4.68">
            <text:p>-4.68</text:p>
          </table:table-cell>
          <table:table-cell office:value-type="float" office:value="0">
            <text:p>0</text:p>
          </table:table-cell>
          <table:table-cell office:value-type="float" office:value="1.23662286543614">
            <text:p>1.2366228654</text:p>
          </table:table-cell>
          <table:table-cell office:value-type="float" office:value="0.0215815508802119">
            <text:p>0.0215815509</text:p>
          </table:table-cell>
          <table:table-cell office:value-type="float" office:value="-1.23662286543614">
            <text:p>-1.2366228654</text:p>
          </table:table-cell>
          <table:table-cell office:value-type="float" office:value="-128822.385445764">
            <text:p>-128822.385445764</text:p>
          </table:table-cell>
          <table:table-cell office:value-type="float" office:value="3.04083969465649">
            <text:p>3.04083969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2255859375">
            <text:p>50.0622558594</text:p>
          </table:table-cell>
          <table:table-cell office:value-type="float" office:value="0.00484505652387684">
            <text:p>0.004845056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472363</text:p>
          </table:table-cell>
          <table:table-cell office:value-type="float" office:value="14478679">
            <text:p>14478679</text:p>
          </table:table-cell>
          <table:table-cell office:value-type="float" office:value="-5">
            <text:p>-5</text:p>
          </table:table-cell>
          <table:table-cell office:value-type="float" office:value="124">
            <text:p>124</text:p>
          </table:table-cell>
          <table:table-cell office:value-type="float" office:value="-273">
            <text:p>-273</text:p>
          </table:table-cell>
          <table:table-cell office:value-type="float" office:value="-1.08912213740458">
            <text:p>-1.0891221374</text:p>
          </table:table-cell>
          <table:table-cell office:value-type="float" office:value="0.987404580152671">
            <text:p>0.9874045802</text:p>
          </table:table-cell>
          <table:table-cell office:value-type="float" office:value="-0.541793893129771">
            <text:p>-0.5417938931</text:p>
          </table:table-cell>
          <table:table-cell office:value-type="float" office:value="-0.424462890625">
            <text:p>-0.4244628906</text:p>
          </table:table-cell>
          <table:table-cell office:value-type="float" office:value="0.7919921875">
            <text:p>0.7919921875</text:p>
          </table:table-cell>
          <table:table-cell office:value-type="float" office:value="-1.1240234375">
            <text:p>-1.1240234375</text:p>
          </table:table-cell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1.18443140733748">
            <text:p>1.1844314073</text:p>
          </table:table-cell>
          <table:table-cell office:value-type="float" office:value="0.0206707051891359">
            <text:p>0.0206707052</text:p>
          </table:table-cell>
          <table:table-cell office:value-type="float" office:value="-1.18443140733748">
            <text:p>-1.1844314073</text:p>
          </table:table-cell>
          <table:table-cell office:value-type="float" office:value="-128881.683934772">
            <text:p>-128881.683934772</text:p>
          </table:table-cell>
          <table:table-cell office:value-type="float" office:value="0.987404580152671">
            <text:p>0.98740458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494140625">
            <text:p>50.0649414063</text:p>
          </table:table-cell>
          <table:table-cell office:value-type="float" office:value="0.000790377752967858">
            <text:p>0.000790377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523239</text:p>
          </table:table-cell>
          <table:table-cell office:value-type="float" office:value="14529558">
            <text:p>14529558</text:p>
          </table:table-cell>
          <table:table-cell office:value-type="float" office:value="29">
            <text:p>29</text:p>
          </table:table-cell>
          <table:table-cell office:value-type="float" office:value="-203">
            <text:p>-203</text:p>
          </table:table-cell>
          <table:table-cell office:value-type="float" office:value="-274">
            <text:p>-274</text:p>
          </table:table-cell>
          <table:table-cell office:value-type="float" office:value="-0.654007633587785">
            <text:p>-0.6540076336</text:p>
          </table:table-cell>
          <table:table-cell office:value-type="float" office:value="-1.37137404580153">
            <text:p>-1.3713740458</text:p>
          </table:table-cell>
          <table:table-cell office:value-type="float" office:value="-0.312786259541985">
            <text:p>-0.3127862595</text:p>
          </table:table-cell>
          <table:table-cell office:value-type="float" office:value="-0.443994140625">
            <text:p>-0.4439941406</text:p>
          </table:table-cell>
          <table:table-cell office:value-type="float" office:value="0.72900390625">
            <text:p>0.7290039063</text:p>
          </table:table-cell>
          <table:table-cell office:value-type="float" office:value="-0.969970703125">
            <text:p>-0.9699707031</text:p>
          </table:table-cell>
          <table:table-cell office:value-type="float" office:value="0">
            <text:p>0</text:p>
          </table:table-cell>
          <table:table-cell office:value-type="float" office:value="-6.04">
            <text:p>-6.04</text:p>
          </table:table-cell>
          <table:table-cell office:value-type="float" office:value="0">
            <text:p>0</text:p>
          </table:table-cell>
          <table:table-cell office:value-type="float" office:value="1.10709014553245">
            <text:p>1.1070901455</text:p>
          </table:table-cell>
          <table:table-cell office:value-type="float" office:value="0.0193209449482103">
            <text:p>0.0193209449</text:p>
          </table:table-cell>
          <table:table-cell office:value-type="float" office:value="-1.10709014553245">
            <text:p>-1.1070901455</text:p>
          </table:table-cell>
          <table:table-cell office:value-type="float" office:value="-128937.031955192">
            <text:p>-128937.031955192</text:p>
          </table:table-cell>
          <table:table-cell office:value-type="float" office:value="-1.37137404580153">
            <text:p>-1.371374045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4140625">
            <text:p>49.994140625</text:p>
          </table:table-cell>
          <table:table-cell office:value-type="float" office:value="-0.0038498382371355">
            <text:p>-0.003849838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572126</text:p>
          </table:table-cell>
          <table:table-cell office:value-type="float" office:value="14578442">
            <text:p>14578442</text:p>
          </table:table-cell>
          <table:table-cell office:value-type="float" office:value="-49">
            <text:p>-49</text:p>
          </table:table-cell>
          <table:table-cell office:value-type="float" office:value="62">
            <text:p>62</text:p>
          </table:table-cell>
          <table:table-cell office:value-type="float" office:value="-256">
            <text:p>-256</text:p>
          </table:table-cell>
          <table:table-cell office:value-type="float" office:value="-0.333396946564884">
            <text:p>-0.3333969466</text:p>
          </table:table-cell>
          <table:table-cell office:value-type="float" office:value="-0.279770992366413">
            <text:p>-0.2797709924</text:p>
          </table:table-cell>
          <table:table-cell office:value-type="float" office:value="0.458206106870229">
            <text:p>0.4582061069</text:p>
          </table:table-cell>
          <table:table-cell office:value-type="float" office:value="-0.47255859375">
            <text:p>-0.4725585938</text:p>
          </table:table-cell>
          <table:table-cell office:value-type="float" office:value="0.71240234375">
            <text:p>0.7124023438</text:p>
          </table:table-cell>
          <table:table-cell office:value-type="float" office:value="-0.97607421875">
            <text:p>-0.9760742188</text:p>
          </table:table-cell>
          <table:table-cell office:value-type="float" office:value="0">
            <text:p>0</text:p>
          </table:table-cell>
          <table:table-cell office:value-type="float" office:value="10.84">
            <text:p>10.84</text:p>
          </table:table-cell>
          <table:table-cell office:value-type="float" office:value="0">
            <text:p>0</text:p>
          </table:table-cell>
          <table:table-cell office:value-type="float" office:value="1.31538571561955">
            <text:p>1.3153857156</text:p>
          </table:table-cell>
          <table:table-cell office:value-type="float" office:value="0.0229561206914407">
            <text:p>0.0229561207</text:p>
          </table:table-cell>
          <table:table-cell office:value-type="float" office:value="-1.31538571561955">
            <text:p>-1.3153857156</text:p>
          </table:table-cell>
          <table:table-cell office:value-type="float" office:value="-129002.793533635">
            <text:p>-129002.793533635</text:p>
          </table:table-cell>
          <table:table-cell office:value-type="float" office:value="-0.279770992366413">
            <text:p>-0.279770992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4140625">
            <text:p>49.994140625</text:p>
          </table:table-cell>
          <table:table-cell office:value-type="float" office:value="-0.00187492770035238">
            <text:p>-0.001874927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622928</text:p>
          </table:table-cell>
          <table:table-cell office:value-type="float" office:value="14629246">
            <text:p>14629246</text:p>
          </table:table-cell>
          <table:table-cell office:value-type="float" office:value="-22">
            <text:p>-22</text:p>
          </table:table-cell>
          <table:table-cell office:value-type="float" office:value="19">
            <text:p>19</text:p>
          </table:table-cell>
          <table:table-cell office:value-type="float" office:value="-250">
            <text:p>-250</text:p>
          </table:table-cell>
          <table:table-cell office:value-type="float" office:value="-1.3486641221374">
            <text:p>-1.3486641221</text:p>
          </table:table-cell>
          <table:table-cell office:value-type="float" office:value="3.14007633587786">
            <text:p>3.1400763359</text:p>
          </table:table-cell>
          <table:table-cell office:value-type="float" office:value="1.01545801526718">
            <text:p>1.0154580153</text:p>
          </table:table-cell>
          <table:table-cell office:value-type="float" office:value="-0.482080078125">
            <text:p>-0.4820800781</text:p>
          </table:table-cell>
          <table:table-cell office:value-type="float" office:value="0.565673828125">
            <text:p>0.5656738281</text:p>
          </table:table-cell>
          <table:table-cell office:value-type="float" office:value="-0.956298828125">
            <text:p>-0.9562988281</text:p>
          </table:table-cell>
          <table:table-cell office:value-type="float" office:value="0">
            <text:p>0</text:p>
          </table:table-cell>
          <table:table-cell office:value-type="float" office:value="5.03">
            <text:p>5.03</text:p>
          </table:table-cell>
          <table:table-cell office:value-type="float" office:value="0">
            <text:p>0</text:p>
          </table:table-cell>
          <table:table-cell office:value-type="float" office:value="1.23536589195933">
            <text:p>1.235365892</text:p>
          </table:table-cell>
          <table:table-cell office:value-type="float" office:value="0.0215596141703199">
            <text:p>0.0215596142</text:p>
          </table:table-cell>
          <table:table-cell office:value-type="float" office:value="-1.23536589195933">
            <text:p>-1.235365892</text:p>
          </table:table-cell>
          <table:table-cell office:value-type="float" office:value="-129064.73736118">
            <text:p>-129064.73736118</text:p>
          </table:table-cell>
          <table:table-cell office:value-type="float" office:value="3.14007633587786">
            <text:p>3.140076335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4208984375">
            <text:p>50.1420898438</text:p>
          </table:table-cell>
          <table:table-cell office:value-type="float" office:value="0.0050447867797964">
            <text:p>0.005044786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673017</text:p>
          </table:table-cell>
          <table:table-cell office:value-type="float" office:value="14679331">
            <text:p>14679331</text:p>
          </table:table-cell>
          <table:table-cell office:value-type="float" office:value="50">
            <text:p>50</text:p>
          </table:table-cell>
          <table:table-cell office:value-type="float" office:value="-61">
            <text:p>-61</text:p>
          </table:table-cell>
          <table:table-cell office:value-type="float" office:value="-276">
            <text:p>-276</text:p>
          </table:table-cell>
          <table:table-cell office:value-type="float" office:value="-1.37156488549618">
            <text:p>-1.3715648855</text:p>
          </table:table-cell>
          <table:table-cell office:value-type="float" office:value="3.57519083969466">
            <text:p>3.5751908397</text:p>
          </table:table-cell>
          <table:table-cell office:value-type="float" office:value="2.3513358778626">
            <text:p>2.3513358779</text:p>
          </table:table-cell>
          <table:table-cell office:value-type="float" office:value="-0.400537109375">
            <text:p>-0.4005371094</text:p>
          </table:table-cell>
          <table:table-cell office:value-type="float" office:value="0.354248046875">
            <text:p>0.3542480469</text:p>
          </table:table-cell>
          <table:table-cell office:value-type="float" office:value="-0.997802734375">
            <text:p>-0.9978027344</text:p>
          </table:table-cell>
          <table:table-cell office:value-type="float" office:value="0">
            <text:p>0</text:p>
          </table:table-cell>
          <table:table-cell office:value-type="float" office:value="-10.27">
            <text:p>-10.27</text:p>
          </table:table-cell>
          <table:table-cell office:value-type="float" office:value="0">
            <text:p>0</text:p>
          </table:table-cell>
          <table:table-cell office:value-type="float" office:value="0.829994609341723">
            <text:p>0.8299946093</text:p>
          </table:table-cell>
          <table:table-cell office:value-type="float" office:value="0.0144850717162604">
            <text:p>0.0144850717</text:p>
          </table:table-cell>
          <table:table-cell office:value-type="float" office:value="-0.829994609341723">
            <text:p>-0.8299946093</text:p>
          </table:table-cell>
          <table:table-cell office:value-type="float" office:value="-129106.260394718">
            <text:p>-129106.260394718</text:p>
          </table:table-cell>
          <table:table-cell office:value-type="float" office:value="3.57519083969466">
            <text:p>3.575190839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8076171875">
            <text:p>50.0280761719</text:p>
          </table:table-cell>
          <table:table-cell office:value-type="float" office:value="0.00632038707004759">
            <text:p>0.006320387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723628</text:p>
          </table:table-cell>
          <table:table-cell office:value-type="float" office:value="14729947">
            <text:p>14729947</text:p>
          </table:table-cell>
          <table:table-cell office:value-type="float" office:value="-19">
            <text:p>-19</text:p>
          </table:table-cell>
          <table:table-cell office:value-type="float" office:value="54">
            <text:p>54</text:p>
          </table:table-cell>
          <table:table-cell office:value-type="float" office:value="-252">
            <text:p>-252</text:p>
          </table:table-cell>
          <table:table-cell office:value-type="float" office:value="-1.22652671755725">
            <text:p>-1.2265267176</text:p>
          </table:table-cell>
          <table:table-cell office:value-type="float" office:value="2.02557251908397">
            <text:p>2.0255725191</text:p>
          </table:table-cell>
          <table:table-cell office:value-type="float" office:value="0.755916030534351">
            <text:p>0.7559160305</text:p>
          </table:table-cell>
          <table:table-cell office:value-type="float" office:value="-0.33193359375">
            <text:p>-0.3319335938</text:p>
          </table:table-cell>
          <table:table-cell office:value-type="float" office:value="0.135986328125">
            <text:p>0.1359863281</text:p>
          </table:table-cell>
          <table:table-cell office:value-type="float" office:value="-1.039794921875">
            <text:p>-1.0397949219</text:p>
          </table:table-cell>
          <table:table-cell office:value-type="float" office:value="0">
            <text:p>0</text:p>
          </table:table-cell>
          <table:table-cell office:value-type="float" office:value="4.31">
            <text:p>4.31</text:p>
          </table:table-cell>
          <table:table-cell office:value-type="float" office:value="0">
            <text:p>0</text:p>
          </table:table-cell>
          <table:table-cell office:value-type="float" office:value="0.799718336050594">
            <text:p>0.7997183361</text:p>
          </table:table-cell>
          <table:table-cell office:value-type="float" office:value="0.013956689983431">
            <text:p>0.01395669</text:p>
          </table:table-cell>
          <table:table-cell office:value-type="float" office:value="-0.799718336050594">
            <text:p>-0.7997183361</text:p>
          </table:table-cell>
          <table:table-cell office:value-type="float" office:value="-129146.514185924">
            <text:p>-129146.514185924</text:p>
          </table:table-cell>
          <table:table-cell office:value-type="float" office:value="2.02557251908397">
            <text:p>2.025572519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3349609375">
            <text:p>50.3349609375</text:p>
          </table:table-cell>
          <table:table-cell office:value-type="float" office:value="0.00325142670211734">
            <text:p>0.003251426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773930</text:p>
          </table:table-cell>
          <table:table-cell office:value-type="float" office:value="14780281">
            <text:p>14780281</text:p>
          </table:table-cell>
          <table:table-cell office:value-type="float" office:value="-32">
            <text:p>-32</text:p>
          </table:table-cell>
          <table:table-cell office:value-type="float" office:value="-5">
            <text:p>-5</text:p>
          </table:table-cell>
          <table:table-cell office:value-type="float" office:value="-286">
            <text:p>-286</text:p>
          </table:table-cell>
          <table:table-cell office:value-type="float" office:value="0.361259541984734">
            <text:p>0.361259542</text:p>
          </table:table-cell>
          <table:table-cell office:value-type="float" office:value="-2.55458015267176">
            <text:p>-2.5545801527</text:p>
          </table:table-cell>
          <table:table-cell office:value-type="float" office:value="2.02309160305344">
            <text:p>2.0230916031</text:p>
          </table:table-cell>
          <table:table-cell office:value-type="float" office:value="-0.226708984375">
            <text:p>-0.2267089844</text:p>
          </table:table-cell>
          <table:table-cell office:value-type="float" office:value="-0.04345703125">
            <text:p>-0.0434570313</text:p>
          </table:table-cell>
          <table:table-cell office:value-type="float" office:value="-1.014892578125">
            <text:p>-1.0148925781</text:p>
          </table:table-cell>
          <table:table-cell office:value-type="float" office:value="0">
            <text:p>0</text:p>
          </table:table-cell>
          <table:table-cell office:value-type="float" office:value="6.38">
            <text:p>6.38</text:p>
          </table:table-cell>
          <table:table-cell office:value-type="float" office:value="0">
            <text:p>0</text:p>
          </table:table-cell>
          <table:table-cell office:value-type="float" office:value="1.03709165639817">
            <text:p>1.0370916564</text:p>
          </table:table-cell>
          <table:table-cell office:value-type="float" office:value="0.0180993308271931">
            <text:p>0.0180993308</text:p>
          </table:table-cell>
          <table:table-cell office:value-type="float" office:value="-1.03709165639817">
            <text:p>-1.0370916564</text:p>
          </table:table-cell>
          <table:table-cell office:value-type="float" office:value="-129198.576136436">
            <text:p>-129198.576136436</text:p>
          </table:table-cell>
          <table:table-cell office:value-type="float" office:value="-2.55458015267176">
            <text:p>-2.554580152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99951171875">
            <text:p>50.1999511719</text:p>
          </table:table-cell>
          <table:table-cell office:value-type="float" office:value="-0.00614625196174168">
            <text:p>-0.00614625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824152</text:p>
          </table:table-cell>
          <table:table-cell office:value-type="float" office:value="14830465">
            <text:p>14830465</text:p>
          </table:table-cell>
          <table:table-cell office:value-type="float" office:value="-65">
            <text:p>-65</text:p>
          </table:table-cell>
          <table:table-cell office:value-type="float" office:value="29">
            <text:p>29</text:p>
          </table:table-cell>
          <table:table-cell office:value-type="float" office:value="-276">
            <text:p>-276</text:p>
          </table:table-cell>
          <table:table-cell office:value-type="float" office:value="0.239122137404582">
            <text:p>0.2391221374</text:p>
          </table:table-cell>
          <table:table-cell office:value-type="float" office:value="-3.66145038167939">
            <text:p>-3.6614503817</text:p>
          </table:table-cell>
          <table:table-cell office:value-type="float" office:value="1.68721374045802">
            <text:p>1.6872137405</text:p>
          </table:table-cell>
          <table:table-cell office:value-type="float" office:value="-0.15810546875">
            <text:p>-0.1581054688</text:p>
          </table:table-cell>
          <table:table-cell office:value-type="float" office:value="-0.120849609375">
            <text:p>-0.1208496094</text:p>
          </table:table-cell>
          <table:table-cell office:value-type="float" office:value="-0.955322265625">
            <text:p>-0.9553222656</text:p>
          </table:table-cell>
          <table:table-cell office:value-type="float" office:value="0">
            <text:p>0</text:p>
          </table:table-cell>
          <table:table-cell office:value-type="float" office:value="13.25">
            <text:p>13.25</text:p>
          </table:table-cell>
          <table:table-cell office:value-type="float" office:value="0">
            <text:p>0</text:p>
          </table:table-cell>
          <table:table-cell office:value-type="float" office:value="1.46055240079612">
            <text:p>1.4605524008</text:p>
          </table:table-cell>
          <table:table-cell office:value-type="float" office:value="0.0254895706945222">
            <text:p>0.0254895707</text:p>
          </table:table-cell>
          <table:table-cell office:value-type="float" office:value="-1.46055240079612">
            <text:p>-1.4605524008</text:p>
          </table:table-cell>
          <table:table-cell office:value-type="float" office:value="-129271.493929782">
            <text:p>-129271.493929782</text:p>
          </table:table-cell>
          <table:table-cell office:value-type="float" office:value="-3.66145038167939">
            <text:p>-3.661450381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248046875">
            <text:p>49.9248046875</text:p>
          </table:table-cell>
          <table:table-cell office:value-type="float" office:value="-0.0087834531641549">
            <text:p>-0.008783453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873779</text:p>
          </table:table-cell>
          <table:table-cell office:value-type="float" office:value="14880100">
            <text:p>14880100</text:p>
          </table:table-cell>
          <table:table-cell office:value-type="float" office:value="-6">
            <text:p>-6</text:p>
          </table:table-cell>
          <table:table-cell office:value-type="float" office:value="22">
            <text:p>22</text:p>
          </table:table-cell>
          <table:table-cell office:value-type="float" office:value="-257">
            <text:p>-257</text:p>
          </table:table-cell>
          <table:table-cell office:value-type="float" office:value="-1.23416030534351">
            <text:p>-1.2341603053</text:p>
          </table:table-cell>
          <table:table-cell office:value-type="float" office:value="-1.73015267175573">
            <text:p>-1.7301526718</text:p>
          </table:table-cell>
          <table:table-cell office:value-type="float" office:value="2.09179389312977">
            <text:p>2.0917938931</text:p>
          </table:table-cell>
          <table:table-cell office:value-type="float" office:value="-0.04580078125">
            <text:p>-0.0458007813</text:p>
          </table:table-cell>
          <table:table-cell office:value-type="float" office:value="-0.1943359375">
            <text:p>-0.1943359375</text:p>
          </table:table-cell>
          <table:table-cell office:value-type="float" office:value="-0.9677734375">
            <text:p>-0.9677734375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 office:value-type="float" office:value="1.54286552656632">
            <text:p>1.5428655266</text:p>
          </table:table-cell>
          <table:table-cell office:value-type="float" office:value="0.0269260999400755">
            <text:p>0.0269260999</text:p>
          </table:table-cell>
          <table:table-cell office:value-type="float" office:value="-1.54286552656632">
            <text:p>-1.5428655266</text:p>
          </table:table-cell>
          <table:table-cell office:value-type="float" office:value="-129348.634192701">
            <text:p>-129348.634192701</text:p>
          </table:table-cell>
          <table:table-cell office:value-type="float" office:value="-1.73015267175573">
            <text:p>-1.730152671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8046875">
            <text:p>49.998046875</text:p>
          </table:table-cell>
          <table:table-cell office:value-type="float" office:value="-0.00500317087007778">
            <text:p>-0.005003170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924425</text:p>
          </table:table-cell>
          <table:table-cell office:value-type="float" office:value="14930740">
            <text:p>14930740</text:p>
          </table:table-cell>
          <table:table-cell office:value-type="float" office:value="23">
            <text:p>23</text:p>
          </table:table-cell>
          <table:table-cell office:value-type="float" office:value="-68">
            <text:p>-68</text:p>
          </table:table-cell>
          <table:table-cell office:value-type="float" office:value="-282">
            <text:p>-282</text:p>
          </table:table-cell>
          <table:table-cell office:value-type="float" office:value="-0.333396946564884">
            <text:p>-0.3333969466</text:p>
          </table:table-cell>
          <table:table-cell office:value-type="float" office:value="-0.264503816793894">
            <text:p>-0.2645038168</text:p>
          </table:table-cell>
          <table:table-cell office:value-type="float" office:value="2.29026717557252">
            <text:p>2.2902671756</text:p>
          </table:table-cell>
          <table:table-cell office:value-type="float" office:value="0.021337890625">
            <text:p>0.0213378906</text:p>
          </table:table-cell>
          <table:table-cell office:value-type="float" office:value="-0.306640625">
            <text:p>-0.306640625</text:p>
          </table:table-cell>
          <table:table-cell office:value-type="float" office:value="-1.019287109375">
            <text:p>-1.0192871094</text:p>
          </table:table-cell>
          <table:table-cell office:value-type="float" office:value="0">
            <text:p>0</text:p>
          </table:table-cell>
          <table:table-cell office:value-type="float" office:value="-4.66">
            <text:p>-4.66</text:p>
          </table:table-cell>
          <table:table-cell office:value-type="float" office:value="0">
            <text:p>0</text:p>
          </table:table-cell>
          <table:table-cell office:value-type="float" office:value="1.43170465238654">
            <text:p>1.4317046524</text:p>
          </table:table-cell>
          <table:table-cell office:value-type="float" office:value="0.0249861195878978">
            <text:p>0.0249861196</text:p>
          </table:table-cell>
          <table:table-cell office:value-type="float" office:value="-1.43170465238654">
            <text:p>-1.4317046524</text:p>
          </table:table-cell>
          <table:table-cell office:value-type="float" office:value="-129420.205094292">
            <text:p>-129420.205094292</text:p>
          </table:table-cell>
          <table:table-cell office:value-type="float" office:value="-0.264503816793894">
            <text:p>-0.264503816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9990234375">
            <text:p>49.9899902344</text:p>
          </table:table-cell>
          <table:table-cell office:value-type="float" office:value="-0.00196071228597433">
            <text:p>-0.001960712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39_974174</text:p>
          </table:table-cell>
          <table:table-cell office:value-type="float" office:value="14980494">
            <text:p>14980494</text:p>
          </table:table-cell>
          <table:table-cell office:value-type="float" office:value="-74">
            <text:p>-74</text:p>
          </table:table-cell>
          <table:table-cell office:value-type="float" office:value="108">
            <text:p>108</text:p>
          </table:table-cell>
          <table:table-cell office:value-type="float" office:value="-257">
            <text:p>-257</text:p>
          </table:table-cell>
          <table:table-cell office:value-type="float" office:value="0.941412213740459">
            <text:p>0.9414122137</text:p>
          </table:table-cell>
          <table:table-cell office:value-type="float" office:value="0.254580152671755">
            <text:p>0.2545801527</text:p>
          </table:table-cell>
          <table:table-cell office:value-type="float" office:value="2.45820610687023">
            <text:p>2.4582061069</text:p>
          </table:table-cell>
          <table:table-cell office:value-type="float" office:value="0.072607421875">
            <text:p>0.0726074219</text:p>
          </table:table-cell>
          <table:table-cell office:value-type="float" office:value="-0.4228515625">
            <text:p>-0.4228515625</text:p>
          </table:table-cell>
          <table:table-cell office:value-type="float" office:value="-0.974609375">
            <text:p>-0.974609375</text:p>
          </table:table-cell>
          <table:table-cell office:value-type="float" office:value="0">
            <text:p>0</text:p>
          </table:table-cell>
          <table:table-cell office:value-type="float" office:value="16.06">
            <text:p>16.06</text:p>
          </table:table-cell>
          <table:table-cell office:value-type="float" office:value="0">
            <text:p>0</text:p>
          </table:table-cell>
          <table:table-cell office:value-type="float" office:value="1.71184775846375">
            <text:p>1.7118477585</text:p>
          </table:table-cell>
          <table:table-cell office:value-type="float" office:value="0.029875179030781">
            <text:p>0.029875179</text:p>
          </table:table-cell>
          <table:table-cell office:value-type="float" office:value="-1.71184775846375">
            <text:p>-1.7118477585</text:p>
          </table:table-cell>
          <table:table-cell office:value-type="float" office:value="-129506.031941833">
            <text:p>-129506.031941833</text:p>
          </table:table-cell>
          <table:table-cell office:value-type="float" office:value="0.254580152671755">
            <text:p>0.254580152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36962890625">
            <text:p>50.1369628906</text:p>
          </table:table-cell>
          <table:table-cell office:value-type="float" office:value="-0.00120268745312024">
            <text:p>-0.001202687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026119</text:p>
          </table:table-cell>
          <table:table-cell office:value-type="float" office:value="15032442">
            <text:p>15032442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-288">
            <text:p>-288</text:p>
          </table:table-cell>
          <table:table-cell office:value-type="float" office:value="1.46812977099237">
            <text:p>1.468129771</text:p>
          </table:table-cell>
          <table:table-cell office:value-type="float" office:value="1.70496183206107">
            <text:p>1.7049618321</text:p>
          </table:table-cell>
          <table:table-cell office:value-type="float" office:value="3.21393129770992">
            <text:p>3.2139312977</text:p>
          </table:table-cell>
          <table:table-cell office:value-type="float" office:value="0.12021484375">
            <text:p>0.1202148438</text:p>
          </table:table-cell>
          <table:table-cell office:value-type="float" office:value="-0.484619140625">
            <text:p>-0.4846191406</text:p>
          </table:table-cell>
          <table:table-cell office:value-type="float" office:value="-0.9853515625">
            <text:p>-0.9853515625</text:p>
          </table:table-cell>
          <table:table-cell office:value-type="float" office:value="0">
            <text:p>0</text:p>
          </table:table-cell>
          <table:table-cell office:value-type="float" office:value="-9.85">
            <text:p>-9.85</text:p>
          </table:table-cell>
          <table:table-cell office:value-type="float" office:value="0">
            <text:p>0</text:p>
          </table:table-cell>
          <table:table-cell office:value-type="float" office:value="1.39640102026168">
            <text:p>1.3964010203</text:p>
          </table:table-cell>
          <table:table-cell office:value-type="float" office:value="0.024370000353607">
            <text:p>0.0243700004</text:p>
          </table:table-cell>
          <table:table-cell office:value-type="float" office:value="-1.39640102026168">
            <text:p>-1.3964010203</text:p>
          </table:table-cell>
          <table:table-cell office:value-type="float" office:value="-129576.413485151">
            <text:p>-129576.413485151</text:p>
          </table:table-cell>
          <table:table-cell office:value-type="float" office:value="1.70496183206107">
            <text:p>1.704961832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402099609375">
            <text:p>50.4020996094</text:p>
          </table:table-cell>
          <table:table-cell office:value-type="float" office:value="0.00201352264386045">
            <text:p>0.002013522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074872</text:p>
          </table:table-cell>
          <table:table-cell office:value-type="float" office:value="15081189">
            <text:p>15081189</text:p>
          </table:table-cell>
          <table:table-cell office:value-type="float" office:value="-7">
            <text:p>-7</text:p>
          </table:table-cell>
          <table:table-cell office:value-type="float" office:value="35">
            <text:p>35</text:p>
          </table:table-cell>
          <table:table-cell office:value-type="float" office:value="-271">
            <text:p>-271</text:p>
          </table:table-cell>
          <table:table-cell office:value-type="float" office:value="0.391793893129772">
            <text:p>0.3917938931</text:p>
          </table:table-cell>
          <table:table-cell office:value-type="float" office:value="7.06374045801527">
            <text:p>7.063740458</text:p>
          </table:table-cell>
          <table:table-cell office:value-type="float" office:value="2.73301526717557">
            <text:p>2.7330152672</text:p>
          </table:table-cell>
          <table:table-cell office:value-type="float" office:value="0.181982421875">
            <text:p>0.1819824219</text:p>
          </table:table-cell>
          <table:table-cell office:value-type="float" office:value="-0.4951171875">
            <text:p>-0.4951171875</text:p>
          </table:table-cell>
          <table:table-cell office:value-type="float" office:value="-1.02490234375">
            <text:p>-1.0249023438</text:p>
          </table:table-cell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0">
            <text:p>0</text:p>
          </table:table-cell>
          <table:table-cell office:value-type="float" office:value="1.05726659615085">
            <text:p>1.0572665962</text:p>
          </table:table-cell>
          <table:table-cell office:value-type="float" office:value="0.0184514240165942">
            <text:p>0.018451424</text:p>
          </table:table-cell>
          <table:table-cell office:value-type="float" office:value="-1.05726659615085">
            <text:p>-1.0572665962</text:p>
          </table:table-cell>
          <table:table-cell office:value-type="float" office:value="-129628.463989638">
            <text:p>-129628.463989638</text:p>
          </table:table-cell>
          <table:table-cell office:value-type="float" office:value="7.06374045801527">
            <text:p>7.06374045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231201171875">
            <text:p>49.2312011719</text:p>
          </table:table-cell>
          <table:table-cell office:value-type="float" office:value="0.0130702143198797">
            <text:p>0.013070214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124985</text:p>
          </table:table-cell>
          <table:table-cell office:value-type="float" office:value="15131397">
            <text:p>15131397</text:p>
          </table:table-cell>
          <table:table-cell office:value-type="float" office:value="-19">
            <text:p>-19</text:p>
          </table:table-cell>
          <table:table-cell office:value-type="float" office:value="28">
            <text:p>28</text:p>
          </table:table-cell>
          <table:table-cell office:value-type="float" office:value="-264">
            <text:p>-264</text:p>
          </table:table-cell>
          <table:table-cell office:value-type="float" office:value="-0.516603053435113">
            <text:p>-0.5166030534</text:p>
          </table:table-cell>
          <table:table-cell office:value-type="float" office:value="7.92633587786259">
            <text:p>7.9263358779</text:p>
          </table:table-cell>
          <table:table-cell office:value-type="float" office:value="2.49637404580153">
            <text:p>2.4963740458</text:p>
          </table:table-cell>
          <table:table-cell office:value-type="float" office:value="0.227880859375">
            <text:p>0.2278808594</text:p>
          </table:table-cell>
          <table:table-cell office:value-type="float" office:value="-0.499755859375">
            <text:p>-0.4997558594</text:p>
          </table:table-cell>
          <table:table-cell office:value-type="float" office:value="-1.05078125">
            <text:p>-1.05078125</text:p>
          </table:table-cell>
          <table:table-cell office:value-type="float" office:value="0">
            <text:p>0</text:p>
          </table:table-cell>
          <table:table-cell office:value-type="float" office:value="4.12">
            <text:p>4.12</text:p>
          </table:table-cell>
          <table:table-cell office:value-type="float" office:value="0">
            <text:p>0</text:p>
          </table:table-cell>
          <table:table-cell office:value-type="float" office:value="0.729389090785524">
            <text:p>0.7293890908</text:p>
          </table:table-cell>
          <table:table-cell office:value-type="float" office:value="0.0127293035041104">
            <text:p>0.0127293035</text:p>
          </table:table-cell>
          <table:table-cell office:value-type="float" office:value="-0.729389090785524">
            <text:p>-0.7293890908</text:p>
          </table:table-cell>
          <table:table-cell office:value-type="float" office:value="-129664.99701642">
            <text:p>-129664.99701642</text:p>
          </table:table-cell>
          <table:table-cell office:value-type="float" office:value="7.92633587786259">
            <text:p>7.926335877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7158203125">
            <text:p>50.0871582031</text:p>
          </table:table-cell>
          <table:table-cell office:value-type="float" office:value="0.0151232826649397">
            <text:p>0.015123282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175179</text:p>
          </table:table-cell>
          <table:table-cell office:value-type="float" office:value="15181530">
            <text:p>15181530</text:p>
          </table:table-cell>
          <table:table-cell office:value-type="float" office:value="-1">
            <text:p>-1</text:p>
          </table:table-cell>
          <table:table-cell office:value-type="float" office:value="-127">
            <text:p>-127</text:p>
          </table:table-cell>
          <table:table-cell office:value-type="float" office:value="-271">
            <text:p>-271</text:p>
          </table:table-cell>
          <table:table-cell office:value-type="float" office:value="0.361259541984734">
            <text:p>0.361259542</text:p>
          </table:table-cell>
          <table:table-cell office:value-type="float" office:value="6.32328244274809">
            <text:p>6.3232824427</text:p>
          </table:table-cell>
          <table:table-cell office:value-type="float" office:value="2.60324427480916">
            <text:p>2.6032442748</text:p>
          </table:table-cell>
          <table:table-cell office:value-type="float" office:value="0.233984375">
            <text:p>0.233984375</text:p>
          </table:table-cell>
          <table:table-cell office:value-type="float" office:value="-0.502197265625">
            <text:p>-0.5021972656</text:p>
          </table:table-cell>
          <table:table-cell office:value-type="float" office:value="-1.004150390625">
            <text:p>-1.0041503906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408612819479326">
            <text:p>0.4086128195</text:p>
          </table:table-cell>
          <table:table-cell office:value-type="float" office:value="0.00713111377799872">
            <text:p>0.0071311138</text:p>
          </table:table-cell>
          <table:table-cell office:value-type="float" office:value="-0.408612819479326">
            <text:p>-0.4086128195</text:p>
          </table:table-cell>
          <table:table-cell office:value-type="float" office:value="-129685.465665569">
            <text:p>-129685.465665569</text:p>
          </table:table-cell>
          <table:table-cell office:value-type="float" office:value="6.32328244274809">
            <text:p>6.323282442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93017578125">
            <text:p>50.0930175781</text:p>
          </table:table-cell>
          <table:table-cell office:value-type="float" office:value="0.0122379520660169">
            <text:p>0.012237952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224982</text:p>
          </table:table-cell>
          <table:table-cell office:value-type="float" office:value="15231300">
            <text:p>15231300</text:p>
          </table:table-cell>
          <table:table-cell office:value-type="float" office:value="-39">
            <text:p>-39</text:p>
          </table:table-cell>
          <table:table-cell office:value-type="float" office:value="80">
            <text:p>80</text:p>
          </table:table-cell>
          <table:table-cell office:value-type="float" office:value="-244">
            <text:p>-244</text:p>
          </table:table-cell>
          <table:table-cell office:value-type="float" office:value="2.15515267175573">
            <text:p>2.1551526718</text:p>
          </table:table-cell>
          <table:table-cell office:value-type="float" office:value="3.61335877862595">
            <text:p>3.6133587786</text:p>
          </table:table-cell>
          <table:table-cell office:value-type="float" office:value="2.39713740458015">
            <text:p>2.3971374046</text:p>
          </table:table-cell>
          <table:table-cell office:value-type="float" office:value="0.222021484375">
            <text:p>0.2220214844</text:p>
          </table:table-cell>
          <table:table-cell office:value-type="float" office:value="-0.4423828125">
            <text:p>-0.4423828125</text:p>
          </table:table-cell>
          <table:table-cell office:value-type="float" office:value="-0.922119140625">
            <text:p>-0.9221191406</text:p>
          </table:table-cell>
          <table:table-cell office:value-type="float" office:value="0">
            <text:p>0</text:p>
          </table:table-cell>
          <table:table-cell office:value-type="float" office:value="9.08">
            <text:p>9.08</text:p>
          </table:table-cell>
          <table:table-cell office:value-type="float" office:value="0">
            <text:p>0</text:p>
          </table:table-cell>
          <table:table-cell office:value-type="float" office:value="0.405082245963223">
            <text:p>0.405082246</text:p>
          </table:table-cell>
          <table:table-cell office:value-type="float" office:value="0.00706949818434944">
            <text:p>0.0070694982</text:p>
          </table:table-cell>
          <table:table-cell office:value-type="float" office:value="-0.405082245963223">
            <text:p>-0.405082246</text:p>
          </table:table-cell>
          <table:table-cell office:value-type="float" office:value="-129705.712855075">
            <text:p>-129705.712855075</text:p>
          </table:table-cell>
          <table:table-cell office:value-type="float" office:value="3.61335877862595">
            <text:p>3.613358778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291015625">
            <text:p>49.9829101563</text:p>
          </table:table-cell>
          <table:table-cell office:value-type="float" office:value="0.00682163531128868">
            <text:p>0.006821635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275157</text:p>
          </table:table-cell>
          <table:table-cell office:value-type="float" office:value="15281475">
            <text:p>15281475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-279">
            <text:p>-279</text:p>
          </table:table-cell>
          <table:table-cell office:value-type="float" office:value="1.59790076335878">
            <text:p>1.5979007634</text:p>
          </table:table-cell>
          <table:table-cell office:value-type="float" office:value="-1.12709923664122">
            <text:p>-1.1270992366</text:p>
          </table:table-cell>
          <table:table-cell office:value-type="float" office:value="2.36660305343511">
            <text:p>2.3666030534</text:p>
          </table:table-cell>
          <table:table-cell office:value-type="float" office:value="0.180029296875">
            <text:p>0.1800292969</text:p>
          </table:table-cell>
          <table:table-cell office:value-type="float" office:value="-0.452880859375">
            <text:p>-0.4528808594</text:p>
          </table:table-cell>
          <table:table-cell office:value-type="float" office:value="-0.973876953125">
            <text:p>-0.9738769531</text:p>
          </table:table-cell>
          <table:table-cell office:value-type="float" office:value="0">
            <text:p>0</text:p>
          </table:table-cell>
          <table:table-cell office:value-type="float" office:value="-1.44">
            <text:p>-1.44</text:p>
          </table:table-cell>
          <table:table-cell office:value-type="float" office:value="0">
            <text:p>0</text:p>
          </table:table-cell>
          <table:table-cell office:value-type="float" office:value="0.423556729238931">
            <text:p>0.4235567292</text:p>
          </table:table-cell>
          <table:table-cell office:value-type="float" office:value="0.00739191499544383">
            <text:p>0.007391915</text:p>
          </table:table-cell>
          <table:table-cell office:value-type="float" office:value="-0.423556729238931">
            <text:p>-0.4235567292</text:p>
          </table:table-cell>
          <table:table-cell office:value-type="float" office:value="-129726.927090943">
            <text:p>-129726.927090943</text:p>
          </table:table-cell>
          <table:table-cell office:value-type="float" office:value="-1.12709923664122">
            <text:p>-1.12709923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59375">
            <text:p>50.0859375</text:p>
          </table:table-cell>
          <table:table-cell office:value-type="float" office:value="-0.00267775520252137">
            <text:p>-0.002677755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325677</text:p>
          </table:table-cell>
          <table:table-cell office:value-type="float" office:value="15331994">
            <text:p>15331994</text:p>
          </table:table-cell>
          <table:table-cell office:value-type="float" office:value="-21">
            <text:p>-21</text:p>
          </table:table-cell>
          <table:table-cell office:value-type="float" office:value="-49">
            <text:p>-49</text:p>
          </table:table-cell>
          <table:table-cell office:value-type="float" office:value="-257">
            <text:p>-257</text:p>
          </table:table-cell>
          <table:table-cell office:value-type="float" office:value="0.742938931297711">
            <text:p>0.7429389313</text:p>
          </table:table-cell>
          <table:table-cell office:value-type="float" office:value="-1.81412213740458">
            <text:p>-1.8141221374</text:p>
          </table:table-cell>
          <table:table-cell office:value-type="float" office:value="2.6719465648855">
            <text:p>2.6719465649</text:p>
          </table:table-cell>
          <table:table-cell office:value-type="float" office:value="0.14365234375">
            <text:p>0.1436523438</text:p>
          </table:table-cell>
          <table:table-cell office:value-type="float" office:value="-0.402587890625">
            <text:p>-0.4025878906</text:p>
          </table:table-cell>
          <table:table-cell office:value-type="float" office:value="-0.962890625">
            <text:p>-0.962890625</text:p>
          </table:table-cell>
          <table:table-cell office:value-type="float" office:value="0">
            <text:p>0</text:p>
          </table:table-cell>
          <table:table-cell office:value-type="float" office:value="4.67">
            <text:p>4.67</text:p>
          </table:table-cell>
          <table:table-cell office:value-type="float" office:value="0">
            <text:p>0</text:p>
          </table:table-cell>
          <table:table-cell office:value-type="float" office:value="0.597582600955633">
            <text:p>0.597582601</text:p>
          </table:table-cell>
          <table:table-cell office:value-type="float" office:value="0.010429015723484">
            <text:p>0.0104290157</text:p>
          </table:table-cell>
          <table:table-cell office:value-type="float" office:value="-0.597582600955633">
            <text:p>-0.597582601</text:p>
          </table:table-cell>
          <table:table-cell office:value-type="float" office:value="-129756.863557407">
            <text:p>-129756.863557407</text:p>
          </table:table-cell>
          <table:table-cell office:value-type="float" office:value="-1.81412213740458">
            <text:p>-1.814122137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95947265625">
            <text:p>50.0959472656</text:p>
          </table:table-cell>
          <table:table-cell office:value-type="float" office:value="-0.00422582687576479">
            <text:p>-0.004225826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375679</text:p>
          </table:table-cell>
          <table:table-cell office:value-type="float" office:value="15382001">
            <text:p>15382001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-266">
            <text:p>-266</text:p>
          </table:table-cell>
          <table:table-cell office:value-type="float" office:value="0.804007633587787">
            <text:p>0.8040076336</text:p>
          </table:table-cell>
          <table:table-cell office:value-type="float" office:value="1.98740458015267">
            <text:p>1.9874045802</text:p>
          </table:table-cell>
          <table:table-cell office:value-type="float" office:value="2.06125954198473">
            <text:p>2.061259542</text:p>
          </table:table-cell>
          <table:table-cell office:value-type="float" office:value="0.176611328125">
            <text:p>0.1766113281</text:p>
          </table:table-cell>
          <table:table-cell office:value-type="float" office:value="-0.273681640625">
            <text:p>-0.2736816406</text:p>
          </table:table-cell>
          <table:table-cell office:value-type="float" office:value="-0.896240234375">
            <text:p>-0.8962402344</text:p>
          </table:table-cell>
          <table:table-cell office:value-type="float" office:value="0">
            <text:p>0</text:p>
          </table:table-cell>
          <table:table-cell office:value-type="float" office:value="-6.01">
            <text:p>-6.01</text:p>
          </table:table-cell>
          <table:table-cell office:value-type="float" office:value="0">
            <text:p>0</text:p>
          </table:table-cell>
          <table:table-cell office:value-type="float" office:value="0.368176601736074">
            <text:p>0.3681766017</text:p>
          </table:table-cell>
          <table:table-cell office:value-type="float" office:value="0.00642542062366621">
            <text:p>0.0064254206</text:p>
          </table:table-cell>
          <table:table-cell office:value-type="float" office:value="-0.368176601736074">
            <text:p>-0.3681766017</text:p>
          </table:table-cell>
          <table:table-cell office:value-type="float" office:value="-129775.250185438">
            <text:p>-129775.250185438</text:p>
          </table:table-cell>
          <table:table-cell office:value-type="float" office:value="1.98740458015267">
            <text:p>1.98740458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39697265625">
            <text:p>49.9396972656</text:p>
          </table:table-cell>
          <table:table-cell office:value-type="float" office:value="0.00360663255856927">
            <text:p>0.003606632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425848</text:p>
          </table:table-cell>
          <table:table-cell office:value-type="float" office:value="15432168">
            <text:p>15432168</text:p>
          </table:table-cell>
          <table:table-cell office:value-type="float" office:value="-5">
            <text:p>-5</text:p>
          </table:table-cell>
          <table:table-cell office:value-type="float" office:value="-92">
            <text:p>-92</text:p>
          </table:table-cell>
          <table:table-cell office:value-type="float" office:value="-272">
            <text:p>-272</text:p>
          </table:table-cell>
          <table:table-cell office:value-type="float" office:value="-0.776145038167938">
            <text:p>-0.7761450382</text:p>
          </table:table-cell>
          <table:table-cell office:value-type="float" office:value="-1.69198473282443">
            <text:p>-1.6919847328</text:p>
          </table:table-cell>
          <table:table-cell office:value-type="float" office:value="2.10706106870229">
            <text:p>2.1070610687</text:p>
          </table:table-cell>
          <table:table-cell office:value-type="float" office:value="0.160498046875">
            <text:p>0.1604980469</text:p>
          </table:table-cell>
          <table:table-cell office:value-type="float" office:value="-0.280029296875">
            <text:p>-0.2800292969</text:p>
          </table:table-cell>
          <table:table-cell office:value-type="float" office:value="-0.868896484375">
            <text:p>-0.8688964844</text:p>
          </table:table-cell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0.46473109423695">
            <text:p>0.4647310942</text:p>
          </table:table-cell>
          <table:table-cell office:value-type="float" office:value="0.00811049030081937">
            <text:p>0.0081104903</text:p>
          </table:table-cell>
          <table:table-cell office:value-type="float" office:value="-0.46473109423695">
            <text:p>-0.4647310942</text:p>
          </table:table-cell>
          <table:table-cell office:value-type="float" office:value="-129798.471876924">
            <text:p>-129798.471876924</text:p>
          </table:table-cell>
          <table:table-cell office:value-type="float" office:value="-1.69198473282443">
            <text:p>-1.691984732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68017578125">
            <text:p>49.9680175781</text:p>
          </table:table-cell>
          <table:table-cell office:value-type="float" office:value="-0.00384870055988581">
            <text:p>-0.003848700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476394</text:p>
          </table:table-cell>
          <table:table-cell office:value-type="float" office:value="15482707">
            <text:p>15482707</text:p>
          </table:table-cell>
          <table:table-cell office:value-type="float" office:value="-45">
            <text:p>-45</text:p>
          </table:table-cell>
          <table:table-cell office:value-type="float" office:value="53">
            <text:p>53</text:p>
          </table:table-cell>
          <table:table-cell office:value-type="float" office:value="-244">
            <text:p>-244</text:p>
          </table:table-cell>
          <table:table-cell office:value-type="float" office:value="0.513931297709925">
            <text:p>0.5139312977</text:p>
          </table:table-cell>
          <table:table-cell office:value-type="float" office:value="-0.455343511450382">
            <text:p>-0.4553435115</text:p>
          </table:table-cell>
          <table:table-cell office:value-type="float" office:value="0.885687022900763">
            <text:p>0.8856870229</text:p>
          </table:table-cell>
          <table:table-cell office:value-type="float" office:value="0.184912109375">
            <text:p>0.1849121094</text:p>
          </table:table-cell>
          <table:table-cell office:value-type="float" office:value="-0.227783203125">
            <text:p>-0.2277832031</text:p>
          </table:table-cell>
          <table:table-cell office:value-type="float" office:value="-1.03466796875">
            <text:p>-1.0346679688</text:p>
          </table:table-cell>
          <table:table-cell office:value-type="float" office:value="0">
            <text:p>0</text:p>
          </table:table-cell>
          <table:table-cell office:value-type="float" office:value="10.45">
            <text:p>10.45</text:p>
          </table:table-cell>
          <table:table-cell office:value-type="float" office:value="0">
            <text:p>0</text:p>
          </table:table-cell>
          <table:table-cell office:value-type="float" office:value="0.686799652811527">
            <text:p>0.6867996528</text:p>
          </table:table-cell>
          <table:table-cell office:value-type="float" office:value="0.0119860323352797">
            <text:p>0.0119860323</text:p>
          </table:table-cell>
          <table:table-cell office:value-type="float" office:value="-0.686799652811527">
            <text:p>-0.6867996528</text:p>
          </table:table-cell>
          <table:table-cell office:value-type="float" office:value="-129832.884798493">
            <text:p>-129832.884798493</text:p>
          </table:table-cell>
          <table:table-cell office:value-type="float" office:value="-0.455343511450382">
            <text:p>-0.455343511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06201171875">
            <text:p>50.1062011719</text:p>
          </table:table-cell>
          <table:table-cell office:value-type="float" office:value="-0.00159748667571229">
            <text:p>-0.001597486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526359</text:p>
          </table:table-cell>
          <table:table-cell office:value-type="float" office:value="15532676">
            <text:p>15532676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268">
            <text:p>-268</text:p>
          </table:table-cell>
          <table:table-cell office:value-type="float" office:value="0.59026717557252">
            <text:p>0.5902671756</text:p>
          </table:table-cell>
          <table:table-cell office:value-type="float" office:value="-3.15763358778626">
            <text:p>-3.1576335878</text:p>
          </table:table-cell>
          <table:table-cell office:value-type="float" office:value="-0.259351145038168">
            <text:p>-0.259351145</text:p>
          </table:table-cell>
          <table:table-cell office:value-type="float" office:value="0.0904296875">
            <text:p>0.0904296875</text:p>
          </table:table-cell>
          <table:table-cell office:value-type="float" office:value="-0.201416015625">
            <text:p>-0.2014160156</text:p>
          </table:table-cell>
          <table:table-cell office:value-type="float" office:value="-1.147705078125">
            <text:p>-1.1477050781</text:p>
          </table:table-cell>
          <table:table-cell office:value-type="float" office:value="0">
            <text:p>0</text:p>
          </table:table-cell>
          <table:table-cell office:value-type="float" office:value="-1.71">
            <text:p>-1.71</text:p>
          </table:table-cell>
          <table:table-cell office:value-type="float" office:value="0">
            <text:p>0</text:p>
          </table:table-cell>
          <table:table-cell office:value-type="float" office:value="0.793801953486695">
            <text:p>0.7938019535</text:p>
          </table:table-cell>
          <table:table-cell office:value-type="float" office:value="0.0138534372336247">
            <text:p>0.0138534372</text:p>
          </table:table-cell>
          <table:table-cell office:value-type="float" office:value="-0.793801953486695">
            <text:p>-0.7938019535</text:p>
          </table:table-cell>
          <table:table-cell office:value-type="float" office:value="-129872.629547571">
            <text:p>-129872.629547571</text:p>
          </table:table-cell>
          <table:table-cell office:value-type="float" office:value="-3.15763358778626">
            <text:p>-3.157633587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884765625">
            <text:p>50.0688476563</text:p>
          </table:table-cell>
          <table:table-cell office:value-type="float" office:value="-0.00710906912905922">
            <text:p>-0.007109069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576462</text:p>
          </table:table-cell>
          <table:table-cell office:value-type="float" office:value="15582780">
            <text:p>15582780</text:p>
          </table:table-cell>
          <table:table-cell office:value-type="float" office:value="12">
            <text:p>12</text:p>
          </table:table-cell>
          <table:table-cell office:value-type="float" office:value="-17">
            <text:p>-17</text:p>
          </table:table-cell>
          <table:table-cell office:value-type="float" office:value="-274">
            <text:p>-274</text:p>
          </table:table-cell>
          <table:table-cell office:value-type="float" office:value="0.727671755725192">
            <text:p>0.7276717557</text:p>
          </table:table-cell>
          <table:table-cell office:value-type="float" office:value="-0.172900763358779">
            <text:p>-0.1729007634</text:p>
          </table:table-cell>
          <table:table-cell office:value-type="float" office:value="-1.35095419847328">
            <text:p>-1.3509541985</text:p>
          </table:table-cell>
          <table:table-cell office:value-type="float" office:value="0.040869140625">
            <text:p>0.0408691406</text:p>
          </table:table-cell>
          <table:table-cell office:value-type="float" office:value="-0.039306640625">
            <text:p>-0.0393066406</text:p>
          </table:table-cell>
          <table:table-cell office:value-type="float" office:value="-0.8359375">
            <text:p>-0.8359375</text:p>
          </table:table-cell>
          <table:table-cell office:value-type="float" office:value="0">
            <text:p>0</text:p>
          </table:table-cell>
          <table:table-cell office:value-type="float" office:value="-2.51">
            <text:p>-2.51</text:p>
          </table:table-cell>
          <table:table-cell office:value-type="float" office:value="0">
            <text:p>0</text:p>
          </table:table-cell>
          <table:table-cell office:value-type="float" office:value="0.736235772399753">
            <text:p>0.7362357724</text:p>
          </table:table-cell>
          <table:table-cell office:value-type="float" office:value="0.0128487918394372">
            <text:p>0.0128487918</text:p>
          </table:table-cell>
          <table:table-cell office:value-type="float" office:value="-0.736235772399753">
            <text:p>-0.7362357724</text:p>
          </table:table-cell>
          <table:table-cell office:value-type="float" office:value="-129909.421564234">
            <text:p>-129909.421564234</text:p>
          </table:table-cell>
          <table:table-cell office:value-type="float" office:value="-0.172900763358779">
            <text:p>-0.172900763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7314453125">
            <text:p>49.9731445313</text:p>
          </table:table-cell>
          <table:table-cell office:value-type="float" office:value="-0.00108203729911731">
            <text:p>-0.001082037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626684</text:p>
          </table:table-cell>
          <table:table-cell office:value-type="float" office:value="15633000">
            <text:p>15633000</text:p>
          </table:table-cell>
          <table:table-cell office:value-type="float" office:value="-72">
            <text:p>-72</text:p>
          </table:table-cell>
          <table:table-cell office:value-type="float" office:value="17">
            <text:p>17</text:p>
          </table:table-cell>
          <table:table-cell office:value-type="float" office:value="-258">
            <text:p>-258</text:p>
          </table:table-cell>
          <table:table-cell office:value-type="float" office:value="2.17041984732825">
            <text:p>2.1704198473</text:p>
          </table:table-cell>
          <table:table-cell office:value-type="float" office:value="1.23167938931298">
            <text:p>1.2316793893</text:p>
          </table:table-cell>
          <table:table-cell office:value-type="float" office:value="-2.26698473282443">
            <text:p>-2.2669847328</text:p>
          </table:table-cell>
          <table:table-cell office:value-type="float" office:value="0.023046875">
            <text:p>0.023046875</text:p>
          </table:table-cell>
          <table:table-cell office:value-type="float" office:value="0.047119140625">
            <text:p>0.0471191406</text:p>
          </table:table-cell>
          <table:table-cell office:value-type="float" office:value="-0.953125">
            <text:p>-0.953125</text:p>
          </table:table-cell>
          <table:table-cell office:value-type="float" office:value="0">
            <text:p>0</text:p>
          </table:table-cell>
          <table:table-cell office:value-type="float" office:value="15.59">
            <text:p>15.59</text:p>
          </table:table-cell>
          <table:table-cell office:value-type="float" office:value="0">
            <text:p>0</text:p>
          </table:table-cell>
          <table:table-cell office:value-type="float" office:value="0.972961927683735">
            <text:p>0.9729619277</text:p>
          </table:table-cell>
          <table:table-cell office:value-type="float" office:value="0.0169801383539919">
            <text:p>0.0169801384</text:p>
          </table:table-cell>
          <table:table-cell office:value-type="float" office:value="-0.972961927683735">
            <text:p>-0.9729619277</text:p>
          </table:table-cell>
          <table:table-cell office:value-type="float" office:value="-129958.130945818">
            <text:p>-129958.130945818</text:p>
          </table:table-cell>
          <table:table-cell office:value-type="float" office:value="1.23167938931298">
            <text:p>1.231679389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298828125">
            <text:p>50.0629882813</text:p>
          </table:table-cell>
          <table:table-cell office:value-type="float" office:value="0.00149039685094222">
            <text:p>0.001490396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677193</text:p>
          </table:table-cell>
          <table:table-cell office:value-type="float" office:value="15683624">
            <text:p>15683624</text:p>
          </table:table-cell>
          <table:table-cell office:value-type="float" office:value="25">
            <text:p>25</text:p>
          </table:table-cell>
          <table:table-cell office:value-type="float" office:value="-6">
            <text:p>-6</text:p>
          </table:table-cell>
          <table:table-cell office:value-type="float" office:value="-286">
            <text:p>-286</text:p>
          </table:table-cell>
          <table:table-cell office:value-type="float" office:value="1.46812977099237">
            <text:p>1.468129771</text:p>
          </table:table-cell>
          <table:table-cell office:value-type="float" office:value="-2.82175572519084">
            <text:p>-2.8217557252</text:p>
          </table:table-cell>
          <table:table-cell office:value-type="float" office:value="-3.59522900763359">
            <text:p>-3.5952290076</text:p>
          </table:table-cell>
          <table:table-cell office:value-type="float" office:value="-0.066552734375">
            <text:p>-0.0665527344</text:p>
          </table:table-cell>
          <table:table-cell office:value-type="float" office:value="0.02734375">
            <text:p>0.02734375</text:p>
          </table:table-cell>
          <table:table-cell office:value-type="float" office:value="-0.948486328125">
            <text:p>-0.948486328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0.991859352228538">
            <text:p>0.9918593522</text:p>
          </table:table-cell>
          <table:table-cell office:value-type="float" office:value="0.017309936339067">
            <text:p>0.0173099363</text:p>
          </table:table-cell>
          <table:table-cell office:value-type="float" office:value="-0.991859352228538">
            <text:p>-0.9918593522</text:p>
          </table:table-cell>
          <table:table-cell office:value-type="float" office:value="-130007.728030033">
            <text:p>-130007.728030033</text:p>
          </table:table-cell>
          <table:table-cell office:value-type="float" office:value="-2.82175572519084">
            <text:p>-2.821755725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04150390625">
            <text:p>50.0041503906</text:p>
          </table:table-cell>
          <table:table-cell office:value-type="float" office:value="-0.00663537080261022">
            <text:p>-0.006635370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726978</text:p>
          </table:table-cell>
          <table:table-cell office:value-type="float" office:value="15733300">
            <text:p>15733300</text:p>
          </table:table-cell>
          <table:table-cell office:value-type="float" office:value="21">
            <text:p>21</text:p>
          </table:table-cell>
          <table:table-cell office:value-type="float" office:value="-11">
            <text:p>-11</text:p>
          </table:table-cell>
          <table:table-cell office:value-type="float" office:value="-267">
            <text:p>-267</text:p>
          </table:table-cell>
          <table:table-cell office:value-type="float" office:value="-1.15019083969466">
            <text:p>-1.1501908397</text:p>
          </table:table-cell>
          <table:table-cell office:value-type="float" office:value="1.34618320610687">
            <text:p>1.3461832061</text:p>
          </table:table-cell>
          <table:table-cell office:value-type="float" office:value="-2.73263358778626">
            <text:p>-2.7326335878</text:p>
          </table:table-cell>
          <table:table-cell office:value-type="float" office:value="-0.08828125">
            <text:p>-0.08828125</text:p>
          </table:table-cell>
          <table:table-cell office:value-type="float" office:value="0.052490234375">
            <text:p>0.0524902344</text:p>
          </table:table-cell>
          <table:table-cell office:value-type="float" office:value="-0.89013671875">
            <text:p>-0.8901367188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0">
            <text:p>0</text:p>
          </table:table-cell>
          <table:table-cell office:value-type="float" office:value="0.816068625686511">
            <text:p>0.8160686257</text:p>
          </table:table-cell>
          <table:table-cell office:value-type="float" office:value="0.0142420353522951">
            <text:p>0.0142420354</text:p>
          </table:table-cell>
          <table:table-cell office:value-type="float" office:value="-0.816068625686511">
            <text:p>-0.8160686257</text:p>
          </table:table-cell>
          <table:table-cell office:value-type="float" office:value="-130048.556764227">
            <text:p>-130048.556764227</text:p>
          </table:table-cell>
          <table:table-cell office:value-type="float" office:value="1.34618320610687">
            <text:p>1.346183206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1005859375">
            <text:p>50.0310058594</text:p>
          </table:table-cell>
          <table:table-cell office:value-type="float" office:value="0.00187629778652723">
            <text:p>0.001876297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777487</text:p>
          </table:table-cell>
          <table:table-cell office:value-type="float" office:value="15783806">
            <text:p>15783806</text:p>
          </table:table-cell>
          <table:table-cell office:value-type="float" office:value="23">
            <text:p>23</text:p>
          </table:table-cell>
          <table:table-cell office:value-type="float" office:value="-56">
            <text:p>-56</text:p>
          </table:table-cell>
          <table:table-cell office:value-type="float" office:value="-291">
            <text:p>-291</text:p>
          </table:table-cell>
          <table:table-cell office:value-type="float" office:value="0.384160305343513">
            <text:p>0.3841603053</text:p>
          </table:table-cell>
          <table:table-cell office:value-type="float" office:value="2.19351145038168">
            <text:p>2.1935114504</text:p>
          </table:table-cell>
          <table:table-cell office:value-type="float" office:value="-2.90057251908397">
            <text:p>-2.9005725191</text:p>
          </table:table-cell>
          <table:table-cell office:value-type="float" office:value="-0.00966796875000001">
            <text:p>-0.0096679688</text:p>
          </table:table-cell>
          <table:table-cell office:value-type="float" office:value="0.015380859375">
            <text:p>0.0153808594</text:p>
          </table:table-cell>
          <table:table-cell office:value-type="float" office:value="-0.827880859375">
            <text:p>-0.8278808594</text:p>
          </table:table-cell>
          <table:table-cell office:value-type="float" office:value="0">
            <text:p>0</text:p>
          </table:table-cell>
          <table:table-cell office:value-type="float" office:value="-4.52">
            <text:p>-4.52</text:p>
          </table:table-cell>
          <table:table-cell office:value-type="float" office:value="0">
            <text:p>0</text:p>
          </table:table-cell>
          <table:table-cell office:value-type="float" office:value="0.601916190826238">
            <text:p>0.6019161908</text:p>
          </table:table-cell>
          <table:table-cell office:value-type="float" office:value="0.0105046455641577">
            <text:p>0.0105046456</text:p>
          </table:table-cell>
          <table:table-cell office:value-type="float" office:value="-0.601916190826238">
            <text:p>-0.6019161908</text:p>
          </table:table-cell>
          <table:table-cell office:value-type="float" office:value="-130078.641258449">
            <text:p>-130078.641258449</text:p>
          </table:table-cell>
          <table:table-cell office:value-type="float" office:value="2.19351145038168">
            <text:p>2.19351145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1201171875">
            <text:p>49.9812011719</text:p>
          </table:table-cell>
          <table:table-cell office:value-type="float" office:value="0.00378510670993712">
            <text:p>0.003785106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827215</text:p>
          </table:table-cell>
          <table:table-cell office:value-type="float" office:value="15833620">
            <text:p>15833620</text:p>
          </table:table-cell>
          <table:table-cell office:value-type="float" office:value="38">
            <text:p>38</text:p>
          </table:table-cell>
          <table:table-cell office:value-type="float" office:value="-42">
            <text:p>-42</text:p>
          </table:table-cell>
          <table:table-cell office:value-type="float" office:value="-286">
            <text:p>-286</text:p>
          </table:table-cell>
          <table:table-cell office:value-type="float" office:value="0.414694656488551">
            <text:p>0.4146946565</text:p>
          </table:table-cell>
          <table:table-cell office:value-type="float" office:value="3.55229007633588">
            <text:p>3.5522900763</text:p>
          </table:table-cell>
          <table:table-cell office:value-type="float" office:value="-2.89293893129771">
            <text:p>-2.8929389313</text:p>
          </table:table-cell>
          <table:table-cell office:value-type="float" office:value="0.021826171875">
            <text:p>0.0218261719</text:p>
          </table:table-cell>
          <table:table-cell office:value-type="float" office:value="-0.101806640625">
            <text:p>-0.1018066406</text:p>
          </table:table-cell>
          <table:table-cell office:value-type="float" office:value="-0.9541015625">
            <text:p>-0.9541015625</text:p>
          </table:table-cell>
          <table:table-cell office:value-type="float" office:value="0">
            <text:p>0</text:p>
          </table:table-cell>
          <table:table-cell office:value-type="float" office:value="-7.57">
            <text:p>-7.57</text:p>
          </table:table-cell>
          <table:table-cell office:value-type="float" office:value="0">
            <text:p>0</text:p>
          </table:table-cell>
          <table:table-cell office:value-type="float" office:value="0.264189238136625">
            <text:p>0.2641892381</text:p>
          </table:table-cell>
          <table:table-cell office:value-type="float" office:value="0.00461063242821335">
            <text:p>0.0046106324</text:p>
          </table:table-cell>
          <table:table-cell office:value-type="float" office:value="-0.264189238136625">
            <text:p>-0.2641892381</text:p>
          </table:table-cell>
          <table:table-cell office:value-type="float" office:value="-130091.869489659">
            <text:p>-130091.869489659</text:p>
          </table:table-cell>
          <table:table-cell office:value-type="float" office:value="3.55229007633588">
            <text:p>3.552290076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1044921875">
            <text:p>50.0710449219</text:p>
          </table:table-cell>
          <table:table-cell office:value-type="float" office:value="0.00684039091453513">
            <text:p>0.006840390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878145</text:p>
          </table:table-cell>
          <table:table-cell office:value-type="float" office:value="15884464">
            <text:p>15884464</text:p>
          </table:table-cell>
          <table:table-cell office:value-type="float" office:value="2">
            <text:p>2</text:p>
          </table:table-cell>
          <table:table-cell office:value-type="float" office:value="-80">
            <text:p>-80</text:p>
          </table:table-cell>
          <table:table-cell office:value-type="float" office:value="-264">
            <text:p>-264</text:p>
          </table:table-cell>
          <table:table-cell office:value-type="float" office:value="0.460496183206108">
            <text:p>0.4604961832</text:p>
          </table:table-cell>
          <table:table-cell office:value-type="float" office:value="1.58282442748092">
            <text:p>1.5828244275</text:p>
          </table:table-cell>
          <table:table-cell office:value-type="float" office:value="-3.0837786259542">
            <text:p>-3.083778626</text:p>
          </table:table-cell>
          <table:table-cell office:value-type="float" office:value="-0.00649414062500001">
            <text:p>-0.0064941406</text:p>
          </table:table-cell>
          <table:table-cell office:value-type="float" office:value="-0.18505859375">
            <text:p>-0.1850585938</text:p>
          </table:table-cell>
          <table:table-cell office:value-type="float" office:value="-0.97900390625">
            <text:p>-0.9790039063</text:p>
          </table:table-cell>
          <table:table-cell office:value-type="float" office:value="0">
            <text:p>0</text:p>
          </table:table-cell>
          <table:table-cell office:value-type="float" office:value="-0.43">
            <text:p>-0.43</text:p>
          </table:table-cell>
          <table:table-cell office:value-type="float" office:value="0">
            <text:p>0</text:p>
          </table:table-cell>
          <table:table-cell office:value-type="float" office:value="0.172493094413966">
            <text:p>0.1724930944</text:p>
          </table:table-cell>
          <table:table-cell office:value-type="float" office:value="0.00301035068785281">
            <text:p>0.0030103507</text:p>
          </table:table-cell>
          <table:table-cell office:value-type="float" office:value="-0.172493094413966">
            <text:p>-0.1724930944</text:p>
          </table:table-cell>
          <table:table-cell office:value-type="float" office:value="-130100.5133056">
            <text:p>-130100.5133056</text:p>
          </table:table-cell>
          <table:table-cell office:value-type="float" office:value="1.58282442748092">
            <text:p>1.582824427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11083984375">
            <text:p>50.1110839844</text:p>
          </table:table-cell>
          <table:table-cell office:value-type="float" office:value="0.00299315576054786">
            <text:p>0.002993155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927710</text:p>
          </table:table-cell>
          <table:table-cell office:value-type="float" office:value="15934032">
            <text:p>15934032</text:p>
          </table:table-cell>
          <table:table-cell office:value-type="float" office:value="-23">
            <text:p>-23</text:p>
          </table:table-cell>
          <table:table-cell office:value-type="float" office:value="-31">
            <text:p>-31</text:p>
          </table:table-cell>
          <table:table-cell office:value-type="float" office:value="-265">
            <text:p>-265</text:p>
          </table:table-cell>
          <table:table-cell office:value-type="float" office:value="-0.615839694656487">
            <text:p>-0.6158396947</text:p>
          </table:table-cell>
          <table:table-cell office:value-type="float" office:value="-0.203435114503817">
            <text:p>-0.2034351145</text:p>
          </table:table-cell>
          <table:table-cell office:value-type="float" office:value="-3.33568702290076">
            <text:p>-3.3356870229</text:p>
          </table:table-cell>
          <table:table-cell office:value-type="float" office:value="0.018408203125">
            <text:p>0.0184082031</text:p>
          </table:table-cell>
          <table:table-cell office:value-type="float" office:value="-0.1953125">
            <text:p>-0.1953125</text:p>
          </table:table-cell>
          <table:table-cell office:value-type="float" office:value="-1.06494140625">
            <text:p>-1.0649414063</text:p>
          </table:table-cell>
          <table:table-cell office:value-type="float" office:value="0">
            <text:p>0</text:p>
          </table:table-cell>
          <table:table-cell office:value-type="float" office:value="4.96">
            <text:p>4.96</text:p>
          </table:table-cell>
          <table:table-cell office:value-type="float" office:value="0">
            <text:p>0</text:p>
          </table:table-cell>
          <table:table-cell office:value-type="float" office:value="0.278209892978323">
            <text:p>0.278209893</text:p>
          </table:table-cell>
          <table:table-cell office:value-type="float" office:value="0.00485532099438609">
            <text:p>0.004855321</text:p>
          </table:table-cell>
          <table:table-cell office:value-type="float" office:value="-0.278209892978323">
            <text:p>-0.278209893</text:p>
          </table:table-cell>
          <table:table-cell office:value-type="float" office:value="-130114.399823664">
            <text:p>-130114.399823664</text:p>
          </table:table-cell>
          <table:table-cell office:value-type="float" office:value="-0.203435114503817">
            <text:p>-0.203435114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13818359375">
            <text:p>49.9138183594</text:p>
          </table:table-cell>
          <table:table-cell office:value-type="float" office:value="-0.000685080121985957">
            <text:p>-0.000685080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0_978284</text:p>
          </table:table-cell>
          <table:table-cell office:value-type="float" office:value="15984601">
            <text:p>15984601</text:p>
          </table:table-cell>
          <table:table-cell office:value-type="float" office:value="61">
            <text:p>61</text:p>
          </table:table-cell>
          <table:table-cell office:value-type="float" office:value="-83">
            <text:p>-83</text:p>
          </table:table-cell>
          <table:table-cell office:value-type="float" office:value="-268">
            <text:p>-268</text:p>
          </table:table-cell>
          <table:table-cell office:value-type="float" office:value="0.399427480916032">
            <text:p>0.3994274809</text:p>
          </table:table-cell>
          <table:table-cell office:value-type="float" office:value="-0.32557251908397">
            <text:p>-0.3255725191</text:p>
          </table:table-cell>
          <table:table-cell office:value-type="float" office:value="-2.15248091603053">
            <text:p>-2.152480916</text:p>
          </table:table-cell>
          <table:table-cell office:value-type="float" office:value="0.129736328125">
            <text:p>0.1297363281</text:p>
          </table:table-cell>
          <table:table-cell office:value-type="float" office:value="0.012451171875">
            <text:p>0.0124511719</text:p>
          </table:table-cell>
          <table:table-cell office:value-type="float" office:value="-1.09912109375">
            <text:p>-1.0991210938</text:p>
          </table:table-cell>
          <table:table-cell office:value-type="float" office:value="0">
            <text:p>0</text:p>
          </table:table-cell>
          <table:table-cell office:value-type="float" office:value="-12.82">
            <text:p>-12.82</text:p>
          </table:table-cell>
          <table:table-cell office:value-type="float" office:value="0">
            <text:p>0</text:p>
          </table:table-cell>
          <table:table-cell office:value-type="float" office:value="0.0321393565731559">
            <text:p>0.0321393566</text:p>
          </table:table-cell>
          <table:table-cell office:value-type="float" office:value="0.000560896275273227">
            <text:p>0.0005608963</text:p>
          </table:table-cell>
          <table:table-cell office:value-type="float" office:value="-0.0321393565731559">
            <text:p>-0.0321393566</text:p>
          </table:table-cell>
          <table:table-cell office:value-type="float" office:value="-130116.0082431">
            <text:p>-130116.0082431</text:p>
          </table:table-cell>
          <table:table-cell office:value-type="float" office:value="-0.32557251908397">
            <text:p>-0.325572519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5166015625">
            <text:p>50.0451660156</text:p>
          </table:table-cell>
          <table:table-cell office:value-type="float" office:value="-0.000683284394741096">
            <text:p>-0.000683284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029690</text:p>
          </table:table-cell>
          <table:table-cell office:value-type="float" office:value="16036013">
            <text:p>16036013</text:p>
          </table:table-cell>
          <table:table-cell office:value-type="float" office:value="-8">
            <text:p>-8</text:p>
          </table:table-cell>
          <table:table-cell office:value-type="float" office:value="-45">
            <text:p>-45</text:p>
          </table:table-cell>
          <table:table-cell office:value-type="float" office:value="-280">
            <text:p>-280</text:p>
          </table:table-cell>
          <table:table-cell office:value-type="float" office:value="0.323091603053436">
            <text:p>0.3230916031</text:p>
          </table:table-cell>
          <table:table-cell office:value-type="float" office:value="-0.745419847328245">
            <text:p>-0.7454198473</text:p>
          </table:table-cell>
          <table:table-cell office:value-type="float" office:value="-1.6486641221374">
            <text:p>-1.6486641221</text:p>
          </table:table-cell>
          <table:table-cell office:value-type="float" office:value="0.2046875">
            <text:p>0.2046875</text:p>
          </table:table-cell>
          <table:table-cell office:value-type="float" office:value="-0.068359375">
            <text:p>-0.068359375</text:p>
          </table:table-cell>
          <table:table-cell office:value-type="float" office:value="-0.97119140625">
            <text:p>-0.9711914063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  <table:table-cell office:value-type="float" office:value="0">
            <text:p>0</text:p>
          </table:table-cell>
          <table:table-cell office:value-type="float" office:value="0.101574352275234">
            <text:p>0.1015743523</text:p>
          </table:table-cell>
          <table:table-cell office:value-type="float" office:value="0.0017726763049779">
            <text:p>0.0017726763</text:p>
          </table:table-cell>
          <table:table-cell office:value-type="float" office:value="-0.101574352275234">
            <text:p>-0.1015743523</text:p>
          </table:table-cell>
          <table:table-cell office:value-type="float" office:value="-130121.200735891">
            <text:p>-130121.200735891</text:p>
          </table:table-cell>
          <table:table-cell office:value-type="float" office:value="-0.745419847328245">
            <text:p>-0.745419847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1.1201171875">
            <text:p>51.1201171875</text:p>
          </table:table-cell>
          <table:table-cell office:value-type="float" office:value="-0.00159241404693172">
            <text:p>-0.00159241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078359</text:p>
          </table:table-cell>
          <table:table-cell office:value-type="float" office:value="16084683">
            <text:p>16084683</text:p>
          </table:table-cell>
          <table:table-cell office:value-type="float" office:value="-15">
            <text:p>-15</text:p>
          </table:table-cell>
          <table:table-cell office:value-type="float" office:value="-12">
            <text:p>-12</text:p>
          </table:table-cell>
          <table:table-cell office:value-type="float" office:value="-272">
            <text:p>-272</text:p>
          </table:table-cell>
          <table:table-cell office:value-type="float" office:value="0.849809160305345">
            <text:p>0.8498091603</text:p>
          </table:table-cell>
          <table:table-cell office:value-type="float" office:value="-1.17290076335878">
            <text:p>-1.1729007634</text:p>
          </table:table-cell>
          <table:table-cell office:value-type="float" office:value="-1.90057251908397">
            <text:p>-1.9005725191</text:p>
          </table:table-cell>
          <table:table-cell office:value-type="float" office:value="0.205908203125">
            <text:p>0.2059082031</text:p>
          </table:table-cell>
          <table:table-cell office:value-type="float" office:value="-0.163330078125">
            <text:p>-0.1633300781</text:p>
          </table:table-cell>
          <table:table-cell office:value-type="float" office:value="-0.937744140625">
            <text:p>-0.9377441406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0">
            <text:p>0</text:p>
          </table:table-cell>
          <table:table-cell office:value-type="float" office:value="0.218861229824935">
            <text:p>0.2188612298</text:p>
          </table:table-cell>
          <table:table-cell office:value-type="float" office:value="0.00381956771073185">
            <text:p>0.0038195677</text:p>
          </table:table-cell>
          <table:table-cell office:value-type="float" office:value="-0.218861229824935">
            <text:p>-0.2188612298</text:p>
          </table:table-cell>
          <table:table-cell office:value-type="float" office:value="-130131.898486858">
            <text:p>-130131.898486858</text:p>
          </table:table-cell>
          <table:table-cell office:value-type="float" office:value="-1.17290076335878">
            <text:p>-1.172900763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8.879150390625">
            <text:p>48.8791503906</text:p>
          </table:table-cell>
          <table:table-cell office:value-type="float" office:value="-0.00256466275654249">
            <text:p>-0.002564662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128764</text:p>
          </table:table-cell>
          <table:table-cell office:value-type="float" office:value="16135119">
            <text:p>16135119</text:p>
          </table:table-cell>
          <table:table-cell office:value-type="float" office:value="-31">
            <text:p>-31</text:p>
          </table:table-cell>
          <table:table-cell office:value-type="float" office:value="-105">
            <text:p>-105</text:p>
          </table:table-cell>
          <table:table-cell office:value-type="float" office:value="-272">
            <text:p>-272</text:p>
          </table:table-cell>
          <table:table-cell office:value-type="float" office:value="1.22385496183206">
            <text:p>1.2238549618</text:p>
          </table:table-cell>
          <table:table-cell office:value-type="float" office:value="2.86526717557252">
            <text:p>2.8652671756</text:p>
          </table:table-cell>
          <table:table-cell office:value-type="float" office:value="-1.82423664122137">
            <text:p>-1.8242366412</text:p>
          </table:table-cell>
          <table:table-cell office:value-type="float" office:value="0.2974609375">
            <text:p>0.2974609375</text:p>
          </table:table-cell>
          <table:table-cell office:value-type="float" office:value="-0.356689453125">
            <text:p>-0.3566894531</text:p>
          </table:table-cell>
          <table:table-cell office:value-type="float" office:value="-0.97509765625">
            <text:p>-0.9750976563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0.204266685951911">
            <text:p>0.204266686</text:p>
          </table:table-cell>
          <table:table-cell office:value-type="float" office:value="0.0035648636291782">
            <text:p>0.0035648636</text:p>
          </table:table-cell>
          <table:table-cell office:value-type="float" office:value="-0.204266685951911">
            <text:p>-0.204266686</text:p>
          </table:table-cell>
          <table:table-cell office:value-type="float" office:value="-130142.102246155">
            <text:p>-130142.102246155</text:p>
          </table:table-cell>
          <table:table-cell office:value-type="float" office:value="2.86526717557252">
            <text:p>2.865267175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3125">
            <text:p>49.953125</text:p>
          </table:table-cell>
          <table:table-cell office:value-type="float" office:value="0.00552626766519313">
            <text:p>0.005526267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178707</text:p>
          </table:table-cell>
          <table:table-cell office:value-type="float" office:value="16185025">
            <text:p>16185025</text:p>
          </table:table-cell>
          <table:table-cell office:value-type="float" office:value="-67">
            <text:p>-67</text:p>
          </table:table-cell>
          <table:table-cell office:value-type="float" office:value="122">
            <text:p>122</text:p>
          </table:table-cell>
          <table:table-cell office:value-type="float" office:value="-270">
            <text:p>-270</text:p>
          </table:table-cell>
          <table:table-cell office:value-type="float" office:value="1.55209923664122">
            <text:p>1.5520992366</text:p>
          </table:table-cell>
          <table:table-cell office:value-type="float" office:value="3.75839694656488">
            <text:p>3.7583969466</text:p>
          </table:table-cell>
          <table:table-cell office:value-type="float" office:value="-1.62576335877863">
            <text:p>-1.6257633588</text:p>
          </table:table-cell>
          <table:table-cell office:value-type="float" office:value="0.337255859375">
            <text:p>0.3372558594</text:p>
          </table:table-cell>
          <table:table-cell office:value-type="float" office:value="-0.465087890625">
            <text:p>-0.4650878906</text:p>
          </table:table-cell>
          <table:table-cell office:value-type="float" office:value="-1.051513671875">
            <text:p>-1.0515136719</text:p>
          </table:table-cell>
          <table:table-cell office:value-type="float" office:value="0">
            <text:p>0</text:p>
          </table:table-cell>
          <table:table-cell office:value-type="float" office:value="13.94">
            <text:p>13.94</text:p>
          </table:table-cell>
          <table:table-cell office:value-type="float" office:value="0">
            <text:p>0</text:p>
          </table:table-cell>
          <table:table-cell office:value-type="float" office:value="0.294826544403825">
            <text:p>0.2948265444</text:p>
          </table:table-cell>
          <table:table-cell office:value-type="float" office:value="0.00514531491106151">
            <text:p>0.0051453149</text:p>
          </table:table-cell>
          <table:table-cell office:value-type="float" office:value="-0.294826544403825">
            <text:p>-0.2948265444</text:p>
          </table:table-cell>
          <table:table-cell office:value-type="float" office:value="-130156.838822752">
            <text:p>-130156.838822752</text:p>
          </table:table-cell>
          <table:table-cell office:value-type="float" office:value="3.75839694656488">
            <text:p>3.758396946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388671875">
            <text:p>49.9838867188</text:p>
          </table:table-cell>
          <table:table-cell office:value-type="float" office:value="0.00722196734872594">
            <text:p>0.007221967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229353</text:p>
          </table:table-cell>
          <table:table-cell office:value-type="float" office:value="16235676">
            <text:p>16235676</text:p>
          </table:table-cell>
          <table:table-cell office:value-type="float" office:value="11">
            <text:p>11</text:p>
          </table:table-cell>
          <table:table-cell office:value-type="float" office:value="-9">
            <text:p>-9</text:p>
          </table:table-cell>
          <table:table-cell office:value-type="float" office:value="-261">
            <text:p>-261</text:p>
          </table:table-cell>
          <table:table-cell office:value-type="float" office:value="1.17805343511451">
            <text:p>1.1780534351</text:p>
          </table:table-cell>
          <table:table-cell office:value-type="float" office:value="4.01793893129771">
            <text:p>4.0179389313</text:p>
          </table:table-cell>
          <table:table-cell office:value-type="float" office:value="-0.862404580152672">
            <text:p>-0.8624045802</text:p>
          </table:table-cell>
          <table:table-cell office:value-type="float" office:value="0.351904296875">
            <text:p>0.3519042969</text:p>
          </table:table-cell>
          <table:table-cell office:value-type="float" office:value="-0.5029296875">
            <text:p>-0.5029296875</text:p>
          </table:table-cell>
          <table:table-cell office:value-type="float" office:value="-0.9599609375">
            <text:p>-0.9599609375</text:p>
          </table:table-cell>
          <table:table-cell office:value-type="float" office:value="0">
            <text:p>0</text:p>
          </table:table-cell>
          <table:table-cell office:value-type="float" office:value="-2.41">
            <text:p>-2.41</text:p>
          </table:table-cell>
          <table:table-cell office:value-type="float" office:value="0">
            <text:p>0</text:p>
          </table:table-cell>
          <table:table-cell office:value-type="float" office:value="0.0437259264037769">
            <text:p>0.0437259264</text:p>
          </table:table-cell>
          <table:table-cell office:value-type="float" office:value="0.000763105172840784">
            <text:p>0.0007631052</text:p>
          </table:table-cell>
          <table:table-cell office:value-type="float" office:value="-0.0437259264037769">
            <text:p>-0.0437259264</text:p>
          </table:table-cell>
          <table:table-cell office:value-type="float" office:value="-130159.025727563">
            <text:p>-130159.025727563</text:p>
          </table:table-cell>
          <table:table-cell office:value-type="float" office:value="4.01793893129771">
            <text:p>4.017938931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3916015625">
            <text:p>50.0139160156</text:p>
          </table:table-cell>
          <table:table-cell office:value-type="float" office:value="0.00799215193619164">
            <text:p>0.007992151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279589</text:p>
          </table:table-cell>
          <table:table-cell office:value-type="float" office:value="16285908">
            <text:p>16285908</text:p>
          </table:table-cell>
          <table:table-cell office:value-type="float" office:value="23">
            <text:p>23</text:p>
          </table:table-cell>
          <table:table-cell office:value-type="float" office:value="-75">
            <text:p>-75</text:p>
          </table:table-cell>
          <table:table-cell office:value-type="float" office:value="-274">
            <text:p>-274</text:p>
          </table:table-cell>
          <table:table-cell office:value-type="float" office:value="0.895610687022902">
            <text:p>0.895610687</text:p>
          </table:table-cell>
          <table:table-cell office:value-type="float" office:value="2.66679389312977">
            <text:p>2.6667938931</text:p>
          </table:table-cell>
          <table:table-cell office:value-type="float" office:value="-0.152480916030534">
            <text:p>-0.152480916</text:p>
          </table:table-cell>
          <table:table-cell office:value-type="float" office:value="0.294775390625">
            <text:p>0.2947753906</text:p>
          </table:table-cell>
          <table:table-cell office:value-type="float" office:value="-0.533935546875">
            <text:p>-0.5339355469</text:p>
          </table:table-cell>
          <table:table-cell office:value-type="float" office:value="-0.938720703125">
            <text:p>-0.9387207031</text:p>
          </table:table-cell>
          <table:table-cell office:value-type="float" office:value="0">
            <text:p>0</text:p>
          </table:table-cell>
          <table:table-cell office:value-type="float" office:value="-4.8">
            <text:p>-4.8</text:p>
          </table:table-cell>
          <table:table-cell office:value-type="float" office:value="0">
            <text:p>0</text:p>
          </table:table-cell>
          <table:table-cell office:value-type="float" office:value="-0.184569452890464">
            <text:p>-0.1845694529</text:p>
          </table:table-cell>
          <table:table-cell office:value-type="float" office:value="-0.00322110738028733">
            <text:p>-0.0032211074</text:p>
          </table:table-cell>
          <table:table-cell office:value-type="float" office:value="0.184569452890464">
            <text:p>0.1845694529</text:p>
          </table:table-cell>
          <table:table-cell office:value-type="float" office:value="-130149.742460862">
            <text:p>-130149.742460862</text:p>
          </table:table-cell>
          <table:table-cell office:value-type="float" office:value="2.66679389312977">
            <text:p>2.66679389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96875">
            <text:p>50.296875</text:p>
          </table:table-cell>
          <table:table-cell office:value-type="float" office:value="0.00551815723915001">
            <text:p>0.005518157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329471</text:p>
          </table:table-cell>
          <table:table-cell office:value-type="float" office:value="16335789">
            <text:p>16335789</text:p>
          </table:table-cell>
          <table:table-cell office:value-type="float" office:value="-63">
            <text:p>-63</text:p>
          </table:table-cell>
          <table:table-cell office:value-type="float" office:value="98">
            <text:p>98</text:p>
          </table:table-cell>
          <table:table-cell office:value-type="float" office:value="-264">
            <text:p>-264</text:p>
          </table:table-cell>
          <table:table-cell office:value-type="float" office:value="0.949045801526719">
            <text:p>0.9490458015</text:p>
          </table:table-cell>
          <table:table-cell office:value-type="float" office:value="1.16297709923664">
            <text:p>1.1629770992</text:p>
          </table:table-cell>
          <table:table-cell office:value-type="float" office:value="-1.32041984732824">
            <text:p>-1.3204198473</text:p>
          </table:table-cell>
          <table:table-cell office:value-type="float" office:value="0.20224609375">
            <text:p>0.2022460938</text:p>
          </table:table-cell>
          <table:table-cell office:value-type="float" office:value="-0.540283203125">
            <text:p>-0.5402832031</text:p>
          </table:table-cell>
          <table:table-cell office:value-type="float" office:value="-1.008056640625">
            <text:p>-1.0080566406</text:p>
          </table:table-cell>
          <table:table-cell office:value-type="float" office:value="0">
            <text:p>0</text:p>
          </table:table-cell>
          <table:table-cell office:value-type="float" office:value="13.42">
            <text:p>13.42</text:p>
          </table:table-cell>
          <table:table-cell office:value-type="float" office:value="0">
            <text:p>0</text:p>
          </table:table-cell>
          <table:table-cell office:value-type="float" office:value="0.0305674904616539">
            <text:p>0.0305674905</text:p>
          </table:table-cell>
          <table:table-cell office:value-type="float" office:value="0.000533464056922407">
            <text:p>0.0005334641</text:p>
          </table:table-cell>
          <table:table-cell office:value-type="float" office:value="-0.0305674904616539">
            <text:p>-0.0305674905</text:p>
          </table:table-cell>
          <table:table-cell office:value-type="float" office:value="-130151.271507034">
            <text:p>-130151.271507034</text:p>
          </table:table-cell>
          <table:table-cell office:value-type="float" office:value="1.16297709923664">
            <text:p>1.162977099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197265625">
            <text:p>50.0219726563</text:p>
          </table:table-cell>
          <table:table-cell office:value-type="float" office:value="0.00229538670801163">
            <text:p>0.002295386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379527</text:p>
          </table:table-cell>
          <table:table-cell office:value-type="float" office:value="16385847">
            <text:p>16385847</text:p>
          </table:table-cell>
          <table:table-cell office:value-type="float" office:value="41">
            <text:p>41</text:p>
          </table:table-cell>
          <table:table-cell office:value-type="float" office:value="-67">
            <text:p>-67</text:p>
          </table:table-cell>
          <table:table-cell office:value-type="float" office:value="-254">
            <text:p>-254</text:p>
          </table:table-cell>
          <table:table-cell office:value-type="float" office:value="0.506297709923665">
            <text:p>0.5062977099</text:p>
          </table:table-cell>
          <table:table-cell office:value-type="float" office:value="0.636259541984732">
            <text:p>0.636259542</text:p>
          </table:table-cell>
          <table:table-cell office:value-type="float" office:value="0.122328244274809">
            <text:p>0.1223282443</text:p>
          </table:table-cell>
          <table:table-cell office:value-type="float" office:value="0.2935546875">
            <text:p>0.2935546875</text:p>
          </table:table-cell>
          <table:table-cell office:value-type="float" office:value="-0.534423828125">
            <text:p>-0.5344238281</text:p>
          </table:table-cell>
          <table:table-cell office:value-type="float" office:value="-0.940673828125">
            <text:p>-0.9406738281</text:p>
          </table:table-cell>
          <table:table-cell office:value-type="float" office:value="0">
            <text:p>0</text:p>
          </table:table-cell>
          <table:table-cell office:value-type="float" office:value="-9.17">
            <text:p>-9.17</text:p>
          </table:table-cell>
          <table:table-cell office:value-type="float" office:value="0">
            <text:p>0</text:p>
          </table:table-cell>
          <table:table-cell office:value-type="float" office:value="-0.184646460942454">
            <text:p>-0.1846464609</text:p>
          </table:table-cell>
          <table:table-cell office:value-type="float" office:value="-0.00322245132534823">
            <text:p>-0.0032224513</text:p>
          </table:table-cell>
          <table:table-cell office:value-type="float" office:value="0.184646460942454">
            <text:p>0.1846464609</text:p>
          </table:table-cell>
          <table:table-cell office:value-type="float" office:value="-130142.032196633">
            <text:p>-130142.032196633</text:p>
          </table:table-cell>
          <table:table-cell office:value-type="float" office:value="0.636259541984732">
            <text:p>0.63625954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7841796875">
            <text:p>50.0378417969</text:p>
          </table:table-cell>
          <table:table-cell office:value-type="float" office:value="0.00145716554491192">
            <text:p>0.001457165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429722</text:p>
          </table:table-cell>
          <table:table-cell office:value-type="float" office:value="16436046">
            <text:p>16436046</text:p>
          </table:table-cell>
          <table:table-cell office:value-type="float" office:value="-87">
            <text:p>-87</text:p>
          </table:table-cell>
          <table:table-cell office:value-type="float" office:value="19">
            <text:p>19</text:p>
          </table:table-cell>
          <table:table-cell office:value-type="float" office:value="-263">
            <text:p>-263</text:p>
          </table:table-cell>
          <table:table-cell office:value-type="float" office:value="0.735305343511452">
            <text:p>0.7353053435</text:p>
          </table:table-cell>
          <table:table-cell office:value-type="float" office:value="-1.36374045801527">
            <text:p>-1.363740458</text:p>
          </table:table-cell>
          <table:table-cell office:value-type="float" office:value="0.855152671755725">
            <text:p>0.8551526718</text:p>
          </table:table-cell>
          <table:table-cell office:value-type="float" office:value="0.306494140625">
            <text:p>0.3064941406</text:p>
          </table:table-cell>
          <table:table-cell office:value-type="float" office:value="-0.560791015625">
            <text:p>-0.5607910156</text:p>
          </table:table-cell>
          <table:table-cell office:value-type="float" office:value="-0.93017578125">
            <text:p>-0.9301757813</text:p>
          </table:table-cell>
          <table:table-cell office:value-type="float" office:value="0">
            <text:p>0</text:p>
          </table:table-cell>
          <table:table-cell office:value-type="float" office:value="18.31">
            <text:p>18.31</text:p>
          </table:table-cell>
          <table:table-cell office:value-type="float" office:value="0">
            <text:p>0</text:p>
          </table:table-cell>
          <table:table-cell office:value-type="float" office:value="0.252016975086901">
            <text:p>0.2520169751</text:p>
          </table:table-cell>
          <table:table-cell office:value-type="float" office:value="0.0043982020084974">
            <text:p>0.004398202</text:p>
          </table:table-cell>
          <table:table-cell office:value-type="float" office:value="-0.252016975086901">
            <text:p>-0.2520169751</text:p>
          </table:table-cell>
          <table:table-cell office:value-type="float" office:value="-130154.64012106">
            <text:p>-130154.64012106</text:p>
          </table:table-cell>
          <table:table-cell office:value-type="float" office:value="-1.36374045801527">
            <text:p>-1.36374045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8076171875">
            <text:p>50.0280761719</text:p>
          </table:table-cell>
          <table:table-cell office:value-type="float" office:value="-0.00297949789111744">
            <text:p>-0.002979497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480597</text:p>
          </table:table-cell>
          <table:table-cell office:value-type="float" office:value="16486912">
            <text:p>16486912</text:p>
          </table:table-cell>
          <table:table-cell office:value-type="float" office:value="74">
            <text:p>74</text:p>
          </table:table-cell>
          <table:table-cell office:value-type="float" office:value="-52">
            <text:p>-52</text:p>
          </table:table-cell>
          <table:table-cell office:value-type="float" office:value="-265">
            <text:p>-265</text:p>
          </table:table-cell>
          <table:table-cell office:value-type="float" office:value="0.338358778625955">
            <text:p>0.3383587786</text:p>
          </table:table-cell>
          <table:table-cell office:value-type="float" office:value="-1.88282442748092">
            <text:p>-1.8828244275</text:p>
          </table:table-cell>
          <table:table-cell office:value-type="float" office:value="2.45820610687023">
            <text:p>2.4582061069</text:p>
          </table:table-cell>
          <table:table-cell office:value-type="float" office:value="0.272802734375">
            <text:p>0.2728027344</text:p>
          </table:table-cell>
          <table:table-cell office:value-type="float" office:value="-0.51220703125">
            <text:p>-0.5122070313</text:p>
          </table:table-cell>
          <table:table-cell office:value-type="float" office:value="-1.022216796875">
            <text:p>-1.0222167969</text:p>
          </table:table-cell>
          <table:table-cell office:value-type="float" office:value="0">
            <text:p>0</text:p>
          </table:table-cell>
          <table:table-cell office:value-type="float" office:value="-15.6">
            <text:p>-15.6</text:p>
          </table:table-cell>
          <table:table-cell office:value-type="float" office:value="0">
            <text:p>0</text:p>
          </table:table-cell>
          <table:table-cell office:value-type="float" office:value="0.0278683882840205">
            <text:p>0.0278683883</text:p>
          </table:table-cell>
          <table:table-cell office:value-type="float" office:value="0.000486359306876448">
            <text:p>0.0004863593</text:p>
          </table:table-cell>
          <table:table-cell office:value-type="float" office:value="-0.0278683882840205">
            <text:p>-0.0278683883</text:p>
          </table:table-cell>
          <table:table-cell office:value-type="float" office:value="-130156.04409998">
            <text:p>-130156.04409998</text:p>
          </table:table-cell>
          <table:table-cell office:value-type="float" office:value="-1.88282442748092">
            <text:p>-1.882824427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37890625">
            <text:p>50.37890625</text:p>
          </table:table-cell>
          <table:table-cell office:value-type="float" office:value="-0.00379351724324585">
            <text:p>-0.003793517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530011</text:p>
          </table:table-cell>
          <table:table-cell office:value-type="float" office:value="16536365">
            <text:p>1653636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-270">
            <text:p>-270</text:p>
          </table:table-cell>
          <table:table-cell office:value-type="float" office:value="-0.386832061068701">
            <text:p>-0.3868320611</text:p>
          </table:table-cell>
          <table:table-cell office:value-type="float" office:value="-1.58511450381679">
            <text:p>-1.5851145038</text:p>
          </table:table-cell>
          <table:table-cell office:value-type="float" office:value="1.72538167938931">
            <text:p>1.7253816794</text:p>
          </table:table-cell>
          <table:table-cell office:value-type="float" office:value="0.337744140625">
            <text:p>0.3377441406</text:p>
          </table:table-cell>
          <table:table-cell office:value-type="float" office:value="-0.44140625">
            <text:p>-0.44140625</text:p>
          </table:table-cell>
          <table:table-cell office:value-type="float" office:value="-0.89306640625">
            <text:p>-0.8930664063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0">
            <text:p>0</text:p>
          </table:table-cell>
          <table:table-cell office:value-type="float" office:value="0.0322980896422255">
            <text:p>0.0322980896</text:p>
          </table:table-cell>
          <table:table-cell office:value-type="float" office:value="0.000563666485902713">
            <text:p>0.0005636665</text:p>
          </table:table-cell>
          <table:table-cell office:value-type="float" office:value="-0.0322980896422255">
            <text:p>-0.0322980896</text:p>
          </table:table-cell>
          <table:table-cell office:value-type="float" office:value="-130157.646048954">
            <text:p>-130157.646048954</text:p>
          </table:table-cell>
          <table:table-cell office:value-type="float" office:value="-1.58511450381679">
            <text:p>-1.585114503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598876953125">
            <text:p>49.5988769531</text:p>
          </table:table-cell>
          <table:table-cell office:value-type="float" office:value="-0.00320252709727581">
            <text:p>-0.003202527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581132</text:p>
          </table:table-cell>
          <table:table-cell office:value-type="float" office:value="16587547">
            <text:p>16587547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-272">
            <text:p>-272</text:p>
          </table:table-cell>
          <table:table-cell office:value-type="float" office:value="0.712404580152673">
            <text:p>0.7124045802</text:p>
          </table:table-cell>
          <table:table-cell office:value-type="float" office:value="1.32328244274809">
            <text:p>1.3232824427</text:p>
          </table:table-cell>
          <table:table-cell office:value-type="float" office:value="3.2368320610687">
            <text:p>3.2368320611</text:p>
          </table:table-cell>
          <table:table-cell office:value-type="float" office:value="0.238134765625">
            <text:p>0.2381347656</text:p>
          </table:table-cell>
          <table:table-cell office:value-type="float" office:value="-0.3701171875">
            <text:p>-0.3701171875</text:p>
          </table:table-cell>
          <table:table-cell office:value-type="float" office:value="-0.939453125">
            <text:p>-0.939453125</text:p>
          </table:table-cell>
          <table:table-cell office:value-type="float" office:value="0">
            <text:p>0</text:p>
          </table:table-cell>
          <table:table-cell office:value-type="float" office:value="-2.32">
            <text:p>-2.32</text:p>
          </table:table-cell>
          <table:table-cell office:value-type="float" office:value="0">
            <text:p>0</text:p>
          </table:table-cell>
          <table:table-cell office:value-type="float" office:value="-0.0802055914064299">
            <text:p>-0.0802055914</text:p>
          </table:table-cell>
          <table:table-cell office:value-type="float" office:value="-0.00139974854112443">
            <text:p>-0.0013997485</text:p>
          </table:table-cell>
          <table:table-cell office:value-type="float" office:value="0.0802055914064299">
            <text:p>0.0802055914</text:p>
          </table:table-cell>
          <table:table-cell office:value-type="float" office:value="-130153.592690209">
            <text:p>-130153.592690209</text:p>
          </table:table-cell>
          <table:table-cell office:value-type="float" office:value="1.32328244274809">
            <text:p>1.323282442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537109375">
            <text:p>50.537109375</text:p>
          </table:table-cell>
          <table:table-cell office:value-type="float" office:value="0.00272677047690261">
            <text:p>0.002726770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630249</text:p>
          </table:table-cell>
          <table:table-cell office:value-type="float" office:value="16636562">
            <text:p>16636562</text:p>
          </table:table-cell>
          <table:table-cell office:value-type="float" office:value="41">
            <text:p>41</text:p>
          </table:table-cell>
          <table:table-cell office:value-type="float" office:value="-136">
            <text:p>-136</text:p>
          </table:table-cell>
          <table:table-cell office:value-type="float" office:value="-272">
            <text:p>-272</text:p>
          </table:table-cell>
          <table:table-cell office:value-type="float" office:value="-1.0280534351145">
            <text:p>-1.0280534351</text:p>
          </table:table-cell>
          <table:table-cell office:value-type="float" office:value="-0.898091603053436">
            <text:p>-0.8980916031</text:p>
          </table:table-cell>
          <table:table-cell office:value-type="float" office:value="4.26736641221374">
            <text:p>4.2673664122</text:p>
          </table:table-cell>
          <table:table-cell office:value-type="float" office:value="0.181005859375">
            <text:p>0.1810058594</text:p>
          </table:table-cell>
          <table:table-cell office:value-type="float" office:value="-0.157958984375">
            <text:p>-0.1579589844</text:p>
          </table:table-cell>
          <table:table-cell office:value-type="float" office:value="-0.951416015625">
            <text:p>-0.9514160156</text:p>
          </table:table-cell>
          <table:table-cell office:value-type="float" office:value="0">
            <text:p>0</text:p>
          </table:table-cell>
          <table:table-cell office:value-type="float" office:value="-8.57">
            <text:p>-8.57</text:p>
          </table:table-cell>
          <table:table-cell office:value-type="float" office:value="0">
            <text:p>0</text:p>
          </table:table-cell>
          <table:table-cell office:value-type="float" office:value="-0.206351580029063">
            <text:p>-0.20635158</text:p>
          </table:table-cell>
          <table:table-cell office:value-type="float" office:value="-0.00360124921516689">
            <text:p>-0.0036012492</text:p>
          </table:table-cell>
          <table:table-cell office:value-type="float" office:value="0.206351580029063">
            <text:p>0.20635158</text:p>
          </table:table-cell>
          <table:table-cell office:value-type="float" office:value="-130143.346548351">
            <text:p>-130143.346548351</text:p>
          </table:table-cell>
          <table:table-cell office:value-type="float" office:value="-0.898091603053436">
            <text:p>-0.898091603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65380859375">
            <text:p>49.6538085938</text:p>
          </table:table-cell>
          <table:table-cell office:value-type="float" office:value="-0.00158983162607781">
            <text:p>-0.001589831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681217</text:p>
          </table:table-cell>
          <table:table-cell office:value-type="float" office:value="16687535">
            <text:p>16687535</text:p>
          </table:table-cell>
          <table:table-cell office:value-type="float" office:value="-36">
            <text:p>-36</text:p>
          </table:table-cell>
          <table:table-cell office:value-type="float" office:value="71">
            <text:p>71</text:p>
          </table:table-cell>
          <table:table-cell office:value-type="float" office:value="-273">
            <text:p>-273</text:p>
          </table:table-cell>
          <table:table-cell office:value-type="float" office:value="-0.776145038167938">
            <text:p>-0.7761450382</text:p>
          </table:table-cell>
          <table:table-cell office:value-type="float" office:value="-2.53931297709924">
            <text:p>-2.5393129771</text:p>
          </table:table-cell>
          <table:table-cell office:value-type="float" office:value="3.16049618320611">
            <text:p>3.1604961832</text:p>
          </table:table-cell>
          <table:table-cell office:value-type="float" office:value="0.155126953125">
            <text:p>0.1551269531</text:p>
          </table:table-cell>
          <table:table-cell office:value-type="float" office:value="0.00244140625">
            <text:p>0.0024414063</text:p>
          </table:table-cell>
          <table:table-cell office:value-type="float" office:value="-0.9599609375">
            <text:p>-0.9599609375</text:p>
          </table:table-cell>
          <table:table-cell office:value-type="float" office:value="0">
            <text:p>0</text:p>
          </table:table-cell>
          <table:table-cell office:value-type="float" office:value="7.51">
            <text:p>7.51</text:p>
          </table:table-cell>
          <table:table-cell office:value-type="float" office:value="0">
            <text:p>0</text:p>
          </table:table-cell>
          <table:table-cell office:value-type="float" office:value="0.0739764354321681">
            <text:p>0.0739764354</text:p>
          </table:table-cell>
          <table:table-cell office:value-type="float" office:value="0.0012910372675771">
            <text:p>0.0012910373</text:p>
          </table:table-cell>
          <table:table-cell office:value-type="float" office:value="-0.0739764354321681">
            <text:p>-0.0739764354</text:p>
          </table:table-cell>
          <table:table-cell office:value-type="float" office:value="-130147.090575938">
            <text:p>-130147.090575938</text:p>
          </table:table-cell>
          <table:table-cell office:value-type="float" office:value="-2.53931297709924">
            <text:p>-2.539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611083984375">
            <text:p>50.6110839844</text:p>
          </table:table-cell>
          <table:table-cell office:value-type="float" office:value="-0.00515260238963064">
            <text:p>-0.005152602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730632</text:p>
          </table:table-cell>
          <table:table-cell office:value-type="float" office:value="16736951">
            <text:p>16736951</text:p>
          </table:table-cell>
          <table:table-cell office:value-type="float" office:value="10">
            <text:p>10</text:p>
          </table:table-cell>
          <table:table-cell office:value-type="float" office:value="-97">
            <text:p>-97</text:p>
          </table:table-cell>
          <table:table-cell office:value-type="float" office:value="-256">
            <text:p>-256</text:p>
          </table:table-cell>
          <table:table-cell office:value-type="float" office:value="-0.157824427480915">
            <text:p>-0.1578244275</text:p>
          </table:table-cell>
          <table:table-cell office:value-type="float" office:value="0.040839694656488">
            <text:p>0.0408396947</text:p>
          </table:table-cell>
          <table:table-cell office:value-type="float" office:value="2.43530534351145">
            <text:p>2.4353053435</text:p>
          </table:table-cell>
          <table:table-cell office:value-type="float" office:value="0.069921875">
            <text:p>0.069921875</text:p>
          </table:table-cell>
          <table:table-cell office:value-type="float" office:value="0.186279296875">
            <text:p>0.1862792969</text:p>
          </table:table-cell>
          <table:table-cell office:value-type="float" office:value="-0.923095703125">
            <text:p>-0.9230957031</text:p>
          </table:table-cell>
          <table:table-cell office:value-type="float" office:value="0">
            <text:p>0</text:p>
          </table:table-cell>
          <table:table-cell office:value-type="float" office:value="-2.24">
            <text:p>-2.24</text:p>
          </table:table-cell>
          <table:table-cell office:value-type="float" office:value="0">
            <text:p>0</text:p>
          </table:table-cell>
          <table:table-cell office:value-type="float" office:value="0.0257799804187219">
            <text:p>0.0257799804</text:p>
          </table:table-cell>
          <table:table-cell office:value-type="float" office:value="0.000449912398232494">
            <text:p>0.0004499124</text:p>
          </table:table-cell>
          <table:table-cell office:value-type="float" office:value="-0.0257799804187219">
            <text:p>-0.0257799804</text:p>
          </table:table-cell>
          <table:table-cell office:value-type="float" office:value="-130148.362121861">
            <text:p>-130148.362121861</text:p>
          </table:table-cell>
          <table:table-cell office:value-type="float" office:value="0.040839694656488">
            <text:p>0.04083969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322998046875">
            <text:p>49.3229980469</text:p>
          </table:table-cell>
          <table:table-cell table:style-name="ce1" office:value-type="string">
            <text:p>5.589940889425402e-0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781403</text:p>
          </table:table-cell>
          <table:table-cell office:value-type="float" office:value="16787720">
            <text:p>16787720</text:p>
          </table:table-cell>
          <table:table-cell office:value-type="float" office:value="18">
            <text:p>18</text:p>
          </table:table-cell>
          <table:table-cell office:value-type="float" office:value="-15">
            <text:p>-15</text:p>
          </table:table-cell>
          <table:table-cell office:value-type="float" office:value="-274">
            <text:p>-274</text:p>
          </table:table-cell>
          <table:table-cell office:value-type="float" office:value="-0.867748091603052">
            <text:p>-0.8677480916</text:p>
          </table:table-cell>
          <table:table-cell office:value-type="float" office:value="4.26984732824427">
            <text:p>4.2698473282</text:p>
          </table:table-cell>
          <table:table-cell office:value-type="float" office:value="2.90858778625954">
            <text:p>2.9085877863</text:p>
          </table:table-cell>
          <table:table-cell office:value-type="float" office:value="0.014501953125">
            <text:p>0.0145019531</text:p>
          </table:table-cell>
          <table:table-cell office:value-type="float" office:value="0.347412109375">
            <text:p>0.3474121094</text:p>
          </table:table-cell>
          <table:table-cell office:value-type="float" office:value="-0.853759765625">
            <text:p>-0.8537597656</text:p>
          </table:table-cell>
          <table:table-cell office:value-type="float" office:value="0">
            <text:p>0</text:p>
          </table:table-cell>
          <table:table-cell office:value-type="float" office:value="-3.76">
            <text:p>-3.76</text:p>
          </table:table-cell>
          <table:table-cell office:value-type="float" office:value="0">
            <text:p>0</text:p>
          </table:table-cell>
          <table:table-cell office:value-type="float" office:value="-0.26052824386011">
            <text:p>-0.2605282439</text:p>
          </table:table-cell>
          <table:table-cell office:value-type="float" office:value="-0.00454674073054294">
            <text:p>-0.0045467407</text:p>
          </table:table-cell>
          <table:table-cell office:value-type="float" office:value="0.26052824386011">
            <text:p>0.2605282439</text:p>
          </table:table-cell>
          <table:table-cell office:value-type="float" office:value="-130135.248951728">
            <text:p>-130135.248951728</text:p>
          </table:table-cell>
          <table:table-cell office:value-type="float" office:value="4.26984732824427">
            <text:p>4.269847328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3330078125">
            <text:p>50.3330078125</text:p>
          </table:table-cell>
          <table:table-cell office:value-type="float" office:value="0.00880022290034866">
            <text:p>0.008800222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831523</text:p>
          </table:table-cell>
          <table:table-cell office:value-type="float" office:value="16837837">
            <text:p>16837837</text:p>
          </table:table-cell>
          <table:table-cell office:value-type="float" office:value="-30">
            <text:p>-30</text:p>
          </table:table-cell>
          <table:table-cell office:value-type="float" office:value="-4">
            <text:p>-4</text:p>
          </table:table-cell>
          <table:table-cell office:value-type="float" office:value="-269">
            <text:p>-269</text:p>
          </table:table-cell>
          <table:table-cell office:value-type="float" office:value="-0.524236641221373">
            <text:p>-0.5242366412</text:p>
          </table:table-cell>
          <table:table-cell office:value-type="float" office:value="4.98740458015267">
            <text:p>4.9874045802</text:p>
          </table:table-cell>
          <table:table-cell office:value-type="float" office:value="2.64141221374046">
            <text:p>2.6414122137</text:p>
          </table:table-cell>
          <table:table-cell office:value-type="float" office:value="-0.10146484375">
            <text:p>-0.1014648438</text:p>
          </table:table-cell>
          <table:table-cell office:value-type="float" office:value="0.478515625">
            <text:p>0.478515625</text:p>
          </table:table-cell>
          <table:table-cell office:value-type="float" office:value="-0.95849609375">
            <text:p>-0.9584960938</text:p>
          </table:table-cell>
          <table:table-cell office:value-type="float" office:value="0">
            <text:p>0</text:p>
          </table:table-cell>
          <table:table-cell office:value-type="float" office:value="6.36">
            <text:p>6.36</text:p>
          </table:table-cell>
          <table:table-cell office:value-type="float" office:value="0">
            <text:p>0</text:p>
          </table:table-cell>
          <table:table-cell office:value-type="float" office:value="-0.371286151977158">
            <text:p>-0.371286152</text:p>
          </table:table-cell>
          <table:table-cell office:value-type="float" office:value="-0.00647968851618076">
            <text:p>-0.0064796885</text:p>
          </table:table-cell>
          <table:table-cell office:value-type="float" office:value="0.371286151977158">
            <text:p>0.371286152</text:p>
          </table:table-cell>
          <table:table-cell office:value-type="float" office:value="-130116.770757861">
            <text:p>-130116.770757861</text:p>
          </table:table-cell>
          <table:table-cell office:value-type="float" office:value="4.98740458015267">
            <text:p>4.98740458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76806640625">
            <text:p>49.7680664063</text:p>
          </table:table-cell>
          <table:table-cell office:value-type="float" office:value="0.0103460953122825">
            <text:p>0.010346095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881522</text:p>
          </table:table-cell>
          <table:table-cell office:value-type="float" office:value="16887840">
            <text:p>16887840</text:p>
          </table:table-cell>
          <table:table-cell office:value-type="float" office:value="102">
            <text:p>102</text:p>
          </table:table-cell>
          <table:table-cell office:value-type="float" office:value="-124">
            <text:p>-124</text:p>
          </table:table-cell>
          <table:table-cell office:value-type="float" office:value="-279">
            <text:p>-279</text:p>
          </table:table-cell>
          <table:table-cell office:value-type="float" office:value="-0.837213740458014">
            <text:p>-0.8372137405</text:p>
          </table:table-cell>
          <table:table-cell office:value-type="float" office:value="5.1324427480916">
            <text:p>5.1324427481</text:p>
          </table:table-cell>
          <table:table-cell office:value-type="float" office:value="2.58034351145038">
            <text:p>2.5803435115</text:p>
          </table:table-cell>
          <table:table-cell office:value-type="float" office:value="-0.173486328125">
            <text:p>-0.1734863281</text:p>
          </table:table-cell>
          <table:table-cell office:value-type="float" office:value="0.610107421875">
            <text:p>0.6101074219</text:p>
          </table:table-cell>
          <table:table-cell office:value-type="float" office:value="-0.93017578125">
            <text:p>-0.9301757813</text:p>
          </table:table-cell>
          <table:table-cell office:value-type="float" office:value="0">
            <text:p>0</text:p>
          </table:table-cell>
          <table:table-cell office:value-type="float" office:value="-20.08">
            <text:p>-20.08</text:p>
          </table:table-cell>
          <table:table-cell office:value-type="float" office:value="0">
            <text:p>0</text:p>
          </table:table-cell>
          <table:table-cell office:value-type="float" office:value="-1.01695417582402">
            <text:p>-1.0169541758</text:p>
          </table:table-cell>
          <table:table-cell office:value-type="float" office:value="-0.0177478913756374">
            <text:p>-0.0177478914</text:p>
          </table:table-cell>
          <table:table-cell office:value-type="float" office:value="1.01695417582402">
            <text:p>1.0169541758</text:p>
          </table:table-cell>
          <table:table-cell office:value-type="float" office:value="-130065.9362079">
            <text:p>-130065.9362079</text:p>
          </table:table-cell>
          <table:table-cell office:value-type="float" office:value="5.1324427480916">
            <text:p>5.132442748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7060546875">
            <text:p>49.9870605469</text:p>
          </table:table-cell>
          <table:table-cell office:value-type="float" office:value="0.0112818396720072">
            <text:p>0.011281839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931283</text:p>
          </table:table-cell>
          <table:table-cell office:value-type="float" office:value="16937631">
            <text:p>16937631</text:p>
          </table:table-cell>
          <table:table-cell office:value-type="float" office:value="-23">
            <text:p>-23</text:p>
          </table:table-cell>
          <table:table-cell office:value-type="float" office:value="-85">
            <text:p>-85</text:p>
          </table:table-cell>
          <table:table-cell office:value-type="float" office:value="-277">
            <text:p>-277</text:p>
          </table:table-cell>
          <table:table-cell office:value-type="float" office:value="-1.19599236641221">
            <text:p>-1.1959923664</text:p>
          </table:table-cell>
          <table:table-cell office:value-type="float" office:value="0.437786259541984">
            <text:p>0.4377862595</text:p>
          </table:table-cell>
          <table:table-cell office:value-type="float" office:value="2.52690839694656">
            <text:p>2.5269083969</text:p>
          </table:table-cell>
          <table:table-cell office:value-type="float" office:value="-0.22158203125">
            <text:p>-0.2215820313</text:p>
          </table:table-cell>
          <table:table-cell office:value-type="float" office:value="0.621826171875">
            <text:p>0.6218261719</text:p>
          </table:table-cell>
          <table:table-cell office:value-type="float" office:value="-1.02197265625">
            <text:p>-1.0219726563</text:p>
          </table:table-cell>
          <table:table-cell office:value-type="float" office:value="0">
            <text:p>0</text:p>
          </table:table-cell>
          <table:table-cell office:value-type="float" office:value="4.75">
            <text:p>4.75</text:p>
          </table:table-cell>
          <table:table-cell office:value-type="float" office:value="0">
            <text:p>0</text:p>
          </table:table-cell>
          <table:table-cell office:value-type="float" office:value="-0.923163938382328">
            <text:p>-0.9231639384</text:p>
          </table:table-cell>
          <table:table-cell office:value-type="float" office:value="-0.0161110634970738">
            <text:p>-0.0161110635</text:p>
          </table:table-cell>
          <table:table-cell office:value-type="float" office:value="0.923163938382328">
            <text:p>0.9231639384</text:p>
          </table:table-cell>
          <table:table-cell office:value-type="float" office:value="-130019.703184217">
            <text:p>-130019.703184217</text:p>
          </table:table-cell>
          <table:table-cell office:value-type="float" office:value="0.437786259541984">
            <text:p>0.437786259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10546875">
            <text:p>50.0810546875</text:p>
          </table:table-cell>
          <table:table-cell office:value-type="float" office:value="0.0017987364574663">
            <text:p>0.001798736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1_982019</text:p>
          </table:table-cell>
          <table:table-cell office:value-type="float" office:value="16988334">
            <text:p>16988334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-244">
            <text:p>-244</text:p>
          </table:table-cell>
          <table:table-cell office:value-type="float" office:value="0.2543893129771">
            <text:p>0.254389313</text:p>
          </table:table-cell>
          <table:table-cell office:value-type="float" office:value="0.552290076335877">
            <text:p>0.5522900763</text:p>
          </table:table-cell>
          <table:table-cell office:value-type="float" office:value="2.15286259541985">
            <text:p>2.1528625954</text:p>
          </table:table-cell>
          <table:table-cell office:value-type="float" office:value="-0.30166015625">
            <text:p>-0.3016601563</text:p>
          </table:table-cell>
          <table:table-cell office:value-type="float" office:value="0.666748046875">
            <text:p>0.6667480469</text:p>
          </table:table-cell>
          <table:table-cell office:value-type="float" office:value="-1.020751953125">
            <text:p>-1.0207519531</text:p>
          </table:table-cell>
          <table:table-cell office:value-type="float" office:value="0">
            <text:p>0</text:p>
          </table:table-cell>
          <table:table-cell office:value-type="float" office:value="-1.41">
            <text:p>-1.41</text:p>
          </table:table-cell>
          <table:table-cell office:value-type="float" office:value="0">
            <text:p>0</text:p>
          </table:table-cell>
          <table:table-cell office:value-type="float" office:value="-0.959948226609956">
            <text:p>-0.9599482266</text:p>
          </table:table-cell>
          <table:table-cell office:value-type="float" office:value="-0.0167530231520062">
            <text:p>-0.0167530232</text:p>
          </table:table-cell>
          <table:table-cell office:value-type="float" office:value="0.959948226609956">
            <text:p>0.9599482266</text:p>
          </table:table-cell>
          <table:table-cell office:value-type="float" office:value="-129971.686789535">
            <text:p>-129971.686789535</text:p>
          </table:table-cell>
          <table:table-cell office:value-type="float" office:value="0.552290076335877">
            <text:p>0.552290076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9775390625">
            <text:p>50.0197753906</text:p>
          </table:table-cell>
          <table:table-cell office:value-type="float" office:value="0.00206452837928171">
            <text:p>0.002064528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032681</text:p>
          </table:table-cell>
          <table:table-cell office:value-type="float" office:value="17039002">
            <text:p>17039002</text:p>
          </table:table-cell>
          <table:table-cell office:value-type="float" office:value="64">
            <text:p>64</text:p>
          </table:table-cell>
          <table:table-cell office:value-type="float" office:value="-183">
            <text:p>-183</text:p>
          </table:table-cell>
          <table:table-cell office:value-type="float" office:value="-268">
            <text:p>-268</text:p>
          </table:table-cell>
          <table:table-cell office:value-type="float" office:value="-0.226526717557251">
            <text:p>-0.2265267176</text:p>
          </table:table-cell>
          <table:table-cell office:value-type="float" office:value="-0.676717557251909">
            <text:p>-0.6767175573</text:p>
          </table:table-cell>
          <table:table-cell office:value-type="float" office:value="1.83225190839695">
            <text:p>1.8322519084</text:p>
          </table:table-cell>
          <table:table-cell office:value-type="float" office:value="-0.360498046875">
            <text:p>-0.3604980469</text:p>
          </table:table-cell>
          <table:table-cell office:value-type="float" office:value="0.63916015625">
            <text:p>0.6391601563</text:p>
          </table:table-cell>
          <table:table-cell office:value-type="float" office:value="-0.9853515625">
            <text:p>-0.9853515625</text:p>
          </table:table-cell>
          <table:table-cell office:value-type="float" office:value="0">
            <text:p>0</text:p>
          </table:table-cell>
          <table:table-cell office:value-type="float" office:value="-13.43">
            <text:p>-13.43</text:p>
          </table:table-cell>
          <table:table-cell office:value-type="float" office:value="0">
            <text:p>0</text:p>
          </table:table-cell>
          <table:table-cell office:value-type="float" office:value="-1.17532134171287">
            <text:p>-1.1753213417</text:p>
          </table:table-cell>
          <table:table-cell office:value-type="float" office:value="-0.0205117162602594">
            <text:p>-0.0205117163</text:p>
          </table:table-cell>
          <table:table-cell office:value-type="float" office:value="1.17532134171287">
            <text:p>1.1753213417</text:p>
          </table:table-cell>
          <table:table-cell office:value-type="float" office:value="-129911.309533647">
            <text:p>-129911.309533647</text:p>
          </table:table-cell>
          <table:table-cell office:value-type="float" office:value="-0.676717557251909">
            <text:p>-0.676717557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1.370849609375">
            <text:p>51.3708496094</text:p>
          </table:table-cell>
          <table:table-cell office:value-type="float" office:value="-0.000178113772790952">
            <text:p>-0.000178113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082424</text:p>
          </table:table-cell>
          <table:table-cell office:value-type="float" office:value="17088744">
            <text:p>17088744</text:p>
          </table:table-cell>
          <table:table-cell office:value-type="float" office:value="-68">
            <text:p>-68</text:p>
          </table:table-cell>
          <table:table-cell office:value-type="float" office:value="145">
            <text:p>145</text:p>
          </table:table-cell>
          <table:table-cell office:value-type="float" office:value="-269">
            <text:p>-269</text:p>
          </table:table-cell>
          <table:table-cell office:value-type="float" office:value="-1.57767175572519">
            <text:p>-1.5776717557</text:p>
          </table:table-cell>
          <table:table-cell office:value-type="float" office:value="-1.35610687022901">
            <text:p>-1.3561068702</text:p>
          </table:table-cell>
          <table:table-cell office:value-type="float" office:value="2.03835877862595">
            <text:p>2.0383587786</text:p>
          </table:table-cell>
          <table:table-cell office:value-type="float" office:value="-0.339990234375">
            <text:p>-0.3399902344</text:p>
          </table:table-cell>
          <table:table-cell office:value-type="float" office:value="0.628173828125">
            <text:p>0.6281738281</text:p>
          </table:table-cell>
          <table:table-cell office:value-type="float" office:value="-1.007568359375">
            <text:p>-1.0075683594</text:p>
          </table:table-cell>
          <table:table-cell office:value-type="float" office:value="0">
            <text:p>0</text:p>
          </table:table-cell>
          <table:table-cell office:value-type="float" office:value="14.19">
            <text:p>14.19</text:p>
          </table:table-cell>
          <table:table-cell office:value-type="float" office:value="0">
            <text:p>0</text:p>
          </table:table-cell>
          <table:table-cell office:value-type="float" office:value="-0.803319925330688">
            <text:p>-0.8033199253</text:p>
          </table:table-cell>
          <table:table-cell office:value-type="float" office:value="-0.0140195449446891">
            <text:p>-0.0140195449</text:p>
          </table:table-cell>
          <table:table-cell office:value-type="float" office:value="0.803319925330688">
            <text:p>0.8033199253</text:p>
          </table:table-cell>
          <table:table-cell office:value-type="float" office:value="-129872.174163896">
            <text:p>-129872.174163896</text:p>
          </table:table-cell>
          <table:table-cell office:value-type="float" office:value="-1.35610687022901">
            <text:p>-1.35610687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8.717041015625">
            <text:p>48.7170410156</text:p>
          </table:table-cell>
          <table:table-cell office:value-type="float" office:value="-0.00190889381512733">
            <text:p>-0.001908893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131765</text:p>
          </table:table-cell>
          <table:table-cell office:value-type="float" office:value="17138079">
            <text:p>17138079</text:p>
          </table:table-cell>
          <table:table-cell office:value-type="float" office:value="45">
            <text:p>45</text:p>
          </table:table-cell>
          <table:table-cell office:value-type="float" office:value="-35">
            <text:p>-35</text:p>
          </table:table-cell>
          <table:table-cell office:value-type="float" office:value="-280">
            <text:p>-280</text:p>
          </table:table-cell>
          <table:table-cell office:value-type="float" office:value="-0.936450381679388">
            <text:p>-0.9364503817</text:p>
          </table:table-cell>
          <table:table-cell office:value-type="float" office:value="0.880534351145038">
            <text:p>0.8805343511</text:p>
          </table:table-cell>
          <table:table-cell office:value-type="float" office:value="2.24446564885496">
            <text:p>2.2444656489</text:p>
          </table:table-cell>
          <table:table-cell office:value-type="float" office:value="-0.394677734375">
            <text:p>-0.3946777344</text:p>
          </table:table-cell>
          <table:table-cell office:value-type="float" office:value="0.60302734375">
            <text:p>0.6030273438</text:p>
          </table:table-cell>
          <table:table-cell office:value-type="float" office:value="-1.018310546875">
            <text:p>-1.0183105469</text:p>
          </table:table-cell>
          <table:table-cell office:value-type="float" office:value="0">
            <text:p>0</text:p>
          </table:table-cell>
          <table:table-cell office:value-type="float" office:value="-9.13">
            <text:p>-9.13</text:p>
          </table:table-cell>
          <table:table-cell office:value-type="float" office:value="0">
            <text:p>0</text:p>
          </table:table-cell>
          <table:table-cell office:value-type="float" office:value="-1.01305292655837">
            <text:p>-1.0130529266</text:p>
          </table:table-cell>
          <table:table-cell office:value-type="float" office:value="-0.0176798067462194">
            <text:p>-0.0176798067</text:p>
          </table:table-cell>
          <table:table-cell office:value-type="float" office:value="1.01305292655837">
            <text:p>1.0130529266</text:p>
          </table:table-cell>
          <table:table-cell office:value-type="float" office:value="-129821.47897726">
            <text:p>-129821.47897726</text:p>
          </table:table-cell>
          <table:table-cell office:value-type="float" office:value="0.880534351145038">
            <text:p>0.880534351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19921875">
            <text:p>50.0419921875</text:p>
          </table:table-cell>
          <table:table-cell office:value-type="float" office:value="0.00277412162884845">
            <text:p>0.002774121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182289</text:p>
          </table:table-cell>
          <table:table-cell office:value-type="float" office:value="17188607">
            <text:p>17188607</text:p>
          </table:table-cell>
          <table:table-cell office:value-type="float" office:value="13">
            <text:p>13</text:p>
          </table:table-cell>
          <table:table-cell office:value-type="float" office:value="-90">
            <text:p>-90</text:p>
          </table:table-cell>
          <table:table-cell office:value-type="float" office:value="-279">
            <text:p>-279</text:p>
          </table:table-cell>
          <table:table-cell office:value-type="float" office:value="1.07118320610687">
            <text:p>1.0711832061</text:p>
          </table:table-cell>
          <table:table-cell office:value-type="float" office:value="-0.0889312977099244">
            <text:p>-0.0889312977</text:p>
          </table:table-cell>
          <table:table-cell office:value-type="float" office:value="1.26736641221374">
            <text:p>1.2673664122</text:p>
          </table:table-cell>
          <table:table-cell office:value-type="float" office:value="-0.378076171875">
            <text:p>-0.3780761719</text:p>
          </table:table-cell>
          <table:table-cell office:value-type="float" office:value="0.4853515625">
            <text:p>0.4853515625</text:p>
          </table:table-cell>
          <table:table-cell office:value-type="float" office:value="-1.008056640625">
            <text:p>-1.0080566406</text:p>
          </table:table-cell>
          <table:table-cell office:value-type="float" office:value="0">
            <text:p>0</text:p>
          </table:table-cell>
          <table:table-cell office:value-type="float" office:value="-2.67">
            <text:p>-2.67</text:p>
          </table:table-cell>
          <table:table-cell office:value-type="float" office:value="0">
            <text:p>0</text:p>
          </table:table-cell>
          <table:table-cell office:value-type="float" office:value="-1.04178851133913">
            <text:p>-1.0417885113</text:p>
          </table:table-cell>
          <table:table-cell office:value-type="float" office:value="-0.0181813003724106">
            <text:p>-0.0181813004</text:p>
          </table:table-cell>
          <table:table-cell office:value-type="float" office:value="1.04178851133913">
            <text:p>1.0417885113</text:p>
          </table:table-cell>
          <table:table-cell office:value-type="float" office:value="-129769.330035455">
            <text:p>-129769.330035455</text:p>
          </table:table-cell>
          <table:table-cell office:value-type="float" office:value="-0.0889312977099244">
            <text:p>-0.088931297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712890625">
            <text:p>50.0571289063</text:p>
          </table:table-cell>
          <table:table-cell office:value-type="float" office:value="0.000863925915919277">
            <text:p>0.000863925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232377</text:p>
          </table:table-cell>
          <table:table-cell office:value-type="float" office:value="17238692">
            <text:p>17238692</text:p>
          </table:table-cell>
          <table:table-cell table:number-columns-repeated="2" office:value-type="float" office:value="12">
            <text:p>12</text:p>
          </table:table-cell>
          <table:table-cell office:value-type="float" office:value="-256">
            <text:p>-256</text:p>
          </table:table-cell>
          <table:table-cell office:value-type="float" office:value="-0.211259541984731">
            <text:p>-0.211259542</text:p>
          </table:table-cell>
          <table:table-cell office:value-type="float" office:value="-0.48587786259542">
            <text:p>-0.4858778626</text:p>
          </table:table-cell>
          <table:table-cell office:value-type="float" office:value="0.992557251908397">
            <text:p>0.9925572519</text:p>
          </table:table-cell>
          <table:table-cell office:value-type="float" office:value="-0.355126953125">
            <text:p>-0.3551269531</text:p>
          </table:table-cell>
          <table:table-cell office:value-type="float" office:value="0.372314453125">
            <text:p>0.3723144531</text:p>
          </table:table-cell>
          <table:table-cell office:value-type="float" office:value="-1.078369140625">
            <text:p>-1.0783691406</text:p>
          </table:table-cell>
          <table:table-cell office:value-type="float" office:value="0">
            <text:p>0</text:p>
          </table:table-cell>
          <table:table-cell office:value-type="float" office:value="-2.68">
            <text:p>-2.68</text:p>
          </table:table-cell>
          <table:table-cell office:value-type="float" office:value="0">
            <text:p>0</text:p>
          </table:table-cell>
          <table:table-cell office:value-type="float" office:value="-1.05079093532555">
            <text:p>-1.0507909353</text:p>
          </table:table-cell>
          <table:table-cell office:value-type="float" office:value="-0.0183384107386658">
            <text:p>-0.0183384107</text:p>
          </table:table-cell>
          <table:table-cell office:value-type="float" office:value="1.05079093532555">
            <text:p>1.0507909353</text:p>
          </table:table-cell>
          <table:table-cell office:value-type="float" office:value="-129716.717118032">
            <text:p>-129716.717118032</text:p>
          </table:table-cell>
          <table:table-cell office:value-type="float" office:value="-0.48587786259542">
            <text:p>-0.48587786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982421875">
            <text:p>50.0698242188</text:p>
          </table:table-cell>
          <table:table-cell table:style-name="ce1" office:value-type="string">
            <text:p>7.903521013470811e-0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282410</text:p>
          </table:table-cell>
          <table:table-cell office:value-type="float" office:value="17288722">
            <text:p>17288722</text:p>
          </table:table-cell>
          <table:table-cell office:value-type="float" office:value="49">
            <text:p>49</text:p>
          </table:table-cell>
          <table:table-cell office:value-type="float" office:value="-121">
            <text:p>-121</text:p>
          </table:table-cell>
          <table:table-cell office:value-type="float" office:value="-281">
            <text:p>-281</text:p>
          </table:table-cell>
          <table:table-cell office:value-type="float" office:value="-1.11965648854962">
            <text:p>-1.1196564885</text:p>
          </table:table-cell>
          <table:table-cell office:value-type="float" office:value="-3.67671755725191">
            <text:p>-3.6767175573</text:p>
          </table:table-cell>
          <table:table-cell office:value-type="float" office:value="0.397137404580153">
            <text:p>0.3971374046</text:p>
          </table:table-cell>
          <table:table-cell office:value-type="float" office:value="-0.306298828125">
            <text:p>-0.3062988281</text:p>
          </table:table-cell>
          <table:table-cell office:value-type="float" office:value="0.289306640625">
            <text:p>0.2893066406</text:p>
          </table:table-cell>
          <table:table-cell office:value-type="float" office:value="-0.89013671875">
            <text:p>-0.8901367188</text:p>
          </table:table-cell>
          <table:table-cell office:value-type="float" office:value="0">
            <text:p>0</text:p>
          </table:table-cell>
          <table:table-cell office:value-type="float" office:value="-9.89">
            <text:p>-9.89</text:p>
          </table:table-cell>
          <table:table-cell office:value-type="float" office:value="0">
            <text:p>0</text:p>
          </table:table-cell>
          <table:table-cell office:value-type="float" office:value="-1.04745940472625">
            <text:p>-1.0474594047</text:p>
          </table:table-cell>
          <table:table-cell office:value-type="float" office:value="-0.0182802688433901">
            <text:p>-0.0182802688</text:p>
          </table:table-cell>
          <table:table-cell office:value-type="float" office:value="1.04745940472625">
            <text:p>1.0474594047</text:p>
          </table:table-cell>
          <table:table-cell office:value-type="float" office:value="-129664.343124886">
            <text:p>-129664.343124886</text:p>
          </table:table-cell>
          <table:table-cell office:value-type="float" office:value="-3.67671755725191">
            <text:p>-3.676717557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009765625">
            <text:p>50.0009765625</text:p>
          </table:table-cell>
          <table:table-cell office:value-type="float" office:value="-0.00630597570977757">
            <text:p>-0.006305975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332961</text:p>
          </table:table-cell>
          <table:table-cell office:value-type="float" office:value="17339337">
            <text:p>17339337</text:p>
          </table:table-cell>
          <table:table-cell office:value-type="float" office:value="-31">
            <text:p>-31</text:p>
          </table:table-cell>
          <table:table-cell office:value-type="float" office:value="89">
            <text:p>89</text:p>
          </table:table-cell>
          <table:table-cell office:value-type="float" office:value="-278">
            <text:p>-278</text:p>
          </table:table-cell>
          <table:table-cell office:value-type="float" office:value="0.544465648854963">
            <text:p>0.5444656489</text:p>
          </table:table-cell>
          <table:table-cell office:value-type="float" office:value="-4.63091603053435">
            <text:p>-4.6309160305</text:p>
          </table:table-cell>
          <table:table-cell office:value-type="float" office:value="-0.465458015267176">
            <text:p>-0.4654580153</text:p>
          </table:table-cell>
          <table:table-cell office:value-type="float" office:value="-0.267236328125">
            <text:p>-0.2672363281</text:p>
          </table:table-cell>
          <table:table-cell office:value-type="float" office:value="0.178955078125">
            <text:p>0.1789550781</text:p>
          </table:table-cell>
          <table:table-cell office:value-type="float" office:value="-1.03271484375">
            <text:p>-1.0327148438</text:p>
          </table:table-cell>
          <table:table-cell office:value-type="float" office:value="0">
            <text:p>0</text:p>
          </table:table-cell>
          <table:table-cell office:value-type="float" office:value="6.36">
            <text:p>6.36</text:p>
          </table:table-cell>
          <table:table-cell office:value-type="float" office:value="0">
            <text:p>0</text:p>
          </table:table-cell>
          <table:table-cell office:value-type="float" office:value="-0.672102591260653">
            <text:p>-0.6721025913</text:p>
          </table:table-cell>
          <table:table-cell office:value-type="float" office:value="-0.0117295391144966">
            <text:p>-0.0117295391</text:p>
          </table:table-cell>
          <table:table-cell office:value-type="float" office:value="0.672102591260653">
            <text:p>0.6721025913</text:p>
          </table:table-cell>
          <table:table-cell office:value-type="float" office:value="-129630.704357376">
            <text:p>-129630.704357376</text:p>
          </table:table-cell>
          <table:table-cell office:value-type="float" office:value="-4.63091603053435">
            <text:p>-4.63091603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0048828125">
            <text:p>50.0500488281</text:p>
          </table:table-cell>
          <table:table-cell office:value-type="float" office:value="-0.00858972946980805">
            <text:p>-0.008589729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383301</text:p>
          </table:table-cell>
          <table:table-cell office:value-type="float" office:value="17389619">
            <text:p>17389619</text:p>
          </table:table-cell>
          <table:table-cell office:value-type="float" office:value="57">
            <text:p>57</text:p>
          </table:table-cell>
          <table:table-cell office:value-type="float" office:value="-30">
            <text:p>-30</text:p>
          </table:table-cell>
          <table:table-cell office:value-type="float" office:value="-300">
            <text:p>-300</text:p>
          </table:table-cell>
          <table:table-cell office:value-type="float" office:value="-0.539503816793892">
            <text:p>-0.5395038168</text:p>
          </table:table-cell>
          <table:table-cell office:value-type="float" office:value="-2.24923664122137">
            <text:p>-2.2492366412</text:p>
          </table:table-cell>
          <table:table-cell office:value-type="float" office:value="-0.679198473282443">
            <text:p>-0.6791984733</text:p>
          </table:table-cell>
          <table:table-cell office:value-type="float" office:value="-0.207666015625">
            <text:p>-0.2076660156</text:p>
          </table:table-cell>
          <table:table-cell office:value-type="float" office:value="0.041748046875">
            <text:p>0.0417480469</text:p>
          </table:table-cell>
          <table:table-cell office:value-type="float" office:value="-0.9599609375">
            <text:p>-0.9599609375</text:p>
          </table:table-cell>
          <table:table-cell office:value-type="float" office:value="0">
            <text:p>0</text:p>
          </table:table-cell>
          <table:table-cell office:value-type="float" office:value="-10.76">
            <text:p>-10.76</text:p>
          </table:table-cell>
          <table:table-cell office:value-type="float" office:value="0">
            <text:p>0</text:p>
          </table:table-cell>
          <table:table-cell office:value-type="float" office:value="-0.763373434308672">
            <text:p>-0.7633734343</text:p>
          </table:table-cell>
          <table:table-cell office:value-type="float" office:value="-0.0133223985045144">
            <text:p>-0.0133223985</text:p>
          </table:table-cell>
          <table:table-cell office:value-type="float" office:value="0.763373434308672">
            <text:p>0.7633734343</text:p>
          </table:table-cell>
          <table:table-cell office:value-type="float" office:value="-129592.449209764">
            <text:p>-129592.449209764</text:p>
          </table:table-cell>
          <table:table-cell office:value-type="float" office:value="-2.24923664122137">
            <text:p>-2.249236641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1328125">
            <text:p>50.11328125</text:p>
          </table:table-cell>
          <table:table-cell office:value-type="float" office:value="-0.00373509984813408">
            <text:p>-0.003735099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432922</text:p>
          </table:table-cell>
          <table:table-cell office:value-type="float" office:value="17439267">
            <text:p>17439267</text:p>
          </table:table-cell>
          <table:table-cell office:value-type="float" office:value="-17">
            <text:p>-17</text:p>
          </table:table-cell>
          <table:table-cell office:value-type="float" office:value="-41">
            <text:p>-41</text:p>
          </table:table-cell>
          <table:table-cell office:value-type="float" office:value="-270">
            <text:p>-270</text:p>
          </table:table-cell>
          <table:table-cell office:value-type="float" office:value="1.01774809160305">
            <text:p>1.0177480916</text:p>
          </table:table-cell>
          <table:table-cell office:value-type="float" office:value="-3.95152671755725">
            <text:p>-3.9515267176</text:p>
          </table:table-cell>
          <table:table-cell office:value-type="float" office:value="-0.786068702290076">
            <text:p>-0.7860687023</text:p>
          </table:table-cell>
          <table:table-cell office:value-type="float" office:value="-0.09609375">
            <text:p>-0.09609375</text:p>
          </table:table-cell>
          <table:table-cell office:value-type="float" office:value="-0.07080078125">
            <text:p>-0.0708007813</text:p>
          </table:table-cell>
          <table:table-cell office:value-type="float" office:value="-0.84130859375">
            <text:p>-0.8413085938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office:value-type="float" office:value="-0.482591847827849">
            <text:p>-0.4825918478</text:p>
          </table:table-cell>
          <table:table-cell office:value-type="float" office:value="-0.00842219629717014">
            <text:p>-0.0084221963</text:p>
          </table:table-cell>
          <table:table-cell office:value-type="float" office:value="0.482591847827849">
            <text:p>0.4825918478</text:p>
          </table:table-cell>
          <table:table-cell office:value-type="float" office:value="-129568.340942842">
            <text:p>-129568.340942842</text:p>
          </table:table-cell>
          <table:table-cell office:value-type="float" office:value="-3.95152671755725">
            <text:p>-3.951526717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5810546875">
            <text:p>49.9558105469</text:p>
          </table:table-cell>
          <table:table-cell office:value-type="float" office:value="-0.00742046158728666">
            <text:p>-0.007420461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483028</text:p>
          </table:table-cell>
          <table:table-cell office:value-type="float" office:value="17489348">
            <text:p>17489348</text:p>
          </table:table-cell>
          <table:table-cell office:value-type="float" office:value="-24">
            <text:p>-24</text:p>
          </table:table-cell>
          <table:table-cell office:value-type="float" office:value="-9">
            <text:p>-9</text:p>
          </table:table-cell>
          <table:table-cell office:value-type="float" office:value="-268">
            <text:p>-268</text:p>
          </table:table-cell>
          <table:table-cell office:value-type="float" office:value="1.62080152671756">
            <text:p>1.6208015267</text:p>
          </table:table-cell>
          <table:table-cell office:value-type="float" office:value="0.743129770992366">
            <text:p>0.743129771</text:p>
          </table:table-cell>
          <table:table-cell office:value-type="float" office:value="-0.915839694656488">
            <text:p>-0.9158396947</text:p>
          </table:table-cell>
          <table:table-cell office:value-type="float" office:value="-0.013330078125">
            <text:p>-0.0133300781</text:p>
          </table:table-cell>
          <table:table-cell office:value-type="float" office:value="-0.2939453125">
            <text:p>-0.2939453125</text:p>
          </table:table-cell>
          <table:table-cell office:value-type="float" office:value="-1.04931640625">
            <text:p>-1.0493164063</text:p>
          </table:table-cell>
          <table:table-cell office:value-type="float" office:value="0">
            <text:p>0</text:p>
          </table:table-cell>
          <table:table-cell office:value-type="float" office:value="5.12">
            <text:p>5.12</text:p>
          </table:table-cell>
          <table:table-cell office:value-type="float" office:value="0">
            <text:p>0</text:p>
          </table:table-cell>
          <table:table-cell office:value-type="float" office:value="-0.406996155487221">
            <text:p>-0.4069961555</text:p>
          </table:table-cell>
          <table:table-cell office:value-type="float" office:value="-0.00710289974672287">
            <text:p>-0.0071028997</text:p>
          </table:table-cell>
          <table:table-cell office:value-type="float" office:value="0.406996155487221">
            <text:p>0.4069961555</text:p>
          </table:table-cell>
          <table:table-cell office:value-type="float" office:value="-129547.99302299">
            <text:p>-129547.99302299</text:p>
          </table:table-cell>
          <table:table-cell office:value-type="float" office:value="0.743129770992366">
            <text:p>0.74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5361328125">
            <text:p>49.9953613281</text:p>
          </table:table-cell>
          <table:table-cell office:value-type="float" office:value="0.00189325569747195">
            <text:p>0.001893255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533628</text:p>
          </table:table-cell>
          <table:table-cell office:value-type="float" office:value="17539948">
            <text:p>17539948</text:p>
          </table:table-cell>
          <table:table-cell office:value-type="float" office:value="62">
            <text:p>62</text:p>
          </table:table-cell>
          <table:table-cell office:value-type="float" office:value="-98">
            <text:p>-98</text:p>
          </table:table-cell>
          <table:table-cell office:value-type="float" office:value="-273">
            <text:p>-273</text:p>
          </table:table-cell>
          <table:table-cell office:value-type="float" office:value="1.30782442748092">
            <text:p>1.3078244275</text:p>
          </table:table-cell>
          <table:table-cell office:value-type="float" office:value="-0.676717557251909">
            <text:p>-0.6767175573</text:p>
          </table:table-cell>
          <table:table-cell office:value-type="float" office:value="-3.09141221374046">
            <text:p>-3.0914122137</text:p>
          </table:table-cell>
          <table:table-cell office:value-type="float" office:value="0.089208984375">
            <text:p>0.0892089844</text:p>
          </table:table-cell>
          <table:table-cell office:value-type="float" office:value="-0.385498046875">
            <text:p>-0.3854980469</text:p>
          </table:table-cell>
          <table:table-cell office:value-type="float" office:value="-0.95068359375">
            <text:p>-0.9506835938</text:p>
          </table:table-cell>
          <table:table-cell office:value-type="float" office:value="0">
            <text:p>0</text:p>
          </table:table-cell>
          <table:table-cell office:value-type="float" office:value="-12.8">
            <text:p>-12.8</text:p>
          </table:table-cell>
          <table:table-cell office:value-type="float" office:value="0">
            <text:p>0</text:p>
          </table:table-cell>
          <table:table-cell office:value-type="float" office:value="-0.621491094608816">
            <text:p>-0.6214910946</text:p>
          </table:table-cell>
          <table:table-cell office:value-type="float" office:value="-0.0108462669216198">
            <text:p>-0.0108462669</text:p>
          </table:table-cell>
          <table:table-cell office:value-type="float" office:value="0.621491094608816">
            <text:p>0.6214910946</text:p>
          </table:table-cell>
          <table:table-cell office:value-type="float" office:value="-129516.797841936">
            <text:p>-129516.797841936</text:p>
          </table:table-cell>
          <table:table-cell office:value-type="float" office:value="-0.676717557251909">
            <text:p>-0.676717557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94091796875">
            <text:p>50.1940917969</text:p>
          </table:table-cell>
          <table:table-cell office:value-type="float" office:value="-0.000731944019895002">
            <text:p>-0.00073194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583669</text:p>
          </table:table-cell>
          <table:table-cell office:value-type="float" office:value="17589982">
            <text:p>17589982</text:p>
          </table:table-cell>
          <table:table-cell office:value-type="float" office:value="-41">
            <text:p>-41</text:p>
          </table:table-cell>
          <table:table-cell office:value-type="float" office:value="30">
            <text:p>30</text:p>
          </table:table-cell>
          <table:table-cell office:value-type="float" office:value="-272">
            <text:p>-272</text:p>
          </table:table-cell>
          <table:table-cell office:value-type="float" office:value="0.483396946564887">
            <text:p>0.4833969466</text:p>
          </table:table-cell>
          <table:table-cell office:value-type="float" office:value="0.0484732824427474">
            <text:p>0.0484732824</text:p>
          </table:table-cell>
          <table:table-cell office:value-type="float" office:value="-2.96164122137405">
            <text:p>-2.9616412214</text:p>
          </table:table-cell>
          <table:table-cell office:value-type="float" office:value="0.127783203125">
            <text:p>0.1277832031</text:p>
          </table:table-cell>
          <table:table-cell office:value-type="float" office:value="-0.489013671875">
            <text:p>-0.4890136719</text:p>
          </table:table-cell>
          <table:table-cell office:value-type="float" office:value="-1.04150390625">
            <text:p>-1.0415039063</text:p>
          </table:table-cell>
          <table:table-cell office:value-type="float" office:value="0">
            <text:p>0</text:p>
          </table:table-cell>
          <table:table-cell office:value-type="float" office:value="8.57">
            <text:p>8.57</text:p>
          </table:table-cell>
          <table:table-cell office:value-type="float" office:value="0">
            <text:p>0</text:p>
          </table:table-cell>
          <table:table-cell office:value-type="float" office:value="-0.439978247220777">
            <text:p>-0.4399782472</text:p>
          </table:table-cell>
          <table:table-cell office:value-type="float" office:value="-0.00767850344189837">
            <text:p>-0.0076785034</text:p>
          </table:table-cell>
          <table:table-cell office:value-type="float" office:value="0.439978247220777">
            <text:p>0.4399782472</text:p>
          </table:table-cell>
          <table:table-cell office:value-type="float" office:value="-129494.857471602">
            <text:p>-129494.857471602</text:p>
          </table:table-cell>
          <table:table-cell office:value-type="float" office:value="0.0484732824427474">
            <text:p>0.048473282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66943359375">
            <text:p>49.8669433594</text:p>
          </table:table-cell>
          <table:table-cell office:value-type="float" office:value="0.000536924812106271">
            <text:p>0.000536924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633716</text:p>
          </table:table-cell>
          <table:table-cell office:value-type="float" office:value="17640037">
            <text:p>17640037</text:p>
          </table:table-cell>
          <table:table-cell office:value-type="float" office:value="-24">
            <text:p>-24</text:p>
          </table:table-cell>
          <table:table-cell office:value-type="float" office:value="5">
            <text:p>5</text:p>
          </table:table-cell>
          <table:table-cell office:value-type="float" office:value="-265">
            <text:p>-265</text:p>
          </table:table-cell>
          <table:table-cell office:value-type="float" office:value="0.605534351145039">
            <text:p>0.6055343511</text:p>
          </table:table-cell>
          <table:table-cell office:value-type="float" office:value="1.22404580152672">
            <text:p>1.2240458015</text:p>
          </table:table-cell>
          <table:table-cell office:value-type="float" office:value="-2.32041984732824">
            <text:p>-2.3204198473</text:p>
          </table:table-cell>
          <table:table-cell office:value-type="float" office:value="0.215185546875">
            <text:p>0.2151855469</text:p>
          </table:table-cell>
          <table:table-cell office:value-type="float" office:value="-0.486572265625">
            <text:p>-0.4865722656</text:p>
          </table:table-cell>
          <table:table-cell office:value-type="float" office:value="-1.026123046875">
            <text:p>-1.0261230469</text:p>
          </table:table-cell>
          <table:table-cell office:value-type="float" office:value="0">
            <text:p>0</text:p>
          </table:table-cell>
          <table:table-cell office:value-type="float" office:value="5.18">
            <text:p>5.18</text:p>
          </table:table-cell>
          <table:table-cell office:value-type="float" office:value="0">
            <text:p>0</text:p>
          </table:table-cell>
          <table:table-cell office:value-type="float" office:value="-0.387817555988091">
            <text:p>-0.387817556</text:p>
          </table:table-cell>
          <table:table-cell office:value-type="float" office:value="-0.00676819469438205">
            <text:p>-0.0067681947</text:p>
          </table:table-cell>
          <table:table-cell office:value-type="float" office:value="0.387817555988091">
            <text:p>0.387817556</text:p>
          </table:table-cell>
          <table:table-cell office:value-type="float" office:value="-129475.412625051">
            <text:p>-129475.412625051</text:p>
          </table:table-cell>
          <table:table-cell office:value-type="float" office:value="1.22404580152672">
            <text:p>1.224045801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3916015625">
            <text:p>50.1391601563</text:p>
          </table:table-cell>
          <table:table-cell office:value-type="float" office:value="0.00283590915904152">
            <text:p>0.002835909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683479</text:p>
          </table:table-cell>
          <table:table-cell office:value-type="float" office:value="17689797">
            <text:p>1768979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-272">
            <text:p>-272</text:p>
          </table:table-cell>
          <table:table-cell office:value-type="float" office:value="0.475763358778627">
            <text:p>0.4757633588</text:p>
          </table:table-cell>
          <table:table-cell office:value-type="float" office:value="1.22404580152672">
            <text:p>1.2240458015</text:p>
          </table:table-cell>
          <table:table-cell office:value-type="float" office:value="-2.84713740458015">
            <text:p>-2.8471374046</text:p>
          </table:table-cell>
          <table:table-cell office:value-type="float" office:value="0.2544921875">
            <text:p>0.2544921875</text:p>
          </table:table-cell>
          <table:table-cell office:value-type="float" office:value="-0.484619140625">
            <text:p>-0.4846191406</text:p>
          </table:table-cell>
          <table:table-cell office:value-type="float" office:value="-0.90966796875">
            <text:p>-0.9096679688</text:p>
          </table:table-cell>
          <table:table-cell office:value-type="float" office:value="0">
            <text:p>0</text:p>
          </table:table-cell>
          <table:table-cell office:value-type="float" office:value="-2.11">
            <text:p>-2.11</text:p>
          </table:table-cell>
          <table:table-cell office:value-type="float" office:value="0">
            <text:p>0</text:p>
          </table:table-cell>
          <table:table-cell office:value-type="float" office:value="-0.482208185838857">
            <text:p>-0.4822081858</text:p>
          </table:table-cell>
          <table:table-cell office:value-type="float" office:value="-0.00841550062545998">
            <text:p>-0.0084155006</text:p>
          </table:table-cell>
          <table:table-cell office:value-type="float" office:value="0.482208185838857">
            <text:p>0.4822081858</text:p>
          </table:table-cell>
          <table:table-cell office:value-type="float" office:value="-129451.27996543">
            <text:p>-129451.27996543</text:p>
          </table:table-cell>
          <table:table-cell office:value-type="float" office:value="1.22404580152672">
            <text:p>1.224045801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6142578125">
            <text:p>50.0461425781</text:p>
          </table:table-cell>
          <table:table-cell office:value-type="float" office:value="0.00293029978889229">
            <text:p>0.002930299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734011</text:p>
          </table:table-cell>
          <table:table-cell office:value-type="float" office:value="17740325">
            <text:p>1774032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-270">
            <text:p>-270</text:p>
          </table:table-cell>
          <table:table-cell office:value-type="float" office:value="1.14751908396947">
            <text:p>1.147519084</text:p>
          </table:table-cell>
          <table:table-cell office:value-type="float" office:value="1.26221374045802">
            <text:p>1.2622137405</text:p>
          </table:table-cell>
          <table:table-cell office:value-type="float" office:value="-2.69446564885496">
            <text:p>-2.6944656489</text:p>
          </table:table-cell>
          <table:table-cell office:value-type="float" office:value="0.26279296875">
            <text:p>0.2627929688</text:p>
          </table:table-cell>
          <table:table-cell office:value-type="float" office:value="-0.518310546875">
            <text:p>-0.5183105469</text:p>
          </table:table-cell>
          <table:table-cell office:value-type="float" office:value="-1.0830078125">
            <text:p>-1.0830078125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0">
            <text:p>0</text:p>
          </table:table-cell>
          <table:table-cell office:value-type="float" office:value="-0.606530004487638">
            <text:p>-0.6065300045</text:p>
          </table:table-cell>
          <table:table-cell office:value-type="float" office:value="-0.0105851658723846">
            <text:p>-0.0105851659</text:p>
          </table:table-cell>
          <table:table-cell office:value-type="float" office:value="0.606530004487638">
            <text:p>0.6065300045</text:p>
          </table:table-cell>
          <table:table-cell office:value-type="float" office:value="-129420.925478348">
            <text:p>-129420.925478348</text:p>
          </table:table-cell>
          <table:table-cell office:value-type="float" office:value="1.26221374045802">
            <text:p>1.26221374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46142578125">
            <text:p>50.0461425781</text:p>
          </table:table-cell>
          <table:table-cell office:value-type="float" office:value="0.00313095748540367">
            <text:p>0.003130957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784544</text:p>
          </table:table-cell>
          <table:table-cell office:value-type="float" office:value="17790856">
            <text:p>17790856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office:value-type="float" office:value="-252">
            <text:p>-252</text:p>
          </table:table-cell>
          <table:table-cell office:value-type="float" office:value="-0.508969465648854">
            <text:p>-0.5089694656</text:p>
          </table:table-cell>
          <table:table-cell office:value-type="float" office:value="-1.92862595419847">
            <text:p>-1.9286259542</text:p>
          </table:table-cell>
          <table:table-cell office:value-type="float" office:value="-1.63339694656489">
            <text:p>-1.6333969466</text:p>
          </table:table-cell>
          <table:table-cell office:value-type="float" office:value="0.273046875">
            <text:p>0.273046875</text:p>
          </table:table-cell>
          <table:table-cell office:value-type="float" office:value="-0.487548828125">
            <text:p>-0.4875488281</text:p>
          </table:table-cell>
          <table:table-cell office:value-type="float" office:value="-0.908935546875">
            <text:p>-0.9089355469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-0.495328372717616">
            <text:p>-0.4953283727</text:p>
          </table:table-cell>
          <table:table-cell office:value-type="float" office:value="-0.00864447421845753">
            <text:p>-0.0086444742</text:p>
          </table:table-cell>
          <table:table-cell office:value-type="float" office:value="0.495328372717616">
            <text:p>0.4953283727</text:p>
          </table:table-cell>
          <table:table-cell office:value-type="float" office:value="-129396.153617872">
            <text:p>-129396.153617872</text:p>
          </table:table-cell>
          <table:table-cell office:value-type="float" office:value="-1.92862595419847">
            <text:p>-1.928625954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0986328125">
            <text:p>50.0109863281</text:p>
          </table:table-cell>
          <table:table-cell office:value-type="float" office:value="-0.00336192353567933">
            <text:p>-0.003361923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834220</text:p>
          </table:table-cell>
          <table:table-cell office:value-type="float" office:value="17840537">
            <text:p>17840537</text:p>
          </table:table-cell>
          <table:table-cell office:value-type="float" office:value="-27">
            <text:p>-27</text:p>
          </table:table-cell>
          <table:table-cell office:value-type="float" office:value="-2">
            <text:p>-2</text:p>
          </table:table-cell>
          <table:table-cell office:value-type="float" office:value="-270">
            <text:p>-270</text:p>
          </table:table-cell>
          <table:table-cell office:value-type="float" office:value="1.08645038167939">
            <text:p>1.0864503817</text:p>
          </table:table-cell>
          <table:table-cell office:value-type="float" office:value="-0.340839694656489">
            <text:p>-0.3408396947</text:p>
          </table:table-cell>
          <table:table-cell office:value-type="float" office:value="-1.19064885496183">
            <text:p>-1.190648855</text:p>
          </table:table-cell>
          <table:table-cell office:value-type="float" office:value="0.2671875">
            <text:p>0.2671875</text:p>
          </table:table-cell>
          <table:table-cell office:value-type="float" office:value="-0.39453125">
            <text:p>-0.39453125</text:p>
          </table:table-cell>
          <table:table-cell office:value-type="float" office:value="-1.110595703125">
            <text:p>-1.1105957031</text:p>
          </table:table-cell>
          <table:table-cell office:value-type="float" office:value="0">
            <text:p>0</text:p>
          </table:table-cell>
          <table:table-cell office:value-type="float" office:value="5.71">
            <text:p>5.71</text:p>
          </table:table-cell>
          <table:table-cell office:value-type="float" office:value="0">
            <text:p>0</text:p>
          </table:table-cell>
          <table:table-cell office:value-type="float" office:value="-0.354492963551286">
            <text:p>-0.3544929636</text:p>
          </table:table-cell>
          <table:table-cell office:value-type="float" office:value="-0.00618661367454252">
            <text:p>-0.0061866137</text:p>
          </table:table-cell>
          <table:table-cell office:value-type="float" office:value="0.354492963551286">
            <text:p>0.3544929636</text:p>
          </table:table-cell>
          <table:table-cell office:value-type="float" office:value="-129378.421093996">
            <text:p>-129378.421093996</text:p>
          </table:table-cell>
          <table:table-cell office:value-type="float" office:value="-0.340839694656489">
            <text:p>-0.34083969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2216796875">
            <text:p>50.0222167969</text:p>
          </table:table-cell>
          <table:table-cell office:value-type="float" office:value="-0.000327186425761692">
            <text:p>-0.000327186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884306</text:p>
          </table:table-cell>
          <table:table-cell office:value-type="float" office:value="17890667">
            <text:p>17890667</text:p>
          </table:table-cell>
          <table:table-cell office:value-type="float" office:value="-83">
            <text:p>-83</text:p>
          </table:table-cell>
          <table:table-cell office:value-type="float" office:value="-5">
            <text:p>-5</text:p>
          </table:table-cell>
          <table:table-cell office:value-type="float" office:value="-261">
            <text:p>-261</text:p>
          </table:table-cell>
          <table:table-cell office:value-type="float" office:value="1.14751908396947">
            <text:p>1.147519084</text:p>
          </table:table-cell>
          <table:table-cell office:value-type="float" office:value="-0.287404580152672">
            <text:p>-0.2874045802</text:p>
          </table:table-cell>
          <table:table-cell office:value-type="float" office:value="-1.1219465648855">
            <text:p>-1.1219465649</text:p>
          </table:table-cell>
          <table:table-cell office:value-type="float" office:value="0.26083984375">
            <text:p>0.2608398438</text:p>
          </table:table-cell>
          <table:table-cell office:value-type="float" office:value="-0.359130859375">
            <text:p>-0.3591308594</text:p>
          </table:table-cell>
          <table:table-cell office:value-type="float" office:value="-0.90087890625">
            <text:p>-0.9008789063</text:p>
          </table:table-cell>
          <table:table-cell office:value-type="float" office:value="0">
            <text:p>0</text:p>
          </table:table-cell>
          <table:table-cell office:value-type="float" office:value="17.64">
            <text:p>17.64</text:p>
          </table:table-cell>
          <table:table-cell office:value-type="float" office:value="0">
            <text:p>0</text:p>
          </table:table-cell>
          <table:table-cell office:value-type="float" office:value="0.0195379663277475">
            <text:p>0.0195379663</text:p>
          </table:table-cell>
          <table:table-cell office:value-type="float" office:value="0.000340976724742539">
            <text:p>0.0003409767</text:p>
          </table:table-cell>
          <table:table-cell office:value-type="float" office:value="-0.0195379663277475">
            <text:p>-0.0195379663</text:p>
          </table:table-cell>
          <table:table-cell office:value-type="float" office:value="-129379.398755514">
            <text:p>-129379.398755514</text:p>
          </table:table-cell>
          <table:table-cell office:value-type="float" office:value="-0.287404580152672">
            <text:p>-0.28740458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90625">
            <text:p>50.0390625</text:p>
          </table:table-cell>
          <table:table-cell office:value-type="float" office:value="-0.000594347126633092">
            <text:p>-0.000594347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934729</text:p>
          </table:table-cell>
          <table:table-cell office:value-type="float" office:value="17941038">
            <text:p>17941038</text:p>
          </table:table-cell>
          <table:table-cell office:value-type="float" office:value="21">
            <text:p>21</text:p>
          </table:table-cell>
          <table:table-cell office:value-type="float" office:value="-3">
            <text:p>-3</text:p>
          </table:table-cell>
          <table:table-cell office:value-type="float" office:value="-267">
            <text:p>-267</text:p>
          </table:table-cell>
          <table:table-cell office:value-type="float" office:value="0.124618320610688">
            <text:p>0.1246183206</text:p>
          </table:table-cell>
          <table:table-cell office:value-type="float" office:value="-1.07366412213741">
            <text:p>-1.0736641221</text:p>
          </table:table-cell>
          <table:table-cell office:value-type="float" office:value="0.259732824427481">
            <text:p>0.2597328244</text:p>
          </table:table-cell>
          <table:table-cell office:value-type="float" office:value="0.22421875">
            <text:p>0.22421875</text:p>
          </table:table-cell>
          <table:table-cell office:value-type="float" office:value="-0.283935546875">
            <text:p>-0.2839355469</text:p>
          </table:table-cell>
          <table:table-cell office:value-type="float" office:value="-0.910400390625">
            <text:p>-0.9104003906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0">
            <text:p>0</text:p>
          </table:table-cell>
          <table:table-cell office:value-type="float" office:value="-0.0180601003688492">
            <text:p>-0.0180601004</text:p>
          </table:table-cell>
          <table:table-cell office:value-type="float" office:value="-0.000315184997711155">
            <text:p>-0.000315185</text:p>
          </table:table-cell>
          <table:table-cell office:value-type="float" office:value="0.0180601003688492">
            <text:p>0.0180601004</text:p>
          </table:table-cell>
          <table:table-cell office:value-type="float" office:value="-129378.493470937">
            <text:p>-129378.493470937</text:p>
          </table:table-cell>
          <table:table-cell office:value-type="float" office:value="-1.07366412213741">
            <text:p>-1.073664122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26220703125">
            <text:p>50.1262207031</text:p>
          </table:table-cell>
          <table:table-cell office:value-type="float" office:value="-0.00212926814390596">
            <text:p>-0.002129268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2_984792</text:p>
          </table:table-cell>
          <table:table-cell office:value-type="float" office:value="17991112">
            <text:p>17991112</text:p>
          </table:table-cell>
          <table:table-cell office:value-type="float" office:value="-54">
            <text:p>-54</text:p>
          </table:table-cell>
          <table:table-cell office:value-type="float" office:value="4">
            <text:p>4</text:p>
          </table:table-cell>
          <table:table-cell office:value-type="float" office:value="-265">
            <text:p>-265</text:p>
          </table:table-cell>
          <table:table-cell office:value-type="float" office:value="1.42996183206107">
            <text:p>1.4299618321</text:p>
          </table:table-cell>
          <table:table-cell office:value-type="float" office:value="-2.48587786259542">
            <text:p>-2.4858778626</text:p>
          </table:table-cell>
          <table:table-cell office:value-type="float" office:value="1.21393129770992">
            <text:p>1.2139312977</text:p>
          </table:table-cell>
          <table:table-cell office:value-type="float" office:value="0.1734375">
            <text:p>0.1734375</text:p>
          </table:table-cell>
          <table:table-cell office:value-type="float" office:value="-0.1845703125">
            <text:p>-0.1845703125</text:p>
          </table:table-cell>
          <table:table-cell office:value-type="float" office:value="-0.970458984375">
            <text:p>-0.9704589844</text:p>
          </table:table-cell>
          <table:table-cell office:value-type="float" office:value="0">
            <text:p>0</text:p>
          </table:table-cell>
          <table:table-cell office:value-type="float" office:value="11.52">
            <text:p>11.52</text:p>
          </table:table-cell>
          <table:table-cell office:value-type="float" office:value="0">
            <text:p>0</text:p>
          </table:table-cell>
          <table:table-cell office:value-type="float" office:value="0.334360047296039">
            <text:p>0.3343600473</text:p>
          </table:table-cell>
          <table:table-cell office:value-type="float" office:value="0.00583525387951203">
            <text:p>0.0058352539</text:p>
          </table:table-cell>
          <table:table-cell office:value-type="float" office:value="-0.334360047296039">
            <text:p>-0.3343600473</text:p>
          </table:table-cell>
          <table:table-cell office:value-type="float" office:value="-129395.195065497">
            <text:p>-129395.195065497</text:p>
          </table:table-cell>
          <table:table-cell office:value-type="float" office:value="-2.48587786259542">
            <text:p>-2.485877862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50927734375">
            <text:p>49.9509277344</text:p>
          </table:table-cell>
          <table:table-cell office:value-type="float" office:value="-0.00530611577248688">
            <text:p>-0.005306115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036749</text:p>
          </table:table-cell>
          <table:table-cell office:value-type="float" office:value="18043066">
            <text:p>18043066</text:p>
          </table:table-cell>
          <table:table-cell office:value-type="float" office:value="31">
            <text:p>31</text:p>
          </table:table-cell>
          <table:table-cell office:value-type="float" office:value="-13">
            <text:p>-13</text:p>
          </table:table-cell>
          <table:table-cell office:value-type="float" office:value="-274">
            <text:p>-274</text:p>
          </table:table-cell>
          <table:table-cell office:value-type="float" office:value="0.437595419847329">
            <text:p>0.4375954198</text:p>
          </table:table-cell>
          <table:table-cell office:value-type="float" office:value="-2.8293893129771">
            <text:p>-2.829389313</text:p>
          </table:table-cell>
          <table:table-cell office:value-type="float" office:value="2.34370229007634">
            <text:p>2.3437022901</text:p>
          </table:table-cell>
          <table:table-cell office:value-type="float" office:value="0.144384765625">
            <text:p>0.1443847656</text:p>
          </table:table-cell>
          <table:table-cell office:value-type="float" office:value="-0.042236328125">
            <text:p>-0.0422363281</text:p>
          </table:table-cell>
          <table:table-cell office:value-type="float" office:value="-1.107666015625">
            <text:p>-1.1076660156</text:p>
          </table:table-cell>
          <table:table-cell office:value-type="float" office:value="0">
            <text:p>0</text:p>
          </table:table-cell>
          <table:table-cell office:value-type="float" office:value="-6.46">
            <text:p>-6.46</text:p>
          </table:table-cell>
          <table:table-cell office:value-type="float" office:value="0">
            <text:p>0</text:p>
          </table:table-cell>
          <table:table-cell office:value-type="float" office:value="0.34123693161579">
            <text:p>0.3412369316</text:p>
          </table:table-cell>
          <table:table-cell office:value-type="float" office:value="0.00595526931266649">
            <text:p>0.0059552693</text:p>
          </table:table-cell>
          <table:table-cell office:value-type="float" office:value="-0.34123693161579">
            <text:p>-0.3412369316</text:p>
          </table:table-cell>
          <table:table-cell office:value-type="float" office:value="-129412.753105233">
            <text:p>-129412.753105233</text:p>
          </table:table-cell>
          <table:table-cell office:value-type="float" office:value="-2.8293893129771">
            <text:p>-2.82938931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1.4541015625">
            <text:p>51.4541015625</text:p>
          </table:table-cell>
          <table:table-cell office:value-type="float" office:value="-0.00600001555756999">
            <text:p>-0.006000015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085740</text:p>
          </table:table-cell>
          <table:table-cell office:value-type="float" office:value="18092056">
            <text:p>18092056</text:p>
          </table:table-cell>
          <table:table-cell office:value-type="float" office:value="-54">
            <text:p>-54</text:p>
          </table:table-cell>
          <table:table-cell office:value-type="float" office:value="-45">
            <text:p>-45</text:p>
          </table:table-cell>
          <table:table-cell office:value-type="float" office:value="-275">
            <text:p>-275</text:p>
          </table:table-cell>
          <table:table-cell office:value-type="float" office:value="-0.0433206106870219">
            <text:p>-0.0433206107</text:p>
          </table:table-cell>
          <table:table-cell office:value-type="float" office:value="-2.99732824427481">
            <text:p>-2.9973282443</text:p>
          </table:table-cell>
          <table:table-cell office:value-type="float" office:value="2.45820610687023">
            <text:p>2.4582061069</text:p>
          </table:table-cell>
          <table:table-cell office:value-type="float" office:value="0.035498046875">
            <text:p>0.0354980469</text:p>
          </table:table-cell>
          <table:table-cell office:value-type="float" office:value="-0.396240234375">
            <text:p>-0.3962402344</text:p>
          </table:table-cell>
          <table:table-cell office:value-type="float" office:value="-0.921875">
            <text:p>-0.921875</text:p>
          </table:table-cell>
          <table:table-cell office:value-type="float" office:value="0">
            <text:p>0</text:p>
          </table:table-cell>
          <table:table-cell office:value-type="float" office:value="11.11">
            <text:p>11.11</text:p>
          </table:table-cell>
          <table:table-cell office:value-type="float" office:value="0">
            <text:p>0</text:p>
          </table:table-cell>
          <table:table-cell office:value-type="float" office:value="0.699471573462828">
            <text:p>0.6994715735</text:p>
          </table:table-cell>
          <table:table-cell office:value-type="float" office:value="0.0122071827829464">
            <text:p>0.0122071828</text:p>
          </table:table-cell>
          <table:table-cell office:value-type="float" office:value="-0.699471573462828">
            <text:p>-0.6994715735</text:p>
          </table:table-cell>
          <table:table-cell office:value-type="float" office:value="-129446.770545884">
            <text:p>-129446.770545884</text:p>
          </table:table-cell>
          <table:table-cell office:value-type="float" office:value="-2.99732824427481">
            <text:p>-2.997328244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8.633056640625">
            <text:p>48.6330566406</text:p>
          </table:table-cell>
          <table:table-cell office:value-type="float" office:value="-0.00669412806201245">
            <text:p>-0.006694128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139395</text:p>
          </table:table-cell>
          <table:table-cell office:value-type="float" office:value="18145710">
            <text:p>18145710</text:p>
          </table:table-cell>
          <table:table-cell office:value-type="float" office:value="-87">
            <text:p>-87</text:p>
          </table:table-cell>
          <table:table-cell office:value-type="float" office:value="76">
            <text:p>76</text:p>
          </table:table-cell>
          <table:table-cell office:value-type="float" office:value="-260">
            <text:p>-260</text:p>
          </table:table-cell>
          <table:table-cell office:value-type="float" office:value="0.620801526717559">
            <text:p>0.6208015267</text:p>
          </table:table-cell>
          <table:table-cell office:value-type="float" office:value="2.23931297709924">
            <text:p>2.2393129771</text:p>
          </table:table-cell>
          <table:table-cell office:value-type="float" office:value="2.83988549618321">
            <text:p>2.8398854962</text:p>
          </table:table-cell>
          <table:table-cell office:value-type="float" office:value="-0.01162109375">
            <text:p>-0.0116210938</text:p>
          </table:table-cell>
          <table:table-cell office:value-type="float" office:value="-0.3896484375">
            <text:p>-0.3896484375</text:p>
          </table:table-cell>
          <table:table-cell office:value-type="float" office:value="-0.880859375">
            <text:p>-0.880859375</text:p>
          </table:table-cell>
          <table:table-cell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  <table:table-cell office:value-type="float" office:value="0.941129655438777">
            <text:p>0.9411296554</text:p>
          </table:table-cell>
          <table:table-cell office:value-type="float" office:value="0.0164246013165581">
            <text:p>0.0164246013</text:p>
          </table:table-cell>
          <table:table-cell office:value-type="float" office:value="-0.941129655438777">
            <text:p>-0.9411296554</text:p>
          </table:table-cell>
          <table:table-cell office:value-type="float" office:value="-129495.831524534">
            <text:p>-129495.831524534</text:p>
          </table:table-cell>
          <table:table-cell office:value-type="float" office:value="2.23931297709924">
            <text:p>2.239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2.1298828125">
            <text:p>52.1298828125</text:p>
          </table:table-cell>
          <table:table-cell office:value-type="float" office:value="0.0035374962987597">
            <text:p>0.003537496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186726</text:p>
          </table:table-cell>
          <table:table-cell office:value-type="float" office:value="18193046">
            <text:p>18193046</text:p>
          </table:table-cell>
          <table:table-cell office:value-type="float" office:value="-4">
            <text:p>-4</text:p>
          </table:table-cell>
          <table:table-cell office:value-type="float" office:value="-94">
            <text:p>-94</text:p>
          </table:table-cell>
          <table:table-cell office:value-type="float" office:value="-295">
            <text:p>-295</text:p>
          </table:table-cell>
          <table:table-cell office:value-type="float" office:value="-0.776145038167938">
            <text:p>-0.7761450382</text:p>
          </table:table-cell>
          <table:table-cell office:value-type="float" office:value="2.20114503816794">
            <text:p>2.2011450382</text:p>
          </table:table-cell>
          <table:table-cell office:value-type="float" office:value="3.41240458015267">
            <text:p>3.4124045802</text:p>
          </table:table-cell>
          <table:table-cell office:value-type="float" office:value="-0.043603515625">
            <text:p>-0.0436035156</text:p>
          </table:table-cell>
          <table:table-cell office:value-type="float" office:value="-0.26123046875">
            <text:p>-0.2612304688</text:p>
          </table:table-cell>
          <table:table-cell office:value-type="float" office:value="-0.944580078125">
            <text:p>-0.9445800781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0.833145673342056">
            <text:p>0.8331456733</text:p>
          </table:table-cell>
          <table:table-cell office:value-type="float" office:value="0.0145400641071912">
            <text:p>0.0145400641</text:p>
          </table:table-cell>
          <table:table-cell office:value-type="float" office:value="-0.833145673342056">
            <text:p>-0.8331456733</text:p>
          </table:table-cell>
          <table:table-cell office:value-type="float" office:value="-129536.269600396">
            <text:p>-129536.269600396</text:p>
          </table:table-cell>
          <table:table-cell office:value-type="float" office:value="2.20114503816794">
            <text:p>2.201145038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8.53662109375">
            <text:p>48.5366210938</text:p>
          </table:table-cell>
          <table:table-cell office:value-type="float" office:value="0.00356914440299382">
            <text:p>0.003569144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237074</text:p>
          </table:table-cell>
          <table:table-cell office:value-type="float" office:value="18243541">
            <text:p>18243541</text:p>
          </table:table-cell>
          <table:table-cell table:number-columns-repeated="2" office:value-type="float" office:value="-3">
            <text:p>-3</text:p>
          </table:table-cell>
          <table:table-cell office:value-type="float" office:value="-288">
            <text:p>-288</text:p>
          </table:table-cell>
          <table:table-cell office:value-type="float" office:value="0.223854961832062">
            <text:p>0.2238549618</text:p>
          </table:table-cell>
          <table:table-cell office:value-type="float" office:value="1.57519083969466">
            <text:p>1.5751908397</text:p>
          </table:table-cell>
          <table:table-cell office:value-type="float" office:value="3.76354961832061">
            <text:p>3.7635496183</text:p>
          </table:table-cell>
          <table:table-cell office:value-type="float" office:value="-0.129052734375">
            <text:p>-0.1290527344</text:p>
          </table:table-cell>
          <table:table-cell office:value-type="float" office:value="-0.156494140625">
            <text:p>-0.1564941406</text:p>
          </table:table-cell>
          <table:table-cell office:value-type="float" office:value="-0.944580078125">
            <text:p>-0.944580078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51021034140475">
            <text:p>0.7510210341</text:p>
          </table:table-cell>
          <table:table-cell office:value-type="float" office:value="0.0131068243305493">
            <text:p>0.0131068243</text:p>
          </table:table-cell>
          <table:table-cell office:value-type="float" office:value="-0.751021034140475">
            <text:p>-0.7510210341</text:p>
          </table:table-cell>
          <table:table-cell office:value-type="float" office:value="-129573.924980953">
            <text:p>-129573.924980953</text:p>
          </table:table-cell>
          <table:table-cell office:value-type="float" office:value="1.57519083969466">
            <text:p>1.575190839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38916015625">
            <text:p>50.1389160156</text:p>
          </table:table-cell>
          <table:table-cell office:value-type="float" office:value="0.00239936064524884">
            <text:p>0.002399360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287266</text:p>
          </table:table-cell>
          <table:table-cell office:value-type="float" office:value="18293698">
            <text:p>18293698</text:p>
          </table:table-cell>
          <table:table-cell office:value-type="float" office:value="-17">
            <text:p>-17</text:p>
          </table:table-cell>
          <table:table-cell office:value-type="float" office:value="5">
            <text:p>5</text:p>
          </table:table-cell>
          <table:table-cell office:value-type="float" office:value="-280">
            <text:p>-280</text:p>
          </table:table-cell>
          <table:table-cell office:value-type="float" office:value="-1.79141221374046">
            <text:p>-1.7914122137</text:p>
          </table:table-cell>
          <table:table-cell office:value-type="float" office:value="-0.516412213740459">
            <text:p>-0.5164122137</text:p>
          </table:table-cell>
          <table:table-cell office:value-type="float" office:value="3.42767175572519">
            <text:p>3.4276717557</text:p>
          </table:table-cell>
          <table:table-cell office:value-type="float" office:value="-0.163720703125">
            <text:p>-0.1637207031</text:p>
          </table:table-cell>
          <table:table-cell office:value-type="float" office:value="0.060546875">
            <text:p>0.060546875</text:p>
          </table:table-cell>
          <table:table-cell office:value-type="float" office:value="-0.92041015625">
            <text:p>-0.9204101563</text:p>
          </table:table-cell>
          <table:table-cell office:value-type="float" office:value="0">
            <text:p>0</text:p>
          </table:table-cell>
          <table:table-cell office:value-type="float" office:value="3.47">
            <text:p>3.47</text:p>
          </table:table-cell>
          <table:table-cell office:value-type="float" office:value="0">
            <text:p>0</text:p>
          </table:table-cell>
          <table:table-cell office:value-type="float" office:value="0.830829584567729">
            <text:p>0.8308295846</text:p>
          </table:table-cell>
          <table:table-cell office:value-type="float" office:value="0.0144996437097335">
            <text:p>0.0144996437</text:p>
          </table:table-cell>
          <table:table-cell office:value-type="float" office:value="-0.830829584567729">
            <text:p>-0.8308295846</text:p>
          </table:table-cell>
          <table:table-cell office:value-type="float" office:value="-129615.518184191">
            <text:p>-129615.518184191</text:p>
          </table:table-cell>
          <table:table-cell office:value-type="float" office:value="-0.516412213740459">
            <text:p>-0.516412213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2255859375">
            <text:p>50.0622558594</text:p>
          </table:table-cell>
          <table:table-cell office:value-type="float" office:value="-0.00186365401204865">
            <text:p>-0.00186365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338283</text:p>
          </table:table-cell>
          <table:table-cell office:value-type="float" office:value="18344606">
            <text:p>18344606</text:p>
          </table:table-cell>
          <table:table-cell office:value-type="float" office:value="26">
            <text:p>26</text:p>
          </table:table-cell>
          <table:table-cell office:value-type="float" office:value="-49">
            <text:p>-49</text:p>
          </table:table-cell>
          <table:table-cell office:value-type="float" office:value="-275">
            <text:p>-275</text:p>
          </table:table-cell>
          <table:table-cell office:value-type="float" office:value="-1.21889312977099">
            <text:p>-1.2188931298</text:p>
          </table:table-cell>
          <table:table-cell office:value-type="float" office:value="0.323282442748091">
            <text:p>0.3232824427</text:p>
          </table:table-cell>
          <table:table-cell office:value-type="float" office:value="2.08416030534351">
            <text:p>2.0841603053</text:p>
          </table:table-cell>
          <table:table-cell office:value-type="float" office:value="-0.20546875">
            <text:p>-0.20546875</text:p>
          </table:table-cell>
          <table:table-cell office:value-type="float" office:value="0.15576171875">
            <text:p>0.1557617188</text:p>
          </table:table-cell>
          <table:table-cell office:value-type="float" office:value="-0.92529296875">
            <text:p>-0.9252929688</text:p>
          </table:table-cell>
          <table:table-cell office:value-type="float" office:value="0">
            <text:p>0</text:p>
          </table:table-cell>
          <table:table-cell office:value-type="float" office:value="-5.4">
            <text:p>-5.4</text:p>
          </table:table-cell>
          <table:table-cell office:value-type="float" office:value="0">
            <text:p>0</text:p>
          </table:table-cell>
          <table:table-cell office:value-type="float" office:value="0.690276036817495">
            <text:p>0.6902760368</text:p>
          </table:table-cell>
          <table:table-cell office:value-type="float" office:value="0.0120467022132198">
            <text:p>0.0120467022</text:p>
          </table:table-cell>
          <table:table-cell office:value-type="float" office:value="-0.690276036817495">
            <text:p>-0.6902760368</text:p>
          </table:table-cell>
          <table:table-cell office:value-type="float" office:value="-129650.180456049">
            <text:p>-129650.180456049</text:p>
          </table:table-cell>
          <table:table-cell office:value-type="float" office:value="0.323282442748091">
            <text:p>0.323282442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15087890625">
            <text:p>50.2150878906</text:p>
          </table:table-cell>
          <table:table-cell table:style-name="ce1" office:value-type="string">
            <text:p>-4.371115132131311e-0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387787</text:p>
          </table:table-cell>
          <table:table-cell office:value-type="float" office:value="18394109">
            <text:p>18394109</text:p>
          </table:table-cell>
          <table:table-cell office:value-type="float" office:value="36">
            <text:p>36</text:p>
          </table:table-cell>
          <table:table-cell office:value-type="float" office:value="-24">
            <text:p>-24</text:p>
          </table:table-cell>
          <table:table-cell office:value-type="float" office:value="-270">
            <text:p>-270</text:p>
          </table:table-cell>
          <table:table-cell office:value-type="float" office:value="0.246755725190841">
            <text:p>0.2467557252</text:p>
          </table:table-cell>
          <table:table-cell office:value-type="float" office:value="-0.33320610687023">
            <text:p>-0.3332061069</text:p>
          </table:table-cell>
          <table:table-cell office:value-type="float" office:value="2.61851145038168">
            <text:p>2.6185114504</text:p>
          </table:table-cell>
          <table:table-cell office:value-type="float" office:value="-0.165185546875">
            <text:p>-0.1651855469</text:p>
          </table:table-cell>
          <table:table-cell office:value-type="float" office:value="0.2373046875">
            <text:p>0.2373046875</text:p>
          </table:table-cell>
          <table:table-cell office:value-type="float" office:value="-0.953369140625">
            <text:p>-0.9533691406</text:p>
          </table:table-cell>
          <table:table-cell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0">
            <text:p>0</text:p>
          </table:table-cell>
          <table:table-cell office:value-type="float" office:value="0.540849154060315">
            <text:p>0.5408491541</text:p>
          </table:table-cell>
          <table:table-cell office:value-type="float" office:value="0.00943890321222191">
            <text:p>0.0094389032</text:p>
          </table:table-cell>
          <table:table-cell office:value-type="float" office:value="-0.540849154060315">
            <text:p>-0.5408491541</text:p>
          </table:table-cell>
          <table:table-cell office:value-type="float" office:value="-129677.149365661">
            <text:p>-129677.149365661</text:p>
          </table:table-cell>
          <table:table-cell office:value-type="float" office:value="-0.33320610687023">
            <text:p>-0.333206106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64013671875">
            <text:p>49.8640136719</text:p>
          </table:table-cell>
          <table:table-cell office:value-type="float" office:value="-0.00120726136780077">
            <text:p>-0.001207261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438191</text:p>
          </table:table-cell>
          <table:table-cell office:value-type="float" office:value="18444513">
            <text:p>18444513</text:p>
          </table:table-cell>
          <table:table-cell office:value-type="float" office:value="-16">
            <text:p>-16</text:p>
          </table:table-cell>
          <table:table-cell office:value-type="float" office:value="7">
            <text:p>7</text:p>
          </table:table-cell>
          <table:table-cell office:value-type="float" office:value="-276">
            <text:p>-276</text:p>
          </table:table-cell>
          <table:table-cell office:value-type="float" office:value="-0.936450381679388">
            <text:p>-0.9364503817</text:p>
          </table:table-cell>
          <table:table-cell office:value-type="float" office:value="-3.47824427480916">
            <text:p>-3.4782442748</text:p>
          </table:table-cell>
          <table:table-cell office:value-type="float" office:value="1.22919847328244">
            <text:p>1.2291984733</text:p>
          </table:table-cell>
          <table:table-cell office:value-type="float" office:value="-0.06826171875">
            <text:p>-0.0682617188</text:p>
          </table:table-cell>
          <table:table-cell office:value-type="float" office:value="0.27001953125">
            <text:p>0.2700195313</text:p>
          </table:table-cell>
          <table:table-cell office:value-type="float" office:value="-0.97119140625">
            <text:p>-0.9711914063</text:p>
          </table:table-cell>
          <table:table-cell office:value-type="float" office:value="0">
            <text:p>0</text:p>
          </table:table-cell>
          <table:table-cell office:value-type="float" office:value="3.32">
            <text:p>3.32</text:p>
          </table:table-cell>
          <table:table-cell office:value-type="float" office:value="0">
            <text:p>0</text:p>
          </table:table-cell>
          <table:table-cell office:value-type="float" office:value="0.767273541510666">
            <text:p>0.7672735415</text:p>
          </table:table-cell>
          <table:table-cell office:value-type="float" office:value="0.0133904632026294">
            <text:p>0.0133904632</text:p>
          </table:table-cell>
          <table:table-cell office:value-type="float" office:value="-0.767273541510666">
            <text:p>-0.7672735415</text:p>
          </table:table-cell>
          <table:table-cell office:value-type="float" office:value="-129715.613634996">
            <text:p>-129715.613634996</text:p>
          </table:table-cell>
          <table:table-cell office:value-type="float" office:value="-3.47824427480916">
            <text:p>-3.478244274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31103515625">
            <text:p>50.1311035156</text:p>
          </table:table-cell>
          <table:table-cell office:value-type="float" office:value="-0.00772376209112899">
            <text:p>-0.007723762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488142</text:p>
          </table:table-cell>
          <table:table-cell office:value-type="float" office:value="18494462">
            <text:p>18494462</text:p>
          </table:table-cell>
          <table:table-cell office:value-type="float" office:value="-46">
            <text:p>-46</text:p>
          </table:table-cell>
          <table:table-cell office:value-type="float" office:value="-78">
            <text:p>-78</text:p>
          </table:table-cell>
          <table:table-cell office:value-type="float" office:value="-270">
            <text:p>-270</text:p>
          </table:table-cell>
          <table:table-cell office:value-type="float" office:value="-0.24179389312977">
            <text:p>-0.2417938931</text:p>
          </table:table-cell>
          <table:table-cell office:value-type="float" office:value="0.193511450381679">
            <text:p>0.1935114504</text:p>
          </table:table-cell>
          <table:table-cell office:value-type="float" office:value="0.809351145038168">
            <text:p>0.809351145</text:p>
          </table:table-cell>
          <table:table-cell office:value-type="float" office:value="-0.105859375">
            <text:p>-0.105859375</text:p>
          </table:table-cell>
          <table:table-cell office:value-type="float" office:value="0.248046875">
            <text:p>0.248046875</text:p>
          </table:table-cell>
          <table:table-cell office:value-type="float" office:value="-0.95166015625">
            <text:p>-0.9516601563</text:p>
          </table:table-cell>
          <table:table-cell office:value-type="float" office:value="0">
            <text:p>0</text:p>
          </table:table-cell>
          <table:table-cell office:value-type="float" office:value="9.67">
            <text:p>9.67</text:p>
          </table:table-cell>
          <table:table-cell office:value-type="float" office:value="0">
            <text:p>0</text:p>
          </table:table-cell>
          <table:table-cell office:value-type="float" office:value="0.935828719278027">
            <text:p>0.9358287193</text:p>
          </table:table-cell>
          <table:table-cell office:value-type="float" office:value="0.0163320893416759">
            <text:p>0.0163320893</text:p>
          </table:table-cell>
          <table:table-cell office:value-type="float" office:value="-0.935828719278027">
            <text:p>-0.9358287193</text:p>
          </table:table-cell>
          <table:table-cell office:value-type="float" office:value="-129762.429289183">
            <text:p>-129762.429289183</text:p>
          </table:table-cell>
          <table:table-cell office:value-type="float" office:value="0.193511450381679">
            <text:p>0.193511450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587890625">
            <text:p>50.0258789063</text:p>
          </table:table-cell>
          <table:table-cell office:value-type="float" office:value="-0.000548805818514669">
            <text:p>-0.000548805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538173</text:p>
          </table:table-cell>
          <table:table-cell office:value-type="float" office:value="18544497">
            <text:p>18544497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265">
            <text:p>-265</text:p>
          </table:table-cell>
          <table:table-cell office:value-type="float" office:value="1.03301526717557">
            <text:p>1.0330152672</text:p>
          </table:table-cell>
          <table:table-cell office:value-type="float" office:value="-0.348473282442749">
            <text:p>-0.3484732824</text:p>
          </table:table-cell>
          <table:table-cell office:value-type="float" office:value="-0.0685114503816793">
            <text:p>-0.0685114504</text:p>
          </table:table-cell>
          <table:table-cell office:value-type="float" office:value="-0.125390625">
            <text:p>-0.125390625</text:p>
          </table:table-cell>
          <table:table-cell office:value-type="float" office:value="0.27099609375">
            <text:p>0.2709960938</text:p>
          </table:table-cell>
          <table:table-cell office:value-type="float" office:value="-0.882568359375">
            <text:p>-0.8825683594</text:p>
          </table:table-cell>
          <table:table-cell table:number-columns-repeated="3" office:value-type="float" office:value="0">
            <text:p>0</text:p>
          </table:table-cell>
          <table:table-cell office:value-type="float" office:value="0.934189003231266">
            <text:p>0.9341890032</text:p>
          </table:table-cell>
          <table:table-cell office:value-type="float" office:value="0.0163034730057813">
            <text:p>0.016303473</text:p>
          </table:table-cell>
          <table:table-cell office:value-type="float" office:value="-0.934189003231266">
            <text:p>-0.9341890032</text:p>
          </table:table-cell>
          <table:table-cell office:value-type="float" office:value="-129809.143300815">
            <text:p>-129809.143300815</text:p>
          </table:table-cell>
          <table:table-cell office:value-type="float" office:value="-0.348473282442749">
            <text:p>-0.348473282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048828125">
            <text:p>50.0048828125</text:p>
          </table:table-cell>
          <table:table-cell office:value-type="float" office:value="-0.00163113556811676">
            <text:p>-0.001631135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588324</text:p>
          </table:table-cell>
          <table:table-cell office:value-type="float" office:value="18594641">
            <text:p>18594641</text:p>
          </table:table-cell>
          <table:table-cell office:value-type="float" office:value="9">
            <text:p>9</text:p>
          </table:table-cell>
          <table:table-cell office:value-type="float" office:value="-45">
            <text:p>-45</text:p>
          </table:table-cell>
          <table:table-cell office:value-type="float" office:value="-290">
            <text:p>-290</text:p>
          </table:table-cell>
          <table:table-cell office:value-type="float" office:value="-0.341030534351144">
            <text:p>-0.3410305344</text:p>
          </table:table-cell>
          <table:table-cell office:value-type="float" office:value="-0.0507633587786267">
            <text:p>-0.0507633588</text:p>
          </table:table-cell>
          <table:table-cell office:value-type="float" office:value="-0.190648854961832">
            <text:p>-0.190648855</text:p>
          </table:table-cell>
          <table:table-cell office:value-type="float" office:value="-0.11806640625">
            <text:p>-0.1180664063</text:p>
          </table:table-cell>
          <table:table-cell office:value-type="float" office:value="0.237548828125">
            <text:p>0.2375488281</text:p>
          </table:table-cell>
          <table:table-cell office:value-type="float" office:value="-1.038818359375">
            <text:p>-1.0388183594</text:p>
          </table:table-cell>
          <table:table-cell office:value-type="float" office:value="0">
            <text:p>0</text:p>
          </table:table-cell>
          <table:table-cell office:value-type="float" office:value="-1.78">
            <text:p>-1.78</text:p>
          </table:table-cell>
          <table:table-cell office:value-type="float" office:value="0">
            <text:p>0</text:p>
          </table:table-cell>
          <table:table-cell office:value-type="float" office:value="0.882443781106466">
            <text:p>0.8824437811</text:p>
          </table:table-cell>
          <table:table-cell office:value-type="float" office:value="0.0154004150280361">
            <text:p>0.015400415</text:p>
          </table:table-cell>
          <table:table-cell office:value-type="float" office:value="-0.882443781106466">
            <text:p>-0.8824437811</text:p>
          </table:table-cell>
          <table:table-cell office:value-type="float" office:value="-129853.358775553">
            <text:p>-129853.358775553</text:p>
          </table:table-cell>
          <table:table-cell office:value-type="float" office:value="-0.0507633587786267">
            <text:p>-0.050763358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05712890625">
            <text:p>50.1057128906</text:p>
          </table:table-cell>
          <table:table-cell office:value-type="float" office:value="-0.00098397049866372">
            <text:p>-0.000983970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638671</text:p>
          </table:table-cell>
          <table:table-cell office:value-type="float" office:value="18644987">
            <text:p>18644987</text:p>
          </table:table-cell>
          <table:table-cell office:value-type="float" office:value="-62">
            <text:p>-62</text:p>
          </table:table-cell>
          <table:table-cell office:value-type="float" office:value="92">
            <text:p>92</text:p>
          </table:table-cell>
          <table:table-cell office:value-type="float" office:value="-268">
            <text:p>-268</text:p>
          </table:table-cell>
          <table:table-cell office:value-type="float" office:value="0.42996183206107">
            <text:p>0.4299618321</text:p>
          </table:table-cell>
          <table:table-cell office:value-type="float" office:value="-0.104198473282443">
            <text:p>-0.1041984733</text:p>
          </table:table-cell>
          <table:table-cell office:value-type="float" office:value="-1.18301526717557">
            <text:p>-1.1830152672</text:p>
          </table:table-cell>
          <table:table-cell office:value-type="float" office:value="-0.1166015625">
            <text:p>-0.1166015625</text:p>
          </table:table-cell>
          <table:table-cell office:value-type="float" office:value="0.178955078125">
            <text:p>0.1789550781</text:p>
          </table:table-cell>
          <table:table-cell office:value-type="float" office:value="-0.809814453125">
            <text:p>-0.8098144531</text:p>
          </table:table-cell>
          <table:table-cell office:value-type="float" office:value="0">
            <text:p>0</text:p>
          </table:table-cell>
          <table:table-cell office:value-type="float" office:value="13.03">
            <text:p>13.03</text:p>
          </table:table-cell>
          <table:table-cell office:value-type="float" office:value="0">
            <text:p>0</text:p>
          </table:table-cell>
          <table:table-cell office:value-type="float" office:value="1.1304462567392">
            <text:p>1.1304462567</text:p>
          </table:table-cell>
          <table:table-cell office:value-type="float" office:value="0.0197285559640349">
            <text:p>0.019728556</text:p>
          </table:table-cell>
          <table:table-cell office:value-type="float" office:value="-1.1304462567392">
            <text:p>-1.1304462567</text:p>
          </table:table-cell>
          <table:table-cell office:value-type="float" office:value="-129909.987619702">
            <text:p>-129909.987619702</text:p>
          </table:table-cell>
          <table:table-cell office:value-type="float" office:value="-0.104198473282443">
            <text:p>-0.104198473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9423828125">
            <text:p>50.0942382813</text:p>
          </table:table-cell>
          <table:table-cell office:value-type="float" office:value="-0.00133884320330409">
            <text:p>-0.001338843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689535</text:p>
          </table:table-cell>
          <table:table-cell office:value-type="float" office:value="18695852">
            <text:p>18695852</text:p>
          </table:table-cell>
          <table:table-cell office:value-type="float" office:value="-10">
            <text:p>-10</text:p>
          </table:table-cell>
          <table:table-cell office:value-type="float" office:value="-34">
            <text:p>-34</text:p>
          </table:table-cell>
          <table:table-cell office:value-type="float" office:value="-257">
            <text:p>-257</text:p>
          </table:table-cell>
          <table:table-cell office:value-type="float" office:value="-0.325763358778625">
            <text:p>-0.3257633588</text:p>
          </table:table-cell>
          <table:table-cell office:value-type="float" office:value="-1.18053435114504">
            <text:p>-1.1805343511</text:p>
          </table:table-cell>
          <table:table-cell office:value-type="float" office:value="-0.747900763358779">
            <text:p>-0.7479007634</text:p>
          </table:table-cell>
          <table:table-cell office:value-type="float" office:value="-0.13369140625">
            <text:p>-0.1336914063</text:p>
          </table:table-cell>
          <table:table-cell office:value-type="float" office:value="0.1083984375">
            <text:p>0.1083984375</text:p>
          </table:table-cell>
          <table:table-cell office:value-type="float" office:value="-1.163818359375">
            <text:p>-1.1638183594</text:p>
          </table:table-cell>
          <table:table-cell office:value-type="float" office:value="0">
            <text:p>0</text:p>
          </table:table-cell>
          <table:table-cell office:value-type="float" office:value="2.23">
            <text:p>2.23</text:p>
          </table:table-cell>
          <table:table-cell office:value-type="float" office:value="0">
            <text:p>0</text:p>
          </table:table-cell>
          <table:table-cell office:value-type="float" office:value="1.21014033722853">
            <text:p>1.2101403372</text:p>
          </table:table-cell>
          <table:table-cell office:value-type="float" office:value="0.0211193776130634">
            <text:p>0.0211193776</text:p>
          </table:table-cell>
          <table:table-cell office:value-type="float" office:value="-1.21014033722853">
            <text:p>-1.2101403372</text:p>
          </table:table-cell>
          <table:table-cell office:value-type="float" office:value="-129970.377345129">
            <text:p>-129970.377345129</text:p>
          </table:table-cell>
          <table:table-cell office:value-type="float" office:value="-1.18053435114504">
            <text:p>-1.180534351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03076171875">
            <text:p>49.9030761719</text:p>
          </table:table-cell>
          <table:table-cell office:value-type="float" office:value="-0.00357120903951861">
            <text:p>-0.00357120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739688</text:p>
          </table:table-cell>
          <table:table-cell office:value-type="float" office:value="18746037">
            <text:p>18746037</text:p>
          </table:table-cell>
          <table:table-cell office:value-type="float" office:value="41">
            <text:p>41</text:p>
          </table:table-cell>
          <table:table-cell office:value-type="float" office:value="-72">
            <text:p>-72</text:p>
          </table:table-cell>
          <table:table-cell office:value-type="float" office:value="-269">
            <text:p>-269</text:p>
          </table:table-cell>
          <table:table-cell office:value-type="float" office:value="0.0864503816793905">
            <text:p>0.0864503817</text:p>
          </table:table-cell>
          <table:table-cell office:value-type="float" office:value="-4.40954198473283">
            <text:p>-4.4095419847</text:p>
          </table:table-cell>
          <table:table-cell office:value-type="float" office:value="-1.54179389312977">
            <text:p>-1.5417938931</text:p>
          </table:table-cell>
          <table:table-cell office:value-type="float" office:value="-0.05361328125">
            <text:p>-0.0536132813</text:p>
          </table:table-cell>
          <table:table-cell office:value-type="float" office:value="0.0693359375">
            <text:p>0.0693359375</text:p>
          </table:table-cell>
          <table:table-cell office:value-type="float" office:value="-1.10302734375">
            <text:p>-1.1030273438</text:p>
          </table:table-cell>
          <table:table-cell office:value-type="float" office:value="0">
            <text:p>0</text:p>
          </table:table-cell>
          <table:table-cell office:value-type="float" office:value="-8.67">
            <text:p>-8.67</text:p>
          </table:table-cell>
          <table:table-cell office:value-type="float" office:value="0">
            <text:p>0</text:p>
          </table:table-cell>
          <table:table-cell office:value-type="float" office:value="1.2290107328312">
            <text:p>1.2290107328</text:p>
          </table:table-cell>
          <table:table-cell office:value-type="float" office:value="0.0214487038888517">
            <text:p>0.0214487039</text:p>
          </table:table-cell>
          <table:table-cell office:value-type="float" office:value="-1.2290107328312">
            <text:p>-1.2290107328</text:p>
          </table:table-cell>
          <table:table-cell office:value-type="float" office:value="-130031.924798389">
            <text:p>-130031.924798389</text:p>
          </table:table-cell>
          <table:table-cell office:value-type="float" office:value="-4.40954198473283">
            <text:p>-4.40954198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8857421875">
            <text:p>50.0788574219</text:p>
          </table:table-cell>
          <table:table-cell office:value-type="float" office:value="-0.0100480947022969">
            <text:p>-0.010048094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789810</text:p>
          </table:table-cell>
          <table:table-cell office:value-type="float" office:value="18796128">
            <text:p>18796128</text:p>
          </table:table-cell>
          <table:table-cell office:value-type="float" office:value="-8">
            <text:p>-8</text:p>
          </table:table-cell>
          <table:table-cell office:value-type="float" office:value="14">
            <text:p>14</text:p>
          </table:table-cell>
          <table:table-cell office:value-type="float" office:value="-259">
            <text:p>-259</text:p>
          </table:table-cell>
          <table:table-cell office:value-type="float" office:value="1.22385496183206">
            <text:p>1.2238549618</text:p>
          </table:table-cell>
          <table:table-cell office:value-type="float" office:value="-6.39427480916031">
            <text:p>-6.3942748092</text:p>
          </table:table-cell>
          <table:table-cell office:value-type="float" office:value="-2.85477099236641">
            <text:p>-2.8547709924</text:p>
          </table:table-cell>
          <table:table-cell office:value-type="float" office:value="-0.03310546875">
            <text:p>-0.0331054688</text:p>
          </table:table-cell>
          <table:table-cell office:value-type="float" office:value="0.07958984375">
            <text:p>0.0795898438</text:p>
          </table:table-cell>
          <table:table-cell office:value-type="float" office:value="-1.118896484375">
            <text:p>-1.1188964844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  <table:table-cell office:value-type="float" office:value="0">
            <text:p>0</text:p>
          </table:table-cell>
          <table:table-cell office:value-type="float" office:value="1.55308746019977">
            <text:p>1.5530874602</text:p>
          </table:table-cell>
          <table:table-cell office:value-type="float" office:value="0.0271044931972037">
            <text:p>0.0271044932</text:p>
          </table:table-cell>
          <table:table-cell office:value-type="float" office:value="-1.55308746019977">
            <text:p>-1.5530874602</text:p>
          </table:table-cell>
          <table:table-cell office:value-type="float" office:value="-130109.567037903">
            <text:p>-130109.567037903</text:p>
          </table:table-cell>
          <table:table-cell office:value-type="float" office:value="-6.39427480916031">
            <text:p>-6.394274809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21875">
            <text:p>49.9921875</text:p>
          </table:table-cell>
          <table:table-cell office:value-type="float" office:value="-0.0143416370785204">
            <text:p>-0.014341637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840073</text:p>
          </table:table-cell>
          <table:table-cell office:value-type="float" office:value="18846394">
            <text:p>1884639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-276">
            <text:p>-276</text:p>
          </table:table-cell>
          <table:table-cell office:value-type="float" office:value="-1.60820610687023">
            <text:p>-1.6082061069</text:p>
          </table:table-cell>
          <table:table-cell office:value-type="float" office:value="-2.44770992366412">
            <text:p>-2.4477099237</text:p>
          </table:table-cell>
          <table:table-cell office:value-type="float" office:value="1.05362595419847">
            <text:p>1.0536259542</text:p>
          </table:table-cell>
          <table:table-cell office:value-type="float" office:value="-0.020654296875">
            <text:p>-0.0206542969</text:p>
          </table:table-cell>
          <table:table-cell office:value-type="float" office:value="0.083251953125">
            <text:p>0.0832519531</text:p>
          </table:table-cell>
          <table:table-cell office:value-type="float" office:value="-0.9443359375">
            <text:p>-0.9443359375</text:p>
          </table:table-cell>
          <table:table-cell office:value-type="float" office:value="0">
            <text:p>0</text:p>
          </table:table-cell>
          <table:table-cell office:value-type="float" office:value="-1.87">
            <text:p>-1.87</text:p>
          </table:table-cell>
          <table:table-cell office:value-type="float" office:value="0">
            <text:p>0</text:p>
          </table:table-cell>
          <table:table-cell office:value-type="float" office:value="1.60494800777633">
            <text:p>1.6049480078</text:p>
          </table:table-cell>
          <table:table-cell office:value-type="float" office:value="0.028009563835538">
            <text:p>0.0280095638</text:p>
          </table:table-cell>
          <table:table-cell office:value-type="float" office:value="-1.60494800777633">
            <text:p>-1.6049480078</text:p>
          </table:table-cell>
          <table:table-cell office:value-type="float" office:value="-130190.042485104">
            <text:p>-130190.042485104</text:p>
          </table:table-cell>
          <table:table-cell office:value-type="float" office:value="-2.44770992366412">
            <text:p>-2.447709923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4208984375">
            <text:p>50.1420898438</text:p>
          </table:table-cell>
          <table:table-cell office:value-type="float" office:value="-0.00650036785510458">
            <text:p>-0.006500367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889796</text:p>
          </table:table-cell>
          <table:table-cell office:value-type="float" office:value="18896115">
            <text:p>18896115</text:p>
          </table:table-cell>
          <table:table-cell office:value-type="float" office:value="-11">
            <text:p>-11</text:p>
          </table:table-cell>
          <table:table-cell office:value-type="float" office:value="60">
            <text:p>60</text:p>
          </table:table-cell>
          <table:table-cell office:value-type="float" office:value="-267">
            <text:p>-267</text:p>
          </table:table-cell>
          <table:table-cell office:value-type="float" office:value="0.956679389312978">
            <text:p>0.9566793893</text:p>
          </table:table-cell>
          <table:table-cell office:value-type="float" office:value="-2.33320610687023">
            <text:p>-2.3332061069</text:p>
          </table:table-cell>
          <table:table-cell office:value-type="float" office:value="0.671946564885496">
            <text:p>0.6719465649</text:p>
          </table:table-cell>
          <table:table-cell office:value-type="float" office:value="0.00278320312499999">
            <text:p>0.0027832031</text:p>
          </table:table-cell>
          <table:table-cell office:value-type="float" office:value="-0.007080078125">
            <text:p>-0.0070800781</text:p>
          </table:table-cell>
          <table:table-cell office:value-type="float" office:value="-1.044921875">
            <text:p>-1.044921875</text:p>
          </table:table-cell>
          <table:table-cell office:value-type="float" office:value="0">
            <text:p>0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office:value-type="float" office:value="1.73455553713563">
            <text:p>1.7345555371</text:p>
          </table:table-cell>
          <table:table-cell office:value-type="float" office:value="0.0302714753426811">
            <text:p>0.0302714753</text:p>
          </table:table-cell>
          <table:table-cell office:value-type="float" office:value="-1.73455553713563">
            <text:p>-1.7345555371</text:p>
          </table:table-cell>
          <table:table-cell office:value-type="float" office:value="-130276.916360999">
            <text:p>-130276.916360999</text:p>
          </table:table-cell>
          <table:table-cell office:value-type="float" office:value="-2.33320610687023">
            <text:p>-2.333206106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4228515625">
            <text:p>50.0842285156</text:p>
          </table:table-cell>
          <table:table-cell office:value-type="float" office:value="-0.00640096775087609">
            <text:p>-0.006400967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940303</text:p>
          </table:table-cell>
          <table:table-cell office:value-type="float" office:value="18946617">
            <text:p>18946617</text:p>
          </table:table-cell>
          <table:table-cell office:value-type="float" office:value="-14">
            <text:p>-14</text:p>
          </table:table-cell>
          <table:table-cell office:value-type="float" office:value="-23">
            <text:p>-23</text:p>
          </table:table-cell>
          <table:table-cell office:value-type="float" office:value="-252">
            <text:p>-252</text:p>
          </table:table-cell>
          <table:table-cell office:value-type="float" office:value="0.445229007633589">
            <text:p>0.4452290076</text:p>
          </table:table-cell>
          <table:table-cell office:value-type="float" office:value="0.17824427480916">
            <text:p>0.1782442748</text:p>
          </table:table-cell>
          <table:table-cell office:value-type="float" office:value="-1.03034351145038">
            <text:p>-1.0303435115</text:p>
          </table:table-cell>
          <table:table-cell office:value-type="float" office:value="-0.032861328125">
            <text:p>-0.0328613281</text:p>
          </table:table-cell>
          <table:table-cell office:value-type="float" office:value="0.0361328125">
            <text:p>0.0361328125</text:p>
          </table:table-cell>
          <table:table-cell office:value-type="float" office:value="-1.12939453125">
            <text:p>-1.1293945313</text:p>
          </table:table-cell>
          <table:table-cell office:value-type="float" office:value="0">
            <text:p>0</text:p>
          </table:table-cell>
          <table:table-cell office:value-type="float" office:value="3.18">
            <text:p>3.18</text:p>
          </table:table-cell>
          <table:table-cell office:value-type="float" office:value="0">
            <text:p>0</text:p>
          </table:table-cell>
          <table:table-cell office:value-type="float" office:value="1.75471933385529">
            <text:p>1.7547193339</text:p>
          </table:table-cell>
          <table:table-cell office:value-type="float" office:value="0.0306233740637921">
            <text:p>0.0306233741</text:p>
          </table:table-cell>
          <table:table-cell office:value-type="float" office:value="-1.75471933385529">
            <text:p>-1.7547193339</text:p>
          </table:table-cell>
          <table:table-cell office:value-type="float" office:value="-130364.776991589">
            <text:p>-130364.776991589</text:p>
          </table:table-cell>
          <table:table-cell office:value-type="float" office:value="0.17824427480916">
            <text:p>0.178244274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1044921875">
            <text:p>50.0710449219</text:p>
          </table:table-cell>
          <table:table-cell office:value-type="float" office:value="-0.00139823078423697">
            <text:p>-0.001398230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3_990039</text:p>
          </table:table-cell>
          <table:table-cell office:value-type="float" office:value="18996358">
            <text:p>18996358</text:p>
          </table:table-cell>
          <table:table-cell office:value-type="float" office:value="9">
            <text:p>9</text:p>
          </table:table-cell>
          <table:table-cell office:value-type="float" office:value="-92">
            <text:p>-92</text:p>
          </table:table-cell>
          <table:table-cell office:value-type="float" office:value="-267">
            <text:p>-267</text:p>
          </table:table-cell>
          <table:table-cell office:value-type="float" office:value="-0.23416030534351">
            <text:p>-0.2341603053</text:p>
          </table:table-cell>
          <table:table-cell office:value-type="float" office:value="-0.295038167938932">
            <text:p>-0.2950381679</text:p>
          </table:table-cell>
          <table:table-cell office:value-type="float" office:value="-2.7631679389313">
            <text:p>-2.7631679389</text:p>
          </table:table-cell>
          <table:table-cell office:value-type="float" office:value="0.00156249999999999">
            <text:p>0.0015625</text:p>
          </table:table-cell>
          <table:table-cell office:value-type="float" office:value="0.08349609375">
            <text:p>0.0834960938</text:p>
          </table:table-cell>
          <table:table-cell office:value-type="float" office:value="-0.939453125">
            <text:p>-0.939453125</text:p>
          </table:table-cell>
          <table:table-cell office:value-type="float" office:value="0">
            <text:p>0</text:p>
          </table:table-cell>
          <table:table-cell office:value-type="float" office:value="-1.93">
            <text:p>-1.93</text:p>
          </table:table-cell>
          <table:table-cell office:value-type="float" office:value="0">
            <text:p>0</text:p>
          </table:table-cell>
          <table:table-cell office:value-type="float" office:value="1.69542769388412">
            <text:p>1.6954276939</text:p>
          </table:table-cell>
          <table:table-cell office:value-type="float" office:value="0.0295886159491121">
            <text:p>0.0295886159</text:p>
          </table:table-cell>
          <table:table-cell office:value-type="float" office:value="-1.69542769388412">
            <text:p>-1.6954276939</text:p>
          </table:table-cell>
          <table:table-cell office:value-type="float" office:value="-130449.316579528">
            <text:p>-130449.316579528</text:p>
          </table:table-cell>
          <table:table-cell office:value-type="float" office:value="-0.295038167938932">
            <text:p>-0.295038167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6328125">
            <text:p>49.86328125</text:p>
          </table:table-cell>
          <table:table-cell office:value-type="float" office:value="-0.00228550402976199">
            <text:p>-0.00228550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041843</text:p>
          </table:table-cell>
          <table:table-cell office:value-type="float" office:value="19048164">
            <text:p>19048164</text:p>
          </table:table-cell>
          <table:table-cell office:value-type="float" office:value="-11">
            <text:p>-11</text:p>
          </table:table-cell>
          <table:table-cell office:value-type="float" office:value="86">
            <text:p>86</text:p>
          </table:table-cell>
          <table:table-cell office:value-type="float" office:value="-266">
            <text:p>-266</text:p>
          </table:table-cell>
          <table:table-cell office:value-type="float" office:value="0.727671755725192">
            <text:p>0.7276717557</text:p>
          </table:table-cell>
          <table:table-cell office:value-type="float" office:value="2.40725190839695">
            <text:p>2.4072519084</text:p>
          </table:table-cell>
          <table:table-cell office:value-type="float" office:value="-3.43492366412214">
            <text:p>-3.4349236641</text:p>
          </table:table-cell>
          <table:table-cell office:value-type="float" office:value="-0.0755859375">
            <text:p>-0.0755859375</text:p>
          </table:table-cell>
          <table:table-cell office:value-type="float" office:value="-0.04931640625">
            <text:p>-0.0493164063</text:p>
          </table:table-cell>
          <table:table-cell office:value-type="float" office:value="-1.09228515625">
            <text:p>-1.0922851563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  <table:table-cell office:value-type="float" office:value="0">
            <text:p>0</text:p>
          </table:table-cell>
          <table:table-cell office:value-type="float" office:value="1.58784355441291">
            <text:p>1.5878435544</text:p>
          </table:table-cell>
          <table:table-cell office:value-type="float" office:value="0.0277110567960369">
            <text:p>0.0277110568</text:p>
          </table:table-cell>
          <table:table-cell office:value-type="float" office:value="-1.58784355441291">
            <text:p>-1.5878435544</text:p>
          </table:table-cell>
          <table:table-cell office:value-type="float" office:value="-130530.784661115">
            <text:p>-130530.784661115</text:p>
          </table:table-cell>
          <table:table-cell office:value-type="float" office:value="2.40725190839695">
            <text:p>2.407251908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1.307373046875">
            <text:p>51.3073730469</text:p>
          </table:table-cell>
          <table:table-cell office:value-type="float" office:value="0.00322666026238098">
            <text:p>0.003226660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090949</text:p>
          </table:table-cell>
          <table:table-cell office:value-type="float" office:value="19097260">
            <text:p>19097260</text:p>
          </table:table-cell>
          <table:table-cell office:value-type="float" office:value="35">
            <text:p>35</text:p>
          </table:table-cell>
          <table:table-cell office:value-type="float" office:value="-32">
            <text:p>-32</text:p>
          </table:table-cell>
          <table:table-cell office:value-type="float" office:value="-260">
            <text:p>-260</text:p>
          </table:table-cell>
          <table:table-cell office:value-type="float" office:value="0.529198473282444">
            <text:p>0.5291984733</text:p>
          </table:table-cell>
          <table:table-cell office:value-type="float" office:value="0.300381679389313">
            <text:p>0.3003816794</text:p>
          </table:table-cell>
          <table:table-cell office:value-type="float" office:value="-3.67156488549618">
            <text:p>-3.6715648855</text:p>
          </table:table-cell>
          <table:table-cell office:value-type="float" office:value="-0.094873046875">
            <text:p>-0.0948730469</text:p>
          </table:table-cell>
          <table:table-cell office:value-type="float" office:value="-0.080322265625">
            <text:p>-0.0803222656</text:p>
          </table:table-cell>
          <table:table-cell office:value-type="float" office:value="-0.85888671875">
            <text:p>-0.8588867188</text:p>
          </table:table-cell>
          <table:table-cell office:value-type="float" office:value="0">
            <text:p>0</text:p>
          </table:table-cell>
          <table:table-cell office:value-type="float" office:value="-7.67">
            <text:p>-7.67</text:p>
          </table:table-cell>
          <table:table-cell office:value-type="float" office:value="0">
            <text:p>0</text:p>
          </table:table-cell>
          <table:table-cell office:value-type="float" office:value="1.38836032402118">
            <text:p>1.388360324</text:p>
          </table:table-cell>
          <table:table-cell office:value-type="float" office:value="0.0242296740666873">
            <text:p>0.0242296741</text:p>
          </table:table-cell>
          <table:table-cell office:value-type="float" office:value="-1.38836032402118">
            <text:p>-1.388360324</text:p>
          </table:table-cell>
          <table:table-cell office:value-type="float" office:value="-130598.600436288">
            <text:p>-130598.600436288</text:p>
          </table:table-cell>
          <table:table-cell office:value-type="float" office:value="0.300381679389313">
            <text:p>0.300381679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8.845947265625">
            <text:p>48.8459472656</text:p>
          </table:table-cell>
          <table:table-cell office:value-type="float" office:value="-0.00078759696524256">
            <text:p>-0.00078759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141100</text:p>
          </table:table-cell>
          <table:table-cell office:value-type="float" office:value="19147457">
            <text:p>19147457</text:p>
          </table:table-cell>
          <table:table-cell office:value-type="float" office:value="-19">
            <text:p>-19</text:p>
          </table:table-cell>
          <table:table-cell office:value-type="float" office:value="-33">
            <text:p>-33</text:p>
          </table:table-cell>
          <table:table-cell office:value-type="float" office:value="-284">
            <text:p>-284</text:p>
          </table:table-cell>
          <table:table-cell office:value-type="float" office:value="1.94904580152672">
            <text:p>1.9490458015</text:p>
          </table:table-cell>
          <table:table-cell office:value-type="float" office:value="-0.371374045801527">
            <text:p>-0.3713740458</text:p>
          </table:table-cell>
          <table:table-cell office:value-type="float" office:value="-2.25171755725191">
            <text:p>-2.2517175573</text:p>
          </table:table-cell>
          <table:table-cell office:value-type="float" office:value="0.03818359375">
            <text:p>0.0381835938</text:p>
          </table:table-cell>
          <table:table-cell office:value-type="float" office:value="-0.138427734375">
            <text:p>-0.1384277344</text:p>
          </table:table-cell>
          <table:table-cell office:value-type="float" office:value="-0.869384765625">
            <text:p>-0.8693847656</text:p>
          </table:table-cell>
          <table:table-cell office:value-type="float" office:value="0">
            <text:p>0</text:p>
          </table:table-cell>
          <table:table-cell office:value-type="float" office:value="3.83">
            <text:p>3.83</text:p>
          </table:table-cell>
          <table:table-cell office:value-type="float" office:value="0">
            <text:p>0</text:p>
          </table:table-cell>
          <table:table-cell office:value-type="float" office:value="1.45555392172212">
            <text:p>1.4555539217</text:p>
          </table:table-cell>
          <table:table-cell office:value-type="float" office:value="0.0254023372028292">
            <text:p>0.0254023372</text:p>
          </table:table-cell>
          <table:table-cell office:value-type="float" office:value="-1.45555392172212">
            <text:p>-1.4555539217</text:p>
          </table:table-cell>
          <table:table-cell office:value-type="float" office:value="-130672.212161928">
            <text:p>-130672.212161928</text:p>
          </table:table-cell>
          <table:table-cell office:value-type="float" office:value="-0.371374045801527">
            <text:p>-0.371374045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572998046875">
            <text:p>50.5729980469</text:p>
          </table:table-cell>
          <table:table-cell office:value-type="float" office:value="-0.00219830201332517">
            <text:p>-0.00219830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190735</text:p>
          </table:table-cell>
          <table:table-cell office:value-type="float" office:value="19197054">
            <text:p>19197054</text:p>
          </table:table-cell>
          <table:table-cell office:value-type="float" office:value="-6">
            <text:p>-6</text:p>
          </table:table-cell>
          <table:table-cell office:value-type="float" office:value="13">
            <text:p>13</text:p>
          </table:table-cell>
          <table:table-cell office:value-type="float" office:value="-273">
            <text:p>-273</text:p>
          </table:table-cell>
          <table:table-cell office:value-type="float" office:value="0.613167938931299">
            <text:p>0.6131679389</text:p>
          </table:table-cell>
          <table:table-cell office:value-type="float" office:value="-1.61564885496183">
            <text:p>-1.615648855</text:p>
          </table:table-cell>
          <table:table-cell office:value-type="float" office:value="-3.06087786259542">
            <text:p>-3.0608778626</text:p>
          </table:table-cell>
          <table:table-cell office:value-type="float" office:value="-0.00332031250000001">
            <text:p>-0.0033203125</text:p>
          </table:table-cell>
          <table:table-cell office:value-type="float" office:value="-0.201171875">
            <text:p>-0.201171875</text:p>
          </table:table-cell>
          <table:table-cell office:value-type="float" office:value="-1.066650390625">
            <text:p>-1.0666503906</text:p>
          </table:table-cell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office:value-type="float" office:value="1.53011901456875">
            <text:p>1.5301190146</text:p>
          </table:table-cell>
          <table:table-cell office:value-type="float" office:value="0.026703647723713">
            <text:p>0.0267036477</text:p>
          </table:table-cell>
          <table:table-cell office:value-type="float" office:value="-1.53011901456875">
            <text:p>-1.5301190146</text:p>
          </table:table-cell>
          <table:table-cell office:value-type="float" office:value="-130748.067363798">
            <text:p>-130748.067363798</text:p>
          </table:table-cell>
          <table:table-cell office:value-type="float" office:value="-1.61564885496183">
            <text:p>-1.61564885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57470703125">
            <text:p>49.5747070313</text:p>
          </table:table-cell>
          <table:table-cell office:value-type="float" office:value="-0.00476141672449242">
            <text:p>-0.004761416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241899</text:p>
          </table:table-cell>
          <table:table-cell office:value-type="float" office:value="19248250">
            <text:p>19248250</text:p>
          </table:table-cell>
          <table:table-cell office:value-type="float" office:value="-27">
            <text:p>-27</text:p>
          </table:table-cell>
          <table:table-cell office:value-type="float" office:value="-6">
            <text:p>-6</text:p>
          </table:table-cell>
          <table:table-cell office:value-type="float" office:value="-279">
            <text:p>-279</text:p>
          </table:table-cell>
          <table:table-cell office:value-type="float" office:value="-0.089122137404579">
            <text:p>-0.0891221374</text:p>
          </table:table-cell>
          <table:table-cell office:value-type="float" office:value="-1.29503816793893">
            <text:p>-1.2950381679</text:p>
          </table:table-cell>
          <table:table-cell office:value-type="float" office:value="-3.38912213740458">
            <text:p>-3.3891221374</text:p>
          </table:table-cell>
          <table:table-cell office:value-type="float" office:value="0.058447265625">
            <text:p>0.0584472656</text:p>
          </table:table-cell>
          <table:table-cell office:value-type="float" office:value="-0.1845703125">
            <text:p>-0.1845703125</text:p>
          </table:table-cell>
          <table:table-cell office:value-type="float" office:value="-1.03076171875">
            <text:p>-1.0307617188</text:p>
          </table:table-cell>
          <table:table-cell office:value-type="float" office:value="0">
            <text:p>0</text:p>
          </table:table-cell>
          <table:table-cell office:value-type="float" office:value="5.53">
            <text:p>5.53</text:p>
          </table:table-cell>
          <table:table-cell office:value-type="float" office:value="0">
            <text:p>0</text:p>
          </table:table-cell>
          <table:table-cell office:value-type="float" office:value="1.67407809319216">
            <text:p>1.6740780932</text:p>
          </table:table-cell>
          <table:table-cell office:value-type="float" office:value="0.0292160225687986">
            <text:p>0.0292160226</text:p>
          </table:table-cell>
          <table:table-cell office:value-type="float" office:value="-1.67407809319216">
            <text:p>-1.6740780932</text:p>
          </table:table-cell>
          <table:table-cell office:value-type="float" office:value="-130832.491007599">
            <text:p>-130832.491007599</text:p>
          </table:table-cell>
          <table:table-cell office:value-type="float" office:value="-1.29503816793893">
            <text:p>-1.295038167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429931640625">
            <text:p>50.4299316406</text:p>
          </table:table-cell>
          <table:table-cell office:value-type="float" office:value="-0.00426415442907002">
            <text:p>-0.004264154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291334</text:p>
          </table:table-cell>
          <table:table-cell office:value-type="float" office:value="19297648">
            <text:p>19297648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-280">
            <text:p>-280</text:p>
          </table:table-cell>
          <table:table-cell office:value-type="float" office:value="1.03301526717557">
            <text:p>1.0330152672</text:p>
          </table:table-cell>
          <table:table-cell office:value-type="float" office:value="-4.82175572519084">
            <text:p>-4.8217557252</text:p>
          </table:table-cell>
          <table:table-cell office:value-type="float" office:value="-2.54179389312977">
            <text:p>-2.5417938931</text:p>
          </table:table-cell>
          <table:table-cell office:value-type="float" office:value="0.113623046875">
            <text:p>0.1136230469</text:p>
          </table:table-cell>
          <table:table-cell office:value-type="float" office:value="-0.2236328125">
            <text:p>-0.2236328125</text:p>
          </table:table-cell>
          <table:table-cell office:value-type="float" office:value="-1.004638671875">
            <text:p>-1.0046386719</text:p>
          </table:table-cell>
          <table:table-cell office:value-type="float" office:value="0">
            <text:p>0</text:p>
          </table:table-cell>
          <table:table-cell office:value-type="float" office:value="-2.86">
            <text:p>-2.86</text:p>
          </table:table-cell>
          <table:table-cell office:value-type="float" office:value="0">
            <text:p>0</text:p>
          </table:table-cell>
          <table:table-cell office:value-type="float" office:value="1.81790861734267">
            <text:p>1.8179086173</text:p>
          </table:table-cell>
          <table:table-cell office:value-type="float" office:value="0.0317261538803259">
            <text:p>0.0317261539</text:p>
          </table:table-cell>
          <table:table-cell office:value-type="float" office:value="-1.81790861734267">
            <text:p>-1.8179086173</text:p>
          </table:table-cell>
          <table:table-cell office:value-type="float" office:value="-130922.731796081">
            <text:p>-130922.731796081</text:p>
          </table:table-cell>
          <table:table-cell office:value-type="float" office:value="-4.82175572519084">
            <text:p>-4.821755725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639892578125">
            <text:p>49.6398925781</text:p>
          </table:table-cell>
          <table:table-cell office:value-type="float" office:value="-0.0114614200677244">
            <text:p>-0.011461420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341929</text:p>
          </table:table-cell>
          <table:table-cell office:value-type="float" office:value="19348249">
            <text:p>19348249</text:p>
          </table:table-cell>
          <table:table-cell office:value-type="float" office:value="44">
            <text:p>44</text:p>
          </table:table-cell>
          <table:table-cell office:value-type="float" office:value="-63">
            <text:p>-63</text:p>
          </table:table-cell>
          <table:table-cell office:value-type="float" office:value="-277">
            <text:p>-277</text:p>
          </table:table-cell>
          <table:table-cell office:value-type="float" office:value="0.513931297709925">
            <text:p>0.5139312977</text:p>
          </table:table-cell>
          <table:table-cell office:value-type="float" office:value="-4.38664122137405">
            <text:p>-4.3866412214</text:p>
          </table:table-cell>
          <table:table-cell office:value-type="float" office:value="-2.63339694656489">
            <text:p>-2.6333969466</text:p>
          </table:table-cell>
          <table:table-cell office:value-type="float" office:value="0.130712890625">
            <text:p>0.1307128906</text:p>
          </table:table-cell>
          <table:table-cell office:value-type="float" office:value="-0.247314453125">
            <text:p>-0.2473144531</text:p>
          </table:table-cell>
          <table:table-cell office:value-type="float" office:value="-1.020263671875">
            <text:p>-1.0202636719</text:p>
          </table:table-cell>
          <table:table-cell office:value-type="float" office:value="0">
            <text:p>0</text:p>
          </table:table-cell>
          <table:table-cell office:value-type="float" office:value="-9.03">
            <text:p>-9.03</text:p>
          </table:table-cell>
          <table:table-cell office:value-type="float" office:value="0">
            <text:p>0</text:p>
          </table:table-cell>
          <table:table-cell office:value-type="float" office:value="1.8160278432703">
            <text:p>1.8160278433</text:p>
          </table:table-cell>
          <table:table-cell office:value-type="float" office:value="0.0316933305980855">
            <text:p>0.0316933306</text:p>
          </table:table-cell>
          <table:table-cell office:value-type="float" office:value="-1.8160278432703">
            <text:p>-1.8160278433</text:p>
          </table:table-cell>
          <table:table-cell office:value-type="float" office:value="-131013.558460116">
            <text:p>-131013.558460116</text:p>
          </table:table-cell>
          <table:table-cell office:value-type="float" office:value="-4.38664122137405">
            <text:p>-4.386641221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13916015625">
            <text:p>50.0139160156</text:p>
          </table:table-cell>
          <table:table-cell office:value-type="float" office:value="-0.0105893102860184">
            <text:p>-0.010589310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392112</text:p>
          </table:table-cell>
          <table:table-cell office:value-type="float" office:value="19398426">
            <text:p>19398426</text:p>
          </table:table-cell>
          <table:table-cell office:value-type="float" office:value="-61">
            <text:p>-61</text:p>
          </table:table-cell>
          <table:table-cell office:value-type="float" office:value="-54">
            <text:p>-54</text:p>
          </table:table-cell>
          <table:table-cell office:value-type="float" office:value="-275">
            <text:p>-275</text:p>
          </table:table-cell>
          <table:table-cell office:value-type="float" office:value="0.223854961832062">
            <text:p>0.2238549618</text:p>
          </table:table-cell>
          <table:table-cell office:value-type="float" office:value="-2.65381679389313">
            <text:p>-2.6538167939</text:p>
          </table:table-cell>
          <table:table-cell office:value-type="float" office:value="-1.98454198473282">
            <text:p>-1.9845419847</text:p>
          </table:table-cell>
          <table:table-cell office:value-type="float" office:value="0.194921875">
            <text:p>0.194921875</text:p>
          </table:table-cell>
          <table:table-cell office:value-type="float" office:value="-0.321533203125">
            <text:p>-0.3215332031</text:p>
          </table:table-cell>
          <table:table-cell office:value-type="float" office:value="-0.814208984375">
            <text:p>-0.8142089844</text:p>
          </table:table-cell>
          <table:table-cell office:value-type="float" office:value="0">
            <text:p>0</text:p>
          </table:table-cell>
          <table:table-cell office:value-type="float" office:value="12.51">
            <text:p>12.51</text:p>
          </table:table-cell>
          <table:table-cell office:value-type="float" office:value="0">
            <text:p>0</text:p>
          </table:table-cell>
          <table:table-cell office:value-type="float" office:value="2.15936428792411">
            <text:p>2.1593642879</text:p>
          </table:table-cell>
          <table:table-cell office:value-type="float" office:value="0.0376852406269478">
            <text:p>0.0376852406</text:p>
          </table:table-cell>
          <table:table-cell office:value-type="float" office:value="-2.15936428792411">
            <text:p>-2.1593642879</text:p>
          </table:table-cell>
          <table:table-cell office:value-type="float" office:value="-131121.083836133">
            <text:p>-131121.083836133</text:p>
          </table:table-cell>
          <table:table-cell office:value-type="float" office:value="-2.65381679389313">
            <text:p>-2.653816793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794921875">
            <text:p>49.794921875</text:p>
          </table:table-cell>
          <table:table-cell office:value-type="float" office:value="-0.00746699787571037">
            <text:p>-0.007466997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442109</text:p>
          </table:table-cell>
          <table:table-cell office:value-type="float" office:value="19448427">
            <text:p>19448427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-270">
            <text:p>-270</text:p>
          </table:table-cell>
          <table:table-cell office:value-type="float" office:value="0.269656488549619">
            <text:p>0.2696564885</text:p>
          </table:table-cell>
          <table:table-cell office:value-type="float" office:value="-0.195801526717558">
            <text:p>-0.1958015267</text:p>
          </table:table-cell>
          <table:table-cell office:value-type="float" office:value="-2.29751908396947">
            <text:p>-2.297519084</text:p>
          </table:table-cell>
          <table:table-cell office:value-type="float" office:value="0.19248046875">
            <text:p>0.1924804688</text:p>
          </table:table-cell>
          <table:table-cell office:value-type="float" office:value="-0.388916015625">
            <text:p>-0.3889160156</text:p>
          </table:table-cell>
          <table:table-cell office:value-type="float" office:value="-0.95361328125">
            <text:p>-0.9536132813</text:p>
          </table:table-cell>
          <table:table-cell table:number-columns-repeated="3" office:value-type="float" office:value="0">
            <text:p>0</text:p>
          </table:table-cell>
          <table:table-cell office:value-type="float" office:value="2.12578336351239">
            <text:p>2.1257833635</text:p>
          </table:table-cell>
          <table:table-cell office:value-type="float" office:value="0.0370991860996926">
            <text:p>0.0370991861</text:p>
          </table:table-cell>
          <table:table-cell office:value-type="float" office:value="-2.12578336351239">
            <text:p>-2.1257833635</text:p>
          </table:table-cell>
          <table:table-cell office:value-type="float" office:value="-131227.506903749">
            <text:p>-131227.506903749</text:p>
          </table:table-cell>
          <table:table-cell office:value-type="float" office:value="-0.195801526717558">
            <text:p>-0.195801526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298828125">
            <text:p>50.0629882813</text:p>
          </table:table-cell>
          <table:table-cell office:value-type="float" office:value="-0.0025173864169475">
            <text:p>-0.002517386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491840</text:p>
          </table:table-cell>
          <table:table-cell office:value-type="float" office:value="19498159">
            <text:p>19498159</text:p>
          </table:table-cell>
          <table:table-cell office:value-type="float" office:value="-21">
            <text:p>-21</text:p>
          </table:table-cell>
          <table:table-cell office:value-type="float" office:value="62">
            <text:p>62</text:p>
          </table:table-cell>
          <table:table-cell office:value-type="float" office:value="-281">
            <text:p>-281</text:p>
          </table:table-cell>
          <table:table-cell office:value-type="float" office:value="-0.302862595419846">
            <text:p>-0.3028625954</text:p>
          </table:table-cell>
          <table:table-cell office:value-type="float" office:value="-0.0660305343511456">
            <text:p>-0.0660305344</text:p>
          </table:table-cell>
          <table:table-cell office:value-type="float" office:value="-0.579961832061068">
            <text:p>-0.5799618321</text:p>
          </table:table-cell>
          <table:table-cell office:value-type="float" office:value="0.16708984375">
            <text:p>0.1670898438</text:p>
          </table:table-cell>
          <table:table-cell office:value-type="float" office:value="-0.3427734375">
            <text:p>-0.3427734375</text:p>
          </table:table-cell>
          <table:table-cell office:value-type="float" office:value="-1.025390625">
            <text:p>-1.025390625</text:p>
          </table:table-cell>
          <table:table-cell office:value-type="float" office:value="0">
            <text:p>0</text:p>
          </table:table-cell>
          <table:table-cell office:value-type="float" office:value="4.27">
            <text:p>4.27</text:p>
          </table:table-cell>
          <table:table-cell office:value-type="float" office:value="0">
            <text:p>0</text:p>
          </table:table-cell>
          <table:table-cell office:value-type="float" office:value="2.1719880949073">
            <text:p>2.1719880949</text:p>
          </table:table-cell>
          <table:table-cell office:value-type="float" office:value="0.0379055513945428">
            <text:p>0.0379055514</text:p>
          </table:table-cell>
          <table:table-cell office:value-type="float" office:value="-2.1719880949073">
            <text:p>-2.1719880949</text:p>
          </table:table-cell>
          <table:table-cell office:value-type="float" office:value="-131336.095703084">
            <text:p>-131336.095703084</text:p>
          </table:table-cell>
          <table:table-cell office:value-type="float" office:value="-0.0660305343511456">
            <text:p>-0.06603053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51171875">
            <text:p>49.9951171875</text:p>
          </table:table-cell>
          <table:table-cell office:value-type="float" office:value="-0.00230404916360959">
            <text:p>-0.002304049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542849</text:p>
          </table:table-cell>
          <table:table-cell office:value-type="float" office:value="19549169">
            <text:p>19549169</text:p>
          </table:table-cell>
          <table:table-cell office:value-type="float" office:value="-6">
            <text:p>-6</text:p>
          </table:table-cell>
          <table:table-cell office:value-type="float" office:value="-10">
            <text:p>-10</text:p>
          </table:table-cell>
          <table:table-cell office:value-type="float" office:value="-280">
            <text:p>-280</text:p>
          </table:table-cell>
          <table:table-cell office:value-type="float" office:value="0.407061068702291">
            <text:p>0.4070610687</text:p>
          </table:table-cell>
          <table:table-cell office:value-type="float" office:value="-1.04312977099237">
            <text:p>-1.043129771</text:p>
          </table:table-cell>
          <table:table-cell office:value-type="float" office:value="-0.190648854961832">
            <text:p>-0.190648855</text:p>
          </table:table-cell>
          <table:table-cell office:value-type="float" office:value="0.11240234375">
            <text:p>0.1124023438</text:p>
          </table:table-cell>
          <table:table-cell office:value-type="float" office:value="-0.214111328125">
            <text:p>-0.2141113281</text:p>
          </table:table-cell>
          <table:table-cell office:value-type="float" office:value="-0.96875">
            <text:p>-0.96875</text:p>
          </table:table-cell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 office:value-type="float" office:value="2.20424477659051">
            <text:p>2.2042447766</text:p>
          </table:table-cell>
          <table:table-cell office:value-type="float" office:value="0.0384684952284557">
            <text:p>0.0384684952</text:p>
          </table:table-cell>
          <table:table-cell office:value-type="float" office:value="-2.20424477659051">
            <text:p>-2.2042447766</text:p>
          </table:table-cell>
          <table:table-cell office:value-type="float" office:value="-131446.371981251">
            <text:p>-131446.371981251</text:p>
          </table:table-cell>
          <table:table-cell office:value-type="float" office:value="-1.04312977099237">
            <text:p>-1.04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9052734375">
            <text:p>50.0290527344</text:p>
          </table:table-cell>
          <table:table-cell office:value-type="float" office:value="-0.00429050431857525">
            <text:p>-0.004290504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592444</text:p>
          </table:table-cell>
          <table:table-cell office:value-type="float" office:value="19598761">
            <text:p>19598761</text:p>
          </table:table-cell>
          <table:table-cell office:value-type="float" office:value="19">
            <text:p>19</text:p>
          </table:table-cell>
          <table:table-cell office:value-type="float" office:value="-45">
            <text:p>-45</text:p>
          </table:table-cell>
          <table:table-cell office:value-type="float" office:value="-260">
            <text:p>-260</text:p>
          </table:table-cell>
          <table:table-cell office:value-type="float" office:value="-0.325763358778625">
            <text:p>-0.3257633588</text:p>
          </table:table-cell>
          <table:table-cell office:value-type="float" office:value="-1.93625954198473">
            <text:p>-1.936259542</text:p>
          </table:table-cell>
          <table:table-cell office:value-type="float" office:value="1.46583969465649">
            <text:p>1.4658396947</text:p>
          </table:table-cell>
          <table:table-cell office:value-type="float" office:value="0.09970703125">
            <text:p>0.0997070313</text:p>
          </table:table-cell>
          <table:table-cell office:value-type="float" office:value="-0.125244140625">
            <text:p>-0.1252441406</text:p>
          </table:table-cell>
          <table:table-cell office:value-type="float" office:value="-0.935791015625">
            <text:p>-0.9357910156</text:p>
          </table:table-cell>
          <table:table-cell office:value-type="float" office:value="0">
            <text:p>0</text:p>
          </table:table-cell>
          <table:table-cell office:value-type="float" office:value="-4.18">
            <text:p>-4.18</text:p>
          </table:table-cell>
          <table:table-cell office:value-type="float" office:value="0">
            <text:p>0</text:p>
          </table:table-cell>
          <table:table-cell office:value-type="float" office:value="2.17193751706795">
            <text:p>2.1719375171</text:p>
          </table:table-cell>
          <table:table-cell office:value-type="float" office:value="0.0379046687097374">
            <text:p>0.0379046687</text:p>
          </table:table-cell>
          <table:table-cell office:value-type="float" office:value="-2.17193751706795">
            <text:p>-2.1719375171</text:p>
          </table:table-cell>
          <table:table-cell office:value-type="float" office:value="-131555.539414909">
            <text:p>-131555.539414909</text:p>
          </table:table-cell>
          <table:table-cell office:value-type="float" office:value="-1.93625954198473">
            <text:p>-1.93625954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626953125">
            <text:p>50.2626953125</text:p>
          </table:table-cell>
          <table:table-cell office:value-type="float" office:value="-0.00604445660103742">
            <text:p>-0.006044456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642974</text:p>
          </table:table-cell>
          <table:table-cell office:value-type="float" office:value="19649297">
            <text:p>19649297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-276">
            <text:p>-276</text:p>
          </table:table-cell>
          <table:table-cell office:value-type="float" office:value="1.2162213740458">
            <text:p>1.216221374</text:p>
          </table:table-cell>
          <table:table-cell office:value-type="float" office:value="-0.600381679389314">
            <text:p>-0.6003816794</text:p>
          </table:table-cell>
          <table:table-cell office:value-type="float" office:value="1.06889312977099">
            <text:p>1.0688931298</text:p>
          </table:table-cell>
          <table:table-cell office:value-type="float" office:value="0.00595703124999999">
            <text:p>0.0059570313</text:p>
          </table:table-cell>
          <table:table-cell office:value-type="float" office:value="0.034912109375">
            <text:p>0.0349121094</text:p>
          </table:table-cell>
          <table:table-cell office:value-type="float" office:value="-0.82080078125">
            <text:p>-0.8208007813</text:p>
          </table:table-cell>
          <table:table-cell office:value-type="float" office:value="0">
            <text:p>0</text:p>
          </table:table-cell>
          <table:table-cell office:value-type="float" office:value="-2.49">
            <text:p>-2.49</text:p>
          </table:table-cell>
          <table:table-cell office:value-type="float" office:value="0">
            <text:p>0</text:p>
          </table:table-cell>
          <table:table-cell office:value-type="float" office:value="2.10799978191575">
            <text:p>2.1079997819</text:p>
          </table:table-cell>
          <table:table-cell office:value-type="float" office:value="0.0367888269095244">
            <text:p>0.0367888269</text:p>
          </table:table-cell>
          <table:table-cell office:value-type="float" office:value="-2.10799978191575">
            <text:p>-2.1079997819</text:p>
          </table:table-cell>
          <table:table-cell office:value-type="float" office:value="-131660.498864988">
            <text:p>-131660.498864988</text:p>
          </table:table-cell>
          <table:table-cell office:value-type="float" office:value="-0.600381679389314">
            <text:p>-0.600381679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791015625">
            <text:p>49.791015625</text:p>
          </table:table-cell>
          <table:table-cell office:value-type="float" office:value="-0.00330876314069438">
            <text:p>-0.003308763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692345</text:p>
          </table:table-cell>
          <table:table-cell office:value-type="float" office:value="19698658">
            <text:p>19698658</text:p>
          </table:table-cell>
          <table:table-cell office:value-type="float" office:value="-36">
            <text:p>-36</text:p>
          </table:table-cell>
          <table:table-cell office:value-type="float" office:value="85">
            <text:p>85</text:p>
          </table:table-cell>
          <table:table-cell office:value-type="float" office:value="-284">
            <text:p>-284</text:p>
          </table:table-cell>
          <table:table-cell office:value-type="float" office:value="0.00248091603053568">
            <text:p>0.002480916</text:p>
          </table:table-cell>
          <table:table-cell office:value-type="float" office:value="1.75076335877863">
            <text:p>1.7507633588</text:p>
          </table:table-cell>
          <table:table-cell office:value-type="float" office:value="2.3131679389313">
            <text:p>2.3131679389</text:p>
          </table:table-cell>
          <table:table-cell office:value-type="float" office:value="-0.039697265625">
            <text:p>-0.0396972656</text:p>
          </table:table-cell>
          <table:table-cell office:value-type="float" office:value="0.088623046875">
            <text:p>0.0886230469</text:p>
          </table:table-cell>
          <table:table-cell office:value-type="float" office:value="-0.97412109375">
            <text:p>-0.9741210938</text:p>
          </table:table-cell>
          <table:table-cell office:value-type="float" office:value="0">
            <text:p>0</text:p>
          </table:table-cell>
          <table:table-cell office:value-type="float" office:value="7.22">
            <text:p>7.22</text:p>
          </table:table-cell>
          <table:table-cell office:value-type="float" office:value="0">
            <text:p>0</text:p>
          </table:table-cell>
          <table:table-cell office:value-type="float" office:value="2.12441403917021">
            <text:p>2.1244140392</text:p>
          </table:table-cell>
          <table:table-cell office:value-type="float" office:value="0.037075288641714">
            <text:p>0.0370752886</text:p>
          </table:table-cell>
          <table:table-cell office:value-type="float" office:value="-2.12441403917021">
            <text:p>-2.1244140392</text:p>
          </table:table-cell>
          <table:table-cell office:value-type="float" office:value="-131766.887092761">
            <text:p>-131766.887092761</text:p>
          </table:table-cell>
          <table:table-cell office:value-type="float" office:value="1.75076335877863">
            <text:p>1.750763358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8857421875">
            <text:p>50.0788574219</text:p>
          </table:table-cell>
          <table:table-cell office:value-type="float" office:value="0.00137711267838704">
            <text:p>0.001377112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743388</text:p>
          </table:table-cell>
          <table:table-cell office:value-type="float" office:value="19749707">
            <text:p>19749707</text:p>
          </table:table-cell>
          <table:table-cell office:value-type="float" office:value="36">
            <text:p>36</text:p>
          </table:table-cell>
          <table:table-cell office:value-type="float" office:value="-72">
            <text:p>-72</text:p>
          </table:table-cell>
          <table:table-cell office:value-type="float" office:value="-276">
            <text:p>-276</text:p>
          </table:table-cell>
          <table:table-cell office:value-type="float" office:value="0.0101145038167951">
            <text:p>0.0101145038</text:p>
          </table:table-cell>
          <table:table-cell office:value-type="float" office:value="1.76603053435114">
            <text:p>1.7660305344</text:p>
          </table:table-cell>
          <table:table-cell office:value-type="float" office:value="3.92385496183206">
            <text:p>3.9238549618</text:p>
          </table:table-cell>
          <table:table-cell office:value-type="float" office:value="-0.007470703125">
            <text:p>-0.0074707031</text:p>
          </table:table-cell>
          <table:table-cell office:value-type="float" office:value="0.1171875">
            <text:p>0.1171875</text:p>
          </table:table-cell>
          <table:table-cell office:value-type="float" office:value="-0.9267578125">
            <text:p>-0.9267578125</text:p>
          </table:table-cell>
          <table:table-cell office:value-type="float" office:value="0">
            <text:p>0</text:p>
          </table:table-cell>
          <table:table-cell office:value-type="float" office:value="-7.43">
            <text:p>-7.43</text:p>
          </table:table-cell>
          <table:table-cell office:value-type="float" office:value="0">
            <text:p>0</text:p>
          </table:table-cell>
          <table:table-cell office:value-type="float" office:value="1.8464549564646">
            <text:p>1.8464549565</text:p>
          </table:table-cell>
          <table:table-cell office:value-type="float" office:value="0.0322243447899582">
            <text:p>0.0322243448</text:p>
          </table:table-cell>
          <table:table-cell office:value-type="float" office:value="-1.8464549564646">
            <text:p>-1.8464549565</text:p>
          </table:table-cell>
          <table:table-cell office:value-type="float" office:value="-131859.525847646">
            <text:p>-131859.525847646</text:p>
          </table:table-cell>
          <table:table-cell office:value-type="float" office:value="1.76603053435114">
            <text:p>1.76603053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71142578125">
            <text:p>50.1711425781</text:p>
          </table:table-cell>
          <table:table-cell office:value-type="float" office:value="0.00168560611223769">
            <text:p>0.001685606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792830</text:p>
          </table:table-cell>
          <table:table-cell office:value-type="float" office:value="19799150">
            <text:p>19799150</text:p>
          </table:table-cell>
          <table:table-cell office:value-type="float" office:value="-13">
            <text:p>-13</text:p>
          </table:table-cell>
          <table:table-cell office:value-type="float" office:value="19">
            <text:p>19</text:p>
          </table:table-cell>
          <table:table-cell office:value-type="float" office:value="-275">
            <text:p>-275</text:p>
          </table:table-cell>
          <table:table-cell office:value-type="float" office:value="-0.539503816793892">
            <text:p>-0.5395038168</text:p>
          </table:table-cell>
          <table:table-cell office:value-type="float" office:value="0.0790076335877856">
            <text:p>0.0790076336</text:p>
          </table:table-cell>
          <table:table-cell office:value-type="float" office:value="3.51927480916031">
            <text:p>3.5192748092</text:p>
          </table:table-cell>
          <table:table-cell office:value-type="float" office:value="-0.06484375">
            <text:p>-0.06484375</text:p>
          </table:table-cell>
          <table:table-cell office:value-type="float" office:value="0.123046875">
            <text:p>0.123046875</text:p>
          </table:table-cell>
          <table:table-cell office:value-type="float" office:value="-0.986328125">
            <text:p>-0.986328125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office:value-type="float" office:value="1.85979825516328">
            <text:p>1.8597982552</text:p>
          </table:table-cell>
          <table:table-cell office:value-type="float" office:value="0.0324572121319944">
            <text:p>0.0324572121</text:p>
          </table:table-cell>
          <table:table-cell office:value-type="float" office:value="-1.85979825516328">
            <text:p>-1.8597982552</text:p>
          </table:table-cell>
          <table:table-cell office:value-type="float" office:value="-131952.28691804">
            <text:p>-131952.28691804</text:p>
          </table:table-cell>
          <table:table-cell office:value-type="float" office:value="0.0790076335877856">
            <text:p>0.079007633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76953125">
            <text:p>49.876953125</text:p>
          </table:table-cell>
          <table:table-cell office:value-type="float" office:value="-0.00170178298798771">
            <text:p>-0.00170178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842768</text:p>
          </table:table-cell>
          <table:table-cell office:value-type="float" office:value="19849091">
            <text:p>19849091</text:p>
          </table:table-cell>
          <table:table-cell office:value-type="float" office:value="19">
            <text:p>19</text:p>
          </table:table-cell>
          <table:table-cell office:value-type="float" office:value="-74">
            <text:p>-74</text:p>
          </table:table-cell>
          <table:table-cell office:value-type="float" office:value="-275">
            <text:p>-275</text:p>
          </table:table-cell>
          <table:table-cell office:value-type="float" office:value="0.025381679389314">
            <text:p>0.0253816794</text:p>
          </table:table-cell>
          <table:table-cell office:value-type="float" office:value="3.15534351145038">
            <text:p>3.1553435115</text:p>
          </table:table-cell>
          <table:table-cell office:value-type="float" office:value="3.69484732824427">
            <text:p>3.6948473282</text:p>
          </table:table-cell>
          <table:table-cell office:value-type="float" office:value="-0.051171875">
            <text:p>-0.051171875</text:p>
          </table:table-cell>
          <table:table-cell office:value-type="float" office:value="0.120361328125">
            <text:p>0.1203613281</text:p>
          </table:table-cell>
          <table:table-cell office:value-type="float" office:value="-0.80615234375">
            <text:p>-0.8061523438</text:p>
          </table:table-cell>
          <table:table-cell office:value-type="float" office:value="0">
            <text:p>0</text:p>
          </table:table-cell>
          <table:table-cell office:value-type="float" office:value="-3.95">
            <text:p>-3.95</text:p>
          </table:table-cell>
          <table:table-cell office:value-type="float" office:value="0">
            <text:p>0</text:p>
          </table:table-cell>
          <table:table-cell office:value-type="float" office:value="1.58868726338965">
            <text:p>1.5886872634</text:p>
          </table:table-cell>
          <table:table-cell office:value-type="float" office:value="0.0277257812109887">
            <text:p>0.0277257812</text:p>
          </table:table-cell>
          <table:table-cell office:value-type="float" office:value="-1.58868726338965">
            <text:p>-1.5886872634</text:p>
          </table:table-cell>
          <table:table-cell office:value-type="float" office:value="-132031.85005176">
            <text:p>-132031.85005176</text:p>
          </table:table-cell>
          <table:table-cell office:value-type="float" office:value="3.15534351145038">
            <text:p>3.155343511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10546875">
            <text:p>50.0810546875</text:p>
          </table:table-cell>
          <table:table-cell office:value-type="float" office:value="0.00472199975951111">
            <text:p>0.004721999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893655</text:p>
          </table:table-cell>
          <table:table-cell office:value-type="float" office:value="19899976">
            <text:p>19899976</text:p>
          </table:table-cell>
          <table:table-cell office:value-type="float" office:value="-10">
            <text:p>-10</text:p>
          </table:table-cell>
          <table:table-cell office:value-type="float" office:value="35">
            <text:p>35</text:p>
          </table:table-cell>
          <table:table-cell office:value-type="float" office:value="-263">
            <text:p>-263</text:p>
          </table:table-cell>
          <table:table-cell office:value-type="float" office:value="-0.753244274809159">
            <text:p>-0.7532442748</text:p>
          </table:table-cell>
          <table:table-cell office:value-type="float" office:value="6.27748091603054">
            <text:p>6.277480916</text:p>
          </table:table-cell>
          <table:table-cell office:value-type="float" office:value="2.6719465648855">
            <text:p>2.6719465649</text:p>
          </table:table-cell>
          <table:table-cell office:value-type="float" office:value="-0.062158203125">
            <text:p>-0.0621582031</text:p>
          </table:table-cell>
          <table:table-cell office:value-type="float" office:value="0.18505859375">
            <text:p>0.1850585938</text:p>
          </table:table-cell>
          <table:table-cell office:value-type="float" office:value="-1.010498046875">
            <text:p>-1.0104980469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office:value-type="float" office:value="1.29243906130722">
            <text:p>1.2924390613</text:p>
          </table:table-cell>
          <table:table-cell office:value-type="float" office:value="0.0225556555201958">
            <text:p>0.0225556555</text:p>
          </table:table-cell>
          <table:table-cell office:value-type="float" office:value="-1.29243906130722">
            <text:p>-1.2924390613</text:p>
          </table:table-cell>
          <table:table-cell office:value-type="float" office:value="-132096.56256391">
            <text:p>-132096.56256391</text:p>
          </table:table-cell>
          <table:table-cell office:value-type="float" office:value="6.27748091603054">
            <text:p>6.2774809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70068359375">
            <text:p>50.0700683594</text:p>
          </table:table-cell>
          <table:table-cell office:value-type="float" office:value="0.0112625227707538">
            <text:p>0.0112625228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943714</text:p>
          </table:table-cell>
          <table:table-cell office:value-type="float" office:value="19950041">
            <text:p>19950041</text:p>
          </table:table-cell>
          <table:table-cell office:value-type="float" office:value="-10">
            <text:p>-10</text:p>
          </table:table-cell>
          <table:table-cell office:value-type="float" office:value="57">
            <text:p>57</text:p>
          </table:table-cell>
          <table:table-cell office:value-type="float" office:value="-258">
            <text:p>-258</text:p>
          </table:table-cell>
          <table:table-cell office:value-type="float" office:value="-0.814312977099235">
            <text:p>-0.8143129771</text:p>
          </table:table-cell>
          <table:table-cell office:value-type="float" office:value="1.91870229007634">
            <text:p>1.9187022901</text:p>
          </table:table-cell>
          <table:table-cell office:value-type="float" office:value="2.16812977099237">
            <text:p>2.168129771</text:p>
          </table:table-cell>
          <table:table-cell office:value-type="float" office:value="-0.059716796875">
            <text:p>-0.0597167969</text:p>
          </table:table-cell>
          <table:table-cell office:value-type="float" office:value="0.15283203125">
            <text:p>0.1528320313</text:p>
          </table:table-cell>
          <table:table-cell office:value-type="float" office:value="-1.021240234375">
            <text:p>-1.0212402344</text:p>
          </table:table-cell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  <table:table-cell office:value-type="float" office:value="0">
            <text:p>0</text:p>
          </table:table-cell>
          <table:table-cell office:value-type="float" office:value="1.21691562031266">
            <text:p>1.2169156203</text:p>
          </table:table-cell>
          <table:table-cell office:value-type="float" office:value="0.0212376199007446">
            <text:p>0.0212376199</text:p>
          </table:table-cell>
          <table:table-cell office:value-type="float" office:value="-1.21691562031266">
            <text:p>-1.2169156203</text:p>
          </table:table-cell>
          <table:table-cell office:value-type="float" office:value="-132157.443699651">
            <text:p>-132157.443699651</text:p>
          </table:table-cell>
          <table:table-cell office:value-type="float" office:value="1.91870229007634">
            <text:p>1.91870229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9052734375">
            <text:p>50.0290527344</text:p>
          </table:table-cell>
          <table:table-cell office:value-type="float" office:value="0.00262048895984001">
            <text:p>0.00262048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4_993632</text:p>
          </table:table-cell>
          <table:table-cell office:value-type="float" office:value="19999956">
            <text:p>19999956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-279">
            <text:p>-279</text:p>
          </table:table-cell>
          <table:table-cell office:value-type="float" office:value="-0.188358778625953">
            <text:p>-0.1883587786</text:p>
          </table:table-cell>
          <table:table-cell office:value-type="float" office:value="2.43015267175572">
            <text:p>2.4301526718</text:p>
          </table:table-cell>
          <table:table-cell office:value-type="float" office:value="1.22919847328244">
            <text:p>1.2291984733</text:p>
          </table:table-cell>
          <table:table-cell office:value-type="float" office:value="-0.04921875">
            <text:p>-0.04921875</text:p>
          </table:table-cell>
          <table:table-cell office:value-type="float" office:value="0.102294921875">
            <text:p>0.1022949219</text:p>
          </table:table-cell>
          <table:table-cell office:value-type="float" office:value="-0.95263671875">
            <text:p>-0.9526367188</text:p>
          </table:table-cell>
          <table:table-cell office:value-type="float" office:value="0">
            <text:p>0</text:p>
          </table:table-cell>
          <table:table-cell office:value-type="float" office:value="-5.32">
            <text:p>-5.32</text:p>
          </table:table-cell>
          <table:table-cell office:value-type="float" office:value="0">
            <text:p>0</text:p>
          </table:table-cell>
          <table:table-cell office:value-type="float" office:value="0.96695469778706">
            <text:p>0.9669546978</text:p>
          </table:table-cell>
          <table:table-cell office:value-type="float" office:value="0.0168753001358998">
            <text:p>0.0168753001</text:p>
          </table:table-cell>
          <table:table-cell office:value-type="float" office:value="-0.96695469778706">
            <text:p>-0.9669546978</text:p>
          </table:table-cell>
          <table:table-cell office:value-type="float" office:value="-132205.814569687">
            <text:p>-132205.814569687</text:p>
          </table:table-cell>
          <table:table-cell office:value-type="float" office:value="2.43015267175572">
            <text:p>2.430152671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2392578125">
            <text:p>50.0239257813</text:p>
          </table:table-cell>
          <table:table-cell office:value-type="float" office:value="0.00389335064572439">
            <text:p>0.003893350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044616</text:p>
          </table:table-cell>
          <table:table-cell office:value-type="float" office:value="20050969">
            <text:p>2005096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264">
            <text:p>-264</text:p>
          </table:table-cell>
          <table:table-cell office:value-type="float" office:value="-0.432633587786258">
            <text:p>-0.4326335878</text:p>
          </table:table-cell>
          <table:table-cell office:value-type="float" office:value="2.55229007633588">
            <text:p>2.5522900763</text:p>
          </table:table-cell>
          <table:table-cell office:value-type="float" office:value="1.30553435114504">
            <text:p>1.3055343511</text:p>
          </table:table-cell>
          <table:table-cell office:value-type="float" office:value="-0.031884765625">
            <text:p>-0.0318847656</text:p>
          </table:table-cell>
          <table:table-cell office:value-type="float" office:value="0.0478515625">
            <text:p>0.0478515625</text:p>
          </table:table-cell>
          <table:table-cell office:value-type="float" office:value="-0.8466796875">
            <text:p>-0.8466796875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824656226597749">
            <text:p>0.8246562266</text:p>
          </table:table-cell>
          <table:table-cell office:value-type="float" office:value="0.0143919062233464">
            <text:p>0.0143919062</text:p>
          </table:table-cell>
          <table:table-cell office:value-type="float" office:value="-0.824656226597749">
            <text:p>-0.8246562266</text:p>
          </table:table-cell>
          <table:table-cell office:value-type="float" office:value="-132247.785263115">
            <text:p>-132247.785263115</text:p>
          </table:table-cell>
          <table:table-cell office:value-type="float" office:value="2.55229007633588">
            <text:p>2.552290076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894775390625">
            <text:p>50.8947753906</text:p>
          </table:table-cell>
          <table:table-cell office:value-type="float" office:value="0.00427992392607401">
            <text:p>0.004279923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094185</text:p>
          </table:table-cell>
          <table:table-cell office:value-type="float" office:value="20100510">
            <text:p>20100510</text:p>
          </table:table-cell>
          <table:table-cell office:value-type="float" office:value="-33">
            <text:p>-33</text:p>
          </table:table-cell>
          <table:table-cell office:value-type="float" office:value="-23">
            <text:p>-23</text:p>
          </table:table-cell>
          <table:table-cell office:value-type="float" office:value="-267">
            <text:p>-267</text:p>
          </table:table-cell>
          <table:table-cell office:value-type="float" office:value="-0.753244274809159">
            <text:p>-0.7532442748</text:p>
          </table:table-cell>
          <table:table-cell office:value-type="float" office:value="3.5675572519084">
            <text:p>3.5675572519</text:p>
          </table:table-cell>
          <table:table-cell office:value-type="float" office:value="0.824618320610687">
            <text:p>0.8246183206</text:p>
          </table:table-cell>
          <table:table-cell office:value-type="float" office:value="-0.000146484375000006">
            <text:p>-0.0001464844</text:p>
          </table:table-cell>
          <table:table-cell office:value-type="float" office:value="0.092041015625">
            <text:p>0.0920410156</text:p>
          </table:table-cell>
          <table:table-cell office:value-type="float" office:value="-1.0556640625">
            <text:p>-1.0556640625</text:p>
          </table:table-cell>
          <table:table-cell office:value-type="float" office:value="0">
            <text:p>0</text:p>
          </table:table-cell>
          <table:table-cell office:value-type="float" office:value="7.05">
            <text:p>7.05</text:p>
          </table:table-cell>
          <table:table-cell office:value-type="float" office:value="0">
            <text:p>0</text:p>
          </table:table-cell>
          <table:table-cell office:value-type="float" office:value="0.77726433291529">
            <text:p>0.7772643329</text:p>
          </table:table-cell>
          <table:table-cell office:value-type="float" office:value="0.0135648225639667">
            <text:p>0.0135648226</text:p>
          </table:table-cell>
          <table:table-cell office:value-type="float" office:value="-0.77726433291529">
            <text:p>-0.7772643329</text:p>
          </table:table-cell>
          <table:table-cell office:value-type="float" office:value="-132285.984692984">
            <text:p>-132285.984692984</text:p>
          </table:table-cell>
          <table:table-cell office:value-type="float" office:value="3.5675572519084">
            <text:p>3.567557251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14599609375">
            <text:p>49.1459960938</text:p>
          </table:table-cell>
          <table:table-cell office:value-type="float" office:value="0.0063578501709015">
            <text:p>0.006357850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144668</text:p>
          </table:table-cell>
          <table:table-cell office:value-type="float" office:value="20151029">
            <text:p>20151029</text:p>
          </table:table-cell>
          <table:table-cell office:value-type="float" office:value="11">
            <text:p>11</text:p>
          </table:table-cell>
          <table:table-cell office:value-type="float" office:value="-9">
            <text:p>-9</text:p>
          </table:table-cell>
          <table:table-cell office:value-type="float" office:value="-262">
            <text:p>-262</text:p>
          </table:table-cell>
          <table:table-cell office:value-type="float" office:value="1.6513358778626">
            <text:p>1.6513358779</text:p>
          </table:table-cell>
          <table:table-cell office:value-type="float" office:value="-2.05076335877863">
            <text:p>-2.0507633588</text:p>
          </table:table-cell>
          <table:table-cell office:value-type="float" office:value="0.122328244274809">
            <text:p>0.1223282443</text:p>
          </table:table-cell>
          <table:table-cell office:value-type="float" office:value="0.025732421875">
            <text:p>0.0257324219</text:p>
          </table:table-cell>
          <table:table-cell office:value-type="float" office:value="0.006103515625">
            <text:p>0.0061035156</text:p>
          </table:table-cell>
          <table:table-cell office:value-type="float" office:value="-1.033203125">
            <text:p>-1.033203125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0">
            <text:p>0</text:p>
          </table:table-cell>
          <table:table-cell office:value-type="float" office:value="0.814351779987104">
            <text:p>0.81435178</text:p>
          </table:table-cell>
          <table:table-cell office:value-type="float" office:value="0.0142120729491641">
            <text:p>0.0142120729</text:p>
          </table:table-cell>
          <table:table-cell office:value-type="float" office:value="-0.814351779987104">
            <text:p>-0.81435178</text:p>
          </table:table-cell>
          <table:table-cell office:value-type="float" office:value="-132326.796123302">
            <text:p>-132326.796123302</text:p>
          </table:table-cell>
          <table:table-cell office:value-type="float" office:value="-2.05076335877863">
            <text:p>-2.050763358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15234375">
            <text:p>50.115234375</text:p>
          </table:table-cell>
          <table:table-cell office:value-type="float" office:value="-0.00491587849754436">
            <text:p>-0.004915878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194785</text:p>
          </table:table-cell>
          <table:table-cell office:value-type="float" office:value="20201104">
            <text:p>20201104</text:p>
          </table:table-cell>
          <table:table-cell office:value-type="float" office:value="-73">
            <text:p>-73</text:p>
          </table:table-cell>
          <table:table-cell office:value-type="float" office:value="18">
            <text:p>18</text:p>
          </table:table-cell>
          <table:table-cell office:value-type="float" office:value="-257">
            <text:p>-257</text:p>
          </table:table-cell>
          <table:table-cell office:value-type="float" office:value="-0.379198473282441">
            <text:p>-0.3791984733</text:p>
          </table:table-cell>
          <table:table-cell office:value-type="float" office:value="-4.68435114503817">
            <text:p>-4.684351145</text:p>
          </table:table-cell>
          <table:table-cell office:value-type="float" office:value="-1.03797709923664">
            <text:p>-1.0379770992</text:p>
          </table:table-cell>
          <table:table-cell office:value-type="float" office:value="0.020361328125">
            <text:p>0.0203613281</text:p>
          </table:table-cell>
          <table:table-cell office:value-type="float" office:value="-0.0595703125">
            <text:p>-0.0595703125</text:p>
          </table:table-cell>
          <table:table-cell office:value-type="float" office:value="-1.081298828125">
            <text:p>-1.0812988281</text:p>
          </table:table-cell>
          <table:table-cell office:value-type="float" office:value="0">
            <text:p>0</text:p>
          </table:table-cell>
          <table:table-cell office:value-type="float" office:value="15.86">
            <text:p>15.86</text:p>
          </table:table-cell>
          <table:table-cell office:value-type="float" office:value="0">
            <text:p>0</text:p>
          </table:table-cell>
          <table:table-cell office:value-type="float" office:value="1.3447707180022">
            <text:p>1.344770718</text:p>
          </table:table-cell>
          <table:table-cell office:value-type="float" office:value="0.0234689479581535">
            <text:p>0.023468948</text:p>
          </table:table-cell>
          <table:table-cell office:value-type="float" office:value="-1.3447707180022">
            <text:p>-1.344770718</text:p>
          </table:table-cell>
          <table:table-cell office:value-type="float" office:value="-132394.037285707">
            <text:p>-132394.037285707</text:p>
          </table:table-cell>
          <table:table-cell office:value-type="float" office:value="-4.68435114503817">
            <text:p>-4.68435114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01953125">
            <text:p>50.001953125</text:p>
          </table:table-cell>
          <table:table-cell office:value-type="float" office:value="-0.0107134730080785">
            <text:p>-0.01071347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244434</text:p>
          </table:table-cell>
          <table:table-cell office:value-type="float" office:value="20250752">
            <text:p>20250752</text:p>
          </table:table-cell>
          <table:table-cell office:value-type="float" office:value="-40">
            <text:p>-40</text:p>
          </table:table-cell>
          <table:table-cell office:value-type="float" office:value="42">
            <text:p>42</text:p>
          </table:table-cell>
          <table:table-cell office:value-type="float" office:value="-268">
            <text:p>-268</text:p>
          </table:table-cell>
          <table:table-cell office:value-type="float" office:value="1.77347328244275">
            <text:p>1.7734732824</text:p>
          </table:table-cell>
          <table:table-cell office:value-type="float" office:value="-3.27213740458015">
            <text:p>-3.2721374046</text:p>
          </table:table-cell>
          <table:table-cell office:value-type="float" office:value="-1.8013358778626">
            <text:p>-1.8013358779</text:p>
          </table:table-cell>
          <table:table-cell office:value-type="float" office:value="0.091162109375">
            <text:p>0.0911621094</text:p>
          </table:table-cell>
          <table:table-cell office:value-type="float" office:value="-0.10888671875">
            <text:p>-0.1088867188</text:p>
          </table:table-cell>
          <table:table-cell office:value-type="float" office:value="-0.968017578125">
            <text:p>-0.9680175781</text:p>
          </table:table-cell>
          <table:table-cell office:value-type="float" office:value="0">
            <text:p>0</text:p>
          </table:table-cell>
          <table:table-cell office:value-type="float" office:value="8.49">
            <text:p>8.49</text:p>
          </table:table-cell>
          <table:table-cell office:value-type="float" office:value="0">
            <text:p>0</text:p>
          </table:table-cell>
          <table:table-cell office:value-type="float" office:value="1.64811963577534">
            <text:p>1.6481196358</text:p>
          </table:table-cell>
          <table:table-cell office:value-type="float" office:value="0.0287629953887494">
            <text:p>0.0287629954</text:p>
          </table:table-cell>
          <table:table-cell office:value-type="float" office:value="-1.64811963577534">
            <text:p>-1.6481196358</text:p>
          </table:table-cell>
          <table:table-cell office:value-type="float" office:value="-132476.504025812">
            <text:p>-132476.504025812</text:p>
          </table:table-cell>
          <table:table-cell office:value-type="float" office:value="-3.27213740458015">
            <text:p>-3.272137404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6865234375">
            <text:p>50.0368652344</text:p>
          </table:table-cell>
          <table:table-cell office:value-type="float" office:value="-0.00819239444493565">
            <text:p>-0.008192394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295026</text:p>
          </table:table-cell>
          <table:table-cell office:value-type="float" office:value="20301346">
            <text:p>20301346</text:p>
          </table:table-cell>
          <table:table-cell office:value-type="float" office:value="-56">
            <text:p>-56</text:p>
          </table:table-cell>
          <table:table-cell office:value-type="float" office:value="76">
            <text:p>76</text:p>
          </table:table-cell>
          <table:table-cell office:value-type="float" office:value="-256">
            <text:p>-256</text:p>
          </table:table-cell>
          <table:table-cell office:value-type="float" office:value="0.277290076335879">
            <text:p>0.2772900763</text:p>
          </table:table-cell>
          <table:table-cell office:value-type="float" office:value="-3.08893129770992">
            <text:p>-3.0889312977</text:p>
          </table:table-cell>
          <table:table-cell office:value-type="float" office:value="-2.67156488549618">
            <text:p>-2.6715648855</text:p>
          </table:table-cell>
          <table:table-cell office:value-type="float" office:value="0.024755859375">
            <text:p>0.0247558594</text:p>
          </table:table-cell>
          <table:table-cell office:value-type="float" office:value="-0.19189453125">
            <text:p>-0.1918945313</text:p>
          </table:table-cell>
          <table:table-cell office:value-type="float" office:value="-1.02978515625">
            <text:p>-1.0297851563</text:p>
          </table:table-cell>
          <table:table-cell office:value-type="float" office:value="0">
            <text:p>0</text:p>
          </table:table-cell>
          <table:table-cell office:value-type="float" office:value="12.34">
            <text:p>12.34</text:p>
          </table:table-cell>
          <table:table-cell office:value-type="float" office:value="0">
            <text:p>0</text:p>
          </table:table-cell>
          <table:table-cell office:value-type="float" office:value="2.01393855949902">
            <text:p>2.0139385595</text:p>
          </table:table-cell>
          <table:table-cell office:value-type="float" office:value="0.0351472697992848">
            <text:p>0.0351472698</text:p>
          </table:table-cell>
          <table:table-cell office:value-type="float" office:value="-2.01393855949902">
            <text:p>-2.0139385595</text:p>
          </table:table-cell>
          <table:table-cell office:value-type="float" office:value="-132577.615935268">
            <text:p>-132577.615935268</text:p>
          </table:table-cell>
          <table:table-cell office:value-type="float" office:value="-3.08893129770992">
            <text:p>-3.088931297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060546875">
            <text:p>50.2060546875</text:p>
          </table:table-cell>
          <table:table-cell office:value-type="float" office:value="-0.00819180115491887">
            <text:p>-0.008191801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345155</text:p>
          </table:table-cell>
          <table:table-cell office:value-type="float" office:value="20351476">
            <text:p>20351476</text:p>
          </table:table-cell>
          <table:table-cell office:value-type="float" office:value="28">
            <text:p>28</text:p>
          </table:table-cell>
          <table:table-cell office:value-type="float" office:value="-67">
            <text:p>-67</text:p>
          </table:table-cell>
          <table:table-cell office:value-type="float" office:value="-280">
            <text:p>-280</text:p>
          </table:table-cell>
          <table:table-cell office:value-type="float" office:value="0.437595419847329">
            <text:p>0.4375954198</text:p>
          </table:table-cell>
          <table:table-cell office:value-type="float" office:value="-2.27977099236641">
            <text:p>-2.2797709924</text:p>
          </table:table-cell>
          <table:table-cell office:value-type="float" office:value="-2.67919847328244">
            <text:p>-2.6791984733</text:p>
          </table:table-cell>
          <table:table-cell office:value-type="float" office:value="0.0474609375">
            <text:p>0.0474609375</text:p>
          </table:table-cell>
          <table:table-cell office:value-type="float" office:value="-0.22998046875">
            <text:p>-0.2299804688</text:p>
          </table:table-cell>
          <table:table-cell office:value-type="float" office:value="-0.929931640625">
            <text:p>-0.9299316406</text:p>
          </table:table-cell>
          <table:table-cell office:value-type="float" office:value="0">
            <text:p>0</text:p>
          </table:table-cell>
          <table:table-cell office:value-type="float" office:value="-5.71">
            <text:p>-5.71</text:p>
          </table:table-cell>
          <table:table-cell office:value-type="float" office:value="0">
            <text:p>0</text:p>
          </table:table-cell>
          <table:table-cell office:value-type="float" office:value="1.97089847369667">
            <text:p>1.9708984737</text:p>
          </table:table-cell>
          <table:table-cell office:value-type="float" office:value="0.0343961339214079">
            <text:p>0.0343961339</text:p>
          </table:table-cell>
          <table:table-cell office:value-type="float" office:value="-1.97089847369667">
            <text:p>-1.9708984737</text:p>
          </table:table-cell>
          <table:table-cell office:value-type="float" office:value="-132675.940480168">
            <text:p>-132675.940480168</text:p>
          </table:table-cell>
          <table:table-cell office:value-type="float" office:value="-2.27977099236641">
            <text:p>-2.279770992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8818359375">
            <text:p>49.8881835938</text:p>
          </table:table-cell>
          <table:table-cell office:value-type="float" office:value="-0.0065304404584295">
            <text:p>-0.006530440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395185</text:p>
          </table:table-cell>
          <table:table-cell office:value-type="float" office:value="20401499">
            <text:p>20401499</text:p>
          </table:table-cell>
          <table:table-cell office:value-type="float" office:value="-59">
            <text:p>-59</text:p>
          </table:table-cell>
          <table:table-cell office:value-type="float" office:value="19">
            <text:p>19</text:p>
          </table:table-cell>
          <table:table-cell office:value-type="float" office:value="-246">
            <text:p>-246</text:p>
          </table:table-cell>
          <table:table-cell office:value-type="float" office:value="0.155152671755726">
            <text:p>0.1551526718</text:p>
          </table:table-cell>
          <table:table-cell office:value-type="float" office:value="-0.401908396946566">
            <text:p>-0.4019083969</text:p>
          </table:table-cell>
          <table:table-cell office:value-type="float" office:value="-3.14484732824427">
            <text:p>-3.1448473282</text:p>
          </table:table-cell>
          <table:table-cell office:value-type="float" office:value="-0.02578125">
            <text:p>-0.02578125</text:p>
          </table:table-cell>
          <table:table-cell office:value-type="float" office:value="-0.228515625">
            <text:p>-0.228515625</text:p>
          </table:table-cell>
          <table:table-cell office:value-type="float" office:value="-0.91455078125">
            <text:p>-0.9145507813</text:p>
          </table:table-cell>
          <table:table-cell office:value-type="float" office:value="0">
            <text:p>0</text:p>
          </table:table-cell>
          <table:table-cell office:value-type="float" office:value="13.49">
            <text:p>13.49</text:p>
          </table:table-cell>
          <table:table-cell office:value-type="float" office:value="0">
            <text:p>0</text:p>
          </table:table-cell>
          <table:table-cell office:value-type="float" office:value="2.2209556349718">
            <text:p>2.220955635</text:p>
          </table:table-cell>
          <table:table-cell office:value-type="float" office:value="0.0387601332455812">
            <text:p>0.0387601332</text:p>
          </table:table-cell>
          <table:table-cell office:value-type="float" office:value="-2.2209556349718">
            <text:p>-2.220955635</text:p>
          </table:table-cell>
          <table:table-cell office:value-type="float" office:value="-132787.119480487">
            <text:p>-132787.119480487</text:p>
          </table:table-cell>
          <table:table-cell office:value-type="float" office:value="-0.401908396946566">
            <text:p>-0.4019083969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5908203125">
            <text:p>50.0590820313</text:p>
          </table:table-cell>
          <table:table-cell office:value-type="float" office:value="-0.00302477242886493">
            <text:p>-0.003024772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445090</text:p>
          </table:table-cell>
          <table:table-cell office:value-type="float" office:value="20451419">
            <text:p>20451419</text:p>
          </table:table-cell>
          <table:table-cell office:value-type="float" office:value="39">
            <text:p>39</text:p>
          </table:table-cell>
          <table:table-cell office:value-type="float" office:value="-150">
            <text:p>-150</text:p>
          </table:table-cell>
          <table:table-cell office:value-type="float" office:value="-269">
            <text:p>-269</text:p>
          </table:table-cell>
          <table:table-cell office:value-type="float" office:value="0.376526717557253">
            <text:p>0.3765267176</text:p>
          </table:table-cell>
          <table:table-cell office:value-type="float" office:value="0.33854961832061">
            <text:p>0.3385496183</text:p>
          </table:table-cell>
          <table:table-cell office:value-type="float" office:value="-3.78606870229008">
            <text:p>-3.7860687023</text:p>
          </table:table-cell>
          <table:table-cell office:value-type="float" office:value="-0.1458984375">
            <text:p>-0.1458984375</text:p>
          </table:table-cell>
          <table:table-cell office:value-type="float" office:value="-0.11865234375">
            <text:p>-0.1186523438</text:p>
          </table:table-cell>
          <table:table-cell office:value-type="float" office:value="-1.010498046875">
            <text:p>-1.0104980469</text:p>
          </table:table-cell>
          <table:table-cell office:value-type="float" office:value="0">
            <text:p>0</text:p>
          </table:table-cell>
          <table:table-cell office:value-type="float" office:value="-8.25">
            <text:p>-8.25</text:p>
          </table:table-cell>
          <table:table-cell office:value-type="float" office:value="0">
            <text:p>0</text:p>
          </table:table-cell>
          <table:table-cell office:value-type="float" office:value="1.99493559413032">
            <text:p>1.9949355941</text:p>
          </table:table-cell>
          <table:table-cell office:value-type="float" office:value="0.0348156299150144">
            <text:p>0.0348156299</text:p>
          </table:table-cell>
          <table:table-cell office:value-type="float" office:value="-1.99493559413032">
            <text:p>-1.9949355941</text:p>
          </table:table-cell>
          <table:table-cell office:value-type="float" office:value="-132886.944187365">
            <text:p>-132886.944187365</text:p>
          </table:table-cell>
          <table:table-cell office:value-type="float" office:value="0.33854961832061">
            <text:p>0.338549618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90625">
            <text:p>50.0390625</text:p>
          </table:table-cell>
          <table:table-cell office:value-type="float" office:value="-0.0013178363574891">
            <text:p>-0.001317836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495603</text:p>
          </table:table-cell>
          <table:table-cell office:value-type="float" office:value="20501926">
            <text:p>20501926</text:p>
          </table:table-cell>
          <table:table-cell office:value-type="float" office:value="-54">
            <text:p>-54</text:p>
          </table:table-cell>
          <table:table-cell office:value-type="float" office:value="73">
            <text:p>73</text:p>
          </table:table-cell>
          <table:table-cell office:value-type="float" office:value="-268">
            <text:p>-268</text:p>
          </table:table-cell>
          <table:table-cell office:value-type="float" office:value="0.59790076335878">
            <text:p>0.5979007634</text:p>
          </table:table-cell>
          <table:table-cell office:value-type="float" office:value="1.73549618320611">
            <text:p>1.7354961832</text:p>
          </table:table-cell>
          <table:table-cell office:value-type="float" office:value="-2.67919847328244">
            <text:p>-2.6791984733</text:p>
          </table:table-cell>
          <table:table-cell office:value-type="float" office:value="0.11728515625">
            <text:p>0.1172851563</text:p>
          </table:table-cell>
          <table:table-cell office:value-type="float" office:value="-0.02685546875">
            <text:p>-0.0268554688</text:p>
          </table:table-cell>
          <table:table-cell office:value-type="float" office:value="-0.910400390625">
            <text:p>-0.9104003906</text:p>
          </table:table-cell>
          <table:table-cell office:value-type="float" office:value="0">
            <text:p>0</text:p>
          </table:table-cell>
          <table:table-cell office:value-type="float" office:value="11.39">
            <text:p>11.39</text:p>
          </table:table-cell>
          <table:table-cell office:value-type="float" office:value="0">
            <text:p>0</text:p>
          </table:table-cell>
          <table:table-cell office:value-type="float" office:value="2.09771589056657">
            <text:p>2.0977158906</text:p>
          </table:table-cell>
          <table:table-cell office:value-type="float" office:value="0.0366093523659088">
            <text:p>0.0366093524</text:p>
          </table:table-cell>
          <table:table-cell office:value-type="float" office:value="-2.09771589056657">
            <text:p>-2.0977158906</text:p>
          </table:table-cell>
          <table:table-cell office:value-type="float" office:value="-132992.004108701">
            <text:p>-132992.004108701</text:p>
          </table:table-cell>
          <table:table-cell office:value-type="float" office:value="1.73549618320611">
            <text:p>1.735496183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30078125">
            <text:p>50.0830078125</text:p>
          </table:table-cell>
          <table:table-cell office:value-type="float" office:value="0.00137327647584564">
            <text:p>0.001373276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545522</text:p>
          </table:table-cell>
          <table:table-cell office:value-type="float" office:value="20551873">
            <text:p>20551873</text:p>
          </table:table-cell>
          <table:table-cell office:value-type="float" office:value="-1">
            <text:p>-1</text:p>
          </table:table-cell>
          <table:table-cell office:value-type="float" office:value="-39">
            <text:p>-39</text:p>
          </table:table-cell>
          <table:table-cell office:value-type="float" office:value="-284">
            <text:p>-284</text:p>
          </table:table-cell>
          <table:table-cell office:value-type="float" office:value="-0.592938931297709">
            <text:p>-0.5929389313</text:p>
          </table:table-cell>
          <table:table-cell office:value-type="float" office:value="1.33091603053435">
            <text:p>1.3309160305</text:p>
          </table:table-cell>
          <table:table-cell office:value-type="float" office:value="-3.34332061068702">
            <text:p>-3.3433206107</text:p>
          </table:table-cell>
          <table:table-cell office:value-type="float" office:value="-0.066552734375">
            <text:p>-0.0665527344</text:p>
          </table:table-cell>
          <table:table-cell office:value-type="float" office:value="0.19384765625">
            <text:p>0.1938476563</text:p>
          </table:table-cell>
          <table:table-cell office:value-type="float" office:value="-0.987548828125">
            <text:p>-0.987548828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99460003247747">
            <text:p>1.9946000325</text:p>
          </table:table-cell>
          <table:table-cell office:value-type="float" office:value="0.0348097736907063">
            <text:p>0.0348097737</text:p>
          </table:table-cell>
          <table:table-cell office:value-type="float" office:value="-1.99460003247747">
            <text:p>-1.9946000325</text:p>
          </table:table-cell>
          <table:table-cell office:value-type="float" office:value="-133091.70635344">
            <text:p>-133091.70635344</text:p>
          </table:table-cell>
          <table:table-cell office:value-type="float" office:value="1.33091603053435">
            <text:p>1.33091603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6083984375">
            <text:p>49.9860839844</text:p>
          </table:table-cell>
          <table:table-cell office:value-type="float" office:value="0.000667232028591233">
            <text:p>0.00066723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595595</text:p>
          </table:table-cell>
          <table:table-cell office:value-type="float" office:value="20601921">
            <text:p>2060192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-278">
            <text:p>-278</text:p>
          </table:table-cell>
          <table:table-cell office:value-type="float" office:value="1.0101145038168">
            <text:p>1.0101145038</text:p>
          </table:table-cell>
          <table:table-cell office:value-type="float" office:value="-0.15">
            <text:p>-0.15</text:p>
          </table:table-cell>
          <table:table-cell office:value-type="float" office:value="-1.89293893129771">
            <text:p>-1.8929389313</text:p>
          </table:table-cell>
          <table:table-cell office:value-type="float" office:value="-0.12734375">
            <text:p>-0.12734375</text:p>
          </table:table-cell>
          <table:table-cell office:value-type="float" office:value="0.32958984375">
            <text:p>0.3295898438</text:p>
          </table:table-cell>
          <table:table-cell office:value-type="float" office:value="-0.984619140625">
            <text:p>-0.9846191406</text:p>
          </table:table-cell>
          <table:table-cell office:value-type="float" office:value="0">
            <text:p>0</text:p>
          </table:table-cell>
          <table:table-cell office:value-type="float" office:value="-8.39">
            <text:p>-8.39</text:p>
          </table:table-cell>
          <table:table-cell office:value-type="float" office:value="0">
            <text:p>0</text:p>
          </table:table-cell>
          <table:table-cell office:value-type="float" office:value="1.79427993233435">
            <text:p>1.7942799323</text:p>
          </table:table-cell>
          <table:table-cell office:value-type="float" office:value="0.0313137859046134">
            <text:p>0.0313137859</text:p>
          </table:table-cell>
          <table:table-cell office:value-type="float" office:value="-1.79427993233435">
            <text:p>-1.7942799323</text:p>
          </table:table-cell>
          <table:table-cell office:value-type="float" office:value="-133181.745388071">
            <text:p>-133181.745388071</text:p>
          </table:table-cell>
          <table:table-cell office:value-type="float" office:value="-0.15">
            <text:p>-0.1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8115234375">
            <text:p>50.1811523438</text:p>
          </table:table-cell>
          <table:table-cell office:value-type="float" office:value="-0.00209427993233435">
            <text:p>-0.0020942799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646429</text:p>
          </table:table-cell>
          <table:table-cell office:value-type="float" office:value="20652751">
            <text:p>20652751</text:p>
          </table:table-cell>
          <table:table-cell office:value-type="float" office:value="-7">
            <text:p>-7</text:p>
          </table:table-cell>
          <table:table-cell office:value-type="float" office:value="-48">
            <text:p>-48</text:p>
          </table:table-cell>
          <table:table-cell office:value-type="float" office:value="-266">
            <text:p>-266</text:p>
          </table:table-cell>
          <table:table-cell office:value-type="float" office:value="-1.57767175572519">
            <text:p>-1.5776717557</text:p>
          </table:table-cell>
          <table:table-cell office:value-type="float" office:value="-3.21870229007634">
            <text:p>-3.2187022901</text:p>
          </table:table-cell>
          <table:table-cell office:value-type="float" office:value="-1.13721374045802">
            <text:p>-1.1372137405</text:p>
          </table:table-cell>
          <table:table-cell office:value-type="float" office:value="-0.196435546875">
            <text:p>-0.1964355469</text:p>
          </table:table-cell>
          <table:table-cell office:value-type="float" office:value="0.443115234375">
            <text:p>0.4431152344</text:p>
          </table:table-cell>
          <table:table-cell office:value-type="float" office:value="-1.007080078125">
            <text:p>-1.007080078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0">
            <text:p>0</text:p>
          </table:table-cell>
          <table:table-cell office:value-type="float" office:value="1.94584813835099">
            <text:p>1.9458481384</text:p>
          </table:table-cell>
          <table:table-cell office:value-type="float" office:value="0.0339589552940836">
            <text:p>0.0339589553</text:p>
          </table:table-cell>
          <table:table-cell office:value-type="float" office:value="-1.94584813835099">
            <text:p>-1.9458481384</text:p>
          </table:table-cell>
          <table:table-cell office:value-type="float" office:value="-133278.782687457">
            <text:p>-133278.782687457</text:p>
          </table:table-cell>
          <table:table-cell office:value-type="float" office:value="-3.21870229007634">
            <text:p>-3.218702290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68896484375">
            <text:p>49.8688964844</text:p>
          </table:table-cell>
          <table:table-cell office:value-type="float" office:value="-0.00838325271850366">
            <text:p>-0.008383252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696248</text:p>
          </table:table-cell>
          <table:table-cell office:value-type="float" office:value="20702568">
            <text:p>20702568</text:p>
          </table:table-cell>
          <table:table-cell office:value-type="float" office:value="54">
            <text:p>54</text:p>
          </table:table-cell>
          <table:table-cell office:value-type="float" office:value="-90">
            <text:p>-90</text:p>
          </table:table-cell>
          <table:table-cell office:value-type="float" office:value="-274">
            <text:p>-274</text:p>
          </table:table-cell>
          <table:table-cell office:value-type="float" office:value="0.491030534351146">
            <text:p>0.4910305344</text:p>
          </table:table-cell>
          <table:table-cell office:value-type="float" office:value="-3.27213740458015">
            <text:p>-3.2721374046</text:p>
          </table:table-cell>
          <table:table-cell office:value-type="float" office:value="0.26736641221374">
            <text:p>0.2673664122</text:p>
          </table:table-cell>
          <table:table-cell office:value-type="float" office:value="-0.215234375">
            <text:p>-0.215234375</text:p>
          </table:table-cell>
          <table:table-cell office:value-type="float" office:value="0.50439453125">
            <text:p>0.5043945313</text:p>
          </table:table-cell>
          <table:table-cell office:value-type="float" office:value="-0.929443359375">
            <text:p>-0.9294433594</text:p>
          </table:table-cell>
          <table:table-cell office:value-type="float" office:value="0">
            <text:p>0</text:p>
          </table:table-cell>
          <table:table-cell office:value-type="float" office:value="-11.15">
            <text:p>-11.15</text:p>
          </table:table-cell>
          <table:table-cell office:value-type="float" office:value="0">
            <text:p>0</text:p>
          </table:table-cell>
          <table:table-cell office:value-type="float" office:value="1.84479578781946">
            <text:p>1.8447957878</text:p>
          </table:table-cell>
          <table:table-cell office:value-type="float" office:value="0.0321953889671809">
            <text:p>0.032195389</text:p>
          </table:table-cell>
          <table:table-cell office:value-type="float" office:value="-1.84479578781946">
            <text:p>-1.8447957878</text:p>
          </table:table-cell>
          <table:table-cell office:value-type="float" office:value="-133371.325138657">
            <text:p>-133371.325138657</text:p>
          </table:table-cell>
          <table:table-cell office:value-type="float" office:value="-3.27213740458015">
            <text:p>-3.272137404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640625">
            <text:p>50.1640625</text:p>
          </table:table-cell>
          <table:table-cell office:value-type="float" office:value="-0.00838907059697977">
            <text:p>-0.0083890706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752136</text:p>
          </table:table-cell>
          <table:table-cell office:value-type="float" office:value="20758459">
            <text:p>20758459</text:p>
          </table:table-cell>
          <table:table-cell office:value-type="float" office:value="57">
            <text:p>57</text:p>
          </table:table-cell>
          <table:table-cell office:value-type="float" office:value="-91">
            <text:p>-91</text:p>
          </table:table-cell>
          <table:table-cell office:value-type="float" office:value="-276">
            <text:p>-276</text:p>
          </table:table-cell>
          <table:table-cell office:value-type="float" office:value="-1.39446564885496">
            <text:p>-1.3944656489</text:p>
          </table:table-cell>
          <table:table-cell office:value-type="float" office:value="2.38435114503817">
            <text:p>2.384351145</text:p>
          </table:table-cell>
          <table:table-cell office:value-type="float" office:value="-1.19064885496183">
            <text:p>-1.190648855</text:p>
          </table:table-cell>
          <table:table-cell office:value-type="float" office:value="-0.32216796875">
            <text:p>-0.3221679688</text:p>
          </table:table-cell>
          <table:table-cell office:value-type="float" office:value="0.4541015625">
            <text:p>0.4541015625</text:p>
          </table:table-cell>
          <table:table-cell office:value-type="float" office:value="-0.94580078125">
            <text:p>-0.9458007813</text:p>
          </table:table-cell>
          <table:table-cell office:value-type="float" office:value="0">
            <text:p>0</text:p>
          </table:table-cell>
          <table:table-cell office:value-type="float" office:value="-11.67">
            <text:p>-11.67</text:p>
          </table:table-cell>
          <table:table-cell office:value-type="float" office:value="0">
            <text:p>0</text:p>
          </table:table-cell>
          <table:table-cell office:value-type="float" office:value="1.45801513902017">
            <text:p>1.458015139</text:p>
          </table:table-cell>
          <table:table-cell office:value-type="float" office:value="0.0254452903842962">
            <text:p>0.0254452904</text:p>
          </table:table-cell>
          <table:table-cell office:value-type="float" office:value="-1.45801513902017">
            <text:p>-1.458015139</text:p>
          </table:table-cell>
          <table:table-cell office:value-type="float" office:value="-133444.013031093">
            <text:p>-133444.013031093</text:p>
          </table:table-cell>
          <table:table-cell office:value-type="float" office:value="2.38435114503817">
            <text:p>2.38435114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85400390625">
            <text:p>49.8540039063</text:p>
          </table:table-cell>
          <table:table-cell office:value-type="float" office:value="0.00331068715105616">
            <text:p>0.003310687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796543</text:p>
          </table:table-cell>
          <table:table-cell office:value-type="float" office:value="20802871">
            <text:p>2080287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-279">
            <text:p>-279</text:p>
          </table:table-cell>
          <table:table-cell office:value-type="float" office:value="-0.112022900763358">
            <text:p>-0.1120229008</text:p>
          </table:table-cell>
          <table:table-cell office:value-type="float" office:value="0.743129770992366">
            <text:p>0.743129771</text:p>
          </table:table-cell>
          <table:table-cell office:value-type="float" office:value="1.97729007633588">
            <text:p>1.9772900763</text:p>
          </table:table-cell>
          <table:table-cell office:value-type="float" office:value="-0.344140625">
            <text:p>-0.344140625</text:p>
          </table:table-cell>
          <table:table-cell office:value-type="float" office:value="0.425537109375">
            <text:p>0.4255371094</text:p>
          </table:table-cell>
          <table:table-cell office:value-type="float" office:value="-0.96875">
            <text:p>-0.96875</text:p>
          </table:table-cell>
          <table:table-cell office:value-type="float" office:value="0">
            <text:p>0</text:p>
          </table:table-cell>
          <table:table-cell office:value-type="float" office:value="-3.08">
            <text:p>-3.08</text:p>
          </table:table-cell>
          <table:table-cell office:value-type="float" office:value="0">
            <text:p>0</text:p>
          </table:table-cell>
          <table:table-cell office:value-type="float" office:value="1.33072301544728">
            <text:p>1.3307230154</text:p>
          </table:table-cell>
          <table:table-cell office:value-type="float" office:value="0.0232237873551008">
            <text:p>0.0232237874</text:p>
          </table:table-cell>
          <table:table-cell office:value-type="float" office:value="-1.33072301544728">
            <text:p>-1.3307230154</text:p>
          </table:table-cell>
          <table:table-cell office:value-type="float" office:value="-133510.850348915">
            <text:p>-133510.850348915</text:p>
          </table:table-cell>
          <table:table-cell office:value-type="float" office:value="0.743129770992366">
            <text:p>0.743129771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226318359375">
            <text:p>50.2263183594</text:p>
          </table:table-cell>
          <table:table-cell office:value-type="float" office:value="0.000155536526537457">
            <text:p>0.000155536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846593</text:p>
          </table:table-cell>
          <table:table-cell office:value-type="float" office:value="20852913">
            <text:p>20852913</text:p>
          </table:table-cell>
          <table:table-cell office:value-type="float" office:value="68">
            <text:p>68</text:p>
          </table:table-cell>
          <table:table-cell office:value-type="float" office:value="-88">
            <text:p>-88</text:p>
          </table:table-cell>
          <table:table-cell office:value-type="float" office:value="-283">
            <text:p>-283</text:p>
          </table:table-cell>
          <table:table-cell office:value-type="float" office:value="-1.68454198473282">
            <text:p>-1.6845419847</text:p>
          </table:table-cell>
          <table:table-cell office:value-type="float" office:value="-1.34083969465649">
            <text:p>-1.3408396947</text:p>
          </table:table-cell>
          <table:table-cell office:value-type="float" office:value="4.01545801526718">
            <text:p>4.0154580153</text:p>
          </table:table-cell>
          <table:table-cell office:value-type="float" office:value="-0.353662109375">
            <text:p>-0.3536621094</text:p>
          </table:table-cell>
          <table:table-cell office:value-type="float" office:value="0.412841796875">
            <text:p>0.4128417969</text:p>
          </table:table-cell>
          <table:table-cell office:value-type="float" office:value="-0.839111328125">
            <text:p>-0.8391113281</text:p>
          </table:table-cell>
          <table:table-cell office:value-type="float" office:value="0">
            <text:p>0</text:p>
          </table:table-cell>
          <table:table-cell office:value-type="float" office:value="-13.51">
            <text:p>-13.51</text:p>
          </table:table-cell>
          <table:table-cell office:value-type="float" office:value="0">
            <text:p>0</text:p>
          </table:table-cell>
          <table:table-cell office:value-type="float" office:value="1.09973567732425">
            <text:p>1.0997356773</text:p>
          </table:table-cell>
          <table:table-cell office:value-type="float" office:value="0.0191925947177007">
            <text:p>0.0191925947</text:p>
          </table:table-cell>
          <table:table-cell office:value-type="float" office:value="-1.09973567732425">
            <text:p>-1.0997356773</text:p>
          </table:table-cell>
          <table:table-cell office:value-type="float" office:value="-133565.976747662">
            <text:p>-133565.976747662</text:p>
          </table:table-cell>
          <table:table-cell office:value-type="float" office:value="-1.34083969465649">
            <text:p>-1.340839694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26953125">
            <text:p>50.126953125</text:p>
          </table:table-cell>
          <table:table-cell office:value-type="float" office:value="-0.00378141506663723">
            <text:p>-0.003781415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896883</text:p>
          </table:table-cell>
          <table:table-cell office:value-type="float" office:value="20903201">
            <text:p>20903201</text:p>
          </table:table-cell>
          <table:table-cell office:value-type="float" office:value="-64">
            <text:p>-64</text:p>
          </table:table-cell>
          <table:table-cell office:value-type="float" office:value="-5">
            <text:p>-5</text:p>
          </table:table-cell>
          <table:table-cell office:value-type="float" office:value="-282">
            <text:p>-282</text:p>
          </table:table-cell>
          <table:table-cell office:value-type="float" office:value="-0.180725190839694">
            <text:p>-0.1807251908</text:p>
          </table:table-cell>
          <table:table-cell office:value-type="float" office:value="1.44541984732824">
            <text:p>1.4454198473</text:p>
          </table:table-cell>
          <table:table-cell office:value-type="float" office:value="-0.343320610687023">
            <text:p>-0.3433206107</text:p>
          </table:table-cell>
          <table:table-cell office:value-type="float" office:value="-0.35634765625">
            <text:p>-0.3563476563</text:p>
          </table:table-cell>
          <table:table-cell office:value-type="float" office:value="0.33740234375">
            <text:p>0.3374023438</text:p>
          </table:table-cell>
          <table:table-cell office:value-type="float" office:value="-0.932373046875">
            <text:p>-0.9323730469</text:p>
          </table:table-cell>
          <table:table-cell office:value-type="float" office:value="0">
            <text:p>0</text:p>
          </table:table-cell>
          <table:table-cell office:value-type="float" office:value="12.79">
            <text:p>12.79</text:p>
          </table:table-cell>
          <table:table-cell office:value-type="float" office:value="0">
            <text:p>0</text:p>
          </table:table-cell>
          <table:table-cell office:value-type="float" office:value="1.26269523255045">
            <text:p>1.2626952326</text:p>
          </table:table-cell>
          <table:table-cell office:value-type="float" office:value="0.0220365660130968">
            <text:p>0.022036566</text:p>
          </table:table-cell>
          <table:table-cell office:value-type="float" office:value="-1.26269523255045">
            <text:p>-1.2626952326</text:p>
          </table:table-cell>
          <table:table-cell office:value-type="float" office:value="-133629.087463824">
            <text:p>-133629.087463824</text:p>
          </table:table-cell>
          <table:table-cell office:value-type="float" office:value="1.44541984732824">
            <text:p>1.4454198473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8095703125">
            <text:p>49.9809570313</text:p>
          </table:table-cell>
          <table:table-cell office:value-type="float" office:value="0.00162814446210604">
            <text:p>0.001628144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947478</text:p>
          </table:table-cell>
          <table:table-cell office:value-type="float" office:value="20953801">
            <text:p>20953801</text:p>
          </table:table-cell>
          <table:table-cell office:value-type="float" office:value="-11">
            <text:p>-11</text:p>
          </table:table-cell>
          <table:table-cell office:value-type="float" office:value="46">
            <text:p>46</text:p>
          </table:table-cell>
          <table:table-cell office:value-type="float" office:value="-258">
            <text:p>-258</text:p>
          </table:table-cell>
          <table:table-cell office:value-type="float" office:value="-2.48606870229008">
            <text:p>-2.4860687023</text:p>
          </table:table-cell>
          <table:table-cell office:value-type="float" office:value="8.05610687022901">
            <text:p>8.0561068702</text:p>
          </table:table-cell>
          <table:table-cell office:value-type="float" office:value="-0.816603053435114">
            <text:p>-0.8166030534</text:p>
          </table:table-cell>
          <table:table-cell office:value-type="float" office:value="-0.295556640625">
            <text:p>-0.2955566406</text:p>
          </table:table-cell>
          <table:table-cell office:value-type="float" office:value="0.2275390625">
            <text:p>0.2275390625</text:p>
          </table:table-cell>
          <table:table-cell office:value-type="float" office:value="-0.991943359375">
            <text:p>-0.9919433594</text:p>
          </table:table-cell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office:value-type="float" office:value="0.890971721307564">
            <text:p>0.8909717213</text:p>
          </table:table-cell>
          <table:table-cell office:value-type="float" office:value="0.0155492446999575">
            <text:p>0.0155492447</text:p>
          </table:table-cell>
          <table:table-cell office:value-type="float" office:value="-0.890971721307564">
            <text:p>-0.8909717213</text:p>
          </table:table-cell>
          <table:table-cell office:value-type="float" office:value="-133673.698261294">
            <text:p>-133673.698261294</text:p>
          </table:table-cell>
          <table:table-cell office:value-type="float" office:value="8.05610687022901">
            <text:p>8.056106870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982421875">
            <text:p>50.0698242188</text:p>
          </table:table-cell>
          <table:table-cell office:value-type="float" office:value="0.0152212420191505">
            <text:p>0.01522124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5_997275</text:p>
          </table:table-cell>
          <table:table-cell office:value-type="float" office:value="21003751">
            <text:p>21003751</text:p>
          </table:table-cell>
          <table:table-cell office:value-type="float" office:value="17">
            <text:p>17</text:p>
          </table:table-cell>
          <table:table-cell office:value-type="float" office:value="-109">
            <text:p>-109</text:p>
          </table:table-cell>
          <table:table-cell office:value-type="float" office:value="-269">
            <text:p>-269</text:p>
          </table:table-cell>
          <table:table-cell office:value-type="float" office:value="0.750572519083971">
            <text:p>0.7505725191</text:p>
          </table:table-cell>
          <table:table-cell office:value-type="float" office:value="3.39961832061069">
            <text:p>3.3996183206</text:p>
          </table:table-cell>
          <table:table-cell office:value-type="float" office:value="0.923854961832061">
            <text:p>0.9238549618</text:p>
          </table:table-cell>
          <table:table-cell office:value-type="float" office:value="-0.2142578125">
            <text:p>-0.2142578125</text:p>
          </table:table-cell>
          <table:table-cell office:value-type="float" office:value="-0.01220703125">
            <text:p>-0.0122070313</text:p>
          </table:table-cell>
          <table:table-cell office:value-type="float" office:value="-0.936279296875">
            <text:p>-0.9362792969</text:p>
          </table:table-cell>
          <table:table-cell office:value-type="float" office:value="0">
            <text:p>0</text:p>
          </table:table-cell>
          <table:table-cell office:value-type="float" office:value="-3.62">
            <text:p>-3.62</text:p>
          </table:table-cell>
          <table:table-cell office:value-type="float" office:value="0">
            <text:p>0</text:p>
          </table:table-cell>
          <table:table-cell office:value-type="float" office:value="0.634016449405956">
            <text:p>0.6340164494</text:p>
          </table:table-cell>
          <table:table-cell office:value-type="float" office:value="0.0110648595009765">
            <text:p>0.0110648595</text:p>
          </table:table-cell>
          <table:table-cell office:value-type="float" office:value="-0.634016449405956">
            <text:p>-0.6340164494</text:p>
          </table:table-cell>
          <table:table-cell office:value-type="float" office:value="-133705.442269943">
            <text:p>-133705.442269943</text:p>
          </table:table-cell>
          <table:table-cell office:value-type="float" office:value="3.39961832061069">
            <text:p>3.399618320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68115234375">
            <text:p>50.0681152344</text:p>
          </table:table-cell>
          <table:table-cell office:value-type="float" office:value="0.00616522019181542">
            <text:p>0.0061652202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6_048158</text:p>
          </table:table-cell>
          <table:table-cell office:value-type="float" office:value="21054517">
            <text:p>21054517</text:p>
          </table:table-cell>
          <table:table-cell office:value-type="float" office:value="-44">
            <text:p>-44</text:p>
          </table:table-cell>
          <table:table-cell office:value-type="float" office:value="56">
            <text:p>56</text:p>
          </table:table-cell>
          <table:table-cell office:value-type="float" office:value="-257">
            <text:p>-257</text:p>
          </table:table-cell>
          <table:table-cell office:value-type="float" office:value="-0.799045801526717">
            <text:p>-0.7990458015</text:p>
          </table:table-cell>
          <table:table-cell office:value-type="float" office:value="0.292748091603053">
            <text:p>0.2927480916</text:p>
          </table:table-cell>
          <table:table-cell office:value-type="float" office:value="0.94675572519084">
            <text:p>0.9467557252</text:p>
          </table:table-cell>
          <table:table-cell office:value-type="float" office:value="-0.081689453125">
            <text:p>-0.0816894531</text:p>
          </table:table-cell>
          <table:table-cell office:value-type="float" office:value="-0.255126953125">
            <text:p>-0.2551269531</text:p>
          </table:table-cell>
          <table:table-cell office:value-type="float" office:value="-0.864013671875">
            <text:p>-0.8640136719</text:p>
          </table:table-cell>
          <table:table-cell office:value-type="float" office:value="0">
            <text:p>0</text:p>
          </table:table-cell>
          <table:table-cell office:value-type="float" office:value="9.72">
            <text:p>9.72</text:p>
          </table:table-cell>
          <table:table-cell office:value-type="float" office:value="0">
            <text:p>0</text:p>
          </table:table-cell>
          <table:table-cell office:value-type="float" office:value="0.801121899564579">
            <text:p>0.8011218996</text:p>
          </table:table-cell>
          <table:table-cell office:value-type="float" office:value="0.013981184983675">
            <text:p>0.013981185</text:p>
          </table:table-cell>
          <table:table-cell office:value-type="float" office:value="-0.801121899564579">
            <text:p>-0.8011218996</text:p>
          </table:table-cell>
          <table:table-cell office:value-type="float" office:value="-133746.023123236">
            <text:p>-133746.023123236</text:p>
          </table:table-cell>
          <table:table-cell office:value-type="float" office:value="0.292748091603053">
            <text:p>0.2927480916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655029296875">
            <text:p>50.6550292969</text:p>
          </table:table-cell>
          <table:table-cell office:value-type="float" office:value="-0.000215625716358473">
            <text:p>-0.0002156257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6_097740</text:p>
          </table:table-cell>
          <table:table-cell office:value-type="float" office:value="21104062">
            <text:p>21104062</text:p>
          </table:table-cell>
          <table:table-cell office:value-type="float" office:value="29">
            <text:p>29</text:p>
          </table:table-cell>
          <table:table-cell office:value-type="float" office:value="-16">
            <text:p>-16</text:p>
          </table:table-cell>
          <table:table-cell office:value-type="float" office:value="-277">
            <text:p>-277</text:p>
          </table:table-cell>
          <table:table-cell office:value-type="float" office:value="0.956679389312978">
            <text:p>0.9566793893</text:p>
          </table:table-cell>
          <table:table-cell office:value-type="float" office:value="0.788931297709923">
            <text:p>0.7889312977</text:p>
          </table:table-cell>
          <table:table-cell office:value-type="float" office:value="1.96202290076336">
            <text:p>1.9620229008</text:p>
          </table:table-cell>
          <table:table-cell office:value-type="float" office:value="0.128271484375">
            <text:p>0.1282714844</text:p>
          </table:table-cell>
          <table:table-cell office:value-type="float" office:value="-0.596435546875">
            <text:p>-0.5964355469</text:p>
          </table:table-cell>
          <table:table-cell office:value-type="float" office:value="-1.009033203125">
            <text:p>-1.0090332031</text:p>
          </table:table-cell>
          <table:table-cell office:value-type="float" office:value="0">
            <text:p>0</text:p>
          </table:table-cell>
          <table:table-cell office:value-type="float" office:value="-5.98">
            <text:p>-5.98</text:p>
          </table:table-cell>
          <table:table-cell office:value-type="float" office:value="0">
            <text:p>0</text:p>
          </table:table-cell>
          <table:table-cell office:value-type="float" office:value="0.627374267867561">
            <text:p>0.6273742679</text:p>
          </table:table-cell>
          <table:table-cell office:value-type="float" office:value="0.0109489401024007">
            <text:p>0.0109489401</text:p>
          </table:table-cell>
          <table:table-cell office:value-type="float" office:value="-0.627374267867561">
            <text:p>-0.6273742679</text:p>
          </table:table-cell>
          <table:table-cell office:value-type="float" office:value="-133777.006160749">
            <text:p>-133777.006160749</text:p>
          </table:table-cell>
          <table:table-cell office:value-type="float" office:value="0.788931297709923">
            <text:p>0.788931297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38525390625">
            <text:p>49.3852539063</text:p>
          </table:table-cell>
          <table:table-cell office:value-type="float" office:value="0.000950488327552285">
            <text:p>0.000950488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6_147488</text:p>
          </table:table-cell>
          <table:table-cell office:value-type="float" office:value="21153810">
            <text:p>21153810</text:p>
          </table:table-cell>
          <table:table-cell office:value-type="float" office:value="-48">
            <text:p>-48</text:p>
          </table:table-cell>
          <table:table-cell office:value-type="float" office:value="-8">
            <text:p>-8</text:p>
          </table:table-cell>
          <table:table-cell office:value-type="float" office:value="-260">
            <text:p>-260</text:p>
          </table:table-cell>
          <table:table-cell office:value-type="float" office:value="0.452862595419849">
            <text:p>0.4528625954</text:p>
          </table:table-cell>
          <table:table-cell office:value-type="float" office:value="0.575190839694656">
            <text:p>0.5751908397</text:p>
          </table:table-cell>
          <table:table-cell office:value-type="float" office:value="1.81698473282443">
            <text:p>1.8169847328</text:p>
          </table:table-cell>
          <table:table-cell office:value-type="float" office:value="0.258154296875">
            <text:p>0.2581542969</text:p>
          </table:table-cell>
          <table:table-cell office:value-type="float" office:value="-0.710205078125">
            <text:p>-0.7102050781</text:p>
          </table:table-cell>
          <table:table-cell office:value-type="float" office:value="-0.944091796875">
            <text:p>-0.9440917969</text:p>
          </table:table-cell>
          <table:table-cell office:value-type="float" office:value="0">
            <text:p>0</text:p>
          </table:table-cell>
          <table:table-cell office:value-type="float" office:value="10.46">
            <text:p>10.46</text:p>
          </table:table-cell>
          <table:table-cell office:value-type="float" office:value="0">
            <text:p>0</text:p>
          </table:table-cell>
          <table:table-cell office:value-type="float" office:value="0.795796296449691">
            <text:p>0.7957962964</text:p>
          </table:table-cell>
          <table:table-cell office:value-type="float" office:value="0.013888242520937">
            <text:p>0.0138882425</text:p>
          </table:table-cell>
          <table:table-cell office:value-type="float" office:value="-0.795796296449691">
            <text:p>-0.7957962964</text:p>
          </table:table-cell>
          <table:table-cell office:value-type="float" office:value="-133816.880295784">
            <text:p>-133816.880295784</text:p>
          </table:table-cell>
          <table:table-cell office:value-type="float" office:value="0.575190839694656">
            <text:p>0.575190839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10595703125">
            <text:p>50.1059570313</text:p>
          </table:table-cell>
          <table:table-cell office:value-type="float" office:value="0.000354585382939622">
            <text:p>0.000354585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6_198262</text:p>
          </table:table-cell>
          <table:table-cell office:value-type="float" office:value="21204579">
            <text:p>21204579</text:p>
          </table:table-cell>
          <table:table-cell office:value-type="float" office:value="-30">
            <text:p>-30</text:p>
          </table:table-cell>
          <table:table-cell office:value-type="float" office:value="13">
            <text:p>13</text:p>
          </table:table-cell>
          <table:table-cell office:value-type="float" office:value="-274">
            <text:p>-274</text:p>
          </table:table-cell>
          <table:table-cell office:value-type="float" office:value="1.69713740458015">
            <text:p>1.6971374046</text:p>
          </table:table-cell>
          <table:table-cell office:value-type="float" office:value="2.46832061068702">
            <text:p>2.4683206107</text:p>
          </table:table-cell>
          <table:table-cell office:value-type="float" office:value="1.19103053435115">
            <text:p>1.1910305344</text:p>
          </table:table-cell>
          <table:table-cell office:value-type="float" office:value="0.3443359375">
            <text:p>0.3443359375</text:p>
          </table:table-cell>
          <table:table-cell office:value-type="float" office:value="-0.840087890625">
            <text:p>-0.8400878906</text:p>
          </table:table-cell>
          <table:table-cell office:value-type="float" office:value="-0.8984375">
            <text:p>-0.8984375</text:p>
          </table:table-cell>
          <table:table-cell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0.78370614481647">
            <text:p>0.7837061448</text:p>
          </table:table-cell>
          <table:table-cell office:value-type="float" office:value="0.0136772451102351">
            <text:p>0.0136772451</text:p>
          </table:table-cell>
          <table:table-cell office:value-type="float" office:value="-0.78370614481647">
            <text:p>-0.7837061448</text:p>
          </table:table-cell>
          <table:table-cell office:value-type="float" office:value="-133856.131422096">
            <text:p>-133856.131422096</text:p>
          </table:table-cell>
          <table:table-cell office:value-type="float" office:value="2.46832061068702">
            <text:p>2.468320610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83984375">
            <text:p>50.083984375</text:p>
          </table:table-cell>
          <table:table-cell office:value-type="float" office:value="0.00415293507655758">
            <text:p>0.0041529351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6_248374</text:p>
          </table:table-cell>
          <table:table-cell office:value-type="float" office:value="21254697">
            <text:p>21254697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-264">
            <text:p>-264</text:p>
          </table:table-cell>
          <table:table-cell office:value-type="float" office:value="-0.211259541984731">
            <text:p>-0.211259542</text:p>
          </table:table-cell>
          <table:table-cell office:value-type="float" office:value="-1.87519083969466">
            <text:p>-1.8751908397</text:p>
          </table:table-cell>
          <table:table-cell office:value-type="float" office:value="1.29026717557252">
            <text:p>1.2902671756</text:p>
          </table:table-cell>
          <table:table-cell office:value-type="float" office:value="0.37412109375">
            <text:p>0.3741210938</text:p>
          </table:table-cell>
          <table:table-cell office:value-type="float" office:value="-0.760009765625">
            <text:p>-0.7600097656</text:p>
          </table:table-cell>
          <table:table-cell office:value-type="float" office:value="-0.9140625">
            <text:p>-0.9140625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0">
            <text:p>0</text:p>
          </table:table-cell>
          <table:table-cell office:value-type="float" office:value="0.726029815336231">
            <text:p>0.7260298153</text:p>
          </table:table-cell>
          <table:table-cell office:value-type="float" office:value="0.0126706774055189">
            <text:p>0.0126706774</text:p>
          </table:table-cell>
          <table:table-cell office:value-type="float" office:value="-0.726029815336231">
            <text:p>-0.7260298153</text:p>
          </table:table-cell>
          <table:table-cell office:value-type="float" office:value="-133892.459855375">
            <text:p>-133892.459855375</text:p>
          </table:table-cell>
          <table:table-cell office:value-type="float" office:value="-1.87519083969466">
            <text:p>-1.8751908397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50.037109375">
            <text:p>50.037109375</text:p>
          </table:table-cell>
          <table:table-cell office:value-type="float" office:value="-0.00447641149472555">
            <text:p>-0.0044764115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3-04_20:11:46_298302</text:p>
          </table:table-cell>
          <table:table-cell office:value-type="float" office:value="21304626">
            <text:p>21304626</text:p>
          </table:table-cell>
          <table:table-cell office:value-type="float" office:value="-42">
            <text:p>-42</text:p>
          </table:table-cell>
          <table:table-cell office:value-type="float" office:value="-20">
            <text:p>-20</text:p>
          </table:table-cell>
          <table:table-cell office:value-type="float" office:value="-281">
            <text:p>-281</text:p>
          </table:table-cell>
          <table:table-cell office:value-type="float" office:value="1.02538167938931">
            <text:p>1.0253816794</text:p>
          </table:table-cell>
          <table:table-cell office:value-type="float" office:value="-2.06603053435115">
            <text:p>-2.0660305344</text:p>
          </table:table-cell>
          <table:table-cell office:value-type="float" office:value="1.86278625954198">
            <text:p>1.8627862595</text:p>
          </table:table-cell>
          <table:table-cell office:value-type="float" office:value="0.447119140625">
            <text:p>0.4471191406</text:p>
          </table:table-cell>
          <table:table-cell office:value-type="float" office:value="-0.693115234375">
            <text:p>-0.6931152344</text:p>
          </table:table-cell>
          <table:table-cell office:value-type="float" office:value="-0.867919921875">
            <text:p>-0.8679199219</text:p>
          </table:table-cell>
          <table:table-cell office:value-type="float" office:value="0">
            <text:p>0</text:p>
          </table:table-cell>
          <table:table-cell office:value-type="float" office:value="8.5">
            <text:p>8.5</text:p>
          </table:table-cell>
          <table:table-cell office:value-type="float" office:value="0">
            <text:p>0</text:p>
          </table:table-cell>
          <table:table-cell office:value-type="float" office:value="0.982770311443456">
            <text:p>0.9827703114</text:p>
          </table:table-cell>
          <table:table-cell office:value-type="float" office:value="0.0171513143358369">
            <text:p>0.0171513143</text:p>
          </table:table-cell>
          <table:table-cell office:value-type="float" office:value="-0.982770311443456">
            <text:p>-0.9827703114</text:p>
          </table:table-cell>
          <table:table-cell office:value-type="float" office:value="-133941.596451474">
            <text:p>-133941.596451474</text:p>
          </table:table-cell>
          <table:table-cell office:value-type="float" office:value="-2.06603053435115">
            <text:p>-2.066030534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49.998046875">
            <text:p>49.998046875</text:p>
          </table:table-cell>
          <table:table-cell office:value-type="float" office:value="-0.00511483138014575">
            <text:p>-0.0051148314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4T21:36:58</dc:date>
    <meta:document-statistic meta:table-count="1" meta:cell-count="10036" meta:object-count="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502cm" svg:height="8.173cm" xlink:href=".." xlink:type="simple" chart:class="chart:scatter" chart:style-name="ch1">
        <chart:legend chart:legend-position="end" svg:x="34.306cm" svg:y="3.787cm" style:legend-expansion="high" chart:style-name="ch2"/>
        <chart:plot-area chart:style-name="ch3" table:cell-range-address="Sheet1.B1:Sheet1.B386 Sheet1.I1:Sheet1.I386" chart:data-source-has-labels="row" svg:x="1.2cm" svg:y="0.787cm" svg:width="31.606cm" svg:height="6.803cm">
          <chartooo:coordinate-region svg:x="2.033cm" svg:y="0.986cm" svg:width="30.03cm" svg:height="6.4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386" chart:label-cell-address="Sheet1.I1:Sheet1.I1" chart:class="chart:scatter">
            <chart:domain table:cell-range-address="Sheet1.B2:Sheet1.B386"/>
            <chart:data-point chart:repeated="3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pu_accelx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1884">
                <text:p>2041884</text:p>
                <draw:g>
                  <svg:desc>Sheet1.B2:Sheet1.B386</svg:desc>
                </draw:g>
              </table:table-cell>
              <table:table-cell office:value-type="float" office:value="-0.85146484375">
                <text:p>-0.85146484375</text:p>
                <draw:g>
                  <svg:desc>Sheet1.I2:Sheet1.I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3992">
                <text:p>2083992</text:p>
              </table:table-cell>
              <table:table-cell office:value-type="float" office:value="-0.863916015625">
                <text:p>-0.8639160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3890">
                <text:p>2133890</text:p>
              </table:table-cell>
              <table:table-cell office:value-type="float" office:value="-0.489404296875">
                <text:p>-0.48940429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4005">
                <text:p>2184005</text:p>
              </table:table-cell>
              <table:table-cell office:value-type="float" office:value="-0.341455078125">
                <text:p>-0.34145507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4883">
                <text:p>2234883</text:p>
              </table:table-cell>
              <table:table-cell office:value-type="float" office:value="-0.176416015625">
                <text:p>-0.1764160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84524">
                <text:p>2284524</text:p>
              </table:table-cell>
              <table:table-cell office:value-type="float" office:value="-0.885400390625">
                <text:p>-0.885400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34332">
                <text:p>2334332</text:p>
              </table:table-cell>
              <table:table-cell office:value-type="float" office:value="-1.101953125">
                <text:p>-1.10195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5192">
                <text:p>2385192</text:p>
              </table:table-cell>
              <table:table-cell office:value-type="float" office:value="-1.036767578125">
                <text:p>-1.0367675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5144">
                <text:p>2435144</text:p>
              </table:table-cell>
              <table:table-cell office:value-type="float" office:value="-0.6673828125">
                <text:p>-0.667382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85431">
                <text:p>2485431</text:p>
              </table:table-cell>
              <table:table-cell office:value-type="float" office:value="-0.4583984375">
                <text:p>-0.45839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5700">
                <text:p>2535700</text:p>
              </table:table-cell>
              <table:table-cell office:value-type="float" office:value="-0.79287109375">
                <text:p>-0.792871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85600">
                <text:p>2585600</text:p>
              </table:table-cell>
              <table:table-cell office:value-type="float" office:value="-1.098046875">
                <text:p>-1.098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36084">
                <text:p>2636084</text:p>
              </table:table-cell>
              <table:table-cell office:value-type="float" office:value="-0.6478515625">
                <text:p>-0.6478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6171">
                <text:p>2686171</text:p>
              </table:table-cell>
              <table:table-cell office:value-type="float" office:value="-0.578515625">
                <text:p>-0.5785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6161">
                <text:p>2736161</text:p>
              </table:table-cell>
              <table:table-cell office:value-type="float" office:value="-0.5228515625">
                <text:p>-0.52285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86006">
                <text:p>2786006</text:p>
              </table:table-cell>
              <table:table-cell office:value-type="float" office:value="-0.681298828125">
                <text:p>-0.68129882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36860">
                <text:p>2836860</text:p>
              </table:table-cell>
              <table:table-cell office:value-type="float" office:value="-1.158837890625">
                <text:p>-1.15883789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6940">
                <text:p>2886940</text:p>
              </table:table-cell>
              <table:table-cell office:value-type="float" office:value="-1.02529296875">
                <text:p>-1.0252929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6997">
                <text:p>2936997</text:p>
              </table:table-cell>
              <table:table-cell office:value-type="float" office:value="-0.52822265625">
                <text:p>-0.5282226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8912">
                <text:p>2988912</text:p>
              </table:table-cell>
              <table:table-cell office:value-type="float" office:value="-0.450341796875">
                <text:p>-0.45034179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37586">
                <text:p>3037586</text:p>
              </table:table-cell>
              <table:table-cell office:value-type="float" office:value="-0.2142578125">
                <text:p>-0.214257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7610">
                <text:p>3087610</text:p>
              </table:table-cell>
              <table:table-cell office:value-type="float" office:value="-0.69814453125">
                <text:p>-0.6981445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37806">
                <text:p>3137806</text:p>
              </table:table-cell>
              <table:table-cell office:value-type="float" office:value="-0.90126953125">
                <text:p>-0.9012695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8029">
                <text:p>3188029</text:p>
              </table:table-cell>
              <table:table-cell office:value-type="float" office:value="-0.863427734375">
                <text:p>-0.86342773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38299">
                <text:p>3238299</text:p>
              </table:table-cell>
              <table:table-cell office:value-type="float" office:value="-0.482568359375">
                <text:p>-0.48256835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88377">
                <text:p>3288377</text:p>
              </table:table-cell>
              <table:table-cell office:value-type="float" office:value="-0.553369140625">
                <text:p>-0.55336914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38631">
                <text:p>3338631</text:p>
              </table:table-cell>
              <table:table-cell office:value-type="float" office:value="-0.41005859375">
                <text:p>-0.4100585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88919">
                <text:p>3388919</text:p>
              </table:table-cell>
              <table:table-cell office:value-type="float" office:value="-0.862939453125">
                <text:p>-0.86293945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39145">
                <text:p>3439145</text:p>
              </table:table-cell>
              <table:table-cell office:value-type="float" office:value="-0.938623046875">
                <text:p>-0.93862304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88937">
                <text:p>3488937</text:p>
              </table:table-cell>
              <table:table-cell office:value-type="float" office:value="-0.739892578125">
                <text:p>-0.73989257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9449">
                <text:p>3539449</text:p>
              </table:table-cell>
              <table:table-cell office:value-type="float" office:value="-0.865625">
                <text:p>-0.86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9675">
                <text:p>3589675</text:p>
              </table:table-cell>
              <table:table-cell office:value-type="float" office:value="-0.550439453125">
                <text:p>-0.5504394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9534">
                <text:p>3639534</text:p>
              </table:table-cell>
              <table:table-cell office:value-type="float" office:value="-0.531396484375">
                <text:p>-0.531396484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89971">
                <text:p>3689971</text:p>
              </table:table-cell>
              <table:table-cell office:value-type="float" office:value="-0.5619140625">
                <text:p>-0.561914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40318">
                <text:p>3740318</text:p>
              </table:table-cell>
              <table:table-cell office:value-type="float" office:value="-0.664453125">
                <text:p>-0.66445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90665">
                <text:p>3790665</text:p>
              </table:table-cell>
              <table:table-cell office:value-type="float" office:value="-0.695947265625">
                <text:p>-0.695947265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40483">
                <text:p>3840483</text:p>
              </table:table-cell>
              <table:table-cell office:value-type="float" office:value="-0.730859375">
                <text:p>-0.73085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90703">
                <text:p>3890703</text:p>
              </table:table-cell>
              <table:table-cell office:value-type="float" office:value="-0.648828125">
                <text:p>-0.64882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41078">
                <text:p>3941078</text:p>
              </table:table-cell>
              <table:table-cell office:value-type="float" office:value="-0.627099609375">
                <text:p>-0.627099609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3191">
                <text:p>3993191</text:p>
              </table:table-cell>
              <table:table-cell office:value-type="float" office:value="-0.589501953125">
                <text:p>-0.58950195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41215">
                <text:p>4041215</text:p>
              </table:table-cell>
              <table:table-cell office:value-type="float" office:value="-0.56337890625">
                <text:p>-0.5633789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91849">
                <text:p>4091849</text:p>
              </table:table-cell>
              <table:table-cell office:value-type="float" office:value="-0.506494140625">
                <text:p>-0.50649414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1329">
                <text:p>4141329</text:p>
              </table:table-cell>
              <table:table-cell office:value-type="float" office:value="-0.54677734375">
                <text:p>-0.54677734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92199">
                <text:p>4192199</text:p>
              </table:table-cell>
              <table:table-cell office:value-type="float" office:value="-0.691796875">
                <text:p>-0.69179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42000">
                <text:p>4242000</text:p>
              </table:table-cell>
              <table:table-cell office:value-type="float" office:value="-0.780908203125">
                <text:p>-0.780908203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92793">
                <text:p>4292793</text:p>
              </table:table-cell>
              <table:table-cell office:value-type="float" office:value="-0.6751953125">
                <text:p>-0.675195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2403">
                <text:p>4342403</text:p>
              </table:table-cell>
              <table:table-cell office:value-type="float" office:value="-0.755517578125">
                <text:p>-0.75551757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2627">
                <text:p>4392627</text:p>
              </table:table-cell>
              <table:table-cell office:value-type="float" office:value="-0.8666015625">
                <text:p>-0.866601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42832">
                <text:p>4442832</text:p>
              </table:table-cell>
              <table:table-cell office:value-type="float" office:value="-0.815576171875">
                <text:p>-0.81557617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3583">
                <text:p>4493583</text:p>
              </table:table-cell>
              <table:table-cell office:value-type="float" office:value="-0.781884765625">
                <text:p>-0.781884765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42951">
                <text:p>4542951</text:p>
              </table:table-cell>
              <table:table-cell office:value-type="float" office:value="-0.668359375">
                <text:p>-0.668359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3328">
                <text:p>4593328</text:p>
              </table:table-cell>
              <table:table-cell office:value-type="float" office:value="-0.562646484375">
                <text:p>-0.562646484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43382">
                <text:p>4643382</text:p>
              </table:table-cell>
              <table:table-cell office:value-type="float" office:value="-0.558984375">
                <text:p>-0.55898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3583">
                <text:p>4693583</text:p>
              </table:table-cell>
              <table:table-cell office:value-type="float" office:value="-0.608056640625">
                <text:p>-0.60805664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44015">
                <text:p>4744015</text:p>
              </table:table-cell>
              <table:table-cell office:value-type="float" office:value="-0.691064453125">
                <text:p>-0.69106445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93737">
                <text:p>4793737</text:p>
              </table:table-cell>
              <table:table-cell office:value-type="float" office:value="-0.64443359375">
                <text:p>-0.64443359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44360">
                <text:p>4844360</text:p>
              </table:table-cell>
              <table:table-cell office:value-type="float" office:value="-0.512841796875">
                <text:p>-0.51284179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94335">
                <text:p>4894335</text:p>
              </table:table-cell>
              <table:table-cell office:value-type="float" office:value="-0.44619140625">
                <text:p>-0.4461914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44460">
                <text:p>4944460</text:p>
              </table:table-cell>
              <table:table-cell office:value-type="float" office:value="-0.449853515625">
                <text:p>-0.449853515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6566">
                <text:p>4996566</text:p>
              </table:table-cell>
              <table:table-cell office:value-type="float" office:value="-0.53359375">
                <text:p>-0.5335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45320">
                <text:p>5045320</text:p>
              </table:table-cell>
              <table:table-cell office:value-type="float" office:value="-0.552392578125">
                <text:p>-0.55239257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95502">
                <text:p>5095502</text:p>
              </table:table-cell>
              <table:table-cell office:value-type="float" office:value="-0.63466796875">
                <text:p>-0.63466796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44815">
                <text:p>5144815</text:p>
              </table:table-cell>
              <table:table-cell office:value-type="float" office:value="-0.73232421875">
                <text:p>-0.732324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95695">
                <text:p>5195695</text:p>
              </table:table-cell>
              <table:table-cell office:value-type="float" office:value="-0.7142578125">
                <text:p>-0.714257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45974">
                <text:p>5245974</text:p>
              </table:table-cell>
              <table:table-cell office:value-type="float" office:value="-0.60634765625">
                <text:p>-0.60634765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96455">
                <text:p>5296455</text:p>
              </table:table-cell>
              <table:table-cell office:value-type="float" office:value="-0.48232421875">
                <text:p>-0.48232421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46569">
                <text:p>5346569</text:p>
              </table:table-cell>
              <table:table-cell office:value-type="float" office:value="-0.36904296875">
                <text:p>-0.3690429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96483">
                <text:p>5396483</text:p>
              </table:table-cell>
              <table:table-cell office:value-type="float" office:value="-0.3734375">
                <text:p>-0.3734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46594">
                <text:p>5446594</text:p>
              </table:table-cell>
              <table:table-cell office:value-type="float" office:value="-0.611474609375">
                <text:p>-0.611474609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96806">
                <text:p>5496806</text:p>
              </table:table-cell>
              <table:table-cell office:value-type="float" office:value="-0.812158203125">
                <text:p>-0.81215820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46784">
                <text:p>5546784</text:p>
              </table:table-cell>
              <table:table-cell office:value-type="float" office:value="-0.842431640625">
                <text:p>-0.84243164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97144">
                <text:p>5597144</text:p>
              </table:table-cell>
              <table:table-cell office:value-type="float" office:value="-0.812158203125">
                <text:p>-0.81215820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47326">
                <text:p>5647326</text:p>
              </table:table-cell>
              <table:table-cell office:value-type="float" office:value="-0.62734375">
                <text:p>-0.62734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97402">
                <text:p>5697402</text:p>
              </table:table-cell>
              <table:table-cell office:value-type="float" office:value="-0.499658203125">
                <text:p>-0.49965820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47565">
                <text:p>5747565</text:p>
              </table:table-cell>
              <table:table-cell office:value-type="float" office:value="-0.39541015625">
                <text:p>-0.395410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98023">
                <text:p>5798023</text:p>
              </table:table-cell>
              <table:table-cell office:value-type="float" office:value="-0.46767578125">
                <text:p>-0.46767578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48869">
                <text:p>5848869</text:p>
              </table:table-cell>
              <table:table-cell office:value-type="float" office:value="-0.63466796875">
                <text:p>-0.6346679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97994">
                <text:p>5897994</text:p>
              </table:table-cell>
              <table:table-cell office:value-type="float" office:value="-0.8998046875">
                <text:p>-0.899804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48415">
                <text:p>5948415</text:p>
              </table:table-cell>
              <table:table-cell office:value-type="float" office:value="-0.893212890625">
                <text:p>-0.89321289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00241">
                <text:p>6000241</text:p>
              </table:table-cell>
              <table:table-cell office:value-type="float" office:value="-0.789697265625">
                <text:p>-0.78969726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48799">
                <text:p>6048799</text:p>
              </table:table-cell>
              <table:table-cell office:value-type="float" office:value="-0.736474609375">
                <text:p>-0.736474609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98937">
                <text:p>6098937</text:p>
              </table:table-cell>
              <table:table-cell office:value-type="float" office:value="-0.711328125">
                <text:p>-0.711328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49358">
                <text:p>6149358</text:p>
              </table:table-cell>
              <table:table-cell office:value-type="float" office:value="-0.5609375">
                <text:p>-0.5609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99388">
                <text:p>6199388</text:p>
              </table:table-cell>
              <table:table-cell office:value-type="float" office:value="-0.55166015625">
                <text:p>-0.5516601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49856">
                <text:p>6249856</text:p>
              </table:table-cell>
              <table:table-cell office:value-type="float" office:value="-0.738916015625">
                <text:p>-0.738916015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00394">
                <text:p>6300394</text:p>
              </table:table-cell>
              <table:table-cell office:value-type="float" office:value="-0.29287109375">
                <text:p>-0.2928710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0243">
                <text:p>6350243</text:p>
              </table:table-cell>
              <table:table-cell office:value-type="float" office:value="-0.70546875">
                <text:p>-0.70546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00032">
                <text:p>6400032</text:p>
              </table:table-cell>
              <table:table-cell office:value-type="float" office:value="-0.665185546875">
                <text:p>-0.665185546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50172">
                <text:p>6450172</text:p>
              </table:table-cell>
              <table:table-cell office:value-type="float" office:value="-0.613916015625">
                <text:p>-0.61391601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00446">
                <text:p>6500446</text:p>
              </table:table-cell>
              <table:table-cell office:value-type="float" office:value="-0.583642578125">
                <text:p>-0.583642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50785">
                <text:p>6550785</text:p>
              </table:table-cell>
              <table:table-cell office:value-type="float" office:value="-0.53994140625">
                <text:p>-0.53994140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00659">
                <text:p>6600659</text:p>
              </table:table-cell>
              <table:table-cell office:value-type="float" office:value="-0.506982421875">
                <text:p>-0.50698242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51438">
                <text:p>6651438</text:p>
              </table:table-cell>
              <table:table-cell office:value-type="float" office:value="-0.44765625">
                <text:p>-0.44765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00981">
                <text:p>6700981</text:p>
              </table:table-cell>
              <table:table-cell office:value-type="float" office:value="-0.418603515625">
                <text:p>-0.418603515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51744">
                <text:p>6751744</text:p>
              </table:table-cell>
              <table:table-cell office:value-type="float" office:value="-0.407861328125">
                <text:p>-0.40786132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01062">
                <text:p>6801062</text:p>
              </table:table-cell>
              <table:table-cell office:value-type="float" office:value="-0.381005859375">
                <text:p>-0.38100585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52346">
                <text:p>6852346</text:p>
              </table:table-cell>
              <table:table-cell office:value-type="float" office:value="-0.35830078125">
                <text:p>-0.35830078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01588">
                <text:p>6901588</text:p>
              </table:table-cell>
              <table:table-cell office:value-type="float" office:value="-0.365869140625">
                <text:p>-0.365869140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52309">
                <text:p>6952309</text:p>
              </table:table-cell>
              <table:table-cell office:value-type="float" office:value="-0.240625">
                <text:p>-0.240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03824">
                <text:p>7003824</text:p>
              </table:table-cell>
              <table:table-cell office:value-type="float" office:value="-0.129052734375">
                <text:p>-0.129052734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52268">
                <text:p>7052268</text:p>
              </table:table-cell>
              <table:table-cell office:value-type="float" office:value="-0.071435546875">
                <text:p>-0.071435546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02076">
                <text:p>7102076</text:p>
              </table:table-cell>
              <table:table-cell office:value-type="float" office:value="-0.02529296875">
                <text:p>-0.02529296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52336">
                <text:p>7152336</text:p>
              </table:table-cell>
              <table:table-cell office:value-type="float" office:value="-0.01845703125">
                <text:p>-0.018457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02355">
                <text:p>7202355</text:p>
              </table:table-cell>
              <table:table-cell office:value-type="float" office:value="-0.05703125">
                <text:p>-0.05703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52906">
                <text:p>7252906</text:p>
              </table:table-cell>
              <table:table-cell office:value-type="float" office:value="-0.23232421875">
                <text:p>-0.2323242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02862">
                <text:p>7302862</text:p>
              </table:table-cell>
              <table:table-cell office:value-type="float" office:value="-0.45205078125">
                <text:p>-0.45205078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52653">
                <text:p>7352653</text:p>
              </table:table-cell>
              <table:table-cell office:value-type="float" office:value="-0.63173828125">
                <text:p>-0.63173828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03314">
                <text:p>7403314</text:p>
              </table:table-cell>
              <table:table-cell office:value-type="float" office:value="-0.698388671875">
                <text:p>-0.698388671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53363">
                <text:p>7453363</text:p>
              </table:table-cell>
              <table:table-cell office:value-type="float" office:value="-0.736962890625">
                <text:p>-0.73696289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03720">
                <text:p>7503720</text:p>
              </table:table-cell>
              <table:table-cell office:value-type="float" office:value="-0.718408203125">
                <text:p>-0.71840820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53696">
                <text:p>7553696</text:p>
              </table:table-cell>
              <table:table-cell office:value-type="float" office:value="-0.61123046875">
                <text:p>-0.61123046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04090">
                <text:p>7604090</text:p>
              </table:table-cell>
              <table:table-cell office:value-type="float" office:value="-0.46474609375">
                <text:p>-0.46474609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54383">
                <text:p>7654383</text:p>
              </table:table-cell>
              <table:table-cell office:value-type="float" office:value="-0.300927734375">
                <text:p>-0.300927734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04280">
                <text:p>7704280</text:p>
              </table:table-cell>
              <table:table-cell office:value-type="float" office:value="-0.271630859375">
                <text:p>-0.271630859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55059">
                <text:p>7755059</text:p>
              </table:table-cell>
              <table:table-cell office:value-type="float" office:value="-0.25625">
                <text:p>-0.25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05226">
                <text:p>7805226</text:p>
              </table:table-cell>
              <table:table-cell office:value-type="float" office:value="-0.3314453125">
                <text:p>-0.3314453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55181">
                <text:p>7855181</text:p>
              </table:table-cell>
              <table:table-cell office:value-type="float" office:value="-0.563623046875">
                <text:p>-0.563623046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05387">
                <text:p>7905387</text:p>
              </table:table-cell>
              <table:table-cell office:value-type="float" office:value="-0.737451171875">
                <text:p>-0.737451171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55285">
                <text:p>7955285</text:p>
              </table:table-cell>
              <table:table-cell office:value-type="float" office:value="-0.72744140625">
                <text:p>-0.7274414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06612">
                <text:p>8006612</text:p>
              </table:table-cell>
              <table:table-cell office:value-type="float" office:value="-0.708642578125">
                <text:p>-0.708642578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56287">
                <text:p>8056287</text:p>
              </table:table-cell>
              <table:table-cell office:value-type="float" office:value="-0.567529296875">
                <text:p>-0.567529296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05826">
                <text:p>8105826</text:p>
              </table:table-cell>
              <table:table-cell office:value-type="float" office:value="-0.360009765625">
                <text:p>-0.360009765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156399">
                <text:p>8156399</text:p>
              </table:table-cell>
              <table:table-cell office:value-type="float" office:value="-0.182275390625">
                <text:p>-0.182275390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06194">
                <text:p>8206194</text:p>
              </table:table-cell>
              <table:table-cell office:value-type="float" office:value="-0.1283203125">
                <text:p>-0.1283203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57067">
                <text:p>8257067</text:p>
              </table:table-cell>
              <table:table-cell office:value-type="float" office:value="-0.074365234375">
                <text:p>-0.074365234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07245">
                <text:p>8307245</text:p>
              </table:table-cell>
              <table:table-cell office:value-type="float" office:value="-0.242822265625">
                <text:p>-0.242822265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56964">
                <text:p>8356964</text:p>
              </table:table-cell>
              <table:table-cell office:value-type="float" office:value="-0.47841796875">
                <text:p>-0.47841796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07138">
                <text:p>8407138</text:p>
              </table:table-cell>
              <table:table-cell office:value-type="float" office:value="-0.37001953125">
                <text:p>-0.3700195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57424">
                <text:p>8457424</text:p>
              </table:table-cell>
              <table:table-cell office:value-type="float" office:value="-0.582421875">
                <text:p>-0.582421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07685">
                <text:p>8507685</text:p>
              </table:table-cell>
              <table:table-cell office:value-type="float" office:value="-0.712548828125">
                <text:p>-0.71254882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57504">
                <text:p>8557504</text:p>
              </table:table-cell>
              <table:table-cell office:value-type="float" office:value="-0.714501953125">
                <text:p>-0.71450195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08031">
                <text:p>8608031</text:p>
              </table:table-cell>
              <table:table-cell office:value-type="float" office:value="-0.73720703125">
                <text:p>-0.73720703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58222">
                <text:p>8658222</text:p>
              </table:table-cell>
              <table:table-cell office:value-type="float" office:value="-0.6498046875">
                <text:p>-0.6498046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08598">
                <text:p>8708598</text:p>
              </table:table-cell>
              <table:table-cell office:value-type="float" office:value="-0.45205078125">
                <text:p>-0.45205078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758791">
                <text:p>8758791</text:p>
              </table:table-cell>
              <table:table-cell office:value-type="float" office:value="-0.340234375">
                <text:p>-0.340234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09014">
                <text:p>8809014</text:p>
              </table:table-cell>
              <table:table-cell office:value-type="float" office:value="-0.21181640625">
                <text:p>-0.21181640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58957">
                <text:p>8858957</text:p>
              </table:table-cell>
              <table:table-cell office:value-type="float" office:value="-0.155419921875">
                <text:p>-0.155419921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09283">
                <text:p>8909283</text:p>
              </table:table-cell>
              <table:table-cell office:value-type="float" office:value="-0.228173828125">
                <text:p>-0.228173828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59560">
                <text:p>8959560</text:p>
              </table:table-cell>
              <table:table-cell office:value-type="float" office:value="-0.361962890625">
                <text:p>-0.36196289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10279">
                <text:p>9010279</text:p>
              </table:table-cell>
              <table:table-cell office:value-type="float" office:value="-0.541162109375">
                <text:p>-0.541162109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59472">
                <text:p>9059472</text:p>
              </table:table-cell>
              <table:table-cell office:value-type="float" office:value="-0.64150390625">
                <text:p>-0.64150390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10739">
                <text:p>9110739</text:p>
              </table:table-cell>
              <table:table-cell office:value-type="float" office:value="-0.6458984375">
                <text:p>-0.6458984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60196">
                <text:p>9160196</text:p>
              </table:table-cell>
              <table:table-cell office:value-type="float" office:value="-0.557275390625">
                <text:p>-0.557275390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10748">
                <text:p>9210748</text:p>
              </table:table-cell>
              <table:table-cell office:value-type="float" office:value="-0.40810546875">
                <text:p>-0.40810546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60642">
                <text:p>9260642</text:p>
              </table:table-cell>
              <table:table-cell office:value-type="float" office:value="-0.22890625">
                <text:p>-0.22890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11049">
                <text:p>9311049</text:p>
              </table:table-cell>
              <table:table-cell office:value-type="float" office:value="-0.0521484375">
                <text:p>-0.0521484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60757">
                <text:p>9360757</text:p>
              </table:table-cell>
              <table:table-cell office:value-type="float" office:value="0.161474609375">
                <text:p>0.16147460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11747">
                <text:p>9411747</text:p>
              </table:table-cell>
              <table:table-cell office:value-type="float" office:value="0.28720703125">
                <text:p>0.2872070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60866">
                <text:p>9460866</text:p>
              </table:table-cell>
              <table:table-cell office:value-type="float" office:value="0.2642578125">
                <text:p>0.264257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11887">
                <text:p>9511887</text:p>
              </table:table-cell>
              <table:table-cell office:value-type="float" office:value="0.202978515625">
                <text:p>0.202978515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61381">
                <text:p>9561381</text:p>
              </table:table-cell>
              <table:table-cell office:value-type="float" office:value="0.138525390625">
                <text:p>0.138525390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11988">
                <text:p>9611988</text:p>
              </table:table-cell>
              <table:table-cell office:value-type="float" office:value="-0.014794921875">
                <text:p>-0.014794921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62029">
                <text:p>9662029</text:p>
              </table:table-cell>
              <table:table-cell office:value-type="float" office:value="-0.08974609375">
                <text:p>-0.08974609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11588">
                <text:p>9711588</text:p>
              </table:table-cell>
              <table:table-cell office:value-type="float" office:value="-0.18154296875">
                <text:p>-0.18154296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62420">
                <text:p>9762420</text:p>
              </table:table-cell>
              <table:table-cell office:value-type="float" office:value="-0.188134765625">
                <text:p>-0.188134765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12558">
                <text:p>9812558</text:p>
              </table:table-cell>
              <table:table-cell office:value-type="float" office:value="-0.096826171875">
                <text:p>-0.096826171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62896">
                <text:p>9862896</text:p>
              </table:table-cell>
              <table:table-cell office:value-type="float" office:value="0.02255859375">
                <text:p>0.022558593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13108">
                <text:p>9913108</text:p>
              </table:table-cell>
              <table:table-cell office:value-type="float" office:value="0.07724609375">
                <text:p>0.07724609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63084">
                <text:p>9963084</text:p>
              </table:table-cell>
              <table:table-cell office:value-type="float" office:value="0.166845703125">
                <text:p>0.166845703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14350">
                <text:p>10014350</text:p>
              </table:table-cell>
              <table:table-cell office:value-type="float" office:value="0.160009765625">
                <text:p>0.16000976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63548">
                <text:p>10063548</text:p>
              </table:table-cell>
              <table:table-cell office:value-type="float" office:value="0.132421875">
                <text:p>0.132421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13262">
                <text:p>10113262</text:p>
              </table:table-cell>
              <table:table-cell office:value-type="float" office:value="0.047705078125">
                <text:p>0.047705078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63694">
                <text:p>10163694</text:p>
              </table:table-cell>
              <table:table-cell office:value-type="float" office:value="0.00375976562499999">
                <text:p>0.003759765624999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213639">
                <text:p>10213639</text:p>
              </table:table-cell>
              <table:table-cell office:value-type="float" office:value="0.014990234375">
                <text:p>0.014990234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264133">
                <text:p>10264133</text:p>
              </table:table-cell>
              <table:table-cell office:value-type="float" office:value="-0.00185546875000001">
                <text:p>-0.00185546875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314501">
                <text:p>10314501</text:p>
              </table:table-cell>
              <table:table-cell office:value-type="float" office:value="-0.013330078125">
                <text:p>-0.013330078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64646">
                <text:p>10364646</text:p>
              </table:table-cell>
              <table:table-cell office:value-type="float" office:value="-0.041650390625">
                <text:p>-0.041650390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14568">
                <text:p>10414568</text:p>
              </table:table-cell>
              <table:table-cell office:value-type="float" office:value="-0.043603515625">
                <text:p>-0.043603515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465051">
                <text:p>10465051</text:p>
              </table:table-cell>
              <table:table-cell office:value-type="float" office:value="-0.113427734375">
                <text:p>-0.113427734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514641">
                <text:p>10514641</text:p>
              </table:table-cell>
              <table:table-cell office:value-type="float" office:value="-0.156396484375">
                <text:p>-0.156396484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565069">
                <text:p>10565069</text:p>
              </table:table-cell>
              <table:table-cell office:value-type="float" office:value="-0.1478515625">
                <text:p>-0.1478515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615944">
                <text:p>10615944</text:p>
              </table:table-cell>
              <table:table-cell office:value-type="float" office:value="-0.1732421875">
                <text:p>-0.1732421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665861">
                <text:p>10665861</text:p>
              </table:table-cell>
              <table:table-cell office:value-type="float" office:value="-0.159814453125">
                <text:p>-0.159814453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716656">
                <text:p>10716656</text:p>
              </table:table-cell>
              <table:table-cell office:value-type="float" office:value="-0.123681640625">
                <text:p>-0.123681640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765784">
                <text:p>10765784</text:p>
              </table:table-cell>
              <table:table-cell office:value-type="float" office:value="-0.085595703125">
                <text:p>-0.085595703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816101">
                <text:p>10816101</text:p>
              </table:table-cell>
              <table:table-cell office:value-type="float" office:value="-0.04580078125">
                <text:p>-0.04580078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866069">
                <text:p>10866069</text:p>
              </table:table-cell>
              <table:table-cell office:value-type="float" office:value="-0.00502929687500001">
                <text:p>-0.005029296875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16863">
                <text:p>10916863</text:p>
              </table:table-cell>
              <table:table-cell office:value-type="float" office:value="-0.00527343750000001">
                <text:p>-0.0052734375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66378">
                <text:p>10966378</text:p>
              </table:table-cell>
              <table:table-cell office:value-type="float" office:value="0.00327148437499999">
                <text:p>0.003271484374999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017449">
                <text:p>11017449</text:p>
              </table:table-cell>
              <table:table-cell office:value-type="float" office:value="0.034521484375">
                <text:p>0.0345214843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067855">
                <text:p>11067855</text:p>
              </table:table-cell>
              <table:table-cell office:value-type="float" office:value="0.0904296875">
                <text:p>0.0904296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117529">
                <text:p>11117529</text:p>
              </table:table-cell>
              <table:table-cell office:value-type="float" office:value="0.128759765625">
                <text:p>0.128759765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167473">
                <text:p>11167473</text:p>
              </table:table-cell>
              <table:table-cell office:value-type="float" office:value="0.210302734375">
                <text:p>0.21030273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217499">
                <text:p>11217499</text:p>
              </table:table-cell>
              <table:table-cell office:value-type="float" office:value="0.25302734375">
                <text:p>0.253027343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268353">
                <text:p>11268353</text:p>
              </table:table-cell>
              <table:table-cell office:value-type="float" office:value="0.305029296875">
                <text:p>0.305029296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18437">
                <text:p>11318437</text:p>
              </table:table-cell>
              <table:table-cell office:value-type="float" office:value="0.366064453125">
                <text:p>0.366064453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369176">
                <text:p>11369176</text:p>
              </table:table-cell>
              <table:table-cell office:value-type="float" office:value="0.35361328125">
                <text:p>0.35361328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18205">
                <text:p>11418205</text:p>
              </table:table-cell>
              <table:table-cell office:value-type="float" office:value="0.391455078125">
                <text:p>0.391455078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69508">
                <text:p>11469508</text:p>
              </table:table-cell>
              <table:table-cell office:value-type="float" office:value="0.405615234375">
                <text:p>0.405615234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519343">
                <text:p>11519343</text:p>
              </table:table-cell>
              <table:table-cell office:value-type="float" office:value="0.4751953125">
                <text:p>0.4751953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569388">
                <text:p>11569388</text:p>
              </table:table-cell>
              <table:table-cell office:value-type="float" office:value="0.498388671875">
                <text:p>0.498388671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19107">
                <text:p>11619107</text:p>
              </table:table-cell>
              <table:table-cell office:value-type="float" office:value="0.486669921875">
                <text:p>0.486669921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669617">
                <text:p>11669617</text:p>
              </table:table-cell>
              <table:table-cell office:value-type="float" office:value="0.421484375">
                <text:p>0.421484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19992">
                <text:p>11719992</text:p>
              </table:table-cell>
              <table:table-cell office:value-type="float" office:value="0.35556640625">
                <text:p>0.35556640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70070">
                <text:p>11770070</text:p>
              </table:table-cell>
              <table:table-cell office:value-type="float" office:value="0.28720703125">
                <text:p>0.28720703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19840">
                <text:p>11819840</text:p>
              </table:table-cell>
              <table:table-cell office:value-type="float" office:value="0.233984375">
                <text:p>0.23398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70485">
                <text:p>11870485</text:p>
              </table:table-cell>
              <table:table-cell office:value-type="float" office:value="0.112646484375">
                <text:p>0.112646484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20124">
                <text:p>11920124</text:p>
              </table:table-cell>
              <table:table-cell office:value-type="float" office:value="0.03671875">
                <text:p>0.03671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71047">
                <text:p>11971047</text:p>
              </table:table-cell>
              <table:table-cell office:value-type="float" office:value="-0.019921875">
                <text:p>-0.019921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21371">
                <text:p>12021371</text:p>
              </table:table-cell>
              <table:table-cell office:value-type="float" office:value="-0.07314453125">
                <text:p>-0.07314453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71691">
                <text:p>12071691</text:p>
              </table:table-cell>
              <table:table-cell office:value-type="float" office:value="-0.160302734375">
                <text:p>-0.160302734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121314">
                <text:p>12121314</text:p>
              </table:table-cell>
              <table:table-cell office:value-type="float" office:value="-0.153466796875">
                <text:p>-0.153466796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71647">
                <text:p>12171647</text:p>
              </table:table-cell>
              <table:table-cell office:value-type="float" office:value="-0.116357421875">
                <text:p>-0.1163574218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221267">
                <text:p>12221267</text:p>
              </table:table-cell>
              <table:table-cell office:value-type="float" office:value="-0.04384765625">
                <text:p>-0.04384765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271658">
                <text:p>12271658</text:p>
              </table:table-cell>
              <table:table-cell office:value-type="float" office:value="-0.027490234375">
                <text:p>-0.027490234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321605">
                <text:p>12321605</text:p>
              </table:table-cell>
              <table:table-cell office:value-type="float" office:value="0.048193359375">
                <text:p>0.048193359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371968">
                <text:p>12371968</text:p>
              </table:table-cell>
              <table:table-cell office:value-type="float" office:value="-0.085107421875">
                <text:p>-0.085107421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22444">
                <text:p>12422444</text:p>
              </table:table-cell>
              <table:table-cell office:value-type="float" office:value="-0.046044921875">
                <text:p>-0.046044921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472153">
                <text:p>12472153</text:p>
              </table:table-cell>
              <table:table-cell office:value-type="float" office:value="0.00693359374999999">
                <text:p>0.006933593749999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522639">
                <text:p>12522639</text:p>
              </table:table-cell>
              <table:table-cell office:value-type="float" office:value="0.062109375">
                <text:p>0.062109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72909">
                <text:p>12572909</text:p>
              </table:table-cell>
              <table:table-cell office:value-type="float" office:value="0.088232421875">
                <text:p>0.088232421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622750">
                <text:p>12622750</text:p>
              </table:table-cell>
              <table:table-cell office:value-type="float" office:value="0.145361328125">
                <text:p>0.145361328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673336">
                <text:p>12673336</text:p>
              </table:table-cell>
              <table:table-cell office:value-type="float" office:value="0.238134765625">
                <text:p>0.238134765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723959">
                <text:p>12723959</text:p>
              </table:table-cell>
              <table:table-cell office:value-type="float" office:value="0.23154296875">
                <text:p>0.2315429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73375">
                <text:p>12773375</text:p>
              </table:table-cell>
              <table:table-cell office:value-type="float" office:value="0.304052734375">
                <text:p>0.304052734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823994">
                <text:p>12823994</text:p>
              </table:table-cell>
              <table:table-cell office:value-type="float" office:value="0.334326171875">
                <text:p>0.334326171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874219">
                <text:p>12874219</text:p>
              </table:table-cell>
              <table:table-cell office:value-type="float" office:value="0.368994140625">
                <text:p>0.368994140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923791">
                <text:p>12923791</text:p>
              </table:table-cell>
              <table:table-cell office:value-type="float" office:value="0.357275390625">
                <text:p>0.357275390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974469">
                <text:p>12974469</text:p>
              </table:table-cell>
              <table:table-cell office:value-type="float" office:value="0.338720703125">
                <text:p>0.338720703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025644">
                <text:p>13025644</text:p>
              </table:table-cell>
              <table:table-cell office:value-type="float" office:value="0.340673828125">
                <text:p>0.340673828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74374">
                <text:p>13074374</text:p>
              </table:table-cell>
              <table:table-cell office:value-type="float" office:value="0.339453125">
                <text:p>0.339453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124992">
                <text:p>13124992</text:p>
              </table:table-cell>
              <table:table-cell office:value-type="float" office:value="0.33408203125">
                <text:p>0.33408203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174708">
                <text:p>13174708</text:p>
              </table:table-cell>
              <table:table-cell office:value-type="float" office:value="0.233740234375">
                <text:p>0.233740234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224725">
                <text:p>13224725</text:p>
              </table:table-cell>
              <table:table-cell office:value-type="float" office:value="0.112646484375">
                <text:p>0.1126464843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75467">
                <text:p>13275467</text:p>
              </table:table-cell>
              <table:table-cell office:value-type="float" office:value="-0.02236328125">
                <text:p>-0.02236328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325412">
                <text:p>13325412</text:p>
              </table:table-cell>
              <table:table-cell office:value-type="float" office:value="-0.106103515625">
                <text:p>-0.106103515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375564">
                <text:p>13375564</text:p>
              </table:table-cell>
              <table:table-cell office:value-type="float" office:value="-0.15517578125">
                <text:p>-0.15517578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425978">
                <text:p>13425978</text:p>
              </table:table-cell>
              <table:table-cell office:value-type="float" office:value="-0.11123046875">
                <text:p>-0.11123046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476901">
                <text:p>13476901</text:p>
              </table:table-cell>
              <table:table-cell office:value-type="float" office:value="0.019140625">
                <text:p>0.019140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526057">
                <text:p>13526057</text:p>
              </table:table-cell>
              <table:table-cell office:value-type="float" office:value="0.195654296875">
                <text:p>0.195654296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576423">
                <text:p>13576423</text:p>
              </table:table-cell>
              <table:table-cell office:value-type="float" office:value="0.301123046875">
                <text:p>0.301123046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626521">
                <text:p>13626521</text:p>
              </table:table-cell>
              <table:table-cell office:value-type="float" office:value="0.36044921875">
                <text:p>0.36044921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679135">
                <text:p>13679135</text:p>
              </table:table-cell>
              <table:table-cell office:value-type="float" office:value="0.492041015625">
                <text:p>0.49204101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727140">
                <text:p>13727140</text:p>
              </table:table-cell>
              <table:table-cell office:value-type="float" office:value="0.516455078125">
                <text:p>0.516455078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777170">
                <text:p>13777170</text:p>
              </table:table-cell>
              <table:table-cell office:value-type="float" office:value="0.452978515625">
                <text:p>0.452978515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827554">
                <text:p>13827554</text:p>
              </table:table-cell>
              <table:table-cell office:value-type="float" office:value="0.37021484375">
                <text:p>0.37021484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877924">
                <text:p>13877924</text:p>
              </table:table-cell>
              <table:table-cell office:value-type="float" office:value="0.3638671875">
                <text:p>0.3638671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27811">
                <text:p>13927811</text:p>
              </table:table-cell>
              <table:table-cell office:value-type="float" office:value="0.21640625">
                <text:p>0.21640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977300">
                <text:p>13977300</text:p>
              </table:table-cell>
              <table:table-cell office:value-type="float" office:value="0.0826171875">
                <text:p>0.0826171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29706">
                <text:p>14029706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077885">
                <text:p>14077885</text:p>
              </table:table-cell>
              <table:table-cell office:value-type="float" office:value="-0.145166015625">
                <text:p>-0.145166015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128331">
                <text:p>14128331</text:p>
              </table:table-cell>
              <table:table-cell office:value-type="float" office:value="-0.228662109375">
                <text:p>-0.228662109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177546">
                <text:p>14177546</text:p>
              </table:table-cell>
              <table:table-cell office:value-type="float" office:value="-0.384423828125">
                <text:p>-0.384423828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229049">
                <text:p>14229049</text:p>
              </table:table-cell>
              <table:table-cell office:value-type="float" office:value="-0.4525390625">
                <text:p>-0.4525390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278667">
                <text:p>14278667</text:p>
              </table:table-cell>
              <table:table-cell office:value-type="float" office:value="-0.46669921875">
                <text:p>-0.46669921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329091">
                <text:p>14329091</text:p>
              </table:table-cell>
              <table:table-cell office:value-type="float" office:value="-0.5052734375">
                <text:p>-0.5052734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378548">
                <text:p>14378548</text:p>
              </table:table-cell>
              <table:table-cell office:value-type="float" office:value="-0.521875">
                <text:p>-0.521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429231">
                <text:p>14429231</text:p>
              </table:table-cell>
              <table:table-cell office:value-type="float" office:value="-0.37490234375">
                <text:p>-0.374902343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478679">
                <text:p>14478679</text:p>
              </table:table-cell>
              <table:table-cell office:value-type="float" office:value="-0.424462890625">
                <text:p>-0.424462890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29558">
                <text:p>14529558</text:p>
              </table:table-cell>
              <table:table-cell office:value-type="float" office:value="-0.443994140625">
                <text:p>-0.443994140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578442">
                <text:p>14578442</text:p>
              </table:table-cell>
              <table:table-cell office:value-type="float" office:value="-0.47255859375">
                <text:p>-0.47255859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29246">
                <text:p>14629246</text:p>
              </table:table-cell>
              <table:table-cell office:value-type="float" office:value="-0.482080078125">
                <text:p>-0.482080078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79331">
                <text:p>14679331</text:p>
              </table:table-cell>
              <table:table-cell office:value-type="float" office:value="-0.400537109375">
                <text:p>-0.400537109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729947">
                <text:p>14729947</text:p>
              </table:table-cell>
              <table:table-cell office:value-type="float" office:value="-0.33193359375">
                <text:p>-0.33193359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780281">
                <text:p>14780281</text:p>
              </table:table-cell>
              <table:table-cell office:value-type="float" office:value="-0.226708984375">
                <text:p>-0.226708984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830465">
                <text:p>14830465</text:p>
              </table:table-cell>
              <table:table-cell office:value-type="float" office:value="-0.15810546875">
                <text:p>-0.15810546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880100">
                <text:p>14880100</text:p>
              </table:table-cell>
              <table:table-cell office:value-type="float" office:value="-0.04580078125">
                <text:p>-0.04580078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30740">
                <text:p>14930740</text:p>
              </table:table-cell>
              <table:table-cell office:value-type="float" office:value="0.021337890625">
                <text:p>0.021337890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80494">
                <text:p>14980494</text:p>
              </table:table-cell>
              <table:table-cell office:value-type="float" office:value="0.072607421875">
                <text:p>0.0726074218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032442">
                <text:p>15032442</text:p>
              </table:table-cell>
              <table:table-cell office:value-type="float" office:value="0.12021484375">
                <text:p>0.120214843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081189">
                <text:p>15081189</text:p>
              </table:table-cell>
              <table:table-cell office:value-type="float" office:value="0.181982421875">
                <text:p>0.1819824218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131397">
                <text:p>15131397</text:p>
              </table:table-cell>
              <table:table-cell office:value-type="float" office:value="0.227880859375">
                <text:p>0.2278808593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81530">
                <text:p>15181530</text:p>
              </table:table-cell>
              <table:table-cell office:value-type="float" office:value="0.233984375">
                <text:p>0.233984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231300">
                <text:p>15231300</text:p>
              </table:table-cell>
              <table:table-cell office:value-type="float" office:value="0.222021484375">
                <text:p>0.2220214843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281475">
                <text:p>15281475</text:p>
              </table:table-cell>
              <table:table-cell office:value-type="float" office:value="0.180029296875">
                <text:p>0.180029296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31994">
                <text:p>15331994</text:p>
              </table:table-cell>
              <table:table-cell office:value-type="float" office:value="0.14365234375">
                <text:p>0.143652343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82001">
                <text:p>15382001</text:p>
              </table:table-cell>
              <table:table-cell office:value-type="float" office:value="0.176611328125">
                <text:p>0.176611328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32168">
                <text:p>15432168</text:p>
              </table:table-cell>
              <table:table-cell office:value-type="float" office:value="0.160498046875">
                <text:p>0.1604980468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482707">
                <text:p>15482707</text:p>
              </table:table-cell>
              <table:table-cell office:value-type="float" office:value="0.184912109375">
                <text:p>0.184912109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532676">
                <text:p>15532676</text:p>
              </table:table-cell>
              <table:table-cell office:value-type="float" office:value="0.0904296875">
                <text:p>0.09042968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82780">
                <text:p>15582780</text:p>
              </table:table-cell>
              <table:table-cell office:value-type="float" office:value="0.040869140625">
                <text:p>0.040869140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33000">
                <text:p>15633000</text:p>
              </table:table-cell>
              <table:table-cell office:value-type="float" office:value="0.023046875">
                <text:p>0.023046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683624">
                <text:p>15683624</text:p>
              </table:table-cell>
              <table:table-cell office:value-type="float" office:value="-0.066552734375">
                <text:p>-0.0665527343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33300">
                <text:p>15733300</text:p>
              </table:table-cell>
              <table:table-cell office:value-type="float" office:value="-0.08828125">
                <text:p>-0.08828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783806">
                <text:p>15783806</text:p>
              </table:table-cell>
              <table:table-cell office:value-type="float" office:value="-0.00966796875000001">
                <text:p>-0.009667968750000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833620">
                <text:p>15833620</text:p>
              </table:table-cell>
              <table:table-cell office:value-type="float" office:value="0.021826171875">
                <text:p>0.0218261718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884464">
                <text:p>15884464</text:p>
              </table:table-cell>
              <table:table-cell office:value-type="float" office:value="-0.00649414062500001">
                <text:p>-0.00649414062500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934032">
                <text:p>15934032</text:p>
              </table:table-cell>
              <table:table-cell office:value-type="float" office:value="0.018408203125">
                <text:p>0.0184082031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84601">
                <text:p>15984601</text:p>
              </table:table-cell>
              <table:table-cell office:value-type="float" office:value="0.129736328125">
                <text:p>0.129736328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036013">
                <text:p>16036013</text:p>
              </table:table-cell>
              <table:table-cell office:value-type="float" office:value="0.2046875">
                <text:p>0.20468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084683">
                <text:p>16084683</text:p>
              </table:table-cell>
              <table:table-cell office:value-type="float" office:value="0.205908203125">
                <text:p>0.205908203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135119">
                <text:p>16135119</text:p>
              </table:table-cell>
              <table:table-cell office:value-type="float" office:value="0.2974609375">
                <text:p>0.2974609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185025">
                <text:p>16185025</text:p>
              </table:table-cell>
              <table:table-cell office:value-type="float" office:value="0.337255859375">
                <text:p>0.3372558593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35676">
                <text:p>16235676</text:p>
              </table:table-cell>
              <table:table-cell office:value-type="float" office:value="0.351904296875">
                <text:p>0.351904296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285908">
                <text:p>16285908</text:p>
              </table:table-cell>
              <table:table-cell office:value-type="float" office:value="0.294775390625">
                <text:p>0.294775390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35789">
                <text:p>16335789</text:p>
              </table:table-cell>
              <table:table-cell office:value-type="float" office:value="0.20224609375">
                <text:p>0.20224609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385847">
                <text:p>16385847</text:p>
              </table:table-cell>
              <table:table-cell office:value-type="float" office:value="0.2935546875">
                <text:p>0.2935546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36046">
                <text:p>16436046</text:p>
              </table:table-cell>
              <table:table-cell office:value-type="float" office:value="0.306494140625">
                <text:p>0.306494140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486912">
                <text:p>16486912</text:p>
              </table:table-cell>
              <table:table-cell office:value-type="float" office:value="0.272802734375">
                <text:p>0.2728027343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36365">
                <text:p>16536365</text:p>
              </table:table-cell>
              <table:table-cell office:value-type="float" office:value="0.337744140625">
                <text:p>0.337744140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87547">
                <text:p>16587547</text:p>
              </table:table-cell>
              <table:table-cell office:value-type="float" office:value="0.238134765625">
                <text:p>0.238134765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636562">
                <text:p>16636562</text:p>
              </table:table-cell>
              <table:table-cell office:value-type="float" office:value="0.181005859375">
                <text:p>0.181005859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687535">
                <text:p>16687535</text:p>
              </table:table-cell>
              <table:table-cell office:value-type="float" office:value="0.155126953125">
                <text:p>0.155126953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736951">
                <text:p>16736951</text:p>
              </table:table-cell>
              <table:table-cell office:value-type="float" office:value="0.069921875">
                <text:p>0.069921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787720">
                <text:p>16787720</text:p>
              </table:table-cell>
              <table:table-cell office:value-type="float" office:value="0.014501953125">
                <text:p>0.014501953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837837">
                <text:p>16837837</text:p>
              </table:table-cell>
              <table:table-cell office:value-type="float" office:value="-0.10146484375">
                <text:p>-0.10146484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887840">
                <text:p>16887840</text:p>
              </table:table-cell>
              <table:table-cell office:value-type="float" office:value="-0.173486328125">
                <text:p>-0.1734863281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937631">
                <text:p>16937631</text:p>
              </table:table-cell>
              <table:table-cell office:value-type="float" office:value="-0.22158203125">
                <text:p>-0.22158203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988334">
                <text:p>16988334</text:p>
              </table:table-cell>
              <table:table-cell office:value-type="float" office:value="-0.30166015625">
                <text:p>-0.30166015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039002">
                <text:p>17039002</text:p>
              </table:table-cell>
              <table:table-cell office:value-type="float" office:value="-0.360498046875">
                <text:p>-0.360498046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088744">
                <text:p>17088744</text:p>
              </table:table-cell>
              <table:table-cell office:value-type="float" office:value="-0.339990234375">
                <text:p>-0.339990234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138079">
                <text:p>17138079</text:p>
              </table:table-cell>
              <table:table-cell office:value-type="float" office:value="-0.394677734375">
                <text:p>-0.3946777343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188607">
                <text:p>17188607</text:p>
              </table:table-cell>
              <table:table-cell office:value-type="float" office:value="-0.378076171875">
                <text:p>-0.3780761718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238692">
                <text:p>17238692</text:p>
              </table:table-cell>
              <table:table-cell office:value-type="float" office:value="-0.355126953125">
                <text:p>-0.3551269531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288722">
                <text:p>17288722</text:p>
              </table:table-cell>
              <table:table-cell office:value-type="float" office:value="-0.306298828125">
                <text:p>-0.3062988281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339337">
                <text:p>17339337</text:p>
              </table:table-cell>
              <table:table-cell office:value-type="float" office:value="-0.267236328125">
                <text:p>-0.267236328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389619">
                <text:p>17389619</text:p>
              </table:table-cell>
              <table:table-cell office:value-type="float" office:value="-0.207666015625">
                <text:p>-0.207666015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439267">
                <text:p>17439267</text:p>
              </table:table-cell>
              <table:table-cell office:value-type="float" office:value="-0.09609375">
                <text:p>-0.09609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489348">
                <text:p>17489348</text:p>
              </table:table-cell>
              <table:table-cell office:value-type="float" office:value="-0.013330078125">
                <text:p>-0.013330078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539948">
                <text:p>17539948</text:p>
              </table:table-cell>
              <table:table-cell office:value-type="float" office:value="0.089208984375">
                <text:p>0.0892089843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589982">
                <text:p>17589982</text:p>
              </table:table-cell>
              <table:table-cell office:value-type="float" office:value="0.127783203125">
                <text:p>0.127783203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640037">
                <text:p>17640037</text:p>
              </table:table-cell>
              <table:table-cell office:value-type="float" office:value="0.215185546875">
                <text:p>0.2151855468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689797">
                <text:p>17689797</text:p>
              </table:table-cell>
              <table:table-cell office:value-type="float" office:value="0.2544921875">
                <text:p>0.2544921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740325">
                <text:p>17740325</text:p>
              </table:table-cell>
              <table:table-cell office:value-type="float" office:value="0.26279296875">
                <text:p>0.262792968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790856">
                <text:p>17790856</text:p>
              </table:table-cell>
              <table:table-cell office:value-type="float" office:value="0.273046875">
                <text:p>0.273046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840537">
                <text:p>17840537</text:p>
              </table:table-cell>
              <table:table-cell office:value-type="float" office:value="0.2671875">
                <text:p>0.26718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890667">
                <text:p>17890667</text:p>
              </table:table-cell>
              <table:table-cell office:value-type="float" office:value="0.26083984375">
                <text:p>0.26083984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941038">
                <text:p>17941038</text:p>
              </table:table-cell>
              <table:table-cell office:value-type="float" office:value="0.22421875">
                <text:p>0.22421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91112">
                <text:p>17991112</text:p>
              </table:table-cell>
              <table:table-cell office:value-type="float" office:value="0.1734375">
                <text:p>0.1734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043066">
                <text:p>18043066</text:p>
              </table:table-cell>
              <table:table-cell office:value-type="float" office:value="0.144384765625">
                <text:p>0.1443847656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092056">
                <text:p>18092056</text:p>
              </table:table-cell>
              <table:table-cell office:value-type="float" office:value="0.035498046875">
                <text:p>0.0354980468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145710">
                <text:p>18145710</text:p>
              </table:table-cell>
              <table:table-cell office:value-type="float" office:value="-0.01162109375">
                <text:p>-0.011621093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193046">
                <text:p>18193046</text:p>
              </table:table-cell>
              <table:table-cell office:value-type="float" office:value="-0.043603515625">
                <text:p>-0.0436035156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243541">
                <text:p>18243541</text:p>
              </table:table-cell>
              <table:table-cell office:value-type="float" office:value="-0.129052734375">
                <text:p>-0.1290527343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293698">
                <text:p>18293698</text:p>
              </table:table-cell>
              <table:table-cell office:value-type="float" office:value="-0.163720703125">
                <text:p>-0.163720703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344606">
                <text:p>18344606</text:p>
              </table:table-cell>
              <table:table-cell office:value-type="float" office:value="-0.20546875">
                <text:p>-0.20546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394109">
                <text:p>18394109</text:p>
              </table:table-cell>
              <table:table-cell office:value-type="float" office:value="-0.165185546875">
                <text:p>-0.1651855468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444513">
                <text:p>18444513</text:p>
              </table:table-cell>
              <table:table-cell office:value-type="float" office:value="-0.06826171875">
                <text:p>-0.068261718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494462">
                <text:p>18494462</text:p>
              </table:table-cell>
              <table:table-cell office:value-type="float" office:value="-0.105859375">
                <text:p>-0.1058593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544497">
                <text:p>18544497</text:p>
              </table:table-cell>
              <table:table-cell office:value-type="float" office:value="-0.125390625">
                <text:p>-0.1253906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594641">
                <text:p>18594641</text:p>
              </table:table-cell>
              <table:table-cell office:value-type="float" office:value="-0.11806640625">
                <text:p>-0.118066406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44987">
                <text:p>18644987</text:p>
              </table:table-cell>
              <table:table-cell office:value-type="float" office:value="-0.1166015625">
                <text:p>-0.11660156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695852">
                <text:p>18695852</text:p>
              </table:table-cell>
              <table:table-cell office:value-type="float" office:value="-0.13369140625">
                <text:p>-0.133691406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746037">
                <text:p>18746037</text:p>
              </table:table-cell>
              <table:table-cell office:value-type="float" office:value="-0.05361328125">
                <text:p>-0.05361328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796128">
                <text:p>18796128</text:p>
              </table:table-cell>
              <table:table-cell office:value-type="float" office:value="-0.03310546875">
                <text:p>-0.033105468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846394">
                <text:p>18846394</text:p>
              </table:table-cell>
              <table:table-cell office:value-type="float" office:value="-0.020654296875">
                <text:p>-0.0206542968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896115">
                <text:p>18896115</text:p>
              </table:table-cell>
              <table:table-cell office:value-type="float" office:value="0.00278320312499999">
                <text:p>0.002783203124999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946617">
                <text:p>18946617</text:p>
              </table:table-cell>
              <table:table-cell office:value-type="float" office:value="-0.032861328125">
                <text:p>-0.032861328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996358">
                <text:p>18996358</text:p>
              </table:table-cell>
              <table:table-cell office:value-type="float" office:value="0.00156249999999999">
                <text:p>0.001562499999999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048164">
                <text:p>19048164</text:p>
              </table:table-cell>
              <table:table-cell office:value-type="float" office:value="-0.0755859375">
                <text:p>-0.07558593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097260">
                <text:p>19097260</text:p>
              </table:table-cell>
              <table:table-cell office:value-type="float" office:value="-0.094873046875">
                <text:p>-0.094873046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147457">
                <text:p>19147457</text:p>
              </table:table-cell>
              <table:table-cell office:value-type="float" office:value="0.03818359375">
                <text:p>0.038183593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197054">
                <text:p>19197054</text:p>
              </table:table-cell>
              <table:table-cell office:value-type="float" office:value="-0.00332031250000001">
                <text:p>-0.00332031250000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248250">
                <text:p>19248250</text:p>
              </table:table-cell>
              <table:table-cell office:value-type="float" office:value="0.058447265625">
                <text:p>0.058447265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297648">
                <text:p>19297648</text:p>
              </table:table-cell>
              <table:table-cell office:value-type="float" office:value="0.113623046875">
                <text:p>0.1136230468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48249">
                <text:p>19348249</text:p>
              </table:table-cell>
              <table:table-cell office:value-type="float" office:value="0.130712890625">
                <text:p>0.1307128906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98426">
                <text:p>19398426</text:p>
              </table:table-cell>
              <table:table-cell office:value-type="float" office:value="0.194921875">
                <text:p>0.1949218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448427">
                <text:p>19448427</text:p>
              </table:table-cell>
              <table:table-cell office:value-type="float" office:value="0.19248046875">
                <text:p>0.192480468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498159">
                <text:p>19498159</text:p>
              </table:table-cell>
              <table:table-cell office:value-type="float" office:value="0.16708984375">
                <text:p>0.167089843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549169">
                <text:p>19549169</text:p>
              </table:table-cell>
              <table:table-cell office:value-type="float" office:value="0.11240234375">
                <text:p>0.112402343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598761">
                <text:p>19598761</text:p>
              </table:table-cell>
              <table:table-cell office:value-type="float" office:value="0.09970703125">
                <text:p>0.09970703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649297">
                <text:p>19649297</text:p>
              </table:table-cell>
              <table:table-cell office:value-type="float" office:value="0.00595703124999999">
                <text:p>0.005957031249999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698658">
                <text:p>19698658</text:p>
              </table:table-cell>
              <table:table-cell office:value-type="float" office:value="-0.039697265625">
                <text:p>-0.0396972656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49707">
                <text:p>19749707</text:p>
              </table:table-cell>
              <table:table-cell office:value-type="float" office:value="-0.007470703125">
                <text:p>-0.007470703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799150">
                <text:p>19799150</text:p>
              </table:table-cell>
              <table:table-cell office:value-type="float" office:value="-0.06484375">
                <text:p>-0.064843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49091">
                <text:p>19849091</text:p>
              </table:table-cell>
              <table:table-cell office:value-type="float" office:value="-0.051171875">
                <text:p>-0.0511718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899976">
                <text:p>19899976</text:p>
              </table:table-cell>
              <table:table-cell office:value-type="float" office:value="-0.062158203125">
                <text:p>-0.062158203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950041">
                <text:p>19950041</text:p>
              </table:table-cell>
              <table:table-cell office:value-type="float" office:value="-0.059716796875">
                <text:p>-0.059716796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999956">
                <text:p>19999956</text:p>
              </table:table-cell>
              <table:table-cell office:value-type="float" office:value="-0.04921875">
                <text:p>-0.049218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50969">
                <text:p>20050969</text:p>
              </table:table-cell>
              <table:table-cell office:value-type="float" office:value="-0.031884765625">
                <text:p>-0.0318847656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100510">
                <text:p>20100510</text:p>
              </table:table-cell>
              <table:table-cell office:value-type="float" office:value="-0.000146484375000006">
                <text:p>-0.0001464843750000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151029">
                <text:p>20151029</text:p>
              </table:table-cell>
              <table:table-cell office:value-type="float" office:value="0.025732421875">
                <text:p>0.0257324218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201104">
                <text:p>20201104</text:p>
              </table:table-cell>
              <table:table-cell office:value-type="float" office:value="0.020361328125">
                <text:p>0.020361328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250752">
                <text:p>20250752</text:p>
              </table:table-cell>
              <table:table-cell office:value-type="float" office:value="0.091162109375">
                <text:p>0.091162109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301346">
                <text:p>20301346</text:p>
              </table:table-cell>
              <table:table-cell office:value-type="float" office:value="0.024755859375">
                <text:p>0.0247558593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351476">
                <text:p>20351476</text:p>
              </table:table-cell>
              <table:table-cell office:value-type="float" office:value="0.0474609375">
                <text:p>0.04746093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401499">
                <text:p>20401499</text:p>
              </table:table-cell>
              <table:table-cell office:value-type="float" office:value="-0.02578125">
                <text:p>-0.025781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451419">
                <text:p>20451419</text:p>
              </table:table-cell>
              <table:table-cell office:value-type="float" office:value="-0.1458984375">
                <text:p>-0.14589843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501926">
                <text:p>20501926</text:p>
              </table:table-cell>
              <table:table-cell office:value-type="float" office:value="0.11728515625">
                <text:p>0.117285156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51873">
                <text:p>20551873</text:p>
              </table:table-cell>
              <table:table-cell office:value-type="float" office:value="-0.066552734375">
                <text:p>-0.0665527343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601921">
                <text:p>20601921</text:p>
              </table:table-cell>
              <table:table-cell office:value-type="float" office:value="-0.12734375">
                <text:p>-0.127343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652751">
                <text:p>20652751</text:p>
              </table:table-cell>
              <table:table-cell office:value-type="float" office:value="-0.196435546875">
                <text:p>-0.196435546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702568">
                <text:p>20702568</text:p>
              </table:table-cell>
              <table:table-cell office:value-type="float" office:value="-0.215234375">
                <text:p>-0.2152343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758459">
                <text:p>20758459</text:p>
              </table:table-cell>
              <table:table-cell office:value-type="float" office:value="-0.32216796875">
                <text:p>-0.322167968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802871">
                <text:p>20802871</text:p>
              </table:table-cell>
              <table:table-cell office:value-type="float" office:value="-0.344140625">
                <text:p>-0.344140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852913">
                <text:p>20852913</text:p>
              </table:table-cell>
              <table:table-cell office:value-type="float" office:value="-0.353662109375">
                <text:p>-0.3536621093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903201">
                <text:p>20903201</text:p>
              </table:table-cell>
              <table:table-cell office:value-type="float" office:value="-0.35634765625">
                <text:p>-0.35634765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953801">
                <text:p>20953801</text:p>
              </table:table-cell>
              <table:table-cell office:value-type="float" office:value="-0.295556640625">
                <text:p>-0.295556640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003751">
                <text:p>21003751</text:p>
              </table:table-cell>
              <table:table-cell office:value-type="float" office:value="-0.2142578125">
                <text:p>-0.2142578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54517">
                <text:p>21054517</text:p>
              </table:table-cell>
              <table:table-cell office:value-type="float" office:value="-0.081689453125">
                <text:p>-0.081689453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104062">
                <text:p>21104062</text:p>
              </table:table-cell>
              <table:table-cell office:value-type="float" office:value="0.128271484375">
                <text:p>0.1282714843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153810">
                <text:p>21153810</text:p>
              </table:table-cell>
              <table:table-cell office:value-type="float" office:value="0.258154296875">
                <text:p>0.2581542968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204579">
                <text:p>21204579</text:p>
              </table:table-cell>
              <table:table-cell office:value-type="float" office:value="0.3443359375">
                <text:p>0.34433593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254697">
                <text:p>21254697</text:p>
              </table:table-cell>
              <table:table-cell office:value-type="float" office:value="0.37412109375">
                <text:p>0.37412109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304626">
                <text:p>21304626</text:p>
              </table:table-cell>
              <table:table-cell office:value-type="float" office:value="0.447119140625">
                <text:p>0.44711914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325cm" svg:height="7.959cm" xlink:href=".." xlink:type="simple" chart:class="chart:scatter" chart:style-name="ch1">
        <chart:legend chart:legend-position="end" svg:x="34.161cm" svg:y="3.68cm" style:legend-expansion="high" chart:style-name="ch2"/>
        <chart:plot-area chart:style-name="ch3" table:cell-range-address="Sheet1.B1:Sheet1.C386" chart:data-source-has-labels="row" svg:x="1.176cm" svg:y="0.771cm" svg:width="31.533cm" svg:height="6.609cm">
          <chartooo:coordinate-region svg:x="2.088cm" svg:y="0.97cm" svg:width="29.878cm" svg:height="6.2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86" chart:label-cell-address="Sheet1.C1:Sheet1.C1" chart:class="chart:scatter">
            <chart:domain table:cell-range-address="Sheet1.B2:Sheet1.B386"/>
            <chart:data-point chart:repeated="3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xl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1884">
                <text:p>2041884</text:p>
                <draw:g>
                  <svg:desc>Sheet1.B2:Sheet1.B386</svg:desc>
                </draw:g>
              </table:table-cell>
              <table:table-cell office:value-type="float" office:value="-217">
                <text:p>-217</text:p>
                <draw:g>
                  <svg:desc>Sheet1.C2:Sheet1.C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3992">
                <text:p>2083992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3890">
                <text:p>213389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4005">
                <text:p>2184005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4883">
                <text:p>2234883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84524">
                <text:p>2284524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34332">
                <text:p>233433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5192">
                <text:p>2385192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5144">
                <text:p>243514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85431">
                <text:p>2485431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5700">
                <text:p>2535700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85600">
                <text:p>2585600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36084">
                <text:p>263608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6171">
                <text:p>2686171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6161">
                <text:p>2736161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86006">
                <text:p>278600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36860">
                <text:p>2836860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6940">
                <text:p>2886940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6997">
                <text:p>2936997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8912">
                <text:p>2988912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37586">
                <text:p>3037586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7610">
                <text:p>3087610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37806">
                <text:p>313780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8029">
                <text:p>3188029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38299">
                <text:p>3238299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88377">
                <text:p>3288377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38631">
                <text:p>3338631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88919">
                <text:p>3388919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39145">
                <text:p>3439145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88937">
                <text:p>3488937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9449">
                <text:p>3539449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9675">
                <text:p>358967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9534">
                <text:p>3639534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89971">
                <text:p>3689971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40318">
                <text:p>3740318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90665">
                <text:p>3790665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40483">
                <text:p>3840483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90703">
                <text:p>3890703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41078">
                <text:p>3941078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3191">
                <text:p>3993191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41215">
                <text:p>4041215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91849">
                <text:p>4091849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1329">
                <text:p>4141329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92199">
                <text:p>419219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42000">
                <text:p>4242000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92793">
                <text:p>429279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2403">
                <text:p>4342403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2627">
                <text:p>439262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42832">
                <text:p>4442832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3583">
                <text:p>449358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42951">
                <text:p>4542951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3328">
                <text:p>4593328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43382">
                <text:p>4643382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3583">
                <text:p>4693583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44015">
                <text:p>4744015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93737">
                <text:p>4793737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44360">
                <text:p>4844360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94335">
                <text:p>4894335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44460">
                <text:p>4944460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6566">
                <text:p>4996566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45320">
                <text:p>5045320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95502">
                <text:p>5095502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44815">
                <text:p>5144815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95695">
                <text:p>5195695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45974">
                <text:p>5245974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96455">
                <text:p>5296455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46569">
                <text:p>5346569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96483">
                <text:p>539648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46594">
                <text:p>5446594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96806">
                <text:p>5496806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46784">
                <text:p>554678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97144">
                <text:p>559714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47326">
                <text:p>564732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97402">
                <text:p>5697402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47565">
                <text:p>574756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98023">
                <text:p>5798023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48869">
                <text:p>5848869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97994">
                <text:p>589799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48415">
                <text:p>594841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00241">
                <text:p>6000241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48799">
                <text:p>6048799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98937">
                <text:p>6098937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49358">
                <text:p>614935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99388">
                <text:p>6199388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49856">
                <text:p>6249856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00394">
                <text:p>6300394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0243">
                <text:p>635024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00032">
                <text:p>6400032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50172">
                <text:p>645017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00446">
                <text:p>6500446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50785">
                <text:p>655078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00659">
                <text:p>660065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51438">
                <text:p>6651438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00981">
                <text:p>6700981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51744">
                <text:p>675174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01062">
                <text:p>680106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52346">
                <text:p>6852346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01588">
                <text:p>690158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52309">
                <text:p>695230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03824">
                <text:p>700382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52268">
                <text:p>705226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02076">
                <text:p>710207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52336">
                <text:p>7152336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02355">
                <text:p>720235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52906">
                <text:p>7252906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02862">
                <text:p>7302862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52653">
                <text:p>735265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03314">
                <text:p>7403314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53363">
                <text:p>745336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03720">
                <text:p>750372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53696">
                <text:p>755369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04090">
                <text:p>760409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54383">
                <text:p>7654383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04280">
                <text:p>7704280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55059">
                <text:p>775505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05226">
                <text:p>780522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55181">
                <text:p>785518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05387">
                <text:p>790538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55285">
                <text:p>795528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06612">
                <text:p>8006612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56287">
                <text:p>805628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05826">
                <text:p>810582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156399">
                <text:p>815639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06194">
                <text:p>820619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57067">
                <text:p>825706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07245">
                <text:p>8307245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56964">
                <text:p>835696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07138">
                <text:p>840713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57424">
                <text:p>845742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07685">
                <text:p>85076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57504">
                <text:p>85575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08031">
                <text:p>8608031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58222">
                <text:p>865822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08598">
                <text:p>870859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758791">
                <text:p>8758791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09014">
                <text:p>880901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58957">
                <text:p>885895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09283">
                <text:p>890928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59560">
                <text:p>895956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10279">
                <text:p>901027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59472">
                <text:p>905947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10739">
                <text:p>9110739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60196">
                <text:p>916019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10748">
                <text:p>921074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60642">
                <text:p>926064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11049">
                <text:p>931104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60757">
                <text:p>936075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11747">
                <text:p>941174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60866">
                <text:p>946086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11887">
                <text:p>9511887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61381">
                <text:p>95613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11988">
                <text:p>9611988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62029">
                <text:p>966202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11588">
                <text:p>97115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62420">
                <text:p>976242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12558">
                <text:p>981255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62896">
                <text:p>98628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13108">
                <text:p>9913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63084">
                <text:p>996308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14350">
                <text:p>10014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63548">
                <text:p>10063548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13262">
                <text:p>1011326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63694">
                <text:p>101636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213639">
                <text:p>1021363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264133">
                <text:p>10264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314501">
                <text:p>103145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64646">
                <text:p>103646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14568">
                <text:p>1041456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465051">
                <text:p>1046505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514641">
                <text:p>105146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565069">
                <text:p>10565069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615944">
                <text:p>106159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665861">
                <text:p>1066586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716656">
                <text:p>1071665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765784">
                <text:p>107657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816101">
                <text:p>1081610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866069">
                <text:p>108660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16863">
                <text:p>1091686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66378">
                <text:p>109663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017449">
                <text:p>1101744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067855">
                <text:p>1106785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117529">
                <text:p>11117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167473">
                <text:p>1116747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217499">
                <text:p>1121749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268353">
                <text:p>1126835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18437">
                <text:p>11318437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369176">
                <text:p>11369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18205">
                <text:p>1141820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69508">
                <text:p>11469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519343">
                <text:p>11519343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569388">
                <text:p>11569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19107">
                <text:p>116191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669617">
                <text:p>1166961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19992">
                <text:p>117199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70070">
                <text:p>1177007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19840">
                <text:p>1181984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70485">
                <text:p>118704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20124">
                <text:p>1192012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71047">
                <text:p>119710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21371">
                <text:p>1202137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71691">
                <text:p>120716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121314">
                <text:p>121213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71647">
                <text:p>121716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221267">
                <text:p>1222126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271658">
                <text:p>122716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321605">
                <text:p>1232160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371968">
                <text:p>12371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22444">
                <text:p>124224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472153">
                <text:p>1247215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522639">
                <text:p>125226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72909">
                <text:p>125729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622750">
                <text:p>1262275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673336">
                <text:p>1267333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723959">
                <text:p>1272395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73375">
                <text:p>127733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823994">
                <text:p>1282399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874219">
                <text:p>12874219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923791">
                <text:p>1292379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974469">
                <text:p>12974469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025644">
                <text:p>130256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74374">
                <text:p>130743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124992">
                <text:p>1312499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174708">
                <text:p>131747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224725">
                <text:p>1322472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75467">
                <text:p>132754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325412">
                <text:p>133254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375564">
                <text:p>13375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425978">
                <text:p>134259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476901">
                <text:p>134769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526057">
                <text:p>1352605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576423">
                <text:p>1357642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626521">
                <text:p>13626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679135">
                <text:p>1367913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727140">
                <text:p>137271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777170">
                <text:p>1377717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827554">
                <text:p>13827554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877924">
                <text:p>138779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27811">
                <text:p>13927811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977300">
                <text:p>1397730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29706">
                <text:p>140297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077885">
                <text:p>1407788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128331">
                <text:p>14128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177546">
                <text:p>1417754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229049">
                <text:p>142290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278667">
                <text:p>142786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329091">
                <text:p>1432909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378548">
                <text:p>143785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429231">
                <text:p>144292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478679">
                <text:p>1447867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29558">
                <text:p>145295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578442">
                <text:p>14578442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29246">
                <text:p>1462924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79331">
                <text:p>146793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729947">
                <text:p>1472994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780281">
                <text:p>1478028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830465">
                <text:p>1483046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880100">
                <text:p>148801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30740">
                <text:p>149307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80494">
                <text:p>1498049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032442">
                <text:p>150324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081189">
                <text:p>1508118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131397">
                <text:p>1513139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81530">
                <text:p>15181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231300">
                <text:p>1523130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281475">
                <text:p>15281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31994">
                <text:p>1533199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82001">
                <text:p>15382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32168">
                <text:p>1543216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482707">
                <text:p>1548270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532676">
                <text:p>155326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82780">
                <text:p>155827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33000">
                <text:p>1563300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683624">
                <text:p>15683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33300">
                <text:p>15733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783806">
                <text:p>157838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833620">
                <text:p>158336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884464">
                <text:p>15884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934032">
                <text:p>1593403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84601">
                <text:p>159846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036013">
                <text:p>160360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084683">
                <text:p>1608468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135119">
                <text:p>1613511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185025">
                <text:p>1618502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35676">
                <text:p>162356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285908">
                <text:p>162859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35789">
                <text:p>16335789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385847">
                <text:p>163858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36046">
                <text:p>1643604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486912">
                <text:p>164869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36365">
                <text:p>165363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87547">
                <text:p>165875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636562">
                <text:p>166365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687535">
                <text:p>1668753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736951">
                <text:p>16736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787720">
                <text:p>167877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837837">
                <text:p>1683783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887840">
                <text:p>168878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937631">
                <text:p>1693763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988334">
                <text:p>169883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039002">
                <text:p>170390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088744">
                <text:p>17088744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138079">
                <text:p>171380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188607">
                <text:p>171886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238692">
                <text:p>172386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288722">
                <text:p>172887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339337">
                <text:p>1733933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389619">
                <text:p>173896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439267">
                <text:p>1743926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489348">
                <text:p>1748934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539948">
                <text:p>175399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589982">
                <text:p>1758998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640037">
                <text:p>1764003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689797">
                <text:p>176897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740325">
                <text:p>177403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790856">
                <text:p>177908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840537">
                <text:p>1784053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890667">
                <text:p>1789066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941038">
                <text:p>179410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91112">
                <text:p>1799111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043066">
                <text:p>180430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092056">
                <text:p>1809205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145710">
                <text:p>1814571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193046">
                <text:p>1819304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243541">
                <text:p>182435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293698">
                <text:p>1829369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344606">
                <text:p>183446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394109">
                <text:p>1839410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444513">
                <text:p>1844451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494462">
                <text:p>1849446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544497">
                <text:p>18544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594641">
                <text:p>18594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44987">
                <text:p>1864498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695852">
                <text:p>1869585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746037">
                <text:p>187460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796128">
                <text:p>1879612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846394">
                <text:p>188463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896115">
                <text:p>188961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946617">
                <text:p>1894661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996358">
                <text:p>189963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048164">
                <text:p>190481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097260">
                <text:p>19097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147457">
                <text:p>1914745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197054">
                <text:p>1919705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248250">
                <text:p>1924825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297648">
                <text:p>192976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48249">
                <text:p>193482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98426">
                <text:p>19398426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448427">
                <text:p>19448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498159">
                <text:p>1949815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549169">
                <text:p>1954916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598761">
                <text:p>195987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649297">
                <text:p>196492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698658">
                <text:p>1969865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49707">
                <text:p>197497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799150">
                <text:p>197991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49091">
                <text:p>198490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899976">
                <text:p>1989997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950041">
                <text:p>1995004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999956">
                <text:p>199999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50969">
                <text:p>200509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100510">
                <text:p>201005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151029">
                <text:p>201510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201104">
                <text:p>2020110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250752">
                <text:p>2025075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301346">
                <text:p>2030134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351476">
                <text:p>203514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401499">
                <text:p>2040149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451419">
                <text:p>204514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501926">
                <text:p>2050192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51873">
                <text:p>205518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601921">
                <text:p>206019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652751">
                <text:p>2065275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702568">
                <text:p>207025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758459">
                <text:p>207584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802871">
                <text:p>208028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852913">
                <text:p>208529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903201">
                <text:p>2090320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953801">
                <text:p>2095380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003751">
                <text:p>210037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54517">
                <text:p>2105451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104062">
                <text:p>211040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153810">
                <text:p>211538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204579">
                <text:p>2120457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254697">
                <text:p>212546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304626">
                <text:p>21304626</text:p>
              </table:table-cell>
              <table:table-cell office:value-type="float" office:value="-42">
                <text:p>-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263cm" svg:height="7.502cm" xlink:href=".." xlink:type="simple" chart:class="chart:scatter" chart:style-name="ch1">
        <chart:legend chart:legend-position="end" svg:x="34.072cm" svg:y="3.452cm" style:legend-expansion="high" chart:style-name="ch2"/>
        <chart:plot-area chart:style-name="ch3" table:cell-range-address="Sheet1.B1:Sheet1.B386 Sheet1.G1:Sheet1.G386" chart:data-source-has-labels="row" svg:x="1.175cm" svg:y="0.735cm" svg:width="31.447cm" svg:height="6.197cm">
          <chartooo:coordinate-region svg:x="1.902cm" svg:y="0.935cm" svg:width="29.977cm" svg:height="5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386" chart:label-cell-address="Sheet1.G1:Sheet1.G1" chart:class="chart:scatter">
            <chart:domain table:cell-range-address="Sheet1.B2:Sheet1.B386"/>
            <chart:data-point chart:repeated="3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yroy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1884">
                <text:p>2041884</text:p>
                <draw:g>
                  <svg:desc>Sheet1.B2:Sheet1.B386</svg:desc>
                </draw:g>
              </table:table-cell>
              <table:table-cell office:value-type="float" office:value="-5.40954198473283">
                <text:p>-5.40954198473283</text:p>
                <draw:g>
                  <svg:desc>Sheet1.G2:Sheet1.G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3992">
                <text:p>2083992</text:p>
              </table:table-cell>
              <table:table-cell office:value-type="float" office:value="-0.646183206106871">
                <text:p>-0.646183206106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3890">
                <text:p>2133890</text:p>
              </table:table-cell>
              <table:table-cell office:value-type="float" office:value="-4.67671755725191">
                <text:p>-4.67671755725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4005">
                <text:p>2184005</text:p>
              </table:table-cell>
              <table:table-cell office:value-type="float" office:value="-2.01259541984733">
                <text:p>-2.01259541984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4883">
                <text:p>2234883</text:p>
              </table:table-cell>
              <table:table-cell office:value-type="float" office:value="13.3309160305344">
                <text:p>13.3309160305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84524">
                <text:p>2284524</text:p>
              </table:table-cell>
              <table:table-cell office:value-type="float" office:value="-1.41717557251908">
                <text:p>-1.41717557251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34332">
                <text:p>2334332</text:p>
              </table:table-cell>
              <table:table-cell office:value-type="float" office:value="0.598091603053434">
                <text:p>0.598091603053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5192">
                <text:p>2385192</text:p>
              </table:table-cell>
              <table:table-cell office:value-type="float" office:value="11.231679389313">
                <text:p>11.231679389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5144">
                <text:p>2435144</text:p>
              </table:table-cell>
              <table:table-cell office:value-type="float" office:value="8.43015267175572">
                <text:p>8.43015267175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85431">
                <text:p>2485431</text:p>
              </table:table-cell>
              <table:table-cell office:value-type="float" office:value="-1.60038167938931">
                <text:p>-1.60038167938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5700">
                <text:p>2535700</text:p>
              </table:table-cell>
              <table:table-cell office:value-type="float" office:value="-3.42480916030534">
                <text:p>-3.42480916030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85600">
                <text:p>2585600</text:p>
              </table:table-cell>
              <table:table-cell office:value-type="float" office:value="4.74312977099237">
                <text:p>4.74312977099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36084">
                <text:p>2636084</text:p>
              </table:table-cell>
              <table:table-cell office:value-type="float" office:value="-3.66908396946565">
                <text:p>-3.66908396946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86171">
                <text:p>2686171</text:p>
              </table:table-cell>
              <table:table-cell office:value-type="float" office:value="7.59809160305343">
                <text:p>7.59809160305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6161">
                <text:p>2736161</text:p>
              </table:table-cell>
              <table:table-cell office:value-type="float" office:value="-7.18053435114504">
                <text:p>-7.18053435114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86006">
                <text:p>2786006</text:p>
              </table:table-cell>
              <table:table-cell office:value-type="float" office:value="2.91870229007633">
                <text:p>2.91870229007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36860">
                <text:p>2836860</text:p>
              </table:table-cell>
              <table:table-cell office:value-type="float" office:value="-9.96679389312977">
                <text:p>-9.9667938931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6940">
                <text:p>2886940</text:p>
              </table:table-cell>
              <table:table-cell office:value-type="float" office:value="15.1095419847328">
                <text:p>15.1095419847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6997">
                <text:p>2936997</text:p>
              </table:table-cell>
              <table:table-cell office:value-type="float" office:value="2.04083969465649">
                <text:p>2.04083969465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8912">
                <text:p>2988912</text:p>
              </table:table-cell>
              <table:table-cell office:value-type="float" office:value="1.7736641221374">
                <text:p>1.7736641221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37586">
                <text:p>3037586</text:p>
              </table:table-cell>
              <table:table-cell office:value-type="float" office:value="-7.00496183206107">
                <text:p>-7.00496183206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7610">
                <text:p>3087610</text:p>
              </table:table-cell>
              <table:table-cell office:value-type="float" office:value="-1.8293893129771">
                <text:p>-1.8293893129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37806">
                <text:p>3137806</text:p>
              </table:table-cell>
              <table:table-cell office:value-type="float" office:value="-12.2492366412214">
                <text:p>-12.24923664122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88029">
                <text:p>3188029</text:p>
              </table:table-cell>
              <table:table-cell office:value-type="float" office:value="-4.45534351145038">
                <text:p>-4.45534351145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38299">
                <text:p>3238299</text:p>
              </table:table-cell>
              <table:table-cell office:value-type="float" office:value="-6.96679389312977">
                <text:p>-6.966793893129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88377">
                <text:p>3288377</text:p>
              </table:table-cell>
              <table:table-cell office:value-type="float" office:value="-0.730152671755726">
                <text:p>-0.730152671755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38631">
                <text:p>3338631</text:p>
              </table:table-cell>
              <table:table-cell office:value-type="float" office:value="-2.23396946564886">
                <text:p>-2.233969465648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88919">
                <text:p>3388919</text:p>
              </table:table-cell>
              <table:table-cell office:value-type="float" office:value="3.62099236641221">
                <text:p>3.62099236641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39145">
                <text:p>3439145</text:p>
              </table:table-cell>
              <table:table-cell office:value-type="float" office:value="1.36145038167939">
                <text:p>1.36145038167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88937">
                <text:p>3488937</text:p>
              </table:table-cell>
              <table:table-cell office:value-type="float" office:value="-1.66908396946565">
                <text:p>-1.669083969465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9449">
                <text:p>3539449</text:p>
              </table:table-cell>
              <table:table-cell office:value-type="float" office:value="-3.05076335877863">
                <text:p>-3.05076335877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9675">
                <text:p>3589675</text:p>
              </table:table-cell>
              <table:table-cell office:value-type="float" office:value="-4.04312977099237">
                <text:p>-4.04312977099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9534">
                <text:p>3639534</text:p>
              </table:table-cell>
              <table:table-cell office:value-type="float" office:value="-7.31030534351145">
                <text:p>-7.31030534351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89971">
                <text:p>3689971</text:p>
              </table:table-cell>
              <table:table-cell office:value-type="float" office:value="-7.4706106870229">
                <text:p>-7.4706106870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40318">
                <text:p>3740318</text:p>
              </table:table-cell>
              <table:table-cell office:value-type="float" office:value="-0.0507633587786267">
                <text:p>-0.0507633587786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90665">
                <text:p>3790665</text:p>
              </table:table-cell>
              <table:table-cell office:value-type="float" office:value="2.71259541984733">
                <text:p>2.71259541984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40483">
                <text:p>3840483</text:p>
              </table:table-cell>
              <table:table-cell office:value-type="float" office:value="5.76603053435114">
                <text:p>5.76603053435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90703">
                <text:p>3890703</text:p>
              </table:table-cell>
              <table:table-cell office:value-type="float" office:value="-3.89809160305344">
                <text:p>-3.89809160305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41078">
                <text:p>3941078</text:p>
              </table:table-cell>
              <table:table-cell office:value-type="float" office:value="-2.13473282442748">
                <text:p>-2.13473282442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3191">
                <text:p>3993191</text:p>
              </table:table-cell>
              <table:table-cell office:value-type="float" office:value="-3.78358778625954">
                <text:p>-3.783587786259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41215">
                <text:p>4041215</text:p>
              </table:table-cell>
              <table:table-cell office:value-type="float" office:value="3.39961832061069">
                <text:p>3.399618320610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91849">
                <text:p>4091849</text:p>
              </table:table-cell>
              <table:table-cell office:value-type="float" office:value="3.5675572519084">
                <text:p>3.5675572519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1329">
                <text:p>4141329</text:p>
              </table:table-cell>
              <table:table-cell office:value-type="float" office:value="-5.27213740458015">
                <text:p>-5.27213740458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92199">
                <text:p>4192199</text:p>
              </table:table-cell>
              <table:table-cell office:value-type="float" office:value="-0.508778625954199">
                <text:p>-0.508778625954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42000">
                <text:p>4242000</text:p>
              </table:table-cell>
              <table:table-cell office:value-type="float" office:value="1.62862595419847">
                <text:p>1.628625954198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92793">
                <text:p>4292793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2403">
                <text:p>4342403</text:p>
              </table:table-cell>
              <table:table-cell office:value-type="float" office:value="3.26221374045801">
                <text:p>3.262213740458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2627">
                <text:p>4392627</text:p>
              </table:table-cell>
              <table:table-cell office:value-type="float" office:value="-1.27977099236641">
                <text:p>-1.279770992366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42832">
                <text:p>4442832</text:p>
              </table:table-cell>
              <table:table-cell office:value-type="float" office:value="-1.19580152671756">
                <text:p>-1.195801526717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3583">
                <text:p>4493583</text:p>
              </table:table-cell>
              <table:table-cell office:value-type="float" office:value="0.231679389312977">
                <text:p>0.2316793893129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42951">
                <text:p>4542951</text:p>
              </table:table-cell>
              <table:table-cell office:value-type="float" office:value="0.361450381679389">
                <text:p>0.3614503816793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3328">
                <text:p>4593328</text:p>
              </table:table-cell>
              <table:table-cell office:value-type="float" office:value="2.33854961832061">
                <text:p>2.338549618320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43382">
                <text:p>4643382</text:p>
              </table:table-cell>
              <table:table-cell office:value-type="float" office:value="1.94160305343511">
                <text:p>1.94160305343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3583">
                <text:p>4693583</text:p>
              </table:table-cell>
              <table:table-cell office:value-type="float" office:value="3.71259541984733">
                <text:p>3.712595419847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44015">
                <text:p>4744015</text:p>
              </table:table-cell>
              <table:table-cell office:value-type="float" office:value="5.29274809160305">
                <text:p>5.292748091603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93737">
                <text:p>4793737</text:p>
              </table:table-cell>
              <table:table-cell office:value-type="float" office:value="3.55992366412214">
                <text:p>3.55992366412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44360">
                <text:p>4844360</text:p>
              </table:table-cell>
              <table:table-cell office:value-type="float" office:value="5.35381679389313">
                <text:p>5.35381679389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94335">
                <text:p>4894335</text:p>
              </table:table-cell>
              <table:table-cell office:value-type="float" office:value="5.34618320610687">
                <text:p>5.34618320610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44460">
                <text:p>4944460</text:p>
              </table:table-cell>
              <table:table-cell office:value-type="float" office:value="7.14007633587786">
                <text:p>7.14007633587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6566">
                <text:p>4996566</text:p>
              </table:table-cell>
              <table:table-cell office:value-type="float" office:value="4.34618320610687">
                <text:p>4.346183206106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45320">
                <text:p>5045320</text:p>
              </table:table-cell>
              <table:table-cell office:value-type="float" office:value="2.82709923664122">
                <text:p>2.82709923664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95502">
                <text:p>5095502</text:p>
              </table:table-cell>
              <table:table-cell office:value-type="float" office:value="3.5675572519084">
                <text:p>3.56755725190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44815">
                <text:p>5144815</text:p>
              </table:table-cell>
              <table:table-cell office:value-type="float" office:value="6.36145038167939">
                <text:p>6.361450381679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95695">
                <text:p>5195695</text:p>
              </table:table-cell>
              <table:table-cell office:value-type="float" office:value="6.23931297709924">
                <text:p>6.239312977099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45974">
                <text:p>5245974</text:p>
              </table:table-cell>
              <table:table-cell office:value-type="float" office:value="9.83473282442748">
                <text:p>9.83473282442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96455">
                <text:p>5296455</text:p>
              </table:table-cell>
              <table:table-cell office:value-type="float" office:value="7.07900763358779">
                <text:p>7.079007633587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46569">
                <text:p>5346569</text:p>
              </table:table-cell>
              <table:table-cell office:value-type="float" office:value="9.27748091603053">
                <text:p>9.27748091603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96483">
                <text:p>5396483</text:p>
              </table:table-cell>
              <table:table-cell office:value-type="float" office:value="17.4988549618321">
                <text:p>17.49885496183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46594">
                <text:p>5446594</text:p>
              </table:table-cell>
              <table:table-cell office:value-type="float" office:value="18.9950381679389">
                <text:p>18.9950381679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96806">
                <text:p>5496806</text:p>
              </table:table-cell>
              <table:table-cell office:value-type="float" office:value="19.3996183206107">
                <text:p>19.3996183206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46784">
                <text:p>5546784</text:p>
              </table:table-cell>
              <table:table-cell office:value-type="float" office:value="19.7049618320611">
                <text:p>19.70496183206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97144">
                <text:p>5597144</text:p>
              </table:table-cell>
              <table:table-cell office:value-type="float" office:value="19.9339694656489">
                <text:p>19.93396946564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47326">
                <text:p>5647326</text:p>
              </table:table-cell>
              <table:table-cell office:value-type="float" office:value="23.1935114503817">
                <text:p>23.19351145038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97402">
                <text:p>5697402</text:p>
              </table:table-cell>
              <table:table-cell office:value-type="float" office:value="24.3614503816794">
                <text:p>24.36145038167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47565">
                <text:p>5747565</text:p>
              </table:table-cell>
              <table:table-cell office:value-type="float" office:value="23.2393129770992">
                <text:p>23.23931297709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98023">
                <text:p>5798023</text:p>
              </table:table-cell>
              <table:table-cell office:value-type="float" office:value="21.4072519083969">
                <text:p>21.40725190839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48869">
                <text:p>5848869</text:p>
              </table:table-cell>
              <table:table-cell office:value-type="float" office:value="19.819465648855">
                <text:p>19.8194656488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97994">
                <text:p>5897994</text:p>
              </table:table-cell>
              <table:table-cell office:value-type="float" office:value="18.8958015267176">
                <text:p>18.8958015267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48415">
                <text:p>5948415</text:p>
              </table:table-cell>
              <table:table-cell office:value-type="float" office:value="23.6820610687023">
                <text:p>23.68206106870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00241">
                <text:p>6000241</text:p>
              </table:table-cell>
              <table:table-cell office:value-type="float" office:value="21.5141221374046">
                <text:p>21.51412213740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48799">
                <text:p>6048799</text:p>
              </table:table-cell>
              <table:table-cell office:value-type="float" office:value="15.9721374045802">
                <text:p>15.9721374045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98937">
                <text:p>6098937</text:p>
              </table:table-cell>
              <table:table-cell office:value-type="float" office:value="17.8958015267176">
                <text:p>17.8958015267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49358">
                <text:p>6149358</text:p>
              </table:table-cell>
              <table:table-cell office:value-type="float" office:value="15.5141221374046">
                <text:p>15.51412213740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99388">
                <text:p>6199388</text:p>
              </table:table-cell>
              <table:table-cell office:value-type="float" office:value="10.1782442748092">
                <text:p>10.1782442748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49856">
                <text:p>6249856</text:p>
              </table:table-cell>
              <table:table-cell office:value-type="float" office:value="4.78893129770992">
                <text:p>4.78893129770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00394">
                <text:p>6300394</text:p>
              </table:table-cell>
              <table:table-cell office:value-type="float" office:value="2.29274809160305">
                <text:p>2.292748091603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0243">
                <text:p>6350243</text:p>
              </table:table-cell>
              <table:table-cell office:value-type="float" office:value="-0.279770992366413">
                <text:p>-0.2797709923664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00032">
                <text:p>6400032</text:p>
              </table:table-cell>
              <table:table-cell office:value-type="float" office:value="-0.401908396946566">
                <text:p>-0.4019083969465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50172">
                <text:p>6450172</text:p>
              </table:table-cell>
              <table:table-cell office:value-type="float" office:value="-2.51641221374046">
                <text:p>-2.516412213740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00446">
                <text:p>6500446</text:p>
              </table:table-cell>
              <table:table-cell office:value-type="float" office:value="-1.7912213740458">
                <text:p>-1.7912213740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50785">
                <text:p>6550785</text:p>
              </table:table-cell>
              <table:table-cell office:value-type="float" office:value="-1.83702290076336">
                <text:p>-1.83702290076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00659">
                <text:p>6600659</text:p>
              </table:table-cell>
              <table:table-cell office:value-type="float" office:value="-0.714885496183207">
                <text:p>-0.7148854961832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51438">
                <text:p>6651438</text:p>
              </table:table-cell>
              <table:table-cell office:value-type="float" office:value="-1.14236641221374">
                <text:p>-1.142366412213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00981">
                <text:p>6700981</text:p>
              </table:table-cell>
              <table:table-cell office:value-type="float" office:value="-2.89809160305344">
                <text:p>-2.898091603053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51744">
                <text:p>6751744</text:p>
              </table:table-cell>
              <table:table-cell office:value-type="float" office:value="-2.21106870229008">
                <text:p>-2.211068702290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01062">
                <text:p>6801062</text:p>
              </table:table-cell>
              <table:table-cell office:value-type="float" office:value="-1.95916030534351">
                <text:p>-1.959160305343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52346">
                <text:p>6852346</text:p>
              </table:table-cell>
              <table:table-cell office:value-type="float" office:value="2.31564885496183">
                <text:p>2.315648854961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01588">
                <text:p>6901588</text:p>
              </table:table-cell>
              <table:table-cell office:value-type="float" office:value="4.79656488549618">
                <text:p>4.796564885496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52309">
                <text:p>6952309</text:p>
              </table:table-cell>
              <table:table-cell office:value-type="float" office:value="4.80419847328244">
                <text:p>4.80419847328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03824">
                <text:p>7003824</text:p>
              </table:table-cell>
              <table:table-cell office:value-type="float" office:value="1.48358778625954">
                <text:p>1.483587786259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52268">
                <text:p>7052268</text:p>
              </table:table-cell>
              <table:table-cell office:value-type="float" office:value="1.58282442748092">
                <text:p>1.582824427480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02076">
                <text:p>7102076</text:p>
              </table:table-cell>
              <table:table-cell office:value-type="float" office:value="6.22404580152672">
                <text:p>6.224045801526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52336">
                <text:p>7152336</text:p>
              </table:table-cell>
              <table:table-cell office:value-type="float" office:value="4.97213740458015">
                <text:p>4.972137404580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02355">
                <text:p>7202355</text:p>
              </table:table-cell>
              <table:table-cell office:value-type="float" office:value="7.42251908396947">
                <text:p>7.42251908396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52906">
                <text:p>7252906</text:p>
              </table:table-cell>
              <table:table-cell office:value-type="float" office:value="4.93396946564886">
                <text:p>4.933969465648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02862">
                <text:p>7302862</text:p>
              </table:table-cell>
              <table:table-cell office:value-type="float" office:value="7.33854961832061">
                <text:p>7.338549618320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52653">
                <text:p>7352653</text:p>
              </table:table-cell>
              <table:table-cell office:value-type="float" office:value="8.48358778625954">
                <text:p>8.483587786259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03314">
                <text:p>7403314</text:p>
              </table:table-cell>
              <table:table-cell office:value-type="float" office:value="8.95687022900763">
                <text:p>8.956870229007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53363">
                <text:p>7453363</text:p>
              </table:table-cell>
              <table:table-cell office:value-type="float" office:value="6.95687022900763">
                <text:p>6.956870229007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03720">
                <text:p>7503720</text:p>
              </table:table-cell>
              <table:table-cell office:value-type="float" office:value="7.23931297709924">
                <text:p>7.239312977099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53696">
                <text:p>7553696</text:p>
              </table:table-cell>
              <table:table-cell office:value-type="float" office:value="6.86526717557252">
                <text:p>6.865267175572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04090">
                <text:p>7604090</text:p>
              </table:table-cell>
              <table:table-cell office:value-type="float" office:value="6.40725190839695">
                <text:p>6.407251908396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54383">
                <text:p>7654383</text:p>
              </table:table-cell>
              <table:table-cell office:value-type="float" office:value="6.15534351145038">
                <text:p>6.155343511450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04280">
                <text:p>7704280</text:p>
              </table:table-cell>
              <table:table-cell office:value-type="float" office:value="5.75839694656489">
                <text:p>5.758396946564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55059">
                <text:p>7755059</text:p>
              </table:table-cell>
              <table:table-cell office:value-type="float" office:value="2.93396946564885">
                <text:p>2.93396946564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05226">
                <text:p>7805226</text:p>
              </table:table-cell>
              <table:table-cell office:value-type="float" office:value="1.80419847328244">
                <text:p>1.804198473282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55181">
                <text:p>7855181</text:p>
              </table:table-cell>
              <table:table-cell office:value-type="float" office:value="5.82709923664122">
                <text:p>5.827099236641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05387">
                <text:p>7905387</text:p>
              </table:table-cell>
              <table:table-cell office:value-type="float" office:value="0.50648854961832">
                <text:p>0.506488549618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55285">
                <text:p>7955285</text:p>
              </table:table-cell>
              <table:table-cell office:value-type="float" office:value="5.58282442748092">
                <text:p>5.58282442748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06612">
                <text:p>8006612</text:p>
              </table:table-cell>
              <table:table-cell office:value-type="float" office:value="4.30038167938931">
                <text:p>4.300381679389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56287">
                <text:p>8056287</text:p>
              </table:table-cell>
              <table:table-cell office:value-type="float" office:value="2.41488549618321">
                <text:p>2.414885496183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05826">
                <text:p>8105826</text:p>
              </table:table-cell>
              <table:table-cell office:value-type="float" office:value="4.94923664122137">
                <text:p>4.949236641221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156399">
                <text:p>8156399</text:p>
              </table:table-cell>
              <table:table-cell office:value-type="float" office:value="0.956870229007633">
                <text:p>0.9568702290076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06194">
                <text:p>8206194</text:p>
              </table:table-cell>
              <table:table-cell office:value-type="float" office:value="2.99503816793893">
                <text:p>2.995038167938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57067">
                <text:p>8257067</text:p>
              </table:table-cell>
              <table:table-cell office:value-type="float" office:value="3.63625954198473">
                <text:p>3.636259541984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07245">
                <text:p>8307245</text:p>
              </table:table-cell>
              <table:table-cell office:value-type="float" office:value="2.27748091603053">
                <text:p>2.277480916030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56964">
                <text:p>8356964</text:p>
              </table:table-cell>
              <table:table-cell office:value-type="float" office:value="3.16297709923664">
                <text:p>3.162977099236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07138">
                <text:p>8407138</text:p>
              </table:table-cell>
              <table:table-cell office:value-type="float" office:value="-3.27977099236641">
                <text:p>-3.279770992366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57424">
                <text:p>8457424</text:p>
              </table:table-cell>
              <table:table-cell office:value-type="float" office:value="3.91870229007633">
                <text:p>3.918702290076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07685">
                <text:p>8507685</text:p>
              </table:table-cell>
              <table:table-cell office:value-type="float" office:value="1.91870229007634">
                <text:p>1.918702290076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57504">
                <text:p>8557504</text:p>
              </table:table-cell>
              <table:table-cell office:value-type="float" office:value="5.81946564885496">
                <text:p>5.819465648854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08031">
                <text:p>8608031</text:p>
              </table:table-cell>
              <table:table-cell office:value-type="float" office:value="0.460687022900763">
                <text:p>0.4606870229007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58222">
                <text:p>8658222</text:p>
              </table:table-cell>
              <table:table-cell office:value-type="float" office:value="2.04083969465649">
                <text:p>2.040839694656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08598">
                <text:p>8708598</text:p>
              </table:table-cell>
              <table:table-cell office:value-type="float" office:value="-0.379007633587787">
                <text:p>-0.3790076335877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758791">
                <text:p>8758791</text:p>
              </table:table-cell>
              <table:table-cell office:value-type="float" office:value="3.72786259541985">
                <text:p>3.727862595419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09014">
                <text:p>8809014</text:p>
              </table:table-cell>
              <table:table-cell office:value-type="float" office:value="-1.82175572519084">
                <text:p>-1.821755725190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858957">
                <text:p>8858957</text:p>
              </table:table-cell>
              <table:table-cell office:value-type="float" office:value="-0.379007633587787">
                <text:p>-0.3790076335877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909283">
                <text:p>8909283</text:p>
              </table:table-cell>
              <table:table-cell office:value-type="float" office:value="-0.462977099236642">
                <text:p>-0.4629770992366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59560">
                <text:p>8959560</text:p>
              </table:table-cell>
              <table:table-cell office:value-type="float" office:value="4.37671755725191">
                <text:p>4.376717557251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10279">
                <text:p>9010279</text:p>
              </table:table-cell>
              <table:table-cell office:value-type="float" office:value="5.11717557251908">
                <text:p>5.117175572519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59472">
                <text:p>9059472</text:p>
              </table:table-cell>
              <table:table-cell office:value-type="float" office:value="7.23931297709924">
                <text:p>7.239312977099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10739">
                <text:p>9110739</text:p>
              </table:table-cell>
              <table:table-cell office:value-type="float" office:value="5.43015267175573">
                <text:p>5.430152671755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60196">
                <text:p>9160196</text:p>
              </table:table-cell>
              <table:table-cell office:value-type="float" office:value="11.1095419847328">
                <text:p>11.10954198473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10748">
                <text:p>9210748</text:p>
              </table:table-cell>
              <table:table-cell office:value-type="float" office:value="15.6973282442748">
                <text:p>15.69732824427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60642">
                <text:p>9260642</text:p>
              </table:table-cell>
              <table:table-cell office:value-type="float" office:value="20.2851145038168">
                <text:p>20.28511450381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11049">
                <text:p>9311049</text:p>
              </table:table-cell>
              <table:table-cell office:value-type="float" office:value="14.7125954198473">
                <text:p>14.71259541984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60757">
                <text:p>9360757</text:p>
              </table:table-cell>
              <table:table-cell office:value-type="float" office:value="22.2469465648855">
                <text:p>22.24694656488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411747">
                <text:p>9411747</text:p>
              </table:table-cell>
              <table:table-cell office:value-type="float" office:value="21.3232824427481">
                <text:p>21.32328244274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60866">
                <text:p>9460866</text:p>
              </table:table-cell>
              <table:table-cell office:value-type="float" office:value="23.9339694656489">
                <text:p>23.93396946564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11887">
                <text:p>9511887</text:p>
              </table:table-cell>
              <table:table-cell office:value-type="float" office:value="21.5828244274809">
                <text:p>21.58282442748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61381">
                <text:p>9561381</text:p>
              </table:table-cell>
              <table:table-cell office:value-type="float" office:value="20.1019083969466">
                <text:p>20.10190839694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11988">
                <text:p>9611988</text:p>
              </table:table-cell>
              <table:table-cell office:value-type="float" office:value="21.1324427480916">
                <text:p>21.13244274809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62029">
                <text:p>9662029</text:p>
              </table:table-cell>
              <table:table-cell office:value-type="float" office:value="21.8576335877863">
                <text:p>21.85763358778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11588">
                <text:p>9711588</text:p>
              </table:table-cell>
              <table:table-cell office:value-type="float" office:value="19.0942748091603">
                <text:p>19.09427480916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62420">
                <text:p>9762420</text:p>
              </table:table-cell>
              <table:table-cell office:value-type="float" office:value="17.9263358778626">
                <text:p>17.92633587786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12558">
                <text:p>9812558</text:p>
              </table:table-cell>
              <table:table-cell office:value-type="float" office:value="19.1706106870229">
                <text:p>19.17061068702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62896">
                <text:p>9862896</text:p>
              </table:table-cell>
              <table:table-cell office:value-type="float" office:value="17.643893129771">
                <text:p>17.6438931297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13108">
                <text:p>9913108</text:p>
              </table:table-cell>
              <table:table-cell office:value-type="float" office:value="11.6896946564885">
                <text:p>11.68969465648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63084">
                <text:p>9963084</text:p>
              </table:table-cell>
              <table:table-cell office:value-type="float" office:value="9.61335877862595">
                <text:p>9.613358778625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14350">
                <text:p>10014350</text:p>
              </table:table-cell>
              <table:table-cell office:value-type="float" office:value="7.05610687022901">
                <text:p>7.056106870229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63548">
                <text:p>10063548</text:p>
              </table:table-cell>
              <table:table-cell office:value-type="float" office:value="3.8118320610687">
                <text:p>3.81183206106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13262">
                <text:p>10113262</text:p>
              </table:table-cell>
              <table:table-cell office:value-type="float" office:value="0.628625954198473">
                <text:p>0.6286259541984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163694">
                <text:p>10163694</text:p>
              </table:table-cell>
              <table:table-cell office:value-type="float" office:value="0.155343511450381">
                <text:p>0.1553435114503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213639">
                <text:p>10213639</text:p>
              </table:table-cell>
              <table:table-cell office:value-type="float" office:value="-0.82175572519084">
                <text:p>-0.821755725190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264133">
                <text:p>10264133</text:p>
              </table:table-cell>
              <table:table-cell office:value-type="float" office:value="-3.02786259541985">
                <text:p>-3.027862595419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314501">
                <text:p>10314501</text:p>
              </table:table-cell>
              <table:table-cell office:value-type="float" office:value="-1.44770992366412">
                <text:p>-1.44770992366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64646">
                <text:p>10364646</text:p>
              </table:table-cell>
              <table:table-cell office:value-type="float" office:value="0.109541984732824">
                <text:p>0.1095419847328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414568">
                <text:p>10414568</text:p>
              </table:table-cell>
              <table:table-cell office:value-type="float" office:value="-0.65381679389313">
                <text:p>-0.653816793893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465051">
                <text:p>10465051</text:p>
              </table:table-cell>
              <table:table-cell office:value-type="float" office:value="-2.13473282442748">
                <text:p>-2.13473282442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514641">
                <text:p>10514641</text:p>
              </table:table-cell>
              <table:table-cell office:value-type="float" office:value="-2.47824427480916">
                <text:p>-2.478244274809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565069">
                <text:p>10565069</text:p>
              </table:table-cell>
              <table:table-cell office:value-type="float" office:value="0.246946564885496">
                <text:p>0.2469465648854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615944">
                <text:p>10615944</text:p>
              </table:table-cell>
              <table:table-cell office:value-type="float" office:value="2.89580152671756">
                <text:p>2.895801526717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665861">
                <text:p>10665861</text:p>
              </table:table-cell>
              <table:table-cell office:value-type="float" office:value="0.0790076335877856">
                <text:p>0.07900763358778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716656">
                <text:p>10716656</text:p>
              </table:table-cell>
              <table:table-cell office:value-type="float" office:value="-1.60801526717557">
                <text:p>-1.608015267175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765784">
                <text:p>10765784</text:p>
              </table:table-cell>
              <table:table-cell office:value-type="float" office:value="-2.17290076335878">
                <text:p>-2.172900763358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816101">
                <text:p>10816101</text:p>
              </table:table-cell>
              <table:table-cell office:value-type="float" office:value="0.0637404580152667">
                <text:p>0.0637404580152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866069">
                <text:p>10866069</text:p>
              </table:table-cell>
              <table:table-cell office:value-type="float" office:value="0.552290076335877">
                <text:p>0.5522900763358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16863">
                <text:p>10916863</text:p>
              </table:table-cell>
              <table:table-cell office:value-type="float" office:value="-3.36374045801527">
                <text:p>-3.363740458015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66378">
                <text:p>10966378</text:p>
              </table:table-cell>
              <table:table-cell office:value-type="float" office:value="-0.852290076335878">
                <text:p>-0.852290076335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017449">
                <text:p>11017449</text:p>
              </table:table-cell>
              <table:table-cell office:value-type="float" office:value="-1.9057251908397">
                <text:p>-1.905725190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067855">
                <text:p>11067855</text:p>
              </table:table-cell>
              <table:table-cell office:value-type="float" office:value="-4.44007633587786">
                <text:p>-4.440076335877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117529">
                <text:p>11117529</text:p>
              </table:table-cell>
              <table:table-cell office:value-type="float" office:value="-5.74541984732825">
                <text:p>-5.745419847328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167473">
                <text:p>11167473</text:p>
              </table:table-cell>
              <table:table-cell office:value-type="float" office:value="-3.49351145038168">
                <text:p>-3.493511450381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217499">
                <text:p>11217499</text:p>
              </table:table-cell>
              <table:table-cell office:value-type="float" office:value="-0.730152671755726">
                <text:p>-0.7301526717557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268353">
                <text:p>11268353</text:p>
              </table:table-cell>
              <table:table-cell office:value-type="float" office:value="-3.1118320610687">
                <text:p>-3.11183206106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18437">
                <text:p>11318437</text:p>
              </table:table-cell>
              <table:table-cell office:value-type="float" office:value="-1.63091603053435">
                <text:p>-1.630916030534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369176">
                <text:p>11369176</text:p>
              </table:table-cell>
              <table:table-cell office:value-type="float" office:value="-2.52404580152672">
                <text:p>-2.524045801526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18205">
                <text:p>11418205</text:p>
              </table:table-cell>
              <table:table-cell office:value-type="float" office:value="-2.46297709923664">
                <text:p>-2.462977099236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69508">
                <text:p>11469508</text:p>
              </table:table-cell>
              <table:table-cell office:value-type="float" office:value="0.0484732824427474">
                <text:p>0.04847328244274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519343">
                <text:p>11519343</text:p>
              </table:table-cell>
              <table:table-cell office:value-type="float" office:value="2.39198473282443">
                <text:p>2.391984732824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569388">
                <text:p>11569388</text:p>
              </table:table-cell>
              <table:table-cell office:value-type="float" office:value="2.93396946564885">
                <text:p>2.933969465648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19107">
                <text:p>11619107</text:p>
              </table:table-cell>
              <table:table-cell office:value-type="float" office:value="1.83473282442748">
                <text:p>1.834732824427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669617">
                <text:p>11669617</text:p>
              </table:table-cell>
              <table:table-cell office:value-type="float" office:value="0.132442748091603">
                <text:p>0.1324427480916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19992">
                <text:p>11719992</text:p>
              </table:table-cell>
              <table:table-cell office:value-type="float" office:value="0.277480916030534">
                <text:p>0.2774809160305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70070">
                <text:p>11770070</text:p>
              </table:table-cell>
              <table:table-cell office:value-type="float" office:value="0.101908396946564">
                <text:p>0.1019083969465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19840">
                <text:p>11819840</text:p>
              </table:table-cell>
              <table:table-cell office:value-type="float" office:value="2.72022900763359">
                <text:p>2.720229007633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70485">
                <text:p>11870485</text:p>
              </table:table-cell>
              <table:table-cell office:value-type="float" office:value="2.27748091603053">
                <text:p>2.277480916030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20124">
                <text:p>11920124</text:p>
              </table:table-cell>
              <table:table-cell office:value-type="float" office:value="2.05610687022901">
                <text:p>2.056106870229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71047">
                <text:p>11971047</text:p>
              </table:table-cell>
              <table:table-cell office:value-type="float" office:value="0.590458015267175">
                <text:p>0.5904580152671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21371">
                <text:p>12021371</text:p>
              </table:table-cell>
              <table:table-cell office:value-type="float" office:value="0.811832061068702">
                <text:p>0.8118320610687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71691">
                <text:p>12071691</text:p>
              </table:table-cell>
              <table:table-cell office:value-type="float" office:value="2.27748091603053">
                <text:p>2.277480916030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121314">
                <text:p>12121314</text:p>
              </table:table-cell>
              <table:table-cell office:value-type="float" office:value="-1.40190839694657">
                <text:p>-1.401908396946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71647">
                <text:p>12171647</text:p>
              </table:table-cell>
              <table:table-cell office:value-type="float" office:value="-2.85992366412214">
                <text:p>-2.859923664122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221267">
                <text:p>12221267</text:p>
              </table:table-cell>
              <table:table-cell office:value-type="float" office:value="-3.08893129770992">
                <text:p>-3.088931297709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271658">
                <text:p>12271658</text:p>
              </table:table-cell>
              <table:table-cell office:value-type="float" office:value="-4.35610687022901">
                <text:p>-4.356106870229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321605">
                <text:p>12321605</text:p>
              </table:table-cell>
              <table:table-cell office:value-type="float" office:value="-3.09656488549618">
                <text:p>-3.096564885496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371968">
                <text:p>12371968</text:p>
              </table:table-cell>
              <table:table-cell office:value-type="float" office:value="-0.0125954198473286">
                <text:p>-0.01259541984732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22444">
                <text:p>12422444</text:p>
              </table:table-cell>
              <table:table-cell office:value-type="float" office:value="2.43778625954198">
                <text:p>2.437786259541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472153">
                <text:p>12472153</text:p>
              </table:table-cell>
              <table:table-cell office:value-type="float" office:value="0.750763358778625">
                <text:p>0.750763358778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522639">
                <text:p>12522639</text:p>
              </table:table-cell>
              <table:table-cell office:value-type="float" office:value="2.76603053435114">
                <text:p>2.766030534351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72909">
                <text:p>12572909</text:p>
              </table:table-cell>
              <table:table-cell office:value-type="float" office:value="0.704961832061068">
                <text:p>0.7049618320610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622750">
                <text:p>12622750</text:p>
              </table:table-cell>
              <table:table-cell office:value-type="float" office:value="3.47595419847328">
                <text:p>3.475954198473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673336">
                <text:p>12673336</text:p>
              </table:table-cell>
              <table:table-cell office:value-type="float" office:value="3.91870229007633">
                <text:p>3.918702290076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723959">
                <text:p>12723959</text:p>
              </table:table-cell>
              <table:table-cell office:value-type="float" office:value="4.23167938931298">
                <text:p>4.231679389312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73375">
                <text:p>12773375</text:p>
              </table:table-cell>
              <table:table-cell office:value-type="float" office:value="3.39198473282443">
                <text:p>3.391984732824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823994">
                <text:p>12823994</text:p>
              </table:table-cell>
              <table:table-cell office:value-type="float" office:value="1.63625954198473">
                <text:p>1.63625954198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874219">
                <text:p>12874219</text:p>
              </table:table-cell>
              <table:table-cell office:value-type="float" office:value="5.74312977099237">
                <text:p>5.743129770992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923791">
                <text:p>12923791</text:p>
              </table:table-cell>
              <table:table-cell office:value-type="float" office:value="4.29274809160305">
                <text:p>4.292748091603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974469">
                <text:p>12974469</text:p>
              </table:table-cell>
              <table:table-cell office:value-type="float" office:value="4.2469465648855">
                <text:p>4.24694656488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025644">
                <text:p>13025644</text:p>
              </table:table-cell>
              <table:table-cell office:value-type="float" office:value="3.81946564885496">
                <text:p>3.819465648854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074374">
                <text:p>13074374</text:p>
              </table:table-cell>
              <table:table-cell office:value-type="float" office:value="2.67442748091603">
                <text:p>2.674427480916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124992">
                <text:p>13124992</text:p>
              </table:table-cell>
              <table:table-cell office:value-type="float" office:value="0.330916030534351">
                <text:p>0.3309160305343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174708">
                <text:p>13174708</text:p>
              </table:table-cell>
              <table:table-cell office:value-type="float" office:value="0.83473282442748">
                <text:p>0.83473282442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224725">
                <text:p>13224725</text:p>
              </table:table-cell>
              <table:table-cell office:value-type="float" office:value="-1.35610687022901">
                <text:p>-1.356106870229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275467">
                <text:p>13275467</text:p>
              </table:table-cell>
              <table:table-cell office:value-type="float" office:value="4.60572519083969">
                <text:p>4.605725190839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325412">
                <text:p>13325412</text:p>
              </table:table-cell>
              <table:table-cell office:value-type="float" office:value="-0.394274809160306">
                <text:p>-0.3942748091603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375564">
                <text:p>13375564</text:p>
              </table:table-cell>
              <table:table-cell office:value-type="float" office:value="0.727862595419847">
                <text:p>0.7278625954198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425978">
                <text:p>13425978</text:p>
              </table:table-cell>
              <table:table-cell office:value-type="float" office:value="-2.83702290076336">
                <text:p>-2.837022900763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476901">
                <text:p>13476901</text:p>
              </table:table-cell>
              <table:table-cell office:value-type="float" office:value="2.20114503816794">
                <text:p>2.201145038167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526057">
                <text:p>13526057</text:p>
              </table:table-cell>
              <table:table-cell office:value-type="float" office:value="1.65916030534351">
                <text:p>1.659160305343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576423">
                <text:p>13576423</text:p>
              </table:table-cell>
              <table:table-cell office:value-type="float" office:value="-3.52404580152672">
                <text:p>-3.524045801526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626521">
                <text:p>13626521</text:p>
              </table:table-cell>
              <table:table-cell office:value-type="float" office:value="-0.0583969465648861">
                <text:p>-0.05839694656488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679135">
                <text:p>13679135</text:p>
              </table:table-cell>
              <table:table-cell office:value-type="float" office:value="0.101908396946564">
                <text:p>0.1019083969465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727140">
                <text:p>13727140</text:p>
              </table:table-cell>
              <table:table-cell office:value-type="float" office:value="3.53702290076336">
                <text:p>3.537022900763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777170">
                <text:p>13777170</text:p>
              </table:table-cell>
              <table:table-cell office:value-type="float" office:value="-2.62328244274809">
                <text:p>-2.623282442748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827554">
                <text:p>13827554</text:p>
              </table:table-cell>
              <table:table-cell office:value-type="float" office:value="1.2087786259542">
                <text:p>1.20877862595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877924">
                <text:p>13877924</text:p>
              </table:table-cell>
              <table:table-cell office:value-type="float" office:value="3.1706106870229">
                <text:p>3.17061068702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27811">
                <text:p>13927811</text:p>
              </table:table-cell>
              <table:table-cell office:value-type="float" office:value="-1.15763358778626">
                <text:p>-1.157633587786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977300">
                <text:p>13977300</text:p>
              </table:table-cell>
              <table:table-cell office:value-type="float" office:value="1.65916030534351">
                <text:p>1.659160305343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029706">
                <text:p>14029706</text:p>
              </table:table-cell>
              <table:table-cell office:value-type="float" office:value="-0.65381679389313">
                <text:p>-0.653816793893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077885">
                <text:p>14077885</text:p>
              </table:table-cell>
              <table:table-cell office:value-type="float" office:value="-1.5469465648855">
                <text:p>-1.54694656488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128331">
                <text:p>14128331</text:p>
              </table:table-cell>
              <table:table-cell office:value-type="float" office:value="-1.24923664122137">
                <text:p>-1.249236641221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177546">
                <text:p>14177546</text:p>
              </table:table-cell>
              <table:table-cell office:value-type="float" office:value="-1.37900763358779">
                <text:p>-1.379007633587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229049">
                <text:p>14229049</text:p>
              </table:table-cell>
              <table:table-cell office:value-type="float" office:value="-3.49351145038168">
                <text:p>-3.493511450381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278667">
                <text:p>14278667</text:p>
              </table:table-cell>
              <table:table-cell office:value-type="float" office:value="-3.80648854961832">
                <text:p>-3.806488549618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329091">
                <text:p>14329091</text:p>
              </table:table-cell>
              <table:table-cell office:value-type="float" office:value="-4.76832061068702">
                <text:p>-4.768320610687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378548">
                <text:p>14378548</text:p>
              </table:table-cell>
              <table:table-cell office:value-type="float" office:value="-1.14236641221374">
                <text:p>-1.142366412213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429231">
                <text:p>14429231</text:p>
              </table:table-cell>
              <table:table-cell office:value-type="float" office:value="3.04083969465649">
                <text:p>3.040839694656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478679">
                <text:p>14478679</text:p>
              </table:table-cell>
              <table:table-cell office:value-type="float" office:value="0.987404580152671">
                <text:p>0.9874045801526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29558">
                <text:p>14529558</text:p>
              </table:table-cell>
              <table:table-cell office:value-type="float" office:value="-1.37137404580153">
                <text:p>-1.371374045801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578442">
                <text:p>14578442</text:p>
              </table:table-cell>
              <table:table-cell office:value-type="float" office:value="-0.279770992366413">
                <text:p>-0.2797709923664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29246">
                <text:p>14629246</text:p>
              </table:table-cell>
              <table:table-cell office:value-type="float" office:value="3.14007633587786">
                <text:p>3.140076335877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79331">
                <text:p>14679331</text:p>
              </table:table-cell>
              <table:table-cell office:value-type="float" office:value="3.57519083969466">
                <text:p>3.575190839694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729947">
                <text:p>14729947</text:p>
              </table:table-cell>
              <table:table-cell office:value-type="float" office:value="2.02557251908397">
                <text:p>2.025572519083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780281">
                <text:p>14780281</text:p>
              </table:table-cell>
              <table:table-cell office:value-type="float" office:value="-2.55458015267176">
                <text:p>-2.554580152671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830465">
                <text:p>14830465</text:p>
              </table:table-cell>
              <table:table-cell office:value-type="float" office:value="-3.66145038167939">
                <text:p>-3.661450381679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880100">
                <text:p>14880100</text:p>
              </table:table-cell>
              <table:table-cell office:value-type="float" office:value="-1.73015267175573">
                <text:p>-1.730152671755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30740">
                <text:p>14930740</text:p>
              </table:table-cell>
              <table:table-cell office:value-type="float" office:value="-0.264503816793894">
                <text:p>-0.2645038167938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80494">
                <text:p>14980494</text:p>
              </table:table-cell>
              <table:table-cell office:value-type="float" office:value="0.254580152671755">
                <text:p>0.2545801526717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032442">
                <text:p>15032442</text:p>
              </table:table-cell>
              <table:table-cell office:value-type="float" office:value="1.70496183206107">
                <text:p>1.704961832061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081189">
                <text:p>15081189</text:p>
              </table:table-cell>
              <table:table-cell office:value-type="float" office:value="7.06374045801527">
                <text:p>7.063740458015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131397">
                <text:p>15131397</text:p>
              </table:table-cell>
              <table:table-cell office:value-type="float" office:value="7.92633587786259">
                <text:p>7.926335877862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81530">
                <text:p>15181530</text:p>
              </table:table-cell>
              <table:table-cell office:value-type="float" office:value="6.32328244274809">
                <text:p>6.323282442748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231300">
                <text:p>15231300</text:p>
              </table:table-cell>
              <table:table-cell office:value-type="float" office:value="3.61335877862595">
                <text:p>3.613358778625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281475">
                <text:p>15281475</text:p>
              </table:table-cell>
              <table:table-cell office:value-type="float" office:value="-1.12709923664122">
                <text:p>-1.127099236641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31994">
                <text:p>15331994</text:p>
              </table:table-cell>
              <table:table-cell office:value-type="float" office:value="-1.81412213740458">
                <text:p>-1.814122137404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82001">
                <text:p>15382001</text:p>
              </table:table-cell>
              <table:table-cell office:value-type="float" office:value="1.98740458015267">
                <text:p>1.987404580152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32168">
                <text:p>15432168</text:p>
              </table:table-cell>
              <table:table-cell office:value-type="float" office:value="-1.69198473282443">
                <text:p>-1.691984732824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482707">
                <text:p>15482707</text:p>
              </table:table-cell>
              <table:table-cell office:value-type="float" office:value="-0.455343511450382">
                <text:p>-0.4553435114503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532676">
                <text:p>15532676</text:p>
              </table:table-cell>
              <table:table-cell office:value-type="float" office:value="-3.15763358778626">
                <text:p>-3.157633587786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82780">
                <text:p>15582780</text:p>
              </table:table-cell>
              <table:table-cell office:value-type="float" office:value="-0.172900763358779">
                <text:p>-0.1729007633587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33000">
                <text:p>15633000</text:p>
              </table:table-cell>
              <table:table-cell office:value-type="float" office:value="1.23167938931298">
                <text:p>1.231679389312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683624">
                <text:p>15683624</text:p>
              </table:table-cell>
              <table:table-cell office:value-type="float" office:value="-2.82175572519084">
                <text:p>-2.821755725190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33300">
                <text:p>15733300</text:p>
              </table:table-cell>
              <table:table-cell office:value-type="float" office:value="1.34618320610687">
                <text:p>1.346183206106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783806">
                <text:p>15783806</text:p>
              </table:table-cell>
              <table:table-cell office:value-type="float" office:value="2.19351145038168">
                <text:p>2.193511450381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833620">
                <text:p>15833620</text:p>
              </table:table-cell>
              <table:table-cell office:value-type="float" office:value="3.55229007633588">
                <text:p>3.552290076335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884464">
                <text:p>15884464</text:p>
              </table:table-cell>
              <table:table-cell office:value-type="float" office:value="1.58282442748092">
                <text:p>1.582824427480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934032">
                <text:p>15934032</text:p>
              </table:table-cell>
              <table:table-cell office:value-type="float" office:value="-0.203435114503817">
                <text:p>-0.2034351145038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84601">
                <text:p>15984601</text:p>
              </table:table-cell>
              <table:table-cell office:value-type="float" office:value="-0.32557251908397">
                <text:p>-0.325572519083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036013">
                <text:p>16036013</text:p>
              </table:table-cell>
              <table:table-cell office:value-type="float" office:value="-0.745419847328245">
                <text:p>-0.7454198473282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084683">
                <text:p>16084683</text:p>
              </table:table-cell>
              <table:table-cell office:value-type="float" office:value="-1.17290076335878">
                <text:p>-1.172900763358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135119">
                <text:p>16135119</text:p>
              </table:table-cell>
              <table:table-cell office:value-type="float" office:value="2.86526717557252">
                <text:p>2.865267175572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185025">
                <text:p>16185025</text:p>
              </table:table-cell>
              <table:table-cell office:value-type="float" office:value="3.75839694656488">
                <text:p>3.758396946564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35676">
                <text:p>16235676</text:p>
              </table:table-cell>
              <table:table-cell office:value-type="float" office:value="4.01793893129771">
                <text:p>4.017938931297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285908">
                <text:p>16285908</text:p>
              </table:table-cell>
              <table:table-cell office:value-type="float" office:value="2.66679389312977">
                <text:p>2.666793893129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35789">
                <text:p>16335789</text:p>
              </table:table-cell>
              <table:table-cell office:value-type="float" office:value="1.16297709923664">
                <text:p>1.162977099236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385847">
                <text:p>16385847</text:p>
              </table:table-cell>
              <table:table-cell office:value-type="float" office:value="0.636259541984732">
                <text:p>0.6362595419847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36046">
                <text:p>16436046</text:p>
              </table:table-cell>
              <table:table-cell office:value-type="float" office:value="-1.36374045801527">
                <text:p>-1.363740458015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486912">
                <text:p>16486912</text:p>
              </table:table-cell>
              <table:table-cell office:value-type="float" office:value="-1.88282442748092">
                <text:p>-1.882824427480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36365">
                <text:p>16536365</text:p>
              </table:table-cell>
              <table:table-cell office:value-type="float" office:value="-1.58511450381679">
                <text:p>-1.585114503816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87547">
                <text:p>16587547</text:p>
              </table:table-cell>
              <table:table-cell office:value-type="float" office:value="1.32328244274809">
                <text:p>1.323282442748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636562">
                <text:p>16636562</text:p>
              </table:table-cell>
              <table:table-cell office:value-type="float" office:value="-0.898091603053436">
                <text:p>-0.8980916030534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687535">
                <text:p>16687535</text:p>
              </table:table-cell>
              <table:table-cell office:value-type="float" office:value="-2.53931297709924">
                <text:p>-2.539312977099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736951">
                <text:p>16736951</text:p>
              </table:table-cell>
              <table:table-cell office:value-type="float" office:value="0.040839694656488">
                <text:p>0.0408396946564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787720">
                <text:p>16787720</text:p>
              </table:table-cell>
              <table:table-cell office:value-type="float" office:value="4.26984732824427">
                <text:p>4.269847328244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837837">
                <text:p>16837837</text:p>
              </table:table-cell>
              <table:table-cell office:value-type="float" office:value="4.98740458015267">
                <text:p>4.987404580152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887840">
                <text:p>16887840</text:p>
              </table:table-cell>
              <table:table-cell office:value-type="float" office:value="5.1324427480916">
                <text:p>5.13244274809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937631">
                <text:p>16937631</text:p>
              </table:table-cell>
              <table:table-cell office:value-type="float" office:value="0.437786259541984">
                <text:p>0.4377862595419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988334">
                <text:p>16988334</text:p>
              </table:table-cell>
              <table:table-cell office:value-type="float" office:value="0.552290076335877">
                <text:p>0.5522900763358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039002">
                <text:p>17039002</text:p>
              </table:table-cell>
              <table:table-cell office:value-type="float" office:value="-0.676717557251909">
                <text:p>-0.6767175572519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088744">
                <text:p>17088744</text:p>
              </table:table-cell>
              <table:table-cell office:value-type="float" office:value="-1.35610687022901">
                <text:p>-1.356106870229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138079">
                <text:p>17138079</text:p>
              </table:table-cell>
              <table:table-cell office:value-type="float" office:value="0.880534351145038">
                <text:p>0.8805343511450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188607">
                <text:p>17188607</text:p>
              </table:table-cell>
              <table:table-cell office:value-type="float" office:value="-0.0889312977099244">
                <text:p>-0.08893129770992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238692">
                <text:p>17238692</text:p>
              </table:table-cell>
              <table:table-cell office:value-type="float" office:value="-0.48587786259542">
                <text:p>-0.485877862595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288722">
                <text:p>17288722</text:p>
              </table:table-cell>
              <table:table-cell office:value-type="float" office:value="-3.67671755725191">
                <text:p>-3.676717557251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339337">
                <text:p>17339337</text:p>
              </table:table-cell>
              <table:table-cell office:value-type="float" office:value="-4.63091603053435">
                <text:p>-4.630916030534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389619">
                <text:p>17389619</text:p>
              </table:table-cell>
              <table:table-cell office:value-type="float" office:value="-2.24923664122137">
                <text:p>-2.249236641221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439267">
                <text:p>17439267</text:p>
              </table:table-cell>
              <table:table-cell office:value-type="float" office:value="-3.95152671755725">
                <text:p>-3.951526717557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489348">
                <text:p>17489348</text:p>
              </table:table-cell>
              <table:table-cell office:value-type="float" office:value="0.743129770992366">
                <text:p>0.7431297709923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539948">
                <text:p>17539948</text:p>
              </table:table-cell>
              <table:table-cell office:value-type="float" office:value="-0.676717557251909">
                <text:p>-0.6767175572519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589982">
                <text:p>17589982</text:p>
              </table:table-cell>
              <table:table-cell office:value-type="float" office:value="0.0484732824427474">
                <text:p>0.04847328244274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640037">
                <text:p>17640037</text:p>
              </table:table-cell>
              <table:table-cell office:value-type="float" office:value="1.22404580152672">
                <text:p>1.224045801526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689797">
                <text:p>17689797</text:p>
              </table:table-cell>
              <table:table-cell office:value-type="float" office:value="1.22404580152672">
                <text:p>1.224045801526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740325">
                <text:p>17740325</text:p>
              </table:table-cell>
              <table:table-cell office:value-type="float" office:value="1.26221374045802">
                <text:p>1.262213740458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790856">
                <text:p>17790856</text:p>
              </table:table-cell>
              <table:table-cell office:value-type="float" office:value="-1.92862595419847">
                <text:p>-1.928625954198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840537">
                <text:p>17840537</text:p>
              </table:table-cell>
              <table:table-cell office:value-type="float" office:value="-0.340839694656489">
                <text:p>-0.3408396946564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890667">
                <text:p>17890667</text:p>
              </table:table-cell>
              <table:table-cell office:value-type="float" office:value="-0.287404580152672">
                <text:p>-0.2874045801526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941038">
                <text:p>17941038</text:p>
              </table:table-cell>
              <table:table-cell office:value-type="float" office:value="-1.07366412213741">
                <text:p>-1.073664122137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91112">
                <text:p>17991112</text:p>
              </table:table-cell>
              <table:table-cell office:value-type="float" office:value="-2.48587786259542">
                <text:p>-2.485877862595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043066">
                <text:p>18043066</text:p>
              </table:table-cell>
              <table:table-cell office:value-type="float" office:value="-2.8293893129771">
                <text:p>-2.82938931297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092056">
                <text:p>18092056</text:p>
              </table:table-cell>
              <table:table-cell office:value-type="float" office:value="-2.99732824427481">
                <text:p>-2.997328244274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145710">
                <text:p>18145710</text:p>
              </table:table-cell>
              <table:table-cell office:value-type="float" office:value="2.23931297709924">
                <text:p>2.239312977099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193046">
                <text:p>18193046</text:p>
              </table:table-cell>
              <table:table-cell office:value-type="float" office:value="2.20114503816794">
                <text:p>2.201145038167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243541">
                <text:p>18243541</text:p>
              </table:table-cell>
              <table:table-cell office:value-type="float" office:value="1.57519083969466">
                <text:p>1.575190839694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293698">
                <text:p>18293698</text:p>
              </table:table-cell>
              <table:table-cell office:value-type="float" office:value="-0.516412213740459">
                <text:p>-0.5164122137404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344606">
                <text:p>18344606</text:p>
              </table:table-cell>
              <table:table-cell office:value-type="float" office:value="0.323282442748091">
                <text:p>0.3232824427480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394109">
                <text:p>18394109</text:p>
              </table:table-cell>
              <table:table-cell office:value-type="float" office:value="-0.33320610687023">
                <text:p>-0.333206106870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444513">
                <text:p>18444513</text:p>
              </table:table-cell>
              <table:table-cell office:value-type="float" office:value="-3.47824427480916">
                <text:p>-3.478244274809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494462">
                <text:p>18494462</text:p>
              </table:table-cell>
              <table:table-cell office:value-type="float" office:value="0.193511450381679">
                <text:p>0.1935114503816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544497">
                <text:p>18544497</text:p>
              </table:table-cell>
              <table:table-cell office:value-type="float" office:value="-0.348473282442749">
                <text:p>-0.3484732824427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594641">
                <text:p>18594641</text:p>
              </table:table-cell>
              <table:table-cell office:value-type="float" office:value="-0.0507633587786267">
                <text:p>-0.05076335877862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644987">
                <text:p>18644987</text:p>
              </table:table-cell>
              <table:table-cell office:value-type="float" office:value="-0.104198473282443">
                <text:p>-0.1041984732824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695852">
                <text:p>18695852</text:p>
              </table:table-cell>
              <table:table-cell office:value-type="float" office:value="-1.18053435114504">
                <text:p>-1.180534351145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746037">
                <text:p>18746037</text:p>
              </table:table-cell>
              <table:table-cell office:value-type="float" office:value="-4.40954198473283">
                <text:p>-4.409541984732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796128">
                <text:p>18796128</text:p>
              </table:table-cell>
              <table:table-cell office:value-type="float" office:value="-6.39427480916031">
                <text:p>-6.394274809160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846394">
                <text:p>18846394</text:p>
              </table:table-cell>
              <table:table-cell office:value-type="float" office:value="-2.44770992366412">
                <text:p>-2.447709923664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896115">
                <text:p>18896115</text:p>
              </table:table-cell>
              <table:table-cell office:value-type="float" office:value="-2.33320610687023">
                <text:p>-2.333206106870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946617">
                <text:p>18946617</text:p>
              </table:table-cell>
              <table:table-cell office:value-type="float" office:value="0.17824427480916">
                <text:p>0.178244274809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996358">
                <text:p>18996358</text:p>
              </table:table-cell>
              <table:table-cell office:value-type="float" office:value="-0.295038167938932">
                <text:p>-0.2950381679389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048164">
                <text:p>19048164</text:p>
              </table:table-cell>
              <table:table-cell office:value-type="float" office:value="2.40725190839695">
                <text:p>2.407251908396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097260">
                <text:p>19097260</text:p>
              </table:table-cell>
              <table:table-cell office:value-type="float" office:value="0.300381679389313">
                <text:p>0.3003816793893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147457">
                <text:p>19147457</text:p>
              </table:table-cell>
              <table:table-cell office:value-type="float" office:value="-0.371374045801527">
                <text:p>-0.3713740458015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197054">
                <text:p>19197054</text:p>
              </table:table-cell>
              <table:table-cell office:value-type="float" office:value="-1.61564885496183">
                <text:p>-1.615648854961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248250">
                <text:p>19248250</text:p>
              </table:table-cell>
              <table:table-cell office:value-type="float" office:value="-1.29503816793893">
                <text:p>-1.295038167938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297648">
                <text:p>19297648</text:p>
              </table:table-cell>
              <table:table-cell office:value-type="float" office:value="-4.82175572519084">
                <text:p>-4.821755725190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48249">
                <text:p>19348249</text:p>
              </table:table-cell>
              <table:table-cell office:value-type="float" office:value="-4.38664122137405">
                <text:p>-4.386641221374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398426">
                <text:p>19398426</text:p>
              </table:table-cell>
              <table:table-cell office:value-type="float" office:value="-2.65381679389313">
                <text:p>-2.653816793893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448427">
                <text:p>19448427</text:p>
              </table:table-cell>
              <table:table-cell office:value-type="float" office:value="-0.195801526717558">
                <text:p>-0.1958015267175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498159">
                <text:p>19498159</text:p>
              </table:table-cell>
              <table:table-cell office:value-type="float" office:value="-0.0660305343511456">
                <text:p>-0.06603053435114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549169">
                <text:p>19549169</text:p>
              </table:table-cell>
              <table:table-cell office:value-type="float" office:value="-1.04312977099237">
                <text:p>-1.043129770992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598761">
                <text:p>19598761</text:p>
              </table:table-cell>
              <table:table-cell office:value-type="float" office:value="-1.93625954198473">
                <text:p>-1.936259541984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649297">
                <text:p>19649297</text:p>
              </table:table-cell>
              <table:table-cell office:value-type="float" office:value="-0.600381679389314">
                <text:p>-0.6003816793893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698658">
                <text:p>19698658</text:p>
              </table:table-cell>
              <table:table-cell office:value-type="float" office:value="1.75076335877863">
                <text:p>1.750763358778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49707">
                <text:p>19749707</text:p>
              </table:table-cell>
              <table:table-cell office:value-type="float" office:value="1.76603053435114">
                <text:p>1.766030534351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799150">
                <text:p>19799150</text:p>
              </table:table-cell>
              <table:table-cell office:value-type="float" office:value="0.0790076335877856">
                <text:p>0.07900763358778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849091">
                <text:p>19849091</text:p>
              </table:table-cell>
              <table:table-cell office:value-type="float" office:value="3.15534351145038">
                <text:p>3.155343511450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899976">
                <text:p>19899976</text:p>
              </table:table-cell>
              <table:table-cell office:value-type="float" office:value="6.27748091603054">
                <text:p>6.277480916030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950041">
                <text:p>19950041</text:p>
              </table:table-cell>
              <table:table-cell office:value-type="float" office:value="1.91870229007634">
                <text:p>1.918702290076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999956">
                <text:p>19999956</text:p>
              </table:table-cell>
              <table:table-cell office:value-type="float" office:value="2.43015267175572">
                <text:p>2.430152671755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50969">
                <text:p>20050969</text:p>
              </table:table-cell>
              <table:table-cell office:value-type="float" office:value="2.55229007633588">
                <text:p>2.552290076335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100510">
                <text:p>20100510</text:p>
              </table:table-cell>
              <table:table-cell office:value-type="float" office:value="3.5675572519084">
                <text:p>3.56755725190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151029">
                <text:p>20151029</text:p>
              </table:table-cell>
              <table:table-cell office:value-type="float" office:value="-2.05076335877863">
                <text:p>-2.050763358778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201104">
                <text:p>20201104</text:p>
              </table:table-cell>
              <table:table-cell office:value-type="float" office:value="-4.68435114503817">
                <text:p>-4.684351145038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250752">
                <text:p>20250752</text:p>
              </table:table-cell>
              <table:table-cell office:value-type="float" office:value="-3.27213740458015">
                <text:p>-3.272137404580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301346">
                <text:p>20301346</text:p>
              </table:table-cell>
              <table:table-cell office:value-type="float" office:value="-3.08893129770992">
                <text:p>-3.088931297709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351476">
                <text:p>20351476</text:p>
              </table:table-cell>
              <table:table-cell office:value-type="float" office:value="-2.27977099236641">
                <text:p>-2.279770992366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401499">
                <text:p>20401499</text:p>
              </table:table-cell>
              <table:table-cell office:value-type="float" office:value="-0.401908396946566">
                <text:p>-0.4019083969465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451419">
                <text:p>20451419</text:p>
              </table:table-cell>
              <table:table-cell office:value-type="float" office:value="0.33854961832061">
                <text:p>0.338549618320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501926">
                <text:p>20501926</text:p>
              </table:table-cell>
              <table:table-cell office:value-type="float" office:value="1.73549618320611">
                <text:p>1.735496183206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551873">
                <text:p>20551873</text:p>
              </table:table-cell>
              <table:table-cell office:value-type="float" office:value="1.33091603053435">
                <text:p>1.330916030534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601921">
                <text:p>2060192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652751">
                <text:p>20652751</text:p>
              </table:table-cell>
              <table:table-cell office:value-type="float" office:value="-3.21870229007634">
                <text:p>-3.218702290076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702568">
                <text:p>20702568</text:p>
              </table:table-cell>
              <table:table-cell office:value-type="float" office:value="-3.27213740458015">
                <text:p>-3.272137404580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758459">
                <text:p>20758459</text:p>
              </table:table-cell>
              <table:table-cell office:value-type="float" office:value="2.38435114503817">
                <text:p>2.384351145038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802871">
                <text:p>20802871</text:p>
              </table:table-cell>
              <table:table-cell office:value-type="float" office:value="0.743129770992366">
                <text:p>0.7431297709923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852913">
                <text:p>20852913</text:p>
              </table:table-cell>
              <table:table-cell office:value-type="float" office:value="-1.34083969465649">
                <text:p>-1.340839694656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903201">
                <text:p>20903201</text:p>
              </table:table-cell>
              <table:table-cell office:value-type="float" office:value="1.44541984732824">
                <text:p>1.445419847328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953801">
                <text:p>20953801</text:p>
              </table:table-cell>
              <table:table-cell office:value-type="float" office:value="8.05610687022901">
                <text:p>8.056106870229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003751">
                <text:p>21003751</text:p>
              </table:table-cell>
              <table:table-cell office:value-type="float" office:value="3.39961832061069">
                <text:p>3.399618320610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54517">
                <text:p>21054517</text:p>
              </table:table-cell>
              <table:table-cell office:value-type="float" office:value="0.292748091603053">
                <text:p>0.2927480916030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104062">
                <text:p>21104062</text:p>
              </table:table-cell>
              <table:table-cell office:value-type="float" office:value="0.788931297709923">
                <text:p>0.7889312977099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153810">
                <text:p>21153810</text:p>
              </table:table-cell>
              <table:table-cell office:value-type="float" office:value="0.575190839694656">
                <text:p>0.5751908396946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204579">
                <text:p>21204579</text:p>
              </table:table-cell>
              <table:table-cell office:value-type="float" office:value="2.46832061068702">
                <text:p>2.468320610687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254697">
                <text:p>21254697</text:p>
              </table:table-cell>
              <table:table-cell office:value-type="float" office:value="-1.87519083969466">
                <text:p>-1.875190839694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304626">
                <text:p>21304626</text:p>
              </table:table-cell>
              <table:table-cell office:value-type="float" office:value="-2.06603053435115">
                <text:p>-2.06603053435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